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remier_5f_paragraphe">
      <style:text-properties officeooo:paragraph-rsid="0ab01352"/>
    </style:style>
    <style:style style:name="P3" style:family="paragraph" style:parent-style-name="amh_5f_paragraphe" style:list-style-name="">
      <style:text-properties fo:language="la" fo:country="VA" officeooo:rsid="09f49923" officeooo:paragraph-rsid="09f8c2ca"/>
    </style:style>
    <style:style style:name="P4" style:family="paragraph" style:parent-style-name="amh_5f_paragraphe" style:list-style-name="">
      <style:text-properties fo:language="la" fo:country="VA" officeooo:rsid="09f7a1f4" officeooo:paragraph-rsid="09f8c2ca"/>
    </style:style>
    <style:style style:name="P5" style:family="paragraph" style:parent-style-name="amh_5f_paragraphe" style:list-style-name="">
      <style:text-properties fo:language="la" fo:country="VA" officeooo:rsid="0a088b96" officeooo:paragraph-rsid="0a088b96"/>
    </style:style>
    <style:style style:name="P6" style:family="paragraph" style:parent-style-name="amh_5f_paragraphe" style:list-style-name="">
      <style:text-properties fo:language="la" fo:country="VA" officeooo:rsid="0a1ed88e" officeooo:paragraph-rsid="0a1ed88e"/>
    </style:style>
    <style:style style:name="P7" style:family="paragraph" style:parent-style-name="amh_5f_paragraphe" style:list-style-name="">
      <style:text-properties fo:language="la" fo:country="VA" officeooo:rsid="0a2f5109" officeooo:paragraph-rsid="0a2f5109"/>
    </style:style>
    <style:style style:name="P8" style:family="paragraph" style:parent-style-name="amh_5f_paragraphe" style:list-style-name="">
      <style:text-properties fo:language="la" fo:country="VA" officeooo:rsid="0a5dc6e7" officeooo:paragraph-rsid="0a5dc6e7"/>
    </style:style>
    <style:style style:name="P9" style:family="paragraph" style:parent-style-name="amh_5f_paragraphe" style:list-style-name="">
      <style:text-properties fo:language="la" fo:country="VA" officeooo:rsid="0a6dabf5" officeooo:paragraph-rsid="0a6dabf5"/>
    </style:style>
    <style:style style:name="P10" style:family="paragraph" style:parent-style-name="amh_5f_titre_5f_chapitre">
      <style:paragraph-properties fo:break-before="page"/>
    </style:style>
    <style:style style:name="P11" style:family="paragraph" style:parent-style-name="amh_5f_paragraphe">
      <style:text-properties officeooo:paragraph-rsid="00ec028e"/>
    </style:style>
    <style:style style:name="P12" style:family="paragraph" style:parent-style-name="amh_5f_paragraphe">
      <style:paragraph-properties fo:break-before="page"/>
      <style:text-properties officeooo:paragraph-rsid="00ec028e"/>
    </style:style>
    <style:style style:name="P13" style:family="paragraph" style:parent-style-name="amh_5f_paragraphe">
      <style:text-properties officeooo:paragraph-rsid="00f0a910"/>
    </style:style>
    <style:style style:name="P14" style:family="paragraph" style:parent-style-name="amh_5f_note_5f_apparat">
      <style:text-properties officeooo:rsid="00e3da93" officeooo:paragraph-rsid="00e3da93"/>
    </style:style>
    <style:style style:name="P15" style:family="paragraph" style:parent-style-name="amh_5f_note_5f_apparat">
      <style:text-properties officeooo:rsid="00e67075" officeooo:paragraph-rsid="00e67075"/>
    </style:style>
    <style:style style:name="P16" style:family="paragraph" style:parent-style-name="amh_5f_paragraphe">
      <style:paragraph-properties fo:break-before="page"/>
      <style:text-properties officeooo:paragraph-rsid="00efe803"/>
    </style:style>
    <style:style style:name="P17" style:family="paragraph" style:parent-style-name="amh_5f_note_5f_apparat">
      <style:text-properties officeooo:rsid="0100bc3b" officeooo:paragraph-rsid="0100bc3b"/>
    </style:style>
    <style:style style:name="P18" style:family="paragraph" style:parent-style-name="amh_5f_note_5f_apparat">
      <style:text-properties officeooo:rsid="010224e7" officeooo:paragraph-rsid="010224e7"/>
    </style:style>
    <style:style style:name="P19" style:family="paragraph" style:parent-style-name="amh_5f_note_5f_apparat">
      <style:text-properties officeooo:rsid="0100cf23" officeooo:paragraph-rsid="0100cf23"/>
    </style:style>
    <style:style style:name="P20" style:family="paragraph" style:parent-style-name="amh_5f_note_5f_apparat">
      <style:text-properties officeooo:rsid="0104a65a" officeooo:paragraph-rsid="0104a65a"/>
    </style:style>
    <style:style style:name="P21" style:family="paragraph" style:parent-style-name="amh_5f_note_5f_apparat">
      <style:text-properties officeooo:rsid="0106387d" officeooo:paragraph-rsid="0106387d"/>
    </style:style>
    <style:style style:name="P22" style:family="paragraph" style:parent-style-name="amh_5f_note_5f_apparat">
      <style:text-properties officeooo:rsid="0107cc6f" officeooo:paragraph-rsid="0107cc6f"/>
    </style:style>
    <style:style style:name="P23" style:family="paragraph" style:parent-style-name="amh_5f_note_5f_apparat">
      <style:text-properties officeooo:rsid="0106c19b" officeooo:paragraph-rsid="0106c19b"/>
    </style:style>
    <style:style style:name="P24" style:family="paragraph" style:parent-style-name="amh_5f_note_5f_apparat">
      <style:text-properties officeooo:rsid="010b6463" officeooo:paragraph-rsid="010b6463"/>
    </style:style>
    <style:style style:name="P25" style:family="paragraph" style:parent-style-name="amh_5f_note_5f_apparat">
      <style:text-properties officeooo:rsid="010cf869" officeooo:paragraph-rsid="010cf869"/>
    </style:style>
    <style:style style:name="P26" style:family="paragraph" style:parent-style-name="amh_5f_note_5f_apparat">
      <style:text-properties officeooo:rsid="010ee7f9" officeooo:paragraph-rsid="010ee7f9"/>
    </style:style>
    <style:style style:name="P27" style:family="paragraph" style:parent-style-name="amh_5f_note_5f_apparat">
      <style:text-properties officeooo:rsid="010ef116" officeooo:paragraph-rsid="010ef116"/>
    </style:style>
    <style:style style:name="P28" style:family="paragraph" style:parent-style-name="amh_5f_paragraphe">
      <style:text-properties officeooo:paragraph-rsid="00775b13"/>
    </style:style>
    <style:style style:name="P29" style:family="paragraph" style:parent-style-name="amh_5f_paragraphe">
      <style:text-properties officeooo:paragraph-rsid="007ab62f"/>
    </style:style>
    <style:style style:name="P30" style:family="paragraph" style:parent-style-name="amh_5f_paragraphe">
      <style:text-properties officeooo:paragraph-rsid="00d3ead6"/>
    </style:style>
    <style:style style:name="P31" style:family="paragraph" style:parent-style-name="amh_5f_paragraphe">
      <style:text-properties officeooo:rsid="01334f0c" officeooo:paragraph-rsid="0135780f"/>
    </style:style>
    <style:style style:name="P32" style:family="paragraph" style:parent-style-name="amh_5f_paragraphe">
      <style:text-properties officeooo:rsid="0133e2f5" officeooo:paragraph-rsid="0135780f"/>
    </style:style>
    <style:style style:name="P33" style:family="paragraph" style:parent-style-name="amh_5f_paragraphe">
      <style:text-properties officeooo:rsid="013929fb" officeooo:paragraph-rsid="013929fb"/>
    </style:style>
    <style:style style:name="P34" style:family="paragraph" style:parent-style-name="amh_5f_paragraphe">
      <style:text-properties officeooo:paragraph-rsid="013d91a2"/>
    </style:style>
    <style:style style:name="P35" style:family="paragraph" style:parent-style-name="amh_5f_paragraphe">
      <style:text-properties officeooo:rsid="014ccc58" officeooo:paragraph-rsid="014ccc58"/>
    </style:style>
    <style:style style:name="P36" style:family="paragraph" style:parent-style-name="amh_5f_paragraphe">
      <style:text-properties officeooo:rsid="015ad1aa" officeooo:paragraph-rsid="015ad1aa"/>
    </style:style>
    <style:style style:name="P37" style:family="paragraph" style:parent-style-name="amh_5f_paragraphe">
      <style:paragraph-properties style:writing-mode="lr-tb"/>
      <style:text-properties officeooo:rsid="01627e27" officeooo:paragraph-rsid="01627e27"/>
    </style:style>
    <style:style style:name="P38" style:family="paragraph" style:parent-style-name="amh_5f_paragraphe">
      <style:text-properties officeooo:rsid="01677e3e" officeooo:paragraph-rsid="01677e3e"/>
    </style:style>
    <style:style style:name="P39" style:family="paragraph" style:parent-style-name="amh_5f_paragraphe">
      <style:text-properties officeooo:rsid="017f3d3a" officeooo:paragraph-rsid="017f3d3a"/>
    </style:style>
    <style:style style:name="P40" style:family="paragraph" style:parent-style-name="amh_5f_vers">
      <style:text-properties officeooo:rsid="018b7286" officeooo:paragraph-rsid="018b7286"/>
    </style:style>
    <style:style style:name="P41" style:family="paragraph" style:parent-style-name="amh_5f_paragraphe">
      <style:text-properties officeooo:paragraph-rsid="018b7286"/>
    </style:style>
    <style:style style:name="P42" style:family="paragraph" style:parent-style-name="amh_5f_paragraphe">
      <style:text-properties officeooo:rsid="01a1cfed" officeooo:paragraph-rsid="01a1cfed"/>
    </style:style>
    <style:style style:name="P43" style:family="paragraph" style:parent-style-name="amh_5f_paragraphe">
      <style:text-properties officeooo:rsid="01aa4285" officeooo:paragraph-rsid="01aa4285"/>
    </style:style>
    <style:style style:name="P44" style:family="paragraph" style:parent-style-name="amh_5f_paragraphe">
      <style:text-properties officeooo:rsid="01bb26f9" officeooo:paragraph-rsid="01bb26f9"/>
    </style:style>
    <style:style style:name="P45" style:family="paragraph" style:parent-style-name="amh_5f_paragraphe">
      <style:text-properties officeooo:rsid="01cdeb7c" officeooo:paragraph-rsid="01cdeb7c"/>
    </style:style>
    <style:style style:name="P46" style:family="paragraph" style:parent-style-name="amh_5f_paragraphe">
      <style:text-properties officeooo:rsid="020a7959" officeooo:paragraph-rsid="020a7959"/>
    </style:style>
    <style:style style:name="P47" style:family="paragraph" style:parent-style-name="amh_5f_paragraphe">
      <style:text-properties officeooo:rsid="025408f7" officeooo:paragraph-rsid="026ee66d"/>
    </style:style>
    <style:style style:name="P48" style:family="paragraph" style:parent-style-name="amh_5f_paragraphe">
      <style:text-properties officeooo:rsid="026ee66d" officeooo:paragraph-rsid="026ee66d"/>
    </style:style>
    <style:style style:name="P49" style:family="paragraph" style:parent-style-name="amh_5f_paragraphe">
      <style:text-properties officeooo:rsid="0289a7b1" officeooo:paragraph-rsid="0289a7b1"/>
    </style:style>
    <style:style style:name="P50" style:family="paragraph" style:parent-style-name="amh_5f_paragraphe">
      <style:text-properties officeooo:rsid="029be48f" officeooo:paragraph-rsid="029be48f"/>
    </style:style>
    <style:style style:name="P51" style:family="paragraph" style:parent-style-name="amh_5f_paragraphe">
      <style:text-properties officeooo:rsid="02c36c30" officeooo:paragraph-rsid="02c36c30"/>
    </style:style>
    <style:style style:name="P52" style:family="paragraph" style:parent-style-name="amh_5f_titre_5f_chapitre">
      <style:paragraph-properties fo:break-before="page"/>
      <style:text-properties officeooo:rsid="02f83af8" officeooo:paragraph-rsid="02f83af8"/>
    </style:style>
    <style:style style:name="P53" style:family="paragraph" style:parent-style-name="amh_5f_paragraphe">
      <style:text-properties officeooo:paragraph-rsid="0317be21"/>
    </style:style>
    <style:style style:name="P54" style:family="paragraph" style:parent-style-name="amh_5f_paragraphe">
      <style:text-properties officeooo:paragraph-rsid="033ac41d"/>
    </style:style>
    <style:style style:name="P55" style:family="paragraph" style:parent-style-name="amh_5f_paragraphe">
      <style:text-properties officeooo:rsid="03aff0ff" officeooo:paragraph-rsid="03aff0ff"/>
    </style:style>
    <style:style style:name="P56" style:family="paragraph" style:parent-style-name="amh_5f_paragraphe">
      <style:text-properties officeooo:rsid="03ec98ab" officeooo:paragraph-rsid="03ec98ab"/>
    </style:style>
    <style:style style:name="P57" style:family="paragraph" style:parent-style-name="amh_5f_paragraphe">
      <style:text-properties officeooo:rsid="043006d7" officeooo:paragraph-rsid="043006d7"/>
    </style:style>
    <style:style style:name="P58" style:family="paragraph" style:parent-style-name="amh_5f_paragraphe">
      <style:text-properties officeooo:rsid="047f92ae" officeooo:paragraph-rsid="04c31edc"/>
    </style:style>
    <style:style style:name="P59" style:family="paragraph" style:parent-style-name="amh_5f_paragraphe">
      <style:text-properties officeooo:rsid="04ec3ff5" officeooo:paragraph-rsid="0508f35e"/>
    </style:style>
    <style:style style:name="P60" style:family="paragraph" style:parent-style-name="amh_5f_paragraphe">
      <style:text-properties officeooo:rsid="0508f35e" officeooo:paragraph-rsid="0508f35e"/>
    </style:style>
    <style:style style:name="P61" style:family="paragraph" style:parent-style-name="Comment">
      <style:paragraph-properties fo:margin-top="0.42cm" fo:margin-bottom="0.349cm"/>
    </style:style>
    <style:style style:name="P62" style:family="paragraph" style:parent-style-name="amh_5f_paragraphe">
      <style:text-properties officeooo:rsid="05238460" officeooo:paragraph-rsid="05238460"/>
    </style:style>
    <style:style style:name="P63" style:family="paragraph" style:parent-style-name="amh_5f_paragraphe">
      <style:text-properties officeooo:rsid="0548eb48" officeooo:paragraph-rsid="0548eb48"/>
    </style:style>
    <style:style style:name="P64" style:family="paragraph" style:parent-style-name="amh_5f_paragraphe">
      <style:text-properties officeooo:rsid="0559315f" officeooo:paragraph-rsid="0559315f"/>
    </style:style>
    <style:style style:name="P65" style:family="paragraph" style:parent-style-name="amh_5f_paragraphe">
      <style:text-properties officeooo:rsid="059a60b1" officeooo:paragraph-rsid="059a60b1"/>
    </style:style>
    <style:style style:name="P66" style:family="paragraph" style:parent-style-name="amh_5f_paragraphe">
      <style:text-properties officeooo:rsid="05bed37f" officeooo:paragraph-rsid="05bed37f"/>
    </style:style>
    <style:style style:name="P67" style:family="paragraph" style:parent-style-name="amh_5f_paragraphe">
      <style:text-properties officeooo:rsid="05c3d20a" officeooo:paragraph-rsid="05c3d20a"/>
    </style:style>
    <style:style style:name="P68" style:family="paragraph" style:parent-style-name="amh_5f_paragraphe">
      <style:text-properties officeooo:rsid="05ee267a" officeooo:paragraph-rsid="05ee267a"/>
    </style:style>
    <style:style style:name="P69" style:family="paragraph" style:parent-style-name="amh_5f_paragraphe">
      <style:text-properties officeooo:rsid="05f8498c" officeooo:paragraph-rsid="05f8498c"/>
    </style:style>
    <style:style style:name="P70" style:family="paragraph" style:parent-style-name="amh_5f_paragraphe">
      <style:text-properties officeooo:rsid="065f5339" officeooo:paragraph-rsid="065f5339"/>
    </style:style>
    <style:style style:name="P71" style:family="paragraph" style:parent-style-name="amh_5f_paragraphe">
      <style:text-properties officeooo:rsid="067c02c4" officeooo:paragraph-rsid="067c02c4"/>
    </style:style>
    <style:style style:name="P72" style:family="paragraph" style:parent-style-name="amh_5f_paragraphe">
      <style:text-properties officeooo:rsid="0698015b" officeooo:paragraph-rsid="0698015b"/>
    </style:style>
    <style:style style:name="P73" style:family="paragraph" style:parent-style-name="amh_5f_paragraphe">
      <style:text-properties officeooo:rsid="06b57226" officeooo:paragraph-rsid="06b57226"/>
    </style:style>
    <style:style style:name="P74" style:family="paragraph" style:parent-style-name="amh_5f_paragraphe">
      <style:paragraph-properties style:writing-mode="lr-tb"/>
      <style:text-properties officeooo:paragraph-rsid="06d8bbf4"/>
    </style:style>
    <style:style style:name="P75" style:family="paragraph" style:parent-style-name="amh_5f_paragraphe">
      <style:paragraph-properties style:writing-mode="lr-tb"/>
      <style:text-properties officeooo:paragraph-rsid="06e607b9"/>
    </style:style>
    <style:style style:name="P76" style:family="paragraph" style:parent-style-name="amh_5f_paragraphe">
      <style:paragraph-properties style:writing-mode="lr-tb"/>
      <style:text-properties officeooo:paragraph-rsid="06f5e400"/>
    </style:style>
    <style:style style:name="P77" style:family="paragraph" style:parent-style-name="amh_5f_paragraphe">
      <style:paragraph-properties style:writing-mode="lr-tb"/>
      <style:text-properties officeooo:paragraph-rsid="0706bf43"/>
    </style:style>
    <style:style style:name="P78" style:family="paragraph" style:parent-style-name="amh_5f_paragraphe">
      <style:paragraph-properties fo:break-before="page" style:writing-mode="lr-tb"/>
      <style:text-properties officeooo:paragraph-rsid="072a5418"/>
    </style:style>
    <style:style style:name="P79" style:family="paragraph" style:parent-style-name="amh_5f_paragraphe">
      <style:text-properties officeooo:rsid="075c9372" officeooo:paragraph-rsid="07641032"/>
    </style:style>
    <style:style style:name="P80" style:family="paragraph" style:parent-style-name="amh_5f_paragraphe">
      <style:text-properties officeooo:rsid="07699277" officeooo:paragraph-rsid="0774907c"/>
    </style:style>
    <style:style style:name="P81" style:family="paragraph" style:parent-style-name="amh_5f_paragraphe">
      <style:text-properties officeooo:rsid="0774907c" officeooo:paragraph-rsid="0774907c"/>
    </style:style>
    <style:style style:name="P82" style:family="paragraph" style:parent-style-name="amh_5f_paragraphe">
      <style:text-properties officeooo:rsid="079784ad" officeooo:paragraph-rsid="079784ad"/>
    </style:style>
    <style:style style:name="P83" style:family="paragraph" style:parent-style-name="amh_5f_paragraphe">
      <style:text-properties officeooo:rsid="07a6697a" officeooo:paragraph-rsid="07a6697a"/>
    </style:style>
    <style:style style:name="P84" style:family="paragraph" style:parent-style-name="amh_5f_paragraphe">
      <style:text-properties officeooo:paragraph-rsid="07dc7827"/>
    </style:style>
    <style:style style:name="P85" style:family="paragraph" style:parent-style-name="amh_5f_paragraphe">
      <style:text-properties officeooo:rsid="0823c483" officeooo:paragraph-rsid="0823c483"/>
    </style:style>
    <style:style style:name="P86" style:family="paragraph" style:parent-style-name="amh_5f_paragraphe">
      <style:text-properties officeooo:rsid="087d7a2d" officeooo:paragraph-rsid="087d7a2d"/>
    </style:style>
    <style:style style:name="P87" style:family="paragraph" style:parent-style-name="amh_5f_paragraphe">
      <style:text-properties officeooo:rsid="08a6f501" officeooo:paragraph-rsid="08a6f501"/>
    </style:style>
    <style:style style:name="P88" style:family="paragraph" style:parent-style-name="amh_5f_paragraphe">
      <style:text-properties officeooo:rsid="08b9b8a5" officeooo:paragraph-rsid="08b9b8a5"/>
    </style:style>
    <style:style style:name="P89" style:family="paragraph" style:parent-style-name="amh_5f_paragraphe">
      <style:text-properties officeooo:rsid="08edfb25" officeooo:paragraph-rsid="08edfb25"/>
    </style:style>
    <style:style style:name="P90" style:family="paragraph" style:parent-style-name="amh_5f_paragraphe">
      <style:text-properties officeooo:rsid="08fc742c" officeooo:paragraph-rsid="08fc742c"/>
    </style:style>
    <style:style style:name="P91" style:family="paragraph" style:parent-style-name="amh_5f_paragraphe">
      <style:text-properties officeooo:rsid="09255af2" officeooo:paragraph-rsid="09255af2"/>
    </style:style>
    <style:style style:name="P92" style:family="paragraph" style:parent-style-name="amh_5f_paragraphe">
      <style:text-properties officeooo:rsid="097556da" officeooo:paragraph-rsid="097556da"/>
    </style:style>
    <style:style style:name="P93" style:family="paragraph" style:parent-style-name="amh_5f_paragraphe">
      <style:text-properties officeooo:rsid="09a00c8c" officeooo:paragraph-rsid="09a00c8c"/>
    </style:style>
    <style:style style:name="P94" style:family="paragraph" style:parent-style-name="amh_5f_paragraphe">
      <style:text-properties officeooo:rsid="09b9797d" officeooo:paragraph-rsid="09b9797d"/>
    </style:style>
    <style:style style:name="P95" style:family="paragraph" style:parent-style-name="amh_5f_paragraphe">
      <style:text-properties officeooo:rsid="09dd2860" officeooo:paragraph-rsid="09dd2860"/>
    </style:style>
    <style:style style:name="P96"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a9690e7"/>
    </style:style>
    <style:style style:name="T4" style:family="text">
      <style:text-properties officeooo:rsid="09e61674"/>
    </style:style>
    <style:style style:name="T5" style:family="text">
      <style:text-properties officeooo:rsid="09e764f2"/>
    </style:style>
    <style:style style:name="T6" style:family="text">
      <style:text-properties officeooo:rsid="0afd89c9"/>
    </style:style>
    <style:style style:name="T7" style:family="text">
      <style:text-properties officeooo:rsid="09e7cf9e"/>
    </style:style>
    <style:style style:name="T8" style:family="text">
      <style:text-properties officeooo:rsid="0ab58ce1"/>
    </style:style>
    <style:style style:name="T9" style:family="text">
      <style:text-properties officeooo:rsid="09e96c70"/>
    </style:style>
    <style:style style:name="T10" style:family="text">
      <style:text-properties officeooo:rsid="09ead82f"/>
    </style:style>
    <style:style style:name="T11" style:family="text">
      <style:text-properties officeooo:rsid="09ebe75d"/>
    </style:style>
    <style:style style:name="T12" style:family="text">
      <style:text-properties officeooo:rsid="09ed6ee2"/>
    </style:style>
    <style:style style:name="T13" style:family="text">
      <style:text-properties officeooo:rsid="09ede53a"/>
    </style:style>
    <style:style style:name="T14" style:family="text">
      <style:text-properties officeooo:rsid="09ef113d"/>
    </style:style>
    <style:style style:name="T15" style:family="text">
      <style:text-properties officeooo:rsid="09f051c3"/>
    </style:style>
    <style:style style:name="T16" style:family="text">
      <style:text-properties officeooo:rsid="09f20c26"/>
    </style:style>
    <style:style style:name="T17" style:family="text">
      <style:text-properties officeooo:rsid="0ab77b45"/>
    </style:style>
    <style:style style:name="T18" style:family="text">
      <style:text-properties officeooo:rsid="09f2b675"/>
    </style:style>
    <style:style style:name="T19" style:family="text">
      <style:text-properties officeooo:rsid="09f2d498"/>
    </style:style>
    <style:style style:name="T20" style:family="text">
      <style:text-properties officeooo:rsid="09f387c9"/>
    </style:style>
    <style:style style:name="T21" style:family="text">
      <style:text-properties officeooo:rsid="09f4059f"/>
    </style:style>
    <style:style style:name="T22" style:family="text">
      <style:text-properties officeooo:rsid="09f49923"/>
    </style:style>
    <style:style style:name="T23" style:family="text">
      <style:text-properties officeooo:rsid="0a9b5739"/>
    </style:style>
    <style:style style:name="T24" style:family="text">
      <style:text-properties officeooo:rsid="09f4fa22"/>
    </style:style>
    <style:style style:name="T25" style:family="text">
      <style:text-properties officeooo:rsid="09f68aba"/>
    </style:style>
    <style:style style:name="T26" style:family="text">
      <style:text-properties officeooo:rsid="09f78b25"/>
    </style:style>
    <style:style style:name="T27" style:family="text">
      <style:text-properties officeooo:rsid="09f7a1f4"/>
    </style:style>
    <style:style style:name="T28" style:family="text">
      <style:text-properties officeooo:rsid="09f8c2ca"/>
    </style:style>
    <style:style style:name="T29" style:family="text">
      <style:text-properties officeooo:rsid="09fa4446"/>
    </style:style>
    <style:style style:name="T30" style:family="text">
      <style:text-properties officeooo:rsid="09fae0ab"/>
    </style:style>
    <style:style style:name="T31" style:family="text">
      <style:text-properties officeooo:rsid="09fc3f3a"/>
    </style:style>
    <style:style style:name="T32" style:family="text">
      <style:text-properties officeooo:rsid="09fd3e56"/>
    </style:style>
    <style:style style:name="T33" style:family="text">
      <style:text-properties officeooo:rsid="09fe3123"/>
    </style:style>
    <style:style style:name="T34" style:family="text">
      <style:text-properties officeooo:rsid="09ff7201"/>
    </style:style>
    <style:style style:name="T35" style:family="text">
      <style:text-properties officeooo:rsid="0a9f4426"/>
    </style:style>
    <style:style style:name="T36" style:family="text">
      <style:text-properties officeooo:rsid="0a016c00"/>
    </style:style>
    <style:style style:name="T37" style:family="text">
      <style:text-properties officeooo:rsid="0a01a38f"/>
    </style:style>
    <style:style style:name="T38" style:family="text">
      <style:text-properties officeooo:rsid="0a02efe7"/>
    </style:style>
    <style:style style:name="T39" style:family="text">
      <style:text-properties officeooo:rsid="0a039f76"/>
    </style:style>
    <style:style style:name="T40" style:family="text">
      <style:text-properties officeooo:rsid="0a03e61d"/>
    </style:style>
    <style:style style:name="T41" style:family="text">
      <style:text-properties officeooo:rsid="0aa0a020"/>
    </style:style>
    <style:style style:name="T42" style:family="text">
      <style:text-properties officeooo:rsid="0a05db67"/>
    </style:style>
    <style:style style:name="T43" style:family="text">
      <style:text-properties officeooo:rsid="0a069d53"/>
    </style:style>
    <style:style style:name="T44" style:family="text">
      <style:text-properties officeooo:rsid="0a0717b2"/>
    </style:style>
    <style:style style:name="T45" style:family="text">
      <style:text-properties officeooo:rsid="0a08a0a7"/>
    </style:style>
    <style:style style:name="T46" style:family="text">
      <style:text-properties officeooo:rsid="0a08e9d4"/>
    </style:style>
    <style:style style:name="T47" style:family="text">
      <style:text-properties officeooo:rsid="0a0a765f"/>
    </style:style>
    <style:style style:name="T48" style:family="text">
      <style:text-properties officeooo:rsid="0a0c1fd4"/>
    </style:style>
    <style:style style:name="T49" style:family="text">
      <style:text-properties officeooo:rsid="0a0ccc42"/>
    </style:style>
    <style:style style:name="T50" style:family="text">
      <style:text-properties officeooo:rsid="0a0d30b9"/>
    </style:style>
    <style:style style:name="T51" style:family="text">
      <style:text-properties officeooo:rsid="0a0ec810"/>
    </style:style>
    <style:style style:name="T52" style:family="text">
      <style:text-properties officeooo:rsid="0a1037f2"/>
    </style:style>
    <style:style style:name="T53" style:family="text">
      <style:text-properties officeooo:rsid="0a1171b9"/>
    </style:style>
    <style:style style:name="T54" style:family="text">
      <style:text-properties officeooo:rsid="0a11b8a8"/>
    </style:style>
    <style:style style:name="T55" style:family="text">
      <style:text-properties officeooo:rsid="0a1349e1"/>
    </style:style>
    <style:style style:name="T56" style:family="text">
      <style:text-properties officeooo:rsid="0a13f902"/>
    </style:style>
    <style:style style:name="T57" style:family="text">
      <style:text-properties officeooo:rsid="0a142373"/>
    </style:style>
    <style:style style:name="T58" style:family="text">
      <style:text-properties officeooo:rsid="0a160e68"/>
    </style:style>
    <style:style style:name="T59" style:family="text">
      <style:text-properties officeooo:rsid="0a165901"/>
    </style:style>
    <style:style style:name="T60" style:family="text">
      <style:text-properties officeooo:rsid="0a1742c4"/>
    </style:style>
    <style:style style:name="T61" style:family="text">
      <style:text-properties officeooo:rsid="0a189d0f"/>
    </style:style>
    <style:style style:name="T62" style:family="text">
      <style:text-properties officeooo:rsid="0a1a4aca"/>
    </style:style>
    <style:style style:name="T63" style:family="text">
      <style:text-properties officeooo:rsid="0a1a52ab"/>
    </style:style>
    <style:style style:name="T64" style:family="text">
      <style:text-properties officeooo:rsid="0a1bc64c"/>
    </style:style>
    <style:style style:name="T65" style:family="text">
      <style:text-properties officeooo:rsid="0a1c26d1"/>
    </style:style>
    <style:style style:name="T66" style:family="text">
      <style:text-properties officeooo:rsid="0a1d00ae"/>
    </style:style>
    <style:style style:name="T67" style:family="text">
      <style:text-properties officeooo:rsid="0ab81a88"/>
    </style:style>
    <style:style style:name="T68" style:family="text">
      <style:text-properties officeooo:rsid="0a209d81"/>
    </style:style>
    <style:style style:name="T69" style:family="text">
      <style:text-properties officeooo:rsid="0a20f77b"/>
    </style:style>
    <style:style style:name="T70" style:family="text">
      <style:text-properties officeooo:rsid="0aa0dad7"/>
    </style:style>
    <style:style style:name="T71" style:family="text">
      <style:text-properties officeooo:rsid="0a211112"/>
    </style:style>
    <style:style style:name="T72" style:family="text">
      <style:text-properties officeooo:rsid="0a21a828"/>
    </style:style>
    <style:style style:name="T73" style:family="text">
      <style:text-properties officeooo:rsid="0a21e8e6"/>
    </style:style>
    <style:style style:name="T74" style:family="text">
      <style:text-properties officeooo:rsid="0a22dde4"/>
    </style:style>
    <style:style style:name="T75" style:family="text">
      <style:text-properties officeooo:rsid="0a24747a"/>
    </style:style>
    <style:style style:name="T76" style:family="text">
      <style:text-properties officeooo:rsid="0a24ac25"/>
    </style:style>
    <style:style style:name="T77" style:family="text">
      <style:text-properties officeooo:rsid="0a261083"/>
    </style:style>
    <style:style style:name="T78" style:family="text">
      <style:text-properties officeooo:rsid="0a272a1b"/>
    </style:style>
    <style:style style:name="T79" style:family="text">
      <style:text-properties officeooo:rsid="0aa3ac9e"/>
    </style:style>
    <style:style style:name="T80" style:family="text">
      <style:text-properties officeooo:rsid="0a284e93"/>
    </style:style>
    <style:style style:name="T81" style:family="text">
      <style:text-properties officeooo:rsid="0a2a22b6"/>
    </style:style>
    <style:style style:name="T82" style:family="text">
      <style:text-properties officeooo:rsid="0a2b55e7"/>
    </style:style>
    <style:style style:name="T83" style:family="text">
      <style:text-properties officeooo:rsid="0a2b6a33"/>
    </style:style>
    <style:style style:name="T84" style:family="text">
      <style:text-properties officeooo:rsid="0a2be9d5"/>
    </style:style>
    <style:style style:name="T85" style:family="text">
      <style:text-properties officeooo:rsid="0ab9d7ad"/>
    </style:style>
    <style:style style:name="T86" style:family="text">
      <style:text-properties officeooo:rsid="0a2d7b9b"/>
    </style:style>
    <style:style style:name="T87" style:family="text">
      <style:text-properties officeooo:rsid="0a2e4e43"/>
    </style:style>
    <style:style style:name="T88" style:family="text">
      <style:text-properties officeooo:rsid="0a2e59f0"/>
    </style:style>
    <style:style style:name="T89" style:family="text">
      <style:text-properties officeooo:rsid="0a30538e"/>
    </style:style>
    <style:style style:name="T90" style:family="text">
      <style:text-properties officeooo:rsid="0a309584"/>
    </style:style>
    <style:style style:name="T91" style:family="text">
      <style:text-properties officeooo:rsid="0a315256"/>
    </style:style>
    <style:style style:name="T92" style:family="text">
      <style:text-properties officeooo:rsid="0a323692"/>
    </style:style>
    <style:style style:name="T93" style:family="text">
      <style:text-properties officeooo:rsid="0a32551d"/>
    </style:style>
    <style:style style:name="T94" style:family="text">
      <style:text-properties officeooo:rsid="0a33109d"/>
    </style:style>
    <style:style style:name="T95" style:family="text">
      <style:text-properties officeooo:rsid="0a3363a3"/>
    </style:style>
    <style:style style:name="T96" style:family="text">
      <style:text-properties officeooo:rsid="0a338523"/>
    </style:style>
    <style:style style:name="T97" style:family="text">
      <style:text-properties officeooo:rsid="0a33f4db"/>
    </style:style>
    <style:style style:name="T98" style:family="text">
      <style:text-properties officeooo:rsid="0a345203"/>
    </style:style>
    <style:style style:name="T99" style:family="text">
      <style:text-properties officeooo:rsid="0a346e50"/>
    </style:style>
    <style:style style:name="T100" style:family="text">
      <style:text-properties officeooo:rsid="0a382b5a"/>
    </style:style>
    <style:style style:name="T101" style:family="text">
      <style:text-properties officeooo:rsid="0a365f76"/>
    </style:style>
    <style:style style:name="T102" style:family="text">
      <style:text-properties officeooo:rsid="0a3931ed"/>
    </style:style>
    <style:style style:name="T103" style:family="text">
      <style:text-properties officeooo:rsid="0a3ab2a2"/>
    </style:style>
    <style:style style:name="T104" style:family="text">
      <style:text-properties officeooo:rsid="0a3c1e9d"/>
    </style:style>
    <style:style style:name="T105" style:family="text">
      <style:text-properties officeooo:rsid="0a3e1e56"/>
    </style:style>
    <style:style style:name="T106" style:family="text">
      <style:text-properties officeooo:rsid="0a3ec113"/>
    </style:style>
    <style:style style:name="T107" style:family="text">
      <style:text-properties officeooo:rsid="0a3f3782"/>
    </style:style>
    <style:style style:name="T108" style:family="text">
      <style:text-properties officeooo:rsid="0a4051d9"/>
    </style:style>
    <style:style style:name="T109" style:family="text">
      <style:text-properties officeooo:rsid="0a408bd9"/>
    </style:style>
    <style:style style:name="T110" style:family="text">
      <style:text-properties officeooo:rsid="0a40dfd8"/>
    </style:style>
    <style:style style:name="T111" style:family="text">
      <style:text-properties officeooo:rsid="0a4176a0"/>
    </style:style>
    <style:style style:name="T112" style:family="text">
      <style:text-properties officeooo:rsid="0a41ba09"/>
    </style:style>
    <style:style style:name="T113" style:family="text">
      <style:text-properties officeooo:rsid="0a42fcd9"/>
    </style:style>
    <style:style style:name="T114" style:family="text">
      <style:text-properties officeooo:rsid="0a44b574"/>
    </style:style>
    <style:style style:name="T115" style:family="text">
      <style:text-properties officeooo:rsid="0a4532e8"/>
    </style:style>
    <style:style style:name="T116" style:family="text">
      <style:text-properties officeooo:rsid="0a465cf8"/>
    </style:style>
    <style:style style:name="T117" style:family="text">
      <style:text-properties officeooo:rsid="0a480b39"/>
    </style:style>
    <style:style style:name="T118" style:family="text">
      <style:text-properties officeooo:rsid="0a498f65"/>
    </style:style>
    <style:style style:name="T119" style:family="text">
      <style:text-properties officeooo:rsid="0a49e5b2"/>
    </style:style>
    <style:style style:name="T120" style:family="text">
      <style:text-properties officeooo:rsid="0a4cbb43"/>
    </style:style>
    <style:style style:name="T121" style:family="text">
      <style:text-properties officeooo:rsid="0a4ced49"/>
    </style:style>
    <style:style style:name="T122" style:family="text">
      <style:text-properties officeooo:rsid="0a4ea535"/>
    </style:style>
    <style:style style:name="T123" style:family="text">
      <style:text-properties officeooo:rsid="0a4f5fb7"/>
    </style:style>
    <style:style style:name="T124" style:family="text">
      <style:text-properties officeooo:rsid="0a4f8d25"/>
    </style:style>
    <style:style style:name="T125" style:family="text">
      <style:text-properties officeooo:rsid="0a50ea56"/>
    </style:style>
    <style:style style:name="T126" style:family="text">
      <style:text-properties officeooo:rsid="0a532301"/>
    </style:style>
    <style:style style:name="T127" style:family="text">
      <style:text-properties officeooo:rsid="0a519a57"/>
    </style:style>
    <style:style style:name="T128" style:family="text">
      <style:text-properties officeooo:rsid="0a5219a3"/>
    </style:style>
    <style:style style:name="T129" style:family="text">
      <style:text-properties officeooo:rsid="0aa90c1f"/>
    </style:style>
    <style:style style:name="T130" style:family="text">
      <style:text-properties officeooo:rsid="0a54b520"/>
    </style:style>
    <style:style style:name="T131" style:family="text">
      <style:text-properties officeooo:rsid="0a553a25"/>
    </style:style>
    <style:style style:name="T132" style:family="text">
      <style:text-properties officeooo:rsid="0aaa4822"/>
    </style:style>
    <style:style style:name="T133" style:family="text">
      <style:text-properties officeooo:rsid="0a56b650"/>
    </style:style>
    <style:style style:name="T134" style:family="text">
      <style:text-properties officeooo:rsid="0a56ce28"/>
    </style:style>
    <style:style style:name="T135" style:family="text">
      <style:text-properties officeooo:rsid="0a577ffa"/>
    </style:style>
    <style:style style:name="T136" style:family="text">
      <style:text-properties officeooo:rsid="0a58327f"/>
    </style:style>
    <style:style style:name="T137" style:family="text">
      <style:text-properties officeooo:rsid="0a597498"/>
    </style:style>
    <style:style style:name="T138" style:family="text">
      <style:text-properties officeooo:rsid="0abedf77"/>
    </style:style>
    <style:style style:name="T139" style:family="text">
      <style:text-properties officeooo:rsid="0a5a9b26"/>
    </style:style>
    <style:style style:name="T140" style:family="text">
      <style:text-properties officeooo:rsid="0a5af951"/>
    </style:style>
    <style:style style:name="T141" style:family="text">
      <style:text-properties officeooo:rsid="0a810ed0"/>
    </style:style>
    <style:style style:name="T142" style:family="text">
      <style:text-properties officeooo:rsid="0a5fc697"/>
    </style:style>
    <style:style style:name="T143" style:family="text">
      <style:text-properties officeooo:rsid="0a60f55c"/>
    </style:style>
    <style:style style:name="T144" style:family="text">
      <style:text-properties officeooo:rsid="0a614b1e"/>
    </style:style>
    <style:style style:name="T145" style:family="text">
      <style:text-properties officeooo:rsid="0a623c6a"/>
    </style:style>
    <style:style style:name="T146" style:family="text">
      <style:text-properties officeooo:rsid="0a641bc6"/>
    </style:style>
    <style:style style:name="T147" style:family="text">
      <style:text-properties officeooo:rsid="0a65494a"/>
    </style:style>
    <style:style style:name="T148" style:family="text">
      <style:text-properties officeooo:rsid="0a66b661"/>
    </style:style>
    <style:style style:name="T149" style:family="text">
      <style:text-properties officeooo:rsid="0a66db89"/>
    </style:style>
    <style:style style:name="T150" style:family="text">
      <style:text-properties officeooo:rsid="0a6703af"/>
    </style:style>
    <style:style style:name="T151" style:family="text">
      <style:text-properties officeooo:rsid="0a67d25e"/>
    </style:style>
    <style:style style:name="T152" style:family="text">
      <style:text-properties officeooo:rsid="0a6856b3"/>
    </style:style>
    <style:style style:name="T153" style:family="text">
      <style:text-properties officeooo:rsid="0aad297d"/>
    </style:style>
    <style:style style:name="T154" style:family="text">
      <style:text-properties officeooo:rsid="0a6a0e5b"/>
    </style:style>
    <style:style style:name="T155" style:family="text">
      <style:text-properties officeooo:rsid="0a6b2b4b"/>
    </style:style>
    <style:style style:name="T156" style:family="text">
      <style:text-properties officeooo:rsid="0a6bf447"/>
    </style:style>
    <style:style style:name="T157" style:family="text">
      <style:text-properties officeooo:rsid="0a6bfb4f"/>
    </style:style>
    <style:style style:name="T158" style:family="text">
      <style:text-properties officeooo:rsid="0a6ea845"/>
    </style:style>
    <style:style style:name="T159" style:family="text">
      <style:text-properties officeooo:rsid="0a7076ed"/>
    </style:style>
    <style:style style:name="T160" style:family="text">
      <style:text-properties officeooo:rsid="0a71e52e"/>
    </style:style>
    <style:style style:name="T161" style:family="text">
      <style:text-properties officeooo:rsid="0a72b853"/>
    </style:style>
    <style:style style:name="T162" style:family="text">
      <style:text-properties officeooo:rsid="0a72dc85"/>
    </style:style>
    <style:style style:name="T163" style:family="text">
      <style:text-properties officeooo:rsid="0a74168e"/>
    </style:style>
    <style:style style:name="T164" style:family="text">
      <style:text-properties officeooo:rsid="0a752be3"/>
    </style:style>
    <style:style style:name="T165" style:family="text">
      <style:text-properties officeooo:rsid="0a76c3cf"/>
    </style:style>
    <style:style style:name="T166" style:family="text">
      <style:text-properties officeooo:rsid="0a774c34"/>
    </style:style>
    <style:style style:name="T167" style:family="text">
      <style:text-properties officeooo:rsid="0a78aa95"/>
    </style:style>
    <style:style style:name="T168" style:family="text">
      <style:text-properties officeooo:rsid="0a79bf0f"/>
    </style:style>
    <style:style style:name="T169" style:family="text">
      <style:text-properties officeooo:rsid="0a79ccf3"/>
    </style:style>
    <style:style style:name="T170" style:family="text">
      <style:text-properties officeooo:rsid="0a7ba97a"/>
    </style:style>
    <style:style style:name="T171" style:family="text">
      <style:text-properties officeooo:rsid="0a7d7607"/>
    </style:style>
    <style:style style:name="T172" style:family="text">
      <style:text-properties officeooo:rsid="0a7f14e4"/>
    </style:style>
    <style:style style:name="T173" style:family="text">
      <style:text-properties fo:language="la" fo:country="VA"/>
    </style:style>
    <style:style style:name="T174" style:family="text">
      <style:text-properties fo:language="la" fo:country="VA" officeooo:rsid="0091e4c5"/>
    </style:style>
    <style:style style:name="T175" style:family="text">
      <style:text-properties fo:language="la" fo:country="VA" officeooo:rsid="008700f4"/>
    </style:style>
    <style:style style:name="T176" style:family="text">
      <style:text-properties fo:language="la" fo:country="VA" officeooo:rsid="00440430"/>
    </style:style>
    <style:style style:name="T177" style:family="text">
      <style:text-properties fo:language="la" fo:country="VA" officeooo:rsid="00a03c76"/>
    </style:style>
    <style:style style:name="T178" style:family="text">
      <style:text-properties fo:language="la" fo:country="VA" officeooo:rsid="00861174"/>
    </style:style>
    <style:style style:name="T179" style:family="text">
      <style:text-properties officeooo:rsid="00e9c45c"/>
    </style:style>
    <style:style style:name="T180" style:family="text">
      <style:text-properties officeooo:rsid="00fb2e80"/>
    </style:style>
    <style:style style:name="T181" style:family="text">
      <style:text-properties officeooo:rsid="0b4c3e68"/>
    </style:style>
    <style:style style:name="T182" style:family="text">
      <style:text-properties officeooo:rsid="0b49e6a5"/>
    </style:style>
    <style:style style:name="T183" style:family="text">
      <style:text-properties fo:language="la" fo:country="VA" officeooo:rsid="008b3b4f"/>
    </style:style>
    <style:style style:name="T184" style:family="text">
      <style:text-properties officeooo:rsid="008edb59"/>
    </style:style>
    <style:style style:name="T185" style:family="text">
      <style:text-properties fo:language="la" fo:country="VA" officeooo:rsid="008f2878"/>
    </style:style>
    <style:style style:name="T186" style:family="text">
      <style:text-properties officeooo:rsid="008f6ca9"/>
    </style:style>
    <style:style style:name="T187" style:family="text">
      <style:text-properties fo:language="la" fo:country="VA" officeooo:rsid="0092e4f1"/>
    </style:style>
    <style:style style:name="T188" style:family="text">
      <style:text-properties officeooo:rsid="0094bdd9"/>
    </style:style>
    <style:style style:name="T189" style:family="text">
      <style:text-properties officeooo:rsid="009b28d0"/>
    </style:style>
    <style:style style:name="T190" style:family="text">
      <style:text-properties officeooo:rsid="009ce7d9"/>
    </style:style>
    <style:style style:name="T191" style:family="text">
      <style:text-properties fo:language="la" fo:country="VA" officeooo:rsid="009e4f01"/>
    </style:style>
    <style:style style:name="T192" style:family="text">
      <style:text-properties fo:language="la" fo:country="VA" officeooo:rsid="009ea396"/>
    </style:style>
    <style:style style:name="T193" style:family="text">
      <style:text-properties fo:language="la" fo:country="VA" officeooo:rsid="00a06865"/>
    </style:style>
    <style:style style:name="T194" style:family="text">
      <style:text-properties officeooo:rsid="00a2daa2"/>
    </style:style>
    <style:style style:name="T195" style:family="text">
      <style:text-properties fo:language="la" fo:country="VA" officeooo:rsid="0014f864"/>
    </style:style>
    <style:style style:name="T196" style:family="text">
      <style:text-properties fo:language="la" fo:country="VA" officeooo:rsid="00a1f816"/>
    </style:style>
    <style:style style:name="T197" style:family="text">
      <style:text-properties officeooo:rsid="00a4a3aa"/>
    </style:style>
    <style:style style:name="T198" style:family="text">
      <style:text-properties officeooo:rsid="00a813f0"/>
    </style:style>
    <style:style style:name="T199" style:family="text">
      <style:text-properties fo:language="la" fo:country="VA" officeooo:rsid="001d64fb"/>
    </style:style>
    <style:style style:name="T200" style:family="text">
      <style:text-properties fo:language="la" fo:country="VA" officeooo:rsid="00ad0ed3"/>
    </style:style>
    <style:style style:name="T201" style:family="text">
      <style:text-properties officeooo:rsid="00dc9a2b"/>
    </style:style>
    <style:style style:name="T202" style:family="text">
      <style:text-properties officeooo:rsid="00b46ec9"/>
    </style:style>
    <style:style style:name="T203" style:family="text">
      <style:text-properties officeooo:rsid="00b24bb0"/>
    </style:style>
    <style:style style:name="T204" style:family="text">
      <style:text-properties officeooo:rsid="00b38b8b"/>
    </style:style>
    <style:style style:name="T205" style:family="text">
      <style:text-properties fo:language="la" fo:country="VA" officeooo:rsid="00201a0d"/>
    </style:style>
    <style:style style:name="T206" style:family="text">
      <style:text-properties officeooo:rsid="00b9694a"/>
    </style:style>
    <style:style style:name="T207" style:family="text">
      <style:text-properties officeooo:rsid="00dd01f8"/>
    </style:style>
    <style:style style:name="T208" style:family="text">
      <style:text-properties fo:language="la" fo:country="VA" officeooo:rsid="0021cc3e"/>
    </style:style>
    <style:style style:name="T209" style:family="text">
      <style:text-properties fo:language="la" fo:country="VA" officeooo:rsid="00b93663"/>
    </style:style>
    <style:style style:name="T210" style:family="text">
      <style:text-properties officeooo:rsid="00e4e1ca"/>
    </style:style>
    <style:style style:name="T211" style:family="text">
      <style:text-properties officeooo:rsid="00e85a48"/>
    </style:style>
    <style:style style:name="T212" style:family="text">
      <style:text-properties officeooo:rsid="00f32cbe"/>
    </style:style>
    <style:style style:name="T213" style:family="text">
      <style:text-properties fo:language="la" fo:country="VA" officeooo:rsid="0026800a"/>
    </style:style>
    <style:style style:name="T214" style:family="text">
      <style:text-properties officeooo:rsid="0100bc3b"/>
    </style:style>
    <style:style style:name="T215" style:family="text">
      <style:text-properties fo:language="la" fo:country="VA" officeooo:rsid="00ce5992"/>
    </style:style>
    <style:style style:name="T216" style:family="text">
      <style:text-properties fo:language="la" fo:country="VA" officeooo:rsid="00237910"/>
    </style:style>
    <style:style style:name="T217" style:family="text">
      <style:text-properties officeooo:rsid="01033b0c"/>
    </style:style>
    <style:style style:name="T218" style:family="text">
      <style:text-properties fo:language="la" fo:country="VA" officeooo:rsid="00bb4290"/>
    </style:style>
    <style:style style:name="T219" style:family="text">
      <style:text-properties officeooo:rsid="010224e7"/>
    </style:style>
    <style:style style:name="T220" style:family="text">
      <style:text-properties fo:language="la" fo:country="VA" officeooo:rsid="00249aad"/>
    </style:style>
    <style:style style:name="T221" style:family="text">
      <style:text-properties officeooo:rsid="0107cc6f"/>
    </style:style>
    <style:style style:name="T222" style:family="text">
      <style:text-properties officeooo:rsid="00ce5992"/>
    </style:style>
    <style:style style:name="T223" style:family="text">
      <style:text-properties fo:language="la" fo:country="VA" officeooo:rsid="0027024a"/>
    </style:style>
    <style:style style:name="T224" style:family="text">
      <style:text-properties fo:language="la" fo:country="VA" officeooo:rsid="002800b1"/>
    </style:style>
    <style:style style:name="T225" style:family="text">
      <style:text-properties fo:language="la" fo:country="VA" officeooo:rsid="00bbf49f"/>
    </style:style>
    <style:style style:name="T226" style:family="text">
      <style:text-properties fo:language="la" fo:country="VA" officeooo:rsid="002b86f9"/>
    </style:style>
    <style:style style:name="T227" style:family="text">
      <style:text-properties officeooo:rsid="00a03c76"/>
    </style:style>
    <style:style style:name="T228" style:family="text">
      <style:text-properties officeooo:rsid="002da164"/>
    </style:style>
    <style:style style:name="T229" style:family="text">
      <style:text-properties officeooo:rsid="00bdca9c"/>
    </style:style>
    <style:style style:name="T230" style:family="text">
      <style:text-properties officeooo:rsid="002e3a4e"/>
    </style:style>
    <style:style style:name="T231" style:family="text">
      <style:text-properties officeooo:rsid="004315f9"/>
    </style:style>
    <style:style style:name="T232" style:family="text">
      <style:text-properties officeooo:rsid="0030dbbe"/>
    </style:style>
    <style:style style:name="T233" style:family="text">
      <style:text-properties officeooo:rsid="00195653"/>
    </style:style>
    <style:style style:name="T234" style:family="text">
      <style:text-properties officeooo:rsid="00be44d5"/>
    </style:style>
    <style:style style:name="T235" style:family="text">
      <style:text-properties fo:language="la" fo:country="VA" officeooo:rsid="0041c507"/>
    </style:style>
    <style:style style:name="T236" style:family="text">
      <style:text-properties fo:language="la" fo:country="VA" officeooo:rsid="002e3a4e"/>
    </style:style>
    <style:style style:name="T237" style:family="text">
      <style:text-properties fo:language="la" fo:country="VA" officeooo:rsid="00be44d5"/>
    </style:style>
    <style:style style:name="T238" style:family="text">
      <style:text-properties fo:language="la" fo:country="VA" officeooo:rsid="0032caff"/>
    </style:style>
    <style:style style:name="T239" style:family="text">
      <style:text-properties fo:language="la" fo:country="VA" officeooo:rsid="00326169"/>
    </style:style>
    <style:style style:name="T240" style:family="text">
      <style:text-properties fo:language="la" fo:country="VA" officeooo:rsid="002ea1c5"/>
    </style:style>
    <style:style style:name="T241" style:family="text">
      <style:text-properties fo:language="la" fo:country="VA" officeooo:rsid="004315f9"/>
    </style:style>
    <style:style style:name="T242" style:family="text">
      <style:text-properties fo:language="la" fo:country="VA" officeooo:rsid="0047577a"/>
    </style:style>
    <style:style style:name="T243" style:family="text">
      <style:text-properties officeooo:rsid="002ea1c5"/>
    </style:style>
    <style:style style:name="T244" style:family="text">
      <style:text-properties officeooo:rsid="002fce53" fo:background-color="transparent" loext:char-shading-value="0"/>
    </style:style>
    <style:style style:name="T245" style:family="text">
      <style:text-properties officeooo:rsid="002ea1c5" fo:background-color="transparent" loext:char-shading-value="0"/>
    </style:style>
    <style:style style:name="T246" style:family="text">
      <style:text-properties officeooo:rsid="0acbde77"/>
    </style:style>
    <style:style style:name="T247" style:family="text">
      <style:text-properties officeooo:rsid="002fce53"/>
    </style:style>
    <style:style style:name="T248" style:family="text">
      <style:text-properties officeooo:rsid="0048ce3e"/>
    </style:style>
    <style:style style:name="T249" style:family="text">
      <style:text-properties officeooo:rsid="003029a7"/>
    </style:style>
    <style:style style:name="T250" style:family="text">
      <style:text-properties officeooo:rsid="00349b72"/>
    </style:style>
    <style:style style:name="T251" style:family="text">
      <style:text-properties officeooo:rsid="0077cd10"/>
    </style:style>
    <style:style style:name="T252" style:family="text">
      <style:text-properties officeooo:rsid="00349b72" fo:background-color="transparent" loext:char-shading-value="0"/>
    </style:style>
    <style:style style:name="T253" style:family="text">
      <style:text-properties officeooo:rsid="00bee7ed"/>
    </style:style>
    <style:style style:name="T254" style:family="text">
      <style:text-properties officeooo:rsid="00351951"/>
    </style:style>
    <style:style style:name="T255" style:family="text">
      <style:text-properties officeooo:rsid="004952f0"/>
    </style:style>
    <style:style style:name="T256" style:family="text">
      <style:text-properties officeooo:rsid="00c09957"/>
    </style:style>
    <style:style style:name="T257" style:family="text">
      <style:text-properties officeooo:rsid="00368191"/>
    </style:style>
    <style:style style:name="T258" style:family="text">
      <style:text-properties officeooo:rsid="00368191" fo:background-color="transparent" loext:char-shading-value="0"/>
    </style:style>
    <style:style style:name="T259" style:family="text">
      <style:text-properties officeooo:rsid="00387780"/>
    </style:style>
    <style:style style:name="T260" style:family="text">
      <style:text-properties officeooo:rsid="003a3c72"/>
    </style:style>
    <style:style style:name="T261" style:family="text">
      <style:text-properties officeooo:rsid="003d1cf9"/>
    </style:style>
    <style:style style:name="T262" style:family="text">
      <style:text-properties officeooo:rsid="003b45ae"/>
    </style:style>
    <style:style style:name="T263" style:family="text">
      <style:text-properties officeooo:rsid="0041c507"/>
    </style:style>
    <style:style style:name="T264" style:family="text">
      <style:text-properties officeooo:rsid="003e37ef"/>
    </style:style>
    <style:style style:name="T265" style:family="text">
      <style:text-properties officeooo:rsid="004014fc"/>
    </style:style>
    <style:style style:name="T266" style:family="text">
      <style:text-properties officeooo:rsid="003e37ef" fo:background-color="transparent" loext:char-shading-value="0"/>
    </style:style>
    <style:style style:name="T267" style:family="text">
      <style:text-properties officeooo:rsid="004232a1" fo:background-color="transparent" loext:char-shading-value="0"/>
    </style:style>
    <style:style style:name="T268" style:family="text">
      <style:text-properties officeooo:rsid="003e41c6" fo:background-color="transparent" loext:char-shading-value="0"/>
    </style:style>
    <style:style style:name="T269" style:family="text">
      <style:text-properties officeooo:rsid="003e41c6"/>
    </style:style>
    <style:style style:name="T270" style:family="text">
      <style:text-properties officeooo:rsid="004cb516"/>
    </style:style>
    <style:style style:name="T271" style:family="text">
      <style:text-properties officeooo:rsid="004ac952"/>
    </style:style>
    <style:style style:name="T272" style:family="text">
      <style:text-properties officeooo:rsid="00cffb0c"/>
    </style:style>
    <style:style style:name="T273" style:family="text">
      <style:text-properties officeooo:rsid="004e1ce5"/>
    </style:style>
    <style:style style:name="T274" style:family="text">
      <style:text-properties officeooo:rsid="004ac952" fo:background-color="transparent" loext:char-shading-value="0"/>
    </style:style>
    <style:style style:name="T275" style:family="text">
      <style:text-properties officeooo:rsid="004e8dde"/>
    </style:style>
    <style:style style:name="T276" style:family="text">
      <style:text-properties officeooo:rsid="00c238de"/>
    </style:style>
    <style:style style:name="T277" style:family="text">
      <style:text-properties officeooo:rsid="00775b13"/>
    </style:style>
    <style:style style:name="T278" style:family="text">
      <style:text-properties officeooo:rsid="005068c4"/>
    </style:style>
    <style:style style:name="T279" style:family="text">
      <style:text-properties officeooo:rsid="0051fa9f"/>
    </style:style>
    <style:style style:name="T280" style:family="text">
      <style:text-properties officeooo:rsid="0052791c"/>
    </style:style>
    <style:style style:name="T281" style:family="text">
      <style:text-properties officeooo:rsid="0057f515"/>
    </style:style>
    <style:style style:name="T282" style:family="text">
      <style:text-properties officeooo:rsid="00d0914e"/>
    </style:style>
    <style:style style:name="T283" style:family="text">
      <style:text-properties officeooo:rsid="0ac0b32a"/>
    </style:style>
    <style:style style:name="T284" style:family="text">
      <style:text-properties officeooo:rsid="0055744a"/>
    </style:style>
    <style:style style:name="T285" style:family="text">
      <style:text-properties officeooo:rsid="0ac1d991"/>
    </style:style>
    <style:style style:name="T286" style:family="text">
      <style:text-properties officeooo:rsid="005633de"/>
    </style:style>
    <style:style style:name="T287" style:family="text">
      <style:text-properties officeooo:rsid="005a40e2"/>
    </style:style>
    <style:style style:name="T288" style:family="text">
      <style:text-properties officeooo:rsid="005a84d1"/>
    </style:style>
    <style:style style:name="T289" style:family="text">
      <style:text-properties officeooo:rsid="005b028c"/>
    </style:style>
    <style:style style:name="T290" style:family="text">
      <style:text-properties officeooo:rsid="00d3ead6"/>
    </style:style>
    <style:style style:name="T291" style:family="text">
      <style:text-properties officeooo:rsid="005b20a1"/>
    </style:style>
    <style:style style:name="T292" style:family="text">
      <style:text-properties officeooo:rsid="0ac5f452"/>
    </style:style>
    <style:style style:name="T293" style:family="text">
      <style:text-properties officeooo:rsid="0acff3c3"/>
    </style:style>
    <style:style style:name="T294" style:family="text">
      <style:text-properties officeooo:rsid="005c9643"/>
    </style:style>
    <style:style style:name="T295" style:family="text">
      <style:text-properties officeooo:rsid="0aed4f24"/>
    </style:style>
    <style:style style:name="T296" style:family="text">
      <style:text-properties officeooo:rsid="0ace424e"/>
    </style:style>
    <style:style style:name="T297" style:family="text">
      <style:text-properties officeooo:rsid="0060278a"/>
    </style:style>
    <style:style style:name="T298" style:family="text">
      <style:text-properties officeooo:rsid="0aed557b"/>
    </style:style>
    <style:style style:name="T299" style:family="text">
      <style:text-properties officeooo:rsid="00610d43"/>
    </style:style>
    <style:style style:name="T300" style:family="text">
      <style:text-properties officeooo:rsid="0061f432"/>
    </style:style>
    <style:style style:name="T301" style:family="text">
      <style:text-properties officeooo:rsid="00cf9cca"/>
    </style:style>
    <style:style style:name="T302" style:family="text">
      <style:text-properties officeooo:rsid="0aeec373"/>
    </style:style>
    <style:style style:name="T303" style:family="text">
      <style:text-properties officeooo:rsid="0af09c3f"/>
    </style:style>
    <style:style style:name="T304" style:family="text">
      <style:text-properties officeooo:rsid="0063066e"/>
    </style:style>
    <style:style style:name="T305" style:family="text">
      <style:text-properties officeooo:rsid="007d35bd"/>
    </style:style>
    <style:style style:name="T306" style:family="text">
      <style:text-properties officeooo:rsid="00d93bee"/>
    </style:style>
    <style:style style:name="T307" style:family="text">
      <style:text-properties officeooo:rsid="0ac86b31"/>
    </style:style>
    <style:style style:name="T308" style:family="text">
      <style:text-properties officeooo:rsid="0af38a99"/>
    </style:style>
    <style:style style:name="T309" style:family="text">
      <style:text-properties officeooo:rsid="0065b7bd"/>
    </style:style>
    <style:style style:name="T310" style:family="text">
      <style:text-properties officeooo:rsid="0af45e37"/>
    </style:style>
    <style:style style:name="T311" style:family="text">
      <style:text-properties officeooo:rsid="0066b08a"/>
    </style:style>
    <style:style style:name="T312" style:family="text">
      <style:text-properties officeooo:rsid="0af7eb01"/>
    </style:style>
    <style:style style:name="T313" style:family="text">
      <style:text-properties officeooo:rsid="0af84c5e"/>
    </style:style>
    <style:style style:name="T314" style:family="text">
      <style:text-properties officeooo:rsid="007d9841"/>
    </style:style>
    <style:style style:name="T315" style:family="text">
      <style:text-properties officeooo:rsid="00d85ee0"/>
    </style:style>
    <style:style style:name="T316" style:family="text">
      <style:text-properties officeooo:rsid="0afb2d3e"/>
    </style:style>
    <style:style style:name="T317" style:family="text">
      <style:text-properties officeooo:rsid="012a2dfc"/>
    </style:style>
    <style:style style:name="T318" style:family="text">
      <style:text-properties officeooo:rsid="0b041fc7"/>
    </style:style>
    <style:style style:name="T319" style:family="text">
      <style:text-properties officeooo:rsid="0ad25d1b"/>
    </style:style>
    <style:style style:name="T320" style:family="text">
      <style:text-properties officeooo:rsid="006f8bec"/>
    </style:style>
    <style:style style:name="T321" style:family="text">
      <style:text-properties officeooo:rsid="0b0804af"/>
    </style:style>
    <style:style style:name="T322" style:family="text">
      <style:text-properties officeooo:rsid="0b0bbd28"/>
    </style:style>
    <style:style style:name="T323" style:family="text">
      <style:text-properties officeooo:rsid="0070d1b0"/>
    </style:style>
    <style:style style:name="T324" style:family="text">
      <style:text-properties officeooo:rsid="0b0cee7e"/>
    </style:style>
    <style:style style:name="T325" style:family="text">
      <style:text-properties fo:language="en" fo:country="US" officeooo:rsid="0070d1b0"/>
    </style:style>
    <style:style style:name="T326" style:family="text">
      <style:text-properties officeooo:rsid="0b0dca3a"/>
    </style:style>
    <style:style style:name="T327" style:family="text">
      <style:text-properties officeooo:rsid="0b100e9e"/>
    </style:style>
    <style:style style:name="T328" style:family="text">
      <style:text-properties officeooo:rsid="0b127998"/>
    </style:style>
    <style:style style:name="T329" style:family="text">
      <style:text-properties officeooo:rsid="0072a872"/>
    </style:style>
    <style:style style:name="T330" style:family="text">
      <style:text-properties officeooo:rsid="00738408"/>
    </style:style>
    <style:style style:name="T331" style:family="text">
      <style:text-properties officeooo:rsid="01249886"/>
    </style:style>
    <style:style style:name="T332" style:family="text">
      <style:text-properties officeooo:rsid="0ad1ec4f"/>
    </style:style>
    <style:style style:name="T333" style:family="text">
      <style:text-properties officeooo:rsid="01258ed1"/>
    </style:style>
    <style:style style:name="T334" style:family="text">
      <style:text-properties officeooo:rsid="01250786"/>
    </style:style>
    <style:style style:name="T335" style:family="text">
      <style:text-properties officeooo:rsid="0128bbae"/>
    </style:style>
    <style:style style:name="T336" style:family="text">
      <style:text-properties officeooo:rsid="0b1739cb"/>
    </style:style>
    <style:style style:name="T337" style:family="text">
      <style:text-properties officeooo:rsid="012967a2"/>
    </style:style>
    <style:style style:name="T338" style:family="text">
      <style:text-properties officeooo:rsid="0afcf43f"/>
    </style:style>
    <style:style style:name="T339" style:family="text">
      <style:text-properties officeooo:rsid="0129b931"/>
    </style:style>
    <style:style style:name="T340" style:family="text">
      <style:text-properties officeooo:rsid="0b1a5d30"/>
    </style:style>
    <style:style style:name="T341" style:family="text">
      <style:text-properties officeooo:rsid="012b9fb7"/>
    </style:style>
    <style:style style:name="T342" style:family="text">
      <style:text-properties officeooo:rsid="012c4725"/>
    </style:style>
    <style:style style:name="T343" style:family="text">
      <style:text-properties officeooo:rsid="0b1b7304"/>
    </style:style>
    <style:style style:name="T344" style:family="text">
      <style:text-properties officeooo:rsid="012de291"/>
    </style:style>
    <style:style style:name="T345" style:family="text">
      <style:text-properties officeooo:rsid="012eed9b"/>
    </style:style>
    <style:style style:name="T346" style:family="text">
      <style:text-properties officeooo:rsid="01302619"/>
    </style:style>
    <style:style style:name="T347" style:family="text">
      <style:text-properties officeooo:rsid="01334f0c"/>
    </style:style>
    <style:style style:name="T348" style:family="text">
      <style:text-properties officeooo:rsid="0b1be322"/>
    </style:style>
    <style:style style:name="T349" style:family="text">
      <style:text-properties officeooo:rsid="0b1d98dd"/>
    </style:style>
    <style:style style:name="T350" style:family="text">
      <style:text-properties officeooo:rsid="0b1e8083"/>
    </style:style>
    <style:style style:name="T351" style:family="text">
      <style:text-properties officeooo:rsid="0ac298c8"/>
    </style:style>
    <style:style style:name="T352" style:family="text">
      <style:text-properties officeooo:rsid="0133a33a"/>
    </style:style>
    <style:style style:name="T353" style:family="text">
      <style:text-properties officeooo:rsid="0133e2f5"/>
    </style:style>
    <style:style style:name="T354" style:family="text">
      <style:text-properties officeooo:rsid="0b252782"/>
    </style:style>
    <style:style style:name="T355" style:family="text">
      <style:text-properties officeooo:rsid="0b262005"/>
    </style:style>
    <style:style style:name="T356" style:family="text">
      <style:text-properties officeooo:rsid="0135780f"/>
    </style:style>
    <style:style style:name="T357" style:family="text">
      <style:text-properties officeooo:rsid="01376b6d"/>
    </style:style>
    <style:style style:name="T358" style:family="text">
      <style:text-properties officeooo:rsid="013929fb"/>
    </style:style>
    <style:style style:name="T359" style:family="text">
      <style:text-properties officeooo:rsid="013983e2"/>
    </style:style>
    <style:style style:name="T360" style:family="text">
      <style:text-properties officeooo:rsid="013a563a"/>
    </style:style>
    <style:style style:name="T361" style:family="text">
      <style:text-properties officeooo:rsid="013aaf20"/>
    </style:style>
    <style:style style:name="T362" style:family="text">
      <style:text-properties officeooo:rsid="013afb5c"/>
    </style:style>
    <style:style style:name="T363" style:family="text">
      <style:text-properties officeooo:rsid="013aff0e"/>
    </style:style>
    <style:style style:name="T364" style:family="text">
      <style:text-properties officeooo:rsid="013d91a2"/>
    </style:style>
    <style:style style:name="T365" style:family="text">
      <style:text-properties officeooo:rsid="013f5dbd"/>
    </style:style>
    <style:style style:name="T366" style:family="text">
      <style:text-properties officeooo:rsid="013f8b02"/>
    </style:style>
    <style:style style:name="T367" style:family="text">
      <style:text-properties officeooo:rsid="0b310383"/>
    </style:style>
    <style:style style:name="T368" style:family="text">
      <style:text-properties officeooo:rsid="0b318822"/>
    </style:style>
    <style:style style:name="T369" style:family="text">
      <style:text-properties officeooo:rsid="01415445"/>
    </style:style>
    <style:style style:name="T370" style:family="text">
      <style:text-properties officeooo:rsid="01432549"/>
    </style:style>
    <style:style style:name="T371" style:family="text">
      <style:text-properties officeooo:rsid="014385cd"/>
    </style:style>
    <style:style style:name="T372" style:family="text">
      <style:text-properties officeooo:rsid="0b32537a"/>
    </style:style>
    <style:style style:name="T373" style:family="text">
      <style:text-properties officeooo:rsid="01456473"/>
    </style:style>
    <style:style style:name="T374" style:family="text">
      <style:text-properties officeooo:rsid="0b349498"/>
    </style:style>
    <style:style style:name="T375" style:family="text">
      <style:text-properties officeooo:rsid="0146c82a"/>
    </style:style>
    <style:style style:name="T376" style:family="text">
      <style:text-properties officeooo:rsid="01492a47"/>
    </style:style>
    <style:style style:name="T377" style:family="text">
      <style:text-properties officeooo:rsid="014ae5cf"/>
    </style:style>
    <style:style style:name="T378" style:family="text">
      <style:text-properties officeooo:rsid="014bfe56"/>
    </style:style>
    <style:style style:name="T379" style:family="text">
      <style:text-properties officeooo:rsid="014e3ba3"/>
    </style:style>
    <style:style style:name="T380" style:family="text">
      <style:text-properties officeooo:rsid="014ee954"/>
    </style:style>
    <style:style style:name="T381" style:family="text">
      <style:text-properties officeooo:rsid="014fdb26"/>
    </style:style>
    <style:style style:name="T382" style:family="text">
      <style:text-properties officeooo:rsid="015137a2"/>
    </style:style>
    <style:style style:name="T383" style:family="text">
      <style:text-properties officeooo:rsid="01521977"/>
    </style:style>
    <style:style style:name="T384" style:family="text">
      <style:text-properties officeooo:rsid="0153f459"/>
    </style:style>
    <style:style style:name="T385" style:family="text">
      <style:text-properties officeooo:rsid="0154e1d7"/>
    </style:style>
    <style:style style:name="T386" style:family="text">
      <style:text-properties officeooo:rsid="015507dc"/>
    </style:style>
    <style:style style:name="T387" style:family="text">
      <style:text-properties officeooo:rsid="01554516"/>
    </style:style>
    <style:style style:name="T388" style:family="text">
      <style:text-properties officeooo:rsid="01573ded"/>
    </style:style>
    <style:style style:name="T389" style:family="text">
      <style:text-properties officeooo:rsid="0159c076"/>
    </style:style>
    <style:style style:name="T390" style:family="text">
      <style:text-properties officeooo:rsid="0b3b5751"/>
    </style:style>
    <style:style style:name="T391" style:family="text">
      <style:text-properties officeooo:rsid="0b3d4b5a"/>
    </style:style>
    <style:style style:name="T392" style:family="text">
      <style:text-properties officeooo:rsid="015ad1aa"/>
    </style:style>
    <style:style style:name="T393" style:family="text">
      <style:text-properties officeooo:rsid="0b3f00f5"/>
    </style:style>
    <style:style style:name="T394" style:family="text">
      <style:text-properties officeooo:rsid="0b3f5050"/>
    </style:style>
    <style:style style:name="T395" style:family="text">
      <style:text-properties officeooo:rsid="015c0931"/>
    </style:style>
    <style:style style:name="T396" style:family="text">
      <style:text-properties officeooo:rsid="0b3f8633"/>
    </style:style>
    <style:style style:name="T397" style:family="text">
      <style:text-properties officeooo:rsid="015d2254"/>
    </style:style>
    <style:style style:name="T398" style:family="text">
      <style:text-properties officeooo:rsid="015e8cd9"/>
    </style:style>
    <style:style style:name="T399" style:family="text">
      <style:text-properties officeooo:rsid="015ed842"/>
    </style:style>
    <style:style style:name="T400" style:family="text">
      <style:text-properties officeooo:rsid="0160c49f"/>
    </style:style>
    <style:style style:name="T401" style:family="text">
      <style:text-properties officeooo:rsid="01610f15"/>
    </style:style>
    <style:style style:name="T402" style:family="text">
      <style:text-properties officeooo:rsid="01612c7d"/>
    </style:style>
    <style:style style:name="T403" style:family="text">
      <style:text-properties officeooo:rsid="0163acea"/>
    </style:style>
    <style:style style:name="T404" style:family="text">
      <style:text-properties officeooo:rsid="0164bffa"/>
    </style:style>
    <style:style style:name="T405" style:family="text">
      <style:text-properties officeooo:rsid="0165e808"/>
    </style:style>
    <style:style style:name="T406" style:family="text">
      <style:text-properties officeooo:rsid="0b41ba54"/>
    </style:style>
    <style:style style:name="T407" style:family="text">
      <style:text-properties officeooo:rsid="01680648"/>
    </style:style>
    <style:style style:name="T408" style:family="text">
      <style:text-properties officeooo:rsid="01692c17"/>
    </style:style>
    <style:style style:name="T409" style:family="text">
      <style:text-properties officeooo:rsid="0b424881"/>
    </style:style>
    <style:style style:name="T410" style:family="text">
      <style:text-properties officeooo:rsid="0169563d"/>
    </style:style>
    <style:style style:name="T411" style:family="text">
      <style:text-properties officeooo:rsid="016b5612"/>
    </style:style>
    <style:style style:name="T412" style:family="text">
      <style:text-properties officeooo:rsid="016c64fe"/>
    </style:style>
    <style:style style:name="T413" style:family="text">
      <style:text-properties officeooo:rsid="016e5406"/>
    </style:style>
    <style:style style:name="T414" style:family="text">
      <style:text-properties officeooo:rsid="016f5e27"/>
    </style:style>
    <style:style style:name="T415" style:family="text">
      <style:text-properties officeooo:rsid="0170b050"/>
    </style:style>
    <style:style style:name="T416" style:family="text">
      <style:text-properties officeooo:rsid="017187c6"/>
    </style:style>
    <style:style style:name="T417" style:family="text">
      <style:text-properties officeooo:rsid="0176b3ff"/>
    </style:style>
    <style:style style:name="T418" style:family="text">
      <style:text-properties officeooo:rsid="0172e809"/>
    </style:style>
    <style:style style:name="T419" style:family="text">
      <style:text-properties officeooo:rsid="0174c44a"/>
    </style:style>
    <style:style style:name="T420" style:family="text">
      <style:text-properties officeooo:rsid="0177d4c3"/>
    </style:style>
    <style:style style:name="T421" style:family="text">
      <style:text-properties officeooo:rsid="0b441fd1"/>
    </style:style>
    <style:style style:name="T422" style:family="text">
      <style:text-properties officeooo:rsid="017868ee"/>
    </style:style>
    <style:style style:name="T423" style:family="text">
      <style:text-properties officeooo:rsid="0178aaa1"/>
    </style:style>
    <style:style style:name="T424" style:family="text">
      <style:text-properties officeooo:rsid="017907a2"/>
    </style:style>
    <style:style style:name="T425" style:family="text">
      <style:text-properties officeooo:rsid="0179eae9"/>
    </style:style>
    <style:style style:name="T426" style:family="text">
      <style:text-properties officeooo:rsid="017b1bff"/>
    </style:style>
    <style:style style:name="T427" style:family="text">
      <style:text-properties officeooo:rsid="017c0423"/>
    </style:style>
    <style:style style:name="T428" style:family="text">
      <style:text-properties officeooo:rsid="017caffa"/>
    </style:style>
    <style:style style:name="T429" style:family="text">
      <style:text-properties officeooo:rsid="017d8666"/>
    </style:style>
    <style:style style:name="T430" style:family="text">
      <style:text-properties officeooo:rsid="01807281"/>
    </style:style>
    <style:style style:name="T431" style:family="text">
      <style:text-properties officeooo:rsid="0180f3a2"/>
    </style:style>
    <style:style style:name="T432" style:family="text">
      <style:text-properties officeooo:rsid="0182645b"/>
    </style:style>
    <style:style style:name="T433" style:family="text">
      <style:text-properties officeooo:rsid="01828490"/>
    </style:style>
    <style:style style:name="T434" style:family="text">
      <style:text-properties officeooo:rsid="0182f760"/>
    </style:style>
    <style:style style:name="T435" style:family="text">
      <style:text-properties officeooo:rsid="0183db8a"/>
    </style:style>
    <style:style style:name="T436" style:family="text">
      <style:text-properties officeooo:rsid="0185b4d3"/>
    </style:style>
    <style:style style:name="T437" style:family="text">
      <style:text-properties officeooo:rsid="0185e94e"/>
    </style:style>
    <style:style style:name="T438" style:family="text">
      <style:text-properties officeooo:rsid="0187a787"/>
    </style:style>
    <style:style style:name="T439" style:family="text">
      <style:text-properties officeooo:rsid="0189897d"/>
    </style:style>
    <style:style style:name="T440" style:family="text">
      <style:text-properties officeooo:rsid="018b7286"/>
    </style:style>
    <style:style style:name="T441" style:family="text">
      <style:text-properties officeooo:rsid="0b44a536"/>
    </style:style>
    <style:style style:name="T442" style:family="text">
      <style:text-properties officeooo:rsid="0b47e786"/>
    </style:style>
    <style:style style:name="T443" style:family="text">
      <style:text-properties officeooo:rsid="0b496ad2"/>
    </style:style>
    <style:style style:name="T444" style:family="text">
      <style:text-properties officeooo:rsid="0b4a9863"/>
    </style:style>
    <style:style style:name="T445" style:family="text">
      <style:text-properties officeooo:rsid="018c6489"/>
    </style:style>
    <style:style style:name="T446" style:family="text">
      <style:text-properties officeooo:rsid="0b4ee5d6"/>
    </style:style>
    <style:style style:name="T447" style:family="text">
      <style:text-properties officeooo:rsid="018d0201"/>
    </style:style>
    <style:style style:name="T448" style:family="text">
      <style:text-properties officeooo:rsid="018e0949"/>
    </style:style>
    <style:style style:name="T449" style:family="text">
      <style:text-properties officeooo:rsid="018fac2c"/>
    </style:style>
    <style:style style:name="T450" style:family="text">
      <style:text-properties officeooo:rsid="01914b50"/>
    </style:style>
    <style:style style:name="T451" style:family="text">
      <style:text-properties officeooo:rsid="0b4f6113"/>
    </style:style>
    <style:style style:name="T452" style:family="text">
      <style:text-properties officeooo:rsid="019f7259"/>
    </style:style>
    <style:style style:name="T453" style:family="text">
      <style:text-properties officeooo:rsid="019fc828"/>
    </style:style>
    <style:style style:name="T454" style:family="text">
      <style:text-properties officeooo:rsid="019fca7d"/>
    </style:style>
    <style:style style:name="T455" style:family="text">
      <style:text-properties officeooo:rsid="01a1c0ac"/>
    </style:style>
    <style:style style:name="T456" style:family="text">
      <style:text-properties officeooo:rsid="01a1cfed"/>
    </style:style>
    <style:style style:name="T457" style:family="text">
      <style:text-properties officeooo:rsid="01a4960c"/>
    </style:style>
    <style:style style:name="T458" style:family="text">
      <style:text-properties officeooo:rsid="0b59dcb4"/>
    </style:style>
    <style:style style:name="T459" style:family="text">
      <style:text-properties officeooo:rsid="01a4b1de"/>
    </style:style>
    <style:style style:name="T460" style:family="text">
      <style:text-properties officeooo:rsid="01a5e64d"/>
    </style:style>
    <style:style style:name="T461" style:family="text">
      <style:text-properties officeooo:rsid="01a7b1a2"/>
    </style:style>
    <style:style style:name="T462" style:family="text">
      <style:text-properties officeooo:rsid="01a93a1b"/>
    </style:style>
    <style:style style:name="T463" style:family="text">
      <style:text-properties officeooo:rsid="01aa4285"/>
    </style:style>
    <style:style style:name="T464" style:family="text">
      <style:text-properties officeooo:rsid="0b5a4aa2"/>
    </style:style>
    <style:style style:name="T465" style:family="text">
      <style:text-properties officeooo:rsid="01ab14fe"/>
    </style:style>
    <style:style style:name="T466" style:family="text">
      <style:text-properties officeooo:rsid="01ac39cb"/>
    </style:style>
    <style:style style:name="T467" style:family="text">
      <style:text-properties officeooo:rsid="01aed62e"/>
    </style:style>
    <style:style style:name="T468" style:family="text">
      <style:text-properties officeooo:rsid="01aefdd9"/>
    </style:style>
    <style:style style:name="T469" style:family="text">
      <style:text-properties officeooo:rsid="0b043563"/>
    </style:style>
    <style:style style:name="T470" style:family="text">
      <style:text-properties officeooo:rsid="01af239b"/>
    </style:style>
    <style:style style:name="T471" style:family="text">
      <style:text-properties officeooo:rsid="0ad6fdbb"/>
    </style:style>
    <style:style style:name="T472" style:family="text">
      <style:text-properties officeooo:rsid="0ad88593"/>
    </style:style>
    <style:style style:name="T473" style:family="text">
      <style:text-properties officeooo:rsid="01af8688"/>
    </style:style>
    <style:style style:name="T474" style:family="text">
      <style:text-properties officeooo:rsid="0b5b318b"/>
    </style:style>
    <style:style style:name="T475" style:family="text">
      <style:text-properties officeooo:rsid="0b83b4e2"/>
    </style:style>
    <style:style style:name="T476" style:family="text">
      <style:text-properties officeooo:rsid="0ad28aa3"/>
    </style:style>
    <style:style style:name="T477" style:family="text">
      <style:text-properties officeooo:rsid="01b13b16"/>
    </style:style>
    <style:style style:name="T478" style:family="text">
      <style:text-properties officeooo:rsid="01b28e3e"/>
    </style:style>
    <style:style style:name="T479" style:family="text">
      <style:text-properties officeooo:rsid="01b34425"/>
    </style:style>
    <style:style style:name="T480" style:family="text">
      <style:text-properties officeooo:rsid="01b53d7b"/>
    </style:style>
    <style:style style:name="T481" style:family="text">
      <style:text-properties officeooo:rsid="01b5db90"/>
    </style:style>
    <style:style style:name="T482" style:family="text">
      <style:text-properties officeooo:rsid="0b5e700a"/>
    </style:style>
    <style:style style:name="T483" style:family="text">
      <style:text-properties officeooo:rsid="01bc6d27"/>
    </style:style>
    <style:style style:name="T484" style:family="text">
      <style:text-properties officeooo:rsid="01bc713e"/>
    </style:style>
    <style:style style:name="T485" style:family="text">
      <style:text-properties officeooo:rsid="01be1ed6"/>
    </style:style>
    <style:style style:name="T486" style:family="text">
      <style:text-properties officeooo:rsid="0b5eb114"/>
    </style:style>
    <style:style style:name="T487" style:family="text">
      <style:text-properties officeooo:rsid="01be4cec"/>
    </style:style>
    <style:style style:name="T488" style:family="text">
      <style:text-properties officeooo:rsid="01becb22"/>
    </style:style>
    <style:style style:name="T489" style:family="text">
      <style:text-properties officeooo:rsid="01c0a9ca"/>
    </style:style>
    <style:style style:name="T490" style:family="text">
      <style:text-properties officeooo:rsid="01c1d1c9"/>
    </style:style>
    <style:style style:name="T491" style:family="text">
      <style:text-properties officeooo:rsid="01c25741"/>
    </style:style>
    <style:style style:name="T492" style:family="text">
      <style:text-properties officeooo:rsid="0b601519"/>
    </style:style>
    <style:style style:name="T493" style:family="text">
      <style:text-properties officeooo:rsid="01c36919"/>
    </style:style>
    <style:style style:name="T494" style:family="text">
      <style:text-properties officeooo:rsid="01c4a3d0"/>
    </style:style>
    <style:style style:name="T495" style:family="text">
      <style:text-properties officeooo:rsid="01c66d41"/>
    </style:style>
    <style:style style:name="T496" style:family="text">
      <style:text-properties officeooo:rsid="01c8658c"/>
    </style:style>
    <style:style style:name="T497" style:family="text">
      <style:text-properties officeooo:rsid="01ca5da0"/>
    </style:style>
    <style:style style:name="T498" style:family="text">
      <style:text-properties officeooo:rsid="01cb1dc6"/>
    </style:style>
    <style:style style:name="T499" style:family="text">
      <style:text-properties officeooo:rsid="01cb41ef"/>
    </style:style>
    <style:style style:name="T500" style:family="text">
      <style:text-properties officeooo:rsid="01cc5f7b"/>
    </style:style>
    <style:style style:name="T501" style:family="text">
      <style:text-properties officeooo:rsid="01ce0e74"/>
    </style:style>
    <style:style style:name="T502" style:family="text">
      <style:text-properties officeooo:rsid="01cff4ab"/>
    </style:style>
    <style:style style:name="T503" style:family="text">
      <style:text-properties officeooo:rsid="01d10fe0"/>
    </style:style>
    <style:style style:name="T504" style:family="text">
      <style:text-properties officeooo:rsid="01d17af8"/>
    </style:style>
    <style:style style:name="T505" style:family="text">
      <style:text-properties officeooo:rsid="01d29ce5"/>
    </style:style>
    <style:style style:name="T506" style:family="text">
      <style:text-properties officeooo:rsid="01d2ad3b"/>
    </style:style>
    <style:style style:name="T507" style:family="text">
      <style:text-properties officeooo:rsid="01d2fa2b"/>
    </style:style>
    <style:style style:name="T508" style:family="text">
      <style:text-properties officeooo:rsid="01d4a62e"/>
    </style:style>
    <style:style style:name="T509" style:family="text">
      <style:text-properties officeooo:rsid="01d671b2"/>
    </style:style>
    <style:style style:name="T510" style:family="text">
      <style:text-properties officeooo:rsid="01d72424"/>
    </style:style>
    <style:style style:name="T511" style:family="text">
      <style:text-properties officeooo:rsid="01d80a42"/>
    </style:style>
    <style:style style:name="T512" style:family="text">
      <style:text-properties officeooo:rsid="01d93e1d"/>
    </style:style>
    <style:style style:name="T513" style:family="text">
      <style:text-properties officeooo:rsid="01d94115"/>
    </style:style>
    <style:style style:name="T514" style:family="text">
      <style:text-properties officeooo:rsid="0b614e23"/>
    </style:style>
    <style:style style:name="T515" style:family="text">
      <style:text-properties officeooo:rsid="01dbad14"/>
    </style:style>
    <style:style style:name="T516" style:family="text">
      <style:text-properties officeooo:rsid="0b62cf80"/>
    </style:style>
    <style:style style:name="T517" style:family="text">
      <style:text-properties officeooo:rsid="01dd9742"/>
    </style:style>
    <style:style style:name="T518" style:family="text">
      <style:text-properties officeooo:rsid="01ddc4b8"/>
    </style:style>
    <style:style style:name="T519" style:family="text">
      <style:text-properties officeooo:rsid="01e17d79"/>
    </style:style>
    <style:style style:name="T520" style:family="text">
      <style:text-properties officeooo:rsid="01e2f945"/>
    </style:style>
    <style:style style:name="T521" style:family="text">
      <style:text-properties officeooo:rsid="01e380b3"/>
    </style:style>
    <style:style style:name="T522" style:family="text">
      <style:text-properties officeooo:rsid="01e3ba6a"/>
    </style:style>
    <style:style style:name="T523" style:family="text">
      <style:text-properties officeooo:rsid="01e43fb9"/>
    </style:style>
    <style:style style:name="T524" style:family="text">
      <style:text-properties officeooo:rsid="01e50fd7"/>
    </style:style>
    <style:style style:name="T525" style:family="text">
      <style:text-properties officeooo:rsid="01e69c81"/>
    </style:style>
    <style:style style:name="T526" style:family="text">
      <style:text-properties officeooo:rsid="01e733f7"/>
    </style:style>
    <style:style style:name="T527" style:family="text">
      <style:text-properties officeooo:rsid="01e80ad2"/>
    </style:style>
    <style:style style:name="T528" style:family="text">
      <style:text-properties officeooo:rsid="0b64bed6"/>
    </style:style>
    <style:style style:name="T529" style:family="text">
      <style:text-properties officeooo:rsid="01e8bf5b"/>
    </style:style>
    <style:style style:name="T530" style:family="text">
      <style:text-properties officeooo:rsid="01e98f18"/>
    </style:style>
    <style:style style:name="T531" style:family="text">
      <style:text-properties officeooo:rsid="0b6a9ec7"/>
    </style:style>
    <style:style style:name="T532" style:family="text">
      <style:text-properties officeooo:rsid="01eb9080"/>
    </style:style>
    <style:style style:name="T533" style:family="text">
      <style:text-properties officeooo:rsid="01e99c68"/>
    </style:style>
    <style:style style:name="T534" style:family="text">
      <style:text-properties officeooo:rsid="0b7d5107"/>
    </style:style>
    <style:style style:name="T535" style:family="text">
      <style:text-properties officeooo:rsid="0b7a5598"/>
    </style:style>
    <style:style style:name="T536" style:family="text">
      <style:text-properties officeooo:rsid="0b7cfd76"/>
    </style:style>
    <style:style style:name="T537" style:family="text">
      <style:text-properties officeooo:rsid="01ebe42a"/>
    </style:style>
    <style:style style:name="T538" style:family="text">
      <style:text-properties officeooo:rsid="01ebf639"/>
    </style:style>
    <style:style style:name="T539" style:family="text">
      <style:text-properties officeooo:rsid="01ebffbb"/>
    </style:style>
    <style:style style:name="T540" style:family="text">
      <style:text-properties officeooo:rsid="01ededaf"/>
    </style:style>
    <style:style style:name="T541" style:family="text">
      <style:text-properties officeooo:rsid="01ef1a8e"/>
    </style:style>
    <style:style style:name="T542" style:family="text">
      <style:text-properties officeooo:rsid="01f105cb"/>
    </style:style>
    <style:style style:name="T543" style:family="text">
      <style:text-properties officeooo:rsid="01f28454"/>
    </style:style>
    <style:style style:name="T544" style:family="text">
      <style:text-properties officeooo:rsid="01f2efda"/>
    </style:style>
    <style:style style:name="T545" style:family="text">
      <style:text-properties officeooo:rsid="01f34bd2"/>
    </style:style>
    <style:style style:name="T546" style:family="text">
      <style:text-properties officeooo:rsid="01f3727c"/>
    </style:style>
    <style:style style:name="T547" style:family="text">
      <style:text-properties officeooo:rsid="01f55465"/>
    </style:style>
    <style:style style:name="T548" style:family="text">
      <style:text-properties officeooo:rsid="0b6bf0c5"/>
    </style:style>
    <style:style style:name="T549" style:family="text">
      <style:text-properties officeooo:rsid="01f72e77"/>
    </style:style>
    <style:style style:name="T550" style:family="text">
      <style:text-properties officeooo:rsid="0b6df1d0"/>
    </style:style>
    <style:style style:name="T551" style:family="text">
      <style:text-properties officeooo:rsid="01f7e076"/>
    </style:style>
    <style:style style:name="T552" style:family="text">
      <style:text-properties officeooo:rsid="01f91792"/>
    </style:style>
    <style:style style:name="T553" style:family="text">
      <style:text-properties officeooo:rsid="01fa6900"/>
    </style:style>
    <style:style style:name="T554" style:family="text">
      <style:text-properties officeooo:rsid="01fc05a2"/>
    </style:style>
    <style:style style:name="T555" style:family="text">
      <style:text-properties officeooo:rsid="01fd4838"/>
    </style:style>
    <style:style style:name="T556" style:family="text">
      <style:text-properties officeooo:rsid="01fe25d5"/>
    </style:style>
    <style:style style:name="T557" style:family="text">
      <style:text-properties officeooo:rsid="02000159"/>
    </style:style>
    <style:style style:name="T558" style:family="text">
      <style:text-properties officeooo:rsid="02002423"/>
    </style:style>
    <style:style style:name="T559" style:family="text">
      <style:text-properties officeooo:rsid="02017dba"/>
    </style:style>
    <style:style style:name="T560" style:family="text">
      <style:text-properties officeooo:rsid="02024299"/>
    </style:style>
    <style:style style:name="T561" style:family="text">
      <style:text-properties officeooo:rsid="0202c176"/>
    </style:style>
    <style:style style:name="T562" style:family="text">
      <style:text-properties officeooo:rsid="0203be7a"/>
    </style:style>
    <style:style style:name="T563" style:family="text">
      <style:text-properties officeooo:rsid="020561a0"/>
    </style:style>
    <style:style style:name="T564" style:family="text">
      <style:text-properties officeooo:rsid="0205baca"/>
    </style:style>
    <style:style style:name="T565" style:family="text">
      <style:text-properties officeooo:rsid="0205e0c8"/>
    </style:style>
    <style:style style:name="T566" style:family="text">
      <style:text-properties officeooo:rsid="02060c47"/>
    </style:style>
    <style:style style:name="T567" style:family="text">
      <style:text-properties officeooo:rsid="02092371"/>
    </style:style>
    <style:style style:name="T568" style:family="text">
      <style:text-properties officeooo:rsid="0b7dbc8a"/>
    </style:style>
    <style:style style:name="T569" style:family="text">
      <style:text-properties officeooo:rsid="0b7e919e"/>
    </style:style>
    <style:style style:name="T570" style:family="text">
      <style:text-properties officeooo:rsid="0209902a"/>
    </style:style>
    <style:style style:name="T571" style:family="text">
      <style:text-properties officeooo:rsid="020a7959"/>
    </style:style>
    <style:style style:name="T572" style:family="text">
      <style:text-properties officeooo:rsid="0b805652"/>
    </style:style>
    <style:style style:name="T573" style:family="text">
      <style:text-properties officeooo:rsid="020ba689"/>
    </style:style>
    <style:style style:name="T574" style:family="text">
      <style:text-properties officeooo:rsid="0b80d1af"/>
    </style:style>
    <style:style style:name="T575" style:family="text">
      <style:text-properties officeooo:rsid="020d3349"/>
    </style:style>
    <style:style style:name="T576" style:family="text">
      <style:text-properties officeooo:rsid="020e81b2"/>
    </style:style>
    <style:style style:name="T577" style:family="text">
      <style:text-properties officeooo:rsid="02104348"/>
    </style:style>
    <style:style style:name="T578" style:family="text">
      <style:text-properties officeooo:rsid="0b74bc2c"/>
    </style:style>
    <style:style style:name="T579" style:family="text">
      <style:text-properties officeooo:rsid="02117bfb"/>
    </style:style>
    <style:style style:name="T580" style:family="text">
      <style:text-properties officeooo:rsid="0212e79d"/>
    </style:style>
    <style:style style:name="T581" style:family="text">
      <style:text-properties officeooo:rsid="021441a8"/>
    </style:style>
    <style:style style:name="T582" style:family="text">
      <style:text-properties officeooo:rsid="021515d1"/>
    </style:style>
    <style:style style:name="T583" style:family="text">
      <style:text-properties officeooo:rsid="0b858321"/>
    </style:style>
    <style:style style:name="T584" style:family="text">
      <style:text-properties officeooo:rsid="0216432f"/>
    </style:style>
    <style:style style:name="T585" style:family="text">
      <style:text-properties officeooo:rsid="0217f899"/>
    </style:style>
    <style:style style:name="T586" style:family="text">
      <style:text-properties officeooo:rsid="0218d0e7"/>
    </style:style>
    <style:style style:name="T587" style:family="text">
      <style:text-properties officeooo:rsid="0b86657a"/>
    </style:style>
    <style:style style:name="T588" style:family="text">
      <style:text-properties officeooo:rsid="021ace1d"/>
    </style:style>
    <style:style style:name="T589" style:family="text">
      <style:text-properties officeooo:rsid="021bbc13"/>
    </style:style>
    <style:style style:name="T590" style:family="text">
      <style:text-properties officeooo:rsid="021d5745"/>
    </style:style>
    <style:style style:name="T591" style:family="text">
      <style:text-properties officeooo:rsid="021f35eb"/>
    </style:style>
    <style:style style:name="T592" style:family="text">
      <style:text-properties officeooo:rsid="021f4ce8"/>
    </style:style>
    <style:style style:name="T593" style:family="text">
      <style:text-properties officeooo:rsid="0220b672"/>
    </style:style>
    <style:style style:name="T594" style:family="text">
      <style:text-properties officeooo:rsid="022290a5"/>
    </style:style>
    <style:style style:name="T595" style:family="text">
      <style:text-properties officeooo:rsid="0223aa85"/>
    </style:style>
    <style:style style:name="T596" style:family="text">
      <style:text-properties officeooo:rsid="0223fc2e"/>
    </style:style>
    <style:style style:name="T597" style:family="text">
      <style:text-properties officeooo:rsid="0224c230"/>
    </style:style>
    <style:style style:name="T598" style:family="text">
      <style:text-properties officeooo:rsid="0b8825f5"/>
    </style:style>
    <style:style style:name="T599" style:family="text">
      <style:text-properties officeooo:rsid="0225e0bf"/>
    </style:style>
    <style:style style:name="T600" style:family="text">
      <style:text-properties officeooo:rsid="02276d09"/>
    </style:style>
    <style:style style:name="T601" style:family="text">
      <style:text-properties officeooo:rsid="0227aad2"/>
    </style:style>
    <style:style style:name="T602" style:family="text">
      <style:text-properties officeooo:rsid="0228de5b"/>
    </style:style>
    <style:style style:name="T603" style:family="text">
      <style:text-properties officeooo:rsid="022a52a5"/>
    </style:style>
    <style:style style:name="T604" style:family="text">
      <style:text-properties officeooo:rsid="022b55bb"/>
    </style:style>
    <style:style style:name="T605" style:family="text">
      <style:text-properties officeooo:rsid="022b6eee"/>
    </style:style>
    <style:style style:name="T606" style:family="text">
      <style:text-properties officeooo:rsid="022d363d"/>
    </style:style>
    <style:style style:name="T607" style:family="text">
      <style:text-properties officeooo:rsid="022e7af8"/>
    </style:style>
    <style:style style:name="T608" style:family="text">
      <style:text-properties officeooo:rsid="022fa22b"/>
    </style:style>
    <style:style style:name="T609" style:family="text">
      <style:text-properties officeooo:rsid="0231a216"/>
    </style:style>
    <style:style style:name="T610" style:family="text">
      <style:text-properties officeooo:rsid="0231a99d"/>
    </style:style>
    <style:style style:name="T611" style:family="text">
      <style:text-properties officeooo:rsid="0232bf73"/>
    </style:style>
    <style:style style:name="T612" style:family="text">
      <style:text-properties officeooo:rsid="02331fbe"/>
    </style:style>
    <style:style style:name="T613" style:family="text">
      <style:text-properties officeooo:rsid="0234f009"/>
    </style:style>
    <style:style style:name="T614" style:family="text">
      <style:text-properties officeooo:rsid="0236ee4f"/>
    </style:style>
    <style:style style:name="T615" style:family="text">
      <style:text-properties officeooo:rsid="02384fd2"/>
    </style:style>
    <style:style style:name="T616" style:family="text">
      <style:text-properties officeooo:rsid="02392740"/>
    </style:style>
    <style:style style:name="T617" style:family="text">
      <style:text-properties officeooo:rsid="023a2fc3"/>
    </style:style>
    <style:style style:name="T618" style:family="text">
      <style:text-properties officeooo:rsid="023ab17d"/>
    </style:style>
    <style:style style:name="T619" style:family="text">
      <style:text-properties officeooo:rsid="023ca017"/>
    </style:style>
    <style:style style:name="T620" style:family="text">
      <style:text-properties officeooo:rsid="023dea58"/>
    </style:style>
    <style:style style:name="T621" style:family="text">
      <style:text-properties officeooo:rsid="023f8721"/>
    </style:style>
    <style:style style:name="T622" style:family="text">
      <style:text-properties officeooo:rsid="0240502c"/>
    </style:style>
    <style:style style:name="T623" style:family="text">
      <style:text-properties officeooo:rsid="0240dc27"/>
    </style:style>
    <style:style style:name="T624" style:family="text">
      <style:text-properties officeooo:rsid="02415014"/>
    </style:style>
    <style:style style:name="T625" style:family="text">
      <style:text-properties officeooo:rsid="0241fddd"/>
    </style:style>
    <style:style style:name="T626" style:family="text">
      <style:text-properties officeooo:rsid="0245a307"/>
    </style:style>
    <style:style style:name="T627" style:family="text">
      <style:text-properties officeooo:rsid="0245c7d1"/>
    </style:style>
    <style:style style:name="T628" style:family="text">
      <style:text-properties officeooo:rsid="0b9019f3"/>
    </style:style>
    <style:style style:name="T629" style:family="text">
      <style:text-properties officeooo:rsid="024ad3cb"/>
    </style:style>
    <style:style style:name="T630" style:family="text">
      <style:text-properties officeooo:rsid="024be8c9"/>
    </style:style>
    <style:style style:name="T631" style:family="text">
      <style:text-properties officeooo:rsid="024ce463"/>
    </style:style>
    <style:style style:name="T632" style:family="text">
      <style:text-properties officeooo:rsid="024e18f4"/>
    </style:style>
    <style:style style:name="T633" style:family="text">
      <style:text-properties officeooo:rsid="0adf1ec5"/>
    </style:style>
    <style:style style:name="T634" style:family="text">
      <style:text-properties officeooo:rsid="0add4177"/>
    </style:style>
    <style:style style:name="T635" style:family="text">
      <style:text-properties officeooo:rsid="0b91ec40"/>
    </style:style>
    <style:style style:name="T636" style:family="text">
      <style:text-properties officeooo:rsid="0ade18b2"/>
    </style:style>
    <style:style style:name="T637" style:family="text">
      <style:text-properties officeooo:rsid="024f2a94"/>
    </style:style>
    <style:style style:name="T638" style:family="text">
      <style:text-properties officeooo:rsid="024f8fee"/>
    </style:style>
    <style:style style:name="T639" style:family="text">
      <style:text-properties officeooo:rsid="025051f7"/>
    </style:style>
    <style:style style:name="T640" style:family="text">
      <style:text-properties officeooo:rsid="0250d43c"/>
    </style:style>
    <style:style style:name="T641" style:family="text">
      <style:text-properties officeooo:rsid="0251557f"/>
    </style:style>
    <style:style style:name="T642" style:family="text">
      <style:text-properties officeooo:rsid="0255db89"/>
    </style:style>
    <style:style style:name="T643" style:family="text">
      <style:text-properties officeooo:rsid="02564e48"/>
    </style:style>
    <style:style style:name="T644" style:family="text">
      <style:text-properties officeooo:rsid="02599de0"/>
    </style:style>
    <style:style style:name="T645" style:family="text">
      <style:text-properties officeooo:rsid="025ae1c1"/>
    </style:style>
    <style:style style:name="T646" style:family="text">
      <style:text-properties officeooo:rsid="025bd1a8"/>
    </style:style>
    <style:style style:name="T647" style:family="text">
      <style:text-properties officeooo:rsid="025d59d6"/>
    </style:style>
    <style:style style:name="T648" style:family="text">
      <style:text-properties officeooo:rsid="025fabf8"/>
    </style:style>
    <style:style style:name="T649" style:family="text">
      <style:text-properties officeooo:rsid="02612b83"/>
    </style:style>
    <style:style style:name="T650" style:family="text">
      <style:text-properties officeooo:rsid="026311bd"/>
    </style:style>
    <style:style style:name="T651" style:family="text">
      <style:text-properties officeooo:rsid="0264ed9a"/>
    </style:style>
    <style:style style:name="T652" style:family="text">
      <style:text-properties officeooo:rsid="0266100e"/>
    </style:style>
    <style:style style:name="T653" style:family="text">
      <style:text-properties officeooo:rsid="0266a959"/>
    </style:style>
    <style:style style:name="T654" style:family="text">
      <style:text-properties officeooo:rsid="0268490a"/>
    </style:style>
    <style:style style:name="T655" style:family="text">
      <style:text-properties officeooo:rsid="02686dec"/>
    </style:style>
    <style:style style:name="T656" style:family="text">
      <style:text-properties officeooo:rsid="0268d9e1"/>
    </style:style>
    <style:style style:name="T657" style:family="text">
      <style:text-properties officeooo:rsid="0269a6f3"/>
    </style:style>
    <style:style style:name="T658" style:family="text">
      <style:text-properties officeooo:rsid="026bc331"/>
    </style:style>
    <style:style style:name="T659" style:family="text">
      <style:text-properties officeooo:rsid="026bc6a0"/>
    </style:style>
    <style:style style:name="T660" style:family="text">
      <style:text-properties officeooo:rsid="026d050c"/>
    </style:style>
    <style:style style:name="T661" style:family="text">
      <style:text-properties officeooo:rsid="026d3cd8"/>
    </style:style>
    <style:style style:name="T662" style:family="text">
      <style:text-properties officeooo:rsid="0271d9e4"/>
    </style:style>
    <style:style style:name="T663" style:family="text">
      <style:text-properties officeooo:rsid="026fdc48"/>
    </style:style>
    <style:style style:name="T664" style:family="text">
      <style:text-properties officeooo:rsid="0272aeaf"/>
    </style:style>
    <style:style style:name="T665" style:family="text">
      <style:text-properties officeooo:rsid="02740394"/>
    </style:style>
    <style:style style:name="T666" style:family="text">
      <style:text-properties officeooo:rsid="0274f2de"/>
    </style:style>
    <style:style style:name="T667" style:family="text">
      <style:text-properties officeooo:rsid="0276eb5c"/>
    </style:style>
    <style:style style:name="T668" style:family="text">
      <style:text-properties officeooo:rsid="0278c041"/>
    </style:style>
    <style:style style:name="T669" style:family="text">
      <style:text-properties officeooo:rsid="027a99c9"/>
    </style:style>
    <style:style style:name="T670" style:family="text">
      <style:text-properties officeooo:rsid="027c5690"/>
    </style:style>
    <style:style style:name="T671" style:family="text">
      <style:text-properties officeooo:rsid="027d577e"/>
    </style:style>
    <style:style style:name="T672" style:family="text">
      <style:text-properties officeooo:rsid="027d9a29"/>
    </style:style>
    <style:style style:name="T673" style:family="text">
      <style:text-properties officeooo:rsid="027eeddd"/>
    </style:style>
    <style:style style:name="T674" style:family="text">
      <style:text-properties officeooo:rsid="02806209"/>
    </style:style>
    <style:style style:name="T675" style:family="text">
      <style:text-properties officeooo:rsid="02811173"/>
    </style:style>
    <style:style style:name="T676" style:family="text">
      <style:text-properties officeooo:rsid="0282e59d"/>
    </style:style>
    <style:style style:name="T677" style:family="text">
      <style:text-properties officeooo:rsid="02838483"/>
    </style:style>
    <style:style style:name="T678" style:family="text">
      <style:text-properties officeooo:rsid="02844a63"/>
    </style:style>
    <style:style style:name="T679" style:family="text">
      <style:text-properties officeooo:rsid="0285905b"/>
    </style:style>
    <style:style style:name="T680" style:family="text">
      <style:text-properties officeooo:rsid="0286b252"/>
    </style:style>
    <style:style style:name="T681" style:family="text">
      <style:text-properties officeooo:rsid="0287d281"/>
    </style:style>
    <style:style style:name="T682" style:family="text">
      <style:text-properties officeooo:rsid="028813e2"/>
    </style:style>
    <style:style style:name="T683" style:family="text">
      <style:text-properties officeooo:rsid="028a1ce3"/>
    </style:style>
    <style:style style:name="T684" style:family="text">
      <style:text-properties officeooo:rsid="028c1345"/>
    </style:style>
    <style:style style:name="T685" style:family="text">
      <style:text-properties officeooo:rsid="028c7bb0"/>
    </style:style>
    <style:style style:name="T686" style:family="text">
      <style:text-properties officeooo:rsid="028d21ca"/>
    </style:style>
    <style:style style:name="T687" style:family="text">
      <style:text-properties officeooo:rsid="028e08e8"/>
    </style:style>
    <style:style style:name="T688" style:family="text">
      <style:text-properties officeooo:rsid="028feeef"/>
    </style:style>
    <style:style style:name="T689" style:family="text">
      <style:text-properties officeooo:rsid="0290e3c9"/>
    </style:style>
    <style:style style:name="T690" style:family="text">
      <style:text-properties officeooo:rsid="0291209c"/>
    </style:style>
    <style:style style:name="T691" style:family="text">
      <style:text-properties officeooo:rsid="0292acd9"/>
    </style:style>
    <style:style style:name="T692" style:family="text">
      <style:text-properties officeooo:rsid="02940e81"/>
    </style:style>
    <style:style style:name="T693" style:family="text">
      <style:text-properties officeooo:rsid="02951267"/>
    </style:style>
    <style:style style:name="T694" style:family="text">
      <style:text-properties officeooo:rsid="0296e442"/>
    </style:style>
    <style:style style:name="T695" style:family="text">
      <style:text-properties officeooo:rsid="0298d444"/>
    </style:style>
    <style:style style:name="T696" style:family="text">
      <style:text-properties officeooo:rsid="0299db35"/>
    </style:style>
    <style:style style:name="T697" style:family="text">
      <style:text-properties officeooo:rsid="029b5625"/>
    </style:style>
    <style:style style:name="T698" style:family="text">
      <style:text-properties officeooo:rsid="029be48f"/>
    </style:style>
    <style:style style:name="T699" style:family="text">
      <style:text-properties officeooo:rsid="029d9320"/>
    </style:style>
    <style:style style:name="T700" style:family="text">
      <style:text-properties officeooo:rsid="029e429f"/>
    </style:style>
    <style:style style:name="T701" style:family="text">
      <style:text-properties officeooo:rsid="029ea575"/>
    </style:style>
    <style:style style:name="T702" style:family="text">
      <style:text-properties officeooo:rsid="029ede9a"/>
    </style:style>
    <style:style style:name="T703" style:family="text">
      <style:text-properties officeooo:rsid="029f41a5"/>
    </style:style>
    <style:style style:name="T704" style:family="text">
      <style:text-properties officeooo:rsid="02a08714"/>
    </style:style>
    <style:style style:name="T705" style:family="text">
      <style:text-properties officeooo:rsid="02a0942c"/>
    </style:style>
    <style:style style:name="T706" style:family="text">
      <style:text-properties officeooo:rsid="02a1c464"/>
    </style:style>
    <style:style style:name="T707" style:family="text">
      <style:text-properties officeooo:rsid="02a1fe76"/>
    </style:style>
    <style:style style:name="T708" style:family="text">
      <style:text-properties officeooo:rsid="02a22d4a"/>
    </style:style>
    <style:style style:name="T709" style:family="text">
      <style:text-properties officeooo:rsid="02a23d0c"/>
    </style:style>
    <style:style style:name="T710" style:family="text">
      <style:text-properties officeooo:rsid="02a2de73"/>
    </style:style>
    <style:style style:name="T711" style:family="text">
      <style:text-properties officeooo:rsid="02a4c405"/>
    </style:style>
    <style:style style:name="T712" style:family="text">
      <style:text-properties officeooo:rsid="02a6105e"/>
    </style:style>
    <style:style style:name="T713" style:family="text">
      <style:text-properties officeooo:rsid="02a76024"/>
    </style:style>
    <style:style style:name="T714" style:family="text">
      <style:text-properties officeooo:rsid="02a9280f"/>
    </style:style>
    <style:style style:name="T715" style:family="text">
      <style:text-properties officeooo:rsid="02abdcce"/>
    </style:style>
    <style:style style:name="T716" style:family="text">
      <style:text-properties officeooo:rsid="02addc45"/>
    </style:style>
    <style:style style:name="T717" style:family="text">
      <style:text-properties officeooo:rsid="02ae3ee0"/>
    </style:style>
    <style:style style:name="T718" style:family="text">
      <style:text-properties officeooo:rsid="02ae68eb"/>
    </style:style>
    <style:style style:name="T719" style:family="text">
      <style:text-properties officeooo:rsid="02ae84ea"/>
    </style:style>
    <style:style style:name="T720" style:family="text">
      <style:text-properties officeooo:rsid="02af5c36"/>
    </style:style>
    <style:style style:name="T721" style:family="text">
      <style:text-properties officeooo:rsid="02b0e46a"/>
    </style:style>
    <style:style style:name="T722" style:family="text">
      <style:text-properties officeooo:rsid="02b25b8d"/>
    </style:style>
    <style:style style:name="T723" style:family="text">
      <style:text-properties officeooo:rsid="02b40d68"/>
    </style:style>
    <style:style style:name="T724" style:family="text">
      <style:text-properties officeooo:rsid="02b5d262"/>
    </style:style>
    <style:style style:name="T725" style:family="text">
      <style:text-properties officeooo:rsid="02b6bf67"/>
    </style:style>
    <style:style style:name="T726" style:family="text">
      <style:text-properties officeooo:rsid="02b782bd"/>
    </style:style>
    <style:style style:name="T727" style:family="text">
      <style:text-properties officeooo:rsid="02b87ae4"/>
    </style:style>
    <style:style style:name="T728" style:family="text">
      <style:text-properties officeooo:rsid="02ba2655"/>
    </style:style>
    <style:style style:name="T729" style:family="text">
      <style:text-properties officeooo:rsid="02bb9f5c"/>
    </style:style>
    <style:style style:name="T730" style:family="text">
      <style:text-properties officeooo:rsid="02bc6024"/>
    </style:style>
    <style:style style:name="T731" style:family="text">
      <style:text-properties officeooo:rsid="02bce65d"/>
    </style:style>
    <style:style style:name="T732" style:family="text">
      <style:text-properties officeooo:rsid="02be254f"/>
    </style:style>
    <style:style style:name="T733" style:family="text">
      <style:text-properties officeooo:rsid="02bf6196"/>
    </style:style>
    <style:style style:name="T734" style:family="text">
      <style:text-properties officeooo:rsid="02bfd9f1"/>
    </style:style>
    <style:style style:name="T735" style:family="text">
      <style:text-properties officeooo:rsid="02c1ba62"/>
    </style:style>
    <style:style style:name="T736" style:family="text">
      <style:text-properties officeooo:rsid="02c49469"/>
    </style:style>
    <style:style style:name="T737" style:family="text">
      <style:text-properties officeooo:rsid="02c5b72e"/>
    </style:style>
    <style:style style:name="T738" style:family="text">
      <style:text-properties officeooo:rsid="02c69b47"/>
    </style:style>
    <style:style style:name="T739" style:family="text">
      <style:text-properties officeooo:rsid="02c7a566"/>
    </style:style>
    <style:style style:name="T740" style:family="text">
      <style:text-properties officeooo:rsid="02c8fd37"/>
    </style:style>
    <style:style style:name="T741" style:family="text">
      <style:text-properties officeooo:rsid="02caed78"/>
    </style:style>
    <style:style style:name="T742" style:family="text">
      <style:text-properties officeooo:rsid="02cb4827"/>
    </style:style>
    <style:style style:name="T743" style:family="text">
      <style:text-properties officeooo:rsid="02cb4a55"/>
    </style:style>
    <style:style style:name="T744" style:family="text">
      <style:text-properties officeooo:rsid="02cceb01"/>
    </style:style>
    <style:style style:name="T745" style:family="text">
      <style:text-properties officeooo:rsid="02cd0a9c"/>
    </style:style>
    <style:style style:name="T746" style:family="text">
      <style:text-properties officeooo:rsid="02cef0c6"/>
    </style:style>
    <style:style style:name="T747" style:family="text">
      <style:text-properties officeooo:rsid="02d0e25e"/>
    </style:style>
    <style:style style:name="T748" style:family="text">
      <style:text-properties officeooo:rsid="02d16cb3"/>
    </style:style>
    <style:style style:name="T749" style:family="text">
      <style:text-properties officeooo:rsid="02d2910f"/>
    </style:style>
    <style:style style:name="T750" style:family="text">
      <style:text-properties officeooo:rsid="02d2f43c"/>
    </style:style>
    <style:style style:name="T751" style:family="text">
      <style:text-properties officeooo:rsid="02e4db01"/>
    </style:style>
    <style:style style:name="T752" style:family="text">
      <style:text-properties officeooo:rsid="02d55807"/>
    </style:style>
    <style:style style:name="T753" style:family="text">
      <style:text-properties officeooo:rsid="02d40fe0"/>
    </style:style>
    <style:style style:name="T754" style:family="text">
      <style:text-properties officeooo:rsid="02d6cbe4"/>
    </style:style>
    <style:style style:name="T755" style:family="text">
      <style:text-properties officeooo:rsid="02d7bd6a"/>
    </style:style>
    <style:style style:name="T756" style:family="text">
      <style:text-properties officeooo:rsid="02d8c33b"/>
    </style:style>
    <style:style style:name="T757" style:family="text">
      <style:text-properties officeooo:rsid="02d9bfab"/>
    </style:style>
    <style:style style:name="T758" style:family="text">
      <style:text-properties officeooo:rsid="02db2eac"/>
    </style:style>
    <style:style style:name="T759" style:family="text">
      <style:text-properties officeooo:rsid="02ddc888"/>
    </style:style>
    <style:style style:name="T760" style:family="text">
      <style:text-properties officeooo:rsid="02df5167"/>
    </style:style>
    <style:style style:name="T761" style:family="text">
      <style:text-properties officeooo:rsid="02e0ec71"/>
    </style:style>
    <style:style style:name="T762" style:family="text">
      <style:text-properties officeooo:rsid="02e2e125"/>
    </style:style>
    <style:style style:name="T763" style:family="text">
      <style:text-properties officeooo:rsid="02e3cb03"/>
    </style:style>
    <style:style style:name="T764" style:family="text">
      <style:text-properties officeooo:rsid="02e4982b"/>
    </style:style>
    <style:style style:name="T765" style:family="text">
      <style:text-properties officeooo:rsid="02e6ae0b"/>
    </style:style>
    <style:style style:name="T766" style:family="text">
      <style:text-properties officeooo:rsid="02e74252"/>
    </style:style>
    <style:style style:name="T767" style:family="text">
      <style:text-properties officeooo:rsid="02e91073"/>
    </style:style>
    <style:style style:name="T768" style:family="text">
      <style:text-properties officeooo:rsid="02ea4a6e"/>
    </style:style>
    <style:style style:name="T769" style:family="text">
      <style:text-properties officeooo:rsid="02eb63de"/>
    </style:style>
    <style:style style:name="T770" style:family="text">
      <style:text-properties officeooo:rsid="02ed2be3"/>
    </style:style>
    <style:style style:name="T771" style:family="text">
      <style:text-properties officeooo:rsid="02eed91f"/>
    </style:style>
    <style:style style:name="T772" style:family="text">
      <style:text-properties officeooo:rsid="02effb2d"/>
    </style:style>
    <style:style style:name="T773" style:family="text">
      <style:text-properties officeooo:rsid="02f1440d"/>
    </style:style>
    <style:style style:name="T774" style:family="text">
      <style:text-properties officeooo:rsid="02f1cb1a"/>
    </style:style>
    <style:style style:name="T775" style:family="text">
      <style:text-properties officeooo:rsid="02f2d4a2"/>
    </style:style>
    <style:style style:name="T776" style:family="text">
      <style:text-properties officeooo:rsid="02f3f9ae"/>
    </style:style>
    <style:style style:name="T777" style:family="text">
      <style:text-properties officeooo:rsid="02f5f7ac"/>
    </style:style>
    <style:style style:name="T778" style:family="text">
      <style:text-properties officeooo:rsid="02f786b0"/>
    </style:style>
    <style:style style:name="T779" style:family="text">
      <style:text-properties officeooo:rsid="02f7b687"/>
    </style:style>
    <style:style style:name="T780" style:family="text">
      <style:text-properties officeooo:rsid="02f7e779"/>
    </style:style>
    <style:style style:name="T781" style:family="text">
      <style:text-properties officeooo:rsid="02f97882"/>
    </style:style>
    <style:style style:name="T782" style:family="text">
      <style:text-properties officeooo:rsid="02fb8e88"/>
    </style:style>
    <style:style style:name="T783" style:family="text">
      <style:text-properties officeooo:rsid="02fbae44"/>
    </style:style>
    <style:style style:name="T784" style:family="text">
      <style:text-properties officeooo:rsid="02fbd6b5"/>
    </style:style>
    <style:style style:name="T785" style:family="text">
      <style:text-properties officeooo:rsid="02fda192"/>
    </style:style>
    <style:style style:name="T786" style:family="text">
      <style:text-properties officeooo:rsid="02fe5e84"/>
    </style:style>
    <style:style style:name="T787" style:family="text">
      <style:text-properties officeooo:rsid="02ff5b4f"/>
    </style:style>
    <style:style style:name="T788" style:family="text">
      <style:text-properties officeooo:rsid="030014f2"/>
    </style:style>
    <style:style style:name="T789" style:family="text">
      <style:text-properties officeooo:rsid="03002449"/>
    </style:style>
    <style:style style:name="T790" style:family="text">
      <style:text-properties officeooo:rsid="0300b9fa"/>
    </style:style>
    <style:style style:name="T791" style:family="text">
      <style:text-properties officeooo:rsid="0301260e"/>
    </style:style>
    <style:style style:name="T792" style:family="text">
      <style:text-properties officeooo:rsid="03015c04"/>
    </style:style>
    <style:style style:name="T793" style:family="text">
      <style:text-properties officeooo:rsid="03018976"/>
    </style:style>
    <style:style style:name="T794" style:family="text">
      <style:text-properties officeooo:rsid="0301bb74"/>
    </style:style>
    <style:style style:name="T795" style:family="text">
      <style:text-properties officeooo:rsid="0302e4a0"/>
    </style:style>
    <style:style style:name="T796" style:family="text">
      <style:text-properties officeooo:rsid="03044a9c"/>
    </style:style>
    <style:style style:name="T797" style:family="text">
      <style:text-properties officeooo:rsid="03048b06"/>
    </style:style>
    <style:style style:name="T798" style:family="text">
      <style:text-properties officeooo:rsid="03049046"/>
    </style:style>
    <style:style style:name="T799" style:family="text">
      <style:text-properties officeooo:rsid="0305d483"/>
    </style:style>
    <style:style style:name="T800" style:family="text">
      <style:text-properties officeooo:rsid="0306e72b"/>
    </style:style>
    <style:style style:name="T801" style:family="text">
      <style:text-properties officeooo:rsid="03072010"/>
    </style:style>
    <style:style style:name="T802" style:family="text">
      <style:text-properties officeooo:rsid="03073124"/>
    </style:style>
    <style:style style:name="T803" style:family="text">
      <style:text-properties officeooo:rsid="0308b370"/>
    </style:style>
    <style:style style:name="T804" style:family="text">
      <style:text-properties officeooo:rsid="030e9ecc"/>
    </style:style>
    <style:style style:name="T805" style:family="text">
      <style:text-properties officeooo:rsid="03096da0"/>
    </style:style>
    <style:style style:name="T806" style:family="text">
      <style:text-properties officeooo:rsid="030aa52a"/>
    </style:style>
    <style:style style:name="T807" style:family="text">
      <style:text-properties officeooo:rsid="030b410e"/>
    </style:style>
    <style:style style:name="T808" style:family="text">
      <style:text-properties officeooo:rsid="030d2582"/>
    </style:style>
    <style:style style:name="T809" style:family="text">
      <style:text-properties officeooo:rsid="030f5d7c"/>
    </style:style>
    <style:style style:name="T810" style:family="text">
      <style:text-properties officeooo:rsid="03105e44"/>
    </style:style>
    <style:style style:name="T811" style:family="text">
      <style:text-properties officeooo:rsid="0312469f"/>
    </style:style>
    <style:style style:name="T812" style:family="text">
      <style:text-properties officeooo:rsid="03142518"/>
    </style:style>
    <style:style style:name="T813" style:family="text">
      <style:text-properties officeooo:rsid="0315cea4"/>
    </style:style>
    <style:style style:name="T814" style:family="text">
      <style:text-properties officeooo:rsid="0316e22f"/>
    </style:style>
    <style:style style:name="T815" style:family="text">
      <style:text-properties officeooo:rsid="0317be21"/>
    </style:style>
    <style:style style:name="T816" style:family="text">
      <style:text-properties officeooo:rsid="0317fda5"/>
    </style:style>
    <style:style style:name="T817" style:family="text">
      <style:text-properties officeooo:rsid="03199017"/>
    </style:style>
    <style:style style:name="T818" style:family="text">
      <style:text-properties officeooo:rsid="031ac55d"/>
    </style:style>
    <style:style style:name="T819" style:family="text">
      <style:text-properties officeooo:rsid="031c0fc5"/>
    </style:style>
    <style:style style:name="T820" style:family="text">
      <style:text-properties officeooo:rsid="031d2ebd"/>
    </style:style>
    <style:style style:name="T821" style:family="text">
      <style:text-properties officeooo:rsid="031ee208"/>
    </style:style>
    <style:style style:name="T822" style:family="text">
      <style:text-properties officeooo:rsid="03204da8"/>
    </style:style>
    <style:style style:name="T823" style:family="text">
      <style:text-properties officeooo:rsid="0322351f"/>
    </style:style>
    <style:style style:name="T824" style:family="text">
      <style:text-properties officeooo:rsid="0322fcd2"/>
    </style:style>
    <style:style style:name="T825" style:family="text">
      <style:text-properties officeooo:rsid="0322fdb3"/>
    </style:style>
    <style:style style:name="T826" style:family="text">
      <style:text-properties officeooo:rsid="0323223d"/>
    </style:style>
    <style:style style:name="T827" style:family="text">
      <style:text-properties officeooo:rsid="0323477d"/>
    </style:style>
    <style:style style:name="T828" style:family="text">
      <style:text-properties officeooo:rsid="03237e70"/>
    </style:style>
    <style:style style:name="T829" style:family="text">
      <style:text-properties officeooo:rsid="0324de14"/>
    </style:style>
    <style:style style:name="T830" style:family="text">
      <style:text-properties officeooo:rsid="03264286"/>
    </style:style>
    <style:style style:name="T831" style:family="text">
      <style:text-properties officeooo:rsid="032646ea"/>
    </style:style>
    <style:style style:name="T832" style:family="text">
      <style:text-properties officeooo:rsid="03272c85"/>
    </style:style>
    <style:style style:name="T833" style:family="text">
      <style:text-properties officeooo:rsid="03281a5a"/>
    </style:style>
    <style:style style:name="T834" style:family="text">
      <style:text-properties officeooo:rsid="03297b1a"/>
    </style:style>
    <style:style style:name="T835" style:family="text">
      <style:text-properties officeooo:rsid="0329cff9"/>
    </style:style>
    <style:style style:name="T836" style:family="text">
      <style:text-properties officeooo:rsid="0329e6dc"/>
    </style:style>
    <style:style style:name="T837" style:family="text">
      <style:text-properties officeooo:rsid="032a6a34"/>
    </style:style>
    <style:style style:name="T838" style:family="text">
      <style:text-properties officeooo:rsid="032b3103"/>
    </style:style>
    <style:style style:name="T839" style:family="text">
      <style:text-properties officeooo:rsid="032b610e"/>
    </style:style>
    <style:style style:name="T840" style:family="text">
      <style:text-properties officeooo:rsid="032c7931"/>
    </style:style>
    <style:style style:name="T841" style:family="text">
      <style:text-properties officeooo:rsid="032d7368"/>
    </style:style>
    <style:style style:name="T842" style:family="text">
      <style:text-properties officeooo:rsid="032f605c"/>
    </style:style>
    <style:style style:name="T843" style:family="text">
      <style:text-properties officeooo:rsid="032fa211"/>
    </style:style>
    <style:style style:name="T844" style:family="text">
      <style:text-properties officeooo:rsid="033178da"/>
    </style:style>
    <style:style style:name="T845" style:family="text">
      <style:text-properties officeooo:rsid="0332decd"/>
    </style:style>
    <style:style style:name="T846" style:family="text">
      <style:text-properties officeooo:rsid="0334d8d5"/>
    </style:style>
    <style:style style:name="T847" style:family="text">
      <style:text-properties officeooo:rsid="03368e08"/>
    </style:style>
    <style:style style:name="T848" style:family="text">
      <style:text-properties officeooo:rsid="0338560e"/>
    </style:style>
    <style:style style:name="T849" style:family="text">
      <style:text-properties officeooo:rsid="0339bd89"/>
    </style:style>
    <style:style style:name="T850" style:family="text">
      <style:text-properties officeooo:rsid="033ac41d"/>
    </style:style>
    <style:style style:name="T851" style:family="text">
      <style:text-properties officeooo:rsid="033b48b4"/>
    </style:style>
    <style:style style:name="T852" style:family="text">
      <style:text-properties officeooo:rsid="033bad6b"/>
    </style:style>
    <style:style style:name="T853" style:family="text">
      <style:text-properties officeooo:rsid="033d8029"/>
    </style:style>
    <style:style style:name="T854" style:family="text">
      <style:text-properties officeooo:rsid="033d9123"/>
    </style:style>
    <style:style style:name="T855" style:family="text">
      <style:text-properties officeooo:rsid="033f79e2"/>
    </style:style>
    <style:style style:name="T856" style:family="text">
      <style:text-properties officeooo:rsid="0340f30b"/>
    </style:style>
    <style:style style:name="T857" style:family="text">
      <style:text-properties officeooo:rsid="0341d9d6"/>
    </style:style>
    <style:style style:name="T858" style:family="text">
      <style:text-properties officeooo:rsid="03421e4d"/>
    </style:style>
    <style:style style:name="T859" style:family="text">
      <style:text-properties officeooo:rsid="03431c78"/>
    </style:style>
    <style:style style:name="T860" style:family="text">
      <style:text-properties officeooo:rsid="0343500f"/>
    </style:style>
    <style:style style:name="T861" style:family="text">
      <style:text-properties officeooo:rsid="0343d64f"/>
    </style:style>
    <style:style style:name="T862" style:family="text">
      <style:text-properties officeooo:rsid="03441086"/>
    </style:style>
    <style:style style:name="T863" style:family="text">
      <style:text-properties officeooo:rsid="034515cd"/>
    </style:style>
    <style:style style:name="T864" style:family="text">
      <style:text-properties officeooo:rsid="034653f2"/>
    </style:style>
    <style:style style:name="T865" style:family="text">
      <style:text-properties officeooo:rsid="0346facf"/>
    </style:style>
    <style:style style:name="T866" style:family="text">
      <style:text-properties officeooo:rsid="0347fbf1"/>
    </style:style>
    <style:style style:name="T867" style:family="text">
      <style:text-properties officeooo:rsid="0349aaaf"/>
    </style:style>
    <style:style style:name="T868" style:family="text">
      <style:text-properties officeooo:rsid="0349e6a7"/>
    </style:style>
    <style:style style:name="T869" style:family="text">
      <style:text-properties officeooo:rsid="034b3b98"/>
    </style:style>
    <style:style style:name="T870" style:family="text">
      <style:text-properties officeooo:rsid="034b5355"/>
    </style:style>
    <style:style style:name="T871" style:family="text">
      <style:text-properties officeooo:rsid="034cf466"/>
    </style:style>
    <style:style style:name="T872" style:family="text">
      <style:text-properties officeooo:rsid="034dfca1"/>
    </style:style>
    <style:style style:name="T873" style:family="text">
      <style:text-properties officeooo:rsid="034ff91d"/>
    </style:style>
    <style:style style:name="T874" style:family="text">
      <style:text-properties officeooo:rsid="0350eaeb"/>
    </style:style>
    <style:style style:name="T875" style:family="text">
      <style:text-properties officeooo:rsid="03520f14"/>
    </style:style>
    <style:style style:name="T876" style:family="text">
      <style:text-properties officeooo:rsid="03537801"/>
    </style:style>
    <style:style style:name="T877" style:family="text">
      <style:text-properties officeooo:rsid="0354e2c6"/>
    </style:style>
    <style:style style:name="T878" style:family="text">
      <style:text-properties officeooo:rsid="03557ab4"/>
    </style:style>
    <style:style style:name="T879" style:family="text">
      <style:text-properties officeooo:rsid="0356b4d8"/>
    </style:style>
    <style:style style:name="T880" style:family="text">
      <style:text-properties officeooo:rsid="0357f9e6"/>
    </style:style>
    <style:style style:name="T881" style:family="text">
      <style:text-properties officeooo:rsid="0359be01"/>
    </style:style>
    <style:style style:name="T882" style:family="text">
      <style:text-properties officeooo:rsid="035b3c53"/>
    </style:style>
    <style:style style:name="T883" style:family="text">
      <style:text-properties officeooo:rsid="035c11db"/>
    </style:style>
    <style:style style:name="T884" style:family="text">
      <style:text-properties officeooo:rsid="035d125f"/>
    </style:style>
    <style:style style:name="T885" style:family="text">
      <style:text-properties officeooo:rsid="035d7996"/>
    </style:style>
    <style:style style:name="T886" style:family="text">
      <style:text-properties officeooo:rsid="035f5033"/>
    </style:style>
    <style:style style:name="T887" style:family="text">
      <style:text-properties officeooo:rsid="035fac36"/>
    </style:style>
    <style:style style:name="T888" style:family="text">
      <style:text-properties officeooo:rsid="035fe041"/>
    </style:style>
    <style:style style:name="T889" style:family="text">
      <style:text-properties officeooo:rsid="03609345"/>
    </style:style>
    <style:style style:name="T890" style:family="text">
      <style:text-properties officeooo:rsid="03621db1"/>
    </style:style>
    <style:style style:name="T891" style:family="text">
      <style:text-properties officeooo:rsid="0362e4ad"/>
    </style:style>
    <style:style style:name="T892" style:family="text">
      <style:text-properties officeooo:rsid="03631788"/>
    </style:style>
    <style:style style:name="T893" style:family="text">
      <style:text-properties officeooo:rsid="036372d6"/>
    </style:style>
    <style:style style:name="T894" style:family="text">
      <style:text-properties officeooo:rsid="03643663"/>
    </style:style>
    <style:style style:name="T895" style:family="text">
      <style:text-properties officeooo:rsid="03649f05"/>
    </style:style>
    <style:style style:name="T896" style:family="text">
      <style:text-properties officeooo:rsid="0364fc2f"/>
    </style:style>
    <style:style style:name="T897" style:family="text">
      <style:text-properties officeooo:rsid="0365772e"/>
    </style:style>
    <style:style style:name="T898" style:family="text">
      <style:text-properties officeooo:rsid="0367c5ca"/>
    </style:style>
    <style:style style:name="T899" style:family="text">
      <style:text-properties officeooo:rsid="036961ed"/>
    </style:style>
    <style:style style:name="T900" style:family="text">
      <style:text-properties officeooo:rsid="0369e5e7"/>
    </style:style>
    <style:style style:name="T901" style:family="text">
      <style:text-properties officeooo:rsid="036aad63"/>
    </style:style>
    <style:style style:name="T902" style:family="text">
      <style:text-properties officeooo:rsid="036be326"/>
    </style:style>
    <style:style style:name="T903" style:family="text">
      <style:text-properties officeooo:rsid="036d71e9"/>
    </style:style>
    <style:style style:name="T904" style:family="text">
      <style:text-properties officeooo:rsid="036f1495"/>
    </style:style>
    <style:style style:name="T905" style:family="text">
      <style:text-properties officeooo:rsid="0370bb9e"/>
    </style:style>
    <style:style style:name="T906" style:family="text">
      <style:text-properties officeooo:rsid="03717bde"/>
    </style:style>
    <style:style style:name="T907" style:family="text">
      <style:text-properties officeooo:rsid="0372c32e"/>
    </style:style>
    <style:style style:name="T908" style:family="text">
      <style:text-properties officeooo:rsid="03741c58"/>
    </style:style>
    <style:style style:name="T909" style:family="text">
      <style:text-properties officeooo:rsid="0374d430"/>
    </style:style>
    <style:style style:name="T910" style:family="text">
      <style:text-properties officeooo:rsid="0375d6b1"/>
    </style:style>
    <style:style style:name="T911" style:family="text">
      <style:text-properties officeooo:rsid="0377a24c"/>
    </style:style>
    <style:style style:name="T912" style:family="text">
      <style:text-properties officeooo:rsid="0378c5a3"/>
    </style:style>
    <style:style style:name="T913" style:family="text">
      <style:text-properties officeooo:rsid="037a5b8b"/>
    </style:style>
    <style:style style:name="T914" style:family="text">
      <style:text-properties officeooo:rsid="037bb73b"/>
    </style:style>
    <style:style style:name="T915" style:family="text">
      <style:text-properties officeooo:rsid="037d82f8"/>
    </style:style>
    <style:style style:name="T916" style:family="text">
      <style:text-properties officeooo:rsid="037dd963"/>
    </style:style>
    <style:style style:name="T917" style:family="text">
      <style:text-properties officeooo:rsid="037f83f5"/>
    </style:style>
    <style:style style:name="T918" style:family="text">
      <style:text-properties officeooo:rsid="0380cf92"/>
    </style:style>
    <style:style style:name="T919" style:family="text">
      <style:text-properties officeooo:rsid="03813717"/>
    </style:style>
    <style:style style:name="T920" style:family="text">
      <style:text-properties officeooo:rsid="0381c55f"/>
    </style:style>
    <style:style style:name="T921" style:family="text">
      <style:text-properties officeooo:rsid="0382d249"/>
    </style:style>
    <style:style style:name="T922" style:family="text">
      <style:text-properties officeooo:rsid="03831fac"/>
    </style:style>
    <style:style style:name="T923" style:family="text">
      <style:text-properties officeooo:rsid="0383b2e1"/>
    </style:style>
    <style:style style:name="T924" style:family="text">
      <style:text-properties officeooo:rsid="03857337"/>
    </style:style>
    <style:style style:name="T925" style:family="text">
      <style:text-properties officeooo:rsid="0386778b"/>
    </style:style>
    <style:style style:name="T926" style:family="text">
      <style:text-properties officeooo:rsid="0386e737"/>
    </style:style>
    <style:style style:name="T927" style:family="text">
      <style:text-properties officeooo:rsid="03888cd1"/>
    </style:style>
    <style:style style:name="T928" style:family="text">
      <style:text-properties officeooo:rsid="038a6836"/>
    </style:style>
    <style:style style:name="T929" style:family="text">
      <style:text-properties officeooo:rsid="038be25a"/>
    </style:style>
    <style:style style:name="T930" style:family="text">
      <style:text-properties officeooo:rsid="038ce044"/>
    </style:style>
    <style:style style:name="T931" style:family="text">
      <style:text-properties officeooo:rsid="038e4368"/>
    </style:style>
    <style:style style:name="T932" style:family="text">
      <style:text-properties officeooo:rsid="038f07ff"/>
    </style:style>
    <style:style style:name="T933" style:family="text">
      <style:text-properties officeooo:rsid="0390d54e"/>
    </style:style>
    <style:style style:name="T934" style:family="text">
      <style:text-properties officeooo:rsid="0392d539"/>
    </style:style>
    <style:style style:name="T935" style:family="text">
      <style:text-properties officeooo:rsid="0393d925"/>
    </style:style>
    <style:style style:name="T936" style:family="text">
      <style:text-properties officeooo:rsid="0395cc4b"/>
    </style:style>
    <style:style style:name="T937" style:family="text">
      <style:text-properties officeooo:rsid="0395d843"/>
    </style:style>
    <style:style style:name="T938" style:family="text">
      <style:text-properties officeooo:rsid="0396992e"/>
    </style:style>
    <style:style style:name="T939" style:family="text">
      <style:text-properties officeooo:rsid="0397d671"/>
    </style:style>
    <style:style style:name="T940" style:family="text">
      <style:text-properties officeooo:rsid="0397f9ab"/>
    </style:style>
    <style:style style:name="T941" style:family="text">
      <style:text-properties officeooo:rsid="03981c10"/>
    </style:style>
    <style:style style:name="T942" style:family="text">
      <style:text-properties officeooo:rsid="0398d1fe"/>
    </style:style>
    <style:style style:name="T943" style:family="text">
      <style:text-properties officeooo:rsid="039a3953"/>
    </style:style>
    <style:style style:name="T944" style:family="text">
      <style:text-properties officeooo:rsid="039b8111"/>
    </style:style>
    <style:style style:name="T945" style:family="text">
      <style:text-properties officeooo:rsid="039d0a76"/>
    </style:style>
    <style:style style:name="T946" style:family="text">
      <style:text-properties officeooo:rsid="039f0498"/>
    </style:style>
    <style:style style:name="T947" style:family="text">
      <style:text-properties officeooo:rsid="03a021c8"/>
    </style:style>
    <style:style style:name="T948" style:family="text">
      <style:text-properties officeooo:rsid="03a1e439"/>
    </style:style>
    <style:style style:name="T949" style:family="text">
      <style:text-properties officeooo:rsid="03a2a8cf"/>
    </style:style>
    <style:style style:name="T950" style:family="text">
      <style:text-properties officeooo:rsid="03a4a4bd"/>
    </style:style>
    <style:style style:name="T951" style:family="text">
      <style:text-properties officeooo:rsid="03a5c98c"/>
    </style:style>
    <style:style style:name="T952" style:family="text">
      <style:text-properties officeooo:rsid="03a6f7a9"/>
    </style:style>
    <style:style style:name="T953" style:family="text">
      <style:text-properties officeooo:rsid="03a7986f"/>
    </style:style>
    <style:style style:name="T954" style:family="text">
      <style:text-properties officeooo:rsid="03a7b9e9"/>
    </style:style>
    <style:style style:name="T955" style:family="text">
      <style:text-properties officeooo:rsid="03a8e557"/>
    </style:style>
    <style:style style:name="T956" style:family="text">
      <style:text-properties officeooo:rsid="03a9aa3e"/>
    </style:style>
    <style:style style:name="T957" style:family="text">
      <style:text-properties officeooo:rsid="03a9b943"/>
    </style:style>
    <style:style style:name="T958" style:family="text">
      <style:text-properties officeooo:rsid="03a9ef9f"/>
    </style:style>
    <style:style style:name="T959" style:family="text">
      <style:text-properties officeooo:rsid="03aaf79e"/>
    </style:style>
    <style:style style:name="T960" style:family="text">
      <style:text-properties officeooo:rsid="03ac2d7d"/>
    </style:style>
    <style:style style:name="T961" style:family="text">
      <style:text-properties officeooo:rsid="03add9af"/>
    </style:style>
    <style:style style:name="T962" style:family="text">
      <style:text-properties officeooo:rsid="03aeb686"/>
    </style:style>
    <style:style style:name="T963" style:family="text">
      <style:text-properties officeooo:rsid="03b9372d"/>
    </style:style>
    <style:style style:name="T964" style:family="text">
      <style:text-properties officeooo:rsid="03b9cee0"/>
    </style:style>
    <style:style style:name="T965" style:family="text">
      <style:text-properties officeooo:rsid="03bba700"/>
    </style:style>
    <style:style style:name="T966" style:family="text">
      <style:text-properties officeooo:rsid="03bd551d"/>
    </style:style>
    <style:style style:name="T967" style:family="text">
      <style:text-properties officeooo:rsid="03befa38"/>
    </style:style>
    <style:style style:name="T968" style:family="text">
      <style:text-properties officeooo:rsid="03c07a6b"/>
    </style:style>
    <style:style style:name="T969" style:family="text">
      <style:text-properties officeooo:rsid="03c1edd7"/>
    </style:style>
    <style:style style:name="T970" style:family="text">
      <style:text-properties officeooo:rsid="03c3a347"/>
    </style:style>
    <style:style style:name="T971" style:family="text">
      <style:text-properties officeooo:rsid="03c575ed"/>
    </style:style>
    <style:style style:name="T972" style:family="text">
      <style:text-properties officeooo:rsid="03c7c715"/>
    </style:style>
    <style:style style:name="T973" style:family="text">
      <style:text-properties officeooo:rsid="03c65cd2"/>
    </style:style>
    <style:style style:name="T974" style:family="text">
      <style:text-properties officeooo:rsid="03c986fd"/>
    </style:style>
    <style:style style:name="T975" style:family="text">
      <style:text-properties officeooo:rsid="03ca9e36"/>
    </style:style>
    <style:style style:name="T976" style:family="text">
      <style:text-properties officeooo:rsid="03cab681"/>
    </style:style>
    <style:style style:name="T977" style:family="text">
      <style:text-properties officeooo:rsid="03cbd2ca"/>
    </style:style>
    <style:style style:name="T978" style:family="text">
      <style:text-properties officeooo:rsid="03cd335d"/>
    </style:style>
    <style:style style:name="T979" style:family="text">
      <style:text-properties officeooo:rsid="03ce3373"/>
    </style:style>
    <style:style style:name="T980" style:family="text">
      <style:text-properties officeooo:rsid="03cf135a"/>
    </style:style>
    <style:style style:name="T981" style:family="text">
      <style:text-properties officeooo:rsid="03d0db17"/>
    </style:style>
    <style:style style:name="T982" style:family="text">
      <style:text-properties officeooo:rsid="03d27b29"/>
    </style:style>
    <style:style style:name="T983" style:family="text">
      <style:text-properties officeooo:rsid="03d2bd9d"/>
    </style:style>
    <style:style style:name="T984" style:family="text">
      <style:text-properties officeooo:rsid="03d34c34"/>
    </style:style>
    <style:style style:name="T985" style:family="text">
      <style:text-properties officeooo:rsid="03d3c2ab"/>
    </style:style>
    <style:style style:name="T986" style:family="text">
      <style:text-properties officeooo:rsid="03d4f96d"/>
    </style:style>
    <style:style style:name="T987" style:family="text">
      <style:text-properties officeooo:rsid="03d6bb21"/>
    </style:style>
    <style:style style:name="T988" style:family="text">
      <style:text-properties officeooo:rsid="03d81cfb"/>
    </style:style>
    <style:style style:name="T989" style:family="text">
      <style:text-properties officeooo:rsid="03d88f06"/>
    </style:style>
    <style:style style:name="T990" style:family="text">
      <style:text-properties officeooo:rsid="03d90159"/>
    </style:style>
    <style:style style:name="T991" style:family="text">
      <style:text-properties officeooo:rsid="03dab6ee"/>
    </style:style>
    <style:style style:name="T992" style:family="text">
      <style:text-properties officeooo:rsid="03dab706"/>
    </style:style>
    <style:style style:name="T993" style:family="text">
      <style:text-properties officeooo:rsid="03db2afd"/>
    </style:style>
    <style:style style:name="T994" style:family="text">
      <style:text-properties officeooo:rsid="03dcf6f1"/>
    </style:style>
    <style:style style:name="T995" style:family="text">
      <style:text-properties officeooo:rsid="03def6e0"/>
    </style:style>
    <style:style style:name="T996" style:family="text">
      <style:text-properties officeooo:rsid="03def7ca"/>
    </style:style>
    <style:style style:name="T997" style:family="text">
      <style:text-properties officeooo:rsid="03e079ac"/>
    </style:style>
    <style:style style:name="T998" style:family="text">
      <style:text-properties officeooo:rsid="03e1c5e0"/>
    </style:style>
    <style:style style:name="T999" style:family="text">
      <style:text-properties officeooo:rsid="03e1e854"/>
    </style:style>
    <style:style style:name="T1000" style:family="text">
      <style:text-properties officeooo:rsid="03e339e8"/>
    </style:style>
    <style:style style:name="T1001" style:family="text">
      <style:text-properties officeooo:rsid="03e3646b"/>
    </style:style>
    <style:style style:name="T1002" style:family="text">
      <style:text-properties officeooo:rsid="03e48f95"/>
    </style:style>
    <style:style style:name="T1003" style:family="text">
      <style:text-properties officeooo:rsid="03e5251d"/>
    </style:style>
    <style:style style:name="T1004" style:family="text">
      <style:text-properties officeooo:rsid="03e70d41"/>
    </style:style>
    <style:style style:name="T1005" style:family="text">
      <style:text-properties officeooo:rsid="03e8cc7e"/>
    </style:style>
    <style:style style:name="T1006" style:family="text">
      <style:text-properties officeooo:rsid="03e8f7bb"/>
    </style:style>
    <style:style style:name="T1007" style:family="text">
      <style:text-properties officeooo:rsid="03eb1864"/>
    </style:style>
    <style:style style:name="T1008" style:family="text">
      <style:text-properties officeooo:rsid="03ea61f8"/>
    </style:style>
    <style:style style:name="T1009" style:family="text">
      <style:text-properties officeooo:rsid="03ee0298"/>
    </style:style>
    <style:style style:name="T1010" style:family="text">
      <style:text-properties officeooo:rsid="03ee4ed2"/>
    </style:style>
    <style:style style:name="T1011" style:family="text">
      <style:text-properties officeooo:rsid="03ef26f1"/>
    </style:style>
    <style:style style:name="T1012" style:family="text">
      <style:text-properties officeooo:rsid="03efb5b4"/>
    </style:style>
    <style:style style:name="T1013" style:family="text">
      <style:text-properties officeooo:rsid="03f0c5aa"/>
    </style:style>
    <style:style style:name="T1014" style:family="text">
      <style:text-properties officeooo:rsid="03f19449"/>
    </style:style>
    <style:style style:name="T1015" style:family="text">
      <style:text-properties officeooo:rsid="03f26ae0"/>
    </style:style>
    <style:style style:name="T1016" style:family="text">
      <style:text-properties officeooo:rsid="03f42e15"/>
    </style:style>
    <style:style style:name="T1017" style:family="text">
      <style:text-properties officeooo:rsid="03f444ec"/>
    </style:style>
    <style:style style:name="T1018" style:family="text">
      <style:text-properties officeooo:rsid="03f5ee4a"/>
    </style:style>
    <style:style style:name="T1019" style:family="text">
      <style:text-properties officeooo:rsid="03f75361"/>
    </style:style>
    <style:style style:name="T1020" style:family="text">
      <style:text-properties officeooo:rsid="03f9a70d"/>
    </style:style>
    <style:style style:name="T1021" style:family="text">
      <style:text-properties officeooo:rsid="03f9c926"/>
    </style:style>
    <style:style style:name="T1022" style:family="text">
      <style:text-properties officeooo:rsid="03f9e387"/>
    </style:style>
    <style:style style:name="T1023" style:family="text">
      <style:text-properties officeooo:rsid="03f9f927"/>
    </style:style>
    <style:style style:name="T1024" style:family="text">
      <style:text-properties officeooo:rsid="03fba0a7"/>
    </style:style>
    <style:style style:name="T1025" style:family="text">
      <style:text-properties officeooo:rsid="03fbff9a"/>
    </style:style>
    <style:style style:name="T1026" style:family="text">
      <style:text-properties officeooo:rsid="03fc6667"/>
    </style:style>
    <style:style style:name="T1027" style:family="text">
      <style:text-properties officeooo:rsid="03fd5c27"/>
    </style:style>
    <style:style style:name="T1028" style:family="text">
      <style:text-properties officeooo:rsid="03ff410b"/>
    </style:style>
    <style:style style:name="T1029" style:family="text">
      <style:text-properties officeooo:rsid="04006057"/>
    </style:style>
    <style:style style:name="T1030" style:family="text">
      <style:text-properties officeooo:rsid="0400f3fe"/>
    </style:style>
    <style:style style:name="T1031" style:family="text">
      <style:text-properties officeooo:rsid="04026691"/>
    </style:style>
    <style:style style:name="T1032" style:family="text">
      <style:text-properties officeooo:rsid="0403a4c2"/>
    </style:style>
    <style:style style:name="T1033" style:family="text">
      <style:text-properties officeooo:rsid="04058b7e"/>
    </style:style>
    <style:style style:name="T1034" style:family="text">
      <style:text-properties officeooo:rsid="0406743c"/>
    </style:style>
    <style:style style:name="T1035" style:family="text">
      <style:text-properties officeooo:rsid="0406b68c"/>
    </style:style>
    <style:style style:name="T1036" style:family="text">
      <style:text-properties officeooo:rsid="04088f91"/>
    </style:style>
    <style:style style:name="T1037" style:family="text">
      <style:text-properties officeooo:rsid="0409bb4a"/>
    </style:style>
    <style:style style:name="T1038" style:family="text">
      <style:text-properties officeooo:rsid="040a6560"/>
    </style:style>
    <style:style style:name="T1039" style:family="text">
      <style:text-properties officeooo:rsid="040b6ed3"/>
    </style:style>
    <style:style style:name="T1040" style:family="text">
      <style:text-properties officeooo:rsid="040c29c5"/>
    </style:style>
    <style:style style:name="T1041" style:family="text">
      <style:text-properties officeooo:rsid="040de731"/>
    </style:style>
    <style:style style:name="T1042" style:family="text">
      <style:text-properties officeooo:rsid="040f74ec"/>
    </style:style>
    <style:style style:name="T1043" style:family="text">
      <style:text-properties officeooo:rsid="0410533a"/>
    </style:style>
    <style:style style:name="T1044" style:family="text">
      <style:text-properties officeooo:rsid="0410d49f"/>
    </style:style>
    <style:style style:name="T1045" style:family="text">
      <style:text-properties officeooo:rsid="041136aa"/>
    </style:style>
    <style:style style:name="T1046" style:family="text">
      <style:text-properties officeooo:rsid="04130a3e"/>
    </style:style>
    <style:style style:name="T1047" style:family="text">
      <style:text-properties officeooo:rsid="0414391d"/>
    </style:style>
    <style:style style:name="T1048" style:family="text">
      <style:text-properties officeooo:rsid="04145329"/>
    </style:style>
    <style:style style:name="T1049" style:family="text">
      <style:text-properties officeooo:rsid="04160002"/>
    </style:style>
    <style:style style:name="T1050" style:family="text">
      <style:text-properties officeooo:rsid="0416a502"/>
    </style:style>
    <style:style style:name="T1051" style:family="text">
      <style:text-properties officeooo:rsid="041862ae"/>
    </style:style>
    <style:style style:name="T1052" style:family="text">
      <style:text-properties officeooo:rsid="04196cf8"/>
    </style:style>
    <style:style style:name="T1053" style:family="text">
      <style:text-properties officeooo:rsid="0419768a"/>
    </style:style>
    <style:style style:name="T1054" style:family="text">
      <style:text-properties officeooo:rsid="041a5014"/>
    </style:style>
    <style:style style:name="T1055" style:family="text">
      <style:text-properties officeooo:rsid="041aa4a9"/>
    </style:style>
    <style:style style:name="T1056" style:family="text">
      <style:text-properties officeooo:rsid="041bf8ce"/>
    </style:style>
    <style:style style:name="T1057" style:family="text">
      <style:text-properties officeooo:rsid="041d61f2"/>
    </style:style>
    <style:style style:name="T1058" style:family="text">
      <style:text-properties officeooo:rsid="041d7863"/>
    </style:style>
    <style:style style:name="T1059" style:family="text">
      <style:text-properties officeooo:rsid="041e10af"/>
    </style:style>
    <style:style style:name="T1060" style:family="text">
      <style:text-properties officeooo:rsid="041e3e28"/>
    </style:style>
    <style:style style:name="T1061" style:family="text">
      <style:text-properties officeooo:rsid="041ef9dc"/>
    </style:style>
    <style:style style:name="T1062" style:family="text">
      <style:text-properties officeooo:rsid="041fc36a"/>
    </style:style>
    <style:style style:name="T1063" style:family="text">
      <style:text-properties officeooo:rsid="0420cbbe"/>
    </style:style>
    <style:style style:name="T1064" style:family="text">
      <style:text-properties officeooo:rsid="04217ffa"/>
    </style:style>
    <style:style style:name="T1065" style:family="text">
      <style:text-properties officeooo:rsid="04223ef8"/>
    </style:style>
    <style:style style:name="T1066" style:family="text">
      <style:text-properties officeooo:rsid="042430c0"/>
    </style:style>
    <style:style style:name="T1067" style:family="text">
      <style:text-properties officeooo:rsid="0424ce27"/>
    </style:style>
    <style:style style:name="T1068" style:family="text">
      <style:text-properties officeooo:rsid="04257009"/>
    </style:style>
    <style:style style:name="T1069" style:family="text">
      <style:text-properties officeooo:rsid="0a8c907f"/>
    </style:style>
    <style:style style:name="T1070" style:family="text">
      <style:text-properties officeooo:rsid="0426d8e2"/>
    </style:style>
    <style:style style:name="T1071" style:family="text">
      <style:text-properties officeooo:rsid="0427f94d"/>
    </style:style>
    <style:style style:name="T1072" style:family="text">
      <style:text-properties officeooo:rsid="04283856"/>
    </style:style>
    <style:style style:name="T1073" style:family="text">
      <style:text-properties officeooo:rsid="04289b63"/>
    </style:style>
    <style:style style:name="T1074" style:family="text">
      <style:text-properties officeooo:rsid="0a8c42b6"/>
    </style:style>
    <style:style style:name="T1075" style:family="text">
      <style:text-properties officeooo:rsid="0429ea5a"/>
    </style:style>
    <style:style style:name="T1076" style:family="text">
      <style:text-properties officeooo:rsid="042b8762"/>
    </style:style>
    <style:style style:name="T1077" style:family="text">
      <style:text-properties officeooo:rsid="042f39ff"/>
    </style:style>
    <style:style style:name="T1078" style:family="text">
      <style:text-properties officeooo:rsid="043006d7"/>
    </style:style>
    <style:style style:name="T1079" style:family="text">
      <style:text-properties officeooo:rsid="0430eac9"/>
    </style:style>
    <style:style style:name="T1080" style:family="text">
      <style:text-properties officeooo:rsid="0431a286"/>
    </style:style>
    <style:style style:name="T1081" style:family="text">
      <style:text-properties officeooo:rsid="0432d53c"/>
    </style:style>
    <style:style style:name="T1082" style:family="text">
      <style:text-properties officeooo:rsid="0433455a"/>
    </style:style>
    <style:style style:name="T1083" style:family="text">
      <style:text-properties officeooo:rsid="04340813"/>
    </style:style>
    <style:style style:name="T1084" style:family="text">
      <style:text-properties officeooo:rsid="043571dd"/>
    </style:style>
    <style:style style:name="T1085" style:family="text">
      <style:text-properties officeooo:rsid="0436a07a"/>
    </style:style>
    <style:style style:name="T1086" style:family="text">
      <style:text-properties officeooo:rsid="04380c03"/>
    </style:style>
    <style:style style:name="T1087" style:family="text">
      <style:text-properties officeooo:rsid="0439ade2"/>
    </style:style>
    <style:style style:name="T1088" style:family="text">
      <style:text-properties officeooo:rsid="04397399"/>
    </style:style>
    <style:style style:name="T1089" style:family="text">
      <style:text-properties officeooo:rsid="043b3ff1"/>
    </style:style>
    <style:style style:name="T1090" style:family="text">
      <style:text-properties officeooo:rsid="043ba632"/>
    </style:style>
    <style:style style:name="T1091" style:family="text">
      <style:text-properties officeooo:rsid="043c93ca"/>
    </style:style>
    <style:style style:name="T1092" style:family="text">
      <style:text-properties officeooo:rsid="043cbfb5"/>
    </style:style>
    <style:style style:name="T1093" style:family="text">
      <style:text-properties officeooo:rsid="043e5788"/>
    </style:style>
    <style:style style:name="T1094" style:family="text">
      <style:text-properties officeooo:rsid="04403f71"/>
    </style:style>
    <style:style style:name="T1095" style:family="text">
      <style:text-properties officeooo:rsid="044140ce"/>
    </style:style>
    <style:style style:name="T1096" style:family="text">
      <style:text-properties officeooo:rsid="0443030d"/>
    </style:style>
    <style:style style:name="T1097" style:family="text">
      <style:text-properties officeooo:rsid="04438492"/>
    </style:style>
    <style:style style:name="T1098" style:family="text">
      <style:text-properties officeooo:rsid="04442bc0"/>
    </style:style>
    <style:style style:name="T1099" style:family="text">
      <style:text-properties officeooo:rsid="044577d7"/>
    </style:style>
    <style:style style:name="T1100" style:family="text">
      <style:text-properties officeooo:rsid="0446ae6b"/>
    </style:style>
    <style:style style:name="T1101" style:family="text">
      <style:text-properties officeooo:rsid="04475dbd"/>
    </style:style>
    <style:style style:name="T1102" style:family="text">
      <style:text-properties officeooo:rsid="04482a7a"/>
    </style:style>
    <style:style style:name="T1103" style:family="text">
      <style:text-properties officeooo:rsid="044a0a51"/>
    </style:style>
    <style:style style:name="T1104" style:family="text">
      <style:text-properties officeooo:rsid="044b2346"/>
    </style:style>
    <style:style style:name="T1105" style:family="text">
      <style:text-properties officeooo:rsid="044cc6c1"/>
    </style:style>
    <style:style style:name="T1106" style:family="text">
      <style:text-properties officeooo:rsid="044e240c"/>
    </style:style>
    <style:style style:name="T1107" style:family="text">
      <style:text-properties officeooo:rsid="044e8c9a"/>
    </style:style>
    <style:style style:name="T1108" style:family="text">
      <style:text-properties officeooo:rsid="044fcff4"/>
    </style:style>
    <style:style style:name="T1109" style:family="text">
      <style:text-properties officeooo:rsid="0451bafe"/>
    </style:style>
    <style:style style:name="T1110" style:family="text">
      <style:text-properties officeooo:rsid="0454e873"/>
    </style:style>
    <style:style style:name="T1111" style:family="text">
      <style:text-properties officeooo:rsid="0456436f"/>
    </style:style>
    <style:style style:name="T1112" style:family="text">
      <style:text-properties officeooo:rsid="0457a62b"/>
    </style:style>
    <style:style style:name="T1113" style:family="text">
      <style:text-properties officeooo:rsid="045839de"/>
    </style:style>
    <style:style style:name="T1114" style:family="text">
      <style:text-properties officeooo:rsid="0458e6cc"/>
    </style:style>
    <style:style style:name="T1115" style:family="text">
      <style:text-properties officeooo:rsid="04591cdf"/>
    </style:style>
    <style:style style:name="T1116" style:family="text">
      <style:text-properties officeooo:rsid="045ace56"/>
    </style:style>
    <style:style style:name="T1117" style:family="text">
      <style:text-properties officeooo:rsid="045c6022"/>
    </style:style>
    <style:style style:name="T1118" style:family="text">
      <style:text-properties officeooo:rsid="04618c12"/>
    </style:style>
    <style:style style:name="T1119" style:family="text">
      <style:text-properties officeooo:rsid="0462c535"/>
    </style:style>
    <style:style style:name="T1120" style:family="text">
      <style:text-properties officeooo:rsid="04643f85"/>
    </style:style>
    <style:style style:name="T1121" style:family="text">
      <style:text-properties officeooo:rsid="0464f510"/>
    </style:style>
    <style:style style:name="T1122" style:family="text">
      <style:text-properties officeooo:rsid="0466e382"/>
    </style:style>
    <style:style style:name="T1123" style:family="text">
      <style:text-properties officeooo:rsid="0467c465"/>
    </style:style>
    <style:style style:name="T1124" style:family="text">
      <style:text-properties officeooo:rsid="046807e2"/>
    </style:style>
    <style:style style:name="T1125" style:family="text">
      <style:text-properties officeooo:rsid="04694597"/>
    </style:style>
    <style:style style:name="T1126" style:family="text">
      <style:text-properties officeooo:rsid="046b3c13"/>
    </style:style>
    <style:style style:name="T1127" style:family="text">
      <style:text-properties officeooo:rsid="046dad59"/>
    </style:style>
    <style:style style:name="T1128" style:family="text">
      <style:text-properties officeooo:rsid="046e86e0"/>
    </style:style>
    <style:style style:name="T1129" style:family="text">
      <style:text-properties officeooo:rsid="046ef451"/>
    </style:style>
    <style:style style:name="T1130" style:family="text">
      <style:text-properties officeooo:rsid="046f248d"/>
    </style:style>
    <style:style style:name="T1131" style:family="text">
      <style:text-properties officeooo:rsid="04710203"/>
    </style:style>
    <style:style style:name="T1132" style:family="text">
      <style:text-properties officeooo:rsid="047288a1"/>
    </style:style>
    <style:style style:name="T1133" style:family="text">
      <style:text-properties officeooo:rsid="0472d8f9"/>
    </style:style>
    <style:style style:name="T1134" style:family="text">
      <style:text-properties officeooo:rsid="04745cda"/>
    </style:style>
    <style:style style:name="T1135" style:family="text">
      <style:text-properties officeooo:rsid="047465cb"/>
    </style:style>
    <style:style style:name="T1136" style:family="text">
      <style:text-properties officeooo:rsid="04794655"/>
    </style:style>
    <style:style style:name="T1137" style:family="text">
      <style:text-properties officeooo:rsid="047545ec"/>
    </style:style>
    <style:style style:name="T1138" style:family="text">
      <style:text-properties officeooo:rsid="04764e88"/>
    </style:style>
    <style:style style:name="T1139" style:family="text">
      <style:text-properties officeooo:rsid="04783ad1"/>
    </style:style>
    <style:style style:name="T1140" style:family="text">
      <style:text-properties officeooo:rsid="047acc87"/>
    </style:style>
    <style:style style:name="T1141" style:family="text">
      <style:text-properties officeooo:rsid="048094fc"/>
    </style:style>
    <style:style style:name="T1142" style:family="text">
      <style:text-properties officeooo:rsid="0480dedb"/>
    </style:style>
    <style:style style:name="T1143" style:family="text">
      <style:text-properties officeooo:rsid="0481a997"/>
    </style:style>
    <style:style style:name="T1144" style:family="text">
      <style:text-properties officeooo:rsid="04830181"/>
    </style:style>
    <style:style style:name="T1145" style:family="text">
      <style:text-properties officeooo:rsid="0486b622"/>
    </style:style>
    <style:style style:name="T1146" style:family="text">
      <style:text-properties officeooo:rsid="048429d6"/>
    </style:style>
    <style:style style:name="T1147" style:family="text">
      <style:text-properties officeooo:rsid="04860901"/>
    </style:style>
    <style:style style:name="T1148" style:family="text">
      <style:text-properties officeooo:rsid="04863e7f"/>
    </style:style>
    <style:style style:name="T1149" style:family="text">
      <style:text-properties officeooo:rsid="0486f674"/>
    </style:style>
    <style:style style:name="T1150" style:family="text">
      <style:text-properties officeooo:rsid="04882a28"/>
    </style:style>
    <style:style style:name="T1151" style:family="text">
      <style:text-properties officeooo:rsid="0489a8e2"/>
    </style:style>
    <style:style style:name="T1152" style:family="text">
      <style:text-properties officeooo:rsid="048a1d02"/>
    </style:style>
    <style:style style:name="T1153" style:family="text">
      <style:text-properties officeooo:rsid="048acdf1"/>
    </style:style>
    <style:style style:name="T1154" style:family="text">
      <style:text-properties officeooo:rsid="048be1e8"/>
    </style:style>
    <style:style style:name="T1155" style:family="text">
      <style:text-properties officeooo:rsid="048d7089"/>
    </style:style>
    <style:style style:name="T1156" style:family="text">
      <style:text-properties officeooo:rsid="048dc1e5"/>
    </style:style>
    <style:style style:name="T1157" style:family="text">
      <style:text-properties officeooo:rsid="048e10fa"/>
    </style:style>
    <style:style style:name="T1158" style:family="text">
      <style:text-properties officeooo:rsid="04900ab0"/>
    </style:style>
    <style:style style:name="T1159" style:family="text">
      <style:text-properties officeooo:rsid="04917448"/>
    </style:style>
    <style:style style:name="T1160" style:family="text">
      <style:text-properties officeooo:rsid="04927694"/>
    </style:style>
    <style:style style:name="T1161" style:family="text">
      <style:text-properties officeooo:rsid="049456db"/>
    </style:style>
    <style:style style:name="T1162" style:family="text">
      <style:text-properties officeooo:rsid="0495b4d2"/>
    </style:style>
    <style:style style:name="T1163" style:family="text">
      <style:text-properties officeooo:rsid="0496708f"/>
    </style:style>
    <style:style style:name="T1164" style:family="text">
      <style:text-properties officeooo:rsid="0498236b"/>
    </style:style>
    <style:style style:name="T1165" style:family="text">
      <style:text-properties officeooo:rsid="049999dc"/>
    </style:style>
    <style:style style:name="T1166" style:family="text">
      <style:text-properties officeooo:rsid="0499cdfb"/>
    </style:style>
    <style:style style:name="T1167" style:family="text">
      <style:text-properties officeooo:rsid="049aa87e"/>
    </style:style>
    <style:style style:name="T1168" style:family="text">
      <style:text-properties officeooo:rsid="049bbee5"/>
    </style:style>
    <style:style style:name="T1169" style:family="text">
      <style:text-properties officeooo:rsid="049d25cf"/>
    </style:style>
    <style:style style:name="T1170" style:family="text">
      <style:text-properties officeooo:rsid="049ed51c"/>
    </style:style>
    <style:style style:name="T1171" style:family="text">
      <style:text-properties officeooo:rsid="049f938c"/>
    </style:style>
    <style:style style:name="T1172" style:family="text">
      <style:text-properties officeooo:rsid="04a0d643"/>
    </style:style>
    <style:style style:name="T1173" style:family="text">
      <style:text-properties officeooo:rsid="04a13aaa"/>
    </style:style>
    <style:style style:name="T1174" style:family="text">
      <style:text-properties officeooo:rsid="04a31cf5"/>
    </style:style>
    <style:style style:name="T1175" style:family="text">
      <style:text-properties officeooo:rsid="04a34b36"/>
    </style:style>
    <style:style style:name="T1176" style:family="text">
      <style:text-properties officeooo:rsid="04a40ceb"/>
    </style:style>
    <style:style style:name="T1177" style:family="text">
      <style:text-properties officeooo:rsid="04a4353c"/>
    </style:style>
    <style:style style:name="T1178" style:family="text">
      <style:text-properties officeooo:rsid="04a4d85c"/>
    </style:style>
    <style:style style:name="T1179" style:family="text">
      <style:text-properties officeooo:rsid="04a528fe"/>
    </style:style>
    <style:style style:name="T1180" style:family="text">
      <style:text-properties officeooo:rsid="04a71059"/>
    </style:style>
    <style:style style:name="T1181" style:family="text">
      <style:text-properties officeooo:rsid="04a84079"/>
    </style:style>
    <style:style style:name="T1182" style:family="text">
      <style:text-properties officeooo:rsid="04a988b7"/>
    </style:style>
    <style:style style:name="T1183" style:family="text">
      <style:text-properties officeooo:rsid="04aa7d2c"/>
    </style:style>
    <style:style style:name="T1184" style:family="text">
      <style:text-properties officeooo:rsid="04aad0e1"/>
    </style:style>
    <style:style style:name="T1185" style:family="text">
      <style:text-properties officeooo:rsid="04aca69f"/>
    </style:style>
    <style:style style:name="T1186" style:family="text">
      <style:text-properties officeooo:rsid="04ae383a"/>
    </style:style>
    <style:style style:name="T1187" style:family="text">
      <style:text-properties officeooo:rsid="04afda18"/>
    </style:style>
    <style:style style:name="T1188" style:family="text">
      <style:text-properties officeooo:rsid="04b14ab1"/>
    </style:style>
    <style:style style:name="T1189" style:family="text">
      <style:text-properties officeooo:rsid="04b1821b"/>
    </style:style>
    <style:style style:name="T1190" style:family="text">
      <style:text-properties officeooo:rsid="04b34f2d"/>
    </style:style>
    <style:style style:name="T1191" style:family="text">
      <style:text-properties officeooo:rsid="04b35081"/>
    </style:style>
    <style:style style:name="T1192" style:family="text">
      <style:text-properties officeooo:rsid="04b4809b"/>
    </style:style>
    <style:style style:name="T1193" style:family="text">
      <style:text-properties officeooo:rsid="04b621df"/>
    </style:style>
    <style:style style:name="T1194" style:family="text">
      <style:text-properties officeooo:rsid="04b6c1f1"/>
    </style:style>
    <style:style style:name="T1195" style:family="text">
      <style:text-properties officeooo:rsid="04b8310c"/>
    </style:style>
    <style:style style:name="T1196" style:family="text">
      <style:text-properties officeooo:rsid="04b9e4d2"/>
    </style:style>
    <style:style style:name="T1197" style:family="text">
      <style:text-properties officeooo:rsid="04bae570"/>
    </style:style>
    <style:style style:name="T1198" style:family="text">
      <style:text-properties officeooo:rsid="04bc2b56"/>
    </style:style>
    <style:style style:name="T1199" style:family="text">
      <style:text-properties officeooo:rsid="04bcd1d6"/>
    </style:style>
    <style:style style:name="T1200" style:family="text">
      <style:text-properties officeooo:rsid="04bde7d2"/>
    </style:style>
    <style:style style:name="T1201" style:family="text">
      <style:text-properties officeooo:rsid="04bf0d7a"/>
    </style:style>
    <style:style style:name="T1202" style:family="text">
      <style:text-properties officeooo:rsid="04bfd1f0"/>
    </style:style>
    <style:style style:name="T1203" style:family="text">
      <style:text-properties officeooo:rsid="04c1a60a"/>
    </style:style>
    <style:style style:name="T1204" style:family="text">
      <style:text-properties officeooo:rsid="04c1c6e8"/>
    </style:style>
    <style:style style:name="T1205" style:family="text">
      <style:text-properties officeooo:rsid="04c1f350"/>
    </style:style>
    <style:style style:name="T1206" style:family="text">
      <style:text-properties officeooo:rsid="04c29144"/>
    </style:style>
    <style:style style:name="T1207" style:family="text">
      <style:text-properties officeooo:rsid="04c2a843"/>
    </style:style>
    <style:style style:name="T1208" style:family="text">
      <style:text-properties officeooo:rsid="04c31edc"/>
    </style:style>
    <style:style style:name="T1209" style:family="text">
      <style:text-properties officeooo:rsid="04c4c296"/>
    </style:style>
    <style:style style:name="T1210" style:family="text">
      <style:text-properties officeooo:rsid="04c4e54d"/>
    </style:style>
    <style:style style:name="T1211" style:family="text">
      <style:text-properties officeooo:rsid="04c942c4"/>
    </style:style>
    <style:style style:name="T1212" style:family="text">
      <style:text-properties officeooo:rsid="04c6be36"/>
    </style:style>
    <style:style style:name="T1213" style:family="text">
      <style:text-properties officeooo:rsid="04c758de"/>
    </style:style>
    <style:style style:name="T1214" style:family="text">
      <style:text-properties officeooo:rsid="04ca9c35"/>
    </style:style>
    <style:style style:name="T1215" style:family="text">
      <style:text-properties officeooo:rsid="04caada6"/>
    </style:style>
    <style:style style:name="T1216" style:family="text">
      <style:text-properties officeooo:rsid="04cb6628"/>
    </style:style>
    <style:style style:name="T1217" style:family="text">
      <style:text-properties officeooo:rsid="04cd0957"/>
    </style:style>
    <style:style style:name="T1218" style:family="text">
      <style:text-properties officeooo:rsid="04cddf45"/>
    </style:style>
    <style:style style:name="T1219" style:family="text">
      <style:text-properties officeooo:rsid="04ce5383"/>
    </style:style>
    <style:style style:name="T1220" style:family="text">
      <style:text-properties officeooo:rsid="04cf6375"/>
    </style:style>
    <style:style style:name="T1221" style:family="text">
      <style:text-properties officeooo:rsid="04d0e6b7"/>
    </style:style>
    <style:style style:name="T1222" style:family="text">
      <style:text-properties officeooo:rsid="04d165b3"/>
    </style:style>
    <style:style style:name="T1223" style:family="text">
      <style:text-properties officeooo:rsid="04d2803a"/>
    </style:style>
    <style:style style:name="T1224" style:family="text">
      <style:text-properties officeooo:rsid="04d3fe33"/>
    </style:style>
    <style:style style:name="T1225" style:family="text">
      <style:text-properties officeooo:rsid="04d5cc53"/>
    </style:style>
    <style:style style:name="T1226" style:family="text">
      <style:text-properties officeooo:rsid="04d779f5"/>
    </style:style>
    <style:style style:name="T1227" style:family="text">
      <style:text-properties officeooo:rsid="04d858c1"/>
    </style:style>
    <style:style style:name="T1228" style:family="text">
      <style:text-properties officeooo:rsid="04d95ee0"/>
    </style:style>
    <style:style style:name="T1229" style:family="text">
      <style:text-properties officeooo:rsid="04d96c8f"/>
    </style:style>
    <style:style style:name="T1230" style:family="text">
      <style:text-properties officeooo:rsid="04db07fa"/>
    </style:style>
    <style:style style:name="T1231" style:family="text">
      <style:text-properties officeooo:rsid="04dcd546"/>
    </style:style>
    <style:style style:name="T1232" style:family="text">
      <style:text-properties officeooo:rsid="04ddbe88"/>
    </style:style>
    <style:style style:name="T1233" style:family="text">
      <style:text-properties officeooo:rsid="04deaa59"/>
    </style:style>
    <style:style style:name="T1234" style:family="text">
      <style:text-properties officeooo:rsid="04df4e37"/>
    </style:style>
    <style:style style:name="T1235" style:family="text">
      <style:text-properties officeooo:rsid="04e085e9"/>
    </style:style>
    <style:style style:name="T1236" style:family="text">
      <style:text-properties officeooo:rsid="04e11e56"/>
    </style:style>
    <style:style style:name="T1237" style:family="text">
      <style:text-properties officeooo:rsid="04e21122"/>
    </style:style>
    <style:style style:name="T1238" style:family="text">
      <style:text-properties officeooo:rsid="04e2133d"/>
    </style:style>
    <style:style style:name="T1239" style:family="text">
      <style:text-properties officeooo:rsid="04e248fa"/>
    </style:style>
    <style:style style:name="T1240" style:family="text">
      <style:text-properties officeooo:rsid="04e35b67"/>
    </style:style>
    <style:style style:name="T1241" style:family="text">
      <style:text-properties officeooo:rsid="04e3bdd2"/>
    </style:style>
    <style:style style:name="T1242" style:family="text">
      <style:text-properties officeooo:rsid="04e52a8f"/>
    </style:style>
    <style:style style:name="T1243" style:family="text">
      <style:text-properties officeooo:rsid="04e71a2b"/>
    </style:style>
    <style:style style:name="T1244" style:family="text">
      <style:text-properties officeooo:rsid="04e8276e"/>
    </style:style>
    <style:style style:name="T1245" style:family="text">
      <style:text-properties officeooo:rsid="04e9524f"/>
    </style:style>
    <style:style style:name="T1246" style:family="text">
      <style:text-properties officeooo:rsid="04e9ba5d"/>
    </style:style>
    <style:style style:name="T1247" style:family="text">
      <style:text-properties officeooo:rsid="04eb4bdf"/>
    </style:style>
    <style:style style:name="T1248" style:family="text">
      <style:text-properties officeooo:rsid="04ebaf85"/>
    </style:style>
    <style:style style:name="T1249" style:family="text">
      <style:text-properties officeooo:rsid="04ed44e6"/>
    </style:style>
    <style:style style:name="T1250" style:family="text">
      <style:text-properties officeooo:rsid="04ee8c79"/>
    </style:style>
    <style:style style:name="T1251" style:family="text">
      <style:text-properties officeooo:rsid="04eee2a7"/>
    </style:style>
    <style:style style:name="T1252" style:family="text">
      <style:text-properties officeooo:rsid="04f037f2"/>
    </style:style>
    <style:style style:name="T1253" style:family="text">
      <style:text-properties officeooo:rsid="04f20bea"/>
    </style:style>
    <style:style style:name="T1254" style:family="text">
      <style:text-properties officeooo:rsid="04f3e890"/>
    </style:style>
    <style:style style:name="T1255" style:family="text">
      <style:text-properties officeooo:rsid="04f4659b"/>
    </style:style>
    <style:style style:name="T1256" style:family="text">
      <style:text-properties officeooo:rsid="04f55670"/>
    </style:style>
    <style:style style:name="T1257" style:family="text">
      <style:text-properties officeooo:rsid="04f7102e"/>
    </style:style>
    <style:style style:name="T1258" style:family="text">
      <style:text-properties officeooo:rsid="04f839a0"/>
    </style:style>
    <style:style style:name="T1259" style:family="text">
      <style:text-properties officeooo:rsid="04f939e9"/>
    </style:style>
    <style:style style:name="T1260" style:family="text">
      <style:text-properties officeooo:rsid="04fa948a"/>
    </style:style>
    <style:style style:name="T1261" style:family="text">
      <style:text-properties officeooo:rsid="04fd0419"/>
    </style:style>
    <style:style style:name="T1262" style:family="text">
      <style:text-properties officeooo:rsid="04fc5e26"/>
    </style:style>
    <style:style style:name="T1263" style:family="text">
      <style:text-properties officeooo:rsid="04fefb01"/>
    </style:style>
    <style:style style:name="T1264" style:family="text">
      <style:text-properties officeooo:rsid="04fff89c"/>
    </style:style>
    <style:style style:name="T1265" style:family="text">
      <style:text-properties officeooo:rsid="05011db5"/>
    </style:style>
    <style:style style:name="T1266" style:family="text">
      <style:text-properties officeooo:rsid="050822e1"/>
    </style:style>
    <style:style style:name="T1267" style:family="text">
      <style:text-properties officeooo:rsid="05027d57"/>
    </style:style>
    <style:style style:name="T1268" style:family="text">
      <style:text-properties officeooo:rsid="05047458"/>
    </style:style>
    <style:style style:name="T1269" style:family="text">
      <style:text-properties officeooo:rsid="0505cba6"/>
    </style:style>
    <style:style style:name="T1270" style:family="text">
      <style:text-properties officeooo:rsid="0505f3f3"/>
    </style:style>
    <style:style style:name="T1271" style:family="text">
      <style:text-properties officeooo:rsid="0507640f"/>
    </style:style>
    <style:style style:name="T1272" style:family="text">
      <style:text-properties officeooo:rsid="0508afba"/>
    </style:style>
    <style:style style:name="T1273" style:family="text">
      <style:text-properties officeooo:rsid="0508f35e"/>
    </style:style>
    <style:style style:name="T1274" style:family="text">
      <style:text-properties officeooo:rsid="050b897c"/>
    </style:style>
    <style:style style:name="T1275" style:family="text">
      <style:text-properties officeooo:rsid="050cb789"/>
    </style:style>
    <style:style style:name="T1276" style:family="text">
      <style:text-properties officeooo:rsid="050cc492"/>
    </style:style>
    <style:style style:name="T1277" style:family="text">
      <style:text-properties officeooo:rsid="050d7f3c"/>
    </style:style>
    <style:style style:name="T1278" style:family="text">
      <style:text-properties officeooo:rsid="050e2356"/>
    </style:style>
    <style:style style:name="T1279" style:family="text">
      <style:text-properties fo:font-size="10pt" style:font-size-asian="10pt" style:font-size-complex="10pt"/>
    </style:style>
    <style:style style:name="T1280" style:family="text">
      <style:text-properties officeooo:rsid="050e3a56"/>
    </style:style>
    <style:style style:name="T1281" style:family="text">
      <style:text-properties officeooo:rsid="050e44e2"/>
    </style:style>
    <style:style style:name="T1282" style:family="text">
      <style:text-properties officeooo:rsid="050f81e5"/>
    </style:style>
    <style:style style:name="T1283" style:family="text">
      <style:text-properties officeooo:rsid="0510ae36"/>
    </style:style>
    <style:style style:name="T1284" style:family="text">
      <style:text-properties officeooo:rsid="05115944"/>
    </style:style>
    <style:style style:name="T1285" style:family="text">
      <style:text-properties officeooo:rsid="0512ee7e"/>
    </style:style>
    <style:style style:name="T1286" style:family="text">
      <style:text-properties officeooo:rsid="051360b3"/>
    </style:style>
    <style:style style:name="T1287" style:family="text">
      <style:text-properties officeooo:rsid="05158501"/>
    </style:style>
    <style:style style:name="T1288" style:family="text">
      <style:text-properties officeooo:rsid="05231059"/>
    </style:style>
    <style:style style:name="T1289" style:family="text">
      <style:text-properties officeooo:rsid="051590f5"/>
    </style:style>
    <style:style style:name="T1290" style:family="text">
      <style:text-properties officeooo:rsid="0516ea1f"/>
    </style:style>
    <style:style style:name="T1291" style:family="text">
      <style:text-properties officeooo:rsid="0517061d"/>
    </style:style>
    <style:style style:name="T1292" style:family="text">
      <style:text-properties officeooo:rsid="051763bf"/>
    </style:style>
    <style:style style:name="T1293" style:family="text">
      <style:text-properties officeooo:rsid="0518defb"/>
    </style:style>
    <style:style style:name="T1294" style:family="text">
      <style:text-properties officeooo:rsid="051a5645"/>
    </style:style>
    <style:style style:name="T1295" style:family="text">
      <style:text-properties officeooo:rsid="051b0276"/>
    </style:style>
    <style:style style:name="T1296" style:family="text">
      <style:text-properties officeooo:rsid="051d00c0"/>
    </style:style>
    <style:style style:name="T1297" style:family="text">
      <style:text-properties officeooo:rsid="051e7777"/>
    </style:style>
    <style:style style:name="T1298" style:family="text">
      <style:text-properties officeooo:rsid="051f0856"/>
    </style:style>
    <style:style style:name="T1299" style:family="text">
      <style:text-properties officeooo:rsid="051f8164"/>
    </style:style>
    <style:style style:name="T1300" style:family="text">
      <style:text-properties officeooo:rsid="051ffe2f"/>
    </style:style>
    <style:style style:name="T1301" style:family="text">
      <style:text-properties officeooo:rsid="0520ff6c"/>
    </style:style>
    <style:style style:name="T1302" style:family="text">
      <style:text-properties officeooo:rsid="0521abe2"/>
    </style:style>
    <style:style style:name="T1303" style:family="text">
      <style:text-properties officeooo:rsid="05224c4e"/>
    </style:style>
    <style:style style:name="T1304" style:family="text">
      <style:text-properties officeooo:rsid="0523f2fa"/>
    </style:style>
    <style:style style:name="T1305" style:family="text">
      <style:text-properties officeooo:rsid="05246e6f"/>
    </style:style>
    <style:style style:name="T1306" style:family="text">
      <style:text-properties officeooo:rsid="05256f71"/>
    </style:style>
    <style:style style:name="T1307" style:family="text">
      <style:text-properties officeooo:rsid="0526d665"/>
    </style:style>
    <style:style style:name="T1308" style:family="text">
      <style:text-properties officeooo:rsid="0528aad1"/>
    </style:style>
    <style:style style:name="T1309" style:family="text">
      <style:text-properties officeooo:rsid="0528f52f"/>
    </style:style>
    <style:style style:name="T1310" style:family="text">
      <style:text-properties officeooo:rsid="0529455c"/>
    </style:style>
    <style:style style:name="T1311" style:family="text">
      <style:text-properties officeooo:rsid="052aa41b"/>
    </style:style>
    <style:style style:name="T1312" style:family="text">
      <style:text-properties officeooo:rsid="052c92de"/>
    </style:style>
    <style:style style:name="T1313" style:family="text">
      <style:text-properties officeooo:rsid="052cb4c2"/>
    </style:style>
    <style:style style:name="T1314" style:family="text">
      <style:text-properties officeooo:rsid="052e1961"/>
    </style:style>
    <style:style style:name="T1315" style:family="text">
      <style:text-properties officeooo:rsid="052f0e07"/>
    </style:style>
    <style:style style:name="T1316" style:family="text">
      <style:text-properties officeooo:rsid="05302286"/>
    </style:style>
    <style:style style:name="T1317" style:family="text">
      <style:text-properties officeooo:rsid="0531dd08"/>
    </style:style>
    <style:style style:name="T1318" style:family="text">
      <style:text-properties officeooo:rsid="0532eff1"/>
    </style:style>
    <style:style style:name="T1319" style:family="text">
      <style:text-properties officeooo:rsid="05340218"/>
    </style:style>
    <style:style style:name="T1320" style:family="text">
      <style:text-properties officeooo:rsid="0534d4f4"/>
    </style:style>
    <style:style style:name="T1321" style:family="text">
      <style:text-properties officeooo:rsid="0535ab3a"/>
    </style:style>
    <style:style style:name="T1322" style:family="text">
      <style:text-properties officeooo:rsid="05366157"/>
    </style:style>
    <style:style style:name="T1323" style:family="text">
      <style:text-properties officeooo:rsid="0536b67c"/>
    </style:style>
    <style:style style:name="T1324" style:family="text">
      <style:text-properties officeooo:rsid="053709c6"/>
    </style:style>
    <style:style style:name="T1325" style:family="text">
      <style:text-properties officeooo:rsid="0538b1ed"/>
    </style:style>
    <style:style style:name="T1326" style:family="text">
      <style:text-properties officeooo:rsid="053aa609"/>
    </style:style>
    <style:style style:name="T1327" style:family="text">
      <style:text-properties officeooo:rsid="053c98fa"/>
    </style:style>
    <style:style style:name="T1328" style:family="text">
      <style:text-properties officeooo:rsid="053e667c"/>
    </style:style>
    <style:style style:name="T1329" style:family="text">
      <style:text-properties officeooo:rsid="05402c62"/>
    </style:style>
    <style:style style:name="T1330" style:family="text">
      <style:text-properties officeooo:rsid="0541f0e4"/>
    </style:style>
    <style:style style:name="T1331" style:family="text">
      <style:text-properties officeooo:rsid="05432706"/>
    </style:style>
    <style:style style:name="T1332" style:family="text">
      <style:text-properties officeooo:rsid="0543e0ca"/>
    </style:style>
    <style:style style:name="T1333" style:family="text">
      <style:text-properties officeooo:rsid="054403e2"/>
    </style:style>
    <style:style style:name="T1334" style:family="text">
      <style:text-properties officeooo:rsid="0545f1b4"/>
    </style:style>
    <style:style style:name="T1335" style:family="text">
      <style:text-properties officeooo:rsid="05469356"/>
    </style:style>
    <style:style style:name="T1336" style:family="text">
      <style:text-properties officeooo:rsid="05478de0"/>
    </style:style>
    <style:style style:name="T1337" style:family="text">
      <style:text-properties officeooo:rsid="0548aa3d"/>
    </style:style>
    <style:style style:name="T1338" style:family="text">
      <style:text-properties officeooo:rsid="0548eb48"/>
    </style:style>
    <style:style style:name="T1339" style:family="text">
      <style:text-properties officeooo:rsid="05493733"/>
    </style:style>
    <style:style style:name="T1340" style:family="text">
      <style:text-properties officeooo:rsid="05496a0f"/>
    </style:style>
    <style:style style:name="T1341" style:family="text">
      <style:text-properties officeooo:rsid="054a08d3"/>
    </style:style>
    <style:style style:name="T1342" style:family="text">
      <style:text-properties officeooo:rsid="054bf619"/>
    </style:style>
    <style:style style:name="T1343" style:family="text">
      <style:text-properties officeooo:rsid="054df0dc"/>
    </style:style>
    <style:style style:name="T1344" style:family="text">
      <style:text-properties officeooo:rsid="054eeebb"/>
    </style:style>
    <style:style style:name="T1345" style:family="text">
      <style:text-properties officeooo:rsid="054f0aa7"/>
    </style:style>
    <style:style style:name="T1346" style:family="text">
      <style:text-properties officeooo:rsid="054fc96c"/>
    </style:style>
    <style:style style:name="T1347" style:family="text">
      <style:text-properties officeooo:rsid="0550fe67"/>
    </style:style>
    <style:style style:name="T1348" style:family="text">
      <style:text-properties officeooo:rsid="0552b554"/>
    </style:style>
    <style:style style:name="T1349" style:family="text">
      <style:text-properties officeooo:rsid="05531225"/>
    </style:style>
    <style:style style:name="T1350" style:family="text">
      <style:text-properties officeooo:rsid="055496fa"/>
    </style:style>
    <style:style style:name="T1351" style:family="text">
      <style:text-properties officeooo:rsid="0556837a"/>
    </style:style>
    <style:style style:name="T1352" style:family="text">
      <style:text-properties officeooo:rsid="05578887"/>
    </style:style>
    <style:style style:name="T1353" style:family="text">
      <style:text-properties officeooo:rsid="055ab218"/>
    </style:style>
    <style:style style:name="T1354" style:family="text">
      <style:text-properties officeooo:rsid="055c290f"/>
    </style:style>
    <style:style style:name="T1355" style:family="text">
      <style:text-properties officeooo:rsid="055ced0c"/>
    </style:style>
    <style:style style:name="T1356" style:family="text">
      <style:text-properties officeooo:rsid="055d9fd8"/>
    </style:style>
    <style:style style:name="T1357" style:family="text">
      <style:text-properties officeooo:rsid="055f39e4"/>
    </style:style>
    <style:style style:name="T1358" style:family="text">
      <style:text-properties officeooo:rsid="0560fc7d"/>
    </style:style>
    <style:style style:name="T1359" style:family="text">
      <style:text-properties officeooo:rsid="0562600c"/>
    </style:style>
    <style:style style:name="T1360" style:family="text">
      <style:text-properties officeooo:rsid="0562ce94"/>
    </style:style>
    <style:style style:name="T1361" style:family="text">
      <style:text-properties officeooo:rsid="056432c7"/>
    </style:style>
    <style:style style:name="T1362" style:family="text">
      <style:text-properties officeooo:rsid="0564bf6c"/>
    </style:style>
    <style:style style:name="T1363" style:family="text">
      <style:text-properties officeooo:rsid="0566687a"/>
    </style:style>
    <style:style style:name="T1364" style:family="text">
      <style:text-properties officeooo:rsid="0567b54a"/>
    </style:style>
    <style:style style:name="T1365" style:family="text">
      <style:text-properties officeooo:rsid="0567fd5c"/>
    </style:style>
    <style:style style:name="T1366" style:family="text">
      <style:text-properties officeooo:rsid="0568998a"/>
    </style:style>
    <style:style style:name="T1367" style:family="text">
      <style:text-properties officeooo:rsid="056a6c96"/>
    </style:style>
    <style:style style:name="T1368" style:family="text">
      <style:text-properties officeooo:rsid="056b8860"/>
    </style:style>
    <style:style style:name="T1369" style:family="text">
      <style:text-properties officeooo:rsid="056d679b"/>
    </style:style>
    <style:style style:name="T1370" style:family="text">
      <style:text-properties officeooo:rsid="056f48d1"/>
    </style:style>
    <style:style style:name="T1371" style:family="text">
      <style:text-properties officeooo:rsid="0570bc47"/>
    </style:style>
    <style:style style:name="T1372" style:family="text">
      <style:text-properties officeooo:rsid="0570dcf7"/>
    </style:style>
    <style:style style:name="T1373" style:family="text">
      <style:text-properties officeooo:rsid="057196d8"/>
    </style:style>
    <style:style style:name="T1374" style:family="text">
      <style:text-properties officeooo:rsid="05729aff"/>
    </style:style>
    <style:style style:name="T1375" style:family="text">
      <style:text-properties officeooo:rsid="05739d36"/>
    </style:style>
    <style:style style:name="T1376" style:family="text">
      <style:text-properties officeooo:rsid="057593ee"/>
    </style:style>
    <style:style style:name="T1377" style:family="text">
      <style:text-properties officeooo:rsid="057720a9"/>
    </style:style>
    <style:style style:name="T1378" style:family="text">
      <style:text-properties officeooo:rsid="0578b539"/>
    </style:style>
    <style:style style:name="T1379" style:family="text">
      <style:text-properties officeooo:rsid="057933b6"/>
    </style:style>
    <style:style style:name="T1380" style:family="text">
      <style:text-properties officeooo:rsid="0579b948"/>
    </style:style>
    <style:style style:name="T1381" style:family="text">
      <style:text-properties officeooo:rsid="057b744f"/>
    </style:style>
    <style:style style:name="T1382" style:family="text">
      <style:text-properties officeooo:rsid="057d06e3"/>
    </style:style>
    <style:style style:name="T1383" style:family="text">
      <style:text-properties officeooo:rsid="057d994e"/>
    </style:style>
    <style:style style:name="T1384" style:family="text">
      <style:text-properties officeooo:rsid="057f7dff"/>
    </style:style>
    <style:style style:name="T1385" style:family="text">
      <style:text-properties officeooo:rsid="05811439"/>
    </style:style>
    <style:style style:name="T1386" style:family="text">
      <style:text-properties officeooo:rsid="058292bb"/>
    </style:style>
    <style:style style:name="T1387" style:family="text">
      <style:text-properties officeooo:rsid="05835f41"/>
    </style:style>
    <style:style style:name="T1388" style:family="text">
      <style:text-properties officeooo:rsid="0584081a"/>
    </style:style>
    <style:style style:name="T1389" style:family="text">
      <style:text-properties officeooo:rsid="05858620"/>
    </style:style>
    <style:style style:name="T1390" style:family="text">
      <style:text-properties officeooo:rsid="058740a7"/>
    </style:style>
    <style:style style:name="T1391" style:family="text">
      <style:text-properties officeooo:rsid="0587f5f2"/>
    </style:style>
    <style:style style:name="T1392" style:family="text">
      <style:text-properties officeooo:rsid="05886c95"/>
    </style:style>
    <style:style style:name="T1393" style:family="text">
      <style:text-properties officeooo:rsid="058a2eba"/>
    </style:style>
    <style:style style:name="T1394" style:family="text">
      <style:text-properties officeooo:rsid="058b22f4"/>
    </style:style>
    <style:style style:name="T1395" style:family="text">
      <style:text-properties officeooo:rsid="058c76b2"/>
    </style:style>
    <style:style style:name="T1396" style:family="text">
      <style:text-properties officeooo:rsid="058ddbbd"/>
    </style:style>
    <style:style style:name="T1397" style:family="text">
      <style:text-properties officeooo:rsid="058f4136"/>
    </style:style>
    <style:style style:name="T1398" style:family="text">
      <style:text-properties officeooo:rsid="058f601c"/>
    </style:style>
    <style:style style:name="T1399" style:family="text">
      <style:text-properties officeooo:rsid="0592b288"/>
    </style:style>
    <style:style style:name="T1400" style:family="text">
      <style:text-properties officeooo:rsid="0593f60e"/>
    </style:style>
    <style:style style:name="T1401" style:family="text">
      <style:text-properties officeooo:rsid="059499ad"/>
    </style:style>
    <style:style style:name="T1402" style:family="text">
      <style:text-properties officeooo:rsid="05953ce1"/>
    </style:style>
    <style:style style:name="T1403" style:family="text">
      <style:text-properties officeooo:rsid="0595da62"/>
    </style:style>
    <style:style style:name="T1404" style:family="text">
      <style:text-properties officeooo:rsid="0596d40a"/>
    </style:style>
    <style:style style:name="T1405" style:family="text">
      <style:text-properties officeooo:rsid="059753df"/>
    </style:style>
    <style:style style:name="T1406" style:family="text">
      <style:text-properties officeooo:rsid="05987b1a"/>
    </style:style>
    <style:style style:name="T1407" style:family="text">
      <style:text-properties officeooo:rsid="059908a8"/>
    </style:style>
    <style:style style:name="T1408" style:family="text">
      <style:text-properties officeooo:rsid="05993fdc"/>
    </style:style>
    <style:style style:name="T1409" style:family="text">
      <style:text-properties officeooo:rsid="059bd5bb"/>
    </style:style>
    <style:style style:name="T1410" style:family="text">
      <style:text-properties officeooo:rsid="059beaf6"/>
    </style:style>
    <style:style style:name="T1411" style:family="text">
      <style:text-properties officeooo:rsid="059dd0c3"/>
    </style:style>
    <style:style style:name="T1412" style:family="text">
      <style:text-properties officeooo:rsid="059e4226"/>
    </style:style>
    <style:style style:name="T1413" style:family="text">
      <style:text-properties officeooo:rsid="059fb7f9"/>
    </style:style>
    <style:style style:name="T1414" style:family="text">
      <style:text-properties officeooo:rsid="05a09eee"/>
    </style:style>
    <style:style style:name="T1415" style:family="text">
      <style:text-properties officeooo:rsid="05a23a43"/>
    </style:style>
    <style:style style:name="T1416" style:family="text">
      <style:text-properties officeooo:rsid="05a30688"/>
    </style:style>
    <style:style style:name="T1417" style:family="text">
      <style:text-properties officeooo:rsid="05a3e6be"/>
    </style:style>
    <style:style style:name="T1418" style:family="text">
      <style:text-properties officeooo:rsid="05a4266f"/>
    </style:style>
    <style:style style:name="T1419" style:family="text">
      <style:text-properties officeooo:rsid="05a51b76"/>
    </style:style>
    <style:style style:name="T1420" style:family="text">
      <style:text-properties officeooo:rsid="05a5f1ae"/>
    </style:style>
    <style:style style:name="T1421" style:family="text">
      <style:text-properties officeooo:rsid="05a76cbe"/>
    </style:style>
    <style:style style:name="T1422" style:family="text">
      <style:text-properties officeooo:rsid="05a7be7e"/>
    </style:style>
    <style:style style:name="T1423" style:family="text">
      <style:text-properties officeooo:rsid="05a9592a"/>
    </style:style>
    <style:style style:name="T1424" style:family="text">
      <style:text-properties officeooo:rsid="05a9877e"/>
    </style:style>
    <style:style style:name="T1425" style:family="text">
      <style:text-properties officeooo:rsid="05aa9cf3"/>
    </style:style>
    <style:style style:name="T1426" style:family="text">
      <style:text-properties officeooo:rsid="05aba231"/>
    </style:style>
    <style:style style:name="T1427" style:family="text">
      <style:text-properties officeooo:rsid="05ad7fcb"/>
    </style:style>
    <style:style style:name="T1428" style:family="text">
      <style:text-properties officeooo:rsid="05af4cf3"/>
    </style:style>
    <style:style style:name="T1429" style:family="text">
      <style:text-properties officeooo:rsid="05b07b29"/>
    </style:style>
    <style:style style:name="T1430" style:family="text">
      <style:text-properties officeooo:rsid="05b109c6"/>
    </style:style>
    <style:style style:name="T1431" style:family="text">
      <style:text-properties officeooo:rsid="05b1630f"/>
    </style:style>
    <style:style style:name="T1432" style:family="text">
      <style:text-properties officeooo:rsid="05b1a237"/>
    </style:style>
    <style:style style:name="T1433" style:family="text">
      <style:text-properties officeooo:rsid="05b28aad"/>
    </style:style>
    <style:style style:name="T1434" style:family="text">
      <style:text-properties officeooo:rsid="05b407e8"/>
    </style:style>
    <style:style style:name="T1435" style:family="text">
      <style:text-properties officeooo:rsid="05b44f28"/>
    </style:style>
    <style:style style:name="T1436" style:family="text">
      <style:text-properties officeooo:rsid="05b58d58"/>
    </style:style>
    <style:style style:name="T1437" style:family="text">
      <style:text-properties officeooo:rsid="05b78520"/>
    </style:style>
    <style:style style:name="T1438" style:family="text">
      <style:text-properties officeooo:rsid="05b83233"/>
    </style:style>
    <style:style style:name="T1439" style:family="text">
      <style:text-properties officeooo:rsid="05b8685a"/>
    </style:style>
    <style:style style:name="T1440" style:family="text">
      <style:text-properties officeooo:rsid="05b9feb5"/>
    </style:style>
    <style:style style:name="T1441" style:family="text">
      <style:text-properties officeooo:rsid="05ba585f"/>
    </style:style>
    <style:style style:name="T1442" style:family="text">
      <style:text-properties officeooo:rsid="05ba86e6"/>
    </style:style>
    <style:style style:name="T1443" style:family="text">
      <style:text-properties officeooo:rsid="05bad12b"/>
    </style:style>
    <style:style style:name="T1444" style:family="text">
      <style:text-properties officeooo:rsid="05bc8a98"/>
    </style:style>
    <style:style style:name="T1445" style:family="text">
      <style:text-properties officeooo:rsid="05bcd7cd"/>
    </style:style>
    <style:style style:name="T1446" style:family="text">
      <style:text-properties officeooo:rsid="05bed37f"/>
    </style:style>
    <style:style style:name="T1447" style:family="text">
      <style:text-properties officeooo:rsid="05c052df"/>
    </style:style>
    <style:style style:name="T1448" style:family="text">
      <style:text-properties officeooo:rsid="05c1fd90"/>
    </style:style>
    <style:style style:name="T1449" style:family="text">
      <style:text-properties officeooo:rsid="05c3d20a"/>
    </style:style>
    <style:style style:name="T1450" style:family="text">
      <style:text-properties officeooo:rsid="05c575b6"/>
    </style:style>
    <style:style style:name="T1451" style:family="text">
      <style:text-properties officeooo:rsid="05c6f913"/>
    </style:style>
    <style:style style:name="T1452" style:family="text">
      <style:text-properties officeooo:rsid="05c74df3"/>
    </style:style>
    <style:style style:name="T1453" style:family="text">
      <style:text-properties officeooo:rsid="05c84457"/>
    </style:style>
    <style:style style:name="T1454" style:family="text">
      <style:text-properties officeooo:rsid="05ca3642"/>
    </style:style>
    <style:style style:name="T1455" style:family="text">
      <style:text-properties officeooo:rsid="05cb6bc6"/>
    </style:style>
    <style:style style:name="T1456" style:family="text">
      <style:text-properties officeooo:rsid="05cc1649"/>
    </style:style>
    <style:style style:name="T1457" style:family="text">
      <style:text-properties officeooo:rsid="05cd2a4a"/>
    </style:style>
    <style:style style:name="T1458" style:family="text">
      <style:text-properties officeooo:rsid="05cd2b27"/>
    </style:style>
    <style:style style:name="T1459" style:family="text">
      <style:text-properties officeooo:rsid="05cd3171"/>
    </style:style>
    <style:style style:name="T1460" style:family="text">
      <style:text-properties officeooo:rsid="05d07af8"/>
    </style:style>
    <style:style style:name="T1461" style:family="text">
      <style:text-properties officeooo:rsid="05d22090"/>
    </style:style>
    <style:style style:name="T1462" style:family="text">
      <style:text-properties officeooo:rsid="05d35637"/>
    </style:style>
    <style:style style:name="T1463" style:family="text">
      <style:text-properties officeooo:rsid="05d4f753"/>
    </style:style>
    <style:style style:name="T1464" style:family="text">
      <style:text-properties officeooo:rsid="05d5f782"/>
    </style:style>
    <style:style style:name="T1465" style:family="text">
      <style:text-properties officeooo:rsid="05d7db1f"/>
    </style:style>
    <style:style style:name="T1466" style:family="text">
      <style:text-properties officeooo:rsid="05d8cca5"/>
    </style:style>
    <style:style style:name="T1467" style:family="text">
      <style:text-properties officeooo:rsid="05d9fc68"/>
    </style:style>
    <style:style style:name="T1468" style:family="text">
      <style:text-properties officeooo:rsid="05db2af3"/>
    </style:style>
    <style:style style:name="T1469" style:family="text">
      <style:text-properties officeooo:rsid="05db6175"/>
    </style:style>
    <style:style style:name="T1470" style:family="text">
      <style:text-properties officeooo:rsid="05dbe9cc"/>
    </style:style>
    <style:style style:name="T1471" style:family="text">
      <style:text-properties officeooo:rsid="05dc7d53"/>
    </style:style>
    <style:style style:name="T1472" style:family="text">
      <style:text-properties officeooo:rsid="05dde9d1"/>
    </style:style>
    <style:style style:name="T1473" style:family="text">
      <style:text-properties officeooo:rsid="05df984c"/>
    </style:style>
    <style:style style:name="T1474" style:family="text">
      <style:text-properties officeooo:rsid="05e0466c"/>
    </style:style>
    <style:style style:name="T1475" style:family="text">
      <style:text-properties officeooo:rsid="05e18e97"/>
    </style:style>
    <style:style style:name="T1476" style:family="text">
      <style:text-properties officeooo:rsid="05e2d58a"/>
    </style:style>
    <style:style style:name="T1477" style:family="text">
      <style:text-properties officeooo:rsid="05e42203"/>
    </style:style>
    <style:style style:name="T1478" style:family="text">
      <style:text-properties officeooo:rsid="05e5c2e3"/>
    </style:style>
    <style:style style:name="T1479" style:family="text">
      <style:text-properties officeooo:rsid="05e44e12"/>
    </style:style>
    <style:style style:name="T1480" style:family="text">
      <style:text-properties officeooo:rsid="05e61333"/>
    </style:style>
    <style:style style:name="T1481" style:family="text">
      <style:text-properties officeooo:rsid="05e6d2e5"/>
    </style:style>
    <style:style style:name="T1482" style:family="text">
      <style:text-properties officeooo:rsid="05eb2190"/>
    </style:style>
    <style:style style:name="T1483" style:family="text">
      <style:text-properties officeooo:rsid="05ebbd33"/>
    </style:style>
    <style:style style:name="T1484" style:family="text">
      <style:text-properties officeooo:rsid="05ec552b"/>
    </style:style>
    <style:style style:name="T1485" style:family="text">
      <style:text-properties officeooo:rsid="05ee267a"/>
    </style:style>
    <style:style style:name="T1486" style:family="text">
      <style:text-properties officeooo:rsid="05ee9c11"/>
    </style:style>
    <style:style style:name="T1487" style:family="text">
      <style:text-properties officeooo:rsid="05ef8961"/>
    </style:style>
    <style:style style:name="T1488" style:family="text">
      <style:text-properties officeooo:rsid="05f0989f"/>
    </style:style>
    <style:style style:name="T1489" style:family="text">
      <style:text-properties officeooo:rsid="05f138f0"/>
    </style:style>
    <style:style style:name="T1490" style:family="text">
      <style:text-properties officeooo:rsid="05f28636"/>
    </style:style>
    <style:style style:name="T1491" style:family="text">
      <style:text-properties officeooo:rsid="05f29874"/>
    </style:style>
    <style:style style:name="T1492" style:family="text">
      <style:text-properties officeooo:rsid="05f2e475"/>
    </style:style>
    <style:style style:name="T1493" style:family="text">
      <style:text-properties officeooo:rsid="05f3c890"/>
    </style:style>
    <style:style style:name="T1494" style:family="text">
      <style:text-properties officeooo:rsid="05f43eec"/>
    </style:style>
    <style:style style:name="T1495" style:family="text">
      <style:text-properties officeooo:rsid="05f45033"/>
    </style:style>
    <style:style style:name="T1496" style:family="text">
      <style:text-properties officeooo:rsid="05f4581f"/>
    </style:style>
    <style:style style:name="T1497" style:family="text">
      <style:text-properties officeooo:rsid="05f656d0"/>
    </style:style>
    <style:style style:name="T1498" style:family="text">
      <style:text-properties officeooo:rsid="05f76636"/>
    </style:style>
    <style:style style:name="T1499" style:family="text">
      <style:text-properties officeooo:rsid="05f8498c"/>
    </style:style>
    <style:style style:name="T1500" style:family="text">
      <style:text-properties officeooo:rsid="05f8761a"/>
    </style:style>
    <style:style style:name="T1501" style:family="text">
      <style:text-properties officeooo:rsid="05fa4ebe"/>
    </style:style>
    <style:style style:name="T1502" style:family="text">
      <style:text-properties officeooo:rsid="05fb3a90"/>
    </style:style>
    <style:style style:name="T1503" style:family="text">
      <style:text-properties officeooo:rsid="05fd8427"/>
    </style:style>
    <style:style style:name="T1504" style:family="text">
      <style:text-properties officeooo:rsid="05fdc308"/>
    </style:style>
    <style:style style:name="T1505" style:family="text">
      <style:text-properties officeooo:rsid="05fead71"/>
    </style:style>
    <style:style style:name="T1506" style:family="text">
      <style:text-properties officeooo:rsid="060092c7"/>
    </style:style>
    <style:style style:name="T1507" style:family="text">
      <style:text-properties officeooo:rsid="06009c9c"/>
    </style:style>
    <style:style style:name="T1508" style:family="text">
      <style:text-properties officeooo:rsid="0601c722"/>
    </style:style>
    <style:style style:name="T1509" style:family="text">
      <style:text-properties officeooo:rsid="060211fc"/>
    </style:style>
    <style:style style:name="T1510" style:family="text">
      <style:text-properties officeooo:rsid="0603c88e"/>
    </style:style>
    <style:style style:name="T1511" style:family="text">
      <style:text-properties officeooo:rsid="06052df8"/>
    </style:style>
    <style:style style:name="T1512" style:family="text">
      <style:text-properties officeooo:rsid="0606f3b1"/>
    </style:style>
    <style:style style:name="T1513" style:family="text">
      <style:text-properties officeooo:rsid="06084972"/>
    </style:style>
    <style:style style:name="T1514" style:family="text">
      <style:text-properties officeooo:rsid="060921fc"/>
    </style:style>
    <style:style style:name="T1515" style:family="text">
      <style:text-properties officeooo:rsid="060a8033"/>
    </style:style>
    <style:style style:name="T1516" style:family="text">
      <style:text-properties officeooo:rsid="060c1a2f"/>
    </style:style>
    <style:style style:name="T1517" style:family="text">
      <style:text-properties officeooo:rsid="060d7e5c"/>
    </style:style>
    <style:style style:name="T1518" style:family="text">
      <style:text-properties officeooo:rsid="060efbb8"/>
    </style:style>
    <style:style style:name="T1519" style:family="text">
      <style:text-properties officeooo:rsid="0613204d"/>
    </style:style>
    <style:style style:name="T1520" style:family="text">
      <style:text-properties officeooo:rsid="0614d074"/>
    </style:style>
    <style:style style:name="T1521" style:family="text">
      <style:text-properties officeooo:rsid="0615479a"/>
    </style:style>
    <style:style style:name="T1522" style:family="text">
      <style:text-properties officeooo:rsid="0616efab"/>
    </style:style>
    <style:style style:name="T1523" style:family="text">
      <style:text-properties officeooo:rsid="0617e76c"/>
    </style:style>
    <style:style style:name="T1524" style:family="text">
      <style:text-properties officeooo:rsid="0618b39a"/>
    </style:style>
    <style:style style:name="T1525" style:family="text">
      <style:text-properties officeooo:rsid="061b18f3"/>
    </style:style>
    <style:style style:name="T1526" style:family="text">
      <style:text-properties officeooo:rsid="061bcf43"/>
    </style:style>
    <style:style style:name="T1527" style:family="text">
      <style:text-properties officeooo:rsid="061d66d9"/>
    </style:style>
    <style:style style:name="T1528" style:family="text">
      <style:text-properties officeooo:rsid="061c3a14"/>
    </style:style>
    <style:style style:name="T1529" style:family="text">
      <style:text-properties officeooo:rsid="061d7fae"/>
    </style:style>
    <style:style style:name="T1530" style:family="text">
      <style:text-properties officeooo:rsid="061dfd8f"/>
    </style:style>
    <style:style style:name="T1531" style:family="text">
      <style:text-properties officeooo:rsid="061f1f03"/>
    </style:style>
    <style:style style:name="T1532" style:family="text">
      <style:text-properties officeooo:rsid="061f9363"/>
    </style:style>
    <style:style style:name="T1533" style:family="text">
      <style:text-properties officeooo:rsid="0621449a"/>
    </style:style>
    <style:style style:name="T1534" style:family="text">
      <style:text-properties officeooo:rsid="062245bf"/>
    </style:style>
    <style:style style:name="T1535" style:family="text">
      <style:text-properties officeooo:rsid="062437bf"/>
    </style:style>
    <style:style style:name="T1536" style:family="text">
      <style:text-properties officeooo:rsid="06249ed9"/>
    </style:style>
    <style:style style:name="T1537" style:family="text">
      <style:text-properties officeooo:rsid="0625b041"/>
    </style:style>
    <style:style style:name="T1538" style:family="text">
      <style:text-properties officeooo:rsid="0626ec8e"/>
    </style:style>
    <style:style style:name="T1539" style:family="text">
      <style:text-properties officeooo:rsid="06277754"/>
    </style:style>
    <style:style style:name="T1540" style:family="text">
      <style:text-properties officeooo:rsid="0627a072"/>
    </style:style>
    <style:style style:name="T1541" style:family="text">
      <style:text-properties officeooo:rsid="0627c199"/>
    </style:style>
    <style:style style:name="T1542" style:family="text">
      <style:text-properties officeooo:rsid="0629722f"/>
    </style:style>
    <style:style style:name="T1543" style:family="text">
      <style:text-properties officeooo:rsid="062a10b8"/>
    </style:style>
    <style:style style:name="T1544" style:family="text">
      <style:text-properties officeooo:rsid="062b32ba"/>
    </style:style>
    <style:style style:name="T1545" style:family="text">
      <style:text-properties officeooo:rsid="062b6405"/>
    </style:style>
    <style:style style:name="T1546" style:family="text">
      <style:text-properties officeooo:rsid="062ce46a"/>
    </style:style>
    <style:style style:name="T1547" style:family="text">
      <style:text-properties officeooo:rsid="062d449f"/>
    </style:style>
    <style:style style:name="T1548" style:family="text">
      <style:text-properties officeooo:rsid="062d89cc"/>
    </style:style>
    <style:style style:name="T1549" style:family="text">
      <style:text-properties officeooo:rsid="062ed45d"/>
    </style:style>
    <style:style style:name="T1550" style:family="text">
      <style:text-properties officeooo:rsid="062f9518"/>
    </style:style>
    <style:style style:name="T1551" style:family="text">
      <style:text-properties officeooo:rsid="063076a3"/>
    </style:style>
    <style:style style:name="T1552" style:family="text">
      <style:text-properties officeooo:rsid="06325781"/>
    </style:style>
    <style:style style:name="T1553" style:family="text">
      <style:text-properties officeooo:rsid="0632d1e5"/>
    </style:style>
    <style:style style:name="T1554" style:family="text">
      <style:text-properties officeooo:rsid="0633f6b2"/>
    </style:style>
    <style:style style:name="T1555" style:family="text">
      <style:text-properties officeooo:rsid="063459ba"/>
    </style:style>
    <style:style style:name="T1556" style:family="text">
      <style:text-properties officeooo:rsid="06358f04"/>
    </style:style>
    <style:style style:name="T1557" style:family="text">
      <style:text-properties officeooo:rsid="06456cd9"/>
    </style:style>
    <style:style style:name="T1558" style:family="text">
      <style:text-properties officeooo:rsid="063726de"/>
    </style:style>
    <style:style style:name="T1559" style:family="text">
      <style:text-properties officeooo:rsid="063893fb"/>
    </style:style>
    <style:style style:name="T1560" style:family="text">
      <style:text-properties officeooo:rsid="063908af"/>
    </style:style>
    <style:style style:name="T1561" style:family="text">
      <style:text-properties officeooo:rsid="063a6ae5"/>
    </style:style>
    <style:style style:name="T1562" style:family="text">
      <style:text-properties officeooo:rsid="063b60ab"/>
    </style:style>
    <style:style style:name="T1563" style:family="text">
      <style:text-properties officeooo:rsid="063b9659"/>
    </style:style>
    <style:style style:name="T1564" style:family="text">
      <style:text-properties officeooo:rsid="063d2556"/>
    </style:style>
    <style:style style:name="T1565" style:family="text">
      <style:text-properties officeooo:rsid="063f0c99"/>
    </style:style>
    <style:style style:name="T1566" style:family="text">
      <style:text-properties officeooo:rsid="0640753f"/>
    </style:style>
    <style:style style:name="T1567" style:family="text">
      <style:text-properties officeooo:rsid="06417d19"/>
    </style:style>
    <style:style style:name="T1568" style:family="text">
      <style:text-properties officeooo:rsid="064350ee"/>
    </style:style>
    <style:style style:name="T1569" style:family="text">
      <style:text-properties officeooo:rsid="0643ef1f"/>
    </style:style>
    <style:style style:name="T1570" style:family="text">
      <style:text-properties officeooo:rsid="0646cd21"/>
    </style:style>
    <style:style style:name="T1571" style:family="text">
      <style:text-properties officeooo:rsid="0646df2b"/>
    </style:style>
    <style:style style:name="T1572" style:family="text">
      <style:text-properties officeooo:rsid="06482780"/>
    </style:style>
    <style:style style:name="T1573" style:family="text">
      <style:text-properties officeooo:rsid="0648d844"/>
    </style:style>
    <style:style style:name="T1574" style:family="text">
      <style:text-properties officeooo:rsid="064a5be4"/>
    </style:style>
    <style:style style:name="T1575" style:family="text">
      <style:text-properties officeooo:rsid="064af386"/>
    </style:style>
    <style:style style:name="T1576" style:family="text">
      <style:text-properties officeooo:rsid="064cb952"/>
    </style:style>
    <style:style style:name="T1577" style:family="text">
      <style:text-properties officeooo:rsid="064deed7"/>
    </style:style>
    <style:style style:name="T1578" style:family="text">
      <style:text-properties officeooo:rsid="064dfbf0"/>
    </style:style>
    <style:style style:name="T1579" style:family="text">
      <style:text-properties officeooo:rsid="064f3ceb"/>
    </style:style>
    <style:style style:name="T1580" style:family="text">
      <style:text-properties officeooo:rsid="0650a074"/>
    </style:style>
    <style:style style:name="T1581" style:family="text">
      <style:text-properties officeooo:rsid="0650d527"/>
    </style:style>
    <style:style style:name="T1582" style:family="text">
      <style:text-properties officeooo:rsid="0650d962"/>
    </style:style>
    <style:style style:name="T1583" style:family="text">
      <style:text-properties officeooo:rsid="06516b17"/>
    </style:style>
    <style:style style:name="T1584" style:family="text">
      <style:text-properties officeooo:rsid="06531033"/>
    </style:style>
    <style:style style:name="T1585" style:family="text">
      <style:text-properties officeooo:rsid="0653b2cb"/>
    </style:style>
    <style:style style:name="T1586" style:family="text">
      <style:text-properties officeooo:rsid="06548b8b"/>
    </style:style>
    <style:style style:name="T1587" style:family="text">
      <style:text-properties officeooo:rsid="06551aef"/>
    </style:style>
    <style:style style:name="T1588" style:family="text">
      <style:text-properties officeooo:rsid="065623d8"/>
    </style:style>
    <style:style style:name="T1589" style:family="text">
      <style:text-properties officeooo:rsid="06563796"/>
    </style:style>
    <style:style style:name="T1590" style:family="text">
      <style:text-properties officeooo:rsid="0657b389"/>
    </style:style>
    <style:style style:name="T1591" style:family="text">
      <style:text-properties officeooo:rsid="06581579"/>
    </style:style>
    <style:style style:name="T1592" style:family="text">
      <style:text-properties officeooo:rsid="06596807"/>
    </style:style>
    <style:style style:name="T1593" style:family="text">
      <style:text-properties officeooo:rsid="065c05d0"/>
    </style:style>
    <style:style style:name="T1594" style:family="text">
      <style:text-properties officeooo:rsid="065c7046"/>
    </style:style>
    <style:style style:name="T1595" style:family="text">
      <style:text-properties officeooo:rsid="066536f1"/>
    </style:style>
    <style:style style:name="T1596" style:family="text">
      <style:text-properties officeooo:rsid="06602bc4"/>
    </style:style>
    <style:style style:name="T1597" style:family="text">
      <style:text-properties officeooo:rsid="066059fd"/>
    </style:style>
    <style:style style:name="T1598" style:family="text">
      <style:text-properties officeooo:rsid="06662b8b"/>
    </style:style>
    <style:style style:name="T1599" style:family="text">
      <style:text-properties officeooo:rsid="0667b354"/>
    </style:style>
    <style:style style:name="T1600" style:family="text">
      <style:text-properties officeooo:rsid="06683c3d"/>
    </style:style>
    <style:style style:name="T1601" style:family="text">
      <style:text-properties officeooo:rsid="0668fd24"/>
    </style:style>
    <style:style style:name="T1602" style:family="text">
      <style:text-properties officeooo:rsid="0669e7d6"/>
    </style:style>
    <style:style style:name="T1603" style:family="text">
      <style:text-properties officeooo:rsid="066aefbd"/>
    </style:style>
    <style:style style:name="T1604" style:family="text">
      <style:text-properties officeooo:rsid="066c04f6"/>
    </style:style>
    <style:style style:name="T1605" style:family="text">
      <style:text-properties officeooo:rsid="066d0cae"/>
    </style:style>
    <style:style style:name="T1606" style:family="text">
      <style:text-properties officeooo:rsid="066de42b"/>
    </style:style>
    <style:style style:name="T1607" style:family="text">
      <style:text-properties officeooo:rsid="066e0f7d"/>
    </style:style>
    <style:style style:name="T1608" style:family="text">
      <style:text-properties officeooo:rsid="066facf0"/>
    </style:style>
    <style:style style:name="T1609" style:family="text">
      <style:text-properties officeooo:rsid="0671a6b6"/>
    </style:style>
    <style:style style:name="T1610" style:family="text">
      <style:text-properties officeooo:rsid="0672b25e"/>
    </style:style>
    <style:style style:name="T1611" style:family="text">
      <style:text-properties officeooo:rsid="06742337"/>
    </style:style>
    <style:style style:name="T1612" style:family="text">
      <style:text-properties officeooo:rsid="067436ef"/>
    </style:style>
    <style:style style:name="T1613" style:family="text">
      <style:text-properties officeooo:rsid="06761604"/>
    </style:style>
    <style:style style:name="T1614" style:family="text">
      <style:text-properties officeooo:rsid="0676e865"/>
    </style:style>
    <style:style style:name="T1615" style:family="text">
      <style:text-properties officeooo:rsid="0677d495"/>
    </style:style>
    <style:style style:name="T1616" style:family="text">
      <style:text-properties officeooo:rsid="06795e35"/>
    </style:style>
    <style:style style:name="T1617" style:family="text">
      <style:text-properties officeooo:rsid="06796dfd"/>
    </style:style>
    <style:style style:name="T1618" style:family="text">
      <style:text-properties officeooo:rsid="067b5a38" fo:background-color="#ffff00" loext:char-shading-value="0"/>
    </style:style>
    <style:style style:name="T1619" style:family="text">
      <style:text-properties officeooo:rsid="067b5a38"/>
    </style:style>
    <style:style style:name="T1620" style:family="text">
      <style:text-properties officeooo:rsid="067bf670"/>
    </style:style>
    <style:style style:name="T1621" style:family="text">
      <style:text-properties officeooo:rsid="067c02c4"/>
    </style:style>
    <style:style style:name="T1622" style:family="text">
      <style:text-properties officeooo:rsid="067d627c"/>
    </style:style>
    <style:style style:name="T1623" style:family="text">
      <style:text-properties officeooo:rsid="067dcbd1"/>
    </style:style>
    <style:style style:name="T1624" style:family="text">
      <style:text-properties officeooo:rsid="067f7873"/>
    </style:style>
    <style:style style:name="T1625" style:family="text">
      <style:text-properties officeooo:rsid="0680638d"/>
    </style:style>
    <style:style style:name="T1626" style:family="text">
      <style:text-properties officeooo:rsid="0681d2c2"/>
    </style:style>
    <style:style style:name="T1627" style:family="text">
      <style:text-properties officeooo:rsid="06832f1b"/>
    </style:style>
    <style:style style:name="T1628" style:family="text">
      <style:text-properties officeooo:rsid="0685ddd4"/>
    </style:style>
    <style:style style:name="T1629" style:family="text">
      <style:text-properties officeooo:rsid="0686b786"/>
    </style:style>
    <style:style style:name="T1630" style:family="text">
      <style:text-properties officeooo:rsid="06870b3f"/>
    </style:style>
    <style:style style:name="T1631" style:family="text">
      <style:text-properties officeooo:rsid="0687bae4"/>
    </style:style>
    <style:style style:name="T1632" style:family="text">
      <style:text-properties officeooo:rsid="0687fa0b"/>
    </style:style>
    <style:style style:name="T1633" style:family="text">
      <style:text-properties officeooo:rsid="0688c541"/>
    </style:style>
    <style:style style:name="T1634" style:family="text">
      <style:text-properties officeooo:rsid="06896503"/>
    </style:style>
    <style:style style:name="T1635" style:family="text">
      <style:text-properties officeooo:rsid="068b05c1"/>
    </style:style>
    <style:style style:name="T1636" style:family="text">
      <style:text-properties officeooo:rsid="068bbf1c"/>
    </style:style>
    <style:style style:name="T1637" style:family="text">
      <style:text-properties officeooo:rsid="068d60ff"/>
    </style:style>
    <style:style style:name="T1638" style:family="text">
      <style:text-properties officeooo:rsid="068ecd04"/>
    </style:style>
    <style:style style:name="T1639" style:family="text">
      <style:text-properties officeooo:rsid="0690c699"/>
    </style:style>
    <style:style style:name="T1640" style:family="text">
      <style:text-properties officeooo:rsid="06918e21"/>
    </style:style>
    <style:style style:name="T1641" style:family="text">
      <style:text-properties officeooo:rsid="06933dfb"/>
    </style:style>
    <style:style style:name="T1642" style:family="text">
      <style:text-properties officeooo:rsid="069426c5"/>
    </style:style>
    <style:style style:name="T1643" style:family="text">
      <style:text-properties officeooo:rsid="06959ec3"/>
    </style:style>
    <style:style style:name="T1644" style:family="text">
      <style:text-properties officeooo:rsid="069657e1"/>
    </style:style>
    <style:style style:name="T1645" style:family="text">
      <style:text-properties officeooo:rsid="0696e915"/>
    </style:style>
    <style:style style:name="T1646" style:family="text">
      <style:text-properties officeooo:rsid="0696b2da"/>
    </style:style>
    <style:style style:name="T1647" style:family="text">
      <style:text-properties officeooo:rsid="0698b788"/>
    </style:style>
    <style:style style:name="T1648" style:family="text">
      <style:text-properties officeooo:rsid="0698dbc8"/>
    </style:style>
    <style:style style:name="T1649" style:family="text">
      <style:text-properties officeooo:rsid="069932fe"/>
    </style:style>
    <style:style style:name="T1650" style:family="text">
      <style:text-properties officeooo:rsid="069a2c93"/>
    </style:style>
    <style:style style:name="T1651" style:family="text">
      <style:text-properties officeooo:rsid="069a3842"/>
    </style:style>
    <style:style style:name="T1652" style:family="text">
      <style:text-properties officeooo:rsid="069b3bb6"/>
    </style:style>
    <style:style style:name="T1653" style:family="text">
      <style:text-properties officeooo:rsid="069c14fc"/>
    </style:style>
    <style:style style:name="T1654" style:family="text">
      <style:text-properties officeooo:rsid="069d2b10"/>
    </style:style>
    <style:style style:name="T1655" style:family="text">
      <style:text-properties officeooo:rsid="069dabb1"/>
    </style:style>
    <style:style style:name="T1656" style:family="text">
      <style:text-properties officeooo:rsid="069f1332"/>
    </style:style>
    <style:style style:name="T1657" style:family="text">
      <style:text-properties officeooo:rsid="06a0ccfb"/>
    </style:style>
    <style:style style:name="T1658" style:family="text">
      <style:text-properties officeooo:rsid="06a1d9b6"/>
    </style:style>
    <style:style style:name="T1659" style:family="text">
      <style:text-properties officeooo:rsid="06a271fc"/>
    </style:style>
    <style:style style:name="T1660" style:family="text">
      <style:text-properties officeooo:rsid="06a2d673"/>
    </style:style>
    <style:style style:name="T1661" style:family="text">
      <style:text-properties officeooo:rsid="06a360c3"/>
    </style:style>
    <style:style style:name="T1662" style:family="text">
      <style:text-properties officeooo:rsid="06a3ab6d"/>
    </style:style>
    <style:style style:name="T1663" style:family="text">
      <style:text-properties officeooo:rsid="06a56de8"/>
    </style:style>
    <style:style style:name="T1664" style:family="text">
      <style:text-properties officeooo:rsid="06a6bb57"/>
    </style:style>
    <style:style style:name="T1665" style:family="text">
      <style:text-properties officeooo:rsid="06a7b97f"/>
    </style:style>
    <style:style style:name="T1666" style:family="text">
      <style:text-properties officeooo:rsid="06a84e35"/>
    </style:style>
    <style:style style:name="T1667" style:family="text">
      <style:text-properties officeooo:rsid="06aa1f1c"/>
    </style:style>
    <style:style style:name="T1668" style:family="text">
      <style:text-properties officeooo:rsid="06abced4"/>
    </style:style>
    <style:style style:name="T1669" style:family="text">
      <style:text-properties officeooo:rsid="06abd732"/>
    </style:style>
    <style:style style:name="T1670" style:family="text">
      <style:text-properties officeooo:rsid="06ad1f88"/>
    </style:style>
    <style:style style:name="T1671" style:family="text">
      <style:text-properties officeooo:rsid="06aee5f8"/>
    </style:style>
    <style:style style:name="T1672" style:family="text">
      <style:text-properties officeooo:rsid="06b0613a"/>
    </style:style>
    <style:style style:name="T1673" style:family="text">
      <style:text-properties officeooo:rsid="06b072da"/>
    </style:style>
    <style:style style:name="T1674" style:family="text">
      <style:text-properties officeooo:rsid="06b2d2ba"/>
    </style:style>
    <style:style style:name="T1675" style:family="text">
      <style:text-properties officeooo:rsid="06b3806c"/>
    </style:style>
    <style:style style:name="T1676" style:family="text">
      <style:text-properties officeooo:rsid="06b49134"/>
    </style:style>
    <style:style style:name="T1677" style:family="text">
      <style:text-properties officeooo:rsid="06b57226"/>
    </style:style>
    <style:style style:name="T1678" style:family="text">
      <style:text-properties officeooo:rsid="06b61017"/>
    </style:style>
    <style:style style:name="T1679" style:family="text">
      <style:text-properties officeooo:rsid="06b7b725"/>
    </style:style>
    <style:style style:name="T1680" style:family="text">
      <style:text-properties officeooo:rsid="06b86b11"/>
    </style:style>
    <style:style style:name="T1681" style:family="text">
      <style:text-properties officeooo:rsid="06ba110e"/>
    </style:style>
    <style:style style:name="T1682" style:family="text">
      <style:text-properties officeooo:rsid="06ba3c2e"/>
    </style:style>
    <style:style style:name="T1683" style:family="text">
      <style:text-properties officeooo:rsid="06bad816"/>
    </style:style>
    <style:style style:name="T1684" style:family="text">
      <style:text-properties officeooo:rsid="06bb9ba8"/>
    </style:style>
    <style:style style:name="T1685" style:family="text">
      <style:text-properties officeooo:rsid="06bd4557"/>
    </style:style>
    <style:style style:name="T1686" style:family="text">
      <style:text-properties officeooo:rsid="06be96c3"/>
    </style:style>
    <style:style style:name="T1687" style:family="text">
      <style:text-properties officeooo:rsid="06beaa60"/>
    </style:style>
    <style:style style:name="T1688" style:family="text">
      <style:text-properties officeooo:rsid="06bef199"/>
    </style:style>
    <style:style style:name="T1689" style:family="text">
      <style:text-properties officeooo:rsid="06bfee89"/>
    </style:style>
    <style:style style:name="T1690" style:family="text">
      <style:text-properties officeooo:rsid="06c0c16d"/>
    </style:style>
    <style:style style:name="T1691" style:family="text">
      <style:text-properties officeooo:rsid="06c2807d"/>
    </style:style>
    <style:style style:name="T1692" style:family="text">
      <style:text-properties officeooo:rsid="06c37549"/>
    </style:style>
    <style:style style:name="T1693" style:family="text">
      <style:text-properties officeooo:rsid="06c459fd"/>
    </style:style>
    <style:style style:name="T1694" style:family="text">
      <style:text-properties officeooo:rsid="06c5ccda"/>
    </style:style>
    <style:style style:name="T1695" style:family="text">
      <style:text-properties officeooo:rsid="06c6ac19"/>
    </style:style>
    <style:style style:name="T1696" style:family="text">
      <style:text-properties officeooo:rsid="06c7e837"/>
    </style:style>
    <style:style style:name="T1697" style:family="text">
      <style:text-properties officeooo:rsid="06c972a9"/>
    </style:style>
    <style:style style:name="T1698" style:family="text">
      <style:text-properties officeooo:rsid="06cae21b"/>
    </style:style>
    <style:style style:name="T1699" style:family="text">
      <style:text-properties officeooo:rsid="06cbd188"/>
    </style:style>
    <style:style style:name="T1700" style:family="text">
      <style:text-properties officeooo:rsid="06cbe76a"/>
    </style:style>
    <style:style style:name="T1701" style:family="text">
      <style:text-properties officeooo:rsid="06cc7bb9"/>
    </style:style>
    <style:style style:name="T1702" style:family="text">
      <style:text-properties officeooo:rsid="06cc99f8"/>
    </style:style>
    <style:style style:name="T1703" style:family="text">
      <style:text-properties officeooo:rsid="06cdb6c7"/>
    </style:style>
    <style:style style:name="T1704" style:family="text">
      <style:text-properties officeooo:rsid="06ceb448"/>
    </style:style>
    <style:style style:name="T1705" style:family="text">
      <style:text-properties officeooo:rsid="06cfe13c"/>
    </style:style>
    <style:style style:name="T1706" style:family="text">
      <style:text-properties officeooo:rsid="06d0aadc"/>
    </style:style>
    <style:style style:name="T1707" style:family="text">
      <style:text-properties officeooo:rsid="06d26ce1"/>
    </style:style>
    <style:style style:name="T1708" style:family="text">
      <style:text-properties officeooo:rsid="06d43ecc"/>
    </style:style>
    <style:style style:name="T1709" style:family="text">
      <style:text-properties officeooo:rsid="06d4cfb5"/>
    </style:style>
    <style:style style:name="T1710" style:family="text">
      <style:text-properties officeooo:rsid="06d5dc40"/>
    </style:style>
    <style:style style:name="T1711" style:family="text">
      <style:text-properties officeooo:rsid="06d7923b"/>
    </style:style>
    <style:style style:name="T1712" style:family="text">
      <style:text-properties officeooo:rsid="06d8bbf4"/>
    </style:style>
    <style:style style:name="T1713" style:family="text">
      <style:text-properties officeooo:rsid="06d8d939"/>
    </style:style>
    <style:style style:name="T1714" style:family="text">
      <style:text-properties officeooo:rsid="06da310e"/>
    </style:style>
    <style:style style:name="T1715" style:family="text">
      <style:text-properties officeooo:rsid="06dba696"/>
    </style:style>
    <style:style style:name="T1716" style:family="text">
      <style:text-properties officeooo:rsid="06dc3737"/>
    </style:style>
    <style:style style:name="T1717" style:family="text">
      <style:text-properties fo:font-weight="normal" officeooo:rsid="06dc3737" style:font-weight-asian="normal" style:font-weight-complex="normal"/>
    </style:style>
    <style:style style:name="T1718" style:family="text">
      <style:text-properties fo:font-weight="normal" officeooo:rsid="06e03a8a" style:font-weight-asian="normal" style:font-weight-complex="normal"/>
    </style:style>
    <style:style style:name="T1719" style:family="text">
      <style:text-properties fo:font-weight="normal" officeooo:rsid="06e111cf" style:font-weight-asian="normal" style:font-weight-complex="normal"/>
    </style:style>
    <style:style style:name="T1720" style:family="text">
      <style:text-properties fo:font-weight="normal" officeooo:rsid="06e12b7c" style:font-weight-asian="normal" style:font-weight-complex="normal"/>
    </style:style>
    <style:style style:name="T1721" style:family="text">
      <style:text-properties fo:font-weight="normal" officeooo:rsid="06e1d861" style:font-weight-asian="normal" style:font-weight-complex="normal"/>
    </style:style>
    <style:style style:name="T1722" style:family="text">
      <style:text-properties fo:font-weight="normal" officeooo:rsid="06e358ae" style:font-weight-asian="normal" style:font-weight-complex="normal"/>
    </style:style>
    <style:style style:name="T1723" style:family="text">
      <style:text-properties fo:font-weight="normal" officeooo:rsid="06e3a7df" style:font-weight-asian="normal" style:font-weight-complex="normal"/>
    </style:style>
    <style:style style:name="T1724" style:family="text">
      <style:text-properties fo:font-weight="normal" officeooo:rsid="06e46d29" style:font-weight-asian="normal" style:font-weight-complex="normal"/>
    </style:style>
    <style:style style:name="T1725" style:family="text">
      <style:text-properties fo:font-weight="normal" officeooo:rsid="06e607b9" style:font-weight-asian="normal" style:font-weight-complex="normal"/>
    </style:style>
    <style:style style:name="T1726" style:family="text">
      <style:text-properties fo:font-weight="normal" officeooo:rsid="06e71328" style:font-weight-asian="normal" style:font-weight-complex="normal"/>
    </style:style>
    <style:style style:name="T1727" style:family="text">
      <style:text-properties fo:font-weight="normal" officeooo:rsid="06e7f548" style:font-weight-asian="normal" style:font-weight-complex="normal"/>
    </style:style>
    <style:style style:name="T1728" style:family="text">
      <style:text-properties fo:font-weight="normal" officeooo:rsid="06e9e611" style:font-weight-asian="normal" style:font-weight-complex="normal"/>
    </style:style>
    <style:style style:name="T1729" style:family="text">
      <style:text-properties fo:font-weight="normal" officeooo:rsid="06ea5704" style:font-weight-asian="normal" style:font-weight-complex="normal"/>
    </style:style>
    <style:style style:name="T1730" style:family="text">
      <style:text-properties officeooo:rsid="0ada919d"/>
    </style:style>
    <style:style style:name="T1731" style:family="text">
      <style:text-properties fo:font-weight="normal" officeooo:rsid="06eab0d7" style:font-weight-asian="normal" style:font-weight-complex="normal"/>
    </style:style>
    <style:style style:name="T1732" style:family="text">
      <style:text-properties fo:font-weight="normal" officeooo:rsid="06ec8190" style:font-weight-asian="normal" style:font-weight-complex="normal"/>
    </style:style>
    <style:style style:name="T1733" style:family="text">
      <style:text-properties fo:font-weight="normal" officeooo:rsid="06ecbb49" style:font-weight-asian="normal" style:font-weight-complex="normal"/>
    </style:style>
    <style:style style:name="T1734" style:family="text">
      <style:text-properties fo:font-weight="normal" officeooo:rsid="06ede7d8" style:font-weight-asian="normal" style:font-weight-complex="normal"/>
    </style:style>
    <style:style style:name="T1735" style:family="text">
      <style:text-properties fo:font-weight="normal" officeooo:rsid="06efa1ba" style:font-weight-asian="normal" style:font-weight-complex="normal"/>
    </style:style>
    <style:style style:name="T1736" style:family="text">
      <style:text-properties fo:font-weight="normal" officeooo:rsid="06f18b55" style:font-weight-asian="normal" style:font-weight-complex="normal"/>
    </style:style>
    <style:style style:name="T1737" style:family="text">
      <style:text-properties fo:font-weight="normal" officeooo:rsid="06f3845a" style:font-weight-asian="normal" style:font-weight-complex="normal"/>
    </style:style>
    <style:style style:name="T1738" style:family="text">
      <style:text-properties fo:font-weight="normal" officeooo:rsid="06f3e627" style:font-weight-asian="normal" style:font-weight-complex="normal"/>
    </style:style>
    <style:style style:name="T1739" style:family="text">
      <style:text-properties fo:font-weight="normal" officeooo:rsid="06f401f2" style:font-weight-asian="normal" style:font-weight-complex="normal"/>
    </style:style>
    <style:style style:name="T1740" style:family="text">
      <style:text-properties fo:font-weight="normal" officeooo:rsid="06f5e400" style:font-weight-asian="normal" style:font-weight-complex="normal"/>
    </style:style>
    <style:style style:name="T1741" style:family="text">
      <style:text-properties fo:font-weight="normal" officeooo:rsid="06f6ef8e" style:font-weight-asian="normal" style:font-weight-complex="normal"/>
    </style:style>
    <style:style style:name="T1742" style:family="text">
      <style:text-properties fo:font-weight="normal" officeooo:rsid="06f7cd64" style:font-weight-asian="normal" style:font-weight-complex="normal"/>
    </style:style>
    <style:style style:name="T1743" style:family="text">
      <style:text-properties fo:font-weight="normal" officeooo:rsid="06f87011" style:font-weight-asian="normal" style:font-weight-complex="normal"/>
    </style:style>
    <style:style style:name="T1744" style:family="text">
      <style:text-properties fo:font-weight="normal" officeooo:rsid="06f97185" style:font-weight-asian="normal" style:font-weight-complex="normal"/>
    </style:style>
    <style:style style:name="T1745" style:family="text">
      <style:text-properties fo:font-weight="normal" officeooo:rsid="06f9aaa7" style:font-weight-asian="normal" style:font-weight-complex="normal"/>
    </style:style>
    <style:style style:name="T1746" style:family="text">
      <style:text-properties fo:font-weight="normal" officeooo:rsid="06f9bb3b" style:font-weight-asian="normal" style:font-weight-complex="normal"/>
    </style:style>
    <style:style style:name="T1747" style:family="text">
      <style:text-properties fo:font-weight="normal" officeooo:rsid="06fb764b" style:font-weight-asian="normal" style:font-weight-complex="normal"/>
    </style:style>
    <style:style style:name="T1748" style:family="text">
      <style:text-properties fo:font-weight="normal" officeooo:rsid="06fec9e7" style:font-weight-asian="normal" style:font-weight-complex="normal"/>
    </style:style>
    <style:style style:name="T1749" style:family="text">
      <style:text-properties fo:font-weight="normal" officeooo:rsid="06fee900" style:font-weight-asian="normal" style:font-weight-complex="normal"/>
    </style:style>
    <style:style style:name="T1750" style:family="text">
      <style:text-properties fo:font-weight="normal" officeooo:rsid="06ff7ca3" style:font-weight-asian="normal" style:font-weight-complex="normal"/>
    </style:style>
    <style:style style:name="T1751" style:family="text">
      <style:text-properties fo:font-weight="normal" officeooo:rsid="0701b1c6" style:font-weight-asian="normal" style:font-weight-complex="normal"/>
    </style:style>
    <style:style style:name="T1752" style:family="text">
      <style:text-properties fo:font-weight="normal" officeooo:rsid="0700e469" style:font-weight-asian="normal" style:font-weight-complex="normal"/>
    </style:style>
    <style:style style:name="T1753" style:family="text">
      <style:text-properties fo:font-weight="normal" officeooo:rsid="07020ede" style:font-weight-asian="normal" style:font-weight-complex="normal"/>
    </style:style>
    <style:style style:name="T1754" style:family="text">
      <style:text-properties fo:font-weight="normal" officeooo:rsid="0702f855" style:font-weight-asian="normal" style:font-weight-complex="normal"/>
    </style:style>
    <style:style style:name="T1755" style:family="text">
      <style:text-properties fo:font-weight="normal" officeooo:rsid="0704a4df" style:font-weight-asian="normal" style:font-weight-complex="normal"/>
    </style:style>
    <style:style style:name="T1756" style:family="text">
      <style:text-properties fo:font-weight="normal" officeooo:rsid="07056df5" style:font-weight-asian="normal" style:font-weight-complex="normal"/>
    </style:style>
    <style:style style:name="T1757" style:family="text">
      <style:text-properties fo:font-weight="normal" officeooo:rsid="07064d1f" style:font-weight-asian="normal" style:font-weight-complex="normal"/>
    </style:style>
    <style:style style:name="T1758" style:family="text">
      <style:text-properties fo:font-weight="normal" officeooo:rsid="0706bf43" style:font-weight-asian="normal" style:font-weight-complex="normal"/>
    </style:style>
    <style:style style:name="T1759" style:family="text">
      <style:text-properties fo:font-weight="normal" officeooo:rsid="0708890a" style:font-weight-asian="normal" style:font-weight-complex="normal"/>
    </style:style>
    <style:style style:name="T1760" style:family="text">
      <style:text-properties fo:font-weight="normal" officeooo:rsid="0709534b" style:font-weight-asian="normal" style:font-weight-complex="normal"/>
    </style:style>
    <style:style style:name="T1761" style:family="text">
      <style:text-properties fo:font-weight="normal" officeooo:rsid="07096fc7" style:font-weight-asian="normal" style:font-weight-complex="normal"/>
    </style:style>
    <style:style style:name="T1762" style:family="text">
      <style:text-properties fo:font-weight="normal" officeooo:rsid="0709af17" style:font-weight-asian="normal" style:font-weight-complex="normal"/>
    </style:style>
    <style:style style:name="T1763" style:family="text">
      <style:text-properties fo:font-weight="normal" officeooo:rsid="070ae4ed" style:font-weight-asian="normal" style:font-weight-complex="normal"/>
    </style:style>
    <style:style style:name="T1764" style:family="text">
      <style:text-properties fo:font-weight="normal" officeooo:rsid="070be594" style:font-weight-asian="normal" style:font-weight-complex="normal"/>
    </style:style>
    <style:style style:name="T1765" style:family="text">
      <style:text-properties fo:font-weight="normal" officeooo:rsid="070d8500" style:font-weight-asian="normal" style:font-weight-complex="normal"/>
    </style:style>
    <style:style style:name="T1766" style:family="text">
      <style:text-properties fo:font-weight="normal" officeooo:rsid="070e6500" style:font-weight-asian="normal" style:font-weight-complex="normal"/>
    </style:style>
    <style:style style:name="T1767" style:family="text">
      <style:text-properties fo:font-weight="normal" officeooo:rsid="0710097b" style:font-weight-asian="normal" style:font-weight-complex="normal"/>
    </style:style>
    <style:style style:name="T1768" style:family="text">
      <style:text-properties fo:font-weight="normal" officeooo:rsid="07106c9b" style:font-weight-asian="normal" style:font-weight-complex="normal"/>
    </style:style>
    <style:style style:name="T1769" style:family="text">
      <style:text-properties fo:font-weight="normal" officeooo:rsid="071230fe" style:font-weight-asian="normal" style:font-weight-complex="normal"/>
    </style:style>
    <style:style style:name="T1770" style:family="text">
      <style:text-properties fo:font-weight="normal" officeooo:rsid="0712b553" style:font-weight-asian="normal" style:font-weight-complex="normal"/>
    </style:style>
    <style:style style:name="T1771" style:family="text">
      <style:text-properties fo:font-weight="normal" officeooo:rsid="07135df7" style:font-weight-asian="normal" style:font-weight-complex="normal"/>
    </style:style>
    <style:style style:name="T1772" style:family="text">
      <style:text-properties fo:font-weight="normal" officeooo:rsid="0715133e" style:font-weight-asian="normal" style:font-weight-complex="normal"/>
    </style:style>
    <style:style style:name="T1773" style:family="text">
      <style:text-properties fo:font-weight="normal" officeooo:rsid="0716a89f" style:font-weight-asian="normal" style:font-weight-complex="normal"/>
    </style:style>
    <style:style style:name="T1774" style:family="text">
      <style:text-properties fo:font-weight="normal" officeooo:rsid="0717e71d" style:font-weight-asian="normal" style:font-weight-complex="normal"/>
    </style:style>
    <style:style style:name="T1775" style:family="text">
      <style:text-properties fo:font-weight="normal" officeooo:rsid="0718f54d" style:font-weight-asian="normal" style:font-weight-complex="normal"/>
    </style:style>
    <style:style style:name="T1776" style:family="text">
      <style:text-properties fo:font-weight="normal" officeooo:rsid="07193891" style:font-weight-asian="normal" style:font-weight-complex="normal"/>
    </style:style>
    <style:style style:name="T1777" style:family="text">
      <style:text-properties fo:font-weight="normal" officeooo:rsid="0719fff4" style:font-weight-asian="normal" style:font-weight-complex="normal"/>
    </style:style>
    <style:style style:name="T1778" style:family="text">
      <style:text-properties fo:font-weight="normal" officeooo:rsid="071b62b1" style:font-weight-asian="normal" style:font-weight-complex="normal"/>
    </style:style>
    <style:style style:name="T1779" style:family="text">
      <style:text-properties fo:font-weight="normal" officeooo:rsid="071c2b17" style:font-weight-asian="normal" style:font-weight-complex="normal"/>
    </style:style>
    <style:style style:name="T1780" style:family="text">
      <style:text-properties fo:font-weight="normal" officeooo:rsid="071d2768" style:font-weight-asian="normal" style:font-weight-complex="normal"/>
    </style:style>
    <style:style style:name="T1781" style:family="text">
      <style:text-properties fo:font-weight="normal" officeooo:rsid="071e3c20" style:font-weight-asian="normal" style:font-weight-complex="normal"/>
    </style:style>
    <style:style style:name="T1782" style:family="text">
      <style:text-properties fo:font-weight="normal" officeooo:rsid="071f5231" style:font-weight-asian="normal" style:font-weight-complex="normal"/>
    </style:style>
    <style:style style:name="T1783" style:family="text">
      <style:text-properties fo:font-weight="normal" officeooo:rsid="071fe7bd" style:font-weight-asian="normal" style:font-weight-complex="normal"/>
    </style:style>
    <style:style style:name="T1784" style:family="text">
      <style:text-properties fo:font-weight="normal" officeooo:rsid="07211675" style:font-weight-asian="normal" style:font-weight-complex="normal"/>
    </style:style>
    <style:style style:name="T1785" style:family="text">
      <style:text-properties fo:font-weight="normal" officeooo:rsid="0722fdc3" style:font-weight-asian="normal" style:font-weight-complex="normal"/>
    </style:style>
    <style:style style:name="T1786" style:family="text">
      <style:text-properties fo:font-weight="normal" officeooo:rsid="0724aaf8" style:font-weight-asian="normal" style:font-weight-complex="normal"/>
    </style:style>
    <style:style style:name="T1787" style:family="text">
      <style:text-properties fo:font-weight="normal" officeooo:rsid="0724da4a" style:font-weight-asian="normal" style:font-weight-complex="normal"/>
    </style:style>
    <style:style style:name="T1788" style:family="text">
      <style:text-properties fo:font-weight="normal" officeooo:rsid="072631aa" style:font-weight-asian="normal" style:font-weight-complex="normal"/>
    </style:style>
    <style:style style:name="T1789" style:family="text">
      <style:text-properties fo:font-weight="normal" officeooo:rsid="07269765" style:font-weight-asian="normal" style:font-weight-complex="normal"/>
    </style:style>
    <style:style style:name="T1790" style:family="text">
      <style:text-properties fo:font-weight="normal" officeooo:rsid="07288980" style:font-weight-asian="normal" style:font-weight-complex="normal"/>
    </style:style>
    <style:style style:name="T1791" style:family="text">
      <style:text-properties fo:font-weight="normal" officeooo:rsid="072a5418" style:font-weight-asian="normal" style:font-weight-complex="normal"/>
    </style:style>
    <style:style style:name="T1792" style:family="text">
      <style:text-properties fo:font-weight="normal" officeooo:rsid="072a9b16" style:font-weight-asian="normal" style:font-weight-complex="normal"/>
    </style:style>
    <style:style style:name="T1793" style:family="text">
      <style:text-properties fo:font-weight="normal" officeooo:rsid="072ab3eb" style:font-weight-asian="normal" style:font-weight-complex="normal"/>
    </style:style>
    <style:style style:name="T1794" style:family="text">
      <style:text-properties officeooo:rsid="073767da"/>
    </style:style>
    <style:style style:name="T1795" style:family="text">
      <style:text-properties officeooo:rsid="0738415f"/>
    </style:style>
    <style:style style:name="T1796" style:family="text">
      <style:text-properties officeooo:rsid="07396d26"/>
    </style:style>
    <style:style style:name="T1797" style:family="text">
      <style:text-properties officeooo:rsid="073ac9bd"/>
    </style:style>
    <style:style style:name="T1798" style:family="text">
      <style:text-properties officeooo:rsid="074135c6"/>
    </style:style>
    <style:style style:name="T1799" style:family="text">
      <style:text-properties officeooo:rsid="073b6e61"/>
    </style:style>
    <style:style style:name="T1800" style:family="text">
      <style:text-properties officeooo:rsid="073c749d"/>
    </style:style>
    <style:style style:name="T1801" style:family="text">
      <style:text-properties officeooo:rsid="073d93cc"/>
    </style:style>
    <style:style style:name="T1802" style:family="text">
      <style:text-properties officeooo:rsid="073e693a"/>
    </style:style>
    <style:style style:name="T1803" style:family="text">
      <style:text-properties officeooo:rsid="073f1aef"/>
    </style:style>
    <style:style style:name="T1804" style:family="text">
      <style:text-properties officeooo:rsid="073ff62d"/>
    </style:style>
    <style:style style:name="T1805" style:family="text">
      <style:text-properties officeooo:rsid="0742a22b"/>
    </style:style>
    <style:style style:name="T1806" style:family="text">
      <style:text-properties officeooo:rsid="07434096"/>
    </style:style>
    <style:style style:name="T1807" style:family="text">
      <style:text-properties officeooo:rsid="07441f51"/>
    </style:style>
    <style:style style:name="T1808" style:family="text">
      <style:text-properties officeooo:rsid="0745cc35"/>
    </style:style>
    <style:style style:name="T1809" style:family="text">
      <style:text-properties officeooo:rsid="0747b80e"/>
    </style:style>
    <style:style style:name="T1810" style:family="text">
      <style:text-properties officeooo:rsid="0748d4e4"/>
    </style:style>
    <style:style style:name="T1811" style:family="text">
      <style:text-properties officeooo:rsid="074a8f7c"/>
    </style:style>
    <style:style style:name="T1812" style:family="text">
      <style:text-properties officeooo:rsid="074b8b93"/>
    </style:style>
    <style:style style:name="T1813" style:family="text">
      <style:text-properties officeooo:rsid="074bd675"/>
    </style:style>
    <style:style style:name="T1814" style:family="text">
      <style:text-properties officeooo:rsid="074c3222"/>
    </style:style>
    <style:style style:name="T1815" style:family="text">
      <style:text-properties officeooo:rsid="07516c3f"/>
    </style:style>
    <style:style style:name="T1816" style:family="text">
      <style:text-properties officeooo:rsid="074cefaf"/>
    </style:style>
    <style:style style:name="T1817" style:family="text">
      <style:text-properties officeooo:rsid="074ea0a7"/>
    </style:style>
    <style:style style:name="T1818" style:family="text">
      <style:text-properties officeooo:rsid="074fbd21"/>
    </style:style>
    <style:style style:name="T1819" style:family="text">
      <style:text-properties officeooo:rsid="075230ed"/>
    </style:style>
    <style:style style:name="T1820" style:family="text">
      <style:text-properties officeooo:rsid="07541424"/>
    </style:style>
    <style:style style:name="T1821" style:family="text">
      <style:text-properties officeooo:rsid="07576167"/>
    </style:style>
    <style:style style:name="T1822" style:family="text">
      <style:text-properties officeooo:rsid="07593fc4"/>
    </style:style>
    <style:style style:name="T1823" style:family="text">
      <style:text-properties officeooo:rsid="075ac734"/>
    </style:style>
    <style:style style:name="T1824" style:family="text">
      <style:text-properties officeooo:rsid="075b1874"/>
    </style:style>
    <style:style style:name="T1825" style:family="text">
      <style:text-properties officeooo:rsid="075c9372"/>
    </style:style>
    <style:style style:name="T1826" style:family="text">
      <style:text-properties officeooo:rsid="075ddaaf"/>
    </style:style>
    <style:style style:name="T1827" style:family="text">
      <style:text-properties officeooo:rsid="075f3488"/>
    </style:style>
    <style:style style:name="T1828" style:family="text">
      <style:text-properties officeooo:rsid="075f5b36"/>
    </style:style>
    <style:style style:name="T1829" style:family="text">
      <style:text-properties officeooo:rsid="076269c5"/>
    </style:style>
    <style:style style:name="T1830" style:family="text">
      <style:text-properties officeooo:rsid="07641032"/>
    </style:style>
    <style:style style:name="T1831" style:family="text">
      <style:text-properties officeooo:rsid="07658064"/>
    </style:style>
    <style:style style:name="T1832" style:family="text">
      <style:text-properties officeooo:rsid="07660833"/>
    </style:style>
    <style:style style:name="T1833" style:family="text">
      <style:text-properties officeooo:rsid="07663ca1"/>
    </style:style>
    <style:style style:name="T1834" style:family="text">
      <style:text-properties officeooo:rsid="076755e8"/>
    </style:style>
    <style:style style:name="T1835" style:family="text">
      <style:text-properties officeooo:rsid="0767d9af"/>
    </style:style>
    <style:style style:name="T1836" style:family="text">
      <style:text-properties officeooo:rsid="07699277"/>
    </style:style>
    <style:style style:name="T1837" style:family="text">
      <style:text-properties officeooo:rsid="076a6e65"/>
    </style:style>
    <style:style style:name="T1838" style:family="text">
      <style:text-properties officeooo:rsid="076c1f40"/>
    </style:style>
    <style:style style:name="T1839" style:family="text">
      <style:text-properties officeooo:rsid="076e0373"/>
    </style:style>
    <style:style style:name="T1840" style:family="text">
      <style:text-properties officeooo:rsid="076fa081"/>
    </style:style>
    <style:style style:name="T1841" style:family="text">
      <style:text-properties officeooo:rsid="0770276e"/>
    </style:style>
    <style:style style:name="T1842" style:family="text">
      <style:text-properties officeooo:rsid="0770e769"/>
    </style:style>
    <style:style style:name="T1843" style:family="text">
      <style:text-properties officeooo:rsid="0770f62d"/>
    </style:style>
    <style:style style:name="T1844" style:family="text">
      <style:text-properties officeooo:rsid="077157c3"/>
    </style:style>
    <style:style style:name="T1845" style:family="text">
      <style:text-properties officeooo:rsid="07728988"/>
    </style:style>
    <style:style style:name="T1846" style:family="text">
      <style:text-properties officeooo:rsid="07734823"/>
    </style:style>
    <style:style style:name="T1847" style:family="text">
      <style:text-properties officeooo:rsid="0773d8dd"/>
    </style:style>
    <style:style style:name="T1848" style:family="text">
      <style:text-properties officeooo:rsid="077466f6"/>
    </style:style>
    <style:style style:name="T1849" style:family="text">
      <style:text-properties officeooo:rsid="0774907c"/>
    </style:style>
    <style:style style:name="T1850" style:family="text">
      <style:text-properties officeooo:rsid="0776347d"/>
    </style:style>
    <style:style style:name="T1851" style:family="text">
      <style:text-properties officeooo:rsid="0776f2df"/>
    </style:style>
    <style:style style:name="T1852" style:family="text">
      <style:text-properties officeooo:rsid="07780fa1"/>
    </style:style>
    <style:style style:name="T1853" style:family="text">
      <style:text-properties officeooo:rsid="07795906"/>
    </style:style>
    <style:style style:name="T1854" style:family="text">
      <style:text-properties officeooo:rsid="077a66e3"/>
    </style:style>
    <style:style style:name="T1855" style:family="text">
      <style:text-properties officeooo:rsid="077b6a0e"/>
    </style:style>
    <style:style style:name="T1856" style:family="text">
      <style:text-properties officeooo:rsid="077c5761"/>
    </style:style>
    <style:style style:name="T1857" style:family="text">
      <style:text-properties officeooo:rsid="077d5bf3"/>
    </style:style>
    <style:style style:name="T1858" style:family="text">
      <style:text-properties officeooo:rsid="077e235f"/>
    </style:style>
    <style:style style:name="T1859" style:family="text">
      <style:text-properties officeooo:rsid="077f2723"/>
    </style:style>
    <style:style style:name="T1860" style:family="text">
      <style:text-properties officeooo:rsid="077fbe47"/>
    </style:style>
    <style:style style:name="T1861" style:family="text">
      <style:text-properties officeooo:rsid="0781b00f"/>
    </style:style>
    <style:style style:name="T1862" style:family="text">
      <style:text-properties officeooo:rsid="07820e67"/>
    </style:style>
    <style:style style:name="T1863" style:family="text">
      <style:text-properties officeooo:rsid="078279ba"/>
    </style:style>
    <style:style style:name="T1864" style:family="text">
      <style:text-properties officeooo:rsid="07832698"/>
    </style:style>
    <style:style style:name="T1865" style:family="text">
      <style:text-properties officeooo:rsid="0784341b"/>
    </style:style>
    <style:style style:name="T1866" style:family="text">
      <style:text-properties officeooo:rsid="0785ef97"/>
    </style:style>
    <style:style style:name="T1867" style:family="text">
      <style:text-properties officeooo:rsid="0786c465"/>
    </style:style>
    <style:style style:name="T1868" style:family="text">
      <style:text-properties officeooo:rsid="0787d3d4"/>
    </style:style>
    <style:style style:name="T1869" style:family="text">
      <style:text-properties officeooo:rsid="07884a55"/>
    </style:style>
    <style:style style:name="T1870" style:family="text">
      <style:text-properties officeooo:rsid="078a13a7"/>
    </style:style>
    <style:style style:name="T1871" style:family="text">
      <style:text-properties officeooo:rsid="078b3d54"/>
    </style:style>
    <style:style style:name="T1872" style:family="text">
      <style:text-properties officeooo:rsid="078ced91"/>
    </style:style>
    <style:style style:name="T1873" style:family="text">
      <style:text-properties officeooo:rsid="078dd3f0"/>
    </style:style>
    <style:style style:name="T1874" style:family="text">
      <style:text-properties officeooo:rsid="078e7a33"/>
    </style:style>
    <style:style style:name="T1875" style:family="text">
      <style:text-properties officeooo:rsid="078f8050"/>
    </style:style>
    <style:style style:name="T1876" style:family="text">
      <style:text-properties officeooo:rsid="079067fa"/>
    </style:style>
    <style:style style:name="T1877" style:family="text">
      <style:text-properties officeooo:rsid="07916d04"/>
    </style:style>
    <style:style style:name="T1878" style:family="text">
      <style:text-properties officeooo:rsid="0792acb1"/>
    </style:style>
    <style:style style:name="T1879" style:family="text">
      <style:text-properties officeooo:rsid="0793e793"/>
    </style:style>
    <style:style style:name="T1880" style:family="text">
      <style:text-properties officeooo:rsid="079561d4"/>
    </style:style>
    <style:style style:name="T1881" style:family="text">
      <style:text-properties officeooo:rsid="07972834"/>
    </style:style>
    <style:style style:name="T1882" style:family="text">
      <style:text-properties officeooo:rsid="0798f04f"/>
    </style:style>
    <style:style style:name="T1883" style:family="text">
      <style:text-properties officeooo:rsid="079a37bb"/>
    </style:style>
    <style:style style:name="T1884" style:family="text">
      <style:text-properties officeooo:rsid="079aca45"/>
    </style:style>
    <style:style style:name="T1885" style:family="text">
      <style:text-properties officeooo:rsid="079b1ca1"/>
    </style:style>
    <style:style style:name="T1886" style:family="text">
      <style:text-properties officeooo:rsid="079b5bde"/>
    </style:style>
    <style:style style:name="T1887" style:family="text">
      <style:text-properties officeooo:rsid="079c6e55"/>
    </style:style>
    <style:style style:name="T1888" style:family="text">
      <style:text-properties officeooo:rsid="079c87aa"/>
    </style:style>
    <style:style style:name="T1889" style:family="text">
      <style:text-properties officeooo:rsid="079d7106"/>
    </style:style>
    <style:style style:name="T1890" style:family="text">
      <style:text-properties officeooo:rsid="079de891"/>
    </style:style>
    <style:style style:name="T1891" style:family="text">
      <style:text-properties officeooo:rsid="079e3b58"/>
    </style:style>
    <style:style style:name="T1892" style:family="text">
      <style:text-properties officeooo:rsid="079f9d17"/>
    </style:style>
    <style:style style:name="T1893" style:family="text">
      <style:text-properties officeooo:rsid="07a07c02"/>
    </style:style>
    <style:style style:name="T1894" style:family="text">
      <style:text-properties officeooo:rsid="07a25457"/>
    </style:style>
    <style:style style:name="T1895" style:family="text">
      <style:text-properties officeooo:rsid="07a3de3a"/>
    </style:style>
    <style:style style:name="T1896" style:family="text">
      <style:text-properties officeooo:rsid="07a4e280"/>
    </style:style>
    <style:style style:name="T1897" style:family="text">
      <style:text-properties officeooo:rsid="07a520d4"/>
    </style:style>
    <style:style style:name="T1898" style:family="text">
      <style:text-properties officeooo:rsid="07a87f40"/>
    </style:style>
    <style:style style:name="T1899" style:family="text">
      <style:text-properties officeooo:rsid="07a69867"/>
    </style:style>
    <style:style style:name="T1900" style:family="text">
      <style:text-properties officeooo:rsid="07a8a361"/>
    </style:style>
    <style:style style:name="T1901" style:family="text">
      <style:text-properties officeooo:rsid="07aa959b"/>
    </style:style>
    <style:style style:name="T1902" style:family="text">
      <style:text-properties officeooo:rsid="07ab7103"/>
    </style:style>
    <style:style style:name="T1903" style:family="text">
      <style:text-properties officeooo:rsid="07ac803f"/>
    </style:style>
    <style:style style:name="T1904" style:family="text">
      <style:text-properties officeooo:rsid="07ae2208"/>
    </style:style>
    <style:style style:name="T1905" style:family="text">
      <style:text-properties officeooo:rsid="07ae4671"/>
    </style:style>
    <style:style style:name="T1906" style:family="text">
      <style:text-properties officeooo:rsid="07af7c8a"/>
    </style:style>
    <style:style style:name="T1907" style:family="text">
      <style:text-properties officeooo:rsid="07b073c5"/>
    </style:style>
    <style:style style:name="T1908" style:family="text">
      <style:text-properties officeooo:rsid="07b1d31f"/>
    </style:style>
    <style:style style:name="T1909" style:family="text">
      <style:text-properties officeooo:rsid="07b3a1e9"/>
    </style:style>
    <style:style style:name="T1910" style:family="text">
      <style:text-properties officeooo:rsid="07b4b1ad"/>
    </style:style>
    <style:style style:name="T1911" style:family="text">
      <style:text-properties officeooo:rsid="07b4bd70"/>
    </style:style>
    <style:style style:name="T1912" style:family="text">
      <style:text-properties officeooo:rsid="07b65793"/>
    </style:style>
    <style:style style:name="T1913" style:family="text">
      <style:text-properties officeooo:rsid="07b7e5b3"/>
    </style:style>
    <style:style style:name="T1914" style:family="text">
      <style:text-properties officeooo:rsid="07b83fbc"/>
    </style:style>
    <style:style style:name="T1915" style:family="text">
      <style:text-properties officeooo:rsid="07b88f96"/>
    </style:style>
    <style:style style:name="T1916" style:family="text">
      <style:text-properties officeooo:rsid="07b9e9c5"/>
    </style:style>
    <style:style style:name="T1917" style:family="text">
      <style:text-properties officeooo:rsid="07ba5815"/>
    </style:style>
    <style:style style:name="T1918" style:family="text">
      <style:text-properties officeooo:rsid="07baf4fc"/>
    </style:style>
    <style:style style:name="T1919" style:family="text">
      <style:text-properties officeooo:rsid="07bc24c0"/>
    </style:style>
    <style:style style:name="T1920" style:family="text">
      <style:text-properties officeooo:rsid="07bcc864"/>
    </style:style>
    <style:style style:name="T1921" style:family="text">
      <style:text-properties officeooo:rsid="07bd54ce"/>
    </style:style>
    <style:style style:name="T1922" style:family="text">
      <style:text-properties officeooo:rsid="07bf4c64"/>
    </style:style>
    <style:style style:name="T1923" style:family="text">
      <style:text-properties officeooo:rsid="07c01aa6"/>
    </style:style>
    <style:style style:name="T1924" style:family="text">
      <style:text-properties officeooo:rsid="07c15190"/>
    </style:style>
    <style:style style:name="T1925" style:family="text">
      <style:text-properties officeooo:rsid="07c32287"/>
    </style:style>
    <style:style style:name="T1926" style:family="text">
      <style:text-properties officeooo:rsid="07c52a50"/>
    </style:style>
    <style:style style:name="T1927" style:family="text">
      <style:text-properties officeooo:rsid="07c3fc31"/>
    </style:style>
    <style:style style:name="T1928" style:family="text">
      <style:text-properties officeooo:rsid="07c55eb0"/>
    </style:style>
    <style:style style:name="T1929" style:family="text">
      <style:text-properties officeooo:rsid="07c73045"/>
    </style:style>
    <style:style style:name="T1930" style:family="text">
      <style:text-properties officeooo:rsid="07c7f717"/>
    </style:style>
    <style:style style:name="T1931" style:family="text">
      <style:text-properties officeooo:rsid="07c9de03"/>
    </style:style>
    <style:style style:name="T1932" style:family="text">
      <style:text-properties officeooo:rsid="07cb79cd"/>
    </style:style>
    <style:style style:name="T1933" style:family="text">
      <style:text-properties officeooo:rsid="07ccafd5"/>
    </style:style>
    <style:style style:name="T1934" style:family="text">
      <style:text-properties officeooo:rsid="07ceac9d"/>
    </style:style>
    <style:style style:name="T1935" style:family="text">
      <style:text-properties officeooo:rsid="07d0422a"/>
    </style:style>
    <style:style style:name="T1936" style:family="text">
      <style:text-properties officeooo:rsid="07d1bdaf"/>
    </style:style>
    <style:style style:name="T1937" style:family="text">
      <style:text-properties officeooo:rsid="07d31999"/>
    </style:style>
    <style:style style:name="T1938" style:family="text">
      <style:text-properties officeooo:rsid="07d47cfe"/>
    </style:style>
    <style:style style:name="T1939" style:family="text">
      <style:text-properties officeooo:rsid="07d57604"/>
    </style:style>
    <style:style style:name="T1940" style:family="text">
      <style:text-properties officeooo:rsid="07d6ed9e"/>
    </style:style>
    <style:style style:name="T1941" style:family="text">
      <style:text-properties officeooo:rsid="07d7acdf"/>
    </style:style>
    <style:style style:name="T1942" style:family="text">
      <style:text-properties officeooo:rsid="07d91bc7"/>
    </style:style>
    <style:style style:name="T1943" style:family="text">
      <style:text-properties officeooo:rsid="07dafa77"/>
    </style:style>
    <style:style style:name="T1944" style:family="text">
      <style:text-properties officeooo:rsid="07dc7827"/>
    </style:style>
    <style:style style:name="T1945" style:family="text">
      <style:text-properties officeooo:rsid="07de3e99"/>
    </style:style>
    <style:style style:name="T1946" style:family="text">
      <style:text-properties officeooo:rsid="07debcba"/>
    </style:style>
    <style:style style:name="T1947" style:family="text">
      <style:text-properties officeooo:rsid="07e01c3a"/>
    </style:style>
    <style:style style:name="T1948" style:family="text">
      <style:text-properties officeooo:rsid="07e14bd3"/>
    </style:style>
    <style:style style:name="T1949" style:family="text">
      <style:text-properties officeooo:rsid="07e34306"/>
    </style:style>
    <style:style style:name="T1950" style:family="text">
      <style:text-properties officeooo:rsid="07e4cb6b"/>
    </style:style>
    <style:style style:name="T1951" style:family="text">
      <style:text-properties officeooo:rsid="07e675f8"/>
    </style:style>
    <style:style style:name="T1952" style:family="text">
      <style:text-properties officeooo:rsid="07e7d797"/>
    </style:style>
    <style:style style:name="T1953" style:family="text">
      <style:text-properties officeooo:rsid="07e8e9b5"/>
    </style:style>
    <style:style style:name="T1954" style:family="text">
      <style:text-properties officeooo:rsid="07eac8c9"/>
    </style:style>
    <style:style style:name="T1955" style:family="text">
      <style:text-properties officeooo:rsid="07eb68b3"/>
    </style:style>
    <style:style style:name="T1956" style:family="text">
      <style:text-properties officeooo:rsid="07ebf3f8"/>
    </style:style>
    <style:style style:name="T1957" style:family="text">
      <style:text-properties officeooo:rsid="07ec4681"/>
    </style:style>
    <style:style style:name="T1958" style:family="text">
      <style:text-properties officeooo:rsid="07ec8054"/>
    </style:style>
    <style:style style:name="T1959" style:family="text">
      <style:text-properties officeooo:rsid="07ee3255"/>
    </style:style>
    <style:style style:name="T1960" style:family="text">
      <style:text-properties officeooo:rsid="07ef05d3"/>
    </style:style>
    <style:style style:name="T1961" style:family="text">
      <style:text-properties officeooo:rsid="07ef1812"/>
    </style:style>
    <style:style style:name="T1962" style:family="text">
      <style:text-properties officeooo:rsid="07f1058a"/>
    </style:style>
    <style:style style:name="T1963" style:family="text">
      <style:text-properties officeooo:rsid="07f2cebf"/>
    </style:style>
    <style:style style:name="T1964" style:family="text">
      <style:text-properties officeooo:rsid="07f4996c"/>
    </style:style>
    <style:style style:name="T1965" style:family="text">
      <style:text-properties officeooo:rsid="07f60315"/>
    </style:style>
    <style:style style:name="T1966" style:family="text">
      <style:text-properties officeooo:rsid="07f7825f"/>
    </style:style>
    <style:style style:name="T1967" style:family="text">
      <style:text-properties officeooo:rsid="07f7fa13"/>
    </style:style>
    <style:style style:name="T1968" style:family="text">
      <style:text-properties officeooo:rsid="07f80198"/>
    </style:style>
    <style:style style:name="T1969" style:family="text">
      <style:text-properties officeooo:rsid="07f987ff"/>
    </style:style>
    <style:style style:name="T1970" style:family="text">
      <style:text-properties officeooo:rsid="07fa8107"/>
    </style:style>
    <style:style style:name="T1971" style:family="text">
      <style:text-properties officeooo:rsid="07fb0db3"/>
    </style:style>
    <style:style style:name="T1972" style:family="text">
      <style:text-properties officeooo:rsid="03b15d7d"/>
    </style:style>
    <style:style style:name="T1973" style:family="text">
      <style:text-properties officeooo:rsid="03b195d2"/>
    </style:style>
    <style:style style:name="T1974" style:family="text">
      <style:text-properties officeooo:rsid="03b33b44"/>
    </style:style>
    <style:style style:name="T1975" style:family="text">
      <style:text-properties officeooo:rsid="03b43d07"/>
    </style:style>
    <style:style style:name="T1976" style:family="text">
      <style:text-properties officeooo:rsid="07fe0f8a"/>
    </style:style>
    <style:style style:name="T1977" style:family="text">
      <style:text-properties officeooo:rsid="0803cd28"/>
    </style:style>
    <style:style style:name="T1978" style:family="text">
      <style:text-properties officeooo:rsid="07fed3c9"/>
    </style:style>
    <style:style style:name="T1979" style:family="text">
      <style:text-properties officeooo:rsid="07ff0e5b"/>
    </style:style>
    <style:style style:name="T1980" style:family="text">
      <style:text-properties officeooo:rsid="0800a7ec"/>
    </style:style>
    <style:style style:name="T1981" style:family="text">
      <style:text-properties officeooo:rsid="0800e194"/>
    </style:style>
    <style:style style:name="T1982" style:family="text">
      <style:text-properties officeooo:rsid="0801b943"/>
    </style:style>
    <style:style style:name="T1983" style:family="text">
      <style:text-properties officeooo:rsid="0801f432"/>
    </style:style>
    <style:style style:name="T1984" style:family="text">
      <style:text-properties officeooo:rsid="0803cf66"/>
    </style:style>
    <style:style style:name="T1985" style:family="text">
      <style:text-properties officeooo:rsid="0803d354"/>
    </style:style>
    <style:style style:name="T1986" style:family="text">
      <style:text-properties officeooo:rsid="0804a43b"/>
    </style:style>
    <style:style style:name="T1987" style:family="text">
      <style:text-properties officeooo:rsid="08052409"/>
    </style:style>
    <style:style style:name="T1988" style:family="text">
      <style:text-properties officeooo:rsid="08068b2d"/>
    </style:style>
    <style:style style:name="T1989" style:family="text">
      <style:text-properties officeooo:rsid="08071dfc"/>
    </style:style>
    <style:style style:name="T1990" style:family="text">
      <style:text-properties officeooo:rsid="080900df"/>
    </style:style>
    <style:style style:name="T1991" style:family="text">
      <style:text-properties officeooo:rsid="08093aa9"/>
    </style:style>
    <style:style style:name="T1992" style:family="text">
      <style:text-properties officeooo:rsid="0809a20c"/>
    </style:style>
    <style:style style:name="T1993" style:family="text">
      <style:text-properties officeooo:rsid="080b4d70"/>
    </style:style>
    <style:style style:name="T1994" style:family="text">
      <style:text-properties officeooo:rsid="080c056c"/>
    </style:style>
    <style:style style:name="T1995" style:family="text">
      <style:text-properties officeooo:rsid="080d4197"/>
    </style:style>
    <style:style style:name="T1996" style:family="text">
      <style:text-properties officeooo:rsid="080da3cc"/>
    </style:style>
    <style:style style:name="T1997" style:family="text">
      <style:text-properties officeooo:rsid="080f43e4"/>
    </style:style>
    <style:style style:name="T1998" style:family="text">
      <style:text-properties officeooo:rsid="0810ba6b"/>
    </style:style>
    <style:style style:name="T1999" style:family="text">
      <style:text-properties officeooo:rsid="08115016"/>
    </style:style>
    <style:style style:name="T2000" style:family="text">
      <style:text-properties officeooo:rsid="0811f1b1"/>
    </style:style>
    <style:style style:name="T2001" style:family="text">
      <style:text-properties officeooo:rsid="08134355"/>
    </style:style>
    <style:style style:name="T2002" style:family="text">
      <style:text-properties officeooo:rsid="0813d714"/>
    </style:style>
    <style:style style:name="T2003" style:family="text">
      <style:text-properties officeooo:rsid="0813f3b9"/>
    </style:style>
    <style:style style:name="T2004" style:family="text">
      <style:text-properties officeooo:rsid="08149bb0"/>
    </style:style>
    <style:style style:name="T2005" style:family="text">
      <style:text-properties officeooo:rsid="08150430"/>
    </style:style>
    <style:style style:name="T2006" style:family="text">
      <style:text-properties officeooo:rsid="0815d96e"/>
    </style:style>
    <style:style style:name="T2007" style:family="text">
      <style:text-properties officeooo:rsid="08169269"/>
    </style:style>
    <style:style style:name="T2008" style:family="text">
      <style:text-properties officeooo:rsid="0818827e"/>
    </style:style>
    <style:style style:name="T2009" style:family="text">
      <style:text-properties officeooo:rsid="081975ec"/>
    </style:style>
    <style:style style:name="T2010" style:family="text">
      <style:text-properties officeooo:rsid="081a87ed"/>
    </style:style>
    <style:style style:name="T2011" style:family="text">
      <style:text-properties officeooo:rsid="081c6cd2"/>
    </style:style>
    <style:style style:name="T2012" style:family="text">
      <style:text-properties officeooo:rsid="081e3a1a"/>
    </style:style>
    <style:style style:name="T2013" style:family="text">
      <style:text-properties officeooo:rsid="081ec1a0"/>
    </style:style>
    <style:style style:name="T2014" style:family="text">
      <style:text-properties officeooo:rsid="081ff9f1"/>
    </style:style>
    <style:style style:name="T2015" style:family="text">
      <style:text-properties officeooo:rsid="0821d0ab"/>
    </style:style>
    <style:style style:name="T2016" style:family="text">
      <style:text-properties officeooo:rsid="0822fe3e"/>
    </style:style>
    <style:style style:name="T2017" style:family="text">
      <style:text-properties officeooo:rsid="0825357f"/>
    </style:style>
    <style:style style:name="T2018" style:family="text">
      <style:text-properties officeooo:rsid="08259dc2"/>
    </style:style>
    <style:style style:name="T2019" style:family="text">
      <style:text-properties officeooo:rsid="0826d4b2"/>
    </style:style>
    <style:style style:name="T2020" style:family="text">
      <style:text-properties officeooo:rsid="0826ee42"/>
    </style:style>
    <style:style style:name="T2021" style:family="text">
      <style:text-properties officeooo:rsid="0827bf32"/>
    </style:style>
    <style:style style:name="T2022" style:family="text">
      <style:text-properties officeooo:rsid="082982eb"/>
    </style:style>
    <style:style style:name="T2023" style:family="text">
      <style:text-properties officeooo:rsid="082b4903"/>
    </style:style>
    <style:style style:name="T2024" style:family="text">
      <style:text-properties officeooo:rsid="082c3578"/>
    </style:style>
    <style:style style:name="T2025" style:family="text">
      <style:text-properties officeooo:rsid="082cdfc3"/>
    </style:style>
    <style:style style:name="T2026" style:family="text">
      <style:text-properties officeooo:rsid="082d3dcb"/>
    </style:style>
    <style:style style:name="T2027" style:family="text">
      <style:text-properties officeooo:rsid="082e5183"/>
    </style:style>
    <style:style style:name="T2028" style:family="text">
      <style:text-properties officeooo:rsid="08304c0b"/>
    </style:style>
    <style:style style:name="T2029" style:family="text">
      <style:text-properties officeooo:rsid="08307229"/>
    </style:style>
    <style:style style:name="T2030" style:family="text">
      <style:text-properties officeooo:rsid="0831acc3"/>
    </style:style>
    <style:style style:name="T2031" style:family="text">
      <style:text-properties officeooo:rsid="0832e977"/>
    </style:style>
    <style:style style:name="T2032" style:family="text">
      <style:text-properties officeooo:rsid="083499be"/>
    </style:style>
    <style:style style:name="T2033" style:family="text">
      <style:text-properties officeooo:rsid="08364786"/>
    </style:style>
    <style:style style:name="T2034" style:family="text">
      <style:text-properties officeooo:rsid="08373dbb"/>
    </style:style>
    <style:style style:name="T2035" style:family="text">
      <style:text-properties officeooo:rsid="0837bcd4"/>
    </style:style>
    <style:style style:name="T2036" style:family="text">
      <style:text-properties officeooo:rsid="08399c80"/>
    </style:style>
    <style:style style:name="T2037" style:family="text">
      <style:text-properties officeooo:rsid="083b7c3f"/>
    </style:style>
    <style:style style:name="T2038" style:family="text">
      <style:text-properties officeooo:rsid="083bab0e"/>
    </style:style>
    <style:style style:name="T2039" style:family="text">
      <style:text-properties officeooo:rsid="083c8bd5"/>
    </style:style>
    <style:style style:name="T2040" style:family="text">
      <style:text-properties officeooo:rsid="083e39e0"/>
    </style:style>
    <style:style style:name="T2041" style:family="text">
      <style:text-properties officeooo:rsid="083e596e"/>
    </style:style>
    <style:style style:name="T2042" style:family="text">
      <style:text-properties officeooo:rsid="08403d0f"/>
    </style:style>
    <style:style style:name="T2043" style:family="text">
      <style:text-properties officeooo:rsid="084060e9"/>
    </style:style>
    <style:style style:name="T2044" style:family="text">
      <style:text-properties officeooo:rsid="0841f580"/>
    </style:style>
    <style:style style:name="T2045" style:family="text">
      <style:text-properties officeooo:rsid="0842fb25"/>
    </style:style>
    <style:style style:name="T2046" style:family="text">
      <style:text-properties officeooo:rsid="084389b2"/>
    </style:style>
    <style:style style:name="T2047" style:family="text">
      <style:text-properties officeooo:rsid="08441e72"/>
    </style:style>
    <style:style style:name="T2048" style:family="text">
      <style:text-properties officeooo:rsid="084462a3"/>
    </style:style>
    <style:style style:name="T2049" style:family="text">
      <style:text-properties officeooo:rsid="08463c3f"/>
    </style:style>
    <style:style style:name="T2050" style:family="text">
      <style:text-properties officeooo:rsid="0847e05b"/>
    </style:style>
    <style:style style:name="T2051" style:family="text">
      <style:text-properties officeooo:rsid="0849c3dc"/>
    </style:style>
    <style:style style:name="T2052" style:family="text">
      <style:text-properties officeooo:rsid="084a0673"/>
    </style:style>
    <style:style style:name="T2053" style:family="text">
      <style:text-properties officeooo:rsid="084b428a"/>
    </style:style>
    <style:style style:name="T2054" style:family="text">
      <style:text-properties officeooo:rsid="084d81bf"/>
    </style:style>
    <style:style style:name="T2055" style:family="text">
      <style:text-properties officeooo:rsid="084e292b"/>
    </style:style>
    <style:style style:name="T2056" style:family="text">
      <style:text-properties officeooo:rsid="084e43f3"/>
    </style:style>
    <style:style style:name="T2057" style:family="text">
      <style:text-properties officeooo:rsid="084e460c"/>
    </style:style>
    <style:style style:name="T2058" style:family="text">
      <style:text-properties officeooo:rsid="084f154a"/>
    </style:style>
    <style:style style:name="T2059" style:family="text">
      <style:text-properties officeooo:rsid="08515fee"/>
    </style:style>
    <style:style style:name="T2060" style:family="text">
      <style:text-properties officeooo:rsid="084ffd03"/>
    </style:style>
    <style:style style:name="T2061" style:family="text">
      <style:text-properties officeooo:rsid="08534754"/>
    </style:style>
    <style:style style:name="T2062" style:family="text">
      <style:text-properties officeooo:rsid="08544f10"/>
    </style:style>
    <style:style style:name="T2063" style:family="text">
      <style:text-properties officeooo:rsid="085582f5"/>
    </style:style>
    <style:style style:name="T2064" style:family="text">
      <style:text-properties officeooo:rsid="0855caa7"/>
    </style:style>
    <style:style style:name="T2065" style:family="text">
      <style:text-properties officeooo:rsid="0855f3de"/>
    </style:style>
    <style:style style:name="T2066" style:family="text">
      <style:text-properties officeooo:rsid="0857545b"/>
    </style:style>
    <style:style style:name="T2067" style:family="text">
      <style:text-properties officeooo:rsid="085759d1"/>
    </style:style>
    <style:style style:name="T2068" style:family="text">
      <style:text-properties officeooo:rsid="08579919"/>
    </style:style>
    <style:style style:name="T2069" style:family="text">
      <style:text-properties officeooo:rsid="0858317a"/>
    </style:style>
    <style:style style:name="T2070" style:family="text">
      <style:text-properties officeooo:rsid="08585b28"/>
    </style:style>
    <style:style style:name="T2071" style:family="text">
      <style:text-properties officeooo:rsid="0859ba51"/>
    </style:style>
    <style:style style:name="T2072" style:family="text">
      <style:text-properties officeooo:rsid="0859c8d4"/>
    </style:style>
    <style:style style:name="T2073" style:family="text">
      <style:text-properties officeooo:rsid="0859d730"/>
    </style:style>
    <style:style style:name="T2074" style:family="text">
      <style:text-properties officeooo:rsid="085b0c66"/>
    </style:style>
    <style:style style:name="T2075" style:family="text">
      <style:text-properties officeooo:rsid="085ca3e2"/>
    </style:style>
    <style:style style:name="T2076" style:family="text">
      <style:text-properties officeooo:rsid="085e0537"/>
    </style:style>
    <style:style style:name="T2077" style:family="text">
      <style:text-properties officeooo:rsid="085e2cb5"/>
    </style:style>
    <style:style style:name="T2078" style:family="text">
      <style:text-properties officeooo:rsid="085fa440"/>
    </style:style>
    <style:style style:name="T2079" style:family="text">
      <style:text-properties officeooo:rsid="085fdfea"/>
    </style:style>
    <style:style style:name="T2080" style:family="text">
      <style:text-properties officeooo:rsid="0860d4ad"/>
    </style:style>
    <style:style style:name="T2081" style:family="text">
      <style:text-properties officeooo:rsid="0860db94"/>
    </style:style>
    <style:style style:name="T2082" style:family="text">
      <style:text-properties officeooo:rsid="08613518"/>
    </style:style>
    <style:style style:name="T2083" style:family="text">
      <style:text-properties officeooo:rsid="08623141"/>
    </style:style>
    <style:style style:name="T2084" style:family="text">
      <style:text-properties officeooo:rsid="08633567"/>
    </style:style>
    <style:style style:name="T2085" style:family="text">
      <style:text-properties officeooo:rsid="08641c5c"/>
    </style:style>
    <style:style style:name="T2086" style:family="text">
      <style:text-properties officeooo:rsid="08653d7f"/>
    </style:style>
    <style:style style:name="T2087" style:family="text">
      <style:text-properties officeooo:rsid="086614fa"/>
    </style:style>
    <style:style style:name="T2088" style:family="text">
      <style:text-properties officeooo:rsid="0866f2a2"/>
    </style:style>
    <style:style style:name="T2089" style:family="text">
      <style:text-properties officeooo:rsid="0867520d"/>
    </style:style>
    <style:style style:name="T2090" style:family="text">
      <style:text-properties officeooo:rsid="0867f8af"/>
    </style:style>
    <style:style style:name="T2091" style:family="text">
      <style:text-properties officeooo:rsid="0869ebcf"/>
    </style:style>
    <style:style style:name="T2092" style:family="text">
      <style:text-properties officeooo:rsid="086a496d"/>
    </style:style>
    <style:style style:name="T2093" style:family="text">
      <style:text-properties officeooo:rsid="086baaa8"/>
    </style:style>
    <style:style style:name="T2094" style:family="text">
      <style:text-properties officeooo:rsid="086cf689"/>
    </style:style>
    <style:style style:name="T2095" style:family="text">
      <style:text-properties officeooo:rsid="086d7beb"/>
    </style:style>
    <style:style style:name="T2096" style:family="text">
      <style:text-properties officeooo:rsid="086f3f9e"/>
    </style:style>
    <style:style style:name="T2097" style:family="text">
      <style:text-properties officeooo:rsid="08712793"/>
    </style:style>
    <style:style style:name="T2098" style:family="text">
      <style:text-properties officeooo:rsid="08717da1"/>
    </style:style>
    <style:style style:name="T2099" style:family="text">
      <style:text-properties officeooo:rsid="08718504"/>
    </style:style>
    <style:style style:name="T2100" style:family="text">
      <style:text-properties officeooo:rsid="0872444b"/>
    </style:style>
    <style:style style:name="T2101" style:family="text">
      <style:text-properties officeooo:rsid="087401d1"/>
    </style:style>
    <style:style style:name="T2102" style:family="text">
      <style:text-properties officeooo:rsid="087412cb"/>
    </style:style>
    <style:style style:name="T2103" style:family="text">
      <style:text-properties officeooo:rsid="0874c073"/>
    </style:style>
    <style:style style:name="T2104" style:family="text">
      <style:text-properties officeooo:rsid="08755bd6"/>
    </style:style>
    <style:style style:name="T2105" style:family="text">
      <style:text-properties officeooo:rsid="08765912"/>
    </style:style>
    <style:style style:name="T2106" style:family="text">
      <style:text-properties officeooo:rsid="0877edea"/>
    </style:style>
    <style:style style:name="T2107" style:family="text">
      <style:text-properties officeooo:rsid="0878bedf"/>
    </style:style>
    <style:style style:name="T2108" style:family="text">
      <style:text-properties officeooo:rsid="087a448c"/>
    </style:style>
    <style:style style:name="T2109" style:family="text">
      <style:text-properties officeooo:rsid="087bcb64"/>
    </style:style>
    <style:style style:name="T2110" style:family="text">
      <style:text-properties officeooo:rsid="087c0db4"/>
    </style:style>
    <style:style style:name="T2111" style:family="text">
      <style:text-properties officeooo:rsid="087d5526"/>
    </style:style>
    <style:style style:name="T2112" style:family="text">
      <style:text-properties officeooo:rsid="087dcd72"/>
    </style:style>
    <style:style style:name="T2113" style:family="text">
      <style:text-properties officeooo:rsid="087eaa70"/>
    </style:style>
    <style:style style:name="T2114" style:family="text">
      <style:text-properties officeooo:rsid="088090f0"/>
    </style:style>
    <style:style style:name="T2115" style:family="text">
      <style:text-properties officeooo:rsid="08820143"/>
    </style:style>
    <style:style style:name="T2116" style:family="text">
      <style:text-properties officeooo:rsid="08838d86"/>
    </style:style>
    <style:style style:name="T2117" style:family="text">
      <style:text-properties officeooo:rsid="0885dd6f"/>
    </style:style>
    <style:style style:name="T2118" style:family="text">
      <style:text-properties officeooo:rsid="08870261"/>
    </style:style>
    <style:style style:name="T2119" style:family="text">
      <style:text-properties officeooo:rsid="08886910"/>
    </style:style>
    <style:style style:name="T2120" style:family="text">
      <style:text-properties officeooo:rsid="08890bcf"/>
    </style:style>
    <style:style style:name="T2121" style:family="text">
      <style:text-properties officeooo:rsid="088a3382"/>
    </style:style>
    <style:style style:name="T2122" style:family="text">
      <style:text-properties officeooo:rsid="088c319d"/>
    </style:style>
    <style:style style:name="T2123" style:family="text">
      <style:text-properties officeooo:rsid="088c552c"/>
    </style:style>
    <style:style style:name="T2124" style:family="text">
      <style:text-properties officeooo:rsid="088e19dc"/>
    </style:style>
    <style:style style:name="T2125" style:family="text">
      <style:text-properties officeooo:rsid="088fa91b"/>
    </style:style>
    <style:style style:name="T2126" style:family="text">
      <style:text-properties officeooo:rsid="08917b33"/>
    </style:style>
    <style:style style:name="T2127" style:family="text">
      <style:text-properties officeooo:rsid="089325d2"/>
    </style:style>
    <style:style style:name="T2128" style:family="text">
      <style:text-properties officeooo:rsid="0893de6f"/>
    </style:style>
    <style:style style:name="T2129" style:family="text">
      <style:text-properties officeooo:rsid="0893fc89"/>
    </style:style>
    <style:style style:name="T2130" style:family="text">
      <style:text-properties officeooo:rsid="0894ba03"/>
    </style:style>
    <style:style style:name="T2131" style:family="text">
      <style:text-properties officeooo:rsid="0895a9b0"/>
    </style:style>
    <style:style style:name="T2132" style:family="text">
      <style:text-properties officeooo:rsid="08977a02"/>
    </style:style>
    <style:style style:name="T2133" style:family="text">
      <style:text-properties officeooo:rsid="0899779e"/>
    </style:style>
    <style:style style:name="T2134" style:family="text">
      <style:text-properties officeooo:rsid="089a19ca"/>
    </style:style>
    <style:style style:name="T2135" style:family="text">
      <style:text-properties officeooo:rsid="089b276f"/>
    </style:style>
    <style:style style:name="T2136" style:family="text">
      <style:text-properties officeooo:rsid="089d0cab"/>
    </style:style>
    <style:style style:name="T2137" style:family="text">
      <style:text-properties officeooo:rsid="089dba7b"/>
    </style:style>
    <style:style style:name="T2138" style:family="text">
      <style:text-properties officeooo:rsid="089f968e"/>
    </style:style>
    <style:style style:name="T2139" style:family="text">
      <style:text-properties officeooo:rsid="08a06cf1"/>
    </style:style>
    <style:style style:name="T2140" style:family="text">
      <style:text-properties officeooo:rsid="08a0df02"/>
    </style:style>
    <style:style style:name="T2141" style:family="text">
      <style:text-properties officeooo:rsid="08a226bc"/>
    </style:style>
    <style:style style:name="T2142" style:family="text">
      <style:text-properties officeooo:rsid="08a375b9"/>
    </style:style>
    <style:style style:name="T2143" style:family="text">
      <style:text-properties officeooo:rsid="08a3ff9b"/>
    </style:style>
    <style:style style:name="T2144" style:family="text">
      <style:text-properties officeooo:rsid="08a4a038"/>
    </style:style>
    <style:style style:name="T2145" style:family="text">
      <style:text-properties officeooo:rsid="08a5309c"/>
    </style:style>
    <style:style style:name="T2146" style:family="text">
      <style:text-properties officeooo:rsid="08a88b58"/>
    </style:style>
    <style:style style:name="T2147" style:family="text">
      <style:text-properties officeooo:rsid="08aa32bc"/>
    </style:style>
    <style:style style:name="T2148" style:family="text">
      <style:text-properties officeooo:rsid="08aa7c38"/>
    </style:style>
    <style:style style:name="T2149" style:family="text">
      <style:text-properties officeooo:rsid="08aab6a8"/>
    </style:style>
    <style:style style:name="T2150" style:family="text">
      <style:text-properties officeooo:rsid="08abc8a0"/>
    </style:style>
    <style:style style:name="T2151" style:family="text">
      <style:text-properties officeooo:rsid="08acedaa"/>
    </style:style>
    <style:style style:name="T2152" style:family="text">
      <style:text-properties officeooo:rsid="08ae117c"/>
    </style:style>
    <style:style style:name="T2153" style:family="text">
      <style:text-properties officeooo:rsid="08afbb74"/>
    </style:style>
    <style:style style:name="T2154" style:family="text">
      <style:text-properties officeooo:rsid="08b04a19"/>
    </style:style>
    <style:style style:name="T2155" style:family="text">
      <style:text-properties officeooo:rsid="08b06caa"/>
    </style:style>
    <style:style style:name="T2156" style:family="text">
      <style:text-properties officeooo:rsid="08b1602f"/>
    </style:style>
    <style:style style:name="T2157" style:family="text">
      <style:text-properties officeooo:rsid="08b2cc62"/>
    </style:style>
    <style:style style:name="T2158" style:family="text">
      <style:text-properties officeooo:rsid="08b2f271"/>
    </style:style>
    <style:style style:name="T2159" style:family="text">
      <style:text-properties officeooo:rsid="08b4de5c"/>
    </style:style>
    <style:style style:name="T2160" style:family="text">
      <style:text-properties officeooo:rsid="08b5fb6b"/>
    </style:style>
    <style:style style:name="T2161" style:family="text">
      <style:text-properties officeooo:rsid="08b66ec7"/>
    </style:style>
    <style:style style:name="T2162" style:family="text">
      <style:text-properties officeooo:rsid="08b68f0d"/>
    </style:style>
    <style:style style:name="T2163" style:family="text">
      <style:text-properties officeooo:rsid="08b82458"/>
    </style:style>
    <style:style style:name="T2164" style:family="text">
      <style:text-properties officeooo:rsid="08baf9ae"/>
    </style:style>
    <style:style style:name="T2165" style:family="text">
      <style:text-properties officeooo:rsid="08bc5aa5"/>
    </style:style>
    <style:style style:name="T2166" style:family="text">
      <style:text-properties officeooo:rsid="08be442b"/>
    </style:style>
    <style:style style:name="T2167" style:family="text">
      <style:text-properties officeooo:rsid="08be6403"/>
    </style:style>
    <style:style style:name="T2168" style:family="text">
      <style:text-properties officeooo:rsid="08be7308"/>
    </style:style>
    <style:style style:name="T2169" style:family="text">
      <style:text-properties officeooo:rsid="08bf965a"/>
    </style:style>
    <style:style style:name="T2170" style:family="text">
      <style:text-properties officeooo:rsid="0a929f29"/>
    </style:style>
    <style:style style:name="T2171" style:family="text">
      <style:text-properties officeooo:rsid="08c07156"/>
    </style:style>
    <style:style style:name="T2172" style:family="text">
      <style:text-properties officeooo:rsid="08c119fb"/>
    </style:style>
    <style:style style:name="T2173" style:family="text">
      <style:text-properties officeooo:rsid="08c220dc"/>
    </style:style>
    <style:style style:name="T2174" style:family="text">
      <style:text-properties officeooo:rsid="08c23939"/>
    </style:style>
    <style:style style:name="T2175" style:family="text">
      <style:text-properties officeooo:rsid="08c27f9b"/>
    </style:style>
    <style:style style:name="T2176" style:family="text">
      <style:text-properties officeooo:rsid="08c3d66f"/>
    </style:style>
    <style:style style:name="T2177" style:family="text">
      <style:text-properties officeooo:rsid="08c41477"/>
    </style:style>
    <style:style style:name="T2178" style:family="text">
      <style:text-properties officeooo:rsid="08c54743"/>
    </style:style>
    <style:style style:name="T2179" style:family="text">
      <style:text-properties officeooo:rsid="08c5fa38"/>
    </style:style>
    <style:style style:name="T2180" style:family="text">
      <style:text-properties officeooo:rsid="08c66b06"/>
    </style:style>
    <style:style style:name="T2181" style:family="text">
      <style:text-properties officeooo:rsid="08c80e63"/>
    </style:style>
    <style:style style:name="T2182" style:family="text">
      <style:text-properties officeooo:rsid="08c84ce9"/>
    </style:style>
    <style:style style:name="T2183" style:family="text">
      <style:text-properties officeooo:rsid="08c92cdf"/>
    </style:style>
    <style:style style:name="T2184" style:family="text">
      <style:text-properties officeooo:rsid="08cac355"/>
    </style:style>
    <style:style style:name="T2185" style:family="text">
      <style:text-properties officeooo:rsid="08cba74d"/>
    </style:style>
    <style:style style:name="T2186" style:family="text">
      <style:text-properties officeooo:rsid="08cbc8f4"/>
    </style:style>
    <style:style style:name="T2187" style:family="text">
      <style:text-properties officeooo:rsid="08cc0ca1"/>
    </style:style>
    <style:style style:name="T2188" style:family="text">
      <style:text-properties officeooo:rsid="08cc2d28"/>
    </style:style>
    <style:style style:name="T2189" style:family="text">
      <style:text-properties officeooo:rsid="08cc5ca1"/>
    </style:style>
    <style:style style:name="T2190" style:family="text">
      <style:text-properties officeooo:rsid="08ccae54"/>
    </style:style>
    <style:style style:name="T2191" style:family="text">
      <style:text-properties officeooo:rsid="08ce4672"/>
    </style:style>
    <style:style style:name="T2192" style:family="text">
      <style:text-properties officeooo:rsid="08cf5234"/>
    </style:style>
    <style:style style:name="T2193" style:family="text">
      <style:text-properties officeooo:rsid="08d058e0"/>
    </style:style>
    <style:style style:name="T2194" style:family="text">
      <style:text-properties officeooo:rsid="08d14d2b"/>
    </style:style>
    <style:style style:name="T2195" style:family="text">
      <style:text-properties officeooo:rsid="08d154f9"/>
    </style:style>
    <style:style style:name="T2196" style:family="text">
      <style:text-properties officeooo:rsid="08d17846"/>
    </style:style>
    <style:style style:name="T2197" style:family="text">
      <style:text-properties officeooo:rsid="08d2c933"/>
    </style:style>
    <style:style style:name="T2198" style:family="text">
      <style:text-properties officeooo:rsid="08d4a8d4"/>
    </style:style>
    <style:style style:name="T2199" style:family="text">
      <style:text-properties officeooo:rsid="08d5b4f3"/>
    </style:style>
    <style:style style:name="T2200" style:family="text">
      <style:text-properties officeooo:rsid="08d71045"/>
    </style:style>
    <style:style style:name="T2201" style:family="text">
      <style:text-properties officeooo:rsid="08d8b481"/>
    </style:style>
    <style:style style:name="T2202" style:family="text">
      <style:text-properties officeooo:rsid="08d9f1a4"/>
    </style:style>
    <style:style style:name="T2203" style:family="text">
      <style:text-properties officeooo:rsid="08db8378"/>
    </style:style>
    <style:style style:name="T2204" style:family="text">
      <style:text-properties officeooo:rsid="08dd12ce"/>
    </style:style>
    <style:style style:name="T2205" style:family="text">
      <style:text-properties officeooo:rsid="08de5bf4"/>
    </style:style>
    <style:style style:name="T2206" style:family="text">
      <style:text-properties officeooo:rsid="08df1ca6"/>
    </style:style>
    <style:style style:name="T2207" style:family="text">
      <style:text-properties officeooo:rsid="08e0a43a"/>
    </style:style>
    <style:style style:name="T2208" style:family="text">
      <style:text-properties officeooo:rsid="08e0dd3f"/>
    </style:style>
    <style:style style:name="T2209" style:family="text">
      <style:text-properties officeooo:rsid="08e24bf6"/>
    </style:style>
    <style:style style:name="T2210" style:family="text">
      <style:text-properties officeooo:rsid="08e422bf"/>
    </style:style>
    <style:style style:name="T2211" style:family="text">
      <style:text-properties officeooo:rsid="08e4a1f4"/>
    </style:style>
    <style:style style:name="T2212" style:family="text">
      <style:text-properties officeooo:rsid="08e62674"/>
    </style:style>
    <style:style style:name="T2213" style:family="text">
      <style:text-properties officeooo:rsid="08e6daec"/>
    </style:style>
    <style:style style:name="T2214" style:family="text">
      <style:text-properties officeooo:rsid="08e948bc"/>
    </style:style>
    <style:style style:name="T2215" style:family="text">
      <style:text-properties officeooo:rsid="08e99d91"/>
    </style:style>
    <style:style style:name="T2216" style:family="text">
      <style:text-properties officeooo:rsid="08eb29f9"/>
    </style:style>
    <style:style style:name="T2217" style:family="text">
      <style:text-properties officeooo:rsid="08ec0633"/>
    </style:style>
    <style:style style:name="T2218" style:family="text">
      <style:text-properties officeooo:rsid="08ef461b"/>
    </style:style>
    <style:style style:name="T2219" style:family="text">
      <style:text-properties officeooo:rsid="08efe2f0"/>
    </style:style>
    <style:style style:name="T2220" style:family="text">
      <style:text-properties officeooo:rsid="08f1b37d"/>
    </style:style>
    <style:style style:name="T2221" style:family="text">
      <style:text-properties officeooo:rsid="08f33fd3"/>
    </style:style>
    <style:style style:name="T2222" style:family="text">
      <style:text-properties officeooo:rsid="08f3443c"/>
    </style:style>
    <style:style style:name="T2223" style:family="text">
      <style:text-properties officeooo:rsid="08f428c5"/>
    </style:style>
    <style:style style:name="T2224" style:family="text">
      <style:text-properties officeooo:rsid="08f5b9f6"/>
    </style:style>
    <style:style style:name="T2225" style:family="text">
      <style:text-properties officeooo:rsid="08f785c2"/>
    </style:style>
    <style:style style:name="T2226" style:family="text">
      <style:text-properties officeooo:rsid="08f7f968"/>
    </style:style>
    <style:style style:name="T2227" style:family="text">
      <style:text-properties officeooo:rsid="08f94150"/>
    </style:style>
    <style:style style:name="T2228" style:family="text">
      <style:text-properties officeooo:rsid="08fa2072"/>
    </style:style>
    <style:style style:name="T2229" style:family="text">
      <style:text-properties officeooo:rsid="08fc09bb"/>
    </style:style>
    <style:style style:name="T2230" style:family="text">
      <style:text-properties officeooo:rsid="08fc742c"/>
    </style:style>
    <style:style style:name="T2231" style:family="text">
      <style:text-properties officeooo:rsid="0ae69d42"/>
    </style:style>
    <style:style style:name="T2232" style:family="text">
      <style:text-properties officeooo:rsid="08fdd159"/>
    </style:style>
    <style:style style:name="T2233" style:family="text">
      <style:text-properties officeooo:rsid="08fe49e8"/>
    </style:style>
    <style:style style:name="T2234" style:family="text">
      <style:text-properties officeooo:rsid="08ff8218"/>
    </style:style>
    <style:style style:name="T2235" style:family="text">
      <style:text-properties officeooo:rsid="0900bbe5"/>
    </style:style>
    <style:style style:name="T2236" style:family="text">
      <style:text-properties officeooo:rsid="0900beb7"/>
    </style:style>
    <style:style style:name="T2237" style:family="text">
      <style:text-properties officeooo:rsid="0900d939"/>
    </style:style>
    <style:style style:name="T2238" style:family="text">
      <style:text-properties officeooo:rsid="090165ba"/>
    </style:style>
    <style:style style:name="T2239" style:family="text">
      <style:text-properties officeooo:rsid="09029221"/>
    </style:style>
    <style:style style:name="T2240" style:family="text">
      <style:text-properties officeooo:rsid="090491d2"/>
    </style:style>
    <style:style style:name="T2241" style:family="text">
      <style:text-properties officeooo:rsid="0906796a"/>
    </style:style>
    <style:style style:name="T2242" style:family="text">
      <style:text-properties officeooo:rsid="0908715d"/>
    </style:style>
    <style:style style:name="T2243" style:family="text">
      <style:text-properties officeooo:rsid="0906e387"/>
    </style:style>
    <style:style style:name="T2244" style:family="text">
      <style:text-properties officeooo:rsid="0909a632"/>
    </style:style>
    <style:style style:name="T2245" style:family="text">
      <style:text-properties officeooo:rsid="090b59f5"/>
    </style:style>
    <style:style style:name="T2246" style:family="text">
      <style:text-properties officeooo:rsid="090cca95"/>
    </style:style>
    <style:style style:name="T2247" style:family="text">
      <style:text-properties officeooo:rsid="090c54e7"/>
    </style:style>
    <style:style style:name="T2248" style:family="text">
      <style:text-properties fo:font-style="italic" style:font-style-asian="italic" style:font-style-complex="italic"/>
    </style:style>
    <style:style style:name="T2249" style:family="text">
      <style:text-properties officeooo:rsid="090cf919"/>
    </style:style>
    <style:style style:name="T2250" style:family="text">
      <style:text-properties officeooo:rsid="090ed903"/>
    </style:style>
    <style:style style:name="T2251" style:family="text">
      <style:text-properties officeooo:rsid="090fa723"/>
    </style:style>
    <style:style style:name="T2252" style:family="text">
      <style:text-properties officeooo:rsid="090fdd38"/>
    </style:style>
    <style:style style:name="T2253" style:family="text">
      <style:text-properties officeooo:rsid="0911319a"/>
    </style:style>
    <style:style style:name="T2254" style:family="text">
      <style:text-properties officeooo:rsid="091187eb"/>
    </style:style>
    <style:style style:name="T2255" style:family="text">
      <style:text-properties officeooo:rsid="0912119e"/>
    </style:style>
    <style:style style:name="T2256" style:family="text">
      <style:text-properties officeooo:rsid="09127744"/>
    </style:style>
    <style:style style:name="T2257" style:family="text">
      <style:text-properties officeooo:rsid="091461b2"/>
    </style:style>
    <style:style style:name="T2258" style:family="text">
      <style:text-properties officeooo:rsid="09159cda"/>
    </style:style>
    <style:style style:name="T2259" style:family="text">
      <style:text-properties officeooo:rsid="0917603c"/>
    </style:style>
    <style:style style:name="T2260" style:family="text">
      <style:text-properties officeooo:rsid="0917e14a"/>
    </style:style>
    <style:style style:name="T2261" style:family="text">
      <style:text-properties officeooo:rsid="09191dce"/>
    </style:style>
    <style:style style:name="T2262" style:family="text">
      <style:text-properties officeooo:rsid="091a4719"/>
    </style:style>
    <style:style style:name="T2263" style:family="text">
      <style:text-properties officeooo:rsid="091ba634"/>
    </style:style>
    <style:style style:name="T2264" style:family="text">
      <style:text-properties officeooo:rsid="091d5fee"/>
    </style:style>
    <style:style style:name="T2265" style:family="text">
      <style:text-properties officeooo:rsid="091ec655"/>
    </style:style>
    <style:style style:name="T2266" style:family="text">
      <style:text-properties officeooo:rsid="091f5e62"/>
    </style:style>
    <style:style style:name="T2267" style:family="text">
      <style:text-properties officeooo:rsid="092074c0"/>
    </style:style>
    <style:style style:name="T2268" style:family="text">
      <style:text-properties officeooo:rsid="092197c5"/>
    </style:style>
    <style:style style:name="T2269" style:family="text">
      <style:text-properties officeooo:rsid="0921f321"/>
    </style:style>
    <style:style style:name="T2270" style:family="text">
      <style:text-properties officeooo:rsid="09223236"/>
    </style:style>
    <style:style style:name="T2271" style:family="text">
      <style:text-properties officeooo:rsid="092380ce"/>
    </style:style>
    <style:style style:name="T2272" style:family="text">
      <style:text-properties officeooo:rsid="09249fef"/>
    </style:style>
    <style:style style:name="T2273" style:family="text">
      <style:text-properties officeooo:rsid="09255af2"/>
    </style:style>
    <style:style style:name="T2274" style:family="text">
      <style:text-properties officeooo:rsid="092578a2"/>
    </style:style>
    <style:style style:name="T2275" style:family="text">
      <style:text-properties officeooo:rsid="092784aa"/>
    </style:style>
    <style:style style:name="T2276" style:family="text">
      <style:text-properties officeooo:rsid="09293c4a"/>
    </style:style>
    <style:style style:name="T2277" style:family="text">
      <style:text-properties officeooo:rsid="092a2061"/>
    </style:style>
    <style:style style:name="T2278" style:family="text">
      <style:text-properties officeooo:rsid="092a4bc8"/>
    </style:style>
    <style:style style:name="T2279" style:family="text">
      <style:text-properties officeooo:rsid="092a570d"/>
    </style:style>
    <style:style style:name="T2280" style:family="text">
      <style:text-properties officeooo:rsid="092ae9c2"/>
    </style:style>
    <style:style style:name="T2281" style:family="text">
      <style:text-properties officeooo:rsid="092ca905"/>
    </style:style>
    <style:style style:name="T2282" style:family="text">
      <style:text-properties officeooo:rsid="092d72aa"/>
    </style:style>
    <style:style style:name="T2283" style:family="text">
      <style:text-properties officeooo:rsid="092ec45e"/>
    </style:style>
    <style:style style:name="T2284" style:family="text">
      <style:text-properties officeooo:rsid="0930be46"/>
    </style:style>
    <style:style style:name="T2285" style:family="text">
      <style:text-properties officeooo:rsid="09319b9f"/>
    </style:style>
    <style:style style:name="T2286" style:family="text">
      <style:text-properties officeooo:rsid="0931dac2"/>
    </style:style>
    <style:style style:name="T2287" style:family="text">
      <style:text-properties officeooo:rsid="0931fe4e"/>
    </style:style>
    <style:style style:name="T2288" style:family="text">
      <style:text-properties officeooo:rsid="0933f002"/>
    </style:style>
    <style:style style:name="T2289" style:family="text">
      <style:text-properties officeooo:rsid="0934c9a1"/>
    </style:style>
    <style:style style:name="T2290" style:family="text">
      <style:text-properties officeooo:rsid="0938b480"/>
    </style:style>
    <style:style style:name="T2291" style:family="text">
      <style:text-properties officeooo:rsid="09351a9a"/>
    </style:style>
    <style:style style:name="T2292" style:family="text">
      <style:text-properties officeooo:rsid="0936a76b"/>
    </style:style>
    <style:style style:name="T2293" style:family="text">
      <style:text-properties officeooo:rsid="093820e2"/>
    </style:style>
    <style:style style:name="T2294" style:family="text">
      <style:text-properties officeooo:rsid="09385f47"/>
    </style:style>
    <style:style style:name="T2295" style:family="text">
      <style:text-properties officeooo:rsid="09387455"/>
    </style:style>
    <style:style style:name="T2296" style:family="text">
      <style:text-properties officeooo:rsid="093a3b7b"/>
    </style:style>
    <style:style style:name="T2297" style:family="text">
      <style:text-properties officeooo:rsid="093c2850"/>
    </style:style>
    <style:style style:name="T2298" style:family="text">
      <style:text-properties officeooo:rsid="093df1fa"/>
    </style:style>
    <style:style style:name="T2299" style:family="text">
      <style:text-properties officeooo:rsid="093e4b2a"/>
    </style:style>
    <style:style style:name="T2300" style:family="text">
      <style:text-properties officeooo:rsid="093e9e69"/>
    </style:style>
    <style:style style:name="T2301" style:family="text">
      <style:text-properties officeooo:rsid="093f5488"/>
    </style:style>
    <style:style style:name="T2302" style:family="text">
      <style:text-properties officeooo:rsid="093fdfc5"/>
    </style:style>
    <style:style style:name="T2303" style:family="text">
      <style:text-properties officeooo:rsid="09400049"/>
    </style:style>
    <style:style style:name="T2304" style:family="text">
      <style:text-properties officeooo:rsid="09411d3f"/>
    </style:style>
    <style:style style:name="T2305" style:family="text">
      <style:text-properties officeooo:rsid="0942543d"/>
    </style:style>
    <style:style style:name="T2306" style:family="text">
      <style:text-properties officeooo:rsid="09437f63"/>
    </style:style>
    <style:style style:name="T2307" style:family="text">
      <style:text-properties officeooo:rsid="09442a4f"/>
    </style:style>
    <style:style style:name="T2308" style:family="text">
      <style:text-properties officeooo:rsid="09462689"/>
    </style:style>
    <style:style style:name="T2309" style:family="text">
      <style:text-properties officeooo:rsid="0947466a"/>
    </style:style>
    <style:style style:name="T2310" style:family="text">
      <style:text-properties officeooo:rsid="0947a108"/>
    </style:style>
    <style:style style:name="T2311" style:family="text">
      <style:text-properties officeooo:rsid="0947de42"/>
    </style:style>
    <style:style style:name="T2312" style:family="text">
      <style:text-properties officeooo:rsid="09489e0b"/>
    </style:style>
    <style:style style:name="T2313" style:family="text">
      <style:text-properties officeooo:rsid="094913ff"/>
    </style:style>
    <style:style style:name="T2314" style:family="text">
      <style:text-properties officeooo:rsid="094a88ea"/>
    </style:style>
    <style:style style:name="T2315" style:family="text">
      <style:text-properties officeooo:rsid="094c7fc5"/>
    </style:style>
    <style:style style:name="T2316" style:family="text">
      <style:text-properties officeooo:rsid="094e5681"/>
    </style:style>
    <style:style style:name="T2317" style:family="text">
      <style:text-properties officeooo:rsid="094eda2a"/>
    </style:style>
    <style:style style:name="T2318" style:family="text">
      <style:text-properties officeooo:rsid="09502aca"/>
    </style:style>
    <style:style style:name="T2319" style:family="text">
      <style:text-properties officeooo:rsid="0950a186"/>
    </style:style>
    <style:style style:name="T2320" style:family="text">
      <style:text-properties officeooo:rsid="0951feb1"/>
    </style:style>
    <style:style style:name="T2321" style:family="text">
      <style:text-properties officeooo:rsid="0952cf57"/>
    </style:style>
    <style:style style:name="T2322" style:family="text">
      <style:text-properties officeooo:rsid="0954967e"/>
    </style:style>
    <style:style style:name="T2323" style:family="text">
      <style:text-properties officeooo:rsid="0956925e"/>
    </style:style>
    <style:style style:name="T2324" style:family="text">
      <style:text-properties officeooo:rsid="09585b20"/>
    </style:style>
    <style:style style:name="T2325" style:family="text">
      <style:text-properties officeooo:rsid="095a2fc1"/>
    </style:style>
    <style:style style:name="T2326" style:family="text">
      <style:text-properties officeooo:rsid="095bcafe"/>
    </style:style>
    <style:style style:name="T2327" style:family="text">
      <style:text-properties officeooo:rsid="095ce461"/>
    </style:style>
    <style:style style:name="T2328" style:family="text">
      <style:text-properties officeooo:rsid="095e648c"/>
    </style:style>
    <style:style style:name="T2329" style:family="text">
      <style:text-properties officeooo:rsid="095e8725"/>
    </style:style>
    <style:style style:name="T2330" style:family="text">
      <style:text-properties officeooo:rsid="095f3a49"/>
    </style:style>
    <style:style style:name="T2331" style:family="text">
      <style:text-properties officeooo:rsid="0960f303"/>
    </style:style>
    <style:style style:name="T2332" style:family="text">
      <style:text-properties officeooo:rsid="0961961d"/>
    </style:style>
    <style:style style:name="T2333" style:family="text">
      <style:text-properties officeooo:rsid="0962a918"/>
    </style:style>
    <style:style style:name="T2334" style:family="text">
      <style:text-properties officeooo:rsid="09630d81"/>
    </style:style>
    <style:style style:name="T2335" style:family="text">
      <style:text-properties officeooo:rsid="0963d78d"/>
    </style:style>
    <style:style style:name="T2336" style:family="text">
      <style:text-properties officeooo:rsid="09650776"/>
    </style:style>
    <style:style style:name="T2337" style:family="text">
      <style:text-properties officeooo:rsid="09657769"/>
    </style:style>
    <style:style style:name="T2338" style:family="text">
      <style:text-properties officeooo:rsid="09659155"/>
    </style:style>
    <style:style style:name="T2339" style:family="text">
      <style:text-properties officeooo:rsid="0965f762"/>
    </style:style>
    <style:style style:name="T2340" style:family="text">
      <style:text-properties officeooo:rsid="096787e6"/>
    </style:style>
    <style:style style:name="T2341" style:family="text">
      <style:text-properties officeooo:rsid="09688770"/>
    </style:style>
    <style:style style:name="T2342" style:family="text">
      <style:text-properties officeooo:rsid="0969a27d"/>
    </style:style>
    <style:style style:name="T2343" style:family="text">
      <style:text-properties officeooo:rsid="096ad0c9"/>
    </style:style>
    <style:style style:name="T2344" style:family="text">
      <style:text-properties officeooo:rsid="096bfc1b"/>
    </style:style>
    <style:style style:name="T2345" style:family="text">
      <style:text-properties officeooo:rsid="096c8ef3"/>
    </style:style>
    <style:style style:name="T2346" style:family="text">
      <style:text-properties officeooo:rsid="096e20cf"/>
    </style:style>
    <style:style style:name="T2347" style:family="text">
      <style:text-properties officeooo:rsid="096fa1d9"/>
    </style:style>
    <style:style style:name="T2348" style:family="text">
      <style:text-properties officeooo:rsid="0970b334"/>
    </style:style>
    <style:style style:name="T2349" style:family="text">
      <style:text-properties officeooo:rsid="0970f10a"/>
    </style:style>
    <style:style style:name="T2350" style:family="text">
      <style:text-properties officeooo:rsid="09715e2e"/>
    </style:style>
    <style:style style:name="T2351" style:family="text">
      <style:text-properties officeooo:rsid="09734174"/>
    </style:style>
    <style:style style:name="T2352" style:family="text">
      <style:text-properties officeooo:rsid="0973e6c0"/>
    </style:style>
    <style:style style:name="T2353" style:family="text">
      <style:text-properties officeooo:rsid="097556da"/>
    </style:style>
    <style:style style:name="T2354" style:family="text">
      <style:text-properties officeooo:rsid="09765753"/>
    </style:style>
    <style:style style:name="T2355" style:family="text">
      <style:text-properties officeooo:rsid="09767d52"/>
    </style:style>
    <style:style style:name="T2356" style:family="text">
      <style:text-properties officeooo:rsid="097789d0"/>
    </style:style>
    <style:style style:name="T2357" style:family="text">
      <style:text-properties officeooo:rsid="0978c105"/>
    </style:style>
    <style:style style:name="T2358" style:family="text">
      <style:text-properties officeooo:rsid="09785604"/>
    </style:style>
    <style:style style:name="T2359" style:family="text">
      <style:text-properties officeooo:rsid="0979d562"/>
    </style:style>
    <style:style style:name="T2360" style:family="text">
      <style:text-properties officeooo:rsid="097b99ef"/>
    </style:style>
    <style:style style:name="T2361" style:family="text">
      <style:text-properties officeooo:rsid="097d2ccf"/>
    </style:style>
    <style:style style:name="T2362" style:family="text">
      <style:text-properties officeooo:rsid="097d5b75"/>
    </style:style>
    <style:style style:name="T2363" style:family="text">
      <style:text-properties officeooo:rsid="097e6b8a"/>
    </style:style>
    <style:style style:name="T2364" style:family="text">
      <style:text-properties officeooo:rsid="097ef081"/>
    </style:style>
    <style:style style:name="T2365" style:family="text">
      <style:text-properties officeooo:rsid="0980340a"/>
    </style:style>
    <style:style style:name="T2366" style:family="text">
      <style:text-properties officeooo:rsid="0980e2a9"/>
    </style:style>
    <style:style style:name="T2367" style:family="text">
      <style:text-properties officeooo:rsid="0981544d"/>
    </style:style>
    <style:style style:name="T2368" style:family="text">
      <style:text-properties officeooo:rsid="098288be"/>
    </style:style>
    <style:style style:name="T2369" style:family="text">
      <style:text-properties officeooo:rsid="0982a245"/>
    </style:style>
    <style:style style:name="T2370" style:family="text">
      <style:text-properties officeooo:rsid="09836bd5"/>
    </style:style>
    <style:style style:name="T2371" style:family="text">
      <style:text-properties officeooo:rsid="0984aab9"/>
    </style:style>
    <style:style style:name="T2372" style:family="text">
      <style:text-properties officeooo:rsid="09861a2e"/>
    </style:style>
    <style:style style:name="T2373" style:family="text">
      <style:text-properties officeooo:rsid="09868564"/>
    </style:style>
    <style:style style:name="T2374" style:family="text">
      <style:text-properties officeooo:rsid="0986c6cc"/>
    </style:style>
    <style:style style:name="T2375" style:family="text">
      <style:text-properties officeooo:rsid="09870036"/>
    </style:style>
    <style:style style:name="T2376" style:family="text">
      <style:text-properties officeooo:rsid="0987d417"/>
    </style:style>
    <style:style style:name="T2377" style:family="text">
      <style:text-properties officeooo:rsid="098aff6c"/>
    </style:style>
    <style:style style:name="T2378" style:family="text">
      <style:text-properties officeooo:rsid="098bf8a0"/>
    </style:style>
    <style:style style:name="T2379" style:family="text">
      <style:text-properties officeooo:rsid="098cca6a"/>
    </style:style>
    <style:style style:name="T2380" style:family="text">
      <style:text-properties officeooo:rsid="098df9d0"/>
    </style:style>
    <style:style style:name="T2381" style:family="text">
      <style:text-properties officeooo:rsid="098ee7ae"/>
    </style:style>
    <style:style style:name="T2382" style:family="text">
      <style:text-properties officeooo:rsid="098f56c2"/>
    </style:style>
    <style:style style:name="T2383" style:family="text">
      <style:text-properties officeooo:rsid="098f5fcb"/>
    </style:style>
    <style:style style:name="T2384" style:family="text">
      <style:text-properties officeooo:rsid="099053ac"/>
    </style:style>
    <style:style style:name="T2385" style:family="text">
      <style:text-properties officeooo:rsid="0990d5c1"/>
    </style:style>
    <style:style style:name="T2386" style:family="text">
      <style:text-properties officeooo:rsid="0991f247"/>
    </style:style>
    <style:style style:name="T2387" style:family="text">
      <style:text-properties officeooo:rsid="0992eebf"/>
    </style:style>
    <style:style style:name="T2388" style:family="text">
      <style:text-properties officeooo:rsid="09942205"/>
    </style:style>
    <style:style style:name="T2389" style:family="text">
      <style:text-properties officeooo:rsid="0994d99c"/>
    </style:style>
    <style:style style:name="T2390" style:family="text">
      <style:text-properties officeooo:rsid="0996b45d"/>
    </style:style>
    <style:style style:name="T2391" style:family="text">
      <style:text-properties officeooo:rsid="09994b1d"/>
    </style:style>
    <style:style style:name="T2392" style:family="text">
      <style:text-properties officeooo:rsid="099a89b2"/>
    </style:style>
    <style:style style:name="T2393" style:family="text">
      <style:text-properties officeooo:rsid="099beef4"/>
    </style:style>
    <style:style style:name="T2394" style:family="text">
      <style:text-properties officeooo:rsid="099c0fd9"/>
    </style:style>
    <style:style style:name="T2395" style:family="text">
      <style:text-properties officeooo:rsid="099ddf66"/>
    </style:style>
    <style:style style:name="T2396" style:family="text">
      <style:text-properties officeooo:rsid="099e781a"/>
    </style:style>
    <style:style style:name="T2397" style:family="text">
      <style:text-properties officeooo:rsid="09a15159"/>
    </style:style>
    <style:style style:name="T2398" style:family="text">
      <style:text-properties officeooo:rsid="09a319ae"/>
    </style:style>
    <style:style style:name="T2399" style:family="text">
      <style:text-properties officeooo:rsid="09a48f9e"/>
    </style:style>
    <style:style style:name="T2400" style:family="text">
      <style:text-properties officeooo:rsid="09a5b63a"/>
    </style:style>
    <style:style style:name="T2401" style:family="text">
      <style:text-properties officeooo:rsid="09a5f85e"/>
    </style:style>
    <style:style style:name="T2402" style:family="text">
      <style:text-properties officeooo:rsid="09a76624"/>
    </style:style>
    <style:style style:name="T2403" style:family="text">
      <style:text-properties officeooo:rsid="09a93434"/>
    </style:style>
    <style:style style:name="T2404" style:family="text">
      <style:text-properties officeooo:rsid="09ab1660"/>
    </style:style>
    <style:style style:name="T2405" style:family="text">
      <style:text-properties officeooo:rsid="09abc64a"/>
    </style:style>
    <style:style style:name="T2406" style:family="text">
      <style:text-properties officeooo:rsid="09ad9b21"/>
    </style:style>
    <style:style style:name="T2407" style:family="text">
      <style:text-properties officeooo:rsid="09ae207a"/>
    </style:style>
    <style:style style:name="T2408" style:family="text">
      <style:text-properties officeooo:rsid="09af5881"/>
    </style:style>
    <style:style style:name="T2409" style:family="text">
      <style:text-properties officeooo:rsid="09b02a37"/>
    </style:style>
    <style:style style:name="T2410" style:family="text">
      <style:text-properties officeooo:rsid="09b0f36c"/>
    </style:style>
    <style:style style:name="T2411" style:family="text">
      <style:text-properties officeooo:rsid="09b28032"/>
    </style:style>
    <style:style style:name="T2412" style:family="text">
      <style:text-properties officeooo:rsid="09b47b47"/>
    </style:style>
    <style:style style:name="T2413" style:family="text">
      <style:text-properties officeooo:rsid="09b62323"/>
    </style:style>
    <style:style style:name="T2414" style:family="text">
      <style:text-properties officeooo:rsid="09b7619c"/>
    </style:style>
    <style:style style:name="T2415" style:family="text">
      <style:text-properties officeooo:rsid="09b7b85a"/>
    </style:style>
    <style:style style:name="T2416" style:family="text">
      <style:text-properties officeooo:rsid="09b86a76"/>
    </style:style>
    <style:style style:name="T2417" style:family="text">
      <style:text-properties officeooo:rsid="09b91e44"/>
    </style:style>
    <style:style style:name="T2418" style:family="text">
      <style:text-properties officeooo:rsid="09baaa78"/>
    </style:style>
    <style:style style:name="T2419" style:family="text">
      <style:text-properties officeooo:rsid="09bc0d43"/>
    </style:style>
    <style:style style:name="T2420" style:family="text">
      <style:text-properties officeooo:rsid="09bddce0"/>
    </style:style>
    <style:style style:name="T2421" style:family="text">
      <style:text-properties officeooo:rsid="09bf47f6"/>
    </style:style>
    <style:style style:name="T2422" style:family="text">
      <style:text-properties officeooo:rsid="09bfabec"/>
    </style:style>
    <style:style style:name="T2423" style:family="text">
      <style:text-properties officeooo:rsid="09c02061"/>
    </style:style>
    <style:style style:name="T2424" style:family="text">
      <style:text-properties officeooo:rsid="09c16a9b"/>
    </style:style>
    <style:style style:name="T2425" style:family="text">
      <style:text-properties officeooo:rsid="09c23878"/>
    </style:style>
    <style:style style:name="T2426" style:family="text">
      <style:text-properties officeooo:rsid="09c428a7"/>
    </style:style>
    <style:style style:name="T2427" style:family="text">
      <style:text-properties officeooo:rsid="09c4b0dd"/>
    </style:style>
    <style:style style:name="T2428" style:family="text">
      <style:text-properties officeooo:rsid="09c5d848"/>
    </style:style>
    <style:style style:name="T2429" style:family="text">
      <style:text-properties officeooo:rsid="09c6d793"/>
    </style:style>
    <style:style style:name="T2430" style:family="text">
      <style:text-properties officeooo:rsid="09ca6695"/>
    </style:style>
    <style:style style:name="T2431" style:family="text">
      <style:text-properties officeooo:rsid="09cb905a"/>
    </style:style>
    <style:style style:name="T2432" style:family="text">
      <style:text-properties officeooo:rsid="09cd3e45"/>
    </style:style>
    <style:style style:name="T2433" style:family="text">
      <style:text-properties officeooo:rsid="09cde88f"/>
    </style:style>
    <style:style style:name="T2434" style:family="text">
      <style:text-properties officeooo:rsid="09cd7922"/>
    </style:style>
    <style:style style:name="T2435" style:family="text">
      <style:text-properties officeooo:rsid="09cfe504"/>
    </style:style>
    <style:style style:name="T2436" style:family="text">
      <style:text-properties officeooo:rsid="09d05a71"/>
    </style:style>
    <style:style style:name="T2437" style:family="text">
      <style:text-properties officeooo:rsid="09d1a8b3"/>
    </style:style>
    <style:style style:name="T2438" style:family="text">
      <style:text-properties officeooo:rsid="09d342b6"/>
    </style:style>
    <style:style style:name="T2439" style:family="text">
      <style:text-properties officeooo:rsid="09d35f1a"/>
    </style:style>
    <style:style style:name="T2440" style:family="text">
      <style:text-properties officeooo:rsid="09d436cb"/>
    </style:style>
    <style:style style:name="T2441" style:family="text">
      <style:text-properties officeooo:rsid="09d564b9"/>
    </style:style>
    <style:style style:name="T2442" style:family="text">
      <style:text-properties officeooo:rsid="09d6fc30"/>
    </style:style>
    <style:style style:name="T2443" style:family="text">
      <style:text-properties officeooo:rsid="09d88397"/>
    </style:style>
    <style:style style:name="T2444" style:family="text">
      <style:text-properties officeooo:rsid="09da3d39"/>
    </style:style>
    <style:style style:name="T2445" style:family="text">
      <style:text-properties officeooo:rsid="09db7946"/>
    </style:style>
    <style:style style:name="T2446" style:family="text">
      <style:text-properties officeooo:rsid="09dd2860"/>
    </style:style>
    <style:style style:name="T2447" style:family="text">
      <style:text-properties officeooo:rsid="09ddbb81"/>
    </style:style>
    <style:style style:name="T2448" style:family="text">
      <style:text-properties officeooo:rsid="09ddfec9"/>
    </style:style>
    <style:style style:name="T2449"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text:span text:style-name="amh_5f_dev_5f_abbr">us</text:span>: <text:span text:style-name="amh_5f_lettre_5f_rubriquee">I</text:span>ncipit tractat<text:span text:style-name="amh_5f_dev_5f_abbr">us</text:span> de <text:span text:style-name="amh_5f_dev_5f_abbr">par</text:span>tibus ultramarinis maxi<text:span text:style-name="amh_5f_dev_5f_abbr">m</text:span>e aut<text:span text:style-name="amh_5f_dev_5f_abbr">em</text:span> de hiis q<text:span text:style-name="amh_5f_dev_5f_abbr">ue</text:span> in terra s<text:span text:style-name="amh_5f_dev_5f_abbr">an</text:span>cta sunt</text:h>
      <text:h text:style-name="P2" text:outline-level="1"><text:span text:style-name="amh_5f_lettrine">S</text:span>icut audiuim<text:span text:style-name="amh_5f_dev_5f_abbr">us</text:span> et uidim<text:span text:style-name="amh_5f_dev_5f_abbr">us</text:span> <text:span text:style-name="T2">i</text:span><text:span text:style-name="amh_5f_dev_5f_abbr"><text:span text:style-name="T2">n</text:span></text:span><text:span text:style-name="T2"> ciuitate Dei n</text:span><text:span text:style-name="amh_5f_dev_5f_abbr"><text:span text:style-name="T2">ost</text:span></text:span><text:span text:style-name="T2">r</text:span><text:span text:style-name="T3">i</text:span><text:span text:style-name="T2"> ac D</text:span><text:span text:style-name="amh_5f_dev_5f_abbr"><text:span text:style-name="T2">omi</text:span></text:span><text:span text:style-name="T2">ni uirtutu</text:span><text:span text:style-name="amh_5f_dev_5f_abbr"><text:span text:style-name="T2">m</text:span></text:span><text:span text:style-name="T2">, </text:span><text:span text:style-name="T4">De</text:span><text:span text:style-name="amh_5f_dev_5f_abbr"><text:span text:style-name="T4">us</text:span></text:span><text:span text:style-name="T4"> fu</text:span><text:span text:style-name="amh_5f_dev_5f_abbr"><text:span text:style-name="T4">n</text:span></text:span><text:span text:style-name="T4">dauit ea</text:span><text:span text:style-name="amh_5f_dev_5f_abbr"><text:span text:style-name="T4">m</text:span></text:span><text:span text:style-name="T4"> </text:span><text:span text:style-name="T5">i</text:span><text:span text:style-name="amh_5f_dev_5f_abbr"><text:span text:style-name="T5">n</text:span></text:span><text:span text:style-name="T5"> </text:span><office:annotation office:name="__Annotation__91067_244145427" loext:resolved="false"><dc:creator>Alexandre Moret Houplon</dc:creator><dc:date>2026-02-26T13:26:32.7478396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p><text:p text:style-name="Comment"/></office:annotation><text:span text:style-name="T5">et</text:span><text:span text:style-name="amh_5f_dev_5f_abbr"><text:span text:style-name="T5">er</text:span></text:span><text:span text:style-name="T5">nu</text:span><text:span text:style-name="amh_5f_dev_5f_abbr"><text:span text:style-name="T5">m</text:span></text:span><office:annotation-end office:name="__Annotation__91067_244145427"/><text:span text:style-name="amh_5f_dev_5f_abbr"><text:span text:style-name="T5"><text:note text:id="ftn1" text:note-class="footnote"><text:note-citation>1</text:note-citation><text:note-body><text:p text:style-name="amh_5f_note_5f_apparat"><text:span text:style-name="amh_5f_apparat_5f_lemme">Sicut audiuimus… in eternum</text:span> <text:span text:style-name="amh_5f_apparat_5f_commentaire">(Ps. 47, 9)</text:span></text:p></text:note-body></text:note></text:span></text:span><text:span text:style-name="T5">.</text:span><text:span text:style-name="T5"><office:annotation loext:resolved="false"><dc:creator>Alexandre Moret Houplon</dc:creator><dc:date>2026-02-26T11:01:44.7934407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s/></text:p></office:annotation></text:span><text:span text:style-name="T5"> Q</text:span><text:span text:style-name="amh_5f_dev_5f_abbr"><text:span text:style-name="T5">u</text:span></text:span><text:span text:style-name="T5">a</text:span><text:span text:style-name="amh_5f_dev_5f_abbr"><text:span text:style-name="T5">m</text:span></text:span><text:span text:style-name="T5">uis </text:span><text:span text:style-name="T6">« </text:span><office:annotation office:name="__Annotation__91068_244145427" loext:resolved="false"><dc:creator>Alexandre Moret Houplon</dc:creator><dc:date>2026-02-26T13:27:10.373929800</dc:date><meta:creator-initials>AMH</meta:creator-initials><text:p text:style-name="Comment"><text:a xlink:href="https://gloss-e.irht.cnrs.fr/php/editions_chapitre.php?id=biblia&amp;numLivre=26&amp;chapitre=26_23#glo_cap23_versetI" xlink:type="simple">https://gloss-e.irht.cnrs.fr/php/editions_chapitre.php?id=biblia&amp;numLivre=26&amp;chapitre=26_23#glo_cap23_versetI</text:a></text:p><text:p text:style-name="Comment"/></office:annotation><text:span text:style-name="T5">D</text:span><text:span text:style-name="amh_5f_dev_5f_abbr"><text:span text:style-name="T5">omi</text:span></text:span><text:span text:style-name="T5">ni sit t</text:span><text:span text:style-name="amh_5f_dev_5f_abbr"><text:span text:style-name="T5">er</text:span></text:span><text:span text:style-name="T5">ra</text:span><office:annotation-end office:name="__Annotation__91068_244145427"/><text:span text:style-name="T5"> et plenitudo ei</text:span><text:span text:style-name="amh_5f_dev_5f_abbr"><text:span text:style-name="T5">us</text:span></text:span><text:span text:style-name="T5"> orbis t</text:span><text:span text:style-name="amh_5f_dev_5f_abbr"><text:span text:style-name="T5">er</text:span></text:span><text:span text:style-name="T5">rar</text:span><text:span text:style-name="amh_5f_dev_5f_abbr"><text:span text:style-name="T5">um</text:span></text:span><text:span text:style-name="T5"> </text:span><text:span text:style-name="T7">et uniu</text:span><text:span text:style-name="amh_5f_dev_5f_abbr"><text:span text:style-name="T7">er</text:span></text:span><text:span text:style-name="T7">si q</text:span><text:span text:style-name="amh_5f_dev_5f_abbr"><text:span text:style-name="T7">u</text:span></text:span><text:span text:style-name="T7">i h</text:span><text:span text:style-name="amh_5f_dev_5f_abbr"><text:span text:style-name="T7">ab</text:span></text:span><text:span text:style-name="T7">itant in ea</text:span><text:span text:style-name="T6"> »</text:span><text:span text:style-name="T7"><text:note text:id="ftn2" text:note-class="footnote"><text:note-citation>2</text:note-citation><text:note-body><text:p text:style-name="amh_5f_note_5f_apparat"><text:span text:style-name="amh_5f_apparat_5f_lemme">Domini sit terra et plenitudo eius orbis terrarum et uniuersi qui habitant in ea</text:span> <text:span text:style-name="amh_5f_apparat_5f_commentaire"><text:span text:style-name="T8">(Ps. 23,1)</text:span></text:span></text:p></text:note-body></text:note></text:span><text:span text:style-name="T7">, t</text:span><text:span text:style-name="amh_5f_dev_5f_abbr"><text:span text:style-name="T7">ame</text:span></text:span><text:span text:style-name="T7">n </text:span><text:span text:style-name="T9">Ih</text:span><text:span text:style-name="amh_5f_dev_5f_abbr"><text:span text:style-name="T9">e</text:span></text:span><text:span text:style-name="T9">r</text:span><text:span text:style-name="amh_5f_dev_5f_abbr"><text:span text:style-name="T9">usa</text:span></text:span><text:span text:style-name="T9">l</text:span><text:span text:style-name="amh_5f_dev_5f_abbr"><text:span text:style-name="T9">e</text:span></text:span><text:span text:style-name="T9">m </text:span><text:span text:style-name="T10">ciuitas dei sp</text:span><text:span text:style-name="amh_5f_dev_5f_abbr"><text:span text:style-name="T10">eci</text:span></text:span><text:span text:style-name="T10">al</text:span><text:span text:style-name="amh_5f_dev_5f_abbr"><text:span text:style-name="T10">ite</text:span></text:span><text:span text:style-name="T10">r d</text:span><text:span text:style-name="amh_5f_dev_5f_abbr"><text:span text:style-name="T10">icitu</text:span></text:span><text:span text:style-name="T10">r, et termini </text:span><text:span text:style-name="T11">ei</text:span><text:span text:style-name="amh_5f_dev_5f_abbr"><text:span text:style-name="T11">us</text:span></text:span><text:span text:style-name="T11"> </text:span><text:span text:style-name="T12">he</text:span><text:span text:style-name="amh_5f_dev_5f_abbr"><text:span text:style-name="T12">re</text:span></text:span><text:span text:style-name="T12">ditas sp</text:span><text:span text:style-name="amh_5f_dev_5f_abbr"><text:span text:style-name="T12">eci</text:span></text:span><text:span text:style-name="T12">al</text:span><text:span text:style-name="amh_5f_dev_5f_abbr"><text:span text:style-name="T12">it</text:span></text:span><text:span text:style-name="T12">er appellatur. </text:span><text:span text:style-name="amh_5f_lettre_5f_rubriquee">Q</text:span><text:span text:style-name="T12">ui priuilegio gr</text:span><text:span text:style-name="amh_5f_dev_5f_abbr"><text:span text:style-name="T12">ati</text:span></text:span><text:span text:style-name="T12">e sp</text:span><text:span text:style-name="amh_5f_dev_5f_abbr"><text:span text:style-name="T12">eci</text:span></text:span><text:span text:style-name="T12">al</text:span><text:span text:style-name="amh_5f_dev_5f_abbr"><text:span text:style-name="T12">ite</text:span></text:span><text:span text:style-name="T12">r hee </text:span><text:span text:style-name="amh_5f_dev_5f_abbr"><text:span text:style-name="T12">par</text:span></text:span><text:span text:style-name="T12">tes a Deo p</text:span><text:span text:style-name="amh_5f_dev_5f_abbr"><text:span text:style-name="T12">re</text:span></text:span><text:span text:style-name="T12">electe </text:span><text:span text:style-name="T13">su</text:span><text:span text:style-name="amh_5f_dev_5f_abbr"><text:span text:style-name="T13">n</text:span></text:span><text:span text:style-name="T13">t, filiis isr</text:span><text:span text:style-name="amh_5f_dev_5f_abbr"><text:span text:style-name="T13">ae</text:span></text:span><text:span text:style-name="T13">l </text:span><text:span text:style-name="T14">ab ip</text:span><text:span text:style-name="amh_5f_dev_5f_abbr"><text:span text:style-name="T14">s</text:span></text:span><text:span text:style-name="T14">o he</text:span><text:span text:style-name="amh_5f_dev_5f_abbr"><text:span text:style-name="T14">re</text:span></text:span><text:span text:style-name="T14">dib</text:span><text:span text:style-name="amh_5f_dev_5f_abbr"><text:span text:style-name="T14">us</text:span></text:span><text:span text:style-name="T14"> adoptatis </text:span><text:span text:style-name="T15">et a p</text:span><text:span text:style-name="amh_5f_dev_5f_abbr"><text:span text:style-name="T15">ri</text:span></text:span><text:span text:style-name="T15">ncipio re</text:span><text:span text:style-name="amh_5f_dev_5f_abbr"><text:span text:style-name="T15">pro</text:span></text:span><text:span text:style-name="T15">misse, et ta</text:span><text:span text:style-name="amh_5f_dev_5f_abbr"><text:span text:style-name="T15">n</text:span></text:span><text:span text:style-name="T15">dem donata est ta</text:span><text:span text:style-name="amh_5f_dev_5f_abbr"><text:span text:style-name="T15">m</text:span></text:span><text:span text:style-name="T15">q</text:span><text:span text:style-name="amh_5f_dev_5f_abbr"><text:span text:style-name="T15">u</text:span></text:span><text:span text:style-name="T15">a</text:span><text:span text:style-name="amh_5f_dev_5f_abbr"><text:span text:style-name="T15">m</text:span></text:span><text:span text:style-name="T15"> p</text:span><text:span text:style-name="amh_5f_dev_5f_abbr"><text:span text:style-name="T15">ate</text:span></text:span><text:span text:style-name="T15">rna </text:span><text:span text:style-name="T16">he</text:span><text:span text:style-name="amh_5f_dev_5f_abbr"><text:span text:style-name="T16">re</text:span></text:span><text:span text:style-name="T16">ditas libere possidere. </text:span><text:span text:style-name="T17">« </text:span><office:annotation office:name="__Annotation__91066_244145427" loext:resolved="false"><dc:creator>Alexandre Moret Houplon</dc:creator><dc:date>2026-02-26T13:25:51.244889000</dc:date><meta:creator-initials>AMH</meta:creator-initials><text:p text:style-name="Comment"><text:a xlink:href="https://gloss-e.irht.cnrs.fr/php/editions_chapitre.php?id=biblia&amp;numLivre=26&amp;chapitre=26_131#glo_cap131_verset13" xlink:type="simple">https://gloss-e.irht.cnrs.fr/php/editions_chapitre.php?id=biblia&amp;numLivre=26&amp;chapitre=26_131#glo_cap131_verset13</text:a></text:p><text:p text:style-name="Comment"/></office:annotation><text:span text:style-name="T16">Elegit eni</text:span><text:span text:style-name="amh_5f_dev_5f_abbr"><text:span text:style-name="T16">m</text:span></text:span><text:span text:style-name="T16"> </text:span><text:span text:style-name="T18">D</text:span><text:span text:style-name="amh_5f_dev_5f_abbr"><text:span text:style-name="T18">omi</text:span></text:span><text:span text:style-name="T18">n</text:span><text:span text:style-name="amh_5f_dev_5f_abbr"><text:span text:style-name="T18">u</text:span></text:span><text:span text:style-name="T18">s </text:span><text:span text:style-name="T19">Sion, elegit ea</text:span><text:span text:style-name="amh_5f_dev_5f_abbr"><text:span text:style-name="T19">m</text:span></text:span><text:span text:style-name="T19"> i</text:span><text:span text:style-name="amh_5f_dev_5f_abbr"><text:span text:style-name="T19">n</text:span></text:span><text:span text:style-name="T19"> he</text:span><text:span text:style-name="amh_5f_dev_5f_abbr"><text:span text:style-name="T19">re</text:span></text:span><text:span text:style-name="T19">ditate</text:span><text:span text:style-name="amh_5f_dev_5f_abbr"><text:span text:style-name="T19">m</text:span></text:span><text:span text:style-name="T19"> </text:span><text:span text:style-name="T20">sibi</text:span><office:annotation-end office:name="__Annotation__91066_244145427"/><text:span text:style-name="T17"> »</text:span><text:span text:style-name="T17"><text:note text:id="ftn3" text:note-class="footnote"><text:note-citation>3</text:note-citation><text:note-body><text:p text:style-name="amh_5f_note_5f_apparat"><text:span text:style-name="amh_5f_apparat_5f_lemme">Elegit enim Dominus Sion, elegit eam in hereditatem sibi</text:span> <text:span text:style-name="amh_5f_apparat_5f_commentaire">(Ps. 131,13)</text:span></text:p></text:note-body></text:note></text:span><text:span text:style-name="T20">, in t</text:span><text:span text:style-name="amh_5f_dev_5f_abbr"><text:span text:style-name="T20">antu</text:span></text:span><text:span text:style-name="T20">m uidel</text:span><text:span text:style-name="amh_5f_dev_5f_abbr"><text:span text:style-name="T20">icet</text:span></text:span><text:span text:style-name="T20"> ut etia</text:span><text:span text:style-name="amh_5f_dev_5f_abbr"><text:span text:style-name="T20">m</text:span></text:span><text:span text:style-name="T20"> s</text:span><text:span text:style-name="amh_5f_dev_5f_abbr"><text:span text:style-name="T20">u</text:span></text:span><text:span text:style-name="T20">biu</text:span><text:span text:style-name="amh_5f_dev_5f_abbr"><text:span text:style-name="T20">n</text:span></text:span><text:span text:style-name="T20">xerit : « </text:span><office:annotation office:name="__Annotation__91065_244145427" loext:resolved="false"><dc:creator>Alexandre Moret Houplon</dc:creator><dc:date>2026-02-26T13:25:26.198779400</dc:date><meta:creator-initials>AMH</meta:creator-initials><text:p text:style-name="Comment"><text:a xlink:href="https://gloss-e.irht.cnrs.fr/php/editions_chapitre.php?id=biblia&amp;numLivre=26&amp;chapitre=26_131#glo_cap131_verset14" xlink:type="simple">https://gloss-e.irht.cnrs.fr/php/editions_chapitre.php?id=biblia&amp;numLivre=26&amp;chapitre=26_131#glo_cap131_verset14</text:a></text:p><text:p text:style-name="Comment"/></office:annotation><text:span text:style-name="T20">Hec req</text:span><text:span text:style-name="amh_5f_dev_5f_abbr"><text:span text:style-name="T20">u</text:span></text:span><text:span text:style-name="T20">ies </text:span><text:span text:style-name="T21">mea i</text:span><text:span text:style-name="amh_5f_dev_5f_abbr"><text:span text:style-name="T21">n</text:span></text:span><text:span text:style-name="T21"> s</text:span><text:span text:style-name="amh_5f_dev_5f_abbr"><text:span text:style-name="T21">e</text:span></text:span><text:span text:style-name="T21">c</text:span><text:span text:style-name="amh_5f_dev_5f_abbr"><text:span text:style-name="T21">u</text:span></text:span><text:span text:style-name="T21">l</text:span><text:span text:style-name="amh_5f_dev_5f_abbr"><text:span text:style-name="T21">u</text:span></text:span><text:span text:style-name="T21">m </text:span><text:span text:style-name="T22">s</text:span><text:span text:style-name="amh_5f_dev_5f_abbr"><text:span text:style-name="T22">e</text:span></text:span><text:span text:style-name="T22">c</text:span><text:span text:style-name="amh_5f_dev_5f_abbr"><text:span text:style-name="T22">u</text:span></text:span><text:span text:style-name="T22">li, hic habitabo q</text:span><text:span text:style-name="amh_5f_dev_5f_abbr"><text:span text:style-name="T22">uonia</text:span></text:span><text:span text:style-name="T22">m elegi ea</text:span><text:span text:style-name="amh_5f_dev_5f_abbr"><text:span text:style-name="T22">m</text:span></text:span><office:annotation-end office:name="__Annotation__91065_244145427"/><text:span text:style-name="T22"> »</text:span><text:span text:style-name="T22"><text:note text:id="ftn4" text:note-class="footnote"><text:note-citation>4</text:note-citation><text:note-body><text:p text:style-name="amh_5f_note_5f_apparat"><text:span text:style-name="amh_5f_apparat_5f_lemme">Hec requies mea in seculum seculi, hic habitabo quoniam elegi eam</text:span> <text:span text:style-name="amh_5f_apparat_5f_commentaire">(Ps. 131,14)</text:span></text:p></text:note-body></text:note></text:span><text:span text:style-name="T22">.</text:span></text:h>
      <text:h text:style-name="P3" text:outline-level="1">Licet e<text:span text:style-name="amh_5f_dev_5f_abbr">ni</text:span>m sp<text:span text:style-name="amh_5f_dev_5f_abbr">irit</text:span>uales s<text:span text:style-name="amh_5f_dev_5f_abbr">u</text:span>b<text:span text:style-name="amh_5f_dev_5f_abbr">stanti</text:span>e loco non ci<text:span text:style-name="amh_5f_dev_5f_abbr">r</text:span>cu<text:span text:style-name="amh_5f_dev_5f_abbr">m</text:span>scribant<text:span text:style-name="amh_5f_dev_5f_abbr">u</text:span>r nec loco det<text:span text:style-name="amh_5f_dev_5f_abbr">er</text:span>mine<text:span text:style-name="amh_5f_dev_5f_abbr"><text:span text:style-name="T23">n</text:span></text:span>t<text:span text:style-name="amh_5f_dev_5f_abbr">u</text:span>r, illic t<text:span text:style-name="amh_5f_dev_5f_abbr">ame</text:span>n potissimu<text:span text:style-name="amh_5f_dev_5f_abbr">m</text:span> dicu<text:span text:style-name="amh_5f_dev_5f_abbr">n</text:span>tur <text:span text:style-name="T24">e</text:span><text:span text:style-name="amh_5f_dev_5f_abbr"><text:span text:style-name="T24">ss</text:span></text:span><text:span text:style-name="T24">e, et ille </text:span><text:span text:style-name="amh_5f_dev_5f_abbr"><text:span text:style-name="T24">par</text:span></text:span><text:span text:style-name="T24">tes sibi maxi</text:span><text:span text:style-name="amh_5f_dev_5f_abbr"><text:span text:style-name="T24">m</text:span></text:span><text:span text:style-name="T24">e deputant</text:span><text:span text:style-name="amh_5f_dev_5f_abbr"><text:span text:style-name="T24">u</text:span></text:span><text:span text:style-name="T24">r </text:span><text:span text:style-name="T25">ubi </text:span><text:span text:style-name="T26">et i</text:span><text:span text:style-name="amh_5f_dev_5f_abbr"><text:span text:style-name="T26">n</text:span></text:span><text:span text:style-name="T26"> q</text:span><text:span text:style-name="amh_5f_dev_5f_abbr"><text:span text:style-name="T26">u</text:span></text:span><text:span text:style-name="T26">ib</text:span><text:span text:style-name="amh_5f_dev_5f_abbr"><text:span text:style-name="T26">us</text:span></text:span><text:span text:style-name="T26"> o</text:span><text:span text:style-name="amh_5f_dev_5f_abbr"><text:span text:style-name="T26">per</text:span></text:span><text:span text:style-name="T26">at</text:span><text:span text:style-name="amh_5f_dev_5f_abbr"><text:span text:style-name="T26">i</text:span></text:span><text:span text:style-name="T26">o</text:span><text:span text:style-name="amh_5f_dev_5f_abbr"><text:span text:style-name="T26">n</text:span></text:span><text:span text:style-name="T26">e</text:span><text:span text:style-name="T27">s et effect</text:span><text:span text:style-name="amh_5f_dev_5f_abbr"><text:span text:style-name="T27">us</text:span></text:span><text:span text:style-name="T27"> uirtutis earu</text:span><text:span text:style-name="amh_5f_dev_5f_abbr"><text:span text:style-name="T27">m</text:span></text:span><text:span text:style-name="T27"> magis apparet.</text:span></text:h>
      <text:h text:style-name="P4" text:outline-level="1"><text:span text:style-name="T28">E</text:span>t q<text:span text:style-name="amh_5f_dev_5f_abbr">u</text:span>ia <text:span text:style-name="amh_5f_dev_5f_abbr">i</text:span>g<text:span text:style-name="amh_5f_dev_5f_abbr">itur</text:span> <text:span text:style-name="T28">diuinitatis o</text:span><text:span text:style-name="amh_5f_dev_5f_abbr"><text:span text:style-name="T28">per</text:span></text:span><text:span text:style-name="T28">a, q</text:span><text:span text:style-name="amh_5f_dev_5f_abbr"><text:span text:style-name="T28">u</text:span></text:span><text:span text:style-name="T28">a</text:span><text:span text:style-name="amh_5f_dev_5f_abbr"><text:span text:style-name="T28">m</text:span></text:span><text:span text:style-name="T28"> t</text:span><text:span text:style-name="amh_5f_dev_5f_abbr"><text:span text:style-name="T28">em</text:span></text:span><text:span text:style-name="T28">p</text:span><text:span text:style-name="amh_5f_dev_5f_abbr"><text:span text:style-name="T28">or</text:span></text:span><text:span text:style-name="T28">e </text:span><text:span text:style-name="T29">legis na</text:span><text:span text:style-name="amh_5f_dev_5f_abbr"><text:span text:style-name="T29">tur</text:span></text:span><text:span text:style-name="T29">alis q</text:span><text:span text:style-name="amh_5f_dev_5f_abbr"><text:span text:style-name="T29">u</text:span></text:span><text:span text:style-name="T29">a</text:span><text:span text:style-name="amh_5f_dev_5f_abbr"><text:span text:style-name="T29">m</text:span></text:span><text:span text:style-name="T29"> mosaice legis et gr</text:span><text:span text:style-name="amh_5f_dev_5f_abbr"><text:span text:style-name="T29">ati</text:span></text:span><text:span text:style-name="T29">e </text:span><text:span text:style-name="T30">euangelice, in p</text:span><text:span text:style-name="amh_5f_dev_5f_abbr"><text:span text:style-name="T30">re</text:span></text:span><text:span text:style-name="T30">dictis </text:span><text:span text:style-name="amh_5f_dev_5f_abbr"><text:span text:style-name="T30">par</text:span></text:span><text:span text:style-name="T30">tibus, ultra na</text:span><text:span text:style-name="amh_5f_dev_5f_abbr"><text:span text:style-name="T30">tur</text:span></text:span><text:span text:style-name="T30">e cursu</text:span><text:span text:style-name="amh_5f_dev_5f_abbr"><text:span text:style-name="T30">m</text:span></text:span><text:span text:style-name="T30"> sp</text:span><text:span text:style-name="amh_5f_dev_5f_abbr"><text:span text:style-name="T30">eci</text:span></text:span><text:span text:style-name="T30">ali</text:span><text:span text:style-name="amh_5f_dev_5f_abbr"><text:span text:style-name="T30">ter</text:span></text:span><text:span text:style-name="T30">, q</text:span><text:span text:style-name="amh_5f_dev_5f_abbr"><text:span text:style-name="T30">uia</text:span></text:span><text:span text:style-name="T30"> adoptatu</text:span><text:span text:style-name="amh_5f_dev_5f_abbr"><text:span text:style-name="T30">m</text:span></text:span><text:span text:style-name="T30"> hu</text:span><text:span text:style-name="amh_5f_dev_5f_abbr"><text:span text:style-name="T30">m</text:span></text:span><text:span text:style-name="T30">ano g</text:span><text:span text:style-name="amh_5f_dev_5f_abbr"><text:span text:style-name="T30">e</text:span></text:span><text:span text:style-name="T30">n</text:span><text:span text:style-name="amh_5f_dev_5f_abbr"><text:span text:style-name="T30">er</text:span></text:span><text:span text:style-name="T30">i </text:span><text:span text:style-name="T31">ad salute</text:span><text:span text:style-name="amh_5f_dev_5f_abbr"><text:span text:style-name="T31">m</text:span></text:span><text:span text:style-name="T31"> </text:span><text:span text:style-name="T32">et lege</text:span><text:span text:style-name="amh_5f_dev_5f_abbr"><text:span text:style-name="T32">m</text:span></text:span><text:span text:style-name="T32"> </text:span><text:span text:style-name="amh_5f_dev_5f_abbr"><text:span text:style-name="T33">pro</text:span></text:span><text:span text:style-name="T33">ficua, </text:span><text:span text:style-name="T34">gratiose a </text:span><text:span text:style-name="T35">D</text:span><text:span text:style-name="T34">eo </text:span><text:span text:style-name="T36">su</text:span><text:span text:style-name="amh_5f_dev_5f_abbr"><text:span text:style-name="T36">n</text:span></text:span><text:span text:style-name="T36">t </text:span><text:span text:style-name="T37">exibita </text:span><text:span text:style-name="T38">non i</text:span><text:span text:style-name="amh_5f_dev_5f_abbr"><text:span text:style-name="T38">m</text:span></text:span><text:span text:style-name="T38">m</text:span><text:span text:style-name="amh_5f_dev_5f_abbr"><text:span text:style-name="T38">er</text:span></text:span><text:span text:style-name="T38">ito </text:span><text:span text:style-name="T39">uis he</text:span><text:span text:style-name="amh_5f_dev_5f_abbr"><text:span text:style-name="T39">re</text:span></text:span><text:span text:style-name="T39">ditatis Dei et nomen sortite su</text:span><text:span text:style-name="amh_5f_dev_5f_abbr"><text:span text:style-name="T39">n</text:span></text:span><text:span text:style-name="T39">t et ip</text:span><text:span text:style-name="amh_5f_dev_5f_abbr"><text:span text:style-name="T39">s</text:span></text:span><text:span text:style-name="T39">as singulariter Deu</text:span><text:span text:style-name="amh_5f_dev_5f_abbr"><text:span text:style-name="T39">m</text:span></text:span><text:span text:style-name="T39"> </text:span><text:span text:style-name="T40">i</text:span><text:span text:style-name="amh_5f_dev_5f_abbr"><text:span text:style-name="T40">n</text:span></text:span><text:span text:style-name="T40">habitasse en in he</text:span><text:span text:style-name="amh_5f_dev_5f_abbr"><text:span text:style-name="T40">re</text:span></text:span><text:span text:style-name="T40">ditate</text:span><text:span text:style-name="amh_5f_dev_5f_abbr"><text:span text:style-name="T40">m</text:span></text:span><text:span text:style-name="T40"> mirab</text:span><text:span text:style-name="amh_5f_dev_5f_abbr"><text:span text:style-name="T40">i</text:span></text:span><text:span text:style-name="T40">l</text:span><text:span text:style-name="amh_5f_dev_5f_abbr"><text:span text:style-name="T40">ite</text:span></text:span><text:span text:style-name="T40">r ad fine</text:span><text:span text:style-name="amh_5f_dev_5f_abbr"><text:span text:style-name="T41">m</text:span></text:span><text:span text:style-name="T40"> </text:span><text:span text:style-name="T42">s</text:span><text:span text:style-name="amh_5f_dev_5f_abbr"><text:span text:style-name="T42">e</text:span></text:span><text:span text:style-name="T42">c</text:span><text:span text:style-name="amh_5f_dev_5f_abbr"><text:span text:style-name="T42">u</text:span></text:span><text:span text:style-name="T42">li </text:span><text:span text:style-name="T43">su</text:span><text:span text:style-name="amh_5f_dev_5f_abbr"><text:span text:style-name="T43">m</text:span></text:span><text:span text:style-name="T43">psisse </text:span><text:span text:style-name="amh_5f_dev_5f_abbr"><text:span text:style-name="T44">pro</text:span></text:span><text:span text:style-name="T44">fitemur.</text:span></text:h>
      <text:h text:style-name="P5" text:outline-level="1"><text:span text:style-name="amh_5f_lettre_5f_rubriquee">C</text:span>u<text:span text:style-name="amh_5f_dev_5f_abbr">m</text:span> <text:span text:style-name="amh_5f_dev_5f_abbr">i</text:span>g<text:span text:style-name="amh_5f_dev_5f_abbr">itur</text:span> <text:span text:style-name="T45">tanto </text:span><text:span text:style-name="amh_5f_dev_5f_abbr"><text:span text:style-name="T45">per</text:span></text:span><text:span text:style-name="T45">fectiores </text:span><text:span text:style-name="T46">sim</text:span><text:span text:style-name="amh_5f_dev_5f_abbr"><text:span text:style-name="T46">u</text:span></text:span><text:span text:style-name="T46">s </text:span><text:span text:style-name="T47">q</text:span><text:span text:style-name="amh_5f_dev_5f_abbr"><text:span text:style-name="T47">u</text:span></text:span><text:span text:style-name="T47">a</text:span><text:span text:style-name="amh_5f_dev_5f_abbr"><text:span text:style-name="T47">n</text:span></text:span><text:span text:style-name="T47">to </text:span><text:span text:style-name="T48">Dei imitatores fu</text:span><text:span text:style-name="amh_5f_dev_5f_abbr"><text:span text:style-name="T48">e</text:span></text:span><text:span text:style-name="T48">rim</text:span><text:span text:style-name="amh_5f_dev_5f_abbr"><text:span text:style-name="T48">us</text:span></text:span><text:span text:style-name="T48">, et p</text:span><text:span text:style-name="amh_5f_dev_5f_abbr"><text:span text:style-name="T48">re</text:span></text:span><text:span text:style-name="T48">cipue </text:span><text:span text:style-name="T49">cu</text:span><text:span text:style-name="amh_5f_dev_5f_abbr"><text:span text:style-name="T49">m</text:span></text:span><text:span text:style-name="T49"> adhoc De</text:span><text:span text:style-name="amh_5f_dev_5f_abbr"><text:span text:style-name="T49">u</text:span></text:span><text:span text:style-name="T49">s imissus sit ut ei</text:span><text:span text:style-name="amh_5f_dev_5f_abbr"><text:span text:style-name="T49">us</text:span></text:span><text:span text:style-name="T49"> u</text:span><text:span text:style-name="amh_5f_dev_5f_abbr"><text:span text:style-name="T49">e</text:span></text:span><text:span text:style-name="T49">rba </text:span><text:span text:style-name="T50">seq</text:span><text:span text:style-name="amh_5f_dev_5f_abbr"><text:span text:style-name="T50">u</text:span></text:span><text:span text:style-name="T50">amur, s</text:span><text:span text:style-name="amh_5f_dev_5f_abbr"><text:span text:style-name="T50">an</text:span></text:span><text:span text:style-name="T50">ctam ciuitate</text:span><text:span text:style-name="amh_5f_dev_5f_abbr"><text:span text:style-name="T50">m</text:span></text:span><text:span text:style-name="T50"> p</text:span><text:span text:style-name="amh_5f_dev_5f_abbr"><text:span text:style-name="T50">re</text:span></text:span><text:span text:style-name="T50">dicta</text:span><text:span text:style-name="amh_5f_dev_5f_abbr"><text:span text:style-name="T50">m</text:span></text:span><text:span text:style-name="T50"> ip</text:span><text:span text:style-name="amh_5f_dev_5f_abbr"><text:span text:style-name="T50">s</text:span></text:span><text:span text:style-name="T50">am </text:span><text:span text:style-name="T51">scil</text:span><text:span text:style-name="amh_5f_dev_5f_abbr"><text:span text:style-name="T51">icet</text:span></text:span><text:span text:style-name="T51"> </text:span><text:span text:style-name="T52">he</text:span><text:span text:style-name="amh_5f_dev_5f_abbr"><text:span text:style-name="T52">re</text:span></text:span><text:span text:style-name="T52">ditatem Dei et t</text:span><text:span text:style-name="amh_5f_dev_5f_abbr"><text:span text:style-name="T52">er</text:span></text:span><text:span text:style-name="T52">ra</text:span><text:span text:style-name="amh_5f_dev_5f_abbr"><text:span text:style-name="T52">m</text:span></text:span><text:span text:style-name="T52"> in qua </text:span><text:span text:style-name="amh_5f_dev_5f_abbr"><text:span text:style-name="T52">Verbum</text:span></text:span><text:span text:style-name="T52"> </text:span><text:span text:style-name="T53">caro </text:span><text:span text:style-name="T54">factu</text:span><text:span text:style-name="amh_5f_dev_5f_abbr"><text:span text:style-name="T54">m</text:span></text:span><text:span text:style-name="T54"> est filiusq</text:span><text:span text:style-name="amh_5f_dev_5f_abbr"><text:span text:style-name="T54">ue</text:span></text:span><text:span text:style-name="T54"> Dei ip</text:span><text:span text:style-name="amh_5f_dev_5f_abbr"><text:span text:style-name="T54">s</text:span></text:span><text:span text:style-name="T54">e </text:span><text:span text:style-name="T55">idem </text:span><text:span text:style-name="T56">De</text:span><text:span text:style-name="amh_5f_dev_5f_abbr"><text:span text:style-name="T56">us</text:span></text:span><text:span text:style-name="T56"> </text:span><text:span text:style-name="T57">uisus et </text:span><text:span text:style-name="amh_5f_dev_5f_abbr"><text:span text:style-name="T57">cum</text:span></text:span><text:span text:style-name="T57"> </text:span><text:span text:style-name="T58">ho</text:span><text:span text:style-name="amh_5f_dev_5f_abbr"><text:span text:style-name="T58">m</text:span></text:span><text:span text:style-name="T58">inibus co</text:span><text:span text:style-name="amh_5f_dev_5f_abbr"><text:span text:style-name="T58">n</text:span></text:span><text:span text:style-name="T58">uersatus est, ex corde </text:span><text:span text:style-name="T59">toto pre cu</text:span><text:span text:style-name="amh_5f_dev_5f_abbr"><text:span text:style-name="T59">n</text:span></text:span><text:span text:style-name="T59">ctis </text:span><text:span text:style-name="T60">aliis affectiua dilectio</text:span><text:span text:style-name="T61">ne preelige</text:span><text:span text:style-name="amh_5f_dev_5f_abbr"><text:span text:style-name="T61">re</text:span></text:span><text:span text:style-name="T61"> debem</text:span><text:span text:style-name="amh_5f_dev_5f_abbr"><text:span text:style-name="T61">u</text:span></text:span><text:span text:style-name="T61">s, et cu</text:span><text:span text:style-name="amh_5f_dev_5f_abbr"><text:span text:style-name="T61">m</text:span></text:span><text:span text:style-name="T61"> </text:span><text:span text:style-name="amh_5f_dev_5f_abbr"><text:span text:style-name="T61">pro</text:span></text:span><text:span text:style-name="T61">pheta co</text:span><text:span text:style-name="amh_5f_dev_5f_abbr"><text:span text:style-name="T61">n</text:span></text:span><text:span text:style-name="T61">tinue </text:span><text:span text:style-name="T62">dice</text:span><text:span text:style-name="amh_5f_dev_5f_abbr"><text:span text:style-name="T62">re</text:span></text:span><text:span text:style-name="T62"> ad ip</text:span><text:span text:style-name="amh_5f_dev_5f_abbr"><text:span text:style-name="T62">s</text:span></text:span><text:span text:style-name="T62">am cupidius </text:span><text:span text:style-name="T63">aspirantes : « </text:span><office:annotation office:name="__Annotation__91062_244145427" loext:resolved="false"><dc:creator>Alexandre Moret Houplon</dc:creator><dc:date>2026-02-26T13:24:21.121988200</dc:date><meta:creator-initials>AMH</meta:creator-initials><text:p text:style-name="Comment"><text:a xlink:href="https://gloss-e.irht.cnrs.fr/php/editions_chapitre.php?id=biblia&amp;numLivre=26&amp;chapitre=26_131#glo_cap131_verset7" xlink:type="simple">https://gloss-e.irht.cnrs.fr/php/editions_chapitre.php?id=biblia&amp;numLivre=26&amp;chapitre=26_131#glo_cap131_verset7</text:a></text:p><text:p text:style-name="Comment"/></office:annotation><text:span text:style-name="T63">Adorabim</text:span><text:span text:style-name="amh_5f_dev_5f_abbr"><text:span text:style-name="T63">us</text:span></text:span><text:span text:style-name="T63"> in loco ubi </text:span><text:span text:style-name="T64">steteru</text:span><text:span text:style-name="amh_5f_dev_5f_abbr"><text:span text:style-name="T64">n</text:span></text:span><text:span text:style-name="T64">t </text:span><text:span text:style-name="T65">pedes ei</text:span><text:span text:style-name="amh_5f_dev_5f_abbr"><text:span text:style-name="T65">us</text:span></text:span><office:annotation-end office:name="__Annotation__91062_244145427"/><text:span text:style-name="T66"> »</text:span><text:span text:style-name="T66"><text:note text:id="ftn5" text:note-class="footnote"><text:note-citation>5</text:note-citation><text:note-body><text:p text:style-name="amh_5f_note_5f_apparat"><text:span text:style-name="amh_5f_apparat_5f_lemme">Adorabimus in loco ubi steterunt pedes eius</text:span> <text:span text:style-name="amh_5f_apparat_5f_commentaire"><text:span text:style-name="T67">(Ps. 131,7)</text:span></text:span></text:p></text:note-body></text:note></text:span><text:span text:style-name="T66">.</text:span></text:h>
      <text:h text:style-name="P6" text:outline-level="1">Un<text:span text:style-name="amh_5f_dev_5f_abbr">de</text:span> <text:span text:style-name="T68">multi ge</text:span><text:span text:style-name="amh_5f_dev_5f_abbr"><text:span text:style-name="T68">n</text:span></text:span><text:span text:style-name="T68">tiliu</text:span><text:span text:style-name="amh_5f_dev_5f_abbr"><text:span text:style-name="T68">m</text:span></text:span><text:span text:style-name="T68"> </text:span><text:span text:style-name="T69">an</text:span><text:span text:style-name="amh_5f_dev_5f_abbr"><text:span text:style-name="T69">te</text:span></text:span><text:span text:style-name="T69"> </text:span><text:span text:style-name="amh_5f_dev_5f_abbr"><text:span text:style-name="T69">Christ</text:span></text:span><text:span text:style-name="T69">i aduentu</text:span><text:span text:style-name="amh_5f_dev_5f_abbr"><text:span text:style-name="T69">m</text:span></text:span><text:span text:style-name="T69">, et p</text:span><text:span text:style-name="amh_5f_dev_5f_abbr"><text:span text:style-name="T69">ost</text:span></text:span><text:span text:style-name="T69">ea etia</text:span><text:span text:style-name="amh_5f_dev_5f_abbr"><text:span text:style-name="T69">m</text:span></text:span><text:span text:style-name="T69"> i</text:span><text:span text:style-name="amh_5f_dev_5f_abbr"><text:span text:style-name="T69">n</text:span></text:span><text:span text:style-name="T69">fideles, q</text:span><text:span text:style-name="amh_5f_dev_5f_abbr"><text:span text:style-name="T69">u</text:span></text:span><text:span text:style-name="T69">i t</text:span><text:span text:style-name="amh_5f_dev_5f_abbr"><text:span text:style-name="T69">ame</text:span></text:span><text:span text:style-name="T69">n sc</text:span><text:span text:style-name="amh_5f_dev_5f_abbr"><text:span text:style-name="T69">r</text:span></text:span><text:span text:style-name="T69">iptura a</text:span><text:span text:style-name="amh_5f_dev_5f_abbr"><text:span text:style-name="T69">ut</text:span></text:span><text:span text:style-name="T69"> uniu</text:span><text:span text:style-name="amh_5f_dev_5f_abbr"><text:span text:style-name="T69">er</text:span></text:span><text:span text:style-name="T69">sali fama aliq</text:span><text:span text:style-name="amh_5f_dev_5f_abbr"><text:span text:style-name="T69">u</text:span></text:span><text:span text:style-name="T69">id potu</text:span><text:span text:style-name="amh_5f_dev_5f_abbr"><text:span text:style-name="T69">er</text:span></text:span><text:span text:style-name="T69">unt disce</text:span><text:span text:style-name="amh_5f_dev_5f_abbr"><text:span text:style-name="T69">re</text:span></text:span><text:span text:style-name="T69">, loca p</text:span><text:span text:style-name="amh_5f_dev_5f_abbr"><text:span text:style-name="T69">re</text:span></text:span><text:span text:style-name="T69">dicta ta</text:span><text:span text:style-name="amh_5f_dev_5f_abbr"><text:span text:style-name="T69">m</text:span></text:span><text:span text:style-name="T69">q</text:span><text:span text:style-name="amh_5f_dev_5f_abbr"><text:span text:style-name="T69">u</text:span></text:span><text:span text:style-name="T69">am Dei singulare do</text:span><text:span text:style-name="T70">n</text:span><text:span text:style-name="T69">u</text:span><text:span text:style-name="amh_5f_dev_5f_abbr"><text:span text:style-name="T69">m</text:span></text:span><text:span text:style-name="T69"> et ei</text:span><text:span text:style-name="amh_5f_dev_5f_abbr"><text:span text:style-name="T69">us</text:span></text:span><text:span text:style-name="T69"> </text:span><text:span text:style-name="amh_5f_dev_5f_abbr"><text:span text:style-name="T69">electum</text:span></text:span><text:span text:style-name="T69"> h</text:span><text:span text:style-name="amh_5f_dev_5f_abbr"><text:span text:style-name="T69">a</text:span></text:span><text:span text:style-name="T69">bitac</text:span><text:span text:style-name="amh_5f_dev_5f_abbr"><text:span text:style-name="T69">u</text:span></text:span><text:span text:style-name="T69">l</text:span><text:span text:style-name="amh_5f_dev_5f_abbr"><text:span text:style-name="T69">u</text:span></text:span><text:span text:style-name="T69">m deuotissime colueru</text:span><text:span text:style-name="amh_5f_dev_5f_abbr"><text:span text:style-name="T69">n</text:span></text:span><text:span text:style-name="T69">t uisitaru</text:span><text:span text:style-name="amh_5f_dev_5f_abbr"><text:span text:style-name="T69">n</text:span></text:span><text:span text:style-name="T69">tq</text:span><text:span text:style-name="amh_5f_dev_5f_abbr"><text:span text:style-name="T69">ue</text:span></text:span><text:span text:style-name="T69"> et co</text:span><text:span text:style-name="amh_5f_dev_5f_abbr"><text:span text:style-name="T69">n</text:span></text:span><text:span text:style-name="T69">tinue uisitant et i</text:span><text:span text:style-name="amh_5f_dev_5f_abbr"><text:span text:style-name="T69">n</text:span></text:span><text:span text:style-name="T69">colu</text:span><text:span text:style-name="amh_5f_dev_5f_abbr"><text:span text:style-name="T69">n</text:span></text:span><text:span text:style-name="T69">t, q</text:span><text:span text:style-name="amh_5f_dev_5f_abbr"><text:span text:style-name="T69">u</text:span></text:span><text:span text:style-name="T69">asi su</text:span><text:span text:style-name="amh_5f_dev_5f_abbr"><text:span text:style-name="T69">m</text:span></text:span><text:span text:style-name="T69">pniantes </text:span><text:span text:style-name="T71">q</text:span><text:span text:style-name="amh_5f_dev_5f_abbr"><text:span text:style-name="T71">uod</text:span></text:span><text:span text:style-name="T71"> hiis in terris n</text:span><text:span text:style-name="amh_5f_dev_5f_abbr"><text:span text:style-name="T71">o</text:span></text:span><text:span text:style-name="T71">s</text:span><text:span text:style-name="amh_5f_dev_5f_abbr"><text:span text:style-name="T71">tr</text:span></text:span><text:span text:style-name="T71">am </text:span><text:span text:style-name="T72">salute</text:span><text:span text:style-name="amh_5f_dev_5f_abbr"><text:span text:style-name="T72">m</text:span></text:span><text:span text:style-name="T72"> De</text:span><text:span text:style-name="amh_5f_dev_5f_abbr"><text:span text:style-name="T72">us</text:span></text:span><text:span text:style-name="T72"> </text:span><text:span text:style-name="T73">ab initio </text:span><text:span text:style-name="T74">fragilitatis n</text:span><text:span text:style-name="amh_5f_dev_5f_abbr"><text:span text:style-name="T74">ost</text:span></text:span><text:span text:style-name="T74">re figural</text:span><text:span text:style-name="amh_5f_dev_5f_abbr"><text:span text:style-name="T74">ite</text:span></text:span><text:span text:style-name="T74">r </text:span><text:soft-page-break/><text:span text:style-name="T75">i</text:span><text:span text:style-name="amh_5f_dev_5f_abbr"><text:span text:style-name="T75">n</text:span></text:span><text:span text:style-name="T75">choauit et i</text:span><text:span text:style-name="amh_5f_dev_5f_abbr"><text:span text:style-name="T75">n</text:span></text:span><text:span text:style-name="T75"> fine te</text:span><text:span text:style-name="amh_5f_dev_5f_abbr"><text:span text:style-name="T75">m</text:span></text:span><text:span text:style-name="T75">p</text:span><text:span text:style-name="amh_5f_dev_5f_abbr"><text:span text:style-name="T75">oru</text:span></text:span><text:span text:style-name="T75">m, </text:span><text:span text:style-name="T76">uelo abducto figure </text:span><text:span text:style-name="T77">ip</text:span><text:span text:style-name="amh_5f_dev_5f_abbr"><text:span text:style-name="T77">s</text:span></text:span><text:span text:style-name="T77">am felicitate</text:span><text:span text:style-name="amh_5f_dev_5f_abbr"><text:span text:style-name="T77">m</text:span></text:span><text:span text:style-name="T77"> </text:span><text:span text:style-name="amh_5f_dev_5f_abbr"><text:span text:style-name="T78">con</text:span></text:span><text:span text:style-name="T78">su</text:span><text:span text:style-name="amh_5f_dev_5f_abbr"><text:span text:style-name="T79">m</text:span></text:span><text:span text:style-name="T78">mauit, </text:span><text:span text:style-name="amh_5f_dev_5f_abbr"><text:span text:style-name="T80">Christ</text:span></text:span><text:span text:style-name="T80">o </text:span><text:span text:style-name="T81">Dei Filio hoc attesta</text:span><text:span text:style-name="amh_5f_dev_5f_abbr"><text:span text:style-name="T81">n</text:span></text:span><text:span text:style-name="T81">te i</text:span><text:span text:style-name="amh_5f_dev_5f_abbr"><text:span text:style-name="T81">n</text:span></text:span><text:span text:style-name="T81"> cruce </text:span><text:span text:style-name="T82">cu</text:span><text:span text:style-name="amh_5f_dev_5f_abbr"><text:span text:style-name="T82">m</text:span></text:span><text:span text:style-name="T82"> </text:span><text:span text:style-name="T83">e uestigio spiritum ad premissum </text:span><text:span text:style-name="amh_5f_dev_5f_abbr"><text:span text:style-name="T83">con</text:span></text:span><text:span text:style-name="T83">dice</text:span><text:span text:style-name="amh_5f_dev_5f_abbr"><text:span text:style-name="T83">re</text:span></text:span><text:span text:style-name="T83">t : </text:span><office:annotation office:name="__Annotation__90823_244145427" loext:resolved="false"><dc:creator>Alexandre Moret Houplon</dc:creator><dc:date>2026-02-26T13:21:47.460844800</dc:date><meta:creator-initials>AMH</meta:creator-initials><text:p text:style-name="Comment"><text:a xlink:href="https://gloss-e.irht.cnrs.fr/php/editions_chapitre.php?id=biblia&amp;numLivre=58&amp;chapitre=58_19#glo_cap19_verset30" xlink:type="simple">https://gloss-e.irht.cnrs.fr/php/editions_chapitre.php?id=biblia&amp;numLivre=58&amp;chapitre=58_19#glo_cap19_verset30</text:a></text:p><text:p text:style-name="Comment"/></office:annotation><text:span text:style-name="T67">« </text:span><text:span text:style-name="T84">co</text:span><text:span text:style-name="amh_5f_dev_5f_abbr"><text:span text:style-name="T84">n</text:span></text:span><text:span text:style-name="T84">su</text:span><text:span text:style-name="amh_5f_dev_5f_abbr"><text:span text:style-name="T84">m</text:span></text:span><text:span text:style-name="T79">m</text:span><text:span text:style-name="T84">atum est</text:span><text:span text:style-name="T67"> »</text:span><office:annotation-end office:name="__Annotation__90823_244145427"/><text:span text:style-name="T67"><text:note text:id="ftn6" text:note-class="footnote"><text:note-citation>6</text:note-citation><text:note-body><text:p text:style-name="amh_5f_note_5f_apparat"><text:span text:style-name="amh_5f_apparat_5f_lemme">consummatum est</text:span> <text:span text:style-name="amh_5f_apparat_5f_commentaire"><text:span text:style-name="T85">(Io. 19,30)</text:span></text:span></text:p></text:note-body></text:note></text:span><text:span text:style-name="T84">, cu</text:span><text:span text:style-name="amh_5f_dev_5f_abbr"><text:span text:style-name="T84">m</text:span></text:span><text:span text:style-name="T84"> nichil circa salute</text:span><text:span text:style-name="amh_5f_dev_5f_abbr"><text:span text:style-name="T84">m</text:span></text:span><text:span text:style-name="T84"> n</text:span><text:span text:style-name="amh_5f_dev_5f_abbr"><text:span text:style-name="T84">ost</text:span></text:span><text:span text:style-name="T84">ram </text:span><text:span text:style-name="T86">obmitte</text:span><text:span text:style-name="amh_5f_dev_5f_abbr"><text:span text:style-name="T86">re</text:span></text:span><text:span text:style-name="T86">t s</text:span><text:span text:style-name="amh_5f_dev_5f_abbr"><text:span text:style-name="T86">ed</text:span></text:span><text:span text:style-name="T86"> si</text:span><text:span text:style-name="amh_5f_dev_5f_abbr"><text:span text:style-name="T86">n</text:span></text:span><text:span text:style-name="T86">gula </text:span><text:span text:style-name="T87">ad ea</text:span><text:span text:style-name="amh_5f_dev_5f_abbr"><text:span text:style-name="T87">m</text:span></text:span><text:span text:style-name="T87"> opportuna remedia </text:span><text:span text:style-name="T88">co</text:span><text:span text:style-name="amh_5f_dev_5f_abbr"><text:span text:style-name="T88">n</text:span></text:span><text:span text:style-name="T88">uenientissime adhibe</text:span><text:span text:style-name="amh_5f_dev_5f_abbr"><text:span text:style-name="T88">re</text:span></text:span><text:span text:style-name="T88">t.</text:span></text:h>
      <text:h text:style-name="P7" text:outline-level="1">Et etia<text:span text:style-name="amh_5f_dev_5f_abbr">m</text:span> <text:span text:style-name="T89">cu</text:span><text:span text:style-name="amh_5f_dev_5f_abbr"><text:span text:style-name="T89">m</text:span></text:span><text:span text:style-name="T89"> ip</text:span><text:span text:style-name="amh_5f_dev_5f_abbr"><text:span text:style-name="T89">s</text:span></text:span><text:span text:style-name="T89">e tamq</text:span><text:span text:style-name="amh_5f_dev_5f_abbr"><text:span text:style-name="T89">u</text:span></text:span><text:span text:style-name="T89">a</text:span><text:span text:style-name="amh_5f_dev_5f_abbr"><text:span text:style-name="T89">m</text:span></text:span><text:span text:style-name="T89"> g</text:span><text:span text:style-name="amh_5f_dev_5f_abbr"><text:span text:style-name="T89">e</text:span></text:span><text:span text:style-name="T89">n</text:span><text:span text:style-name="amh_5f_dev_5f_abbr"><text:span text:style-name="T89">er</text:span></text:span><text:span text:style-name="T89">at</text:span><text:span text:style-name="amh_5f_dev_5f_abbr"><text:span text:style-name="T89">i</text:span></text:span><text:span text:style-name="T89">o</text:span><text:span text:style-name="amh_5f_dev_5f_abbr"><text:span text:style-name="T89">n</text:span></text:span><text:span text:style-name="T89">is et originis </text:span><text:span text:style-name="T90">p</text:span><text:span text:style-name="amh_5f_dev_5f_abbr"><text:span text:style-name="T90">ri</text:span></text:span><text:span text:style-name="T90">ncipiu</text:span><text:span text:style-name="amh_5f_dev_5f_abbr"><text:span text:style-name="T90">m</text:span></text:span><text:span text:style-name="T90"> ab o</text:span><text:span text:style-name="amh_5f_dev_5f_abbr"><text:span text:style-name="T90">mn</text:span></text:span><text:span text:style-name="T90">ib</text:span><text:span text:style-name="amh_5f_dev_5f_abbr"><text:span text:style-name="T90">us</text:span></text:span><text:span text:style-name="T90"> </text:span><text:span text:style-name="T91">diligat</text:span><text:span text:style-name="amh_5f_dev_5f_abbr"><text:span text:style-name="T91">u</text:span></text:span><text:span text:style-name="T91">r na</text:span><text:span text:style-name="amh_5f_dev_5f_abbr"><text:span text:style-name="T91">tur</text:span></text:span><text:span text:style-name="T91">al</text:span><text:span text:style-name="amh_5f_dev_5f_abbr"><text:span text:style-name="T91">ite</text:span></text:span><text:span text:style-name="T91">r </text:span><text:span text:style-name="T92">et i</text:span><text:span text:style-name="amh_5f_dev_5f_abbr"><text:span text:style-name="T92">n</text:span></text:span><text:span text:style-name="T92"> t</text:span><text:span text:style-name="amh_5f_dev_5f_abbr"><text:span text:style-name="T92">antu</text:span></text:span><text:span text:style-name="T92">m </text:span><text:span text:style-name="T93">diligi debeat, </text:span><text:span text:style-name="T94">ut s</text:span><text:span text:style-name="amh_5f_dev_5f_abbr"><text:span text:style-name="T94">e</text:span></text:span><text:span text:style-name="T94">c</text:span><text:span text:style-name="amh_5f_dev_5f_abbr"><text:span text:style-name="T94">un</text:span></text:span><text:span text:style-name="T94">d</text:span><text:span text:style-name="amh_5f_dev_5f_abbr"><text:span text:style-name="T94">u</text:span></text:span><text:span text:style-name="T94">m </text:span><text:span text:style-name="T95">sapientis </text:span><text:span text:style-name="T96">auctoritate</text:span><text:span text:style-name="amh_5f_dev_5f_abbr"><text:span text:style-name="T96">m</text:span></text:span><text:span text:style-name="T96"> pugna sit pro salute ip</text:span><text:span text:style-name="amh_5f_dev_5f_abbr"><text:span text:style-name="T96">s</text:span></text:span><text:span text:style-name="T96">i</text:span><text:span text:style-name="amh_5f_dev_5f_abbr"><text:span text:style-name="T96">us</text:span></text:span><text:span text:style-name="T96"> uirilit</text:span><text:span text:style-name="amh_5f_dev_5f_abbr"><text:span text:style-name="T96">er</text:span></text:span><text:span text:style-name="T96"> et laudabilit</text:span><text:span text:style-name="amh_5f_dev_5f_abbr"><text:span text:style-name="T96">er</text:span></text:span><text:span text:style-name="T96"> assume</text:span><text:span text:style-name="amh_5f_dev_5f_abbr"><text:span text:style-name="T96">n</text:span></text:span><text:span text:style-name="T96">da, </text:span><text:span text:style-name="T97">non i</text:span><text:span text:style-name="amh_5f_dev_5f_abbr"><text:span text:style-name="T97">m</text:span></text:span><text:span text:style-name="T97">m</text:span><text:span text:style-name="amh_5f_dev_5f_abbr"><text:span text:style-name="T97">er</text:span></text:span><text:span text:style-name="T97">ito </text:span><text:span text:style-name="T98">quilibet </text:span><text:span text:style-name="amh_5f_dev_5f_abbr"><text:span text:style-name="T98">christ</text:span></text:span><text:span text:style-name="T98">ian</text:span><text:span text:style-name="amh_5f_dev_5f_abbr"><text:span text:style-name="T98">us</text:span></text:span><text:span text:style-name="T98"> tenet</text:span><text:span text:style-name="amh_5f_dev_5f_abbr"><text:span text:style-name="T98">u</text:span></text:span><text:span text:style-name="T98">r </text:span><text:span text:style-name="T99">ha</text:span><text:span text:style-name="amh_5f_dev_5f_abbr"><text:span text:style-name="T99">n</text:span></text:span><text:span text:style-name="T99">c </text:span><text:span text:style-name="T100">T</text:span><text:span text:style-name="T101">erra</text:span><text:span text:style-name="amh_5f_dev_5f_abbr"><text:span text:style-name="T101">m</text:span></text:span><text:span text:style-name="T101"> s</text:span><text:span text:style-name="amh_5f_dev_5f_abbr"><text:span text:style-name="T101">an</text:span></text:span><text:span text:style-name="T101">ctam </text:span><text:span text:style-name="T100">et a Deo p</text:span><text:span text:style-name="amh_5f_dev_5f_abbr"><text:span text:style-name="T100">re</text:span></text:span><text:span text:style-name="T100">electa</text:span><text:span text:style-name="amh_5f_dev_5f_abbr"><text:span text:style-name="T100">m</text:span></text:span><text:span text:style-name="T100"> a</text:span><text:span text:style-name="amh_5f_dev_5f_abbr"><text:span text:style-name="T100">m</text:span></text:span><text:span text:style-name="T100">pliori </text:span><text:span text:style-name="T102">amore q</text:span><text:span text:style-name="amh_5f_dev_5f_abbr"><text:span text:style-name="T102">u</text:span></text:span><text:span text:style-name="T102">a</text:span><text:span text:style-name="amh_5f_dev_5f_abbr"><text:span text:style-name="T102">m</text:span></text:span><text:span text:style-name="T102"> propria</text:span><text:span text:style-name="amh_5f_dev_5f_abbr"><text:span text:style-name="T102">m</text:span></text:span><text:span text:style-name="T102"> </text:span><text:span text:style-name="T103">si t</text:span><text:span text:style-name="amh_5f_dev_5f_abbr"><text:span text:style-name="T103">ame</text:span></text:span><text:span text:style-name="T103">n </text:span><text:span text:style-name="amh_5f_dev_5f_abbr"><text:span text:style-name="T103">pro</text:span></text:span><text:span text:style-name="T103">pria</text:span><text:span text:style-name="amh_5f_dev_5f_abbr"><text:span text:style-name="T103">m</text:span></text:span><text:span text:style-name="T103"> habet dilige</text:span><text:span text:style-name="amh_5f_dev_5f_abbr"><text:span text:style-name="T103">re</text:span></text:span><text:span text:style-name="T103"> </text:span><text:span text:style-name="T104">et tueri. </text:span><text:span text:style-name="T105">Q</text:span><text:span text:style-name="amh_5f_dev_5f_abbr"><text:span text:style-name="T105">u</text:span></text:span><text:span text:style-name="T105">ia </text:span><text:span text:style-name="T106">sic</text:span><text:span text:style-name="amh_5f_dev_5f_abbr"><text:span text:style-name="T106">ut</text:span></text:span><text:span text:style-name="T106"> uni</text:span><text:span text:style-name="amh_5f_dev_5f_abbr"><text:span text:style-name="T106">us</text:span></text:span><text:span text:style-name="T106">cui</text:span><text:span text:style-name="amh_5f_dev_5f_abbr"><text:span text:style-name="T106">us</text:span></text:span><text:span text:style-name="T107">q</text:span><text:span text:style-name="amh_5f_dev_5f_abbr"><text:span text:style-name="T107">ue</text:span></text:span><text:span text:style-name="T107"> ex sua prop</text:span><text:span text:style-name="amh_5f_dev_5f_abbr"><text:span text:style-name="T107">ri</text:span></text:span><text:span text:style-name="T107">a patria </text:span><text:span text:style-name="amh_5f_dev_5f_abbr"><text:span text:style-name="T108">pro</text:span></text:span><text:span text:style-name="T108">cessit </text:span><text:span text:style-name="T109">g</text:span><text:span text:style-name="amh_5f_dev_5f_abbr"><text:span text:style-name="T109">e</text:span></text:span><text:span text:style-name="T109">n</text:span><text:span text:style-name="amh_5f_dev_5f_abbr"><text:span text:style-name="T109">er</text:span></text:span><text:span text:style-name="T109">atio i</text:span><text:span text:style-name="amh_5f_dev_5f_abbr"><text:span text:style-name="T109">n</text:span></text:span><text:span text:style-name="T109"> e</text:span><text:span text:style-name="amh_5f_dev_5f_abbr"><text:span text:style-name="T109">ss</text:span></text:span><text:span text:style-name="T109">e nature, </text:span><text:span text:style-name="T110">sic ex illa o</text:span><text:span text:style-name="amh_5f_dev_5f_abbr"><text:span text:style-name="T110">mn</text:span></text:span><text:span text:style-name="T110">i</text:span><text:span text:style-name="amh_5f_dev_5f_abbr"><text:span text:style-name="T110">u</text:span></text:span><text:span text:style-name="T110">m </text:span><text:span text:style-name="T111">n</text:span><text:span text:style-name="amh_5f_dev_5f_abbr"><text:span text:style-name="T111">ost</text:span></text:span><text:span text:style-name="T111">r</text:span><text:span text:style-name="amh_5f_dev_5f_abbr"><text:span text:style-name="T111">oru</text:span></text:span><text:span text:style-name="T111">m </text:span><text:span text:style-name="amh_5f_dev_5f_abbr"><text:span text:style-name="T112">pro</text:span></text:span><text:span text:style-name="T112">cessit regen</text:span><text:span text:style-name="amh_5f_dev_5f_abbr"><text:span text:style-name="T112">er</text:span></text:span><text:span text:style-name="T112">atio i</text:span><text:span text:style-name="amh_5f_dev_5f_abbr"><text:span text:style-name="T112">n</text:span></text:span><text:span text:style-name="T112"> e</text:span><text:span text:style-name="amh_5f_dev_5f_abbr"><text:span text:style-name="T112">ss</text:span></text:span><text:span text:style-name="T112">e gratie. </text:span><text:span text:style-name="T113">Nobisq</text:span><text:span text:style-name="amh_5f_dev_5f_abbr"><text:span text:style-name="T113">ue</text:span></text:span><text:span text:style-name="T113"> </text:span><text:span text:style-name="amh_5f_dev_5f_abbr"><text:span text:style-name="T114">pro</text:span></text:span><text:span text:style-name="T114">cul dubio obe</text:span><text:span text:style-name="amh_5f_dev_5f_abbr"><text:span text:style-name="T114">ss</text:span></text:span><text:span text:style-name="T114">et g</text:span><text:span text:style-name="amh_5f_dev_5f_abbr"><text:span text:style-name="T114">e</text:span></text:span><text:span text:style-name="T114">n</text:span><text:span text:style-name="amh_5f_dev_5f_abbr"><text:span text:style-name="T114">er</text:span></text:span><text:span text:style-name="T114">a</text:span><text:span text:style-name="amh_5f_dev_5f_abbr"><text:span text:style-name="T114">ti</text:span></text:span><text:span text:style-name="T114">o, si regen</text:span><text:span text:style-name="amh_5f_dev_5f_abbr"><text:span text:style-name="T114">er</text:span></text:span><text:span text:style-name="T114">atio non ade</text:span><text:span text:style-name="amh_5f_dev_5f_abbr"><text:span text:style-name="T114">ss</text:span></text:span><text:span text:style-name="T114">et, non eni</text:span><text:span text:style-name="amh_5f_dev_5f_abbr"><text:span text:style-name="T114">m</text:span></text:span><text:span text:style-name="T114"> </text:span><text:span text:style-name="T115">ad hoc facti credimur </text:span><text:span text:style-name="T116">ut male ip</text:span><text:span text:style-name="amh_5f_dev_5f_abbr"><text:span text:style-name="T116">s</text:span></text:span><text:span text:style-name="T116">a corporis nulla </text:span><text:span text:style-name="T117">a brutis discret</text:span><text:span text:style-name="amh_5f_dev_5f_abbr"><text:span text:style-name="T117">i</text:span></text:span><text:span text:style-name="T117">o</text:span><text:span text:style-name="amh_5f_dev_5f_abbr"><text:span text:style-name="T117">n</text:span></text:span><text:span text:style-name="T117">e facta </text:span><text:span text:style-name="amh_5f_dev_5f_abbr"><text:span text:style-name="T117">uegetemur</text:span></text:span><text:span text:style-name="T117">, </text:span><text:span text:style-name="T118">s</text:span><text:span text:style-name="amh_5f_dev_5f_abbr"><text:span text:style-name="T118">e</text:span></text:span><text:span text:style-name="T118">d i</text:span><text:span text:style-name="amh_5f_dev_5f_abbr"><text:span text:style-name="T118">n</text:span></text:span><text:span text:style-name="T118"> sp</text:span><text:span text:style-name="amh_5f_dev_5f_abbr"><text:span text:style-name="T118">irit</text:span></text:span><text:span text:style-name="T118">u </text:span><text:span text:style-name="T119">uiuam</text:span><text:span text:style-name="amh_5f_dev_5f_abbr"><text:span text:style-name="T119">us</text:span></text:span><text:span text:style-name="T119">. </text:span><text:span text:style-name="T120">Q</text:span><text:span text:style-name="amh_5f_dev_5f_abbr"><text:span text:style-name="T120">u</text:span></text:span><text:span text:style-name="T120">are co</text:span><text:span text:style-name="amh_5f_dev_5f_abbr"><text:span text:style-name="T120">mmun</text:span></text:span><text:span text:style-name="T120">em </text:span><text:span text:style-name="amh_5f_dev_5f_abbr"><text:span text:style-name="T120">et</text:span></text:span><text:span text:style-name="T120"> ha</text:span><text:span text:style-name="amh_5f_dev_5f_abbr"><text:span text:style-name="T120">n</text:span></text:span><text:span text:style-name="T120">c </text:span><text:span text:style-name="amh_5f_dev_5f_abbr"><text:span text:style-name="T120">christ</text:span></text:span><text:span text:style-name="T120">ianoru</text:span><text:span text:style-name="amh_5f_dev_5f_abbr"><text:span text:style-name="T120">m</text:span></text:span><text:span text:style-name="T120"> </text:span><text:span text:style-name="T121">p</text:span><text:span text:style-name="amh_5f_dev_5f_abbr"><text:span text:style-name="T121">at</text:span></text:span><text:span text:style-name="T121">riam </text:span><text:span text:style-name="T122">diligam</text:span><text:span text:style-name="amh_5f_dev_5f_abbr"><text:span text:style-name="T122">us</text:span></text:span><text:span text:style-name="T122"> co</text:span><text:span text:style-name="amh_5f_dev_5f_abbr"><text:span text:style-name="T122">mmun</text:span></text:span><text:span text:style-name="T122">it</text:span><text:span text:style-name="amh_5f_dev_5f_abbr"><text:span text:style-name="T122">er</text:span></text:span><text:span text:style-name="T122"> </text:span><text:span text:style-name="amh_5f_dev_5f_abbr"><text:span text:style-name="T123">christ</text:span></text:span><text:span text:style-name="T123">iani, </text:span><text:span text:style-name="T124">scientes </text:span><text:span text:style-name="T125">q</text:span><text:span text:style-name="amh_5f_dev_5f_abbr"><text:span text:style-name="T125">u</text:span></text:span><text:span text:style-name="amh_5f_dev_5f_abbr"><text:span text:style-name="T126">a</text:span></text:span><text:span text:style-name="T126">m</text:span><text:span text:style-name="T125"> </text:span><text:span text:style-name="T127">bonu</text:span><text:span text:style-name="amh_5f_dev_5f_abbr"><text:span text:style-name="T127">m</text:span></text:span><text:span text:style-name="T127"> </text:span><text:span text:style-name="T128">q</text:span><text:span text:style-name="amh_5f_dev_5f_abbr"><text:span text:style-name="T128">u</text:span></text:span><text:span text:style-name="T128">a</text:span><text:span text:style-name="amh_5f_dev_5f_abbr"><text:span text:style-name="T128">n</text:span></text:span><text:span text:style-name="T128">to diuin</text:span><text:span text:style-name="T129">i</text:span><text:span text:style-name="amh_5f_dev_5f_abbr"><text:span text:style-name="T128">us</text:span></text:span><text:span text:style-name="T128"> optabili</text:span><text:span text:style-name="amh_5f_dev_5f_abbr"><text:span text:style-name="T128">us</text:span></text:span><text:span text:style-name="T128"> </text:span><text:span text:style-name="T126">est, </text:span><text:span text:style-name="T130">appetit</text:span><text:span text:style-name="amh_5f_dev_5f_abbr"><text:span text:style-name="T130">u</text:span></text:span><text:span text:style-name="T130">r </text:span><text:span text:style-name="T131">ordinato, q</text:span><text:span text:style-name="amh_5f_dev_5f_abbr"><text:span text:style-name="T131">u</text:span></text:span><text:span text:style-name="T131">are </text:span><text:span text:style-name="amh_5f_dev_5f_abbr"><text:span text:style-name="T131">pro</text:span></text:span><text:span text:style-name="T131">ph</text:span><text:span text:style-name="amh_5f_dev_5f_abbr"><text:span text:style-name="T131">et</text:span></text:span><text:span text:style-name="T131">a sing</text:span><text:span text:style-name="amh_5f_dev_5f_abbr"><text:span text:style-name="T131">u</text:span></text:span><text:span text:style-name="T131">larite</text:span><text:span text:style-name="T132">r</text:span><text:span text:style-name="T131"> </text:span><text:span text:style-name="T133">nos hortat</text:span><text:span text:style-name="amh_5f_dev_5f_abbr"><text:span text:style-name="T133">u</text:span></text:span><text:span text:style-name="T133">r </text:span><text:span text:style-name="T134">et dicit ut </text:span><office:annotation office:name="__Annotation__90824_244145427" loext:resolved="false"><dc:creator>Alexandre Moret Houplon</dc:creator><dc:date>2026-02-26T13:23:19.199215500</dc:date><meta:creator-initials>AMH</meta:creator-initials><text:p text:style-name="Comment"><text:a xlink:href="https://gloss-e.irht.cnrs.fr/php/editions_chapitre.php?id=biblia&amp;numLivre=26&amp;chapitre=26_121#glo_cap121_verset6" xlink:type="simple">https://gloss-e.irht.cnrs.fr/php/editions_chapitre.php?id=biblia&amp;numLivre=26&amp;chapitre=26_121#glo_cap121_verset6</text:a></text:p><text:p text:style-name="Comment"/></office:annotation><text:span text:style-name="T85">« </text:span><text:span text:style-name="T134">rogem</text:span><text:span text:style-name="amh_5f_dev_5f_abbr"><text:span text:style-name="T134">us</text:span></text:span><text:span text:style-name="T134"> </text:span><text:span text:style-name="T135">q</text:span><text:span text:style-name="amh_5f_dev_5f_abbr"><text:span text:style-name="T135">u</text:span></text:span><text:span text:style-name="T135">e ad pa</text:span><text:span text:style-name="T136">ce</text:span><text:span text:style-name="amh_5f_dev_5f_abbr"><text:span text:style-name="T136">m</text:span></text:span><text:span text:style-name="T136"> </text:span><text:span text:style-name="T137">su</text:span><text:span text:style-name="amh_5f_dev_5f_abbr"><text:span text:style-name="T137">n</text:span></text:span><text:span text:style-name="T137">t Ih</text:span><text:span text:style-name="amh_5f_dev_5f_abbr"><text:span text:style-name="T137">e</text:span></text:span><text:span text:style-name="T137">r</text:span><text:span text:style-name="amh_5f_dev_5f_abbr"><text:span text:style-name="T137">usa</text:span></text:span><text:span text:style-name="T137">l</text:span><text:span text:style-name="amh_5f_dev_5f_abbr"><text:span text:style-name="T137">e</text:span></text:span><text:span text:style-name="T137">m</text:span><text:span text:style-name="T85"> »</text:span><office:annotation-end office:name="__Annotation__90824_244145427"/><text:span text:style-name="T85"><text:note text:id="ftn7" text:note-class="footnote"><text:note-citation>7</text:note-citation><text:note-body><text:p text:style-name="amh_5f_note_5f_apparat"><text:span text:style-name="amh_5f_apparat_5f_lemme">rogemus que ad pacem sunt Iherusalem</text:span> <text:span text:style-name="amh_5f_apparat_5f_commentaire"><text:span text:style-name="T138">(Ps. 121,6)</text:span></text:span></text:p></text:note-body></text:note></text:span><text:span text:style-name="T137"> </text:span><text:span text:style-name="T139">et cet</text:span><text:span text:style-name="amh_5f_dev_5f_abbr"><text:span text:style-name="T139">er</text:span></text:span><text:span text:style-name="T139">a </text:span><text:span text:style-name="T140">q</text:span><text:span text:style-name="amh_5f_dev_5f_abbr"><text:span text:style-name="T140">ue</text:span></text:span><text:span text:style-name="T140"> s</text:span><text:span text:style-name="T141">e</text:span><text:span text:style-name="T140">quu</text:span><text:span text:style-name="amh_5f_dev_5f_abbr"><text:span text:style-name="T140">n</text:span></text:span><text:span text:style-name="T140">t</text:span><text:span text:style-name="amh_5f_dev_5f_abbr"><text:span text:style-name="T140">u</text:span></text:span><text:span text:style-name="T140">r.</text:span></text:h>
      <text:h text:style-name="P8" text:outline-level="1">Ha<text:span text:style-name="amh_5f_dev_5f_abbr">n</text:span>c benedicta<text:span text:style-name="amh_5f_dev_5f_abbr"><text:span text:style-name="T142">m</text:span></text:span> <text:span text:style-name="T142">t</text:span><text:span text:style-name="amh_5f_dev_5f_abbr"><text:span text:style-name="T142">er</text:span></text:span><text:span text:style-name="T142">ra</text:span><text:span text:style-name="amh_5f_dev_5f_abbr"><text:span text:style-name="T142">m</text:span></text:span><text:span text:style-name="T142"> </text:span><text:span text:style-name="amh_5f_dev_5f_abbr"><text:span text:style-name="T142">Christu</text:span></text:span><text:span text:style-name="T142">s </text:span><text:span text:style-name="amh_5f_foliotation"><text:span text:style-name="T143">[f. 236v]</text:span></text:span><text:span text:style-name="T143"> </text:span><text:span text:style-name="T144">moriens nobis mortis testamento reliquit, et asce</text:span><text:span text:style-name="amh_5f_dev_5f_abbr"><text:span text:style-name="T144">n</text:span></text:span><text:span text:style-name="T144">dens in celu</text:span><text:span text:style-name="amh_5f_dev_5f_abbr"><text:span text:style-name="T144">m</text:span></text:span><text:span text:style-name="T144">, eleuat</text:span><text:span text:style-name="amh_5f_dev_5f_abbr"><text:span text:style-name="T144">us</text:span></text:span><text:span text:style-name="T144"> su</text:span><text:span text:style-name="amh_5f_dev_5f_abbr"><text:span text:style-name="T144">per</text:span></text:span><text:span text:style-name="T144"> ea</text:span><text:span text:style-name="amh_5f_dev_5f_abbr"><text:span text:style-name="T144">m</text:span></text:span><text:span text:style-name="T144"> </text:span><text:span text:style-name="T145">manib</text:span><text:span text:style-name="amh_5f_dev_5f_abbr"><text:span text:style-name="T145">us</text:span></text:span><text:span text:style-name="T145">, </text:span><text:span text:style-name="T146">ta</text:span><text:span text:style-name="amh_5f_dev_5f_abbr"><text:span text:style-name="T146">m</text:span></text:span><text:span text:style-name="T146">q</text:span><text:span text:style-name="amh_5f_dev_5f_abbr"><text:span text:style-name="T146">u</text:span></text:span><text:span text:style-name="T146">a</text:span><text:span text:style-name="amh_5f_dev_5f_abbr"><text:span text:style-name="T146">m</text:span></text:span><text:span text:style-name="T146"> fidei Abrahe </text:span><text:span text:style-name="T147">filiis, que</text:span><text:span text:style-name="amh_5f_dev_5f_abbr"><text:span text:style-name="T147">m</text:span></text:span><text:span text:style-name="T147"> Deus ad hanc terra</text:span><text:span text:style-name="amh_5f_dev_5f_abbr"><text:span text:style-name="T147">m</text:span></text:span><text:span text:style-name="T147"> uenire iusserat ea</text:span><text:span text:style-name="amh_5f_dev_5f_abbr"><text:span text:style-name="T147">m</text:span></text:span><text:span text:style-name="T147"> i</text:span><text:span text:style-name="amh_5f_dev_5f_abbr"><text:span text:style-name="T147">n</text:span></text:span><text:span text:style-name="T147">habitare, co</text:span><text:span text:style-name="amh_5f_dev_5f_abbr"><text:span text:style-name="T147">n</text:span></text:span><text:span text:style-name="T147">firmauit. Ea</text:span><text:span text:style-name="amh_5f_dev_5f_abbr"><text:span text:style-name="T147">m</text:span></text:span><text:span text:style-name="T147"> </text:span><text:span text:style-name="amh_5f_dev_5f_abbr"><text:span text:style-name="T147">i</text:span></text:span><text:span text:style-name="T147">g</text:span><text:span text:style-name="amh_5f_dev_5f_abbr"><text:span text:style-name="T147">itur</text:span></text:span><text:span text:style-name="T147">, </text:span><text:span text:style-name="T148">ta</text:span><text:span text:style-name="amh_5f_dev_5f_abbr"><text:span text:style-name="T148">m</text:span></text:span><text:span text:style-name="T148">q</text:span><text:span text:style-name="amh_5f_dev_5f_abbr"><text:span text:style-name="T148">u</text:span></text:span><text:span text:style-name="T148">a</text:span><text:span text:style-name="amh_5f_dev_5f_abbr"><text:span text:style-name="T148">m</text:span></text:span><text:span text:style-name="T148"> </text:span><text:span text:style-name="T149">patria</text:span><text:span text:style-name="amh_5f_dev_5f_abbr"><text:span text:style-name="T149">m</text:span></text:span><text:span text:style-name="T149"> et he</text:span><text:span text:style-name="amh_5f_dev_5f_abbr"><text:span text:style-name="T149">re</text:span></text:span><text:span text:style-name="T149">ditate</text:span><text:span text:style-name="amh_5f_dev_5f_abbr"><text:span text:style-name="T149">m</text:span></text:span><text:span text:style-name="T149"> </text:span><text:span text:style-name="T150">ex fide </text:span><text:span text:style-name="amh_5f_dev_5f_abbr"><text:span text:style-name="T150">Christ</text:span></text:span><text:span text:style-name="T150">i michi ut et ceteris debita</text:span><text:span text:style-name="amh_5f_dev_5f_abbr"><text:span text:style-name="T150">m</text:span></text:span><text:span text:style-name="T150">, uisitare diu adhuc q</text:span><text:span text:style-name="amh_5f_dev_5f_abbr"><text:span text:style-name="T150">ue</text:span></text:span><text:span text:style-name="T150"> puer optaui ut uide</text:span><text:span text:style-name="amh_5f_dev_5f_abbr"><text:span text:style-name="T150">re</text:span></text:span><text:span text:style-name="T150">nt testes oculi </text:span><text:span text:style-name="T151">q</text:span><text:span text:style-name="amh_5f_dev_5f_abbr"><text:span text:style-name="T151">uo</text:span></text:span><text:span text:style-name="T151">d sepius flagrans sermo </text:span><text:span text:style-name="T152">dedit auri, </text:span><text:span text:style-name="amh_5f_dev_5f_abbr"><text:span text:style-name="T152">et</text:span></text:span><text:span text:style-name="T152"> ut cu</text:span><text:span text:style-name="amh_5f_dev_5f_abbr"><text:span text:style-name="T152">m</text:span></text:span><text:span text:style-name="T152"> </text:span><text:span text:style-name="amh_5f_dev_5f_abbr"><text:span text:style-name="T152">pro</text:span></text:span><text:span text:style-name="T152">ph</text:span><text:span text:style-name="amh_5f_dev_5f_abbr"><text:span text:style-name="T152">et</text:span></text:span><text:span text:style-name="T152">a uerb</text:span><text:span text:style-name="T153">a</text:span><text:span text:style-name="T152">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52">p</text:span><text:span text:style-name="amh_5f_dev_5f_abbr"><text:span text:style-name="T152">r</text:span></text:span><text:span text:style-name="T152">a</text:span><text:span text:style-name="amh_5f_dev_5f_abbr"><text:span text:style-name="T152">e</text:span></text:span><text:span text:style-name="T152">legata</text:span><office:annotation-end office:name="__Annotation__92788_3194605602"/><text:span text:style-name="T152"> possem tandem </text:span><text:span text:style-name="T154">exclamare </text:span><text:span text:style-name="T155">uotiue </text:span><text:span text:style-name="T156">et co</text:span><text:span text:style-name="amh_5f_dev_5f_abbr"><text:span text:style-name="T156">n</text:span></text:span><text:span text:style-name="T156">fidenter</text:span><text:span text:style-name="T157"> </text:span><text:span text:style-name="T156">: </text:span><text:span text:style-name="T157">Sic</text:span><text:span text:style-name="amh_5f_dev_5f_abbr"><text:span text:style-name="T157">ut</text:span></text:span><text:span text:style-name="T157"> audiuim</text:span><text:span text:style-name="amh_5f_dev_5f_abbr"><text:span text:style-name="T157">us</text:span></text:span><text:span text:style-name="T157"> sic uidem</text:span><text:span text:style-name="amh_5f_dev_5f_abbr"><text:span text:style-name="T157">us</text:span></text:span><text:span text:style-name="T157"> </text:span><text:span text:style-name="amh_5f_dev_5f_abbr"><text:span text:style-name="T157">et</text:span></text:span><text:span text:style-name="T157"> c</text:span><text:span text:style-name="amh_5f_dev_5f_abbr"><text:span text:style-name="T157">eter</text:span></text:span><text:span text:style-name="T157">a.</text:span></text:h>
      <text:h text:style-name="P9" text:outline-level="1">Ea <text:span text:style-name="amh_5f_dev_5f_abbr">i</text:span>g<text:span text:style-name="amh_5f_dev_5f_abbr">itur</text:span> <text:span text:style-name="T158">q</text:span><text:span text:style-name="amh_5f_dev_5f_abbr"><text:span text:style-name="T158">ue</text:span></text:span><text:span text:style-name="T158"> uidim</text:span><text:span text:style-name="amh_5f_dev_5f_abbr"><text:span text:style-name="T158">us</text:span></text:span><text:span text:style-name="T158"> ac locoru</text:span><text:span text:style-name="amh_5f_dev_5f_abbr"><text:span text:style-name="T158">m</text:span></text:span><text:span text:style-name="T158"> ordine</text:span><text:span text:style-name="amh_5f_dev_5f_abbr"><text:span text:style-name="T158">m</text:span></text:span><text:span text:style-name="T158"> </text:span><text:span text:style-name="T159">que</text:span><text:span text:style-name="amh_5f_dev_5f_abbr"><text:span text:style-name="T159">m</text:span></text:span><text:span text:style-name="T159"> </text:span><text:span text:style-name="T160">michi </text:span><text:span text:style-name="T161">casus </text:span><text:span text:style-name="amh_5f_dev_5f_abbr"><text:span text:style-name="T162">per</text:span></text:span><text:span text:style-name="T162">egrinat</text:span><text:span text:style-name="amh_5f_dev_5f_abbr"><text:span text:style-name="T162">i</text:span></text:span><text:span text:style-name="T162">o</text:span><text:span text:style-name="amh_5f_dev_5f_abbr"><text:span text:style-name="T162">n</text:span></text:span><text:span text:style-name="T162">is </text:span><text:span text:style-name="T163">mee obtulit, </text:span><text:span text:style-name="T164">diuina </text:span><text:span text:style-name="T165">si dederit </text:span><text:span text:style-name="T166">cleme</text:span><text:span text:style-name="amh_5f_dev_5f_abbr"><text:span text:style-name="T166">n</text:span></text:span><text:span text:style-name="T166">tia, uob</text:span><text:span text:style-name="amh_5f_dev_5f_abbr"><text:span text:style-name="T166">is</text:span></text:span><text:span text:style-name="T166"> p</text:span><text:span text:style-name="amh_5f_dev_5f_abbr"><text:span text:style-name="T166">ate</text:span></text:span><text:span text:style-name="T166">r ac reue</text:span><text:span text:style-name="amh_5f_dev_5f_abbr"><text:span text:style-name="T166">re</text:span></text:span><text:span text:style-name="T166">ndissime D</text:span><text:span text:style-name="amh_5f_dev_5f_abbr"><text:span text:style-name="T166">omi</text:span></text:span><text:span text:style-name="T166">ne </text:span><text:span text:style-name="T167">fidel</text:span><text:span text:style-name="amh_5f_dev_5f_abbr"><text:span text:style-name="T167">ite</text:span></text:span><text:span text:style-name="T167">r </text:span><text:span text:style-name="T168">expona</text:span><text:span text:style-name="amh_5f_dev_5f_abbr"><text:span text:style-name="T168">m</text:span></text:span><text:span text:style-name="T168">, </text:span><text:span text:style-name="T169">ut a me uestra </text:span><text:span text:style-name="T170">p</text:span><text:span text:style-name="amh_5f_dev_5f_abbr"><text:span text:style-name="T170">re</text:span></text:span><text:span text:style-name="T170">clara ad Deu</text:span><text:span text:style-name="amh_5f_dev_5f_abbr"><text:span text:style-name="T170">m</text:span></text:span><text:span text:style-name="T170"> </text:span><text:span text:style-name="T171">et ad terra</text:span><text:span text:style-name="amh_5f_dev_5f_abbr"><text:span text:style-name="T171">m</text:span></text:span><text:span text:style-name="T171"> ip</text:span><text:span text:style-name="amh_5f_dev_5f_abbr"><text:span text:style-name="T171">s</text:span></text:span><text:span text:style-name="T171">i</text:span><text:span text:style-name="amh_5f_dev_5f_abbr"><text:span text:style-name="T171">us</text:span></text:span><text:span text:style-name="T171"> </text:span><text:span text:style-name="T172">deuotio req</text:span><text:span text:style-name="amh_5f_dev_5f_abbr"><text:span text:style-name="T172">u</text:span></text:span><text:span text:style-name="T172">isiuit, si</text:span><text:span text:style-name="amh_5f_dev_5f_abbr"><text:span text:style-name="T172">n</text:span></text:span><text:span text:style-name="T172">gulaq</text:span><text:span text:style-name="amh_5f_dev_5f_abbr"><text:span text:style-name="T172">ue</text:span></text:span><text:span text:style-name="T172"> </text:span><text:span text:style-name="amh_5f_dev_5f_abbr"><text:span text:style-name="T172">pro</text:span></text:span><text:span text:style-name="T172">currens potissimu</text:span><text:span text:style-name="amh_5f_dev_5f_abbr"><text:span text:style-name="T172">m</text:span></text:span><text:span text:style-name="T172"> in hiis q</text:span><text:span text:style-name="amh_5f_dev_5f_abbr"><text:span text:style-name="T172">ue</text:span></text:span><text:span text:style-name="T172"> </text:span><text:span text:style-name="amh_5f_dev_5f_abbr"><text:span text:style-name="T172">per</text:span></text:span><text:span text:style-name="T172">egrinat</text:span><text:span text:style-name="amh_5f_dev_5f_abbr"><text:span text:style-name="T172">i</text:span></text:span><text:span text:style-name="T172">o</text:span><text:span text:style-name="amh_5f_dev_5f_abbr"><text:span text:style-name="T172">n</text:span></text:span><text:span text:style-name="T172">is ac deuot</text:span><text:span text:style-name="amh_5f_dev_5f_abbr"><text:span text:style-name="T172">i</text:span></text:span><text:span text:style-name="T172">o</text:span><text:span text:style-name="amh_5f_dev_5f_abbr"><text:span text:style-name="T172">n</text:span></text:span><text:span text:style-name="T172">is su</text:span><text:span text:style-name="amh_5f_dev_5f_abbr"><text:span text:style-name="T172">n</text:span></text:span><text:span text:style-name="T172">t reb</text:span><text:span text:style-name="amh_5f_dev_5f_abbr"><text:span text:style-name="T172">us</text:span></text:span><text:span text:style-name="T172"> uersabor.</text:span></text:h>
      <text:h text:style-name="P10" text:outline-level="1"><text:bookmark-start text:name="de-itinere-uersus-siriam-cuius-terra-sancta-est-pars."/><text:span text:style-name="T173">De </text:span><text:span text:style-name="amh_5f_ancre_5f_glossaire">Iter</text:span><text:span text:style-name="T173">itinere u</text:span><text:span text:style-name="amh_5f_dev_5f_abbr"><text:span text:style-name="T173">er</text:span></text:span><text:span text:style-name="T173">sus </text:span><text:span text:style-name="amh_5f_ancre_5f_index_5f_locorum"><text:span text:style-name="T173">Siria</text:span></text:span><text:span text:style-name="T173">Siriam cui</text:span><text:span text:style-name="amh_5f_dev_5f_abbr"><text:span text:style-name="T173">us</text:span></text:span><text:span text:style-name="T173"> </text:span><text:span text:style-name="amh_5f_ancre_5f_glossaire">Terra</text:span><text:span text:style-name="T173">t</text:span><text:span text:style-name="amh_5f_dev_5f_abbr"><text:span text:style-name="T173">er</text:span></text:span><text:span text:style-name="T173">ra </text:span><text:span text:style-name="amh_5f_ancre_5f_glossaire">Sanctus</text:span><text:span text:style-name="T173">sancta est </text:span><text:span text:style-name="amh_5f_ancre_5f_glossaire">Pars</text:span><text:span text:style-name="T173">pars.</text:span><text:bookmark-end text:name="de-itinere-uersus-siriam-cuius-terra-sancta-est-pars."/></text:h>
      <text:h text:style-name="amh_5f_premier_5f_paragraphe" text:outline-level="1">E<text:span text:style-name="amh_5f_ancre_5f_glossaire">gredior</text:span><text:span text:style-name="T173">gressus </text:span><text:span text:style-name="T174">ego</text:span><text:span text:style-name="T174"><text:note text:id="ftn8" text:note-class="footnote"><text:note-citation>8</text:note-citation><text:note-body><text:p text:style-name="amh_5f_note_5f_apparat"><text:span text:style-name="amh_5f_apparat_5f_lemme">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73"> de </text:span><text:span text:style-name="amh_5f_ancre_5f_index_5f_locorum"><text:span text:style-name="T173">Alemannia</text:span></text:span><text:span text:style-name="T173">Alema</text:span><text:span text:style-name="amh_5f_dev_5f_abbr"><text:span text:style-name="T173">n</text:span></text:span><text:span text:style-name="T173">nia, </text:span><text:span text:style-name="amh_5f_ancre_5f_glossaire">Terra</text:span><text:span text:style-name="T173">t</text:span><text:span text:style-name="amh_5f_dev_5f_abbr"><text:span text:style-name="T173">er</text:span></text:span><text:span text:style-name="T173">ra </text:span><text:span text:style-name="amh_5f_ancre_5f_glossaire">Natiuitas</text:span><text:span text:style-name="T173">nati</text:span><text:span text:style-name="amh_5f_dev_5f_abbr"><text:span text:style-name="T173">ui</text:span></text:span><text:span text:style-name="T173">tatis mee, et </text:span><text:span text:style-name="amh_5f_ancre_5f_index_5f_locorum"><text:span text:style-name="T173">Lombardia</text:span></text:span><text:span text:style-name="T173">L</text:span><text:span text:style-name="T175">o</text:span><text:span text:style-name="amh_5f_dev_5f_abbr"><text:span text:style-name="T173">m</text:span></text:span><text:span text:style-name="T173">bardia</text:span><text:span text:style-name="amh_5f_dev_5f_abbr"><text:span text:style-name="T173">m</text:span></text:span><text:span text:style-name="T173"> </text:span><text:span text:style-name="amh_5f_ancre_5f_glossaire">Transeo</text:span><text:span text:style-name="T173">t</text:span><text:span text:style-name="amh_5f_dev_5f_abbr"><text:span text:style-name="T173">ra</text:span></text:span><text:span text:style-name="T173">nsiens</text:span><text:span text:style-name="T173"><text:note text:id="ftn9" text:note-class="footnote"><text:note-citation>9</text:note-citation><text:note-body><text:p text:style-name="amh_5f_note_5f_apparat"><text:span text:style-name="amh_5f_apparat_5f_lemme">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76">,</text:span><text:span text:style-name="T173"> ad </text:span><text:span text:style-name="amh_5f_ancre_5f_glossaire">Littus</text:span><text:span text:style-name="T173">litt</text:span><text:span text:style-name="amh_5f_dev_5f_abbr"><text:span text:style-name="T173">us</text:span></text:span><text:span text:style-name="T173">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i </text:span><text:span text:style-name="amh_5f_ancre_5f_glossaire">Mare</text:span><text:span text:style-name="T173">maris, </text:span><text:span text:style-name="amh_5f_dev_5f_abbr"><text:span text:style-name="T173">pro</text:span></text:span><text:span text:style-name="T173">pe </text:span><text:span text:style-name="amh_5f_ancre_5f_glossaire">Ciuitas</text:span><text:span text:style-name="T173">ciuitat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index_5f_locorum"><text:span text:style-name="T173">Naulum</text:span></text:span><text:span text:style-name="T173">Naulu</text:span><text:span text:style-name="amh_5f_dev_5f_abbr"><text:span text:style-name="T173">m</text:span></text:span><text:span text:style-name="T173"> </text:span><text:span text:style-name="amh_5f_ancre_5f_glossaire">dico</text:span><text:span text:style-name="T173">d</text:span><text:span text:style-name="amh_5f_dev_5f_abbr"><text:span text:style-name="T173">icitu</text:span></text:span><text:span text:style-name="T173">r, in </text:span><text:span text:style-name="amh_5f_ancre_5f_glossaire">Ripa</text:span><text:span text:style-name="T173">ripis </text:span><text:span text:style-name="amh_5f_ancre_5f_index_5f_locorum"><text:span text:style-name="T173">Ianua</text:span></text:span><text:span text:style-name="T173">Ian</text:span><text:span text:style-name="amh_5f_corr_5f_ed"><text:span text:style-name="T178">u</text:span></text:span><text:span text:style-name="T173">e </text:span><text:span text:style-name="amh_5f_ancre_5f_glossaire">Si</text:span><text:span text:style-name="amh_5f_ancre_5f_glossaire"><text:span text:style-name="T179">no</text:span></text:span><text:span text:style-name="T173">sita</text:span><text:span text:style-name="amh_5f_dev_5f_abbr"><text:span text:style-name="T173">m</text:span></text:span><text:span text:style-name="T173"><text:note text:id="ftn10" text:note-class="footnote"><text:note-citation>10</text:note-citation><text:note-body><text:p text:style-name="amh_5f_note_5f_apparat"><text:span text:style-name="amh_5f_apparat_5f_lemme">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80"> </text:span><text:span text:style-name="amh_5f_apparat_5f_commentaire"><text:span text:style-name="T181">(lectio </text:span></text:span><text:span text:style-name="amh_5f_apparat_5f_commentaire"><text:span text:style-name="T182">corrupt</text:span></text:span><text:span text:style-name="amh_5f_apparat_5f_commentaire"><text:span text:style-name="T181">a)</text:span></text:span><text:span text:style-name="T180"> </text:span>| <text:span text:style-name="amh_5f_apparat_5f_variante">in ripariis Ianue situatam</text:span> <text:span text:style-name="amh_5f_apparat_5f_témoin">Deluz</text:span></text:p></text:note-body></text:note></text:span><text:span text:style-name="T173"> </text:span><text:span text:style-name="amh_5f_ancre_5f_glossaire">Prospere</text:span><text:span text:style-name="amh_5f_dev_5f_abbr"><text:span text:style-name="T173">pro</text:span></text:span><text:span text:style-name="T173">spere q</text:span><text:span text:style-name="amh_5f_dev_5f_abbr"><text:span text:style-name="T173">ua</text:span></text:span><text:span text:style-name="T173">mu</text:span><text:span text:style-name="amh_5f_dev_5f_abbr"><text:span text:style-name="T173">is</text:span></text:span><text:span text:style-name="T173"> </text:span><text:span text:style-name="amh_5f_ancre_5f_glossaire">Peruenio</text:span><text:span text:style-name="amh_5f_dev_5f_abbr"><text:span text:style-name="T173">per</text:span></text:span><text:span text:style-name="T173">ueni</text:span><text:span text:style-name="T176">,</text:span><text:span text:style-name="T173"> et ubi </text:span><text:span text:style-name="amh_5f_ancre_5f_glossaire">Galea</text:span><text:span text:style-name="T173">galea</text:span><text:span text:style-name="amh_5f_dev_5f_abbr"><text:span text:style-name="T173">m</text:span></text:span><text:span text:style-name="amh_5f_dev_5f_abbr"><text:span text:style-name="T173"><text:note text:id="ftn11" text:note-class="footnote"><text:note-citation>11</text:note-citation><text:note-body><text:p text:style-name="amh_5f_note_5f_apparat"><text:span text:style-name="amh_5f_apparat_5f_lemme">galeam</text:span> <text:span text:style-name="amh_5f_apparat_5f_témoin">Li Wo Deluz</text:span> : <text:span text:style-name="amh_5f_apparat_5f_variante">galeiam</text:span> <text:span text:style-name="amh_5f_apparat_5f_témoin">U</text:span></text:p></text:note-body></text:note></text:span></text:span><text:span text:style-name="T173"> </text:span><text:span text:style-name="amh_5f_ancre_5f_glossaire">Bene</text:span><text:span text:style-name="T173">b</text:span><text:span text:style-name="amh_5f_dev_5f_abbr"><text:span text:style-name="T173">e</text:span></text:span><text:span text:style-name="T173">n</text:span><text:span text:style-name="amh_5f_dev_5f_abbr"><text:span text:style-name="T173">e</text:span></text:span><text:span text:style-name="T173"> </text:span><text:span text:style-name="amh_5f_ancre_5f_glossaire">Armo</text:span><text:span text:style-name="T173">armata</text:span><text:span text:style-name="amh_5f_dev_5f_abbr"><text:span text:style-name="T173">m</text:span></text:span><text:span text:style-name="T173"> et ad </text:span><text:span text:style-name="amh_5f_ancre_5f_glossaire">Omnis</text:span><text:span text:style-name="T173">o</text:span><text:span text:style-name="amh_5f_dev_5f_abbr"><text:span text:style-name="T173">mn</text:span></text:span><text:span text:style-name="T173">ia </text:span><text:span text:style-name="amh_5f_ancre_5f_glossaire">Munio</text:span><text:span text:style-name="T173">munit</text:span><text:span text:style-name="T183">a</text:span><text:span text:style-name="T183"><text:note text:id="ftn12" text:note-class="footnote"><text:note-citation>12</text:note-citation><text:note-body><text:p text:style-name="amh_5f_note_5f_apparat"><text:span text:style-name="amh_5f_apparat_5f_lemme">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73"> </text:span><text:span text:style-name="amh_5f_ancre_5f_glossaire">Ascendo</text:span><text:span text:style-name="T173">asce</text:span><text:span text:style-name="amh_5f_dev_5f_abbr"><text:span text:style-name="T173">n</text:span></text:span><text:span text:style-name="T173">di, et, ad </text:span><text:span text:style-name="amh_5f_ancre_5f_glossaire">Prosequor</text:span><text:span text:style-name="amh_5f_dev_5f_abbr"><text:span text:style-name="T173">pro</text:span></text:span><text:span text:style-name="T173">seq</text:span><text:span text:style-name="amh_5f_dev_5f_abbr"><text:span text:style-name="T173">ue</text:span></text:span><text:span text:style-name="T173">ndu</text:span><text:span text:style-name="amh_5f_dev_5f_abbr"><text:span text:style-name="T173">m</text:span></text:span><text:span text:style-name="T173"> </text:span><text:span text:style-name="amh_5f_ancre_5f_glossaire">Iter</text:span><text:span text:style-name="T173">iter </text:span><text:span text:style-name="amh_5f_ancre_5f_glossaire">Ultramarinus</text:span><text:span text:style-name="T173">ultramarinum</text:span><text:span text:style-name="T173"><text:note text:id="ftn13" text:note-class="footnote"><text:note-citation>13</text:note-citation><text:note-body><text:p text:style-name="amh_5f_note_5f_apparat"><text:span text:style-name="amh_5f_apparat_5f_lemme">ad prosequendum iter ultramarinum</text:span> <text:span text:style-name="amh_5f_apparat_5f_témoin">Li Wo Deluz</text:span> : <text:span text:style-name="amh_5f_apparat_5f_variante">ad iter ultramarinum</text:span><text:span text:style-name="T184"> </text:span><text:span text:style-name="amh_5f_apparat_5f_témoin">U</text:span><text:span text:style-name="T184"> </text:span><text:span text:style-name="amh_5f_apparat_5f_paleo"><text:span text:style-name="T184">(</text:span></text:span><text:span text:style-name="amh_5f_apparat_5f_paleo">prosequendum ultra</text:span><text:span text:style-name="amh_5f_apparat_5f_paleo"><text:span text:style-name="T184"> script. et ras., deinde </text:span></text:span><text:span text:style-name="amh_5f_apparat_5f_paleo">iter ultramarinum</text:span><text:span text:style-name="amh_5f_apparat_5f_paleo"><text:span text:style-name="T184"> script.)</text:span></text:span></text:p></text:note-body></text:note></text:span><text:span text:style-name="T173">, </text:span><text:span text:style-name="amh_5f_ancre_5f_glossaire">Nauta</text:span><text:span text:style-name="T173">naute </text:span><text:span text:style-name="amh_5f_ancre_5f_glossaire">Remus</text:span><text:span text:style-name="T173">remis </text:span><text:span text:style-name="T185">et</text:span><text:span text:style-name="T173"> </text:span><text:span text:style-name="amh_5f_ancre_5f_glossaire">Velum</text:span><text:span text:style-name="T173">uelo </text:span><text:span text:style-name="amh_5f_ancre_5f_glossaire">Puppis</text:span><text:span text:style-name="T173">puppi</text:span><text:span text:style-name="T173"><text:note text:id="ftn14" text:note-class="footnote"><text:note-citation>14</text:note-citation><text:note-body><text:p text:style-name="amh_5f_note_5f_apparat"><text:span text:style-name="amh_5f_apparat_5f_lemme">et uelo puppi</text:span> <text:span text:style-name="amh_5f_apparat_5f_correction">corr. ed.</text:span> : <text:span text:style-name="amh_5f_apparat_5f_lemme">uelo puppi</text:span><text:span text:style-name="T186"> </text:span><text:span text:style-name="amh_5f_apparat_5f_témoin">Li</text:span><text:span text:style-name="T186"> |</text:span> <text:span text:style-name="amh_5f_apparat_5f_variante">ac uelo sollicite</text:span><text:span text:style-name="T186"> </text:span><text:span text:style-name="amh_5f_apparat_5f_témoin">U</text:span><text:span text:style-name="T186"> |</text:span> <text:span text:style-name="amh_5f_apparat_5f_variante">et uolo solliciti</text:span> <text:span text:style-name="amh_5f_apparat_5f_témoin">Wo</text:span> <text:span text:style-name="amh_5f_apparat_5f_commentaire"><text:span text:style-name="T181">(lectio </text:span></text:span><text:span text:style-name="amh_5f_apparat_5f_commentaire"><text:span text:style-name="T182">corrupt</text:span></text:span><text:span text:style-name="amh_5f_apparat_5f_commentaire"><text:span text:style-name="T181">a)</text:span></text:span> | <text:span text:style-name="amh_5f_apparat_5f_variante">et uelo solliciti</text:span> <text:span text:style-name="amh_5f_apparat_5f_témoin">Deluz</text:span></text:p></text:note-body></text:note></text:span><text:span text:style-name="T173"> </text:span><text:span text:style-name="amh_5f_ancre_5f_glossaire">Insisto</text:span><text:span text:style-name="T173">i</text:span><text:span text:style-name="amh_5f_dev_5f_abbr"><text:span text:style-name="T173">n</text:span></text:span><text:span text:style-name="T173">sistebant.</text:span></text:h>
      <text:p text:style-name="P11"><text:span text:style-name="amh_5f_ancre_5f_glossaire">Dico</text:span><text:span text:style-name="T173">Dicitur aut</text:span><text:span text:style-name="amh_5f_dev_5f_abbr"><text:span text:style-name="T173">em</text:span></text:span><text:span text:style-name="amh_5f_dev_5f_abbr"><text:span text:style-name="T173"><text:note text:id="ftn15" text:note-class="footnote"><text:note-citation>15</text:note-citation><text:note-body><text:p text:style-name="amh_5f_note_5f_apparat"><text:span text:style-name="amh_5f_apparat_5f_lemme">autem</text:span> <text:span text:style-name="amh_5f_apparat_5f_témoin">Li</text:span> : <text:span text:style-name="amh_5f_apparat_5f_omission">om.</text:span> <text:span text:style-name="amh_5f_apparat_5f_témoin">U Wo Deluz</text:span></text:p></text:note-body></text:note></text:span></text:span><text:span text:style-name="T173"> hoc </text:span><text:span text:style-name="amh_5f_ancre_5f_glossaire">Mare</text:span><text:span text:style-name="T173">mare </text:span><text:span text:style-name="amh_5f_ancre_5f_index_5f_locorum"><text:span text:style-name="T173">Mediterraneum</text:span></text:span><text:span text:style-name="T173">Medit</text:span><text:span text:style-name="amh_5f_dev_5f_abbr"><text:span text:style-name="T173">er</text:span></text:span><text:span text:style-name="T173">raneu</text:span><text:span text:style-name="amh_5f_dev_5f_abbr"><text:span text:style-name="T173">m</text:span></text:span><text:span text:style-name="T173"> q</text:span><text:span text:style-name="amh_5f_dev_5f_abbr"><text:span text:style-name="T173">u</text:span></text:span><text:span text:style-name="T173">ia </text:span><text:span text:style-name="amh_5f_ancre_5f_glossaire">Principalis</text:span><text:span text:style-name="T173">p</text:span><text:span text:style-name="amh_5f_dev_5f_abbr"><text:span text:style-name="T173">r</text:span></text:span><text:span text:style-name="T173">incipalib</text:span><text:span text:style-name="amh_5f_dev_5f_abbr"><text:span text:style-name="T173">us</text:span></text:span><text:span text:style-name="T173"> </text:span><text:span text:style-name="amh_5f_ancre_5f_glossaire">Mundus</text:span><text:span text:style-name="T173">mu</text:span><text:span text:style-name="amh_5f_dev_5f_abbr"><text:span text:style-name="T173">n</text:span></text:span><text:span text:style-name="T173">di </text:span><text:span text:style-name="amh_5f_ancre_5f_glossaire">Pars</text:span><text:span text:style-name="amh_5f_dev_5f_abbr"><text:span text:style-name="T173">par</text:span></text:span><text:span text:style-name="T173">tib</text:span><text:span text:style-name="amh_5f_dev_5f_abbr"><text:span text:style-name="T173">us</text:span></text:span><text:span text:style-name="amh_5f_dev_5f_abbr"><text:span text:style-name="T173"><text:note text:id="ftn16" text:note-class="footnote"><text:note-citation>16</text:note-citation><text:note-body><text:p text:style-name="amh_5f_note_5f_apparat"><text:span text:style-name="amh_5f_apparat_5f_lemme">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73">, </text:span><text:span text:style-name="amh_5f_ancre_5f_glossaire">Videlicet</text:span><text:span text:style-name="T173">uidel</text:span><text:span text:style-name="amh_5f_dev_5f_abbr"><text:span text:style-name="T173">icet</text:span></text:span><text:span text:style-name="amh_5f_dev_5f_abbr"><text:span text:style-name="T173"><text:note text:id="ftn17" text:note-class="footnote"><text:note-citation>17</text:note-citation><text:note-body><text:p text:style-name="amh_5f_note_5f_apparat"><text:span text:style-name="amh_5f_apparat_5f_lemme">uidelicet</text:span> <text:span text:style-name="amh_5f_apparat_5f_témoin">Li</text:span> : <text:span text:style-name="amh_5f_apparat_5f_variante">scilicet</text:span> <text:span text:style-name="amh_5f_apparat_5f_témoin">U Wo Deluz</text:span></text:p></text:note-body></text:note></text:span></text:span><text:span text:style-name="T173"> </text:span><text:span text:style-name="amh_5f_ancre_5f_index_5f_locorum"><text:span text:style-name="T173">Asia</text:span></text:span><text:span text:style-name="T173">Asie, </text:span><text:span text:style-name="amh_5f_ancre_5f_index_5f_locorum"><text:span text:style-name="T173">Europa</text:span></text:span><text:span text:style-name="T173">Europe et </text:span><text:span text:style-name="amh_5f_ancre_5f_index_5f_locorum"><text:span text:style-name="T173">Affrica</text:span></text:span><text:span text:style-name="T173">Affrice, </text:span><text:span text:style-name="amh_5f_ancre_5f_glossaire">Interiaceo</text:span><text:span text:style-name="T173">int</text:span><text:span text:style-name="amh_5f_dev_5f_abbr"><text:span text:style-name="T173">er</text:span></text:span><text:span text:style-name="T173">iacet, ip</text:span><text:span text:style-name="amh_5f_dev_5f_abbr"><text:span text:style-name="T173">s</text:span></text:span><text:span text:style-name="T173">as se </text:span><text:span text:style-name="amh_5f_dev_5f_abbr"><text:span text:style-name="T173">et</text:span></text:span><text:span text:style-name="T173"> suis </text:span><text:span text:style-name="amh_5f_ancre_5f_glossaire">Bracium</text:span><text:span text:style-name="T173">braciis </text:span><text:span text:style-name="amh_5f_ancre_5f_glossaire">Abinuicem</text:span><text:span text:style-name="T173">abi</text:span><text:span text:style-name="amh_5f_dev_5f_abbr"><text:span text:style-name="T173">n</text:span></text:span><text:span text:style-name="T173">uicem </text:span><text:span text:style-name="amh_5f_ancre_5f_glossaire">Distermino</text:span><text:span text:style-name="T187">dist</text:span><text:span text:style-name="amh_5f_dev_5f_abbr"><text:span text:style-name="T187">er</text:span></text:span><text:span text:style-name="T187">minans</text:span><text:span text:style-name="T187"><text:note text:id="ftn18" text:note-class="footnote"><text:note-citation>18</text:note-citation><text:note-body><text:p text:style-name="amh_5f_note_5f_apparat"><text:span text:style-name="amh_5f_apparat_5f_lemme">abinuicem disterminans</text:span> <text:span text:style-name="amh_5f_apparat_5f_témoin">Li</text:span> : <text:span text:style-name="amh_5f_apparat_5f_variante">abinuicem separans et distinguens</text:span> <text:span text:style-name="amh_5f_apparat_5f_témoin">U Wo</text:span> <text:span text:style-name="T188">| </text:span><text:span text:style-name="amh_5f_apparat_5f_variante">ad inuicem separans et distinguens</text:span><text:span text:style-name="T188"> </text:span><text:span text:style-name="amh_5f_apparat_5f_témoin">Deluz</text:span></text:p></text:note-body></text:note></text:span><text:span text:style-name="T176">.</text:span><text:span text:style-name="T173"> </text:span><text:span text:style-name="amh_5f_ancre_5f_glossaire">Habeo</text:span><text:span text:style-name="T176">H</text:span><text:span text:style-name="amh_5f_dev_5f_abbr"><text:span text:style-name="T173">abe</text:span></text:span><text:span text:style-name="T173">t eni</text:span><text:span text:style-name="amh_5f_dev_5f_abbr"><text:span text:style-name="T173">m</text:span></text:span><text:span text:style-name="T173"> a </text:span><text:span text:style-name="amh_5f_ancre_5f_glossaire">Septentrio</text:span><text:span text:style-name="T173">septe</text:span><text:span text:style-name="amh_5f_dev_5f_abbr"><text:span text:style-name="T173">n</text:span></text:span><text:span text:style-name="T173">trione </text:span><text:span text:style-name="amh_5f_dev_5f_abbr"><text:span text:style-name="T173">et</text:span></text:span><text:span text:style-name="T173"> </text:span><text:span text:style-name="amh_5f_ancre_5f_glossaire">Occidens</text:span><text:span text:style-name="T173">occide</text:span><text:span text:style-name="amh_5f_dev_5f_abbr"><text:span text:style-name="T173">n</text:span></text:span><text:span text:style-name="T173">te</text:span><text:span text:style-name="T173"><text:note text:id="ftn19" text:note-class="footnote"><text:note-citation>19</text:note-citation><text:note-body><text:p text:style-name="amh_5f_note_5f_apparat"><text:span text:style-name="amh_5f_apparat_5f_lemme">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73"> </text:span><text:span text:style-name="amh_5f_ancre_5f_index_5f_locorum"><text:span text:style-name="T173">Europa</text:span></text:span><text:span text:style-name="T173">Europa</text:span><text:span text:style-name="amh_5f_dev_5f_abbr"><text:span text:style-name="T173">m</text:span></text:span><text:span text:style-name="T173">, ad </text:span><text:span text:style-name="amh_5f_ancre_5f_glossaire">Oriens</text:span><text:span text:style-name="T173">oriente</text:span><text:span text:style-name="amh_5f_dev_5f_abbr"><text:span text:style-name="T173">m</text:span></text:span><text:span text:style-name="T173"> </text:span><text:span text:style-name="amh_5f_ancre_5f_index_5f_locorum"><text:span text:style-name="T173">Asia</text:span></text:span><text:span text:style-name="T173">Asiam et ad </text:span><text:span text:style-name="amh_5f_ancre_5f_glossaire">Austra</text:span><text:span text:style-name="T173">austra</text:span><text:span text:style-name="amh_5f_dev_5f_abbr"><text:span text:style-name="T173">m</text:span></text:span><text:span text:style-name="T173"> </text:span><text:span text:style-name="amh_5f_ancre_5f_index_5f_locorum"><text:span text:style-name="T173">Affrica</text:span></text:span><text:span text:style-name="T173">Affrica</text:span><text:span text:style-name="amh_5f_dev_5f_abbr"><text:span text:style-name="T173">m</text:span></text:span><text:span text:style-name="T173">, et uno q</text:span><text:span text:style-name="amh_5f_dev_5f_abbr"><text:span text:style-name="T173">u</text:span></text:span><text:span text:style-name="T173">idem </text:span><text:span text:style-name="amh_5f_ancre_5f_glossaire">Bracium</text:span><text:span text:style-name="T173">bracio q</text:span><text:span text:style-name="amh_5f_dev_5f_abbr"><text:span text:style-name="T173">u</text:span></text:span><text:span text:style-name="T173">o </text:span><text:span text:style-name="amh_5f_ancre_5f_glossaire">Attingo</text:span><text:span text:style-name="T173">atti</text:span><text:span text:style-name="amh_5f_dev_5f_abbr"><text:span text:style-name="T173">n</text:span></text:span><text:span text:style-name="T173">git </text:span><text:span text:style-name="amh_5f_ancre_5f_index_5f_locorum"><text:span text:style-name="T173">Hispania</text:span></text:span><text:span text:style-name="T173">Hispania</text:span><text:span text:style-name="amh_5f_dev_5f_abbr"><text:span text:style-name="T173">m,</text:span></text:span><text:span text:style-name="T173"> et </text:span><text:span text:style-name="amh_5f_ancre_5f_glossaire">Strictus</text:span><text:span text:style-name="T173">strictu</text:span><text:span text:style-name="amh_5f_dev_5f_abbr"><text:span text:style-name="T173">m</text:span></text:span><text:span text:style-name="T173"> q</text:span><text:span text:style-name="amh_5f_dev_5f_abbr"><text:span text:style-name="T173">uo</text:span></text:span><text:span text:style-name="T173">d q</text:span><text:span text:style-name="amh_5f_dev_5f_abbr"><text:span text:style-name="T173">u</text:span></text:span><text:span text:style-name="T173">idem de </text:span><text:span text:style-name="amh_5f_ancre_5f_index_5f_locorum"><text:span text:style-name="T173">Marroch</text:span></text:span><text:span text:style-name="T173">Marroch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Voco</text:span><text:span text:style-name="T173">uocat</text:span><text:span text:style-name="amh_5f_dev_5f_abbr"><text:span text:style-name="T173">ur</text:span></text:span><text:span text:style-name="amh_5f_dev_5f_abbr"><text:span text:style-name="T173"><text:note text:id="ftn20" text:note-class="footnote"><text:note-citation>20</text:note-citation><text:note-body><text:p text:style-name="amh_5f_note_5f_apparat"><text:span text:style-name="amh_5f_apparat_5f_lemme">et strictum quod quidem de Marroch uulgariter uocatur</text:span><text:span text:style-name="T189"> </text:span><text:span text:style-name="amh_5f_apparat_5f_témoin">Li</text:span><text:span text:style-name="T189"> : </text:span><text:span text:style-name="amh_5f_apparat_5f_variante">strictum de Maroch</text:span><text:span text:style-name="T189"> </text:span><text:span text:style-name="amh_5f_apparat_5f_témoin">U</text:span><text:span text:style-name="T189"> | </text:span><text:span text:style-name="amh_5f_apparat_5f_variante">et strictum de Marroch quod uulgariter dicitur</text:span><text:span text:style-name="T189"> </text:span><text:span text:style-name="amh_5f_apparat_5f_témoin">Wo</text:span><text:span text:style-name="T189"> </text:span><text:span text:style-name="T190">| </text:span><text:span text:style-name="amh_5f_apparat_5f_variante">et strictum de Maroch uulgariter dicitur</text:span><text:span text:style-name="T190"> </text:span><text:span text:style-name="amh_5f_apparat_5f_témoin">Deluz</text:span></text:p></text:note-body></text:note></text:span></text:span><text:span text:style-name="T173">, </text:span><text:span text:style-name="amh_5f_ancre_5f_glossaire">Continuo</text:span><text:span text:style-name="T173">continuatur hoc </text:span><text:span text:style-name="amh_5f_ancre_5f_glossaire">Mare</text:span><text:span text:style-name="T173">mare </text:span><text:span text:style-name="amh_5f_ancre_5f_index_5f_locorum"><text:span text:style-name="T173">Meditteraneum </text:span></text:span><text:span text:style-name="amh_5f_ancre_5f_index_5f_locorum"><text:span text:style-name="T177">(mare)</text:span></text:span><text:span text:style-name="T191">M</text:span><text:span text:style-name="T173">editerraneum cum </text:span><text:span text:style-name="amh_5f_ancre_5f_index_5f_locorum"><text:span text:style-name="T173">Occeanus</text:span></text:span><text:span text:style-name="T191">O</text:span><text:span text:style-name="T173">cceano </text:span><text:span text:style-name="amh_5f_ancre_5f_glossaire">Mare</text:span><text:span text:style-name="T173">mari </text:span><text:span text:style-name="amh_5f_ancre_5f_glossaire">Scilicet</text:span><text:span text:style-name="T173">scilicet </text:span><text:span text:style-name="amh_5f_ancre_5f_glossaire">Magnus</text:span><text:span text:style-name="T173">maximo quod </text:span><text:span text:style-name="amh_5f_ancre_5f_glossaire">Orbis</text:span><text:span text:style-name="T173">orbem </text:span><text:span text:style-name="amh_5f_ancre_5f_glossaire">Circumfluo</text:span><text:span text:style-name="T173">circumfluit</text:span><text:span text:style-name="T173"><text:note text:id="ftn21" text:note-class="footnote"><text:note-citation>21</text:note-citation><text:note-body><text:p text:style-name="amh_5f_note_5f_apparat"><text:span text:style-name="amh_5f_apparat_5f_lemme">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73">. Altero uero eius </text:span><text:span text:style-name="amh_5f_ancre_5f_glossaire">Bracium</text:span><text:span text:style-name="T173">brachio</text:span><text:span text:style-name="T192">,</text:span><text:span text:style-name="T173"> quod </text:span><text:span text:style-name="amh_5f_ancre_5f_index_5f_locorum"><text:span text:style-name="T173">Ellespontus</text:span></text:span><text:span text:style-name="T173">Ellespontus seu </text:span><text:span text:style-name="amh_5f_ancre_5f_glossaire">Bracium</text:span><text:span text:style-name="T173">brachium </text:span><text:span text:style-name="amh_5f_ancre_5f_index_5f_locorum"><text:span text:style-name="T173">Bracium sancti Georgii</text:span></text:span><text:span text:style-name="T173">sancti Georgii </text:span><text:span text:style-name="amh_5f_ancre_5f_glossaire">Dico</text:span><text:span text:style-name="T173">dicitur</text:span><text:span text:style-name="T173"><text:note text:id="ftn22" text:note-class="footnote"><text:note-citation>22</text:note-citation><text:note-body><text:p text:style-name="amh_5f_note_5f_apparat"><text:span text:style-name="amh_5f_apparat_5f_lemme">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73">, </text:span><text:span text:style-name="amh_5f_ancre_5f_glossaire">Continuo</text:span><text:span text:style-name="T173">continuatur cum </text:span><text:span text:style-name="amh_5f_ancre_5f_glossaire">Magnus</text:span><text:span text:style-name="T173">magno </text:span><text:span text:style-name="amh_5f_ancre_5f_glossaire">Mare</text:span><text:span text:style-name="T173">mari </text:span><text:span text:style-name="amh_5f_ancre_5f_index_5f_locorum"><text:span text:style-name="T173">Ponticum (mare)</text:span></text:span><text:span text:style-name="T173">Pontico</text:span><text:span text:style-name="T173"><text:note text:id="ftn23" text:note-class="footnote"><text:note-citation>23</text:note-citation><text:note-body><text:p text:style-name="amh_5f_note_5f_apparat"><text:span text:style-name="amh_5f_apparat_5f_lemme">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73">, quod quasi nullam </text:span><text:span text:style-name="amh_5f_ancre_5f_glossaire">Habeo</text:span><text:span text:style-name="T173">habet </text:span><text:span text:style-name="amh_5f_ancre_5f_glossaire">Insula</text:span><text:span text:style-name="T173">insulam unde et </text:span><text:span text:style-name="amh_5f_ancre_5f_glossaire">Mare</text:span><text:span text:style-name="T173">mare </text:span><text:span text:style-name="amh_5f_ancre_5f_index_5f_locorum"><text:span text:style-name="T173">Maius (mare)</text:span></text:span><text:span text:style-name="T173">Maius </text:span><text:span text:style-name="amh_5f_ancre_5f_glossaire">Communiter</text:span><text:span text:style-name="T173">communiter </text:span><text:span text:style-name="amh_5f_ancre_5f_glossaire">Voco</text:span><text:span text:style-name="T173">uocatur</text:span><text:span text:style-name="T173"><text:note text:id="ftn24" text:note-class="footnote"><text:note-citation>24</text:note-citation><text:note-body><text:p text:style-name="amh_5f_note_5f_apparat"><text:span text:style-name="amh_5f_apparat_5f_lemme">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73">.</text:span></text:p>
      <text:p text:style-name="P12"><text:span text:style-name="T173">In hoc </text:span><text:span text:style-name="amh_5f_dev_5f_abbr"><text:span text:style-name="T193">i</text:span></text:span><text:span text:style-name="T193">g</text:span><text:span text:style-name="amh_5f_dev_5f_abbr"><text:span text:style-name="T193">itu</text:span></text:span><text:span text:style-name="T193">r</text:span><text:span text:style-name="T193"><text:note text:id="ftn25" text:note-class="footnote"><text:note-citation>25</text:note-citation><text:note-body><text:p text:style-name="amh_5f_note_5f_apparat"><text:span text:style-name="amh_5f_apparat_5f_lemme">igitur</text:span> <text:span text:style-name="amh_5f_apparat_5f_témoin">Li</text:span> : <text:span text:style-name="amh_5f_apparat_5f_omission">om.</text:span><text:span text:style-name="T194"> </text:span><text:span text:style-name="amh_5f_apparat_5f_témoin">Wo Deluz</text:span><text:span text:style-name="T194"> | </text:span><text:span text:style-name="amh_5f_apparat_5f_variante">Et</text:span><text:span text:style-name="T194"> </text:span><text:span text:style-name="amh_5f_apparat_5f_témoin">U</text:span><text:span text:style-name="T194"> </text:span><text:span text:style-name="amh_5f_apparat_5f_commentaire"><text:span text:style-name="T194">(script. ante </text:span></text:span><text:span text:style-name="amh_5f_apparat_5f_commentaire">in hoc)</text:span></text:p></text:note-body></text:note></text:span><text:span text:style-name="T173"> </text:span><text:span text:style-name="amh_5f_ancre_5f_glossaire">Mare</text:span><text:span text:style-name="T173">mari </text:span><text:span text:style-name="amh_5f_ancre_5f_glossaire">Beatus</text:span><text:span text:style-name="T173">beat</text:span><text:span text:style-name="amh_5f_dev_5f_abbr"><text:span text:style-name="T173">us</text:span></text:span><text:span text:style-name="T173"> </text:span><text:span text:style-name="amh_5f_ancre_5f_index_5f_nominum"><text:span text:style-name="T173">Clemens</text:span></text:span><text:span text:style-name="T173">Clemens </text:span><text:span text:style-name="amh_5f_ancre_5f_glossaire">Papa</text:span><text:span text:style-name="T173">papa </text:span><text:span text:style-name="amh_5f_ancre_5f_glossaire">Submergo</text:span><text:span text:style-name="T173">sub</text:span><text:span text:style-name="T195">m</text:span><text:span text:style-name="amh_5f_dev_5f_abbr"><text:span text:style-name="T173">er</text:span></text:span><text:span text:style-name="T173">sus fuit</text:span><text:span text:style-name="T173"><text:note text:id="ftn26" text:note-class="footnote"><text:note-citation>26</text:note-citation><text:note-body><text:p text:style-name="amh_5f_note_5f_apparat"><text:span text:style-name="amh_5f_apparat_5f_lemme">submersus fuit</text:span> <text:span text:style-name="amh_5f_apparat_5f_témoin">Li U Wo</text:span> : <text:span text:style-name="amh_5f_apparat_5f_variante">submergitur</text:span><text:span text:style-name="T194"> </text:span><text:span text:style-name="amh_5f_apparat_5f_témoin">Deluz</text:span></text:p></text:note-body></text:note></text:span><text:span text:style-name="T173"> </text:span><text:span text:style-name="amh_5f_dev_5f_abbr"><text:span text:style-name="T173">pro</text:span></text:span><text:span text:style-name="T173">pe </text:span><text:span text:style-name="amh_5f_ancre_5f_index_5f_locorum"><text:span text:style-name="T173">Cersona</text:span></text:span><text:span text:style-name="T173">Cersonam</text:span><text:span text:style-name="T173"><text:note text:id="ftn27" text:note-class="footnote"><text:note-citation>27</text:note-citation><text:note-body><text:p text:style-name="amh_5f_note_5f_apparat"><text:span text:style-name="amh_5f_apparat_5f_lemme">Cersonam</text:span> <text:span text:style-name="amh_5f_apparat_5f_témoin">Li U Deluz</text:span> : <text:span text:style-name="amh_5f_apparat_5f_variante">Tersonam</text:span> <text:span text:style-name="amh_5f_apparat_5f_témoin">Wo</text:span></text:p></text:note-body></text:note></text:span><text:span text:style-name="T173">, et </text:span><text:span text:style-name="amh_5f_ancre_5f_glossaire">Habitaculum</text:span><text:span text:style-name="T173">h</text:span><text:span text:style-name="amh_5f_dev_5f_abbr"><text:span text:style-name="T173">ab</text:span></text:span><text:span text:style-name="T173">itaculu</text:span><text:span text:style-name="amh_5f_dev_5f_abbr"><text:span text:style-name="T173">m</text:span></text:span><text:span text:style-name="T173"> </text:span><text:span text:style-name="amh_5f_ancre_5f_glossaire">Martir</text:span><text:span text:style-name="T173">mart</text:span><text:span text:style-name="T196">i</text:span><text:span text:style-name="T173">ri in </text:span><text:span text:style-name="amh_5f_ancre_5f_glossaire">Modus</text:span><text:span text:style-name="T173">modu</text:span><text:span text:style-name="amh_5f_dev_5f_abbr"><text:span text:style-name="T173">m</text:span></text:span><text:span text:style-name="T173"> </text:span><text:span text:style-name="amh_5f_ancre_5f_glossaire">Templum</text:span><text:span text:style-name="T173">te</text:span><text:span text:style-name="amh_5f_dev_5f_abbr"><text:span text:style-name="T173">m</text:span></text:span><text:span text:style-name="T173">pli </text:span><text:span text:style-name="amh_5f_ancre_5f_glossaire">Marmoreus</text:span><text:span text:style-name="T173">marmorei </text:span><text:span text:style-name="amh_5f_ancre_5f_glossaire">Manus</text:span><text:span text:style-name="T173">manib</text:span><text:span text:style-name="amh_5f_dev_5f_abbr"><text:span text:style-name="T173">us</text:span></text:span><text:span text:style-name="T173"> </text:span><text:span text:style-name="amh_5f_ancre_5f_glossaire">Angelicus</text:span><text:span text:style-name="T173">a</text:span><text:span text:style-name="amh_5f_dev_5f_abbr"><text:span text:style-name="T173">n</text:span></text:span><text:span text:style-name="T173">gelicis</text:span><text:span text:style-name="T173"><text:note text:id="ftn28" text:note-class="footnote"><text:note-citation>28</text:note-citation><text:note-body><text:p text:style-name="amh_5f_note_5f_apparat"><text:span text:style-name="amh_5f_apparat_5f_lemme">manibus angelicis</text:span> <text:span text:style-name="amh_5f_apparat_5f_témoin">Li U Wo</text:span> : <text:span text:style-name="amh_5f_apparat_5f_variante">angelicis manibus</text:span><text:span text:style-name="T197"> </text:span><text:span text:style-name="amh_5f_apparat_5f_témoin">Deluz</text:span></text:p></text:note-body></text:note></text:span><text:span text:style-name="T173"> </text:span><text:span text:style-name="amh_5f_ancre_5f_glossaire">Construo</text:span><text:span text:style-name="T173">co</text:span><text:span text:style-name="amh_5f_dev_5f_abbr"><text:span text:style-name="T173">n</text:span></text:span><text:span text:style-name="T173">structu</text:span><text:span text:style-name="amh_5f_dev_5f_abbr"><text:span text:style-name="T173">m</text:span></text:span><text:span text:style-name="T173"> est</text:span><text:span text:style-name="T173"><text:note text:id="ftn29" text:note-class="footnote"><text:note-citation>29</text:note-citation><text:note-body><text:p text:style-name="amh_5f_note_5f_apparat"><text:span text:style-name="amh_5f_apparat_5f_lemme">constructum est</text:span> <text:span text:style-name="amh_5f_apparat_5f_témoin">Li</text:span> : <text:span text:style-name="amh_5f_apparat_5f_variante">preparatum est Deo iubente</text:span><text:span text:style-name="T198"> </text:span><text:span text:style-name="amh_5f_apparat_5f_témoin">U</text:span><text:span text:style-name="T198"> | </text:span><text:span text:style-name="amh_5f_apparat_5f_variante">preparatur</text:span><text:span text:style-name="T197"> </text:span><text:span text:style-name="amh_5f_apparat_5f_témoin">Wo Deluz</text:span></text:p></text:note-body></text:note></text:span><text:span text:style-name="T173">. </text:span><text:span text:style-name="amh_5f_lettre_5f_rubriquee"><text:span text:style-name="T173">E</text:span></text:span><text:span text:style-name="T199">st</text:span><text:span text:style-name="T173"> aliud </text:span><text:span text:style-name="amh_5f_ancre_5f_glossaire">Mare</text:span><text:span text:style-name="T173">mare uersus </text:span><text:span text:style-name="amh_5f_ancre_5f_glossaire">Oriens</text:span><text:span text:style-name="T173">oriente</text:span><text:span text:style-name="amh_5f_dev_5f_abbr"><text:span text:style-name="T173">m</text:span></text:span><text:span text:style-name="T173"> ultra </text:span><text:span text:style-name="amh_5f_ancre_5f_glossaire">Ciuitas</text:span><text:span text:style-name="T173">ciuitate</text:span><text:span text:style-name="amh_5f_dev_5f_abbr"><text:span text:style-name="T173">m</text:span></text:span><text:span text:style-name="T173"> </text:span><text:span text:style-name="amh_5f_ancre_5f_index_5f_locorum"><text:span text:style-name="T173">Sara</text:span></text:span><text:span text:style-name="T173">Sara, qua</text:span><text:span text:style-name="amh_5f_dev_5f_abbr"><text:span text:style-name="T173">m</text:span></text:span><text:span text:style-name="T173"> </text:span><text:span text:style-name="amh_5f_ancre_5f_glossaire">Teneo</text:span><text:span text:style-name="T173">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73">Guinama</text:span></text:span><text:span text:style-name="T173">Guinama</text:span><office:annotation-end office:name="__Annotation__15558_2972721066"/><text:span text:style-name="T173"><text:note text:id="ftn30" text:note-class="footnote"><text:note-citation>30</text:note-citation><text:note-body><text:p text:style-name="amh_5f_note_5f_apparat"><text:span text:style-name="amh_5f_apparat_5f_lemme">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73">, </text:span><text:span text:style-name="amh_5f_dev_5f_abbr"><text:span text:style-name="T173">et</text:span></text:span><text:span text:style-name="T173"> </text:span><text:span text:style-name="amh_5f_ancre_5f_glossaire">Dico</text:span><text:span text:style-name="T173">di</text:span><text:span text:style-name="amh_5f_dev_5f_abbr"><text:span text:style-name="T173">citur</text:span></text:span><text:span text:style-name="T173"> </text:span><text:span text:style-name="amh_5f_ancre_5f_glossaire">Mare</text:span><text:span text:style-name="T173">mare </text:span><text:span text:style-name="amh_5f_ancre_5f_index_5f_locorum"><text:span text:style-name="T173">Caspium</text:span></text:span><text:span text:style-name="amh_5f_ancre_5f_index_5f_locorum"><text:span text:style-name="T200">(mare)</text:span></text:span><text:span text:style-name="T173">Caspiu</text:span><text:span text:style-name="amh_5f_dev_5f_abbr"><text:span text:style-name="T173">m</text:span></text:span><text:span text:style-name="amh_5f_dev_5f_abbr"><text:span text:style-name="T173"><text:note text:id="ftn31" text:note-class="footnote"><text:note-citation>31</text:note-citation><text:note-body><text:p text:style-name="amh_5f_note_5f_apparat"><text:span text:style-name="amh_5f_apparat_5f_lemme">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73">, q</text:span><text:span text:style-name="amh_5f_dev_5f_abbr"><text:span text:style-name="T173">uo</text:span></text:span><text:span text:style-name="T173">d</text:span><text:span text:style-name="T173"><text:note text:id="ftn32" text:note-class="footnote"><text:note-citation>32</text:note-citation><text:note-body><text:p text:style-name="amh_5f_note_5f_apparat"><text:span text:style-name="amh_5f_apparat_5f_lemme">quod</text:span> <text:span text:style-name="amh_5f_apparat_5f_témoin">Li</text:span> : <text:span text:style-name="amh_5f_apparat_5f_lemme">hoc</text:span> <text:span text:style-name="amh_5f_apparat_5f_témoin">Wo</text:span></text:p></text:note-body></text:note></text:span><text:span text:style-name="T173"> nec </text:span><text:span text:style-name="amh_5f_ancre_5f_index_5f_locorum"><text:span text:style-name="T173">Occeanus</text:span></text:span><text:span text:style-name="T199">O</text:span><text:span text:style-name="T173">cceano, nec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o, nec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 </text:span><text:span text:style-name="amh_5f_ancre_5f_glossaire">Mare</text:span><text:span text:style-name="T173">mari aliquo </text:span><text:span text:style-name="amh_5f_ancre_5f_glossaire">Appareo</text:span><text:span text:style-name="T173">appare</text:span><text:span text:style-name="amh_5f_dev_5f_abbr"><text:span text:style-name="T173">n</text:span></text:span><text:span text:style-name="T173">ti </text:span><text:span text:style-name="amh_5f_ancre_5f_glossaire">Bracius</text:span><text:span text:style-name="T173">bracio </text:span><text:span text:style-name="amh_5f_ancre_5f_glossaire">Copulo</text:span><text:span text:style-name="T173">copulatur. </text:span><text:span text:style-name="amh_5f_ancre_5f_glossaire">Assero</text:span><text:span text:style-name="T173">Asseru</text:span><text:span text:style-name="amh_5f_dev_5f_abbr"><text:span text:style-name="T173">n</text:span></text:span><text:span text:style-name="T173">t t</text:span><text:span text:style-name="amh_5f_dev_5f_abbr"><text:span text:style-name="T173">ame</text:span></text:span><text:span text:style-name="T173">n aliqui q</text:span><text:span text:style-name="amh_5f_dev_5f_abbr"><text:span text:style-name="T173">u</text:span></text:span><text:span text:style-name="T173">ibusda</text:span><text:span text:style-name="amh_5f_dev_5f_abbr"><text:span text:style-name="T173">m</text:span></text:span><text:span text:style-name="T173"> </text:span><text:span text:style-name="amh_5f_ancre_5f_glossaire">Nitor</text:span><text:span text:style-name="T173">nixi </text:span><text:span text:style-name="amh_5f_ancre_5f_glossaire">Experientia</text:span><text:span text:style-name="T173">experie</text:span><text:span text:style-name="amh_5f_dev_5f_abbr"><text:span text:style-name="T173">n</text:span></text:span><text:span text:style-name="T173">tis</text:span><text:span text:style-name="T173"><text:note text:id="ftn33" text:note-class="footnote"><text:note-citation>33</text:note-citation><text:note-body><text:p text:style-name="amh_5f_note_5f_apparat"><text:span text:style-name="amh_5f_apparat_5f_lemme">Asserunt tamen aliqui quibusdam nixi experientis</text:span> <text:span text:style-name="amh_5f_apparat_5f_témoin">Li</text:span><text:span text:style-name="T201"> </text:span>: <text:span text:style-name="amh_5f_apparat_5f_variante">Asserunt tamen quidam</text:span> <text:span text:style-name="amh_5f_apparat_5f_témoin">Wo Deluz</text:span></text:p></text:note-body></text:note></text:span><text:span text:style-name="T173"> q</text:span><text:span text:style-name="amh_5f_dev_5f_abbr"><text:span text:style-name="T173">uod</text:span></text:span><text:span text:style-name="T173">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73">subterratu</text:span><text:span text:style-name="amh_5f_dev_5f_abbr"><text:span text:style-name="T173">m</text:span></text:span><office:annotation-end office:name="__Annotation__15559_2972721066"/><text:span text:style-name="T173"> </text:span><text:span text:style-name="amh_5f_ancre_5f_glossaire">Gurges</text:span><text:span text:style-name="T173">gurgite</text:span><text:span text:style-name="amh_5f_dev_5f_abbr"><text:span text:style-name="T173">m</text:span></text:span><text:span text:style-name="T173"><text:note text:id="ftn34" text:note-class="footnote"><text:note-citation>34</text:note-citation><text:note-body><text:p text:style-name="amh_5f_note_5f_apparat"><text:span text:style-name="amh_5f_apparat_5f_lemme">per subterratum gurgitem</text:span> <text:span text:style-name="amh_5f_apparat_5f_témoin">Li</text:span><text:span text:style-name="T201"> </text:span>: <text:span text:style-name="amh_5f_apparat_5f_variante">per gurgitem subterraneam</text:span> <text:span text:style-name="amh_5f_apparat_5f_témoin">Wo Deluz</text:span></text:p></text:note-body></text:note></text:span><text:span text:style-name="T173">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text:span><text:span text:style-name="T173"><text:note text:id="ftn35" text:note-class="footnote"><text:note-citation>35</text:note-citation><text:note-body><text:p text:style-name="amh_5f_note_5f_apparat"><text:span text:style-name="amh_5f_apparat_5f_lemme">Pontico</text:span> <text:span text:style-name="amh_5f_apparat_5f_témoin">Li</text:span> : <text:span text:style-name="amh_5f_apparat_5f_variante">mari Pontico</text:span> <text:span text:style-name="amh_5f_apparat_5f_témoin">Wo Deluz</text:span></text:p></text:note-body></text:note></text:span><text:span text:style-name="T173">, q</text:span><text:span text:style-name="amh_5f_dev_5f_abbr"><text:span text:style-name="T173">uo</text:span></text:span><text:span text:style-name="T173">d sibi </text:span><text:span text:style-name="amh_5f_ancre_5f_glossaire">Propinque</text:span><text:span text:style-name="amh_5f_dev_5f_abbr"><text:span text:style-name="T173">pro</text:span></text:span><text:span text:style-name="T173">pi</text:span><text:span text:style-name="amh_5f_dev_5f_abbr"><text:span text:style-name="T173">n</text:span></text:span><text:span text:style-name="T173">qui</text:span><text:span text:style-name="amh_5f_dev_5f_abbr"><text:span text:style-name="T173">us</text:span></text:span><text:span text:style-name="T173"><text:note text:id="ftn36" text:note-class="footnote"><text:note-citation>36</text:note-citation><text:note-body><text:p text:style-name="amh_5f_note_5f_apparat"><text:span text:style-name="amh_5f_apparat_5f_lemme">propinquius</text:span> <text:span text:style-name="amh_5f_apparat_5f_témoin">Li Deluz</text:span> : <text:span text:style-name="amh_5f_apparat_5f_variante">propinquus</text:span> <text:span text:style-name="amh_5f_apparat_5f_témoin">Wo</text:span></text:p></text:note-body></text:note></text:span><text:span text:style-name="T173"> est et </text:span><text:span text:style-name="amh_5f_dev_5f_abbr"><text:span text:style-name="T173">per</text:span></text:span><text:span text:style-name="T173"> </text:span><text:span text:style-name="amh_5f_ancre_5f_glossaire">Consequens</text:span><text:span text:style-name="amh_5f_dev_5f_abbr"><text:span text:style-name="T173">conseque</text:span></text:span><text:span text:style-name="T173">ns aliis </text:span><text:span text:style-name="amh_5f_ancre_5f_glossaire">Mare</text:span><text:span text:style-name="T173">marib</text:span><text:span text:style-name="amh_5f_dev_5f_abbr"><text:span text:style-name="T173">us</text:span></text:span><text:span text:style-name="T173"><text:note text:id="ftn37" text:note-class="footnote"><text:note-citation>37</text:note-citation><text:note-body><text:p text:style-name="amh_5f_note_5f_apparat"><text:span text:style-name="amh_5f_apparat_5f_lemme">aliis maribus</text:span> <text:span text:style-name="amh_5f_apparat_5f_témoin">Li</text:span> : <text:span text:style-name="amh_5f_apparat_5f_variante">ceteris maribus</text:span> <text:span text:style-name="amh_5f_apparat_5f_témoin">Wo Deluz</text:span></text:p></text:note-body></text:note></text:span><text:span text:style-name="T173"> </text:span><text:span text:style-name="amh_5f_ancre_5f_glossaire">Continuo</text:span><text:span text:style-name="T173">co</text:span><text:span text:style-name="amh_5f_dev_5f_abbr"><text:span text:style-name="T173">n</text:span></text:span><text:span text:style-name="T173">tinuat</text:span><text:span text:style-name="amh_5f_dev_5f_abbr"><text:span text:style-name="T173">ur</text:span></text:span><text:span text:style-name="T173"><text:note text:id="ftn38" text:note-class="footnote"><text:note-citation>38</text:note-citation><text:note-body><text:p text:style-name="amh_5f_note_5f_apparat"><text:span text:style-name="amh_5f_apparat_5f_lemme">est aliud mare uersus orientem… continuatur</text:span> <text:span text:style-name="amh_5f_apparat_5f_témoin">Li</text:span><text:span text:style-name="T201"> </text:span>: <text:span text:style-name="amh_5f_apparat_5f_omission">om</text:span>. <text:span text:style-name="amh_5f_apparat_5f_témoin">U</text:span><text:span text:style-name="T202"> </text:span><text:span text:style-name="T201">| </text:span><text:span text:style-name="amh_5f_apparat_5f_variante">continuetur</text:span><text:span text:style-name="T201"> </text:span><text:span text:style-name="amh_5f_apparat_5f_témoin">Wo Deluz</text:span></text:p></text:note-body></text:note></text:span><text:span text:style-name="T173">.</text:span></text:p>
      <text:p text:style-name="P13"><text:span text:style-name="T173">Hoc </text:span><text:span text:style-name="amh_5f_ancre_5f_glossaire">Bracium</text:span><text:span text:style-name="T173">braciu</text:span><text:span text:style-name="amh_5f_dev_5f_abbr"><text:span text:style-name="T173">m </text:span></text:span><text:span text:style-name="amh_5f_ancre_5f_index_5f_locorum"><text:span text:style-name="T173">Bracium sancti Georgii</text:span></text:span><text:span text:style-name="T173">s</text:span><text:span text:style-name="amh_5f_dev_5f_abbr"><text:span text:style-name="T173">an</text:span></text:span><text:span text:style-name="T173">cti Georgii, q</text:span><text:span text:style-name="amh_5f_dev_5f_abbr"><text:span text:style-name="T173">uo</text:span></text:span><text:span text:style-name="T173">d </text:span><text:span text:style-name="amh_5f_ancre_5f_glossaire">dico</text:span><text:span text:style-name="T173">diximus</text:span><text:span text:style-name="T173"><text:note text:id="ftn39" text:note-class="footnote"><text:note-citation>39</text:note-citation><text:note-body><text:p text:style-name="amh_5f_note_5f_apparat"><text:span text:style-name="amh_5f_apparat_5f_lemme">quod diximus</text:span> <text:span text:style-name="amh_5f_apparat_5f_témoin">Li</text:span> : <text:span text:style-name="amh_5f_apparat_5f_variante">de quo dixi</text:span> <text:span text:style-name="amh_5f_apparat_5f_témoin">Wo Deluz</text:span><text:span text:style-name="T203"> </text:span><text:span text:style-name="T204">| </text:span><text:span text:style-name="amh_5f_apparat_5f_omission">om.</text:span><text:span text:style-name="T204"> </text:span><text:span text:style-name="amh_5f_apparat_5f_témoin">U</text:span></text:p></text:note-body></text:note></text:span><text:span text:style-name="T173">, </text:span><text:span text:style-name="amh_5f_ancre_5f_glossaire">Diuido</text:span><text:span text:style-name="T173">diuidit </text:span><text:span text:style-name="amh_5f_ancre_5f_index_5f_locorum"><text:span text:style-name="T173">Europa</text:span></text:span><text:span text:style-name="T173">Europa</text:span><text:span text:style-name="amh_5f_dev_5f_abbr"><text:span text:style-name="T173">m</text:span></text:span><text:span text:style-name="T173"> </text:span><text:span text:style-name="amh_5f_dev_5f_abbr"><text:span text:style-name="T173">et</text:span></text:span><text:span text:style-name="T173"> </text:span><text:span text:style-name="amh_5f_ancre_5f_index_5f_locorum"><text:span text:style-name="T173">Asia minor</text:span></text:span><text:span text:style-name="T173">Asia</text:span><text:span text:style-name="amh_5f_dev_5f_abbr"><text:span text:style-name="T173">m</text:span></text:span><text:span text:style-name="T173"> minor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glossaire">Profecto</text:span><text:span text:style-name="amh_5f_dev_5f_abbr"><text:span text:style-name="T173">pro</text:span></text:span><text:span text:style-name="T173">fecto ut </text:span><text:span text:style-name="amh_5f_ancre_5f_glossaire">Cronica</text:span><text:span text:style-name="T205">cronice</text:span><text:span text:style-name="T173"> </text:span><text:span text:style-name="amh_5f_ancre_5f_glossaire">Sepe</text:span><text:span text:style-name="T173">sepe </text:span><text:span text:style-name="amh_5f_ancre_5f_glossaire">Tango</text:span><text:span text:style-name="T173">ta</text:span><text:span text:style-name="amh_5f_dev_5f_abbr"><text:span text:style-name="T173">n</text:span></text:span><text:span text:style-name="T173">gunt</text:span><text:span text:style-name="T173"><text:note text:id="ftn40" text:note-class="footnote"><text:note-citation>40</text:note-citation><text:note-body><text:p text:style-name="amh_5f_note_5f_apparat"><text:span text:style-name="amh_5f_apparat_5f_lemme">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73">, maioris Asie </text:span><text:span text:style-name="amh_5f_ancre_5f_glossaire">Prouincia</text:span><text:span text:style-name="amh_5f_dev_5f_abbr"><text:span text:style-name="T173">pro</text:span></text:span><text:span text:style-name="T173">uincia est. Hoc aut</text:span><text:span text:style-name="amh_5f_dev_5f_abbr"><text:span text:style-name="T173">em</text:span></text:span><text:span text:style-name="T173"> </text:span><text:span text:style-name="amh_5f_ancre_5f_index_5f_locorum"><text:span text:style-name="T173">Bracium sancti Georgii</text:span></text:span><text:span text:style-name="T173">braciu</text:span><text:span text:style-name="amh_5f_dev_5f_abbr"><text:span text:style-name="T173">m</text:span></text:span><text:span text:style-name="T173">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Bucca</text:span><text:span text:style-name="T173">bucca Co</text:span><text:span text:style-name="amh_5f_dev_5f_abbr"><text:span text:style-name="T173">n</text:span></text:span><text:span text:style-name="T173">stantinopolitana </text:span><text:span text:style-name="amh_5f_ancre_5f_glossaire">dico</text:span><text:span text:style-name="T173">di</text:span><text:span text:style-name="amh_5f_dev_5f_abbr"><text:span text:style-name="T173">citur</text:span></text:span><text:span text:style-name="T173">, eo q</text:span><text:span text:style-name="amh_5f_dev_5f_abbr"><text:span text:style-name="T173">uod</text:span></text:span><text:span text:style-name="T173"> su</text:span><text:span text:style-name="amh_5f_dev_5f_abbr"><text:span text:style-name="T173">per</text:span></text:span><text:span text:style-name="T173"> ipsu</text:span><text:span text:style-name="amh_5f_dev_5f_abbr"><text:span text:style-name="T173">m</text:span></text:span><text:span text:style-name="T173"> in </text:span><text:span text:style-name="amh_5f_ancre_5f_glossaire">Littus</text:span><text:span text:style-name="T173">littore </text:span><text:span text:style-name="amh_5f_ancre_5f_index_5f_locorum"><text:span text:style-name="T173">Europa</text:span></text:span><text:span text:style-name="T173">Europe egregia </text:span><text:span text:style-name="amh_5f_ancre_5f_glossaire">Metropolis</text:span><text:span text:style-name="T173">metropolis </text:span><text:span text:style-name="amh_5f_ancre_5f_index_5f_locorum"><text:span text:style-name="T173">Constantinopolis</text:span></text:span><text:span text:style-name="T173">Co</text:span><text:span text:style-name="amh_5f_dev_5f_abbr"><text:span text:style-name="T173">n</text:span></text:span><text:span text:style-name="T173">stantinopol</text:span><text:span text:style-name="amh_5f_dev_5f_abbr"><text:span text:style-name="T173">is</text:span></text:span><text:span text:style-name="T173"> </text:span><text:span text:style-name="amh_5f_ancre_5f_glossaire">Sino</text:span><text:span text:style-name="T173">sita est, q</text:span><text:span text:style-name="amh_5f_dev_5f_abbr"><text:span text:style-name="T173">ue</text:span></text:span><text:span text:style-name="T173"> et </text:span><text:span text:style-name="amh_5f_ancre_5f_glossaire">Nouus</text:span><text:span text:style-name="T173">noua </text:span><text:span text:style-name="amh_5f_ancre_5f_index_5f_locorum"><text:span text:style-name="T173">Roma</text:span></text:span><text:span text:style-name="T173">Roma </text:span><text:span text:style-name="amh_5f_ancre_5f_glossaire">dico</text:span><text:span text:style-name="T173">di</text:span><text:span text:style-name="amh_5f_dev_5f_abbr"><text:span text:style-name="T173">citur</text:span></text:span><text:span text:style-name="T173"><text:note text:id="ftn41" text:note-class="footnote"><text:note-citation>41</text:note-citation><text:note-body><text:p text:style-name="amh_5f_note_5f_apparat"><text:span text:style-name="amh_5f_apparat_5f_lemme">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206"> </text:span><text:span text:style-name="amh_5f_apparat_5f_témoin">Deluz</text:span></text:p></text:note-body></text:note></text:span><text:span text:style-name="T173">.</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73"> </text:span><office:annotation-end office:name="__Annotation__15557_2972721066"/><text:span text:style-name="T173">Hec </text:span><text:span text:style-name="amh_5f_ancre_5f_glossaire">Ciuitas</text:span><text:span text:style-name="T173">ciuitas </text:span><text:span text:style-name="amh_5f_ancre_5f_glossaire">Solempnis</text:span><text:span text:style-name="T173">sole</text:span><text:span text:style-name="amh_5f_dev_5f_abbr"><text:span text:style-name="T173">m</text:span></text:span><text:span text:style-name="T173">pnissima</text:span><text:span text:style-name="T173"><text:note text:id="ftn42" text:note-class="footnote"><text:note-citation>42</text:note-citation><text:note-body><text:p text:style-name="amh_5f_note_5f_apparat"><text:span text:style-name="amh_5f_apparat_5f_lemme">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73"> in </text:span><text:span text:style-name="amh_5f_ancre_5f_glossaire">Bonus</text:span><text:span text:style-name="T173">optimo </text:span><text:span text:style-name="amh_5f_ancre_5f_glossaire">Mundus</text:span><text:span text:style-name="T173">mu</text:span><text:span text:style-name="amh_5f_dev_5f_abbr"><text:span text:style-name="T173">n</text:span></text:span><text:span text:style-name="T173">di </text:span><text:span text:style-name="amh_5f_ancre_5f_glossaire">Locus</text:span><text:span text:style-name="T173">loco, ta</text:span><text:span text:style-name="amh_5f_dev_5f_abbr"><text:span text:style-name="T173">m</text:span></text:span><text:span text:style-name="T173"> </text:span><text:span text:style-name="amh_5f_ancre_5f_glossaire">Ratio</text:span><text:span text:style-name="T173">ra</text:span><text:span text:style-name="amh_5f_dev_5f_abbr"><text:span text:style-name="T173">tione</text:span></text:span><text:span text:style-name="T173"> </text:span><text:span text:style-name="amh_5f_ancre_5f_glossaire">Aer</text:span><text:span text:style-name="T173">aeris, </text:span><text:span text:style-name="amh_5f_ancre_5f_glossaire">Mare</text:span><text:span text:style-name="T173">maris, </text:span><text:span text:style-name="amh_5f_ancre_5f_glossaire">Terra</text:span><text:span text:style-name="T173">t</text:span><text:span text:style-name="amh_5f_dev_5f_abbr"><text:span text:style-name="T173">er</text:span></text:span><text:span text:style-name="T173">re</text:span><text:span text:style-name="T173"><text:note text:id="ftn43" text:note-class="footnote"><text:note-citation>43</text:note-citation><text:note-body><text:p text:style-name="amh_5f_note_5f_apparat"><text:span text:style-name="amh_5f_apparat_5f_lemme">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73">, </text:span><text:span text:style-name="amh_5f_ancre_5f_glossaire">Vinum</text:span><text:span text:style-name="T173">uinoru</text:span><text:span text:style-name="amh_5f_dev_5f_abbr"><text:span text:style-name="T173">m</text:span></text:span><text:span text:style-name="T173"> </text:span><text:span text:style-name="amh_5f_ancre_5f_glossaire">Bonus</text:span><text:span text:style-name="T173">bonoru</text:span><text:span text:style-name="amh_5f_dev_5f_abbr"><text:span text:style-name="T173">m</text:span></text:span><text:span text:style-name="T173">q</text:span><text:span text:style-name="amh_5f_dev_5f_abbr"><text:span text:style-name="T173">ue</text:span></text:span><text:span text:style-name="T173"> </text:span><text:span text:style-name="amh_5f_ancre_5f_glossaire">Omnis</text:span><text:span text:style-name="T173">omn</text:span><text:span text:style-name="amh_5f_dev_5f_abbr"><text:span text:style-name="T173">ium</text:span></text:span><text:span text:style-name="T173"><text:note text:id="ftn44" text:note-class="footnote"><text:note-citation>44</text:note-citation><text:note-body><text:p text:style-name="amh_5f_note_5f_apparat"><text:span text:style-name="amh_5f_apparat_5f_lemme">uinorum bonorumque omnium</text:span><text:span text:style-name="T207"> </text:span><text:span text:style-name="amh_5f_apparat_5f_témoin">Li</text:span><text:span text:style-name="T207"> : </text:span><text:span text:style-name="amh_5f_apparat_5f_omission">om.</text:span><text:span text:style-name="T207"> </text:span><text:span text:style-name="amh_5f_apparat_5f_témoin">U Wo Deluz</text:span></text:p></text:note-body></text:note></text:span><text:span text:style-name="T173"> </text:span><text:span text:style-name="amh_5f_ancre_5f_glossaire">Confluentia</text:span><text:span text:style-name="T173">co</text:span><text:span text:style-name="amh_5f_dev_5f_abbr"><text:span text:style-name="T173">n</text:span></text:span><text:span text:style-name="T173">fluentia </text:span><text:span text:style-name="amh_5f_ancre_5f_glossaire">Loco</text:span><text:span text:style-name="T173">locata est</text:span><text:span text:style-name="T173"><text:note text:id="ftn45" text:note-class="footnote"><text:note-citation>45</text:note-citation><text:note-body><text:p text:style-name="amh_5f_note_5f_apparat"><text:span text:style-name="amh_5f_apparat_5f_lemme">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73">, </text:span><text:span text:style-name="amh_5f_ancre_5f_glossaire">Portus</text:span><text:span text:style-name="T173">portu</text:span><text:span text:style-name="amh_5f_dev_5f_abbr"><text:span text:style-name="T173">m</text:span></text:span><text:span text:style-name="T173"> </text:span><text:span text:style-name="amh_5f_ancre_5f_glossaire">Habeo</text:span><text:span text:style-name="T208">h</text:span><text:span text:style-name="T209">a</text:span><text:span text:style-name="amh_5f_dev_5f_abbr"><text:span text:style-name="T209">be</text:span></text:span><text:span text:style-name="T209">t</text:span><text:span text:style-name="T209"><text:note text:id="ftn46" text:note-class="footnote"><text:note-citation>46</text:note-citation><text:note-body><text:p text:style-name="amh_5f_note_5f_apparat"><text:span text:style-name="amh_5f_apparat_5f_lemme">habet</text:span> <text:span text:style-name="amh_5f_apparat_5f_témoin">Li Deluz</text:span> : <text:span text:style-name="amh_5f_apparat_5f_variante">habens</text:span> <text:span text:style-name="amh_5f_apparat_5f_témoin">U Wo</text:span> </text:p></text:note-body></text:note></text:span><text:span text:style-name="T173"> </text:span><text:span text:style-name="amh_5f_ancre_5f_glossaire">Bonus</text:span><text:span text:style-name="T173">optimu</text:span><text:span text:style-name="amh_5f_dev_5f_abbr"><text:span text:style-name="T173">m</text:span></text:span><text:span text:style-name="T173"> et </text:span><text:span text:style-name="amh_5f_ancre_5f_glossaire">Magnus</text:span><text:span text:style-name="T173">maxi</text:span><text:span text:style-name="amh_5f_dev_5f_abbr"><text:span text:style-name="T173">mu</text:span></text:span><text:span text:style-name="T173">m, </text:span><text:span text:style-name="amh_5f_ancre_5f_glossaire">Murus</text:span><text:span text:style-name="T173">muris </text:span><text:span text:style-name="amh_5f_ancre_5f_glossaire">Validus</text:span><text:span text:style-name="T173">ualidissimis </text:span><text:span text:style-name="amh_5f_ancre_5f_glossaire">cingo</text:span><text:span text:style-name="T173">ci</text:span><text:span text:style-name="amh_5f_dev_5f_abbr"><text:span text:style-name="T173">n</text:span></text:span><text:span text:style-name="T173">gitur</text:span><text:span text:style-name="T173"><text:note text:id="ftn47" text:note-class="footnote"><text:note-citation>47</text:note-citation><text:note-body><text:p text:style-name="P14"><text:span text:style-name="amh_5f_apparat_5f_lemme">muris ualidissimis cingitur</text:span> <text:span text:style-name="amh_5f_apparat_5f_témoin">Li</text:span> : <text:span text:style-name="amh_5f_apparat_5f_variante">muris fortissimis coniungitur</text:span><text:span text:style-name="T210"> </text:span><text:span text:style-name="amh_5f_apparat_5f_témoin">U Wo</text:span><text:span text:style-name="T210"> | </text:span><text:span text:style-name="amh_5f_apparat_5f_variante">muris fortissimis cingitur</text:span><text:span text:style-name="T210"> </text:span><text:span text:style-name="amh_5f_apparat_5f_témoin">Deluz</text:span></text:p></text:note-body></text:note></text:span><text:span text:style-name="T173">, </text:span><text:span text:style-name="amh_5f_ancre_5f_glossaire">Figura</text:span><text:span text:style-name="T173">figura </text:span><text:span text:style-name="amh_5f_ancre_5f_glossaire">Pango</text:span><text:span text:style-name="T173">pacens </text:span><text:span text:style-name="amh_5f_ancre_5f_glossaire">Triangularis</text:span><text:span text:style-name="T173">triangulari</text:span><text:span text:style-name="T173"><text:note text:id="ftn48" text:note-class="footnote"><text:note-citation>48</text:note-citation><text:note-body><text:p text:style-name="P15"><text:span text:style-name="amh_5f_apparat_5f_lemme">figura pacens triangulari</text:span> <text:span text:style-name="amh_5f_apparat_5f_témoin">Li</text:span> : <text:span text:style-name="amh_5f_apparat_5f_variante">figuram habet trianguli</text:span><text:span text:style-name="T211"> </text:span><text:span text:style-name="amh_5f_apparat_5f_témoin">U Wo Deluz</text:span></text:p></text:note-body></text:note></text:span><text:span text:style-name="T173">, cui</text:span><text:span text:style-name="amh_5f_dev_5f_abbr"><text:span text:style-name="T173">us</text:span></text:span><text:span text:style-name="T173"> duo </text:span><text:span text:style-name="amh_5f_ancre_5f_glossaire">Latus</text:span><text:span text:style-name="T173">latera </text:span><text:span text:style-name="T208">u</text:span><text:span text:style-name="amh_5f_dev_5f_abbr"><text:span text:style-name="T208">e</text:span></text:span><text:span text:style-name="T208">r</text:span><text:span text:style-name="T173">sus </text:span><text:span text:style-name="amh_5f_ancre_5f_glossaire">Mare</text:span><text:span text:style-name="T173">mare </text:span><text:span text:style-name="amh_5f_ancre_5f_glossaire">Sum</text:span><text:span text:style-name="T173">su</text:span><text:span text:style-name="amh_5f_dev_5f_abbr"><text:span text:style-name="T173">n</text:span></text:span><text:span text:style-name="T173">t et t</text:span><text:span text:style-name="amh_5f_dev_5f_abbr"><text:span text:style-name="T173">er</text:span></text:span><text:span text:style-name="T173">tiu</text:span><text:span text:style-name="amh_5f_dev_5f_abbr"><text:span text:style-name="T173">m</text:span></text:span><text:span text:style-name="T173"><text:note text:id="ftn49" text:note-class="footnote"><text:note-citation>49</text:note-citation><text:note-body><text:p text:style-name="amh_5f_note_5f_apparat"><text:span text:style-name="amh_5f_apparat_5f_lemme">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212"> ; </text:span><text:span text:style-name="amh_5f_apparat_5f_paleo"><text:span text:style-name="T212">in </text:span></text:span><text:span text:style-name="amh_5f_apparat_5f_témoin">U</text:span><text:span text:style-name="amh_5f_apparat_5f_paleo"> t rubricat</text:span><text:span text:style-name="amh_5f_apparat_5f_paleo"><text:span text:style-name="T212">um</text:span></text:span>)</text:p></text:note-body></text:note></text:span><text:span text:style-name="T173"> uersus </text:span><text:span text:style-name="amh_5f_ancre_5f_glossaire">Terra</text:span><text:span text:style-name="T173">terra</text:span><text:span text:style-name="amh_5f_dev_5f_abbr"><text:span text:style-name="T173">m</text:span></text:span><text:span text:style-name="T173">.</text:span></text:p>
      <text:p text:style-name="P16"><text:span text:style-name="T173">I</text:span><text:span text:style-name="amh_5f_dev_5f_abbr"><text:span text:style-name="T173">n</text:span></text:span><text:span text:style-name="T173"> hac </text:span><text:span text:style-name="amh_5f_ancre_5f_glossaire">Ciuitas</text:span><text:span text:style-name="T173">ciuitate</text:span><text:span text:style-name="T173"><text:note text:id="ftn50" text:note-class="footnote"><text:note-citation>50</text:note-citation><text:note-body><text:p text:style-name="amh_5f_note_5f_apparat"><text:span text:style-name="amh_5f_apparat_5f_lemme">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73"> mult</text:span><text:span text:style-name="T213">e</text:span><text:span text:style-name="T173"> </text:span><text:span text:style-name="amh_5f_ancre_5f_glossaire">Sum</text:span><text:span text:style-name="T173">s</text:span><text:span text:style-name="T208">u</text:span><text:span text:style-name="amh_5f_dev_5f_abbr"><text:span text:style-name="T208">n</text:span></text:span><text:span text:style-name="T173">t </text:span><text:span text:style-name="amh_5f_ancre_5f_glossaire">Ecclesia</text:span><text:span text:style-name="T173">ecclesie et </text:span><text:span text:style-name="amh_5f_ancre_5f_glossaire">Sum</text:span><text:span text:style-name="T173">fuer</text:span><text:span text:style-name="T208">u</text:span><text:span text:style-name="amh_5f_dev_5f_abbr"><text:span text:style-name="T208">n</text:span></text:span><text:span text:style-name="T173">t plures ultra</text:span><text:span text:style-name="T173"><text:note text:id="ftn51" text:note-class="footnote"><text:note-citation>51</text:note-citation><text:note-body><text:p text:style-name="amh_5f_note_5f_apparat"><text:span text:style-name="amh_5f_apparat_5f_lemme"><text:span text:style-name="T214">u</text:span></text:span><text:span text:style-name="amh_5f_apparat_5f_lemme">ltra</text:span> <text:span text:style-name="amh_5f_apparat_5f_témoin">Li</text:span> : <text:span text:style-name="amh_5f_apparat_5f_variante">supra</text:span> <text:span text:style-name="amh_5f_apparat_5f_témoin">U Wo Deluz</text:span></text:p></text:note-body></text:note></text:span><text:span text:style-name="T173"> mod</text:span><text:span text:style-name="T208">u</text:span><text:span text:style-name="amh_5f_dev_5f_abbr"><text:span text:style-name="T208">m</text:span></text:span><text:span text:style-name="T173"> pulcre, opere musa</text:span><text:span text:style-name="T215">ï</text:span><text:span text:style-name="T173">co</text:span><text:span text:style-name="T173"><text:note text:id="ftn52" text:note-class="footnote"><text:note-citation>52</text:note-citation><text:note-body><text:p text:style-name="amh_5f_note_5f_apparat"><text:span text:style-name="amh_5f_apparat_5f_lemme">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73">, marmorib</text:span><text:span text:style-name="amh_5f_dev_5f_abbr"><text:span text:style-name="T173">us</text:span></text:span><text:span text:style-name="T173"> et singulari modo c</text:span><text:span text:style-name="T208">o</text:span><text:span text:style-name="amh_5f_dev_5f_abbr"><text:span text:style-name="T208">n</text:span></text:span><text:span text:style-name="T173">structure</text:span><text:span text:style-name="T173"><text:note text:id="ftn53" text:note-class="footnote"><text:note-citation>53</text:note-citation><text:note-body><text:p text:style-name="P17"><text:span text:style-name="amh_5f_apparat_5f_lemme">constructure</text:span> <text:span text:style-name="amh_5f_apparat_5f_témoin">Li</text:span> : <text:span text:style-name="amh_5f_apparat_5f_variante">construendi</text:span> <text:span text:style-name="amh_5f_apparat_5f_témoin">U Wo Deluz</text:span></text:p></text:note-body></text:note></text:span><text:span text:style-name="T173"> mirabil</text:span><text:span text:style-name="T208">e</text:span><text:span text:style-name="T173">s, pluraq</text:span><text:span text:style-name="amh_5f_dev_5f_abbr"><text:span text:style-name="T208">ue</text:span></text:span><text:span text:style-name="T173"> </text:span><text:span text:style-name="amh_5f_ancre_5f_glossaire">Sum</text:span><text:span text:style-name="T173">s</text:span><text:span text:style-name="T208">un</text:span><text:span text:style-name="T173">t palatia p</text:span><text:span text:style-name="amh_5f_dev_5f_abbr"><text:span text:style-name="T208">u</text:span></text:span><text:span text:style-name="T208">l</text:span><text:span text:style-name="T216">c</text:span><text:span text:style-name="amh_5f_dev_5f_abbr"><text:span text:style-name="T216">er</text:span></text:span><text:span text:style-name="T173">rima </text:span><text:span text:style-name="T216">i</text:span><text:span text:style-name="amh_5f_dev_5f_abbr"><text:span text:style-name="T216">n</text:span></text:span><text:span text:style-name="T173"> eadem</text:span><text:span text:style-name="T173"><text:note text:id="ftn54" text:note-class="footnote"><text:note-citation>54</text:note-citation><text:note-body><text:p text:style-name="P18"><text:span text:style-name="amh_5f_apparat_5f_lemme">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17">a</text:span></text:span><text:span text:style-name="amh_5f_apparat_5f_paleo">nte palatia)</text:span></text:p></text:note-body></text:note></text:span><text:span text:style-name="T173">. </text:span><text:span text:style-name="amh_5f_ancre_5f_glossaire">Teneo</text:span><text:span text:style-name="T218">T</text:span><text:span text:style-name="T173">enet t</text:span><text:span text:style-name="amh_5f_dev_5f_abbr"><text:span text:style-name="T216">ame</text:span></text:span><text:span text:style-name="T216">n</text:span><text:span text:style-name="T173"> p</text:span><text:span text:style-name="amh_5f_dev_5f_abbr"><text:span text:style-name="T216">r</text:span></text:span><text:span text:style-name="T216">i</text:span><text:span text:style-name="T173">ncipatum </text:span><text:span text:style-name="T216">i</text:span><text:span text:style-name="amh_5f_dev_5f_abbr"><text:span text:style-name="T216">n</text:span></text:span><text:span text:style-name="T173"> ip</text:span><text:span text:style-name="amh_5f_dev_5f_abbr"><text:span text:style-name="T216">s</text:span></text:span><text:span text:style-name="T173">a ciuitate </text:span><text:span text:style-name="amh_5f_ancre_5f_glossaire">Ecclesia</text:span><text:span text:style-name="T173">eccl</text:span><text:span text:style-name="amh_5f_dev_5f_abbr"><text:span text:style-name="T216">esi</text:span></text:span><text:span text:style-name="T173">a </text:span><text:span text:style-name="amh_5f_ancre_5f_index_5f_locorum"><text:span text:style-name="T173">Ecclesia Sancte Sophie</text:span></text:span><text:span text:style-name="T173">s</text:span><text:span text:style-name="amh_5f_dev_5f_abbr"><text:span text:style-name="T216">an</text:span></text:span><text:span text:style-name="T173">cte Sophie, </text:span><text:span text:style-name="T216">id </text:span><text:span text:style-name="amh_5f_ancre_5f_glossaire">Sum</text:span><text:span text:style-name="T216">est</text:span><text:span text:style-name="T173"> sapi</text:span><text:span text:style-name="T216">e</text:span><text:span text:style-name="amh_5f_dev_5f_abbr"><text:span text:style-name="T216">n</text:span></text:span><text:span text:style-name="T173">tie q</text:span><text:span text:style-name="amh_5f_dev_5f_abbr"><text:span text:style-name="T216">u</text:span></text:span><text:span text:style-name="T215">e</text:span><text:span text:style-name="T173"> </text:span><text:span text:style-name="amh_5f_ancre_5f_index_5f_nominum"><text:span text:style-name="T173">Iesus Christus</text:span></text:span><text:span text:style-name="amh_5f_dev_5f_abbr"><text:span text:style-name="T216">Christu</text:span></text:span><text:span text:style-name="T173">s </text:span><text:span text:style-name="amh_5f_ancre_5f_glossaire">Sum</text:span><text:span text:style-name="T173">est. </text:span><text:span text:style-name="T216">Q</text:span><text:span text:style-name="T173">u</text:span><text:span text:style-name="T216">a</text:span><text:span text:style-name="amh_5f_dev_5f_abbr"><text:span text:style-name="T216">m</text:span></text:span><text:span text:style-name="T173"> </text:span><text:span text:style-name="amh_5f_ancre_5f_index_5f_nominum"><text:span text:style-name="T173">Iustinianus</text:span></text:span><text:span text:style-name="T173">Iustinian</text:span><text:span text:style-name="amh_5f_dev_5f_abbr"><text:span text:style-name="T173">u</text:span></text:span><text:span text:style-name="T173">s imperator sanctissim</text:span><text:span text:style-name="amh_5f_dev_5f_abbr"><text:span text:style-name="T173">us</text:span></text:span><text:span text:style-name="amh_5f_dev_5f_abbr"><text:span text:style-name="T173"><text:note text:id="ftn55" text:note-class="footnote"><text:note-citation>55</text:note-citation><text:note-body><text:p text:style-name="P19"><text:span text:style-name="amh_5f_apparat_5f_lemme">sanctissimus</text:span> <text:span text:style-name="amh_5f_apparat_5f_témoin">Li U Wo</text:span> <text:span text:style-name="amh_5f_apparat_5f_paleo"><text:span text:style-name="T219">(in U script. ante </text:span></text:span><text:span text:style-name="amh_5f_apparat_5f_paleo">imperator</text:span><text:span text:style-name="amh_5f_apparat_5f_paleo"><text:span text:style-name="T219">)</text:span></text:span> : <text:span text:style-name="amh_5f_apparat_5f_variante">sacratissimus</text:span> <text:span text:style-name="amh_5f_apparat_5f_témoin">Deluz</text:span></text:p></text:note-body></text:note></text:span></text:span><text:span text:style-name="T173"> </text:span><text:span text:style-name="amh_5f_ancre_5f_glossaire">Fundo</text:span><text:span text:style-name="T173">f</text:span><text:span text:style-name="T216">u</text:span><text:span text:style-name="amh_5f_dev_5f_abbr"><text:span text:style-name="T216">n</text:span></text:span><text:span text:style-name="T173">dauit et mirab</text:span><text:span text:style-name="amh_5f_dev_5f_abbr"><text:span text:style-name="T216">i</text:span></text:span><text:span text:style-name="T173">l</text:span><text:span text:style-name="amh_5f_dev_5f_abbr"><text:span text:style-name="T216">ite</text:span></text:span><text:span text:style-name="T173">r </text:span><text:span text:style-name="T215">s</text:span><text:span text:style-name="T216">i</text:span><text:span text:style-name="amh_5f_dev_5f_abbr"><text:span text:style-name="T216">n</text:span></text:span><text:span text:style-name="T173">gularib</text:span><text:span text:style-name="amh_5f_dev_5f_abbr"><text:span text:style-name="T173">us</text:span></text:span><text:span text:style-name="T173"> p</text:span><text:span text:style-name="amh_5f_dev_5f_abbr"><text:span text:style-name="T216">re</text:span></text:span><text:span text:style-name="T173">rogatiuis </text:span><text:span text:style-name="amh_5f_corr_5f_ed"><text:span text:style-name="T216">et</text:span></text:span><text:span text:style-name="amh_5f_corr_5f_ed"><text:span text:style-name="T216"><text:note text:id="ftn56" text:note-class="footnote"><text:note-citation>56</text:note-citation><text:note-body><text:p text:style-name="P20"><text:span text:style-name="amh_5f_apparat_5f_lemme">et</text:span> <text:span text:style-name="amh_5f_apparat_5f_témoin">Li U</text:span> : <text:span text:style-name="amh_5f_apparat_5f_variante">ac</text:span> <text:span text:style-name="amh_5f_apparat_5f_témoin">Wo Deluz</text:span></text:p></text:note-body></text:note></text:span></text:span><text:span text:style-name="T173"> p</text:span><text:span text:style-name="amh_5f_dev_5f_abbr"><text:span text:style-name="T216">re</text:span></text:span><text:span text:style-name="T173">coniis </text:span><text:span text:style-name="amh_5f_ancre_5f_glossaire">Decoro</text:span><text:span text:style-name="T173">decorauit</text:span><text:span text:style-name="T218">.</text:span><text:span text:style-name="T173"> </text:span><text:span text:style-name="T216">Arbitror</text:span><text:span text:style-name="T216"><text:note text:id="ftn57" text:note-class="footnote"><text:note-citation>57</text:note-citation><text:note-body><text:p text:style-name="amh_5f_note_5f_apparat"><text:span text:style-name="amh_5f_apparat_5f_lemme">Arbitror</text:span> <text:span text:style-name="amh_5f_apparat_5f_témoin">Li</text:span> : <text:span text:style-name="amh_5f_apparat_5f_variante">Credo</text:span> <text:span text:style-name="amh_5f_apparat_5f_témoin">U Wo Deluz</text:span></text:p></text:note-body></text:note></text:span><text:span text:style-name="T173"> aut</text:span><text:span text:style-name="amh_5f_dev_5f_abbr"><text:span text:style-name="T216">em</text:span></text:span><text:span text:style-name="amh_5f_dev_5f_abbr"><text:span text:style-name="T216"><text:note text:id="ftn58" text:note-class="footnote"><text:note-citation>58</text:note-citation><text:note-body><text:p text:style-name="amh_5f_note_5f_apparat"><text:span text:style-name="amh_5f_apparat_5f_lemme">autem</text:span> Li : <text:span text:style-name="amh_5f_apparat_5f_omission">om.</text:span> <text:span text:style-name="amh_5f_apparat_5f_témoin">U Wo Deluz</text:span></text:p></text:note-body></text:note></text:span></text:span><text:span text:style-name="T173"> q</text:span><text:span text:style-name="amh_5f_dev_5f_abbr"><text:span text:style-name="T216">uod</text:span></text:span><text:span text:style-name="T173"> sub celo, a c</text:span><text:span text:style-name="T216">o</text:span><text:span text:style-name="amh_5f_dev_5f_abbr"><text:span text:style-name="T216">n</text:span></text:span><text:span text:style-name="T173">dito orbe</text:span><text:span text:style-name="T173"><text:note text:id="ftn59" text:note-class="footnote"><text:note-citation>59</text:note-citation><text:note-body><text:p text:style-name="P21"><text:span text:style-name="amh_5f_apparat_5f_lemme">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73">, non fuit tale edifici</text:span><text:span text:style-name="T216">u</text:span><text:span text:style-name="amh_5f_dev_5f_abbr"><text:span text:style-name="T216">m</text:span></text:span><text:span text:style-name="T173"> c</text:span><text:span text:style-name="T216">o</text:span><text:span text:style-name="amh_5f_dev_5f_abbr"><text:span text:style-name="T216">m</text:span></text:span><text:span text:style-name="T173">plet</text:span><text:span text:style-name="T216">u</text:span><text:span text:style-name="amh_5f_dev_5f_abbr"><text:span text:style-name="T216">m</text:span></text:span><text:span text:style-name="T173"> in nobilitate uidel</text:span><text:span text:style-name="amh_5f_dev_5f_abbr"><text:span text:style-name="T173">ic</text:span></text:span><text:span text:style-name="amh_5f_dev_5f_abbr"><text:span text:style-name="T216">et</text:span></text:span><text:span text:style-name="T173"> et magnitudine</text:span><text:span text:style-name="T173"><text:note text:id="ftn60" text:note-class="footnote"><text:note-citation>60</text:note-citation><text:note-body><text:p text:style-name="P22"><text:span text:style-name="amh_5f_apparat_5f_lemme">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73">, cet</text:span><text:span text:style-name="amh_5f_dev_5f_abbr"><text:span text:style-name="T220">er</text:span></text:span><text:span text:style-name="T173">is parib</text:span><text:span text:style-name="amh_5f_dev_5f_abbr"><text:span text:style-name="T173">u</text:span></text:span><text:span text:style-name="amh_5f_dev_5f_abbr"><text:span text:style-name="T220">s</text:span></text:span><text:span text:style-name="T220">,</text:span><text:span text:style-name="T173"> </text:span><text:span text:style-name="T220">equ</text:span><text:span text:style-name="amh_5f_dev_5f_abbr"><text:span text:style-name="T220">es</text:span></text:span><text:span text:style-name="T173"> parandum</text:span><text:span text:style-name="T173"><text:note text:id="ftn61" text:note-class="footnote"><text:note-citation>61</text:note-citation><text:note-body><text:p text:style-name="P23"><text:span text:style-name="amh_5f_apparat_5f_lemme"><text:span text:style-name="T221">c</text:span></text:span><text:span text:style-name="amh_5f_apparat_5f_lemme">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73">. </text:span><text:span text:style-name="amh_5f_foliotation">[f.</text:span><text:span text:style-name="amh_5f_foliotation"><text:span text:style-name="T222"> </text:span></text:span><text:span text:style-name="amh_5f_foliotation">237r]</text:span><text:span text:style-name="T173">In ista</text:span><text:span text:style-name="T173"><text:note text:id="ftn62" text:note-class="footnote"><text:note-citation>62</text:note-citation><text:note-body><text:p text:style-name="P24"><text:span text:style-name="amh_5f_apparat_5f_lemme">In ista</text:span> <text:span text:style-name="amh_5f_apparat_5f_témoin">Li U Wo</text:span> : <text:span text:style-name="amh_5f_apparat_5f_variante">Coram ista</text:span> <text:span text:style-name="amh_5f_apparat_5f_témoin">Deluz</text:span></text:p></text:note-body></text:note></text:span><text:span text:style-name="T173"> </text:span><text:span text:style-name="T223">er</text:span><text:span text:style-name="T173">g</text:span><text:span text:style-name="T223">o</text:span><text:span text:style-name="T223"><text:note text:id="ftn63" text:note-class="footnote"><text:note-citation>63</text:note-citation><text:note-body><text:p text:style-name="P25"><text:span text:style-name="amh_5f_apparat_5f_lemme">ergo</text:span> <text:span text:style-name="amh_5f_apparat_5f_témoin">Li</text:span> : <text:span text:style-name="amh_5f_apparat_5f_omission">om.</text:span> <text:span text:style-name="amh_5f_apparat_5f_témoin">U Wo Deluz</text:span></text:p></text:note-body></text:note></text:span><text:span text:style-name="T173"> p</text:span><text:span text:style-name="amh_5f_dev_5f_abbr"><text:span text:style-name="T223">re</text:span></text:span><text:span text:style-name="T173">tiosissima eccl</text:span><text:span text:style-name="amh_5f_dev_5f_abbr"><text:span text:style-name="T223">esi</text:span></text:span><text:span text:style-name="T173">a est</text:span><text:span text:style-name="T173"><text:note text:id="ftn64" text:note-class="footnote"><text:note-citation>64</text:note-citation><text:note-body><text:p text:style-name="amh_5f_note_5f_apparat"><text:span text:style-name="amh_5f_apparat_5f_lemme">est</text:span> <text:span text:style-name="amh_5f_apparat_5f_témoin">Li</text:span> : <text:span text:style-name="amh_5f_apparat_5f_variante">stat</text:span> <text:span text:style-name="amh_5f_apparat_5f_témoin">U Wo Deluz</text:span></text:p></text:note-body></text:note></text:span><text:span text:style-name="T173"> ymago im</text:span><text:span text:style-name="amh_5f_dev_5f_abbr"><text:span text:style-name="T223">per</text:span></text:span><text:span text:style-name="T173">atoris </text:span><text:span text:style-name="amh_5f_ancre_5f_index_5f_nominum"><text:span text:style-name="T173">Iustinianus</text:span></text:span><text:span text:style-name="T173">Iustiniani, eques </text:span><text:span text:style-name="amh_5f_dev_5f_abbr"><text:span text:style-name="T223">et</text:span></text:span><text:span text:style-name="amh_5f_dev_5f_abbr"><text:span text:style-name="T223"><text:note text:id="ftn65" text:note-class="footnote"><text:note-citation>65</text:note-citation><text:note-body><text:p text:style-name="P26"><text:span text:style-name="amh_5f_apparat_5f_lemme">et</text:span> Li : <text:span text:style-name="amh_5f_apparat_5f_omission">om.</text:span> <text:span text:style-name="amh_5f_apparat_5f_témoin">U Wo Deluz</text:span></text:p></text:note-body></text:note></text:span></text:span><text:span text:style-name="T173"> de ere fusa, im</text:span><text:span text:style-name="amh_5f_dev_5f_abbr"><text:span text:style-name="T223">per</text:span></text:span><text:span text:style-name="T173">iali eminens</text:span><text:span text:style-name="T173"><text:note text:id="ftn66" text:note-class="footnote"><text:note-citation>66</text:note-citation><text:note-body><text:p text:style-name="P27"><text:span text:style-name="amh_5f_apparat_5f_lemme">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73"> dignitate, corona deaurata</text:span><text:span text:style-name="T173"><text:note text:id="ftn67" text:note-class="footnote"><text:note-citation>67</text:note-citation><text:note-body><text:p text:style-name="P27"><text:span text:style-name="amh_5f_apparat_5f_lemme">deaurata</text:span> <text:span text:style-name="amh_5f_apparat_5f_témoin">Li</text:span> : <text:span text:style-name="amh_5f_apparat_5f_variante">tota deaurata</text:span> <text:span text:style-name="amh_5f_apparat_5f_témoin">U Wo Deluz</text:span></text:p></text:note-body></text:note></text:span><text:span text:style-name="T173"> max</text:span><text:span text:style-name="T223">i</text:span><text:span text:style-name="amh_5f_dev_5f_abbr"><text:span text:style-name="T223">m</text:span></text:span><text:span text:style-name="T173">e q</text:span><text:span text:style-name="amh_5f_dev_5f_abbr"><text:span text:style-name="T223">u</text:span></text:span><text:span text:style-name="T223">a</text:span><text:span text:style-name="T173">ntitatis </text:span><text:span text:style-name="T223">i</text:span><text:span text:style-name="amh_5f_dev_5f_abbr"><text:span text:style-name="T223">n</text:span></text:span><text:span text:style-name="T173">signita</text:span><text:span text:style-name="T173"><text:note text:id="ftn68" text:note-class="footnote"><text:note-citation>68</text:note-citation><text:note-body><text:p text:style-name="amh_5f_note_5f_apparat"/></text:note-body></text:note></text:span><text:span text:style-name="T173">, in manu sinistra</text:span><text:span text:style-name="T173"><text:note text:id="ftn69" text:note-class="footnote"><text:note-citation>69</text:note-citation><text:note-body><text:p text:style-name="amh_5f_note_5f_apparat"/></text:note-body></text:note></text:span><text:span text:style-name="T173"> pom</text:span><text:span text:style-name="T223">u</text:span><text:span text:style-name="amh_5f_dev_5f_abbr"><text:span text:style-name="T223">m</text:span></text:span><text:span text:style-name="T173"> q</text:span><text:span text:style-name="amh_5f_dev_5f_abbr"><text:span text:style-name="T223">uo</text:span></text:span><text:span text:style-name="T173">d orb</text:span><text:span text:style-name="T223">e</text:span><text:span text:style-name="amh_5f_dev_5f_abbr"><text:span text:style-name="T223">m</text:span></text:span><text:span text:style-name="T173"> rep</text:span><text:span text:style-name="amh_5f_dev_5f_abbr"><text:span text:style-name="T223">res</text:span></text:span><text:span text:style-name="amh_5f_dev_5f_abbr"><text:span text:style-name="T173">e</text:span></text:span><text:span text:style-name="T173">ntat, cruce su</text:span><text:span text:style-name="amh_5f_dev_5f_abbr"><text:span text:style-name="T223">per</text:span></text:span><text:span text:style-name="T173">posita, tenens, dext</text:span><text:span text:style-name="amh_5f_dev_5f_abbr"><text:span text:style-name="T223">e</text:span></text:span><text:span text:style-name="T173">r</text:span><text:span text:style-name="T223">a</text:span><text:span text:style-name="amh_5f_dev_5f_abbr"><text:span text:style-name="T223">m</text:span></text:span><text:span text:style-name="T173">q</text:span><text:span text:style-name="amh_5f_dev_5f_abbr"><text:span text:style-name="T223">ue</text:span></text:span><text:span text:style-name="T173"> c</text:span><text:span text:style-name="T223">o</text:span><text:span text:style-name="amh_5f_dev_5f_abbr"><text:span text:style-name="T223">n</text:span></text:span><text:span text:style-name="T173">tra orient</text:span><text:span text:style-name="T223">e</text:span><text:span text:style-name="amh_5f_dev_5f_abbr"><text:span text:style-name="T223">m</text:span></text:span><text:span text:style-name="T173"> leuans ad mod</text:span><text:span text:style-name="T223">u</text:span><text:span text:style-name="amh_5f_dev_5f_abbr"><text:span text:style-name="T223">m</text:span></text:span><text:span text:style-name="T173"> p</text:span><text:span text:style-name="amh_5f_dev_5f_abbr"><text:span text:style-name="T223">r</text:span></text:span><text:span text:style-name="T223">i</text:span><text:span text:style-name="T173">ncip</text:span><text:span text:style-name="T223">i</text:span><text:span text:style-name="T173">s minas rebellib</text:span><text:span text:style-name="amh_5f_dev_5f_abbr"><text:span text:style-name="T173">us</text:span></text:span><text:span text:style-name="T173"> appon</text:span><text:span text:style-name="T224">e</text:span><text:span text:style-name="amh_5f_dev_5f_abbr"><text:span text:style-name="T224">n</text:span></text:span><text:span text:style-name="T173">tis. </text:span><text:span text:style-name="T225">S</text:span><text:span text:style-name="T173">tatua, su</text:span><text:span text:style-name="amh_5f_dev_5f_abbr"><text:span text:style-name="T224">per</text:span></text:span><text:span text:style-name="T173"> qu</text:span><text:span text:style-name="T224">a</text:span><text:span text:style-name="amh_5f_dev_5f_abbr"><text:span text:style-name="T224">m</text:span></text:span><text:span text:style-name="T173"> ymago posita est, altissima existit ex petris magnis et cernento fortissimo glutinata.</text:span></text:p>
      <text:p text:style-name="amh_5f_paragraphe"><text:span text:style-name="T173">In hac sa</text:span><text:span text:style-name="amh_5f_dev_5f_abbr"><text:span text:style-name="T173">n</text:span></text:span><text:span text:style-name="T173">ctissima urbe, uidi</text:span><text:span text:style-name="T215">,</text:span><text:span text:style-name="T173"> de lice</text:span><text:span text:style-name="amh_5f_dev_5f_abbr"><text:span text:style-name="T173">n</text:span></text:span><text:span text:style-name="T173">tia </text:span><text:span text:style-name="amh_5f_dev_5f_abbr"><text:span text:style-name="T173">et</text:span></text:span><text:span text:style-name="T173"> p</text:span><text:span text:style-name="amh_5f_dev_5f_abbr"><text:span text:style-name="T173">re</text:span></text:span><text:span text:style-name="T173">cepto i</text:span><text:span text:style-name="amh_5f_dev_5f_abbr"><text:span text:style-name="T173">mper</text:span></text:span><text:span text:style-name="T173">atoris, magna</text:span><text:span text:style-name="amh_5f_dev_5f_abbr"><text:span text:style-name="T173">m</text:span></text:span><text:span text:style-name="T173"> </text:span><text:span text:style-name="amh_5f_dev_5f_abbr"><text:span text:style-name="T173">par</text:span></text:span><text:span text:style-name="T173">te</text:span><text:span text:style-name="amh_5f_dev_5f_abbr"><text:span text:style-name="T173">m</text:span></text:span><text:span text:style-name="T173"> crucis d</text:span><text:span text:style-name="amh_5f_dev_5f_abbr"><text:span text:style-name="T173">omi</text:span></text:span><text:span text:style-name="T173">nice et tunica</text:span><text:span text:style-name="amh_5f_dev_5f_abbr"><text:span text:style-name="T173">m</text:span></text:span><text:span text:style-name="T173"> D</text:span><text:span text:style-name="amh_5f_dev_5f_abbr"><text:span text:style-name="T173">omi</text:span></text:span><text:span text:style-name="T173">ni i</text:span><text:span text:style-name="amh_5f_dev_5f_abbr"><text:span text:style-name="T173">ncon</text:span></text:span><text:span text:style-name="T173">sutile</text:span><text:span text:style-name="amh_5f_dev_5f_abbr"><text:span text:style-name="T173">m</text:span></text:span><text:span text:style-name="amh_5f_dev_5f_abbr"><text:span text:style-name="T173"><text:note text:id="ftn70" text:note-class="footnote"><text:note-citation>70</text:note-citation><text:note-body><text:p text:style-name="amh_5f_note_5f_apparat">tunicam Domini inconsutilem (Io. 19, 23)</text:p></text:note-body></text:note></text:span></text:span><text:span text:style-name="T173">. Item spongia</text:span><text:span text:style-name="amh_5f_dev_5f_abbr"><text:span text:style-name="T173">m,</text:span></text:span><text:span text:style-name="T173"> calamu</text:span><text:span text:style-name="amh_5f_dev_5f_abbr"><text:span text:style-name="T173">m</text:span></text:span><text:span text:style-name="amh_5f_dev_5f_abbr"><text:span text:style-name="T173"><text:note text:id="ftn71" text:note-class="footnote"><text:note-citation>71</text:note-citation><text:note-body><text:p text:style-name="amh_5f_note_5f_apparat"><text:span text:style-name="amh_5f_apparat_5f_lemme">spongiam, calamum</text:span> <text:span text:style-name="amh_5f_apparat_5f_commentaire">(Io. 19,29 ; Mt. 27,48 ; Mc. 15,36)</text:span></text:p></text:note-body></text:note></text:span></text:span><text:span text:style-name="amh_5f_dev_5f_abbr"><text:span text:style-name="T173">,</text:span></text:span><text:span text:style-name="T173"> unu</text:span><text:span text:style-name="amh_5f_dev_5f_abbr"><text:span text:style-name="T173">m</text:span></text:span><text:span text:style-name="T173"> clauu</text:span><text:span text:style-name="amh_5f_dev_5f_abbr"><text:span text:style-name="T173">m</text:span></text:span><text:span text:style-name="T173"> </text:span><text:span text:style-name="T215">D</text:span><text:span text:style-name="amh_5f_dev_5f_abbr"><text:span text:style-name="T173">omi</text:span></text:span><text:span text:style-name="T173">ni et corp</text:span><text:span text:style-name="amh_5f_dev_5f_abbr"><text:span text:style-name="T173">us</text:span></text:span><text:span text:style-name="T173"> b</text:span><text:span text:style-name="amh_5f_dev_5f_abbr"><text:span text:style-name="T173">ea</text:span></text:span><text:span text:style-name="T173">ti </text:span><text:span text:style-name="amh_5f_ancre_5f_index_5f_nominum"><text:span text:style-name="T173">Iohannes Crisostomi</text:span></text:span><text:span text:style-name="T173">Ioh</text:span><text:span text:style-name="amh_5f_dev_5f_abbr"><text:span text:style-name="T173">ann</text:span></text:span><text:span text:style-name="T173">is Crisostomi et plures alias s</text:span><text:span text:style-name="amh_5f_dev_5f_abbr"><text:span text:style-name="T173">an</text:span></text:span><text:span text:style-name="T173">ctoru</text:span><text:span text:style-name="amh_5f_dev_5f_abbr"><text:span text:style-name="T173">m</text:span></text:span><text:span text:style-name="T173"> uen</text:span><text:span text:style-name="amh_5f_dev_5f_abbr"><text:span text:style-name="T173">er</text:span></text:span><text:span text:style-name="T226">a</text:span><text:span text:style-name="T173">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27">(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28">i</text:span>a illa a<text:span text:style-name="amh_5f_dev_5f_abbr">n</text:span>tiqua et potens ciuitas <text:span text:style-name="amh_5f_dev_5f_abbr">con</text:span>stituta. <text:span text:style-name="T228">P</text:span><text:span text:style-name="amh_5f_dev_5f_abbr"><text:span text:style-name="T228">u</text:span></text:span><text:span text:style-name="T228">lcru</text:span><text:span text:style-name="amh_5f_dev_5f_abbr"><text:span text:style-name="T228">m</text:span></text:span><text:span text:style-name="T228"> locu</text:span><text:span text:style-name="amh_5f_dev_5f_abbr"><text:span text:style-name="T228">m</text:span></text:span><text:span text:style-name="T228"> h</text:span><text:span text:style-name="amh_5f_dev_5f_abbr"><text:span text:style-name="T228">ab</text:span></text:span><text:span text:style-name="T228">ebat et planu</text:span><text:span text:style-name="amh_5f_dev_5f_abbr"><text:span text:style-name="T228">m,</text:span></text:span><text:span text:style-name="T228"> </text:span><text:span text:style-name="amh_5f_dev_5f_abbr"><text:span text:style-name="T228">et</text:span></text:span><text:span text:style-name="T228"> aspectu</text:span><text:span text:style-name="amh_5f_dev_5f_abbr"><text:span text:style-name="T228">m</text:span></text:span><text:span text:style-name="T228"> u</text:span><text:span text:style-name="amh_5f_dev_5f_abbr"><text:span text:style-name="T228">er</text:span></text:span><text:span text:style-name="T228">sus maris latitudine</text:span><text:span text:style-name="amh_5f_dev_5f_abbr"><text:span text:style-name="T228">m</text:span></text:span><text:span text:style-name="T228"> </text:span>gra<text:span text:style-name="T229">tiosu</text:span><text:span text:style-name="amh_5f_dev_5f_abbr"><text:span text:style-name="T229">m</text:span></text:span><text:span text:style-name="T229">.</text:span><text:span text:style-name="T228"> </text:span><text:span text:style-name="T229">P</text:span><text:span text:style-name="T228">ortu</text:span><text:span text:style-name="amh_5f_dev_5f_abbr"><text:span text:style-name="T228">m</text:span></text:span><text:span text:style-name="T228"> bonu</text:span><text:span text:style-name="amh_5f_dev_5f_abbr"><text:span text:style-name="T228">m</text:span></text:span><text:span text:style-name="T228"> non u</text:span><text:span text:style-name="amh_5f_dev_5f_abbr"><text:span text:style-name="T228">idetu</text:span></text:span><text:span text:style-name="T228">r h</text:span><text:span text:style-name="amh_5f_dev_5f_abbr"><text:span text:style-name="T228">ab</text:span></text:span><text:span text:style-name="T228">uisse s</text:span><text:span text:style-name="amh_5f_dev_5f_abbr"><text:span text:style-name="T228">ed</text:span></text:span><text:span text:style-name="T228"> i</text:span><text:span text:style-name="amh_5f_dev_5f_abbr"><text:span text:style-name="T228">n</text:span></text:span><text:span text:style-name="T228"> quoda</text:span><text:span text:style-name="amh_5f_dev_5f_abbr"><text:span text:style-name="T228">m</text:span></text:span><text:span text:style-name="T228"> fluuius, mare contra ipsu</text:span><text:span text:style-name="amh_5f_dev_5f_abbr"><text:span text:style-name="T228">m</text:span></text:span><text:span text:style-name="T228"> i</text:span><text:span text:style-name="amh_5f_dev_5f_abbr"><text:span text:style-name="T228">n</text:span></text:span><text:span text:style-name="T228">fluens, aliqua nauigia pot</text:span><text:span text:style-name="amh_5f_dev_5f_abbr"><text:span text:style-name="T228">er</text:span></text:span><text:span text:style-name="T228">ant </text:span><text:span text:style-name="amh_5f_dev_5f_abbr"><text:span text:style-name="T228">con</text:span></text:span><text:span text:style-name="T228">seruari. </text:span><text:span text:style-name="amh_5f_dev_5f_abbr"><text:span text:style-name="T229">P</text:span></text:span><text:span text:style-name="amh_5f_dev_5f_abbr"><text:span text:style-name="T228">ro</text:span></text:span><text:span text:style-name="T228">pt</text:span><text:span text:style-name="amh_5f_dev_5f_abbr"><text:span text:style-name="T228">er</text:span></text:span><text:span text:style-name="T228"> uetustate</text:span><text:span text:style-name="amh_5f_dev_5f_abbr"><text:span text:style-name="T228">m</text:span></text:span><text:span text:style-name="T228"> t</text:span><text:span text:style-name="amh_5f_dev_5f_abbr"><text:span text:style-name="T228">em</text:span></text:span><text:span text:style-name="T228">p</text:span><text:span text:style-name="amh_5f_dev_5f_abbr"><text:span text:style-name="T228">or</text:span></text:span><text:span text:style-name="T228">is </text:span><text:soft-page-break/><text:span text:style-name="T228">tante ta</text:span><text:span text:style-name="amh_5f_dev_5f_abbr"><text:span text:style-name="T228">m</text:span></text:span><text:span text:style-name="T228"> famose</text:span><text:span text:style-name="T230">q</text:span><text:span text:style-name="amh_5f_dev_5f_abbr"><text:span text:style-name="T230">ue</text:span></text:span><text:span text:style-name="T230"> ciuitatis aliqua uestigia uix su</text:span><text:span text:style-name="amh_5f_dev_5f_abbr"><text:span text:style-name="T230">per</text:span></text:span><text:span text:style-name="T230">su</text:span><text:span text:style-name="amh_5f_dev_5f_abbr"><text:span text:style-name="T230">n</text:span></text:span><text:span text:style-name="T230">t. Sic </text:span><text:span text:style-name="amh_5f_dev_5f_abbr">i</text:span>g<text:span text:style-name="amh_5f_dev_5f_abbr">itu</text:span>r<text:span text:style-name="T230"> </text:span><text:span text:style-name="amh_5f_dev_5f_abbr"><text:span text:style-name="T230">pro</text:span></text:span><text:span text:style-name="T230">spero nauigio </text:span><text:span text:style-name="T231">annuente</text:span><text:span text:style-name="T231"><text:note text:id="ftn72" text:note-class="footnote"><text:note-citation>72</text:note-citation><text:note-body><text:p text:style-name="amh_5f_note_5f_apparat"/></text:note-body></text:note></text:span><text:span text:style-name="T231"> </text:span><text:span text:style-name="T230">ac nimi</text:span><text:span text:style-name="T231">r</text:span><text:span text:style-name="T230">u</text:span><text:span text:style-name="amh_5f_dev_5f_abbr"><text:span text:style-name="T230">m</text:span></text:span><text:span text:style-name="T230"> dirigente d</text:span><text:span text:style-name="amh_5f_dev_5f_abbr"><text:span text:style-name="T230">omi</text:span></text:span><text:span text:style-name="T230">no ad has p</text:span><text:span text:style-name="amh_5f_dev_5f_abbr"><text:span text:style-name="T230">ar</text:span></text:span><text:span text:style-name="T230">tes </text:span><text:span text:style-name="amh_5f_ancre_5f_index_5f_locorum">Troia</text:span><text:span text:style-name="T230">Troie </text:span><text:span text:style-name="amh_5f_dev_5f_abbr"><text:span text:style-name="T230">per</text:span></text:span><text:span text:style-name="T230">ueni, postq</text:span><text:span text:style-name="amh_5f_dev_5f_abbr"><text:span text:style-name="T230">u</text:span></text:span><text:span text:style-name="T230">a</text:span><text:span text:style-name="amh_5f_dev_5f_abbr"><text:span text:style-name="T230">m</text:span></text:span><text:span text:style-name="T230"> de ciuitate </text:span><text:span text:style-name="amh_5f_ancre_5f_index_5f_locorum">Naulum</text:span><text:span text:style-name="T230">Nauli </text:span><text:span text:style-name="amh_5f_dev_5f_abbr"><text:span text:style-name="T230">pro</text:span></text:span><text:span text:style-name="T230">cedendo </text:span><text:span text:style-name="amh_5f_dev_5f_abbr"><text:span text:style-name="T230">per</text:span></text:span><text:span text:style-name="T230">lustraui littora </text:span><text:span text:style-name="amh_5f_ancre_5f_index_5f_locorum">Lombardia</text:span><text:span text:style-name="T232">L</text:span><text:span text:style-name="T230">ombardie, </text:span><text:span text:style-name="amh_5f_ancre_5f_index_5f_locorum">Tuscia</text:span><text:span text:style-name="T230">Tuscia, </text:span><text:span text:style-name="amh_5f_ancre_5f_index_5f_locorum">Campania</text:span><text:span text:style-name="T230">Ca</text:span><text:span text:style-name="amh_5f_dev_5f_abbr"><text:span text:style-name="T230">m</text:span></text:span><text:span text:style-name="T230">panie, </text:span><text:span text:style-name="amh_5f_ancre_5f_index_5f_locorum">Calabria</text:span><text:span text:style-name="T230">Calabrie, </text:span><text:span text:style-name="amh_5f_ancre_5f_index_5f_locorum">Apulia</text:span><text:span text:style-name="T230">Apulie, et tra</text:span><text:span text:style-name="amh_5f_dev_5f_abbr"><text:span text:style-name="T230">n</text:span></text:span><text:span text:style-name="T230">siui famosas </text:span><text:span text:style-name="amh_5f_ancre_5f_index_5f_locorum">Italia</text:span><text:span text:style-name="T230">Italie i</text:span><text:span text:style-name="amh_5f_dev_5f_abbr"><text:span text:style-name="T230">n</text:span></text:span><text:span text:style-name="T230">sulas </text:span><text:span text:style-name="amh_5f_ancre_5f_index_5f_locorum">Corsica</text:span><text:span text:style-name="T230">Corsica</text:span><text:span text:style-name="amh_5f_dev_5f_abbr"><text:span text:style-name="T230">s,</text:span></text:span><text:span text:style-name="T230"> </text:span><text:span text:style-name="amh_5f_ancre_5f_index_5f_locorum">Sardinia</text:span><text:span text:style-name="T230">Sardinia</text:span><text:span text:style-name="amh_5f_dev_5f_abbr"><text:span text:style-name="T230">m</text:span></text:span><text:span text:style-name="T230"> et </text:span><text:span text:style-name="amh_5f_ancre_5f_index_5f_locorum"><text:span text:style-name="T233">Sicilia</text:span></text:span><text:span text:style-name="T234">S</text:span><text:span text:style-name="T230">iciliam.</text:span></text:p>
      <text:p text:style-name="amh_5f_paragraphe"><text:span text:style-name="T235">E</text:span><text:span text:style-name="T236">t postq</text:span><text:span text:style-name="amh_5f_dev_5f_abbr"><text:span text:style-name="T236">u</text:span></text:span><text:span text:style-name="T236">a</text:span><text:span text:style-name="amh_5f_dev_5f_abbr"><text:span text:style-name="T236">m</text:span></text:span><text:span text:style-name="T236"> tra</text:span><text:span text:style-name="amh_5f_dev_5f_abbr"><text:span text:style-name="T236">n</text:span></text:span><text:span text:style-name="T236">siui sinu</text:span><text:span text:style-name="amh_5f_dev_5f_abbr"><text:span text:style-name="T236">m</text:span></text:span><text:span text:style-name="T236"> seu mare </text:span><text:span text:style-name="amh_5f_ancre_5f_index_5f_locorum"><text:span text:style-name="T173">Adriaticum</text:span></text:span><text:span text:style-name="T236">Adriaticu</text:span><text:span text:style-name="amh_5f_dev_5f_abbr"><text:span text:style-name="T236">m</text:span></text:span><text:span text:style-name="T236">, q</text:span><text:span text:style-name="amh_5f_dev_5f_abbr"><text:span text:style-name="T236">uo</text:span></text:span><text:span text:style-name="T236">d </text:span><text:span text:style-name="T237">h</text:span><text:span text:style-name="T236">odie gulfis </text:span><text:span text:style-name="amh_5f_ancre_5f_index_5f_locorum"><text:span text:style-name="T173">Venetiae</text:span></text:span><text:span text:style-name="T238">V</text:span><text:span text:style-name="T236">enetiaru</text:span><text:span text:style-name="amh_5f_dev_5f_abbr"><text:span text:style-name="T236">m</text:span></text:span><text:span text:style-name="T236"> d</text:span><text:span text:style-name="amh_5f_dev_5f_abbr"><text:span text:style-name="T236">icitu</text:span></text:span><text:span text:style-name="T236">r, qui sin</text:span><text:span text:style-name="amh_5f_dev_5f_abbr"><text:span text:style-name="T236">us</text:span></text:span><text:span text:style-name="T236"> admodu</text:span><text:span text:style-name="amh_5f_dev_5f_abbr"><text:span text:style-name="T236">m</text:span></text:span><text:span text:style-name="T236"> te</text:span><text:span text:style-name="amh_5f_dev_5f_abbr"><text:span text:style-name="T236">m</text:span></text:span><text:span text:style-name="T236">pestuosus, diuidens </text:span><text:span text:style-name="amh_5f_ancre_5f_index_5f_locorum"><text:span text:style-name="T173">Italia</text:span></text:span><text:span text:style-name="T236">Italia</text:span><text:span text:style-name="amh_5f_dev_5f_abbr"><text:span text:style-name="T236">m</text:span></text:span><text:span text:style-name="T236"> </text:span><text:span text:style-name="amh_5f_dev_5f_abbr"><text:span text:style-name="T236">et</text:span></text:span><text:span text:style-name="T236"> </text:span><text:span text:style-name="amh_5f_ancre_5f_index_5f_locorum"><text:span text:style-name="T173">Grecia</text:span></text:span><text:span text:style-name="T236">Grecia</text:span><text:span text:style-name="amh_5f_dev_5f_abbr"><text:span text:style-name="T236">m</text:span></text:span><text:span text:style-name="T236"> i</text:span><text:span text:style-name="amh_5f_dev_5f_abbr"><text:span text:style-name="T236">n</text:span></text:span><text:span text:style-name="T236"> hac parte. </text:span><text:span text:style-name="T237">E</text:span><text:span text:style-name="T236">t postq</text:span><text:span text:style-name="amh_5f_dev_5f_abbr"><text:span text:style-name="T236">u</text:span></text:span><text:span text:style-name="T236">a</text:span><text:span text:style-name="amh_5f_dev_5f_abbr"><text:span text:style-name="T236">m</text:span></text:span><text:span text:style-name="T236">, certa littora </text:span><text:span text:style-name="amh_5f_ancre_5f_index_5f_locorum"><text:span text:style-name="T173">Grecia</text:span></text:span><text:span text:style-name="T239">G</text:span><text:span text:style-name="T236">recie n</text:span><text:span text:style-name="T239">a</text:span><text:span text:style-name="T236">uiga</text:span><text:span text:style-name="amh_5f_dev_5f_abbr"><text:span text:style-name="T236">n</text:span></text:span><text:span text:style-name="T236">do, lustraui </text:span><text:span text:style-name="amh_5f_ancre_5f_index_5f_locorum"><text:span text:style-name="T173">Achaia</text:span></text:span><text:span text:style-name="T238">A</text:span><text:span text:style-name="T240">chaiam </text:span><text:span text:style-name="amh_5f_ancre_5f_index_5f_locorum"><text:span text:style-name="T173">Athenae</text:span></text:span><text:span text:style-name="T238">A</text:span><text:span text:style-name="T240">thenaru</text:span><text:span text:style-name="amh_5f_dev_5f_abbr"><text:span text:style-name="T240">m</text:span></text:span><text:span text:style-name="T240">q</text:span><text:span text:style-name="amh_5f_dev_5f_abbr"><text:span text:style-name="T240">ue</text:span></text:span><text:span text:style-name="T240"> </text:span><text:span text:style-name="amh_5f_dev_5f_abbr"><text:span text:style-name="T240">pro</text:span></text:span><text:span text:style-name="T240">uincia</text:span><text:span text:style-name="amh_5f_dev_5f_abbr"><text:span text:style-name="T238">m</text:span></text:span><text:span text:style-name="T240">, philosophie matre</text:span><text:span text:style-name="amh_5f_dev_5f_abbr"><text:span text:style-name="T240">m,</text:span></text:span><text:span text:style-name="T240"> et </text:span><text:span text:style-name="amh_5f_ancre_5f_index_5f_locorum"><text:span text:style-name="T173">Macedonia</text:span></text:span><text:span text:style-name="T240">Macedoniam cet</text:span><text:span text:style-name="amh_5f_dev_5f_abbr"><text:span text:style-name="T240">er</text:span></text:span><text:span text:style-name="T240">asq</text:span><text:span text:style-name="amh_5f_dev_5f_abbr"><text:span text:style-name="T240">ue</text:span></text:span><text:span text:style-name="T240"> partes </text:span><text:span text:style-name="amh_5f_ancre_5f_index_5f_locorum"><text:span text:style-name="T173">Grecia</text:span></text:span><text:span text:style-name="T240">Grecie, q</text:span><text:span text:style-name="amh_5f_dev_5f_abbr"><text:span text:style-name="T240">ue</text:span></text:span><text:span text:style-name="T240"> </text:span><text:span text:style-name="amh_5f_ancre_5f_index_5f_locorum"><text:span text:style-name="T173">Romania</text:span></text:span><text:span text:style-name="T240">Romania uulgarit</text:span><text:span text:style-name="amh_5f_dev_5f_abbr"><text:span text:style-name="T240">er</text:span></text:span><text:span text:style-name="T240"> appelant</text:span><text:span text:style-name="amh_5f_dev_5f_abbr"><text:span text:style-name="T240">u</text:span></text:span><text:span text:style-name="T240">r. Post hec, </text:span><text:span text:style-name="amh_5f_dev_5f_abbr"><text:span text:style-name="T240">pro</text:span></text:span><text:span text:style-name="T240">cedens de </text:span><text:span text:style-name="amh_5f_ancre_5f_index_5f_locorum"><text:span text:style-name="T173">Troia</text:span></text:span><text:span text:style-name="T240">Troie </text:span><text:span text:style-name="amh_5f_dev_5f_abbr"><text:span text:style-name="T240">par</text:span></text:span><text:span text:style-name="T240">tib</text:span><text:span text:style-name="amh_5f_dev_5f_abbr"><text:span text:style-name="T240">us</text:span></text:span><text:span text:style-name="T240">, i</text:span><text:span text:style-name="amh_5f_dev_5f_abbr"><text:span text:style-name="T240">n</text:span></text:span><text:span text:style-name="T240">sulas </text:span><text:span text:style-name="T239">G</text:span><text:span text:style-name="T240">recaru</text:span><text:span text:style-name="amh_5f_dev_5f_abbr"><text:span text:style-name="T240">m</text:span></text:span><text:span text:style-name="T240">, </text:span><text:span text:style-name="amh_5f_ancre_5f_index_5f_locorum"><text:span text:style-name="T173">Asia</text:span></text:span><text:span text:style-name="T240">Asie et littora </text:span><text:span text:style-name="amh_5f_ancre_5f_index_5f_locorum"><text:span text:style-name="T173">Asia minor</text:span></text:span><text:span text:style-name="T240">Minoris Asie dilige</text:span><text:span text:style-name="amh_5f_dev_5f_abbr"><text:span text:style-name="T240">n</text:span></text:span><text:span text:style-name="T240">tius </text:span><text:span text:style-name="amh_5f_dev_5f_abbr"><text:span text:style-name="T240">per</text:span></text:span><text:span text:style-name="T240">lustraui, ueniq</text:span><text:span text:style-name="amh_5f_dev_5f_abbr"><text:span text:style-name="T240">ue</text:span></text:span><text:span text:style-name="T240"> ad i</text:span><text:span text:style-name="amh_5f_dev_5f_abbr"><text:span text:style-name="T240">n</text:span></text:span><text:span text:style-name="T240">sula</text:span><text:span text:style-name="amh_5f_dev_5f_abbr"><text:span text:style-name="T240">m</text:span></text:span><text:span text:style-name="T240"> </text:span><text:span text:style-name="amh_5f_ancre_5f_index_5f_locorum"><text:span text:style-name="T173">Syo</text:span></text:span><text:span text:style-name="T240">Syo, ubi mastix crescit et ut d</text:span><text:span text:style-name="amh_5f_dev_5f_abbr"><text:span text:style-name="T240">icitu</text:span></text:span><text:span text:style-name="T240">r nusq</text:span><text:span text:style-name="amh_5f_dev_5f_abbr"><text:span text:style-name="T240">u</text:span></text:span><text:span text:style-name="T240">a</text:span><text:span text:style-name="amh_5f_dev_5f_abbr"><text:span text:style-name="T240">m</text:span></text:span><text:span text:style-name="T240"> alias. </text:span><text:span text:style-name="T241">Gu</text:span><text:span text:style-name="amh_5f_dev_5f_abbr"><text:span text:style-name="T242">m</text:span></text:span><text:span text:style-name="T241">mi</text:span><text:span text:style-name="T240"> est fluens de arborib</text:span><text:span text:style-name="amh_5f_dev_5f_abbr"><text:span text:style-name="T240">us</text:span></text:span><text:span text:style-name="T240"> </text:span><text:span text:style-name="amh_5f_dev_5f_abbr"><text:span text:style-name="T240">par</text:span></text:span><text:span text:style-name="T240">uulis, pu</text:span><text:span text:style-name="amh_5f_dev_5f_abbr"><text:span text:style-name="T240">n</text:span></text:span><text:span text:style-name="T240">ctura certi i</text:span><text:span text:style-name="amh_5f_dev_5f_abbr"><text:span text:style-name="T240">n</text:span></text:span><text:span text:style-name="T240">strume</text:span><text:span text:style-name="amh_5f_dev_5f_abbr"><text:span text:style-name="T240">n</text:span></text:span><text:span text:style-name="T240">ti i</text:span><text:span text:style-name="amh_5f_dev_5f_abbr"><text:span text:style-name="T240">n</text:span></text:span><text:span text:style-name="T240"> cortice apertis t</text:span><text:span text:style-name="amh_5f_dev_5f_abbr"><text:span text:style-name="T240">em</text:span></text:span><text:span text:style-name="T240">p</text:span><text:span text:style-name="amh_5f_dev_5f_abbr"><text:span text:style-name="T240">or</text:span></text:span><text:span text:style-name="T240">e opportuno.</text:span></text:p>
      <text:p text:style-name="amh_5f_paragraphe"><text:span text:style-name="T243">Post hec ueni ad i</text:span><text:span text:style-name="amh_5f_dev_5f_abbr"><text:span text:style-name="T243">n</text:span></text:span><text:span text:style-name="T243">sula</text:span><text:span text:style-name="amh_5f_dev_5f_abbr"><text:span text:style-name="T243">m</text:span></text:span><text:span text:style-name="T243"> </text:span><text:span text:style-name="amh_5f_ancre_5f_index_5f_locorum">Pathmos</text:span><text:span text:style-name="T243">Pathmos, ubi a dilectissimus </text:span><text:span text:style-name="amh_5f_ancre_5f_index_5f_nominum">Christus</text:span><text:span text:style-name="amh_5f_dev_5f_abbr"><text:span text:style-name="T243">Christ</text:span></text:span><text:span text:style-name="T243">i discip</text:span><text:span text:style-name="amh_5f_dev_5f_abbr"><text:span text:style-name="T243">u</text:span></text:span><text:span text:style-name="T243">lo ibi relegato </text:span><office:annotation office:name="__Annotation__9940_2972721066" loext:resolved="false"><dc:creator>Alexandre Moret Houplon</dc:creator><dc:date>2026-01-08T21:01:34.981499800</dc:date><meta:creator-initials>AMH</meta:creator-initials><text:p text:style-name="Comment"><text:a xlink:href="https://gloss-e.irht.cnrs.fr/php/editions_chapitre.php?id=biblia&amp;numLivre=83&amp;chapitre=83_1#glo_cap1_verset9" xlink:type="simple">https://gloss-e.irht.cnrs.fr/php/editions_chapitre.php?id=biblia&amp;numLivre=83&amp;chapitre=83_1#glo_cap1_verset9</text:a></text:p><text:p text:style-name="Comment">Je devrais peut-être faire une table des références bibliques ?</text:p></office:annotation><text:span text:style-name="T244">A</text:span><text:span text:style-name="T245">pocalipsis</text:span><office:annotation-end office:name="__Annotation__9940_2972721066"/><text:span text:style-name="T243"> sc</text:span><text:span text:style-name="amh_5f_dev_5f_abbr"><text:span text:style-name="T243">r</text:span></text:span><text:span text:style-name="T243">ibit</text:span><text:span text:style-name="amh_5f_dev_5f_abbr"><text:span text:style-name="T243">u</text:span></text:span><text:span text:style-name="T243">r</text:span><text:span text:style-name="T243"><text:note text:id="ftn73" text:note-class="footnote"><text:note-citation>73</text:note-citation><text:note-body><text:p text:style-name="amh_5f_note_5f_apparat"><text:span text:style-name="amh_5f_apparat_5f_lemme"><text:span text:style-name="T246">Post hec ueni ad insulam Pathmos</text:span></text:span><text:span text:style-name="amh_5f_apparat_5f_lemme">… Apocalipsis scribitur</text:span> <text:span text:style-name="amh_5f_apparat_5f_commentaire">(Apoc. 1,9)</text:span></text:p></text:note-body></text:note></text:span><text:span text:style-name="T243">. </text:span><text:span text:style-name="T247">Postea </text:span><text:span text:style-name="amh_5f_dev_5f_abbr"><text:span text:style-name="T247">per</text:span></text:span><text:span text:style-name="T247">ueni ad </text:span><text:span text:style-name="amh_5f_ancre_5f_index_5f_locorum">Ephesus</text:span><text:span text:style-name="T247">Ephesu</text:span><text:span text:style-name="amh_5f_dev_5f_abbr"><text:span text:style-name="T248">m</text:span></text:span><text:span text:style-name="T248">,</text:span><text:span text:style-name="T247"> ubi b</text:span><text:span text:style-name="amh_5f_dev_5f_abbr"><text:span text:style-name="T247">ea</text:span></text:span><text:span text:style-name="T247">tissim</text:span><text:span text:style-name="amh_5f_dev_5f_abbr"><text:span text:style-name="T247">us</text:span></text:span><text:span text:style-name="T247"> p</text:span><text:span text:style-name="amh_5f_dev_5f_abbr"><text:span text:style-name="T247">re</text:span></text:span><text:span text:style-name="T247">dictus ap</text:span><text:span text:style-name="amh_5f_dev_5f_abbr"><text:span text:style-name="T247">osto</text:span></text:span><text:span text:style-name="T247">l</text:span><text:span text:style-name="amh_5f_dev_5f_abbr"><text:span text:style-name="T247">u</text:span></text:span><text:span text:style-name="T247">s </text:span><text:span text:style-name="amh_5f_dev_5f_abbr"><text:span text:style-name="T247">et</text:span></text:span><text:span text:style-name="T247"> eu</text:span><text:span text:style-name="amh_5f_dev_5f_abbr"><text:span text:style-name="T247">a</text:span></text:span><text:span text:style-name="amh_5f_dev_5f_abbr"><text:span text:style-name="T249">n</text:span></text:span><text:span text:style-name="T247">g</text:span><text:span text:style-name="amh_5f_dev_5f_abbr"><text:span text:style-name="T247">elis</text:span></text:span><text:span text:style-name="T247">ta </text:span><text:span text:style-name="amh_5f_ancre_5f_index_5f_nominum">Iohannes Crisostomi</text:span><text:span text:style-name="T249">Ioh</text:span><text:span text:style-name="amh_5f_dev_5f_abbr"><text:span text:style-name="T249">ann</text:span></text:span><text:span text:style-name="T249">es se deposuit i</text:span><text:span text:style-name="amh_5f_dev_5f_abbr"><text:span text:style-name="T249">n</text:span></text:span><text:span text:style-name="T249"> monume</text:span><text:span text:style-name="amh_5f_dev_5f_abbr"><text:span text:style-name="T249">n</text:span></text:span><text:span text:style-name="T249">to uiuus, </text:span><text:span text:style-name="T248">i</text:span><text:span text:style-name="amh_5f_dev_5f_abbr"><text:span text:style-name="T249">n</text:span></text:span><text:span text:style-name="T249"> q</text:span><text:span text:style-name="amh_5f_dev_5f_abbr"><text:span text:style-name="T249">u</text:span></text:span><text:span text:style-name="T249">o loco sup</text:span><text:span text:style-name="amh_5f_dev_5f_abbr"><text:span text:style-name="T249">r</text:span></text:span><text:span text:style-name="T249">a monume</text:span><text:span text:style-name="amh_5f_dev_5f_abbr"><text:span text:style-name="T249">n</text:span></text:span><text:span text:style-name="T249">tu</text:span><text:span text:style-name="amh_5f_dev_5f_abbr"><text:span text:style-name="T249">m</text:span></text:span><text:span text:style-name="T249"> ei</text:span><text:span text:style-name="amh_5f_dev_5f_abbr"><text:span text:style-name="T249">us</text:span></text:span><text:span text:style-name="T249"> p</text:span><text:span text:style-name="amh_5f_dev_5f_abbr"><text:span text:style-name="T249">u</text:span></text:span><text:span text:style-name="T249">lcerrima et magna eccl</text:span><text:span text:style-name="amh_5f_dev_5f_abbr"><text:span text:style-name="T249">esi</text:span></text:span><text:span text:style-name="T249">a est </text:span><text:span text:style-name="amh_5f_dev_5f_abbr"><text:span text:style-name="T249">con</text:span></text:span><text:span text:style-name="T249">structa, plu</text:span><text:span text:style-name="amh_5f_dev_5f_abbr"><text:span text:style-name="T249">m</text:span></text:span><text:span text:style-name="T249">bo cooperta, ad modu</text:span><text:span text:style-name="amh_5f_dev_5f_abbr"><text:span text:style-name="T249">m</text:span></text:span><text:span text:style-name="T249"> crucis </text:span><text:span text:style-name="T250">extensa, o</text:span><text:span text:style-name="amh_5f_dev_5f_abbr"><text:span text:style-name="T250">per</text:span></text:span><text:span text:style-name="T250">e musa</text:span><text:span text:style-name="T222">ï</text:span><text:span text:style-name="T250">co et marmorib</text:span><text:span text:style-name="amh_5f_dev_5f_abbr"><text:span text:style-name="T250">us</text:span></text:span><text:span text:style-name="T250"> solle</text:span><text:span text:style-name="amh_5f_dev_5f_abbr"><text:span text:style-name="T250">m</text:span></text:span><text:span text:style-name="T250">pnit</text:span><text:span text:style-name="amh_5f_dev_5f_abbr"><text:span text:style-name="T250">er</text:span></text:span><text:span text:style-name="T250"> decorata. Est aut</text:span><text:span text:style-name="amh_5f_dev_5f_abbr"><text:span text:style-name="T250">em</text:span></text:span><text:span text:style-name="T250">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50">Ephesi</text:span><office:annotation-end office:name="__Annotation__9942_2972721066"/><text:span text:style-name="T250"> i</text:span><text:span text:style-name="amh_5f_dev_5f_abbr"><text:span text:style-name="T250">n</text:span></text:span><text:span text:style-name="T250"> loco pulcro forti ac fertili collocata, distans q</text:span><text:span text:style-name="amh_5f_dev_5f_abbr"><text:span text:style-name="T250">u</text:span></text:span><text:span text:style-name="T250">idem a mari ad pauca miliaria. </text:span><text:span text:style-name="amh_5f_ancre_5f_index_5f_locorum">Sarracen</text:span><text:span text:style-name="amh_5f_ancre_5f_index_5f_locorum"><text:span text:style-name="T251">us</text:span></text:span><text:span text:style-name="T250">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52">Asiani</text:span><office:annotation-end office:name="__Annotation__9943_2972721066"/><text:span text:style-name="T252">,</text:span><text:span text:style-name="amh_5f_dev_5f_abbr"><text:span text:style-name="T250"> Christ</text:span></text:span><text:span text:style-name="T250">ianis </text:span><text:span text:style-name="T248">inde </text:span><text:span text:style-name="T250">expulsis ac occisis et i</text:span><text:span text:style-name="amh_5f_dev_5f_abbr"><text:span text:style-name="T250">n</text:span></text:span><text:span text:style-name="T250"> s</text:span><text:span text:style-name="amh_5f_dev_5f_abbr"><text:span text:style-name="T250">er</text:span></text:span><text:span text:style-name="T250">uitut</text:span><text:span text:style-name="T253">em</text:span><text:span text:style-name="T250"> redactis, ecclesiis de q</text:span><text:span text:style-name="amh_5f_dev_5f_abbr"><text:span text:style-name="T250">u</text:span></text:span><text:span text:style-name="T250">ib</text:span><text:span text:style-name="amh_5f_dev_5f_abbr"><text:span text:style-name="T250">us</text:span></text:span><text:span text:style-name="T250"> fit mensio in </text:span><office:annotation office:name="__Annotation__9944_2972721066" loext:resolved="false"><dc:creator>Alexandre Moret Houplon</dc:creator><dc:date>2026-01-08T21:07:51.363685900</dc:date><meta:creator-initials>AMH</meta:creator-initials><text:p text:style-name="Comment"><text:a xlink:href="https://gloss-e.irht.cnrs.fr/php/editions_chapitre.php?id=biblia&amp;numLivre=83&amp;chapitre=83_2#glo_cap2_verset1" xlink:type="simple">https://gloss-e.irht.cnrs.fr/php/editions_chapitre.php?id=biblia&amp;numLivre=83&amp;chapitre=83_2#glo_cap2_verset1</text:a></text:p><text:p text:style-name="Comment"/></office:annotation><text:span text:style-name="T252">Apocalipsi</text:span><text:span text:style-name="T252"><text:note text:id="ftn74" text:note-class="footnote"><text:note-citation>74</text:note-citation><text:note-body><text:p text:style-name="amh_5f_note_5f_apparat"><text:span text:style-name="amh_5f_apparat_5f_lemme">ecclesiis de quibus fit mension in Apocalipsi</text:span> <text:span text:style-name="amh_5f_apparat_5f_commentaire">(Apoc. 2,1)</text:span></text:p></text:note-body></text:note></text:span><office:annotation-end office:name="__Annotation__9944_2972721066"/><text:span text:style-name="T250"> pulc</text:span><text:span text:style-name="amh_5f_dev_5f_abbr"><text:span text:style-name="T250">er</text:span></text:span><text:span text:style-name="T250">rimis destructis, ip</text:span><text:span text:style-name="amh_5f_dev_5f_abbr"><text:span text:style-name="T250">s</text:span></text:span><text:span text:style-name="T250">am tenent </text:span><text:span text:style-name="T254">eccl</text:span><text:span text:style-name="amh_5f_dev_5f_abbr"><text:span text:style-name="T254">esi</text:span></text:span><text:span text:style-name="T254">a t</text:span><text:span text:style-name="amh_5f_dev_5f_abbr"><text:span text:style-name="T254">ame</text:span></text:span><text:span text:style-name="T254">n b</text:span><text:span text:style-name="amh_5f_dev_5f_abbr"><text:span text:style-name="T254">ea</text:span></text:span><text:span text:style-name="T254">ti </text:span><text:span text:style-name="amh_5f_ancre_5f_index_5f_nominum">Iohannes Crisostomi</text:span><text:span text:style-name="T254">Ioh</text:span><text:span text:style-name="amh_5f_dev_5f_abbr"><text:span text:style-name="T254">ann</text:span></text:span><text:span text:style-name="T254">is e</text:span><text:span text:style-name="T255">u</text:span><text:span text:style-name="amh_5f_dev_5f_abbr"><text:span text:style-name="T254">an</text:span></text:span><text:span text:style-name="T254">g</text:span><text:span text:style-name="amh_5f_dev_5f_abbr"><text:span text:style-name="T254">elis</text:span></text:span><text:span text:style-name="T254">te, i</text:span><text:span text:style-name="amh_5f_dev_5f_abbr"><text:span text:style-name="T254">n</text:span></text:span><text:span text:style-name="T254"> qua ei</text:span><text:span text:style-name="amh_5f_dev_5f_abbr"><text:span text:style-name="T254">us</text:span></text:span><text:span text:style-name="T254"> sep</text:span><text:span text:style-name="amh_5f_dev_5f_abbr"><text:span text:style-name="T254">u</text:span></text:span><text:span text:style-name="T254">lcru</text:span><text:span text:style-name="amh_5f_dev_5f_abbr"><text:span text:style-name="T254">m</text:span></text:span><text:span text:style-name="T254">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54">con</text:span></text:span><text:span text:style-name="T254">s</text:span><text:span text:style-name="amh_5f_dev_5f_abbr"><text:span text:style-name="T254">er</text:span></text:span><text:span text:style-name="T254">uatus</text:span><office:annotation-end office:name="__Annotation__2041_2944650079"/>,<text:span text:style-name="T254"> qu</text:span><text:span text:style-name="amh_5f_dev_5f_abbr"><text:span text:style-name="T254">i</text:span></text:span><text:span text:style-name="T254">a suo cultui ad usu</text:span><text:span text:style-name="amh_5f_dev_5f_abbr"><text:span text:style-name="T254">m</text:span></text:span><text:span text:style-name="T254"> </text:span><text:span text:style-name="amh_5f_ancre_5f_index_5f_nominum">Machometus</text:span><text:span text:style-name="T254">Machometi applicaru</text:span><text:span text:style-name="amh_5f_dev_5f_abbr"><text:span text:style-name="T254">n</text:span></text:span><text:span text:style-name="T254">t. </text:span><text:span text:style-name="T256">E</text:span><text:span text:style-name="T254">t postq</text:span><text:span text:style-name="amh_5f_dev_5f_abbr"><text:span text:style-name="T254">u</text:span></text:span><text:span text:style-name="T254">a</text:span><text:span text:style-name="amh_5f_dev_5f_abbr"><text:span text:style-name="T254">m</text:span></text:span><text:span text:style-name="T254"> </text:span><text:span text:style-name="amh_5f_ancre_5f_index_5f_locorum">Asia minor</text:span><text:span text:style-name="T254">minor </text:span><text:span text:style-name="T257">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58">Turgis</text:span><office:annotation-end office:name="__Annotation__9941_2972721066"/><text:span text:style-name="T257"> </text:span><text:span text:style-name="T259">capta est, nomen pristinu</text:span><text:span text:style-name="amh_5f_dev_5f_abbr"><text:span text:style-name="T259">m</text:span></text:span><text:span text:style-name="T259"> amisit et g</text:span><text:span text:style-name="amh_5f_dev_5f_abbr"><text:span text:style-name="T259">ener</text:span></text:span><text:span text:style-name="T259">al</text:span><text:span text:style-name="amh_5f_dev_5f_abbr"><text:span text:style-name="T259">ite</text:span></text:span><text:span text:style-name="T259">r </text:span><text:span text:style-name="amh_5f_ancre_5f_index_5f_locorum">Turquia</text:span><text:span text:style-name="T259">Turquia ab iniq</text:span><text:span text:style-name="amh_5f_dev_5f_abbr"><text:span text:style-name="T259">u</text:span></text:span><text:span text:style-name="T259">is ei</text:span><text:span text:style-name="amh_5f_dev_5f_abbr"><text:span text:style-name="T259">us</text:span></text:span><text:span text:style-name="T259"> i</text:span><text:span text:style-name="amh_5f_dev_5f_abbr"><text:span text:style-name="T259">n</text:span></text:span><text:span text:style-name="T259">habitatorib</text:span><text:span text:style-name="amh_5f_dev_5f_abbr"><text:span text:style-name="T259">us</text:span></text:span><text:span text:style-name="T259">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60">de multe i</text:span><text:span text:style-name="amh_5f_dev_5f_abbr"><text:span text:style-name="T260">n</text:span></text:span><text:span text:style-name="T260">sule in hac maris parte su</text:span><text:span text:style-name="amh_5f_dev_5f_abbr"><text:span text:style-name="T260">n</text:span></text:span><text:span text:style-name="T260">t, quondam h</text:span><text:span text:style-name="amh_5f_dev_5f_abbr"><text:span text:style-name="T260">ab</text:span></text:span><text:span text:style-name="T260">itate </text:span><text:span text:style-name="amh_5f_dev_5f_abbr"><text:span text:style-name="T260">et</text:span></text:span><text:span text:style-name="T260"> diuitiis h</text:span><text:span text:style-name="amh_5f_dev_5f_abbr"><text:span text:style-name="T260">abu</text:span></text:span><text:span text:style-name="T260">ndantes s</text:span><text:span text:style-name="amh_5f_dev_5f_abbr"><text:span text:style-name="T260">ed</text:span></text:span><text:span text:style-name="T260"> nu</text:span><text:span text:style-name="amh_5f_dev_5f_abbr"><text:span text:style-name="T260">n</text:span></text:span><text:span text:style-name="T260">c </text:span><text:span text:style-name="amh_5f_dev_5f_abbr"><text:span text:style-name="T260">per</text:span></text:span><text:span text:style-name="T260"> Turquos pl</text:span><text:span text:style-name="amh_5f_dev_5f_abbr"><text:span text:style-name="T260">ur</text:span></text:span><text:span text:style-name="T260">imu</text:span><text:span text:style-name="amh_5f_dev_5f_abbr"><text:span text:style-name="T260">m</text:span></text:span><text:span text:style-name="T260"> deserte, </text:span><text:span text:style-name="amh_5f_dev_5f_abbr"><text:span text:style-name="T260">per</text:span></text:span><text:span text:style-name="T260">ueni i</text:span><text:span text:style-name="amh_5f_dev_5f_abbr"><text:span text:style-name="T260">n</text:span></text:span><text:span text:style-name="T260"> ip</text:span><text:span text:style-name="amh_5f_dev_5f_abbr"><text:span text:style-name="T260">s</text:span></text:span><text:span text:style-name="T260">a </text:span><text:span text:style-name="amh_5f_ancre_5f_index_5f_locorum">Asia minor</text:span><text:span text:style-name="T260">Minori Asia </text:span><text:span text:style-name="amh_5f_dev_5f_abbr"><text:span text:style-name="T260">pro</text:span></text:span><text:span text:style-name="T260">pe litt</text:span><text:span text:style-name="amh_5f_dev_5f_abbr"><text:span text:style-name="T260">us</text:span></text:span><text:span text:style-name="T260"> maris ad urbem </text:span><text:span text:style-name="amh_5f_ancre_5f_index_5f_locorum">Parthera</text:span><text:span text:style-name="T260">Parthera</text:span><text:span text:style-name="amh_5f_dev_5f_abbr"><text:span text:style-name="T260">m</text:span></text:span><text:span text:style-name="T260"> unde beat</text:span><text:span text:style-name="amh_5f_dev_5f_abbr"><text:span text:style-name="T260">us</text:span></text:span><text:span text:style-name="T260"> </text:span><text:span text:style-name="amh_5f_ancre_5f_index_5f_nominum">Nicholaus</text:span><text:span text:style-name="T260">Nichola</text:span><text:span text:style-name="amh_5f_dev_5f_abbr"><text:span text:style-name="T260">us</text:span></text:span><text:span text:style-name="T260"> extraxit origine</text:span><text:span text:style-name="amh_5f_dev_5f_abbr"><text:span text:style-name="T260">m,</text:span></text:span><text:span text:style-name="T260"> et post </text:span><text:span text:style-name="amh_5f_ancre_5f_index_5f_locorum">Mirrea</text:span><text:span text:style-name="T260">Mirrea</text:span><text:span text:style-name="amh_5f_dev_5f_abbr"><text:span text:style-name="T260">m</text:span></text:span><text:span text:style-name="T260"> ciuitate</text:span><text:span text:style-name="amh_5f_dev_5f_abbr"><text:span text:style-name="T260">m,</text:span></text:span><text:span text:style-name="T260"> ubi d</text:span><text:span text:style-name="amh_5f_dev_5f_abbr"><text:span text:style-name="T260">o</text:span></text:span><text:span text:style-name="T260">m</text:span><text:span text:style-name="amh_5f_dev_5f_abbr"><text:span text:style-name="T260">ini</text:span></text:span><text:span text:style-name="T260">co nutu post modu</text:span><text:span text:style-name="amh_5f_dev_5f_abbr"><text:span text:style-name="T260">m</text:span></text:span><text:span text:style-name="T260"> fuit i</text:span><text:span text:style-name="amh_5f_dev_5f_abbr"><text:span text:style-name="T260">n</text:span></text:span><text:span text:style-name="T260"> </text:span><text:span text:style-name="T261">ep</text:span><text:span text:style-name="amh_5f_dev_5f_abbr"><text:span text:style-name="T261">i</text:span></text:span><text:span text:style-name="T261">sc</text:span><text:span text:style-name="amh_5f_dev_5f_abbr"><text:span text:style-name="T261">o</text:span></text:span><text:span text:style-name="T261">p</text:span><text:span text:style-name="amh_5f_dev_5f_abbr"><text:span text:style-name="T261">u</text:span></text:span><text:span text:style-name="T261">m</text:span><text:span text:style-name="T260"> ordinat</text:span><text:span text:style-name="amh_5f_dev_5f_abbr"><text:span text:style-name="T260">us</text:span></text:span><text:span text:style-name="T260">. Ha</text:span><text:span text:style-name="amh_5f_dev_5f_abbr"><text:span text:style-name="T260">n</text:span></text:span><text:span text:style-name="T260">c </text:span><text:span text:style-name="amh_5f_dev_5f_abbr"><text:span text:style-name="T260">pro</text:span></text:span><text:span text:style-name="T260">uincia</text:span><text:span text:style-name="amh_5f_dev_5f_abbr"><text:span text:style-name="T255">m</text:span></text:span><text:span text:style-name="T260"> ille beat</text:span><text:span text:style-name="amh_5f_dev_5f_abbr"><text:span text:style-name="T260">us</text:span></text:span><text:span text:style-name="T260"> </text:span><text:span text:style-name="amh_5f_dev_5f_abbr"><text:span text:style-name="T260">con</text:span></text:span><text:span text:style-name="T260">fessor miraculis i</text:span><text:span text:style-name="amh_5f_dev_5f_abbr"><text:span text:style-name="T260">n</text:span></text:span><text:span text:style-name="T260">numeris collustrauit. </text:span></text:p>
      <text:p text:style-name="P28"><text:span text:style-name="T262">E</text:span>t post hec uidi <text:span text:style-name="amh_5f_ancre_5f_index_5f_locorum">Creta</text:span>Creta<text:span text:style-name="amh_5f_dev_5f_abbr">m</text:span> <text:span text:style-name="amh_5f_foliotation"><text:span text:style-name="T263">[f.</text:span></text:span><text:span text:style-name="amh_5f_foliotation"><text:span text:style-name="T222"> </text:span></text:span><text:span text:style-name="amh_5f_foliotation"><text:span text:style-name="T263">237v]</text:span></text:span> <text:span text:style-name="T264">insula</text:span><text:span text:style-name="amh_5f_dev_5f_abbr"><text:span text:style-name="T264">m</text:span></text:span><text:span text:style-name="T264"> fam</text:span><text:span text:style-name="T265">o</text:span><text:span text:style-name="T264">sa</text:span><text:span text:style-name="amh_5f_dev_5f_abbr"><text:span text:style-name="T264">m</text:span></text:span><text:span text:style-name="T264"> atq</text:span><text:span text:style-name="amh_5f_dev_5f_abbr"><text:span text:style-name="T264">ue</text:span></text:span><text:span text:style-name="T264"> </text:span><text:span text:style-name="amh_5f_ancre_5f_index_5f_locorum">Rodus</text:span><text:span text:style-name="T264">Rodu</text:span><text:span text:style-name="amh_5f_dev_5f_abbr"><text:span text:style-name="T264">m</text:span></text:span><text:span text:style-name="T264">. </text:span><text:span text:style-name="amh_5f_ancre_5f_index_5f_locorum">Rodus</text:span><text:span text:style-name="T264">Rodu</text:span><text:span text:style-name="amh_5f_dev_5f_abbr"><text:span text:style-name="T264">m</text:span></text:span><text:span text:style-name="T264"> i</text:span><text:span text:style-name="amh_5f_dev_5f_abbr"><text:span text:style-name="T264">n</text:span></text:span><text:span text:style-name="T264">sula</text:span><text:span text:style-name="amh_5f_dev_5f_abbr"><text:span text:style-name="T264">m</text:span></text:span><text:span text:style-name="T264">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64">fr</text:span><text:span text:style-name="amh_5f_dev_5f_abbr"><text:span text:style-name="T264">atr</text:span></text:span><text:span text:style-name="T264">es hospitalis beati Ioh</text:span><text:span text:style-name="amh_5f_dev_5f_abbr"><text:span text:style-name="T264">ann</text:span></text:span><text:span text:style-name="T264">is Iherosolimitani</text:span><office:annotation-end office:name="__Annotation__4728_3118793757"/><text:span text:style-name="T264"> ui armoru</text:span><text:span text:style-name="amh_5f_dev_5f_abbr"><text:span text:style-name="T264">m</text:span></text:span><text:span text:style-name="T264"> </text:span><text:span text:style-name="T266">Co</text:span><text:span text:style-name="amh_5f_dev_5f_abbr"><text:span text:style-name="T266">n</text:span></text:span><text:span text:style-name="T266">stan</text:span><text:span text:style-name="T267">tinopolitano</text:span><text:span text:style-name="T264"> imperio abstuleru</text:span><text:span text:style-name="amh_5f_dev_5f_abbr"><text:span text:style-name="T264">n</text:span></text:span><text:span text:style-name="T264">t, ubi nu</text:span><text:span text:style-name="amh_5f_dev_5f_abbr"><text:span text:style-name="T264">n</text:span></text:span><text:span text:style-name="T264">c maiore</text:span><text:span text:style-name="amh_5f_dev_5f_abbr"><text:span text:style-name="T264">m</text:span></text:span><text:span text:style-name="T264"> co</text:span><text:span text:style-name="amh_5f_dev_5f_abbr"><text:span text:style-name="T264">n</text:span></text:span><text:span text:style-name="T264">uentu</text:span><text:span text:style-name="amh_5f_dev_5f_abbr"><text:span text:style-name="T264">m</text:span></text:span><text:span text:style-name="T264"> suu</text:span><text:span text:style-name="amh_5f_dev_5f_abbr"><text:span text:style-name="T264">m</text:span></text:span><text:span text:style-name="T264"> tenet, et ipsa</text:span><text:span text:style-name="amh_5f_dev_5f_abbr"><text:span text:style-name="T264">m</text:span></text:span><text:span text:style-name="T264"> caput ordinis statueru</text:span><text:span text:style-name="amh_5f_dev_5f_abbr"><text:span text:style-name="T264">n</text:span></text:span><text:span text:style-name="T264">t. Locus est san</text:span><text:span text:style-name="amh_5f_dev_5f_abbr"><text:span text:style-name="T264">us</text:span></text:span><text:span text:style-name="T264"> q</text:span><text:span text:style-name="amh_5f_dev_5f_abbr"><text:span text:style-name="T264">u</text:span></text:span><text:span text:style-name="T264">idem </text:span><text:span text:style-name="amh_5f_dev_5f_abbr"><text:span text:style-name="T264">et</text:span></text:span><text:span text:style-name="T264"> </text:span><text:span text:style-name="T266">delectatus</text:span><text:span text:style-name="T264">, non multu</text:span><text:span text:style-name="amh_5f_dev_5f_abbr"><text:span text:style-name="T264">m</text:span></text:span><text:span text:style-name="T264"> a </text:span><text:span text:style-name="amh_5f_ancre_5f_index_5f_locorum">Turquia</text:span><text:span text:style-name="T264">Turquia </text:span><text:span text:style-name="amh_5f_dev_5f_abbr"><text:span text:style-name="T264">per</text:span></text:span><text:span text:style-name="T264"> braciu</text:span><text:span text:style-name="amh_5f_dev_5f_abbr"><text:span text:style-name="T264">m</text:span></text:span><text:span text:style-name="T264">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68">separatus</text:span><office:annotation-end office:name="__Annotation__2075_2944650079"/><text:span text:style-name="T269">.</text:span></text:p>
      <text:p text:style-name="amh_5f_paragraphe"><text:soft-page-break/>Inde <text:span text:style-name="amh_5f_dev_5f_abbr">pro</text:span>cessi uersus <text:span text:style-name="amh_5f_ancre_5f_index_5f_locorum">Ciprus</text:span>Cipru<text:span text:style-name="amh_5f_dev_5f_abbr">m</text:span>. <text:span text:style-name="T270">H</text:span>ec insula uini <text:span text:style-name="amh_5f_dev_5f_abbr"><text:span text:style-name="T271">et</text:span></text:span> olei ferax <text:span text:style-name="T271">est, unde </text:span><text:span text:style-name="amh_5f_dev_5f_abbr"><text:span text:style-name="T271">et</text:span></text:span><text:span text:style-name="T271"> sponsa qua</text:span><text:span text:style-name="amh_5f_dev_5f_abbr"><text:span text:style-name="T271">m</text:span></text:span><text:span text:style-name="T271"> </text:span><text:span text:style-name="amh_5f_dev_5f_abbr"><text:span text:style-name="T271">et</text:span></text:span><text:span text:style-name="T271"> sponsu</text:span><text:span text:style-name="amh_5f_dev_5f_abbr"><text:span text:style-name="T271">m</text:span></text:span><text:span text:style-name="T271"> sapiens uineis </text:span><text:span text:style-name="T272">E</text:span><text:span text:style-name="T271">ngaddi uoluit co</text:span><text:span text:style-name="amh_5f_dev_5f_abbr"><text:span text:style-name="T271">m</text:span></text:span><text:span text:style-name="T271">parari. Hee uinee s</text:span><text:span text:style-name="T273">u</text:span><text:span text:style-name="amh_5f_dev_5f_abbr"><text:span text:style-name="T271">n</text:span></text:span><text:span text:style-name="T271">t in </text:span><text:span text:style-name="amh_5f_ancre_5f_index_5f_locorum">Ciprus</text:span><text:span text:style-name="T271">Cipro </text:span><text:span text:style-name="amh_5f_dev_5f_abbr"><text:span text:style-name="T271">pro</text:span></text:span><text:span text:style-name="T271">pe ciuitate</text:span><text:span text:style-name="amh_5f_dev_5f_abbr"><text:span text:style-name="T271">m</text:span></text:span><text:span text:style-name="T271">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74">Minosen</text:span><office:annotation-end office:name="__Annotation__10005_2972721066"/><text:span text:style-name="T271"> et hodie </text:span><text:span text:style-name="T272">E</text:span><text:span text:style-name="T271">ngaddia ab incolis uocatur. </text:span><text:span text:style-name="T273">Vina </text:span><text:span text:style-name="amh_5f_ancre_5f_index_5f_locorum">Ciprus</text:span><text:span text:style-name="T273">Cipri crescu</text:span><text:span text:style-name="amh_5f_dev_5f_abbr"><text:span text:style-name="T273">n</text:span></text:span><text:span text:style-name="T273">t rubea, s</text:span><text:span text:style-name="amh_5f_dev_5f_abbr"><text:span text:style-name="T273">ed</text:span></text:span><text:span text:style-name="T273"> post annu</text:span><text:span text:style-name="amh_5f_dev_5f_abbr"><text:span text:style-name="T273">m</text:span></text:span><text:span text:style-name="T273"> albescu</text:span><text:span text:style-name="amh_5f_dev_5f_abbr"><text:span text:style-name="T273">n</text:span></text:span><text:span text:style-name="T273">t et q</text:span><text:span text:style-name="amh_5f_dev_5f_abbr"><text:span text:style-name="T273">u</text:span></text:span><text:span text:style-name="T273">a</text:span><text:span text:style-name="amh_5f_dev_5f_abbr"><text:span text:style-name="T273">n</text:span></text:span><text:span text:style-name="T273">to magis uetera su</text:span><text:span text:style-name="amh_5f_dev_5f_abbr"><text:span text:style-name="T273">n</text:span></text:span><text:span text:style-name="T273">t, tanto magis clarescu</text:span><text:span text:style-name="amh_5f_dev_5f_abbr"><text:span text:style-name="T273">n</text:span></text:span><text:span text:style-name="T273">t </text:span><text:span text:style-name="amh_5f_dev_5f_abbr"><text:span text:style-name="T273">et</text:span></text:span><text:span text:style-name="T273"> redolent. Sana su</text:span><text:span text:style-name="amh_5f_dev_5f_abbr"><text:span text:style-name="T273">n</text:span></text:span><text:span text:style-name="T273">t et fortissima, s</text:span><text:span text:style-name="amh_5f_dev_5f_abbr"><text:span text:style-name="T273">in</text:span></text:span><text:span text:style-name="T273">e multa aq</text:span><text:span text:style-name="amh_5f_dev_5f_abbr"><text:span text:style-name="T273">ue</text:span></text:span><text:span text:style-name="T273"> apposit</text:span><text:span text:style-name="amh_5f_dev_5f_abbr"><text:span text:style-name="T273">ion</text:span></text:span><text:span text:style-name="T273">e </text:span><text:span text:style-name="T275">potui magis sana su</text:span><text:span text:style-name="amh_5f_dev_5f_abbr"><text:span text:style-name="T275">n</text:span></text:span><text:span text:style-name="T275">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76">m</text:span></text:span> in <text:span text:style-name="amh_5f_ancre_5f_index_5f_locorum">Ciprus</text:span>C<text:span text:style-name="T277">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78">s</text:span><text:span text:style-name="amh_5f_dev_5f_abbr"><text:span text:style-name="T278">an</text:span></text:span><text:span text:style-name="T278">ct</text:span><text:span text:style-name="amh_5f_dev_5f_abbr"><text:span text:style-name="T278">u</text:span></text:span><text:span text:style-name="T278">s, q</text:span><text:span text:style-name="amh_5f_dev_5f_abbr"><text:span text:style-name="T278">u</text:span></text:span><text:span text:style-name="T278">i Zozomio </text:span><text:span text:style-name="T279">d</text:span><text:span text:style-name="amh_5f_dev_5f_abbr"><text:span text:style-name="T279">icitu</text:span></text:span><text:span text:style-name="T279">r, in ea magna reu</text:span><text:span text:style-name="amh_5f_dev_5f_abbr"><text:span text:style-name="T279">er</text:span></text:span><text:span text:style-name="T279">entia habetur, cui</text:span><text:span text:style-name="amh_5f_dev_5f_abbr"><text:span text:style-name="T279">us</text:span></text:span><text:span text:style-name="T279"> caput in capella regia est</text:span><text:span text:style-name="T279"><text:note text:id="ftn75" text:note-class="footnote"><text:note-citation>75</text:note-citation><text:note-body><text:p text:style-name="amh_5f_note_5f_apparat">Conseruatur Wo U</text:p></text:note-body></text:note></text:span><text:span text:style-name="T279">. Beat</text:span><text:span text:style-name="amh_5f_dev_5f_abbr"><text:span text:style-name="T279">us</text:span></text:span><text:span text:style-name="T279"> etia</text:span><text:span text:style-name="amh_5f_dev_5f_abbr"><text:span text:style-name="T279">m</text:span></text:span><text:span text:style-name="T279"> </text:span><text:span text:style-name="amh_5f_ancre_5f_index_5f_nominum">Barnabas</text:span><text:span text:style-name="T279">Barnabas in ciuitate </text:span><text:span text:style-name="amh_5f_ancre_5f_index_5f_locorum">Salamia</text:span><text:span text:style-name="T279">Salamia siue Co</text:span><text:span text:style-name="amh_5f_dev_5f_abbr"><text:span text:style-name="T279">n</text:span></text:span><text:span text:style-name="T279">stantia, nu</text:span><text:span text:style-name="amh_5f_dev_5f_abbr"><text:span text:style-name="T279">n</text:span></text:span><text:span text:style-name="T279">c destructa, q</text:span><text:span text:style-name="amh_5f_dev_5f_abbr"><text:span text:style-name="T279">u</text:span></text:span><text:span text:style-name="T279">idem prope </text:span><text:span text:style-name="amh_5f_ancre_5f_index_5f_locorum">Famagusta</text:span><text:span text:style-name="T279">Famagustam in </text:span><text:span text:style-name="amh_5f_ancre_5f_index_5f_locorum">Ciprus</text:span><text:span text:style-name="T279">Cipro nat</text:span><text:span text:style-name="amh_5f_dev_5f_abbr"><text:span text:style-name="T279">us</text:span></text:span><text:span text:style-name="T279"> fuit. </text:span><text:span text:style-name="amh_5f_lettre_5f_rubriquee">S</text:span><text:span text:style-name="T279">unt etia</text:span><text:span text:style-name="amh_5f_dev_5f_abbr"><text:span text:style-name="T279">m</text:span></text:span><text:span text:style-name="T279"> in </text:span><text:span text:style-name="amh_5f_ancre_5f_index_5f_locorum">Ciprus</text:span><text:span text:style-name="T279">Cipri mo</text:span><text:span text:style-name="amh_5f_dev_5f_abbr"><text:span text:style-name="T279">n</text:span></text:span><text:span text:style-name="T279">tib</text:span><text:span text:style-name="amh_5f_dev_5f_abbr"><text:span text:style-name="T279">us</text:span></text:span><text:span text:style-name="T279"> siluatice </text:span><text:span text:style-name="T280">oues, in pilis si</text:span><text:span text:style-name="amh_5f_dev_5f_abbr"><text:span text:style-name="T280">mi</text:span></text:span><text:span text:style-name="T280">les et ceruis, q</text:span><text:span text:style-name="amh_5f_dev_5f_abbr"><text:span text:style-name="T280">ue</text:span></text:span><text:span text:style-name="T280"> nusq</text:span><text:span text:style-name="amh_5f_dev_5f_abbr"><text:span text:style-name="T280">u</text:span></text:span><text:span text:style-name="T280">a</text:span><text:span text:style-name="amh_5f_dev_5f_abbr"><text:span text:style-name="T280">m</text:span></text:span><text:span text:style-name="T280"> alias </text:span><text:span text:style-name="amh_5f_dev_5f_abbr"><text:span text:style-name="T280">per</text:span></text:span><text:span text:style-name="T280">hibent</text:span><text:span text:style-name="amh_5f_dev_5f_abbr"><text:span text:style-name="T280">u</text:span></text:span><text:span text:style-name="T280">r. Multu</text:span><text:span text:style-name="amh_5f_dev_5f_abbr"><text:span text:style-name="T280">m</text:span></text:span><text:span text:style-name="T280"> ueloces </text:span><text:span text:style-name="amh_5f_dev_5f_abbr"><text:span text:style-name="T280">et</text:span></text:span><text:span text:style-name="T280"> bonas carnes h</text:span><text:span text:style-name="amh_5f_dev_5f_abbr"><text:span text:style-name="T280">abe</text:span></text:span><text:span text:style-name="T280">nt. Plures etia</text:span><text:span text:style-name="amh_5f_dev_5f_abbr"><text:span text:style-name="T280">m</text:span></text:span><text:span text:style-name="T280"> capras uidi, ex</text:span><text:span text:style-name="amh_5f_dev_5f_abbr"><text:span text:style-name="T280">iste</text:span></text:span><text:span text:style-name="T280">ns in uenat</text:span><text:span text:style-name="amh_5f_dev_5f_abbr"><text:span text:style-name="T280">i</text:span></text:span><text:span text:style-name="T280">o</text:span><text:span text:style-name="amh_5f_dev_5f_abbr"><text:span text:style-name="T280">n</text:span></text:span><text:span text:style-name="T280">e, canibus, capi et maxi</text:span><text:span text:style-name="amh_5f_dev_5f_abbr"><text:span text:style-name="T280">m</text:span></text:span><text:span text:style-name="T280">e domesticis leopardis. De </text:span><text:span text:style-name="amh_5f_ancre_5f_index_5f_locorum">Ciprus</text:span><text:span text:style-name="T280">Cipro in die naturali perue</text:span><text:span text:style-name="amh_5f_dev_5f_abbr"><text:span text:style-name="T280">n</text:span></text:span><text:span text:style-name="T280">i </text:span><text:span text:style-name="amh_5f_ancre_5f_index_5f_locorum">Siria</text:span><text:span text:style-name="T280">Siria</text:span><text:span text:style-name="amh_5f_dev_5f_abbr"><text:span text:style-name="T280">m</text:span></text:span><text:span text:style-name="T280">, me ue</text:span><text:span text:style-name="amh_5f_dev_5f_abbr"><text:span text:style-name="T280">n</text:span></text:span><text:span text:style-name="T280">to </text:span><text:span text:style-name="amh_5f_dev_5f_abbr"><text:span text:style-name="T280">pro</text:span></text:span><text:span text:style-name="T280">s</text:span><text:span text:style-name="amh_5f_dev_5f_abbr"><text:span text:style-name="T280">per</text:span></text:span><text:span text:style-name="T280">o </text:span><text:span text:style-name="amh_5f_dev_5f_abbr"><text:span text:style-name="T280">per</text:span></text:span><text:span text:style-name="T280"> mare salubrit</text:span><text:span text:style-name="amh_5f_dev_5f_abbr"><text:span text:style-name="T280">er</text:span></text:span><text:span text:style-name="T280"> </text:span><text:span text:style-name="amh_5f_dev_5f_abbr"><text:span text:style-name="T280">pro</text:span></text:span><text:span text:style-name="T280">seq</text:span><text:span text:style-name="amh_5f_dev_5f_abbr"><text:span text:style-name="T280">ue</text:span></text:span><text:span text:style-name="T280">nte.</text:span><text:span text:style-name="T280"><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10"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81">m</text:span></text:span> <text:span text:style-name="amh_5f_dev_5f_abbr">et</text:span> <text:span text:style-name="amh_5f_ancre_5f_index_5f_locorum">Egiptus</text:span>Egiptu<text:span text:style-name="amh_5f_dev_5f_abbr">m</text:span></text:h>
      <text:h text:style-name="amh_5f_premier_5f_paragraphe" text:outline-level="1">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51">us</text:span></text:span>Sarraceni custodiu<text:span text:style-name="amh_5f_dev_5f_abbr">n</text:span>t diligent<text:span text:style-name="amh_5f_dev_5f_abbr">er</text:span>. In corde maris sita est <text:span text:style-name="T282">;</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82">i</text:span>uitatis meminit <text:span text:style-name="amh_5f_dev_5f_abbr">pro</text:span>ph<text:span text:style-name="amh_5f_dev_5f_abbr">et</text:span>a in psalmo, dicens <text:span text:style-name="T283">« </text:span><office:annotation office:name="__Annotation__90595_244145427" loext:resolved="false"><dc:creator>Alexandre Moret Houplon</dc:creator><dc:date>2026-02-26T13:16:56.144426200</dc:date><meta:creator-initials>AMH</meta:creator-initials><text:p text:style-name="Comment"><text:a xlink:href="https://gloss-e.irht.cnrs.fr/php/editions_chapitre.php?id=biblia&amp;numLivre=26&amp;chapitre=26_44#glo_cap44_verset13" xlink:type="simple">https://gloss-e.irht.cnrs.fr/php/editions_chapitre.php?id=biblia&amp;numLivre=26&amp;chapitre=26_44#glo_cap44_verset13</text:a></text:p><text:p text:style-name="Comment"/></office:annotation>filii <text:span text:style-name="amh_5f_ancre_5f_index_5f_locorum">Tirus</text:span>Tiri in mun<text:span text:style-name="amh_5f_dev_5f_abbr">er</text:span>ibus<office:annotation-end office:name="__Annotation__90595_244145427"/><text:span text:style-name="T283"> »</text:span><text:span text:style-name="T283"><text:note text:id="ftn76" text:note-class="footnote"><text:note-citation>76</text:note-citation><text:note-body><text:p text:style-name="amh_5f_note_5f_apparat"><text:span text:style-name="amh_5f_apparat_5f_lemme">filii Tiri in muneribus</text:span> <text:span text:style-name="amh_5f_apparat_5f_commentaire"><text:span text:style-name="T283">(Ps. 44,13)</text:span></text:span></text:p></text:note-body></text:note></text:span> <text:span text:style-name="amh_5f_dev_5f_abbr"><text:span text:style-name="T284">et</text:span></text:span><text:span text:style-name="T284"> ce</text:span><text:span text:style-name="amh_5f_dev_5f_abbr"><text:span text:style-name="T284">tera</text:span></text:span><text:span text:style-name="T284"> et ab alio </text:span><text:span text:style-name="amh_5f_dev_5f_abbr"><text:span text:style-name="T284">pro</text:span></text:span><text:span text:style-name="T284">ph</text:span><text:span text:style-name="amh_5f_dev_5f_abbr"><text:span text:style-name="T284">et</text:span></text:span><text:span text:style-name="T284">a </text:span><office:annotation office:name="__Annotation__90821_244145427" loext:resolved="false"><dc:creator>Alexandre Moret Houplon</dc:creator><dc:date>2026-02-26T13:18:14.078247800</dc:date><meta:creator-initials>AMH</meta:creator-initials><text:p text:style-name="Comment"/><text:p text:style-name="Comment"><text:a xlink:href="https://gloss-e.irht.cnrs.fr/php/editions_chapitre.php?id=biblia&amp;numLivre=33&amp;chapitre=33_23#glo_cap23_verset8" xlink:type="simple">https://gloss-e.irht.cnrs.fr/php/editions_chapitre.php?id=biblia&amp;numLivre=33&amp;chapitre=33_23#glo_cap23_verset8</text:a></text:p><text:p text:style-name="Comment"/></office:annotation><text:span text:style-name="T283">« </text:span><text:span text:style-name="T284">institores ei</text:span><text:span text:style-name="amh_5f_dev_5f_abbr"><text:span text:style-name="T284">us</text:span></text:span><text:span text:style-name="T284"> p</text:span><text:span text:style-name="amh_5f_dev_5f_abbr"><text:span text:style-name="T284">r</text:span></text:span><text:span text:style-name="T284">incipes negotiatoresq</text:span><text:span text:style-name="amh_5f_dev_5f_abbr"><text:span text:style-name="T284">ue</text:span></text:span><text:span text:style-name="T284"> ei</text:span><text:span text:style-name="amh_5f_dev_5f_abbr"><text:span text:style-name="T284">us</text:span></text:span><text:span text:style-name="T284"> incliti t</text:span><text:span text:style-name="amh_5f_dev_5f_abbr"><text:span text:style-name="T284">er</text:span></text:span><text:span text:style-name="T284">re dicu</text:span><text:span text:style-name="amh_5f_dev_5f_abbr"><text:span text:style-name="T284">n</text:span></text:span><text:span text:style-name="T284">t</text:span><text:span text:style-name="amh_5f_dev_5f_abbr"><text:span text:style-name="T284">u</text:span></text:span><text:span text:style-name="T284">r</text:span><text:span text:style-name="T283"> »</text:span><office:annotation-end office:name="__Annotation__90821_244145427"/><text:span text:style-name="T284"><text:note text:id="ftn77" text:note-class="footnote"><text:note-citation>77</text:note-citation><text:note-body><text:p text:style-name="amh_5f_note_5f_apparat"><text:span text:style-name="amh_5f_apparat_5f_lemme">institores eius principes negotiatoresque eius incliti terre dicuntur</text:span> <text:span text:style-name="amh_5f_apparat_5f_commentaire"><text:span text:style-name="T285">(Is. 23,8)</text:span></text:span></text:p></text:note-body></text:note></text:span><text:span text:style-name="T284">. Et in pl</text:span><text:span text:style-name="amh_5f_dev_5f_abbr"><text:span text:style-name="T284">ur</text:span></text:span><text:span text:style-name="T284">ib</text:span><text:span text:style-name="amh_5f_dev_5f_abbr"><text:span text:style-name="T284">us</text:span></text:span><text:span text:style-name="T284"> locis sacre sc</text:span><text:span text:style-name="amh_5f_dev_5f_abbr"><text:span text:style-name="T284">r</text:span></text:span><text:span text:style-name="T284">ipture hui</text:span><text:span text:style-name="amh_5f_dev_5f_abbr"><text:span text:style-name="T284">us</text:span></text:span><text:span text:style-name="T284"> ciuitatis sit me</text:span><text:span text:style-name="amh_5f_dev_5f_abbr"><text:span text:style-name="T284">n</text:span></text:span><text:span text:style-name="T284">sio, </text:span><text:span text:style-name="amh_5f_dev_5f_abbr"><text:span text:style-name="T284">per</text:span></text:span><text:span text:style-name="T284"> qua</text:span><text:span text:style-name="amh_5f_dev_5f_abbr"><text:span text:style-name="T284">m</text:span></text:span><text:span text:style-name="T284"> </text:span><text:span text:style-name="amh_5f_dev_5f_abbr"><text:span text:style-name="T284">per</text:span></text:span><text:span text:style-name="T284">pendi p</text:span><text:span text:style-name="amh_5f_dev_5f_abbr"><text:span text:style-name="T284">otes</text:span></text:span><text:span text:style-name="T284">t ei</text:span><text:span text:style-name="amh_5f_dev_5f_abbr"><text:span text:style-name="T284">us</text:span></text:span><text:span text:style-name="T284">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86">territorium multa ubertate rigantes. </text:span><text:span text:style-name="T287">Et loc</text:span><text:span text:style-name="amh_5f_dev_5f_abbr"><text:span text:style-name="T287">us</text:span></text:span><text:span text:style-name="T287"> ibi mo</text:span><text:span text:style-name="amh_5f_dev_5f_abbr"><text:span text:style-name="T287">n</text:span></text:span><text:span text:style-name="T287">strat</text:span><text:span text:style-name="amh_5f_dev_5f_abbr"><text:span text:style-name="T287">u</text:span></text:span><text:span text:style-name="T287">r ubi D</text:span><text:span text:style-name="amh_5f_dev_5f_abbr"><text:span text:style-name="T287">omi</text:span></text:span><text:span text:style-name="T287">n</text:span><text:span text:style-name="amh_5f_dev_5f_abbr"><text:span text:style-name="T287">u</text:span></text:span><text:span text:style-name="T287">s fideli Cananee mulieri misert</text:span><text:span text:style-name="amh_5f_dev_5f_abbr"><text:span text:style-name="T287">us</text:span></text:span><text:span text:style-name="T287"> est, et pro</text:span><text:span text:style-name="T288">pe eo loque</text:span><text:span text:style-name="amh_5f_dev_5f_abbr"><text:span text:style-name="T288">n</text:span></text:span><text:span text:style-name="T288">te ad turbas sibi dictu</text:span><text:span text:style-name="amh_5f_dev_5f_abbr"><text:span text:style-name="T288">m</text:span></text:span><text:span text:style-name="T288"> est </text:span><text:span text:style-name="T282">« </text:span><text:span text:style-name="T289">beatus uenter qui te portauit </text:span><text:span text:style-name="T290">et ubera</text:span><text:span text:style-name="T289">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91">q</text:span><text:span text:style-name="amh_5f_dev_5f_abbr"><text:span text:style-name="T291">u</text:span></text:span><text:span text:style-name="amh_5f_dev_5f_abbr"><text:span text:style-name="T290">e</text:span></text:span><text:span text:style-name="T291"> suxisti</text:span><office:annotation-end office:name="__Annotation__3915_1257965972"/> <office:annotation office:name="__Annotation__90822_244145427" loext:resolved="false"><dc:creator>Alexandre Moret Houplon</dc:creator><dc:date>2026-02-26T13:20:04.182045000</dc:date><meta:creator-initials>AMH</meta:creator-initials><text:p text:style-name="Comment"><text:a xlink:href="https://gloss-e.irht.cnrs.fr/php/editions_chapitre.php?id=biblia&amp;numLivre=57&amp;chapitre=57_11#glo_cap11_verset27" xlink:type="simple">https://gloss-e.irht.cnrs.fr/php/editions_chapitre.php?id=biblia&amp;numLivre=57&amp;chapitre=57_11#glo_cap11_verset27</text:a></text:p><text:p text:style-name="Comment"/></office:annotation>»<office:annotation-end office:name="__Annotation__90822_244145427"/><text:note text:id="ftn78" text:note-class="footnote"><text:note-citation>78</text:note-citation><text:note-body><text:p text:style-name="amh_5f_note_5f_apparat"><text:span text:style-name="amh_5f_apparat_5f_lemme">beatus uenter qui te portauit et ubera que suxisti</text:span> <text:span text:style-name="amh_5f_apparat_5f_commentaire"><text:span text:style-name="T292">(</text:span></text:span><text:span text:style-name="amh_5f_apparat_5f_commentaire">Lc. 11,27</text:span><text:span text:style-name="amh_5f_apparat_5f_commentaire"><text:span text:style-name="T292">)</text:span></text:span></text:p></text:note-body></text:note><text:span text:style-name="T291">.</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9" text:note-class="footnote"><text:note-citation>79</text:note-citation><text:note-body><text:p text:style-name="amh_5f_note_5f_apparat"><text:span text:style-name="amh_5f_apparat_5f_lemme">cuius meminit liber Machabeorum</text:span> <text:span text:style-name="amh_5f_apparat_5f_commentaire"><text:span text:style-name="T292">(</text:span></text:span><text:span text:style-name="amh_5f_apparat_5f_commentaire"><text:span text:style-name="T293">I Macc.</text:span></text:span><text:span text:style-name="amh_5f_apparat_5f_commentaire"><text:span text:style-name="T292">)</text:span></text:span></text:p></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94">re</text:span><text:span text:style-name="amh_5f_dev_5f_abbr"><text:span text:style-name="T294">par</text:span></text:span><text:span text:style-name="T294">ari. Co</text:span><text:span text:style-name="amh_5f_dev_5f_abbr"><text:span text:style-name="T294">n</text:span></text:span><text:span text:style-name="T294">ueniente</text:span><text:span text:style-name="amh_5f_dev_5f_abbr"><text:span text:style-name="T294">m</text:span></text:span><text:span text:style-name="T294"> portu</text:span><text:span text:style-name="amh_5f_dev_5f_abbr"><text:span text:style-name="T294">m</text:span></text:span><text:span text:style-name="T294"> h</text:span><text:span text:style-name="amh_5f_dev_5f_abbr"><text:span text:style-name="T294">abe</text:span></text:span><text:span text:style-name="T294">t, </text:span><text:span text:style-name="amh_5f_dev_5f_abbr"><text:span text:style-name="T294">per</text:span></text:span><text:span text:style-name="T294"> ruina</text:span><text:span text:style-name="amh_5f_dev_5f_abbr"><text:span text:style-name="T294">m</text:span></text:span><text:span text:style-name="T294"> t</text:span><text:span text:style-name="amh_5f_dev_5f_abbr"><text:span text:style-name="T294">ame</text:span></text:span><text:span text:style-name="T294">n ciuitatis aliq</text:span><text:span text:style-name="amh_5f_dev_5f_abbr"><text:span text:style-name="T294">u</text:span></text:span><text:span text:style-name="T294">a</text:span><text:span text:style-name="amh_5f_dev_5f_abbr"><text:span text:style-name="T294">n</text:span></text:span><text:span text:style-name="T294">tulu</text:span><text:span text:style-name="amh_5f_dev_5f_abbr"><text:span text:style-name="T294">m</text:span></text:span><text:span text:style-name="T294"> destructu</text:span><text:span text:style-name="amh_5f_dev_5f_abbr"><text:span text:style-name="T294">m</text:span></text:span><text:span text:style-name="T294"> et est hec ciuitas in </text:span><text:span text:style-name="amh_5f_ancre_5f_index_5f_locorum">Siria</text:span><text:span text:style-name="T294">Siria </text:span><text:span text:style-name="amh_5f_ancre_5f_index_5f_locorum">Fenicia</text:span><text:span text:style-name="T294">Fenicia sita et non in t</text:span><text:span text:style-name="amh_5f_dev_5f_abbr"><text:span text:style-name="T294">er</text:span></text:span><text:span text:style-name="T294">ra </text:span><text:span text:style-name="amh_5f_dev_5f_abbr"><text:span text:style-name="T294">Pro</text:span></text:span><text:span text:style-name="T294">missionis sic</text:span><text:span text:style-name="amh_5f_dev_5f_abbr"><text:span text:style-name="T294">ut</text:span></text:span><text:span text:style-name="T294"> </text:span><text:span text:style-name="amh_5f_dev_5f_abbr"><text:span text:style-name="T294">et</text:span></text:span><text:span text:style-name="T294"> </text:span><text:span text:style-name="amh_5f_ancre_5f_index_5f_locorum">Tirus</text:span><text:span text:style-name="T294">Tir</text:span><text:span text:style-name="amh_5f_dev_5f_abbr"><text:span text:style-name="T294">us</text:span></text:span><text:span text:style-name="T294">. </text:span><text:span text:style-name="amh_5f_dev_5f_abbr"><text:span text:style-name="T294">Per</text:span></text:span><text:span text:style-name="T294"> effusione</text:span><text:span text:style-name="amh_5f_dev_5f_abbr"><text:span text:style-name="T294">m</text:span></text:span><text:span text:style-name="T294"> t</text:span><text:span text:style-name="amh_5f_dev_5f_abbr"><text:span text:style-name="T294">ame</text:span></text:span><text:span text:style-name="T294">n </text:span><text:span text:style-name="amh_5f_dev_5f_abbr"><text:span text:style-name="T294">christi</text:span></text:span><text:span text:style-name="T294">ani sa</text:span><text:span text:style-name="amh_5f_dev_5f_abbr"><text:span text:style-name="T294">n</text:span></text:span><text:span text:style-name="T294">guis </text:span><text:span text:style-name="amh_5f_dev_5f_abbr"><text:span text:style-name="T294">pro</text:span></text:span><text:span text:style-name="T294"> fide </text:span><text:span text:style-name="amh_5f_dev_5f_abbr"><text:span text:style-name="T294">Christ</text:span></text:span><text:span text:style-name="T294">i morie</text:span><text:span text:style-name="amh_5f_dev_5f_abbr"><text:span text:style-name="T294">n</text:span></text:span><text:span text:style-name="T294">tiu</text:span><text:span text:style-name="amh_5f_dev_5f_abbr"><text:span text:style-name="T294">m</text:span></text:span><text:span text:style-name="T294"> co</text:span><text:span text:style-name="amh_5f_dev_5f_abbr"><text:span text:style-name="T294">n</text:span></text:span><text:span text:style-name="T294">secrata est et ta</text:span><text:span text:style-name="amh_5f_dev_5f_abbr"><text:span text:style-name="T294">m</text:span></text:span><text:span text:style-name="T294">q</text:span><text:span text:style-name="amh_5f_dev_5f_abbr"><text:span text:style-name="T294">u</text:span></text:span><text:span text:style-name="T294">a</text:span><text:span text:style-name="amh_5f_dev_5f_abbr"><text:span text:style-name="T294">m</text:span></text:span><text:span text:style-name="T294"> locus sacer merito </text:span><text:span text:style-name="amh_5f_dev_5f_abbr"><text:span text:style-name="T294">per</text:span></text:span><text:span text:style-name="T294"> uenera</text:span><text:span text:style-name="amh_5f_dev_5f_abbr"><text:span text:style-name="T294">n</text:span></text:span><text:span text:style-name="T294">da.</text:span></text:p>
      <text:p text:style-name="amh_5f_paragraphe"><text:span text:style-name="amh_5f_lettre_5f_rubriquee">D</text:span>e<text:span text:style-name="T295">in</text:span><text:span text:style-name="amh_5f_dev_5f_abbr"><text:span text:style-name="T295">de</text:span></text:span>, quatuor actis dieb<text:span text:style-name="amh_5f_dev_5f_abbr">us</text:span>, <text:span text:style-name="amh_5f_dev_5f_abbr">per</text:span> terram ueni i<text:span text:style-name="amh_5f_dev_5f_abbr">n</text:span> <text:span text:style-name="amh_5f_ancre_5f_index_5f_locorum">Gaza</text:span>Gaza<text:span text:style-name="amh_5f_dev_5f_abbr">m</text:span> ciuitate<text:span text:style-name="amh_5f_dev_5f_abbr">m</text:span> q<text:span text:style-name="amh_5f_dev_5f_abbr">u</text:span>onda<text:span text:style-name="amh_5f_dev_5f_abbr">m</text:span> Philistim, q<text:span text:style-name="amh_5f_dev_5f_abbr">u</text:span>ia circu<text:span text:style-name="amh_5f_dev_5f_abbr">m</text:span>iacens patria Philistinoru<text:span text:style-name="amh_5f_dev_5f_abbr">m</text:span> erat et dicebatur q<text:span text:style-name="amh_5f_dev_5f_abbr">u</text:span>ondam <text:span text:style-name="amh_5f_ancre_5f_index_5f_locorum">Palestina</text:span>Palestina i<text:span text:style-name="amh_5f_dev_5f_abbr">n</text:span> qua su<text:span text:style-name="amh_5f_dev_5f_abbr">n</text:span>t <text:span text:style-name="amh_5f_dev_5f_abbr">et</text:span> alie ciuitates Philistinoru<text:span text:style-name="amh_5f_dev_5f_abbr">m</text:span> quaru<text:span text:style-name="amh_5f_dev_5f_abbr">m</text:span> memi<text:span text:style-name="amh_5f_dev_5f_abbr">ni</text:span>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80" text:note-class="footnote"><text:note-citation>80</text:note-citation><text:note-body><text:p text:style-name="amh_5f_note_5f_apparat"><text:span text:style-name="amh_5f_apparat_5f_lemme">quarum meminit liber Regum</text:span> <text:span text:style-name="amh_5f_apparat_5f_commentaire"><text:span text:style-name="T296">(Reg.)</text:span></text:span></text:p></text:note-body></text:note><office:annotation-end office:name="__Annotation__15770_2972721066"/> q<text:span text:style-name="amh_5f_dev_5f_abbr">ue</text:span> modo ad castella mutatis forte <text:span text:style-name="T297">no</text:span><text:span text:style-name="amh_5f_dev_5f_abbr"><text:span text:style-name="T297">min</text:span></text:span><text:span text:style-name="T297">ib</text:span><text:span text:style-name="amh_5f_dev_5f_abbr"><text:span text:style-name="T297">us</text:span></text:span><text:span text:style-name="T297"> redacte su</text:span><text:span text:style-name="amh_5f_dev_5f_abbr"><text:span text:style-name="T297">n</text:span></text:span><text:span text:style-name="T297">t. Int</text:span><text:span text:style-name="amh_5f_dev_5f_abbr"><text:span text:style-name="T297">er</text:span></text:span><text:span text:style-name="T297"> </text:span><text:span text:style-name="amh_5f_ancre_5f_index_5f_locorum">Accon</text:span><text:span text:style-name="T297">Accon uero </text:span><text:span text:style-name="amh_5f_dev_5f_abbr"><text:span text:style-name="T297">et</text:span></text:span><text:span text:style-name="T297"> </text:span><text:span text:style-name="amh_5f_ancre_5f_index_5f_locorum">Gaza</text:span><text:span text:style-name="T297">Gazam p</text:span><text:span text:style-name="amh_5f_dev_5f_abbr"><text:span text:style-name="T297">re</text:span></text:span><text:span text:style-name="T297">dicta</text:span><text:span text:style-name="amh_5f_dev_5f_abbr"><text:span text:style-name="T298">m</text:span></text:span><text:span text:style-name="T297"> </text:span><text:span text:style-name="amh_5f_dev_5f_abbr"><text:span text:style-name="T297">pro</text:span></text:span><text:span text:style-name="T297">pe </text:span><text:span text:style-name="amh_5f_ancre_5f_index_5f_locorum">Accon</text:span><text:span text:style-name="T297">Accon ad q</text:span><text:span text:style-name="amh_5f_dev_5f_abbr"><text:span text:style-name="T297">u</text:span></text:span><text:span text:style-name="T297">atuor </text:span><text:span text:style-name="T299">a</text:span><text:span text:style-name="amh_5f_dev_5f_abbr"><text:span text:style-name="T298">ut</text:span></text:span><text:span text:style-name="T297"> q</text:span><text:span text:style-name="amh_5f_dev_5f_abbr"><text:span text:style-name="T297">u</text:span></text:span><text:span text:style-name="T297">a</text:span><text:span text:style-name="amh_5f_dev_5f_abbr"><text:span text:style-name="T297">s</text:span></text:span><text:span text:style-name="T297">i miliaria </text:span><text:span text:style-name="amh_5f_dev_5f_abbr"><text:span text:style-name="T297">pro</text:span></text:span><text:span text:style-name="T297">pe mare a dextris est mons Carmeli, non multu</text:span><text:span text:style-name="amh_5f_dev_5f_abbr"><text:span text:style-name="T297">m</text:span></text:span><text:span text:style-name="T297"> alt</text:span><text:span text:style-name="amh_5f_dev_5f_abbr"><text:span text:style-name="T297">us</text:span></text:span><text:span text:style-name="T297">, oblongus desu</text:span><text:span text:style-name="amh_5f_dev_5f_abbr"><text:span text:style-name="T297">per</text:span></text:span><text:span text:style-name="T297">, plan</text:span><text:span text:style-name="amh_5f_dev_5f_abbr"><text:span text:style-name="T297">us</text:span></text:span><text:span text:style-name="T297"> multu</text:span><text:span text:style-name="amh_5f_dev_5f_abbr"><text:span text:style-name="T297">m</text:span></text:span><text:span text:style-name="T297">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300">[f.</text:span></text:span><text:span text:style-name="amh_5f_foliotation"><text:span text:style-name="T301"> </text:span></text:span><text:span text:style-name="amh_5f_foliotation"><text:span text:style-name="T300">242r]</text:span></text:span><office:annotation-end office:name="__Annotation__15439_2972721066"/><text:span text:style-name="T300"> h</text:span><text:span text:style-name="amh_5f_dev_5f_abbr"><text:span text:style-name="T300">ab</text:span></text:span><text:span text:style-name="T300">itatio s</text:span><text:span text:style-name="amh_5f_dev_5f_abbr"><text:span text:style-name="T300">an</text:span></text:span><text:span text:style-name="T300">cti Helie, ubi et ordo Carmelitaru</text:span><text:span text:style-name="amh_5f_dev_5f_abbr"><text:span text:style-name="T300">m</text:span></text:span><text:span text:style-name="T300"> accepit exordium, pl</text:span><text:span text:style-name="amh_5f_dev_5f_abbr"><text:span text:style-name="T300">ur</text:span></text:span><text:span text:style-name="T300">es </text:span><text:span text:style-name="T302">habens</text:span><text:span text:style-name="T300"> eccl</text:span><text:span text:style-name="amh_5f_dev_5f_abbr"><text:span text:style-name="T300">esi</text:span></text:span><text:span text:style-name="T300">as deuotas et here</text:span><text:span text:style-name="T302">mos</text:span><text:span text:style-name="T300"> gratios</text:span><text:span text:style-name="T303">os</text:span><text:span text:style-name="T300">. I</text:span><text:span text:style-name="amh_5f_dev_5f_abbr"><text:span text:style-name="T300">n</text:span></text:span><text:span text:style-name="T300"> hui</text:span><text:span text:style-name="amh_5f_dev_5f_abbr"><text:span text:style-name="T300">us</text:span></text:span><text:span text:style-name="T300"> montis pede ciuitas q</text:span><text:span text:style-name="amh_5f_dev_5f_abbr"><text:span text:style-name="T300">u</text:span></text:span><text:span text:style-name="T300">onda</text:span><text:span text:style-name="amh_5f_dev_5f_abbr"><text:span text:style-name="T300">m</text:span></text:span><text:span text:style-name="T300"> fuit </text:span><text:span text:style-name="amh_5f_dev_5f_abbr"><text:span text:style-name="T300">christ</text:span></text:span><text:span text:style-name="T300">ianoru</text:span><text:span text:style-name="amh_5f_dev_5f_abbr"><text:span text:style-name="T300">m</text:span></text:span><text:span text:style-name="T300">, Caiphas no</text:span><text:span text:style-name="amh_5f_dev_5f_abbr"><text:span text:style-name="T300">m</text:span></text:span><text:span text:style-name="T300">i</text:span><text:span text:style-name="amh_5f_dev_5f_abbr"><text:span text:style-name="T300">n</text:span></text:span><text:span text:style-name="T300">e, nu</text:span><text:span text:style-name="amh_5f_dev_5f_abbr"><text:span text:style-name="T300">n</text:span></text:span><text:span text:style-name="T300">c destructa.</text:span></text:p>
      <text:p text:style-name="amh_5f_paragraphe"><text:soft-page-break/>Inde tra<text:span text:style-name="amh_5f_dev_5f_abbr">n</text:span>siens ab<text:span text:style-name="T304">ii ultra </text:span><text:span text:style-name="amh_5f_ancre_5f_index_5f_locorum">Cesaria</text:span><text:span text:style-name="T304">Cesaria</text:span><text:span text:style-name="amh_5f_dev_5f_abbr"><text:span text:style-name="T304">m</text:span></text:span><text:span text:style-name="T304"> </text:span><text:span text:style-name="amh_5f_ancre_5f_index_5f_locorum">Palestina</text:span><text:span text:style-name="T304">Palestina</text:span><text:span text:style-name="amh_5f_dev_5f_abbr"><text:span text:style-name="T304">m</text:span></text:span><text:span text:style-name="T304"> famosam urbem q</text:span><text:span text:style-name="amh_5f_dev_5f_abbr"><text:span text:style-name="T304">u</text:span></text:span><text:span text:style-name="T304">ondam et castru</text:span><text:span text:style-name="amh_5f_dev_5f_abbr"><text:span text:style-name="T304">m</text:span></text:span><text:span text:style-name="T304"> </text:span><text:span text:style-name="amh_5f_dev_5f_abbr"><text:span text:style-name="T304">per</text:span></text:span><text:span text:style-name="T304">egrinoru</text:span><text:span text:style-name="amh_5f_dev_5f_abbr"><text:span text:style-name="T304">m</text:span></text:span><text:span text:style-name="T304"> famosu</text:span><text:span text:style-name="amh_5f_dev_5f_abbr"><text:span text:style-name="T304">m</text:span></text:span><text:span text:style-name="T304"> a </text:span><text:span text:style-name="amh_5f_dev_5f_abbr"><text:span text:style-name="T304">christ</text:span></text:span><text:span text:style-name="T304">ianis </text:span><text:span text:style-name="amh_5f_dev_5f_abbr"><text:span text:style-name="T304">con</text:span></text:span><text:span text:style-name="T304">structu</text:span><text:span text:style-name="amh_5f_dev_5f_abbr"><text:span text:style-name="T304">m</text:span></text:span><text:span text:style-name="T304">. Item ciuitate</text:span><text:span text:style-name="amh_5f_dev_5f_abbr"><text:span text:style-name="T304">m</text:span></text:span><text:span text:style-name="T304"> Ascalonem quonda</text:span><text:span text:style-name="amh_5f_dev_5f_abbr"><text:span text:style-name="T304">m</text:span></text:span><text:span text:style-name="T304"> uigorosa</text:span><text:span text:style-name="amh_5f_dev_5f_abbr"><text:span text:style-name="T304">m</text:span></text:span><text:span text:style-name="T304"> et urbe</text:span><text:span text:style-name="amh_5f_dev_5f_abbr"><text:span text:style-name="T304">m</text:span></text:span><text:span text:style-name="T304"> </text:span><text:span text:style-name="amh_5f_ancre_5f_index_5f_locorum">Yoppen</text:span><text:span text:style-name="T304">Yoppensem vetustissima</text:span><text:span text:style-name="amh_5f_dev_5f_abbr"><text:span text:style-name="T304">m</text:span></text:span><text:span text:style-name="T304"> qua</text:span><text:span text:style-name="amh_5f_dev_5f_abbr"><text:span text:style-name="T304">m</text:span></text:span><text:span text:style-name="T304"> </text:span><text:span text:style-name="amh_5f_ancre_5f_index_5f_nominum">Iaphet</text:span><text:span text:style-name="T304">Iaphet filius </text:span><text:span text:style-name="amh_5f_ancre_5f_index_5f_nominum">Noe</text:span><text:span text:style-name="T304">N</text:span><text:span text:style-name="T305">oe</text:span><text:span text:style-name="T304"> famat</text:span><text:span text:style-name="amh_5f_dev_5f_abbr"><text:span text:style-name="T304">u</text:span></text:span><text:span text:style-name="T304">r co</text:span><text:span text:style-name="amh_5f_dev_5f_abbr"><text:span text:style-name="T304">n</text:span></text:span><text:span text:style-name="T304">didisse. Hec loca in rippa maris opti</text:span><text:span text:style-name="amh_5f_dev_5f_abbr"><text:span text:style-name="T304">m</text:span></text:span><text:span text:style-name="T304">e situata a </text:span><text:span text:style-name="amh_5f_ancre_5f_index_5f_locorum">Sarracenus</text:span><text:span text:style-name="T304">Sarracenis miserabilit</text:span><text:span text:style-name="amh_5f_dev_5f_abbr"><text:span text:style-name="T304">er</text:span></text:span><text:span text:style-name="T304"> su</text:span><text:span text:style-name="amh_5f_dev_5f_abbr"><text:span text:style-name="T304">n</text:span></text:span><text:span text:style-name="T304">t destructa.</text:span></text:p>
      <text:p text:style-name="amh_5f_paragraphe">P<text:span text:style-name="amh_5f_dev_5f_abbr">ro</text:span>pe <text:span text:style-name="amh_5f_ancre_5f_index_5f_locorum">Yoppen</text:span>Yoppen intra terra<text:span text:style-name="amh_5f_dev_5f_abbr">m</text:span> est p<text:span text:style-name="amh_5f_dev_5f_abbr">u</text:span>lcra ciuitas <text:span text:style-name="amh_5f_ancre_5f_index_5f_locorum">Rama</text:span>Rama no<text:span text:style-name="amh_5f_dev_5f_abbr">m</text:span>i<text:span text:style-name="amh_5f_dev_5f_abbr">n</text:span>e, q<text:span text:style-name="amh_5f_dev_5f_abbr">ue</text:span> optime h<text:span text:style-name="amh_5f_dev_5f_abbr">ab</text:span>itatur, loc<text:span text:style-name="amh_5f_dev_5f_abbr">us</text:span> delectabilis <text:span text:style-name="amh_5f_dev_5f_abbr">et</text:span> san<text:span text:style-name="amh_5f_dev_5f_abbr">us</text:span>. <text:span text:style-name="amh_5f_dev_5f_abbr">Pro</text:span>pe <text:span text:style-name="T306">ui</text:span>lla<text:span text:style-name="amh_5f_dev_5f_abbr">m</text:span> hanc a sinistris est ciuitas <text:span text:style-name="amh_5f_ancre_5f_index_5f_locorum">Diospolis</text:span>Diospolis, q<text:span text:style-name="amh_5f_dev_5f_abbr">ue</text:span> in <office:annotation office:name="__Annotation__15768_2972721066" loext:resolved="false"><dc:creator>Alexandre Moret Houplon</dc:creator><dc:date>2026-01-09T12:43:51.771022300</dc:date><meta:creator-initials>AMH</meta:creator-initials><text:p text:style-name="Comment"><text:a xlink:href="https://gloss-e.irht.cnrs.fr/php/editions_chapitre.php?id=biblia&amp;numLivre=74&amp;chapitre=74_9#glo_cap9_verset32" xlink:type="simple">https://gloss-e.irht.cnrs.fr/php/editions_chapitre.php?id=biblia&amp;numLivre=74&amp;chapitre=74_9#glo_cap9_verset32</text:a></text:p><text:p text:style-name="Comment"/></office:annotation>Actib<text:span text:style-name="amh_5f_dev_5f_abbr">us</text:span> Ap<text:span text:style-name="amh_5f_dev_5f_abbr">osto</text:span>loru<text:span text:style-name="amh_5f_dev_5f_abbr">m</text:span><office:annotation-end office:name="__Annotation__15768_2972721066"/> Lidda d<text:span text:style-name="amh_5f_dev_5f_abbr">icitu</text:span>r<text:note text:id="ftn81" text:note-class="footnote"><text:note-citation>81</text:note-citation><text:note-body><text:p text:style-name="amh_5f_note_5f_apparat"><text:span text:style-name="amh_5f_apparat_5f_lemme">que in Actibus Apostolorum Lidda dicitur</text:span> <text:span text:style-name="amh_5f_apparat_5f_commentaire"><text:span text:style-name="T307">(Act. 9,32–35)</text:span></text:span></text:p></text:note-body></text:note>, ubi beat<text:span text:style-name="amh_5f_dev_5f_abbr">us</text:span> <text:span text:style-name="amh_5f_ancre_5f_index_5f_nominum">Georgius</text:span>Georgi<text:span text:style-name="amh_5f_dev_5f_abbr">us</text:span> decapitat<text:span text:style-name="amh_5f_dev_5f_abbr">us</text:span> asserit<text:span text:style-name="amh_5f_dev_5f_abbr">u</text:span>r et loc<text:span text:style-name="amh_5f_dev_5f_abbr">us</text:span> adue<text:span text:style-name="amh_5f_dev_5f_abbr">n</text:span>ientib<text:span text:style-name="amh_5f_dev_5f_abbr">us</text:span> <text:span text:style-name="amh_5f_dev_5f_abbr">per</text:span>egrinis <text:span text:style-name="T308">o</text:span><text:span text:style-name="amh_5f_dev_5f_abbr"><text:span text:style-name="T308">ste</text:span></text:span><text:span text:style-name="T308">ndit</text:span><text:span text:style-name="amh_5f_dev_5f_abbr"><text:span text:style-name="T308">u</text:span></text:span><text:span text:style-name="T308">r</text:span><text:span text:style-name="T309"> in choro eccl</text:span><text:span text:style-name="amh_5f_dev_5f_abbr"><text:span text:style-name="T309">esi</text:span></text:span><text:span text:style-name="T309">e quondam freq</text:span><text:span text:style-name="amh_5f_dev_5f_abbr"><text:span text:style-name="T309">ue</text:span></text:span><text:span text:style-name="T309">ntis et pulcre. Et non multu</text:span><text:span text:style-name="amh_5f_dev_5f_abbr"><text:span text:style-name="T309">m</text:span></text:span><text:span text:style-name="T309"> </text:span><text:span text:style-name="T310">distanter </text:span><text:span text:style-name="T309">a monte Carmeli a sinistris est uilla Safra</text:span><text:span text:style-name="amh_5f_dev_5f_abbr"><text:span text:style-name="T309">m</text:span></text:span><text:span text:style-name="T309"> qua b</text:span><text:span text:style-name="amh_5f_dev_5f_abbr"><text:span text:style-name="T309">ea</text:span></text:span><text:span text:style-name="T309">ti </text:span><text:span text:style-name="amh_5f_ancre_5f_index_5f_nominum">Iacobus</text:span><text:span text:style-name="T309">Iacob</text:span><text:span text:style-name="amh_5f_dev_5f_abbr"><text:span text:style-name="T309">us</text:span></text:span><text:span text:style-name="T309"> </text:span><text:span text:style-name="amh_5f_dev_5f_abbr"><text:span text:style-name="T309">et</text:span></text:span><text:span text:style-name="T309"> </text:span><text:span text:style-name="amh_5f_ancre_5f_index_5f_nominum">Iohannes</text:span><text:span text:style-name="T309">Ioh</text:span><text:span text:style-name="amh_5f_dev_5f_abbr"><text:span text:style-name="T309">ann</text:span></text:span><text:span text:style-name="T309">es nati dicu</text:span><text:span text:style-name="amh_5f_dev_5f_abbr"><text:span text:style-name="T309">n</text:span></text:span><text:span text:style-name="T309">t</text:span><text:span text:style-name="amh_5f_dev_5f_abbr"><text:span text:style-name="T309">u</text:span></text:span><text:span text:style-name="T309">r, et i</text:span><text:span text:style-name="amh_5f_dev_5f_abbr"><text:span text:style-name="T309">n</text:span></text:span><text:span text:style-name="T309"> loco natiuitatis eoru</text:span><text:span text:style-name="amh_5f_dev_5f_abbr"><text:span text:style-name="T309">m</text:span></text:span><text:span text:style-name="T309"> p</text:span><text:span text:style-name="amh_5f_dev_5f_abbr"><text:span text:style-name="T309">u</text:span></text:span><text:span text:style-name="T309">lcra fuit eccl</text:span><text:span text:style-name="amh_5f_dev_5f_abbr"><text:span text:style-name="T309">esi</text:span></text:span><text:span text:style-name="T309">a </text:span><text:span text:style-name="amh_5f_dev_5f_abbr"><text:span text:style-name="T309">con</text:span></text:span><text:span text:style-name="T309">structa, qua</text:span><text:span text:style-name="amh_5f_dev_5f_abbr"><text:span text:style-name="T309">m</text:span></text:span><text:span text:style-name="T309"> etia</text:span><text:span text:style-name="amh_5f_dev_5f_abbr"><text:span text:style-name="T309">m</text:span></text:span><text:span text:style-name="T309"> </text:span><text:span text:style-name="amh_5f_dev_5f_abbr"><text:span text:style-name="T309">per</text:span></text:span><text:span text:style-name="T309">egrini deuotius uisitare co</text:span><text:span text:style-name="amh_5f_dev_5f_abbr"><text:span text:style-name="T309">n</text:span></text:span><text:span text:style-name="T309">sueru</text:span><text:span text:style-name="amh_5f_dev_5f_abbr"><text:span text:style-name="T309">n</text:span></text:span><text:span text:style-name="T309">t.</text:span></text:p>
      <text:p text:style-name="amh_5f_paragraphe">Hiis ergo uisis, ueni i<text:span text:style-name="amh_5f_dev_5f_abbr">n</text:span> <text:span text:style-name="amh_5f_ancre_5f_index_5f_locorum">Gaza</text:span>Gaza<text:span text:style-name="amh_5f_dev_5f_abbr">m</text:span> ciuitate<text:span text:style-name="amh_5f_dev_5f_abbr">m</text:span>, quam dix<text:span text:style-name="amh_5f_dev_5f_abbr">er</text:span>am satis magna<text:span text:style-name="amh_5f_dev_5f_abbr">m</text:span> <text:span text:style-name="amh_5f_dev_5f_abbr">et</text:span> satis pop<text:span text:style-name="amh_5f_dev_5f_abbr">u</text:span>lata<text:span text:style-name="amh_5f_dev_5f_abbr">m</text:span>, a mari [ali]q<text:span text:style-name="amh_5f_dev_5f_abbr">u</text:span>a<text:span text:style-name="amh_5f_dev_5f_abbr">n</text:span>tulum elongata<text:span text:style-name="amh_5f_dev_5f_abbr">m</text:span>. Hec est illa ciuitas cui<text:span text:style-name="amh_5f_dev_5f_abbr">us</text:span> portas <text:span text:style-name="amh_5f_ancre_5f_index_5f_nominum">Sanson</text:span>Sanson asportauit, cu<text:span text:style-name="amh_5f_dev_5f_abbr">m</text:span> i<text:span text:style-name="amh_5f_dev_5f_abbr">n</text:span> ea ca<text:span text:style-name="T290">pt</text:span><text:span text:style-name="amh_5f_dev_5f_abbr">us</text:span> e<text:span text:style-name="amh_5f_dev_5f_abbr">ss</text:span>et, monte<text:span text:style-name="amh_5f_dev_5f_abbr">m</text:span> su<text:span text:style-name="amh_5f_dev_5f_abbr">per</text:span> unu<text:span text:style-name="amh_5f_dev_5f_abbr">m</text:span> <text:span text:style-name="amh_5f_dev_5f_abbr">p</text:span><text:span text:style-name="amh_5f_dev_5f_abbr"><text:span text:style-name="T311">ar</text:span></text:span><text:span text:style-name="T311">uu</text:span><text:span text:style-name="amh_5f_dev_5f_abbr"><text:span text:style-name="T311">m</text:span></text:span><text:span text:style-name="T311"> ciuitati uicinu</text:span><text:span text:style-name="amh_5f_dev_5f_abbr"><text:span text:style-name="T311">m</text:span></text:span><text:span text:style-name="T311">, et ibi tot milia Philistinoru</text:span><text:span text:style-name="amh_5f_dev_5f_abbr"><text:span text:style-name="T311">m</text:span></text:span><text:span text:style-name="T311"> palatii, colu</text:span><text:span text:style-name="amh_5f_dev_5f_abbr"><text:span text:style-name="T311">m</text:span></text:span><text:span text:style-name="T311">pis </text:span><text:span text:style-name="T312">ex</text:span><text:span text:style-name="T311">cussis</text:span><text:span text:style-name="T311"><text:note text:id="ftn82" text:note-class="footnote"><text:note-citation>82</text:note-citation><text:note-body><text:p text:style-name="amh_5f_note_5f_apparat"><text:span text:style-name="amh_5f_apparat_5f_lemme">portas Sanson asportauit… columpis </text:span><text:span text:style-name="amh_5f_apparat_5f_lemme"><text:span text:style-name="T313">ex</text:span></text:span><text:span text:style-name="amh_5f_apparat_5f_lemme">cussis</text:span> <text:span text:style-name="amh_5f_apparat_5f_commentaire">(Iud. 16, 1-3 ; 21 ; 29-30)</text:span></text:p></text:note-body></text:note></text:span><text:span text:style-name="T311">, et se ipsu</text:span><text:span text:style-name="amh_5f_dev_5f_abbr"><text:span text:style-name="T311">m</text:span></text:span><text:span text:style-name="T311"> prius, t</text:span><text:span text:style-name="amh_5f_dev_5f_abbr"><text:span text:style-name="T311">ame</text:span></text:span><text:span text:style-name="T311">n excecatu</text:span><text:span text:style-name="amh_5f_dev_5f_abbr"><text:span text:style-name="T311">m</text:span></text:span><text:span text:style-name="T311">, contudit, sic</text:span><text:span text:style-name="amh_5f_dev_5f_abbr"><text:span text:style-name="T311">ut</text:span></text:span><text:span text:style-name="T311"> </text:span><text:span text:style-name="T290">B</text:span><text:span text:style-name="T311">iblia me</text:span><text:span text:style-name="amh_5f_dev_5f_abbr"><text:span text:style-name="T311">m</text:span></text:span><text:span text:style-name="T311">orat.</text:span></text:p>
      <text:p text:style-name="P29">Post hec ueni in castru<text:span text:style-name="amh_5f_dev_5f_abbr">m</text:span> <text:span text:style-name="amh_5f_ancre_5f_index_5f_locorum">Darum </text:span><text:span text:style-name="amh_5f_ancre_5f_index_5f_locorum"><text:span text:style-name="T314">(castrum)</text:span></text:span>Dar<text:span text:style-name="amh_5f_dev_5f_abbr">um</text:span>, q<text:span text:style-name="amh_5f_dev_5f_abbr">uo</text:span>d ultimu<text:span text:style-name="amh_5f_dev_5f_abbr">m</text:span> occ<text:span text:style-name="amh_5f_dev_5f_abbr">u</text:span>rit <text:span text:style-name="amh_5f_dev_5f_abbr">pre</text:span>cede<text:span text:style-name="amh_5f_dev_5f_abbr">n</text:span>tib<text:span text:style-name="amh_5f_dev_5f_abbr">us</text:span> de <text:span text:style-name="amh_5f_ancre_5f_index_5f_locorum">Siria</text:span>Siria in <text:span text:style-name="amh_5f_ancre_5f_index_5f_locorum">Egiptus</text:span>Egiptu<text:span text:style-name="amh_5f_dev_5f_abbr">m</text:span>. Et notandum quod eu<text:span text:style-name="amh_5f_dev_5f_abbr">n</text:span>do de <text:span text:style-name="amh_5f_ancre_5f_index_5f_locorum">Accon</text:span>Accon <text:span text:style-name="amh_5f_dev_5f_abbr">per</text:span> ha<text:span text:style-name="amh_5f_dev_5f_abbr">n</text:span>c uia<text:span text:style-name="amh_5f_dev_5f_abbr">m</text:span> dimisi s<text:span text:style-name="amh_5f_dev_5f_abbr">an</text:span>ctam ciuitate<text:span text:style-name="amh_5f_dev_5f_abbr">m</text:span> <text:span text:style-name="amh_5f_ancre_5f_index_5f_locorum">Iherusalem</text:span>Ih<text:span text:style-name="amh_5f_dev_5f_abbr">e</text:span>r<text:span text:style-name="amh_5f_dev_5f_abbr">usa</text:span>l<text:span text:style-name="amh_5f_dev_5f_abbr">e</text:span>m a sini<text:span text:style-name="T315">s</text:span>tris uix ad <text:span text:style-name="amh_5f_nombre_5f_romain">xx</text:span><text:span text:style-name="T316"> </text:span>miliaria uolens p<text:span text:style-name="amh_5f_dev_5f_abbr">r</text:span>ius uide<text:span text:style-name="amh_5f_dev_5f_abbr">re</text:span> <text:span text:style-name="amh_5f_ancre_5f_index_5f_locorum">Egiptus</text:span>Egiptu<text:span text:style-name="amh_5f_dev_5f_abbr">m</text:span> et <text:span text:style-name="amh_5f_ancre_5f_index_5f_locorum">Arabia</text:span>Arabia<text:span text:style-name="amh_5f_dev_5f_abbr">m</text:span> ut obtentis soldani l<text:span text:style-name="amh_5f_dev_5f_abbr">itte</text:span>ris possem reu<text:span text:style-name="amh_5f_dev_5f_abbr">er</text:span>tens commodius et tutius, Terra<text:span text:style-name="amh_5f_dev_5f_abbr">m</text:span> S<text:span text:style-name="amh_5f_dev_5f_abbr">an</text:span>ctam <text:span text:style-name="amh_5f_dev_5f_abbr">et</text:span> ei<text:span text:style-name="amh_5f_dev_5f_abbr">us</text:span> loca ad placitu<text:span text:style-name="amh_5f_dev_5f_abbr">m</text:span> <text:span text:style-name="amh_5f_dev_5f_abbr">et</text:span> cu<text:span text:style-name="amh_5f_dev_5f_abbr">m</text:span> pausa uisitare, ut patebit i<text:span text:style-name="amh_5f_dev_5f_abbr">n</text:span>ferius.</text:p>
      <text:h text:style-name="P10" text:outline-level="1">De deserto di<text:span text:style-name="amh_5f_dev_5f_abbr">ui</text:span>dente <text:span text:style-name="amh_5f_ancre_5f_index_5f_locorum">Siria</text:span>Siria<text:span text:style-name="amh_5f_dev_5f_abbr">m</text:span> <text:span text:style-name="amh_5f_dev_5f_abbr">et</text:span> <text:span text:style-name="amh_5f_ancre_5f_index_5f_locorum">Egiptus</text:span>Egiptu<text:span text:style-name="amh_5f_dev_5f_abbr">m</text:span> <text:span text:style-name="amh_5f_dev_5f_abbr">et</text:span> de <text:span text:style-name="amh_5f_ancre_5f_index_5f_locorum">Egiptus</text:span>Egipto</text:h>
      <text:h text:style-name="amh_5f_premier_5f_paragraphe" text:outline-level="1">De castro q<text:span text:style-name="amh_5f_dev_5f_abbr">uo</text:span>d <text:span text:style-name="amh_5f_ancre_5f_index_5f_locorum">Darum </text:span><text:span text:style-name="amh_5f_ancre_5f_index_5f_locorum"><text:span text:style-name="T314">(castrum)</text:span></text:span>Daru<text:span text:style-name="amh_5f_dev_5f_abbr">m</text:span> d<text:span text:style-name="amh_5f_dev_5f_abbr">icitu</text:span>r u<text:span text:style-name="amh_5f_dev_5f_abbr">er</text:span>sus <text:span text:style-name="amh_5f_ancre_5f_index_5f_locorum">Egiptus</text:span>Egiptu<text:span text:style-name="amh_5f_dev_5f_abbr">m</text:span> <text:span text:style-name="amh_5f_dev_5f_abbr">per</text:span> des<text:span text:style-name="amh_5f_dev_5f_abbr">er</text:span>tu<text:span text:style-name="amh_5f_dev_5f_abbr">m</text:span> Arenosu<text:span text:style-name="amh_5f_dev_5f_abbr">m</text:span> in <text:span text:style-name="amh_5f_nombre_5f_romain"><text:span text:style-name="T317">vii</text:span></text:span><text:span text:style-name="T318"> </text:span>dieb<text:span text:style-name="amh_5f_dev_5f_abbr">us</text:span>. I<text:span text:style-name="amh_5f_dev_5f_abbr">n</text:span> quo deserto est penuria aq<text:span text:style-name="amh_5f_dev_5f_abbr">ue</text:span>, i<text:span text:style-name="amh_5f_dev_5f_abbr">de</text:span>oq<text:span text:style-name="amh_5f_dev_5f_abbr">ue</text:span> portaui uictualia et alia n<text:span text:style-name="amh_5f_dev_5f_abbr">e</text:span>c<text:span text:style-name="amh_5f_dev_5f_abbr">ess</text:span>aria. Su<text:span text:style-name="amh_5f_dev_5f_abbr">n</text:span>t t<text:span text:style-name="amh_5f_dev_5f_abbr">ame</text:span>n <text:span text:style-name="amh_5f_dev_5f_abbr">con</text:span>stituta <text:span text:style-name="amh_5f_dev_5f_abbr">per</text:span> <text:span text:style-name="amh_5f_ancre_5f_index_5f_locorum">Sarracenus</text:span>Sarracenos certa s<text:span text:style-name="amh_5f_dev_5f_abbr">ecundu</text:span>m dietas hospitia, i<text:span text:style-name="amh_5f_dev_5f_abbr">n</text:span> quib<text:span text:style-name="amh_5f_dev_5f_abbr">us</text:span> etia<text:span text:style-name="amh_5f_dev_5f_abbr">m</text:span> co<text:span text:style-name="amh_5f_dev_5f_abbr">m</text:span>periu<text:span text:style-name="amh_5f_dev_5f_abbr">n</text:span>t<text:span text:style-name="amh_5f_dev_5f_abbr">u</text:span>r n<text:span text:style-name="amh_5f_dev_5f_abbr">e</text:span>c<text:span text:style-name="amh_5f_dev_5f_abbr">ess</text:span>aria <text:span text:style-name="amh_5f_dev_5f_abbr">com</text:span>pete<text:span text:style-name="amh_5f_dev_5f_abbr">n</text:span>tia.</text:h>
      <text:p text:style-name="P30">Post ueni i<text:span text:style-name="amh_5f_dev_5f_abbr">n</text:span> <text:span text:style-name="amh_5f_ancre_5f_index_5f_locorum">Egiptus</text:span>Egiptu<text:span text:style-name="amh_5f_dev_5f_abbr">m</text:span>, ubi <text:span text:style-name="amh_5f_dev_5f_abbr">sunt</text:span> casalia p<text:span text:style-name="amh_5f_dev_5f_abbr">u</text:span>lc<text:span text:style-name="amh_5f_dev_5f_abbr">er</text:span>rima infinita, o<text:span text:style-name="amh_5f_dev_5f_abbr">mn</text:span>ib<text:span text:style-name="amh_5f_dev_5f_abbr">us</text:span> bonis t<text:span text:style-name="amh_5f_dev_5f_abbr">em</text:span>p<text:span text:style-name="amh_5f_dev_5f_abbr">or</text:span>alibus habu<text:span text:style-name="amh_5f_dev_5f_abbr">n</text:span>da<text:span text:style-name="amh_5f_dev_5f_abbr">n</text:span>tia, p<text:span text:style-name="amh_5f_dev_5f_abbr">re</text:span>t<text:span text:style-name="amh_5f_dev_5f_abbr">er</text:span>q<text:span text:style-name="amh_5f_dev_5f_abbr">u</text:span>a<text:span text:style-name="amh_5f_dev_5f_abbr">m</text:span>, in t<text:span text:style-name="amh_5f_dev_5f_abbr">er</text:span>ris <text:span text:style-name="amh_5f_ancre_5f_index_5f_locorum">Sarracenus</text:span>Sarracenoru<text:span text:style-name="amh_5f_dev_5f_abbr">m</text:span>, <text:span text:style-name="amh_5f_dev_5f_abbr">per</text:span> <text:span text:style-name="amh_5f_ancre_5f_index_5f_locorum">Sarracenos</text:span>Sarracenos uinee non colu<text:span text:style-name="amh_5f_dev_5f_abbr">n</text:span>t<text:span text:style-name="amh_5f_dev_5f_abbr">u</text:span>r nec porcos enutriu<text:span text:style-name="amh_5f_dev_5f_abbr">n</text:span>t. Hoc eni<text:span text:style-name="amh_5f_dev_5f_abbr">m</text:span> lege eoru<text:span text:style-name="amh_5f_dev_5f_abbr">m</text:span>, in libro que<text:span text:style-name="amh_5f_dev_5f_abbr">m</text:span> <office:annotation office:name="__Annotation__15832_2972721066" loext:resolved="false"><dc:creator>Alexandre Moret Houplon</dc:creator><dc:date>2026-01-09T12:52:26.468420700</dc:date><meta:creator-initials>AMH</meta:creator-initials><text:p text:style-name="Comment">Le Coran</text:p></office:annotation>Alcoranu<text:span text:style-name="amh_5f_dev_5f_abbr">m</text:span><office:annotation-end office:name="__Annotation__15832_2972721066"/> uoca<text:span text:style-name="amh_5f_dev_5f_abbr">n</text:span>t<text:note text:id="ftn83" text:note-class="footnote"><text:note-citation>83</text:note-citation><text:note-body><text:p text:style-name="amh_5f_note_5f_apparat"><text:span text:style-name="amh_5f_apparat_5f_lemme">in libro quem Alcoranum uocant</text:span> <text:span text:style-name="amh_5f_apparat_5f_commentaire"><text:span text:style-name="T319">(Cor. 5,3 ; 5,90–91)</text:span></text:span></text:p></text:note-body></text:note>, strictius i<text:span text:style-name="amh_5f_dev_5f_abbr">n</text:span>hibetur. P<text:span text:style-name="amh_5f_dev_5f_abbr">ri</text:span>mo <text:span text:style-name="amh_5f_dev_5f_abbr">i</text:span>g<text:span text:style-name="amh_5f_dev_5f_abbr">itur</text:span> <text:span text:style-name="amh_5f_dev_5f_abbr">pro</text:span>cedens u<text:span text:style-name="amh_5f_dev_5f_abbr">er</text:span>sus <text:span text:style-name="amh_5f_ancre_5f_index_5f_locorum">Babilonia</text:span>Babilonia<text:span text:style-name="amh_5f_dev_5f_abbr">m</text:span>, ueni ad uilla<text:span text:style-name="amh_5f_dev_5f_abbr">m</text:span> famosa<text:span text:style-name="amh_5f_dev_5f_abbr">m</text:span> et magna<text:span text:style-name="amh_5f_dev_5f_abbr">m</text:span>, q<text:span text:style-name="amh_5f_dev_5f_abbr">ue</text:span> <office:annotation office:name="__Annotation__177532_1790455224" loext:resolved="false"><dc:creator>Alexandre Moret Houplon</dc:creator><dc:date>2026-03-02T09:07:20.741872300</dc:date><meta:creator-initials>AMH</meta:creator-initials><text:p text:style-name="Comment">Li : Belleip</text:p></office:annotation>Belbeis<office:annotation-end office:name="__Annotation__177532_1790455224"/> appellat<text:span text:style-name="amh_5f_dev_5f_abbr">u</text:span>r. <text:span text:style-name="T320">Post hec, dimissis </text:span>a sinistris<text:span text:style-name="T320"> sup</text:span><text:span text:style-name="amh_5f_dev_5f_abbr"><text:span text:style-name="T320">r</text:span></text:span><text:span text:style-name="T320">a ripa</text:span><text:span text:style-name="amh_5f_dev_5f_abbr"><text:span text:style-name="T320">m</text:span></text:span><text:span text:style-name="T320"> maris </text:span><text:span text:style-name="amh_5f_ancre_5f_index_5f_locorum">Alexandria</text:span><text:span text:style-name="T320">Alexa</text:span><text:span text:style-name="amh_5f_dev_5f_abbr"><text:span text:style-name="T320">n</text:span></text:span><text:span text:style-name="T320">dria famossissima ciuitate et Dami</text:span><text:span text:style-name="T321">e</text:span><text:span text:style-name="T320">ta, </text:span><text:span text:style-name="amh_5f_dev_5f_abbr"><text:span text:style-name="T320">pro</text:span></text:span><text:span text:style-name="T320">pt</text:span><text:span text:style-name="amh_5f_dev_5f_abbr"><text:span text:style-name="T320">er</text:span></text:span><text:span text:style-name="T320"> co</text:span><text:span text:style-name="amh_5f_dev_5f_abbr"><text:span text:style-name="T320">n</text:span></text:span><text:span text:style-name="T320">ueniente</text:span><text:span text:style-name="amh_5f_dev_5f_abbr"><text:span text:style-name="T320">m</text:span></text:span><text:span text:style-name="T320"> portu</text:span><text:span text:style-name="amh_5f_dev_5f_abbr"><text:span text:style-name="T320">m</text:span></text:span><text:span text:style-name="T320"> nauigantib</text:span><text:span text:style-name="amh_5f_dev_5f_abbr"><text:span text:style-name="T320">us</text:span></text:span><text:span text:style-name="T320"> satis nota, </text:span><text:span text:style-name="amh_5f_dev_5f_abbr"><text:span text:style-name="T320">per</text:span></text:span><text:span text:style-name="T320">ueni ad </text:span><text:span text:style-name="amh_5f_ancre_5f_index_5f_locorum">Cadrum</text:span><text:span text:style-name="T320">Cadru</text:span><text:span text:style-name="amh_5f_dev_5f_abbr"><text:span text:style-name="T320">m</text:span></text:span><text:span text:style-name="T320"> et </text:span><text:span text:style-name="amh_5f_ancre_5f_index_5f_locorum">Babilonia</text:span><text:span text:style-name="T320">Babilonia</text:span><text:span text:style-name="amh_5f_dev_5f_abbr"><text:span text:style-name="T320">m</text:span></text:span><text:span text:style-name="T320"> metropoli</text:span><text:span text:style-name="amh_5f_dev_5f_abbr"><text:span text:style-name="T320">m</text:span></text:span><text:span text:style-name="T320"> </text:span><text:span text:style-name="amh_5f_ancre_5f_index_5f_locorum">Egiptus</text:span><text:span text:style-name="T320">Egipti, ubi est sedes soldani in uno castro p</text:span><text:span text:style-name="amh_5f_dev_5f_abbr"><text:span text:style-name="T320">u</text:span></text:span><text:span text:style-name="T305">l</text:span><text:span text:style-name="T320">c</text:span><text:span text:style-name="amh_5f_dev_5f_abbr"><text:span text:style-name="T320">er</text:span></text:span><text:span text:style-name="T320">ri</text:span><text:span text:style-name="amh_5f_dev_5f_abbr"><text:span text:style-name="T320">m</text:span></text:span><text:span text:style-name="T320">o </text:span><text:span text:style-name="amh_5f_dev_5f_abbr"><text:span text:style-name="T320">pro</text:span></text:span><text:span text:style-name="T320">pe </text:span><text:span text:style-name="amh_5f_ancre_5f_index_5f_locorum">Cadrum</text:span><text:span text:style-name="T320">Cadru</text:span><text:span text:style-name="amh_5f_dev_5f_abbr"><text:span text:style-name="T320">m</text:span></text:span><text:span text:style-name="T320">. Hoc castru</text:span><text:span text:style-name="amh_5f_dev_5f_abbr"><text:span text:style-name="T320">m</text:span></text:span><text:span text:style-name="T320"> in monte est non alto s</text:span><text:span text:style-name="amh_5f_dev_5f_abbr"><text:span text:style-name="T320">ed</text:span></text:span><text:span text:style-name="T320"> petroso, lato et ualde p</text:span><text:span text:style-name="amh_5f_dev_5f_abbr"><text:span text:style-name="T320">u</text:span></text:span><text:span text:style-name="T320">lcris palatiis decorat</text:span><text:span text:style-name="amh_5f_dev_5f_abbr"><text:span text:style-name="T320">u</text:span></text:span><text:span text:style-name="T320">r. D</text:span><text:span text:style-name="amh_5f_dev_5f_abbr"><text:span text:style-name="T320">icitu</text:span></text:span><text:span text:style-name="T320">r q</text:span><text:span text:style-name="amh_5f_dev_5f_abbr"><text:span text:style-name="T320">uod</text:span></text:span><text:span text:style-name="T320"> co</text:span><text:span text:style-name="amh_5f_dev_5f_abbr"><text:span text:style-name="T320">n</text:span></text:span><text:span text:style-name="T320">tinue, </text:span><text:span text:style-name="amh_5f_dev_5f_abbr"><text:span text:style-name="T320">per</text:span></text:span><text:span text:style-name="T320"> diu</text:span><text:span text:style-name="amh_5f_dev_5f_abbr"><text:span text:style-name="T320">er</text:span></text:span><text:span text:style-name="T320">sis ip</text:span><text:span text:style-name="amh_5f_dev_5f_abbr"><text:span text:style-name="T320">s</text:span></text:span><text:span text:style-name="T320">i</text:span><text:span text:style-name="amh_5f_dev_5f_abbr"><text:span text:style-name="T320">us</text:span></text:span><text:span text:style-name="T320"> soldani s</text:span><text:span text:style-name="amh_5f_dev_5f_abbr"><text:span text:style-name="T320">er</text:span></text:span><text:span text:style-name="T320">uitiis et custodia ei</text:span><text:span text:style-name="amh_5f_dev_5f_abbr"><text:span text:style-name="T320">us</text:span></text:span><text:span text:style-name="T320"> in ip</text:span><text:span text:style-name="amh_5f_dev_5f_abbr"><text:span text:style-name="T320">s</text:span></text:span><text:span text:style-name="T320">o castro, co</text:span><text:span text:style-name="amh_5f_dev_5f_abbr"><text:span text:style-name="T320">m</text:span></text:span><text:span text:style-name="T320">m</text:span><text:span text:style-name="T322">e</text:span><text:span text:style-name="amh_5f_dev_5f_abbr"><text:span text:style-name="T322">m</text:span></text:span><text:span text:style-name="T320">or</text:span><text:span text:style-name="T322">a</text:span><text:span text:style-name="T320">tur sex</text:span><text:span text:style-name="T322"> </text:span><text:span text:style-name="T320">mile</text:span><text:span text:style-name="T322"> </text:span><text:span text:style-name="T320">personaru</text:span><text:span text:style-name="amh_5f_dev_5f_abbr"><text:span text:style-name="T320">m</text:span></text:span><text:span text:style-name="T320"> q</text:span><text:span text:style-name="amh_5f_dev_5f_abbr"><text:span text:style-name="T320">ui</text:span></text:span><text:span text:style-name="T320">b</text:span><text:span text:style-name="amh_5f_dev_5f_abbr"><text:span text:style-name="T320">us</text:span></text:span><text:span text:style-name="T320"> cotidie </text:span><text:span text:style-name="T323">de uilla uictualia m</text:span><text:span text:style-name="amh_5f_dev_5f_abbr"><text:span text:style-name="T323">in</text:span></text:span><text:span text:style-name="T323">istrant</text:span><text:span text:style-name="amh_5f_dev_5f_abbr"><text:span text:style-name="T323">u</text:span></text:span><text:span text:style-name="T323">r. Cet</text:span><text:span text:style-name="amh_5f_dev_5f_abbr"><text:span text:style-name="T323">er</text:span></text:span><text:span text:style-name="T323">i u</text:span><text:span text:style-name="amh_5f_dev_5f_abbr"><text:span text:style-name="T323">er</text:span></text:span><text:span text:style-name="T323">o a</text:span><text:span text:style-name="amh_5f_dev_5f_abbr"><text:span text:style-name="T324">m</text:span></text:span><text:span text:style-name="T323">mirati </text:span><text:span text:style-name="T325">–</text:span><text:span text:style-name="T323"> i</text:span><text:span text:style-name="amh_5f_dev_5f_abbr"><text:span text:style-name="T323">d</text:span></text:span><text:span text:style-name="T323"> capitanei </text:span><text:span text:style-name="T325">–</text:span><text:span text:style-name="T323"> et gen</text:span><text:span text:style-name="amh_5f_dev_5f_abbr"><text:span text:style-name="T323">us</text:span></text:span><text:span text:style-name="T323"> armoru</text:span><text:span text:style-name="amh_5f_dev_5f_abbr"><text:span text:style-name="T323">m</text:span></text:span><text:span text:style-name="T323"> eq</text:span><text:span text:style-name="amh_5f_dev_5f_abbr"><text:span text:style-name="T323">u</text:span></text:span><text:span text:style-name="T323">ites, i</text:span><text:span text:style-name="amh_5f_dev_5f_abbr"><text:span text:style-name="T323">n</text:span></text:span><text:span text:style-name="T323"> maxi</text:span><text:span text:style-name="amh_5f_dev_5f_abbr"><text:span text:style-name="T323">m</text:span></text:span><text:span text:style-name="T323">a m</text:span><text:span text:style-name="amh_5f_dev_5f_abbr"><text:span text:style-name="T323">u</text:span></text:span><text:span text:style-name="T323">lti</text:span><text:span text:style-name="amh_5f_dev_5f_abbr"><text:span text:style-name="T323">tudi</text:span></text:span><text:span text:style-name="T323">ne sub castro i</text:span><text:span text:style-name="amh_5f_dev_5f_abbr"><text:span text:style-name="T323">n</text:span></text:span><text:span text:style-name="T323"> c</text:span><text:span text:style-name="amh_5f_dev_5f_abbr"><text:span text:style-name="T323">iu</text:span></text:span><text:span text:style-name="T323">itatib</text:span><text:span text:style-name="amh_5f_dev_5f_abbr"><text:span text:style-name="T323">us</text:span></text:span><text:span text:style-name="T323"> ordina</text:span><text:span text:style-name="amh_5f_dev_5f_abbr"><text:span text:style-name="T326">n</text:span></text:span><text:span text:style-name="T323">t</text:span><text:span text:style-name="amh_5f_dev_5f_abbr"><text:span text:style-name="T323">u</text:span></text:span><text:span text:style-name="T323">r </text:span><text:span text:style-name="amh_5f_dev_5f_abbr"><text:span text:style-name="T323">et</text:span></text:span><text:span text:style-name="T323"> co</text:span><text:span text:style-name="amh_5f_dev_5f_abbr"><text:span text:style-name="T323">m</text:span></text:span><text:span text:style-name="T323">mora</text:span><text:span text:style-name="amh_5f_dev_5f_abbr"><text:span text:style-name="T323">n</text:span></text:span><text:span text:style-name="T323">t</text:span><text:span text:style-name="amh_5f_dev_5f_abbr"><text:span text:style-name="T323">u</text:span></text:span><text:span text:style-name="T323">r, sub millenariis, ce</text:span><text:span text:style-name="amh_5f_dev_5f_abbr"><text:span text:style-name="T323">n</text:span></text:span><text:span text:style-name="T323">tenariis, q</text:span><text:span text:style-name="amh_5f_dev_5f_abbr"><text:span text:style-name="T323">u</text:span></text:span><text:span text:style-name="T323">i</text:span><text:span text:style-name="T290">n</text:span><text:span text:style-name="T323">q</text:span><text:span text:style-name="amh_5f_dev_5f_abbr"><text:span text:style-name="T323">u</text:span></text:span><text:span text:style-name="T323">agenariis ac decaniis, s</text:span><text:span text:style-name="amh_5f_dev_5f_abbr"><text:span text:style-name="T323">ecundu</text:span></text:span><text:span text:style-name="T323">m q</text:span><text:span text:style-name="amh_5f_dev_5f_abbr"><text:span text:style-name="T323">uod</text:span></text:span><text:span text:style-name="T323"> uisu</text:span><text:span text:style-name="amh_5f_dev_5f_abbr"><text:span text:style-name="T323">m</text:span></text:span><text:span text:style-name="T323"> fu</text:span><text:span text:style-name="amh_5f_dev_5f_abbr"><text:span text:style-name="T323">er</text:span></text:span><text:span text:style-name="T323">it expedire, q</text:span><text:span text:style-name="amh_5f_dev_5f_abbr"><text:span text:style-name="T323">u</text:span></text:span><text:span text:style-name="T323">ib</text:span><text:span text:style-name="amh_5f_dev_5f_abbr"><text:span text:style-name="T323">us</text:span></text:span><text:span text:style-name="T323"> </text:span><text:span text:style-name="amh_5f_dev_5f_abbr"><text:span text:style-name="T323">per</text:span></text:span><text:span text:style-name="T323"> soldanu</text:span><text:span text:style-name="amh_5f_dev_5f_abbr"><text:span text:style-name="T323">m</text:span></text:span><text:span text:style-name="T323"> s</text:span><text:span text:style-name="amh_5f_dev_5f_abbr"><text:span text:style-name="T323">ecundu</text:span></text:span><text:span text:style-name="T323">m grad</text:span><text:span text:style-name="amh_5f_dev_5f_abbr"><text:span text:style-name="T323">us</text:span></text:span><text:span text:style-name="T323"> suos stipe</text:span><text:span text:style-name="amh_5f_dev_5f_abbr"><text:span text:style-name="T323">n</text:span></text:span><text:span text:style-name="T323">dia dispe</text:span><text:span text:style-name="amh_5f_dev_5f_abbr"><text:span text:style-name="T323">n</text:span></text:span><text:span text:style-name="T323">sant</text:span><text:span text:style-name="amh_5f_dev_5f_abbr"><text:span text:style-name="T323">u</text:span></text:span><text:span text:style-name="T323">r.</text:span></text:p>
      <text:p text:style-name="amh_5f_paragraphe"><text:span text:style-name="amh_5f_lettre_5f_rubriquee">S</text:span>u<text:span text:style-name="amh_5f_dev_5f_abbr">n</text:span>t aut<text:span text:style-name="amh_5f_dev_5f_abbr">em</text:span> <office:annotation office:name="__Annotation__409255_1790455224" loext:resolved="false"><dc:creator>Alexandre Moret Houplon</dc:creator><dc:date>2026-03-02T09:24:38.871070200</dc:date><meta:creator-initials>AMH</meta:creator-initials><text:p text:style-name="Comment">Li : Caldrum</text:p></office:annotation><text:span text:style-name="amh_5f_ancre_5f_index_5f_locorum">Cadrum</text:span>Cadru<text:span text:style-name="amh_5f_dev_5f_abbr">m</text:span><office:annotation-end office:name="__Annotation__409255_1790455224"/> et <text:span text:style-name="amh_5f_ancre_5f_index_5f_locorum">Babilonia</text:span>Babilonia due ciuitat<text:span text:style-name="T327">e</text:span>s m<text:span text:style-name="amh_5f_dev_5f_abbr">u</text:span>ltu<text:span text:style-name="amh_5f_dev_5f_abbr">m</text:span> magne, paru<text:span text:style-name="amh_5f_dev_5f_abbr"><text:span text:style-name="T328">u</text:span></text:span><text:span text:style-name="amh_5f_dev_5f_abbr">m</text:span> <text:span text:style-name="T327">t</text:span><text:span text:style-name="amh_5f_dev_5f_abbr"><text:span text:style-name="T327">ame</text:span></text:span><text:span text:style-name="T327">n </text:span>dista<text:span text:style-name="amh_5f_dev_5f_abbr">n</text:span>tes <text:span text:style-name="amh_5f_dev_5f_abbr">et</text:span> q<text:span text:style-name="amh_5f_dev_5f_abbr">u</text:span>a<text:span text:style-name="amh_5f_dev_5f_abbr">s</text:span>i co<text:span text:style-name="amh_5f_dev_5f_abbr">n</text:span>tigue ; <text:span text:style-name="amh_5f_dev_5f_abbr">et</text:span> t<text:span text:style-name="amh_5f_dev_5f_abbr">ame</text:span>n minor <text:span text:style-name="T329">erat </text:span><text:span text:style-name="amh_5f_ancre_5f_index_5f_locorum">Cadrum</text:span><text:span text:style-name="T329">Cadru</text:span><text:span text:style-name="amh_5f_dev_5f_abbr"><text:span text:style-name="T329">m</text:span></text:span><text:span text:style-name="T329">, q</text:span><text:span text:style-name="amh_5f_dev_5f_abbr"><text:span text:style-name="T329">ue</text:span></text:span><text:span text:style-name="T329"> est u</text:span><text:span text:style-name="amh_5f_dev_5f_abbr"><text:span text:style-name="T329">er</text:span></text:span><text:span text:style-name="T329">sus des</text:span><text:span text:style-name="amh_5f_dev_5f_abbr"><text:span text:style-name="T329">er</text:span></text:span><text:span text:style-name="T329">tu</text:span><text:span text:style-name="amh_5f_dev_5f_abbr"><text:span text:style-name="T329">m</text:span></text:span><text:span text:style-name="T329"> </text:span><text:span text:style-name="amh_5f_ancre_5f_index_5f_locorum">Siria</text:span><text:span text:style-name="T329">Sirie, paru</text:span><text:span text:style-name="amh_5f_dev_5f_abbr"><text:span text:style-name="T329">um</text:span></text:span><text:span text:style-name="T329"> distans a </text:span><text:span text:style-name="amh_5f_ancre_5f_index_5f_locorum">Nilus</text:span><text:span text:style-name="T329">Nilo, fluuio </text:span><text:span text:style-name="amh_5f_dev_5f_abbr"><text:span text:style-name="T290">P</text:span></text:span><text:span text:style-name="amh_5f_dev_5f_abbr"><text:span text:style-name="T329">ar</text:span></text:span><text:span text:style-name="T329">adisi. </text:span><text:span text:style-name="amh_5f_ancre_5f_index_5f_locorum">Babilonia</text:span><text:span text:style-name="T329">Babilonia uero sita est su</text:span><text:span text:style-name="amh_5f_dev_5f_abbr"><text:span text:style-name="T329">per</text:span></text:span><text:span text:style-name="T329"> fluuiu</text:span><text:span text:style-name="amh_5f_dev_5f_abbr"><text:span text:style-name="T329">m</text:span></text:span><text:span text:style-name="T329"> ipsu</text:span><text:span text:style-name="amh_5f_dev_5f_abbr"><text:span text:style-name="T329">m</text:span></text:span><text:span text:style-name="T329"> sine medio. P</text:span><text:span text:style-name="amh_5f_dev_5f_abbr"><text:span text:style-name="T329">re</text:span></text:span><text:span text:style-name="T329">dicte due uille m</text:span><text:span text:style-name="amh_5f_dev_5f_abbr"><text:span text:style-name="T329">u</text:span></text:span><text:span text:style-name="T329">ltu</text:span><text:span text:style-name="amh_5f_dev_5f_abbr"><text:span text:style-name="T329">m</text:span></text:span><text:span text:style-name="T329"> su</text:span><text:span text:style-name="amh_5f_dev_5f_abbr"><text:span text:style-name="T329">n</text:span></text:span><text:span text:style-name="T329">t populose, p</text:span><text:span text:style-name="amh_5f_dev_5f_abbr"><text:span text:style-name="T329">u</text:span></text:span><text:span text:style-name="T329">lc</text:span><text:span text:style-name="amh_5f_dev_5f_abbr"><text:span text:style-name="T329">er</text:span></text:span><text:span text:style-name="T329">rimis edificiis </text:span><text:span text:style-name="amh_5f_dev_5f_abbr"><text:span text:style-name="T329">con</text:span></text:span><text:span text:style-name="T329">structe, </text:span><text:span text:style-name="T330">pl</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de foris apparea</text:span><text:span text:style-name="amh_5f_dev_5f_abbr"><text:span text:style-name="T330">n</text:span></text:span><text:span text:style-name="T330">t q</text:span><text:span text:style-name="amh_5f_dev_5f_abbr"><text:span text:style-name="T330">u</text:span></text:span><text:span text:style-name="T330">ia orientales g</text:span><text:span text:style-name="amh_5f_dev_5f_abbr"><text:span text:style-name="T330">e</text:span></text:span><text:span text:style-name="T330">n</text:span><text:span text:style-name="amh_5f_dev_5f_abbr"><text:span text:style-name="T330">er</text:span></text:span><text:span text:style-name="T330">aliter plus int</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de foris edificia sua marmore et musa</text:span><text:span text:style-name="T290">ï</text:span><text:span text:style-name="T330">co o</text:span><text:span text:style-name="amh_5f_dev_5f_abbr"><text:span text:style-name="T330">per</text:span></text:span><text:span text:style-name="T330">e mirab</text:span><text:span text:style-name="amh_5f_dev_5f_abbr"><text:span text:style-name="T330">i</text:span></text:span><text:span text:style-name="T330">liter </text:span><text:span text:style-name="amh_5f_foliotation"><text:span text:style-name="T330">[f.</text:span></text:span><text:span text:style-name="amh_5f_foliotation"><text:span text:style-name="T290"> </text:span></text:span><text:span text:style-name="amh_5f_foliotation"><text:span text:style-name="T330">242v]</text:span></text:span><text:span text:style-name="T330"> uenusta</text:span><text:span text:style-name="amh_5f_dev_5f_abbr"><text:span text:style-name="T330">n</text:span></text:span><text:span text:style-name="T330">t tam in parientib</text:span><text:span text:style-name="amh_5f_dev_5f_abbr"><text:span text:style-name="T330">us</text:span></text:span><text:span text:style-name="T330"> q</text:span><text:span text:style-name="amh_5f_dev_5f_abbr"><text:span text:style-name="T330">u</text:span></text:span><text:span text:style-name="T330">a</text:span><text:span text:style-name="amh_5f_dev_5f_abbr"><text:span text:style-name="T330">m</text:span></text:span><text:span text:style-name="T330"> in pauime</text:span><text:span text:style-name="amh_5f_dev_5f_abbr"><text:span text:style-name="T330">n</text:span></text:span><text:span text:style-name="T330">tis. </text:span><text:span text:style-name="amh_5f_lettre_5f_rubriquee">A</text:span><text:span text:style-name="T331">du</text:span><text:span text:style-name="amh_5f_dev_5f_abbr"><text:span text:style-name="T331">er</text:span></text:span><text:span text:style-name="T331">tendu</text:span><text:span text:style-name="amh_5f_dev_5f_abbr"><text:span text:style-name="T331">m</text:span></text:span><text:span text:style-name="T331"> t</text:span><text:span text:style-name="amh_5f_dev_5f_abbr"><text:span text:style-name="T331">ame</text:span></text:span><text:span text:style-name="T331">n q</text:span><text:span text:style-name="amh_5f_dev_5f_abbr"><text:span text:style-name="T331">uod</text:span></text:span><text:span text:style-name="T331"> hec Babilonia de q</text:span><text:span text:style-name="amh_5f_dev_5f_abbr"><text:span text:style-name="T331">u</text:span></text:span><text:span text:style-name="T331">a nu</text:span><text:span text:style-name="amh_5f_dev_5f_abbr"><text:span text:style-name="T331">n</text:span></text:span><text:span text:style-name="T331">c fit me</text:span><text:span text:style-name="amh_5f_dev_5f_abbr"><text:span text:style-name="T331">n</text:span></text:span><text:span text:style-name="T331">sio non est illa de qua a</text:span><text:span text:style-name="amh_5f_dev_5f_abbr"><text:span text:style-name="T331">n</text:span></text:span><text:span text:style-name="T331">tiq</text:span><text:span text:style-name="amh_5f_dev_5f_abbr"><text:span text:style-name="T331">u</text:span></text:span><text:span text:style-name="T331">itus fit mensio et i</text:span><text:span text:style-name="amh_5f_dev_5f_abbr"><text:span text:style-name="T331">n</text:span></text:span><text:span text:style-name="T331"> quam regnauit Nabugodonosor et ad qua</text:span><text:span text:style-name="amh_5f_dev_5f_abbr"><text:span text:style-name="T331">m</text:span></text:span><text:span text:style-name="T331"> filii Isr</text:span><text:span text:style-name="amh_5f_dev_5f_abbr"><text:span text:style-name="T331">ae</text:span></text:span><text:span text:style-name="T331">l captiui su</text:span><text:span text:style-name="amh_5f_dev_5f_abbr"><text:span text:style-name="T331">n</text:span></text:span><text:span text:style-name="T331">t ducti</text:span><text:span text:style-name="T331"><text:note text:id="ftn84" text:note-class="footnote"><text:note-citation>84</text:note-citation><text:note-body><text:p text:style-name="amh_5f_note_5f_apparat"><text:span text:style-name="amh_5f_apparat_5f_lemme">in quam regnauit Nabugodonosor… sunt ducti</text:span> <text:span text:style-name="amh_5f_apparat_5f_commentaire"><text:span text:style-name="T332">(IV Reg. 24-25)</text:span></text:span></text:p></text:note-body></text:note></text:span><text:span text:style-name="T331">, s</text:span><text:span text:style-name="amh_5f_dev_5f_abbr"><text:span text:style-name="T331">ed</text:span></text:span><text:span text:style-name="T331"> est hec noua Babilonia a</text:span><text:span text:style-name="amh_5f_dev_5f_abbr"><text:span text:style-name="T331">n</text:span></text:span><text:span text:style-name="T331">tiq</text:span><text:span text:style-name="amh_5f_dev_5f_abbr"><text:span text:style-name="T331">u</text:span></text:span><text:span text:style-name="T331">a </text:span><text:span text:style-name="amh_5f_dev_5f_abbr"><text:span text:style-name="T331">con</text:span></text:span><text:span text:style-name="T331">formis in n</text:span><text:span text:style-name="amh_5f_dev_5f_abbr"><text:span text:style-name="T331">om</text:span></text:span><text:span text:style-name="T331">i</text:span><text:span text:style-name="amh_5f_dev_5f_abbr"><text:span text:style-name="T331">n</text:span></text:span><text:span text:style-name="T331">e et q</text:span><text:span text:style-name="amh_5f_dev_5f_abbr"><text:span text:style-name="T331">u</text:span></text:span><text:span text:style-name="T331">oda</text:span><text:span text:style-name="amh_5f_dev_5f_abbr"><text:span text:style-name="T331">m</text:span></text:span><text:span text:style-name="T331">modo imitatrix in o</text:span><text:span text:style-name="amh_5f_dev_5f_abbr"><text:span text:style-name="T331">per</text:span></text:span><text:span text:style-name="T331">ibu</text:span><text:span text:style-name="T333">s</text:span><text:span text:style-name="T331"> q</text:span><text:span text:style-name="amh_5f_dev_5f_abbr"><text:span text:style-name="T331">u</text:span></text:span><text:span text:style-name="T331">ia, ut de cet</text:span><text:span text:style-name="amh_5f_dev_5f_abbr"><text:span text:style-name="T331">er</text:span></text:span><text:span text:style-name="T331">is tacea</text:span><text:span text:style-name="amh_5f_dev_5f_abbr"><text:span text:style-name="T331">m</text:span></text:span><text:span text:style-name="T331">, sic</text:span><text:span text:style-name="amh_5f_dev_5f_abbr"><text:span text:style-name="T331">ut</text:span></text:span><text:span text:style-name="T331"> a</text:span><text:span text:style-name="amh_5f_dev_5f_abbr"><text:span text:style-name="T331">n</text:span></text:span><text:span text:style-name="T331">tiq</text:span><text:span text:style-name="amh_5f_dev_5f_abbr"><text:span text:style-name="T331">u</text:span></text:span><text:span text:style-name="T331">a filiis Isr</text:span><text:span text:style-name="amh_5f_dev_5f_abbr"><text:span text:style-name="T331">ae</text:span></text:span><text:span text:style-name="T331">l, tu</text:span><text:span text:style-name="amh_5f_dev_5f_abbr"><text:span text:style-name="T331">n</text:span></text:span><text:span text:style-name="T331">c fidelib</text:span><text:span text:style-name="amh_5f_dev_5f_abbr"><text:span text:style-name="T331">us</text:span></text:span><text:span text:style-name="T331"> maxime, fuit i</text:span><text:span text:style-name="amh_5f_dev_5f_abbr"><text:span text:style-name="T331">n</text:span></text:span><text:span text:style-name="T331">festa sic </text:span><text:span text:style-name="amh_5f_dev_5f_abbr"><text:span text:style-name="T331">et</text:span></text:span><text:span text:style-name="T331"> nob</text:span><text:span text:style-name="amh_5f_dev_5f_abbr"><text:span text:style-name="T331">is</text:span></text:span><text:span text:style-name="T331"> </text:span><text:span text:style-name="amh_5f_dev_5f_abbr"><text:span text:style-name="T331">christ</text:span></text:span><text:span text:style-name="T331">ianis </text:span><text:span text:style-name="T334">ueris Israelitic</text:span><text:span text:style-name="T335">i</text:span><text:span text:style-name="T334">s </text:span><text:span text:style-name="T335">hec noua Babilonia cu</text:span><text:span text:style-name="amh_5f_dev_5f_abbr"><text:span text:style-name="T335">m</text:span></text:span><text:span text:style-name="T335"> suo capite q</text:span><text:span text:style-name="amh_5f_dev_5f_abbr"><text:span text:style-name="T335">uo</text:span></text:span><text:span text:style-name="T335">d soldan</text:span><text:span text:style-name="amh_5f_dev_5f_abbr"><text:span text:style-name="T335">us</text:span></text:span><text:span text:style-name="T335"> est maxi</text:span><text:span text:style-name="amh_5f_dev_5f_abbr"><text:span text:style-name="T335">m</text:span></text:span><text:span text:style-name="T335">e apponit</text:span><text:span text:style-name="amh_5f_dev_5f_abbr"><text:span text:style-name="T335">u</text:span></text:span><text:span text:style-name="T335">r int</text:span><text:span text:style-name="amh_5f_dev_5f_abbr"><text:span text:style-name="T335">er</text:span></text:span><text:span text:style-name="T335"> cet</text:span><text:span text:style-name="amh_5f_dev_5f_abbr"><text:span text:style-name="T335">er</text:span></text:span><text:span text:style-name="T335">os i</text:span><text:span text:style-name="amh_5f_dev_5f_abbr"><text:span text:style-name="T335">n</text:span></text:span><text:span text:style-name="T335">fideles utpote q</text:span><text:span text:style-name="amh_5f_dev_5f_abbr"><text:span text:style-name="T335">u</text:span></text:span><text:span text:style-name="T335">i p</text:span><text:span text:style-name="amh_5f_dev_5f_abbr"><text:span text:style-name="T335">ri</text:span></text:span><text:span text:style-name="T336">n</text:span><text:span text:style-name="T335">cipal</text:span><text:span text:style-name="amh_5f_dev_5f_abbr"><text:span text:style-name="T335">is</text:span></text:span><text:span text:style-name="T335"> </text:span><text:span text:style-name="amh_5f_dev_5f_abbr"><text:span text:style-name="T335">pro</text:span></text:span><text:span text:style-name="T335">pugnator et dilatator i</text:span><text:span text:style-name="amh_5f_dev_5f_abbr"><text:span text:style-name="T335">m</text:span></text:span><text:span text:style-name="T335">pie </text:span><text:span text:style-name="amh_5f_dev_5f_abbr"><text:span text:style-name="T335">per</text:span></text:span><text:span text:style-name="T335">fidie Macometi, cu</text:span><text:span text:style-name="amh_5f_dev_5f_abbr"><text:span text:style-name="T335">m</text:span></text:span><text:span text:style-name="T335"> de domo soldani ille me</text:span><text:span text:style-name="amh_5f_dev_5f_abbr"><text:span text:style-name="T335">n</text:span></text:span><text:span text:style-name="T335">dax nequa</text:span><text:span text:style-name="amh_5f_dev_5f_abbr"><text:span text:style-name="T335">m</text:span></text:span><text:span text:style-name="T335"> traxit origine</text:span><text:span text:style-name="amh_5f_dev_5f_abbr"><text:span text:style-name="T335">m</text:span></text:span><text:span text:style-name="T335"> et ibi p</text:span><text:span text:style-name="amh_5f_dev_5f_abbr"><text:span text:style-name="T335">ri</text:span></text:span><text:span text:style-name="T335">mo p</text:span><text:span text:style-name="amh_5f_dev_5f_abbr"><text:span text:style-name="T335">re</text:span></text:span><text:span text:style-name="T335">dicauit scilic</text:span><text:span text:style-name="amh_5f_dev_5f_abbr"><text:span text:style-name="T335">et</text:span></text:span><text:span text:style-name="T335"> i</text:span><text:span text:style-name="amh_5f_dev_5f_abbr"><text:span text:style-name="T335">n</text:span></text:span><text:span text:style-name="T335"> des</text:span><text:span text:style-name="amh_5f_dev_5f_abbr"><text:span text:style-name="T335">er</text:span></text:span><text:span text:style-name="T335">to Arabie ho</text:span><text:span text:style-name="amh_5f_dev_5f_abbr"><text:span text:style-name="T335">m</text:span></text:span><text:span text:style-name="T335">inibus bestialibus </text:span><text:span text:style-name="amh_5f_dev_5f_abbr"><text:span text:style-name="T335">et</text:span></text:span><text:span text:style-name="T335"> i</text:span><text:span text:style-name="amh_5f_dev_5f_abbr"><text:span text:style-name="T335">n</text:span></text:span><text:span text:style-name="T335">doctis lege</text:span><text:span text:style-name="amh_5f_dev_5f_abbr"><text:span text:style-name="T335">m</text:span></text:span><text:span text:style-name="T335">q</text:span><text:span text:style-name="amh_5f_dev_5f_abbr"><text:span text:style-name="T335">ue</text:span></text:span><text:span text:style-name="T335"> diabolica</text:span><text:span text:style-name="amh_5f_dev_5f_abbr"><text:span text:style-name="T335">m</text:span></text:span><text:span text:style-name="T335"> ip</text:span><text:span text:style-name="amh_5f_dev_5f_abbr"><text:span text:style-name="T335">s</text:span></text:span><text:span text:style-name="T335">is </text:span><text:soft-page-break/><text:span text:style-name="T335">i</text:span><text:span text:style-name="amh_5f_dev_5f_abbr"><text:span text:style-name="T335">m</text:span></text:span><text:span text:style-name="T335">posuit et s</text:span><text:span text:style-name="amh_5f_dev_5f_abbr"><text:span text:style-name="T335">er</text:span></text:span><text:span text:style-name="T335">pe</text:span><text:span text:style-name="amh_5f_dev_5f_abbr"><text:span text:style-name="T335">n</text:span></text:span><text:span text:style-name="T335">tina astutia </text:span><text:span text:style-name="T337">fefellit, falsisq</text:span><text:span text:style-name="amh_5f_dev_5f_abbr"><text:span text:style-name="T337">ue</text:span></text:span><text:span text:style-name="T337"> miraculis uerius mirabilib</text:span><text:span text:style-name="amh_5f_dev_5f_abbr"><text:span text:style-name="T337">us</text:span></text:span><text:span text:style-name="T337"> sibi et p</text:span><text:span text:style-name="amh_5f_dev_5f_abbr"><text:span text:style-name="T337">at</text:span></text:span><text:span text:style-name="T337">ri et me</text:span><text:span text:style-name="amh_5f_dev_5f_abbr"><text:span text:style-name="T337">n</text:span></text:span><text:span text:style-name="T337">dacii colligauit. Corp</text:span><text:span text:style-name="amh_5f_dev_5f_abbr"><text:span text:style-name="T337">us</text:span></text:span><text:span text:style-name="T337">q</text:span><text:span text:style-name="amh_5f_dev_5f_abbr"><text:span text:style-name="T337">ue</text:span></text:span><text:span text:style-name="T337"> ip</text:span><text:span text:style-name="amh_5f_dev_5f_abbr"><text:span text:style-name="T337">s</text:span></text:span><text:span text:style-name="T337">i</text:span><text:span text:style-name="amh_5f_dev_5f_abbr"><text:span text:style-name="T337">us</text:span></text:span><text:span text:style-name="T337"> perditissimi pseustis sub soldani diligentissima custodia i</text:span><text:span text:style-name="amh_5f_dev_5f_abbr"><text:span text:style-name="T337">n</text:span></text:span><text:span text:style-name="T337"> ciuitate q</text:span><text:span text:style-name="amh_5f_dev_5f_abbr"><text:span text:style-name="T337">ue</text:span></text:span><text:span text:style-name="T337"> Meca d</text:span><text:span text:style-name="amh_5f_dev_5f_abbr"><text:span text:style-name="T337">icitu</text:span></text:span><text:span text:style-name="T337">r sita in deserto Arabie, de Babilonia ci</text:span><text:span text:style-name="amh_5f_dev_5f_abbr"><text:span text:style-name="T337">r</text:span></text:span><text:span text:style-name="T337">ca </text:span><text:span text:style-name="amh_5f_nombre_5f_romain"><text:span text:style-name="T337">xxv</text:span></text:span><text:span text:style-name="T338"> </text:span><text:span text:style-name="T337">dietas </text:span><text:span text:style-name="amh_5f_dev_5f_abbr"><text:span text:style-name="T337">pro</text:span></text:span><text:span text:style-name="T337"> maxi</text:span><text:span text:style-name="amh_5f_dev_5f_abbr"><text:span text:style-name="T337">m</text:span></text:span><text:span text:style-name="T337">o sanctuario s</text:span><text:span text:style-name="amh_5f_dev_5f_abbr"><text:span text:style-name="T337">er</text:span></text:span><text:span text:style-name="T337">uatur in p</text:span><text:span text:style-name="amh_5f_dev_5f_abbr"><text:span text:style-name="T337">u</text:span></text:span><text:span text:style-name="T337">lcra eoru</text:span><text:span text:style-name="amh_5f_dev_5f_abbr"><text:span text:style-name="T337">m</text:span></text:span><text:span text:style-name="T337"> eccl</text:span><text:span text:style-name="amh_5f_dev_5f_abbr"><text:span text:style-name="T337">esi</text:span></text:span><text:span text:style-name="T337">a qua</text:span><text:span text:style-name="amh_5f_dev_5f_abbr"><text:span text:style-name="T337">m</text:span></text:span><text:span text:style-name="T337"> musket uulgariter dicu</text:span><text:span text:style-name="amh_5f_dev_5f_abbr"><text:span text:style-name="T337">n</text:span></text:span><text:span text:style-name="T337">t non q</text:span><text:span text:style-name="amh_5f_dev_5f_abbr"><text:span text:style-name="T337">uod</text:span></text:span><text:span text:style-name="T337"> pe</text:span><text:span text:style-name="amh_5f_dev_5f_abbr"><text:span text:style-name="T337">n</text:span></text:span><text:span text:style-name="T337">deat in aere per uirtute</text:span><text:span text:style-name="amh_5f_dev_5f_abbr"><text:span text:style-name="T337">m</text:span></text:span><text:span text:style-name="T337"> petre q</text:span><text:span text:style-name="amh_5f_dev_5f_abbr"><text:span text:style-name="T337">ue</text:span></text:span><text:span text:style-name="T337"> ferru</text:span><text:span text:style-name="amh_5f_dev_5f_abbr"><text:span text:style-name="T337">m</text:span></text:span><text:span text:style-name="T337"> trahit ut false diuulgatu</text:span><text:span text:style-name="amh_5f_dev_5f_abbr"><text:span text:style-name="T337">m</text:span></text:span><text:span text:style-name="T337"> est, s</text:span><text:span text:style-name="amh_5f_dev_5f_abbr"><text:span text:style-name="T337">ed</text:span></text:span><text:span text:style-name="T337"> alias in tu</text:span><text:span text:style-name="amh_5f_dev_5f_abbr"><text:span text:style-name="T339">m</text:span></text:span><text:span text:style-name="T337">ba eleuata et p</text:span><text:span text:style-name="amh_5f_dev_5f_abbr"><text:span text:style-name="T337">re</text:span></text:span><text:span text:style-name="T339">c</text:span><text:span text:style-name="T337">iosa ad maiore</text:span><text:span text:style-name="amh_5f_dev_5f_abbr"><text:span text:style-name="T337">m</text:span></text:span><text:span text:style-name="T337"> ip</text:span><text:span text:style-name="amh_5f_dev_5f_abbr"><text:span text:style-name="T337">s</text:span></text:span><text:span text:style-name="T337">i</text:span><text:span text:style-name="amh_5f_dev_5f_abbr"><text:span text:style-name="T337">us</text:span></text:span><text:span text:style-name="T337"> </text:span><text:span text:style-name="T339">mortui da</text:span><text:span text:style-name="amh_5f_dev_5f_abbr"><text:span text:style-name="T339">m</text:span></text:span><text:span text:style-name="T339">pnatione</text:span><text:span text:style-name="amh_5f_dev_5f_abbr"><text:span text:style-name="T339">m</text:span></text:span><text:span text:style-name="T339"> imo </text:span><text:span text:style-name="amh_5f_dev_5f_abbr"><text:span text:style-name="T339">per</text:span></text:span><text:span text:style-name="T339">petuam positu</text:span><text:span text:style-name="amh_5f_dev_5f_abbr"><text:span text:style-name="T339">m</text:span></text:span><text:span text:style-name="T339"> est, quo Sarraceni ex o</text:span><text:span text:style-name="amh_5f_dev_5f_abbr"><text:span text:style-name="T339">mn</text:span></text:span><text:span text:style-name="T339">ibus mu</text:span><text:span text:style-name="amh_5f_dev_5f_abbr"><text:span text:style-name="T339">n</text:span></text:span><text:span text:style-name="T339">di </text:span><text:span text:style-name="amh_5f_dev_5f_abbr"><text:span text:style-name="T339">par</text:span></text:span><text:span text:style-name="T339">t</text:span><text:span text:style-name="T340">i</text:span><text:span text:style-name="T339">b</text:span><text:span text:style-name="amh_5f_dev_5f_abbr"><text:span text:style-name="T339">us</text:span></text:span><text:span text:style-name="T339"> </text:span><text:span text:style-name="amh_5f_dev_5f_abbr"><text:span text:style-name="T339">con</text:span></text:span><text:span text:style-name="T339">ueniu</text:span><text:span text:style-name="amh_5f_dev_5f_abbr"><text:span text:style-name="T339">n</text:span></text:span><text:span text:style-name="T339">t, </text:span><text:span text:style-name="amh_5f_dev_5f_abbr"><text:span text:style-name="T339">per</text:span></text:span><text:span text:style-name="T339">egrinato</text:span><text:span text:style-name="amh_5f_dev_5f_abbr"><text:span text:style-name="T339">r</text:span></text:span><text:span text:style-name="T339">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339">ip</text:span><text:span text:style-name="amh_5f_dev_5f_abbr"><text:span text:style-name="T339">s</text:span></text:span><text:span text:style-name="T339">i</text:span><office:annotation-end office:name="__Annotation__7120_232900934"/><text:span text:style-name="T339"> ibidem </text:span><text:span text:style-name="T317">ad suu</text:span><text:span text:style-name="amh_5f_dev_5f_abbr"><text:span text:style-name="T317">m</text:span></text:span><text:span text:style-name="T317"> </text:span><text:span text:style-name="amh_5f_dev_5f_abbr"><text:span text:style-name="T317">pro</text:span></text:span><text:span text:style-name="T317">pheta</text:span><text:span text:style-name="amh_5f_dev_5f_abbr"><text:span text:style-name="T317">m</text:span></text:span><text:span text:style-name="T317"> deuotissima</text:span><text:span text:style-name="amh_5f_dev_5f_abbr"><text:span text:style-name="T317">m</text:span></text:span><text:span text:style-name="T317"> et solle</text:span><text:span text:style-name="amh_5f_dev_5f_abbr"><text:span text:style-name="T317">m</text:span></text:span><text:span text:style-name="T317">pnissima</text:span><text:span text:style-name="amh_5f_dev_5f_abbr"><text:span text:style-name="T317">m</text:span></text:span><text:span text:style-name="T317"> i</text:span><text:span text:style-name="amh_5f_dev_5f_abbr"><text:span text:style-name="T317">n</text:span></text:span><text:span text:style-name="T317">pe</text:span><text:span text:style-name="T341">nsuri et ob hoc maxim</text:span><text:span text:style-name="amh_5f_dev_5f_abbr"><text:span text:style-name="T341">us</text:span></text:span><text:span text:style-name="T341"> aduocat</text:span><text:span text:style-name="amh_5f_dev_5f_abbr"><text:span text:style-name="T341">us</text:span></text:span><text:span text:style-name="T341"> et deffensor a Sarracenis ip</text:span><text:span text:style-name="amh_5f_dev_5f_abbr"><text:span text:style-name="T341">s</text:span></text:span><text:span text:style-name="T341">oru</text:span><text:span text:style-name="amh_5f_dev_5f_abbr"><text:span text:style-name="T341">m</text:span></text:span><text:span text:style-name="T341"> </text:span><text:span text:style-name="amh_5f_dev_5f_abbr"><text:span text:style-name="T341">per</text:span></text:span><text:span text:style-name="T341">fidie tenet</text:span><text:span text:style-name="amh_5f_dev_5f_abbr"><text:span text:style-name="T341">u</text:span></text:span><text:span text:style-name="T341">r soldan</text:span><text:span text:style-name="amh_5f_dev_5f_abbr"><text:span text:style-name="T341">us</text:span></text:span><text:span text:style-name="T341"> hui</text:span><text:span text:style-name="amh_5f_dev_5f_abbr"><text:span text:style-name="T341">us</text:span></text:span><text:span text:style-name="T341">modi noue Babilonie q</text:span><text:span text:style-name="amh_5f_dev_5f_abbr"><text:span text:style-name="T341">ue</text:span></text:span><text:span text:style-name="T341"> </text:span><text:span text:style-name="amh_5f_dev_5f_abbr"><text:span text:style-name="T341">per</text:span></text:span><text:span text:style-name="T341">fidia in </text:span><text:span text:style-name="amh_5f_dev_5f_abbr"><text:span text:style-name="T341">christ</text:span></text:span><text:span text:style-name="T341">iana</text:span><text:span text:style-name="amh_5f_dev_5f_abbr"><text:span text:style-name="T341">m</text:span></text:span><text:span text:style-name="T341"> fide</text:span><text:span text:style-name="amh_5f_dev_5f_abbr"><text:span text:style-name="T341">m</text:span></text:span><text:span text:style-name="T341"> su</text:span><text:span text:style-name="amh_5f_dev_5f_abbr"><text:span text:style-name="T341">per</text:span></text:span><text:span text:style-name="T341"> om</text:span><text:span text:style-name="amh_5f_dev_5f_abbr"><text:span text:style-name="T341">ne</text:span></text:span><text:span text:style-name="T341">s errores existit maxi</text:span><text:span text:style-name="amh_5f_dev_5f_abbr"><text:span text:style-name="T341">m</text:span></text:span><text:span text:style-name="T341">e munita. </text:span><text:span text:style-name="amh_5f_lettre_5f_rubriquee">D</text:span><text:span text:style-name="T341">istat u</text:span><text:span text:style-name="amh_5f_dev_5f_abbr"><text:span text:style-name="T341">er</text:span></text:span><text:span text:style-name="T341">o a</text:span><text:span text:style-name="amh_5f_dev_5f_abbr"><text:span text:style-name="T341">n</text:span></text:span><text:span text:style-name="T341">tiqua Babilonia ab hac int</text:span><text:span text:style-name="amh_5f_dev_5f_abbr"><text:span text:style-name="T341">er</text:span></text:span><text:span text:style-name="T341"> septe</text:span><text:span text:style-name="amh_5f_dev_5f_abbr"><text:span text:style-name="T341">n</text:span></text:span><text:span text:style-name="T341">trione</text:span><text:span text:style-name="amh_5f_dev_5f_abbr"><text:span text:style-name="T341">m</text:span></text:span><text:span text:style-name="T341"> et oriente</text:span><text:span text:style-name="amh_5f_dev_5f_abbr"><text:span text:style-name="T341">m</text:span></text:span><text:span text:style-name="T341"> </text:span><text:span text:style-name="amh_5f_dev_5f_abbr"><text:span text:style-name="T341">per</text:span></text:span><text:span text:style-name="T341"> dietas</text:span><text:span text:style-name="T338"> </text:span><text:span text:style-name="amh_5f_nombre_5f_romain"><text:span text:style-name="T341">xxv</text:span></text:span><text:span text:style-name="T341"> in Caldea et illi</text:span><text:span text:style-name="amh_5f_dev_5f_abbr"><text:span text:style-name="T341">us</text:span></text:span><text:span text:style-name="T341"> pat</text:span><text:span text:style-name="amh_5f_dev_5f_abbr"><text:span text:style-name="T341">r</text:span></text:span><text:span text:style-name="T341">ie d</text:span><text:span text:style-name="amh_5f_dev_5f_abbr"><text:span text:style-name="T341">omi</text:span></text:span><text:span text:style-name="T341">n</text:span><text:span text:style-name="amh_5f_dev_5f_abbr"><text:span text:style-name="T341">u</text:span></text:span><text:span text:style-name="T341">s nu</text:span><text:span text:style-name="amh_5f_dev_5f_abbr"><text:span text:style-name="T341">n</text:span></text:span><text:span text:style-name="T341">c est Chan, i</text:span><text:span text:style-name="amh_5f_dev_5f_abbr"><text:span text:style-name="T341">d</text:span></text:span><text:span text:style-name="T341"> </text:span><text:span text:style-name="amh_5f_dev_5f_abbr"><text:span text:style-name="T341">est</text:span></text:span><text:span text:style-name="T341"> i</text:span><text:span text:style-name="amh_5f_dev_5f_abbr"><text:span text:style-name="T341">mper</text:span></text:span><text:span text:style-name="T341">ator tartaroru</text:span><text:span text:style-name="amh_5f_dev_5f_abbr"><text:span text:style-name="T341">m</text:span></text:span><text:span text:style-name="T341"> de Persia. </text:span><text:span text:style-name="T342">Dicu</text:span><text:span text:style-name="amh_5f_dev_5f_abbr"><text:span text:style-name="T342">n</text:span></text:span><text:span text:style-name="T342">t aliq</text:span><text:span text:style-name="amh_5f_dev_5f_abbr"><text:span text:style-name="T342">u</text:span></text:span><text:span text:style-name="T342">i q</text:span><text:span text:style-name="amh_5f_dev_5f_abbr"><text:span text:style-name="T342">uod</text:span></text:span><text:span text:style-name="T342"> ciuitas q</text:span><text:span text:style-name="amh_5f_dev_5f_abbr"><text:span text:style-name="T342">ue</text:span></text:span><text:span text:style-name="T342"> nu</text:span><text:span text:style-name="amh_5f_dev_5f_abbr"><text:span text:style-name="T342">n</text:span></text:span><text:span text:style-name="T342">c Baldacu</text:span><text:span text:style-name="amh_5f_dev_5f_abbr"><text:span text:style-name="T342">m</text:span></text:span><text:span text:style-name="T342"> d</text:span><text:span text:style-name="amh_5f_dev_5f_abbr"><text:span text:style-name="T342">icitu</text:span></text:span><text:span text:style-name="T342">r sit ip</text:span><text:span text:style-name="amh_5f_dev_5f_abbr"><text:span text:style-name="T342">s</text:span></text:span><text:span text:style-name="T342">a a</text:span><text:span text:style-name="amh_5f_dev_5f_abbr"><text:span text:style-name="T342">n</text:span></text:span><text:span text:style-name="T342">tiqua Babilonia q</text:span><text:span text:style-name="amh_5f_dev_5f_abbr"><text:span text:style-name="T342">ue</text:span></text:span><text:span text:style-name="T342"> sita est s</text:span><text:span text:style-name="amh_5f_dev_5f_abbr"><text:span text:style-name="T342">upe</text:span></text:span><text:span text:style-name="T342">r flume</text:span><text:span text:style-name="amh_5f_dev_5f_abbr"><text:span text:style-name="T342">n</text:span></text:span><text:span text:style-name="T342"> Eufrate</text:span><text:span text:style-name="amh_5f_dev_5f_abbr"><text:span text:style-name="T342">m</text:span></text:span><text:span text:style-name="T342">. Alii aut</text:span><text:span text:style-name="amh_5f_dev_5f_abbr"><text:span text:style-name="T342">em</text:span></text:span><text:span text:style-name="T342"> asseru</text:span><text:span text:style-name="amh_5f_dev_5f_abbr"><text:span text:style-name="T342">n</text:span></text:span><text:span text:style-name="T342">t </text:span><text:span text:style-name="amh_5f_dev_5f_abbr"><text:span text:style-name="T342">pro</text:span></text:span><text:span text:style-name="T342">pe Baldacu</text:span><text:span text:style-name="amh_5f_dev_5f_abbr"><text:span text:style-name="T342">m</text:span></text:span><text:span text:style-name="T342"> ip</text:span><text:span text:style-name="amh_5f_dev_5f_abbr"><text:span text:style-name="T342">s</text:span></text:span><text:span text:style-name="T342">am fuisse et destructa</text:span><text:span text:style-name="amh_5f_dev_5f_abbr"><text:span text:style-name="T342">m</text:span></text:span><text:span text:style-name="T342">, hoc per ruinas de </text:span><text:span text:style-name="amh_5f_dev_5f_abbr"><text:span text:style-name="T342">pro</text:span></text:span><text:span text:style-name="T342">pe copiosas </text:span><text:span text:style-name="amh_5f_dev_5f_abbr"><text:span text:style-name="T343">com</text:span></text:span><text:span text:style-name="T342">probantes. Turris etia</text:span><text:span text:style-name="amh_5f_dev_5f_abbr"><text:span text:style-name="T342">m</text:span></text:span><text:span text:style-name="T342"> Babel a filiis Noe recepta i</text:span><text:span text:style-name="amh_5f_dev_5f_abbr"><text:span text:style-name="T342">n</text:span></text:span><text:span text:style-name="T342"> loco </text:span><text:span text:style-name="amh_5f_dev_5f_abbr"><text:span text:style-name="T342">pro</text:span></text:span><text:span text:style-name="T342">pi</text:span><text:span text:style-name="amh_5f_dev_5f_abbr"><text:span text:style-name="T342">n</text:span></text:span><text:span text:style-name="T342">quo asserit</text:span><text:span text:style-name="amh_5f_dev_5f_abbr"><text:span text:style-name="T342">u</text:span></text:span><text:span text:style-name="T342">r, ubi hu</text:span><text:span text:style-name="amh_5f_dev_5f_abbr"><text:span text:style-name="T342">m</text:span></text:span><text:span text:style-name="T342">anu</text:span><text:span text:style-name="amh_5f_dev_5f_abbr"><text:span text:style-name="T342">m</text:span></text:span><text:span text:style-name="T342"> labiu</text:span><text:span text:style-name="amh_5f_dev_5f_abbr"><text:span text:style-name="T342">m</text:span></text:span><text:span text:style-name="T342"> co</text:span><text:span text:style-name="amh_5f_dev_5f_abbr"><text:span text:style-name="T342">n</text:span></text:span><text:span text:style-name="T342">fusu</text:span><text:span text:style-name="amh_5f_dev_5f_abbr"><text:span text:style-name="T342">m</text:span></text:span><text:span text:style-name="T342"> est</text:span><text:span text:style-name="T342"><text:note text:id="ftn85" text:note-class="footnote"><text:note-citation>85</text:note-citation><text:note-body><text:p text:style-name="amh_5f_note_5f_apparat"><text:span text:style-name="amh_5f_apparat_5f_lemme">Turris etiam Babel… ubi humanum labium confusum est</text:span> <text:span text:style-name="amh_5f_apparat_5f_commentaire">(Gn. 11, 7-9)</text:span></text:p></text:note-body></text:note></text:span><text:span text:style-name="T342">. Loc</text:span><text:span text:style-name="amh_5f_dev_5f_abbr"><text:span text:style-name="T342">us</text:span></text:span><text:span text:style-name="T342"> nu</text:span><text:span text:style-name="amh_5f_dev_5f_abbr"><text:span text:style-name="T342">n</text:span></text:span><text:span text:style-name="T342">c desert</text:span><text:span text:style-name="amh_5f_dev_5f_abbr"><text:span text:style-name="T342">us</text:span></text:span><text:span text:style-name="T342"> d</text:span><text:span text:style-name="amh_5f_dev_5f_abbr"><text:span text:style-name="T342">icitu</text:span></text:span><text:span text:style-name="T342">r et q</text:span><text:span text:style-name="amh_5f_dev_5f_abbr"><text:span text:style-name="T342">u</text:span></text:span><text:span text:style-name="T342">a</text:span><text:span text:style-name="amh_5f_dev_5f_abbr"><text:span text:style-name="T342">s</text:span></text:span><text:span text:style-name="T342">i i</text:span><text:span text:style-name="amh_5f_dev_5f_abbr"><text:span text:style-name="T342">n</text:span></text:span><text:span text:style-name="T342">accessibilis </text:span><text:span text:style-name="amh_5f_dev_5f_abbr"><text:span text:style-name="T342">pro</text:span></text:span><text:span text:style-name="T342">pter feraru</text:span><text:span text:style-name="amh_5f_dev_5f_abbr"><text:span text:style-name="T342">m</text:span></text:span><text:span text:style-name="T342">, crudeliu</text:span><text:span text:style-name="amh_5f_dev_5f_abbr"><text:span text:style-name="T342">m</text:span></text:span><text:span text:style-name="T342"> et uenenos</text:span><text:span text:style-name="T343">or</text:span><text:span text:style-name="T342">u</text:span><text:span text:style-name="amh_5f_dev_5f_abbr"><text:span text:style-name="T342">m</text:span></text:span><text:span text:style-name="T342"> a</text:span><text:span text:style-name="amh_5f_dev_5f_abbr"><text:span text:style-name="T342">n</text:span></text:span><text:span text:style-name="T342">i</text:span><text:span text:style-name="amh_5f_dev_5f_abbr"><text:span text:style-name="T342">m</text:span></text:span><text:span text:style-name="T342">aliu</text:span><text:span text:style-name="amh_5f_dev_5f_abbr"><text:span text:style-name="T342">m</text:span></text:span><text:span text:style-name="T342">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42">co</text:span><text:span text:style-name="amh_5f_dev_5f_abbr"><text:span text:style-name="T344">m</text:span></text:span><text:span text:style-name="T344">mora</text:span><text:span text:style-name="amh_5f_dev_5f_abbr"><text:span text:style-name="T344">n</text:span></text:span><text:span text:style-name="T344">tiu</text:span><text:span text:style-name="amh_5f_dev_5f_abbr"><text:span text:style-name="T344">m</text:span></text:span><office:annotation-end office:name="__Annotation__7374_232900934"/><text:span text:style-name="T344"> </text:span><text:span text:style-name="T345">m</text:span><text:span text:style-name="amh_5f_dev_5f_abbr"><text:span text:style-name="T345">u</text:span></text:span><text:span text:style-name="T345">ltitudine</text:span><text:span text:style-name="amh_5f_dev_5f_abbr"><text:span text:style-name="T345">m</text:span></text:span><text:span text:style-name="T345"> i</text:span><text:span text:style-name="amh_5f_dev_5f_abbr"><text:span text:style-name="T345">n</text:span></text:span><text:span text:style-name="T345">nu</text:span><text:span text:style-name="amh_5f_dev_5f_abbr"><text:span text:style-name="T345">mer</text:span></text:span><text:span text:style-name="T345">osam. Hec hacten</text:span><text:span text:style-name="amh_5f_dev_5f_abbr"><text:span text:style-name="T345">us</text:span></text:span><text:span text:style-name="T345"> dicta su</text:span><text:span text:style-name="amh_5f_dev_5f_abbr"><text:span text:style-name="T345">n</text:span></text:span><text:span text:style-name="T345">t q</text:span><text:span text:style-name="amh_5f_dev_5f_abbr"><text:span text:style-name="T345">u</text:span></text:span><text:span text:style-name="T345">ia gaudem</text:span><text:span text:style-name="amh_5f_dev_5f_abbr"><text:span text:style-name="T345">us</text:span></text:span><text:span text:style-name="T345"> </text:span><text:span text:style-name="amh_5f_dev_5f_abbr"><text:span text:style-name="T345">et</text:span></text:span><text:span text:style-name="T345"> </text:span><text:span text:style-name="T346">q</text:span><text:span text:style-name="amh_5f_dev_5f_abbr"><text:span text:style-name="T346">ue</text:span></text:span><text:span text:style-name="T346">rim</text:span><text:span text:style-name="amh_5f_dev_5f_abbr"><text:span text:style-name="T346">us</text:span></text:span><text:span text:style-name="T346"> scire sic eni</text:span><text:span text:style-name="amh_5f_dev_5f_abbr"><text:span text:style-name="T346">m</text:span></text:span><text:span text:style-name="T346"> h</text:span><text:span text:style-name="amh_5f_dev_5f_abbr"><text:span text:style-name="T346">ab</text:span></text:span><text:span text:style-name="T346">et</text:span><text:span text:style-name="amh_5f_dev_5f_abbr"><text:span text:style-name="T346">u</text:span></text:span><text:span text:style-name="T346">r </text:span><text:span text:style-name="T347">d</text:span><text:span text:style-name="amh_5f_dev_5f_abbr"><text:span text:style-name="T347">isc</text:span></text:span><text:span text:style-name="T347">r</text:span><text:span text:style-name="amh_5f_dev_5f_abbr"><text:span text:style-name="T347">eti</text:span></text:span><text:span text:style-name="T348">a</text:span><text:span text:style-name="T347"> noue ac uet</text:span><text:span text:style-name="amh_5f_dev_5f_abbr"><text:span text:style-name="T347">er</text:span></text:span><text:span text:style-name="T347">is Babilonie q</text:span><text:span text:style-name="amh_5f_dev_5f_abbr"><text:span text:style-name="T347">u</text:span></text:span><text:span text:style-name="T347">aru</text:span><text:span text:style-name="amh_5f_dev_5f_abbr"><text:span text:style-name="T347">m</text:span></text:span><text:span text:style-name="T347"> noua i</text:span><text:span text:style-name="amh_5f_dev_5f_abbr"><text:span text:style-name="T347">n</text:span></text:span><text:span text:style-name="T347"> o</text:span><text:span text:style-name="amh_5f_dev_5f_abbr"><text:span text:style-name="T347">per</text:span></text:span><text:span text:style-name="T347">e hoc p</text:span><text:span text:style-name="amh_5f_dev_5f_abbr"><text:span text:style-name="T347">ri</text:span></text:span><text:span text:style-name="T347">ncipal</text:span><text:span text:style-name="amh_5f_dev_5f_abbr"><text:span text:style-name="T347">ite</text:span></text:span><text:span text:style-name="T347">r est recole</text:span><text:span text:style-name="amh_5f_dev_5f_abbr"><text:span text:style-name="T347">n</text:span></text:span><text:span text:style-name="T347">da.</text:span></text:p>
      <text:p text:style-name="P31"><text:span text:style-name="amh_5f_dev_5f_abbr">I</text:span>g<text:span text:style-name="amh_5f_dev_5f_abbr">itu</text:span>r Fluui<text:span text:style-name="amh_5f_dev_5f_abbr">us</text:span> <text:span text:style-name="amh_5f_dev_5f_abbr"><text:span text:style-name="T349">P</text:span></text:span><text:span text:style-name="amh_5f_dev_5f_abbr">ar</text:span>adisi, id est Nilus, noua<text:span text:style-name="amh_5f_dev_5f_abbr">m</text:span> Babilonia<text:span text:style-name="amh_5f_dev_5f_abbr">m</text:span> p<text:span text:style-name="amh_5f_dev_5f_abbr">re</text:span>t<text:span text:style-name="amh_5f_dev_5f_abbr">er</text:span><text:span text:style-name="T350">lab</text:span>ens ac terra<text:span text:style-name="amh_5f_dev_5f_abbr">m</text:span> Egipti irrigans et fecu<text:span text:style-name="amh_5f_dev_5f_abbr">n</text:span>dans et o<text:span text:style-name="amh_5f_dev_5f_abbr">mn</text:span>ib<text:span text:style-name="amh_5f_dev_5f_abbr">us</text:span> bonis habu<text:span text:style-name="amh_5f_dev_5f_abbr">n</text:span>dare faciens. Gion in Gen<text:span text:style-name="amh_5f_dev_5f_abbr">es</text:span>i appelatur<text:span text:style-name="T351"><text:note text:id="ftn86" text:note-class="footnote"><text:note-citation>86</text:note-citation><text:note-body><text:p text:style-name="amh_5f_note_5f_apparat"><text:span text:style-name="amh_5f_apparat_5f_lemme">Gion in Genesi appelatur</text:span> <text:span text:style-name="amh_5f_apparat_5f_commentaire"><text:span text:style-name="T351">(</text:span></text:span><text:span text:style-name="amh_5f_apparat_5f_commentaire">Gn. 2,13</text:span><text:span text:style-name="amh_5f_apparat_5f_commentaire"><text:span text:style-name="T351">)</text:span></text:span></text:p></text:note-body></text:note></text:span><text:span text:style-name="T351"><office:annotation loext:resolved="false"><dc:creator>Alexandre Moret Houplon</dc:creator><dc:date>2026-02-26T13:12:30.802735000</dc:date><meta:creator-initials>AMH</meta:creator-initials><text:p text:style-name="Comment"><text:a xlink:href="https://gloss-e.irht.cnrs.fr/php/editions_chapitre.php?id=biblia&amp;numLivre=03&amp;chapitre=03_2#glo_cap2_verset13" xlink:type="simple">https://gloss-e.irht.cnrs.fr/php/editions_chapitre.php?id=biblia&amp;numLivre=03&amp;chapitre=03_2#glo_cap2_verset13</text:a></text:p><text:p text:style-name="Comment"/></office:annotation></text:span>. Q<text:span text:style-name="amh_5f_dev_5f_abbr">u</text:span>ida<text:span text:style-name="amh_5f_dev_5f_abbr">m</text:span> t<text:span text:style-name="amh_5f_dev_5f_abbr">ame</text:span>n dicu<text:span text:style-name="amh_5f_dev_5f_abbr">n</text:span>t q<text:span text:style-name="amh_5f_dev_5f_abbr">uod</text:span> Gion <text:span text:style-name="T352">et Fizon i</text:span><text:span text:style-name="amh_5f_dev_5f_abbr"><text:span text:style-name="T352">n</text:span></text:span><text:span text:style-name="T352"> su</text:span><text:span text:style-name="amh_5f_dev_5f_abbr"><text:span text:style-name="T352">per</text:span></text:span><text:span text:style-name="T352">iorib</text:span><text:span text:style-name="amh_5f_dev_5f_abbr"><text:span text:style-name="T352">us</text:span></text:span><text:span text:style-name="T352"> Ethiopie </text:span><text:span text:style-name="amh_5f_dev_5f_abbr"><text:span text:style-name="T352">con</text:span></text:span><text:span text:style-name="T352">iu</text:span><text:span text:style-name="amh_5f_dev_5f_abbr"><text:span text:style-name="T352">n</text:span></text:span><text:span text:style-name="T352">gant</text:span><text:span text:style-name="amh_5f_dev_5f_abbr"><text:span text:style-name="T352">u</text:span></text:span><text:span text:style-name="T352">r et sic iu</text:span><text:span text:style-name="amh_5f_dev_5f_abbr"><text:span text:style-name="T352">n</text:span></text:span><text:span text:style-name="T352">cti unu</text:span><text:span text:style-name="amh_5f_dev_5f_abbr"><text:span text:style-name="T352">m</text:span></text:span><text:span text:style-name="T352"> alueu</text:span><text:span text:style-name="amh_5f_dev_5f_abbr"><text:span text:style-name="T352">m</text:span></text:span><text:span text:style-name="T352"> </text:span><text:span text:style-name="amh_5f_dev_5f_abbr"><text:span text:style-name="T352">con</text:span></text:span><text:span text:style-name="T352">tinuant </text:span><text:span text:style-name="amh_5f_dev_5f_abbr"><text:span text:style-name="T352">et</text:span></text:span><text:span text:style-name="T352"> co</text:span><text:span text:style-name="amh_5f_dev_5f_abbr"><text:span text:style-name="T352">n</text:span></text:span><text:span text:style-name="T352">s</text:span><text:span text:style-name="amh_5f_dev_5f_abbr"><text:span text:style-name="T352">er</text:span></text:span><text:span text:style-name="T352">uant. I</text:span><text:span text:style-name="amh_5f_dev_5f_abbr"><text:span text:style-name="T352">n</text:span></text:span><text:span text:style-name="T352">sulas aut</text:span><text:span text:style-name="amh_5f_dev_5f_abbr"><text:span text:style-name="T352">em</text:span></text:span><text:span text:style-name="T352"> pl</text:span><text:span text:style-name="amh_5f_dev_5f_abbr"><text:span text:style-name="T352">ur</text:span></text:span><text:span text:style-name="T352">es h</text:span><text:span text:style-name="amh_5f_dev_5f_abbr"><text:span text:style-name="T352">abe</text:span></text:span><text:span text:style-name="T352">t p</text:span><text:span text:style-name="amh_5f_dev_5f_abbr"><text:span text:style-name="T352">re</text:span></text:span><text:span text:style-name="T352">dict</text:span><text:span text:style-name="amh_5f_dev_5f_abbr"><text:span text:style-name="T352">us</text:span></text:span><text:span text:style-name="T352"> fluui</text:span><text:span text:style-name="amh_5f_dev_5f_abbr"><text:span text:style-name="T352">us</text:span></text:span><text:span text:style-name="T352"> i</text:span><text:span text:style-name="amh_5f_dev_5f_abbr"><text:span text:style-name="T352">n</text:span></text:span><text:span text:style-name="T352"> Egipto, umbrinas et apricas diuisus et iteru</text:span><text:span text:style-name="amh_5f_dev_5f_abbr"><text:span text:style-name="T352">m</text:span></text:span><text:span text:style-name="T352"> recollectis et diuisus diuisus ta</text:span><text:span text:style-name="amh_5f_dev_5f_abbr"><text:span text:style-name="T352">n</text:span></text:span><text:span text:style-name="T352">dem i</text:span><text:span text:style-name="amh_5f_dev_5f_abbr"><text:span text:style-name="T352">n</text:span></text:span><text:span text:style-name="T352"> mare Mediterraneu</text:span><text:span text:style-name="amh_5f_dev_5f_abbr"><text:span text:style-name="T352">m</text:span></text:span><text:span text:style-name="T352"> cadit </text:span><text:span text:style-name="amh_5f_dev_5f_abbr"><text:span text:style-name="T352">pro</text:span></text:span><text:span text:style-name="T352">pe Alexa</text:span><text:span text:style-name="amh_5f_dev_5f_abbr"><text:span text:style-name="T352">n</text:span></text:span><text:span text:style-name="T352">dria</text:span><text:span text:style-name="amh_5f_dev_5f_abbr"><text:span text:style-name="T352">m</text:span></text:span><text:span text:style-name="T352"> c</text:span><text:span text:style-name="amh_5f_dev_5f_abbr"><text:span text:style-name="T352">iu</text:span></text:span><text:span text:style-name="T352">itate</text:span><text:span text:style-name="amh_5f_dev_5f_abbr"><text:span text:style-name="T352">m</text:span></text:span><text:span text:style-name="T352"> de q</text:span><text:span text:style-name="amh_5f_dev_5f_abbr"><text:span text:style-name="T352">u</text:span></text:span><text:span text:style-name="T352">a sup</text:span><text:span text:style-name="amh_5f_dev_5f_abbr"><text:span text:style-name="T352">r</text:span></text:span><text:span text:style-name="T352">a me</text:span><text:span text:style-name="amh_5f_dev_5f_abbr"><text:span text:style-name="T352">n</text:span></text:span><text:span text:style-name="T352">sione</text:span><text:span text:style-name="amh_5f_dev_5f_abbr"><text:span text:style-name="T352">m</text:span></text:span><text:span text:style-name="T352"> feci. P</text:span><text:span text:style-name="amh_5f_dev_5f_abbr"><text:span text:style-name="T352">re</text:span></text:span><text:span text:style-name="T352">dicti fluuii aq</text:span><text:span text:style-name="amh_5f_dev_5f_abbr"><text:span text:style-name="T352">u</text:span></text:span><text:span text:style-name="T352">a sapida est </text:span><text:span text:style-name="amh_5f_dev_5f_abbr"><text:span text:style-name="T352">et</text:span></text:span><text:span text:style-name="T352"> sanissima </text:span><text:span text:style-name="T353">ad bibendu</text:span><text:span text:style-name="amh_5f_dev_5f_abbr"><text:span text:style-name="T353">m</text:span></text:span><text:span text:style-name="T353">, cibos digerit, bonos pisces h</text:span><text:span text:style-name="amh_5f_dev_5f_abbr"><text:span text:style-name="T353">abe</text:span></text:span><text:span text:style-name="T353">t i</text:span><text:span text:style-name="amh_5f_dev_5f_abbr"><text:span text:style-name="T353">n</text:span></text:span><text:span text:style-name="T353"> magna copia. I</text:span><text:span text:style-name="amh_5f_dev_5f_abbr"><text:span text:style-name="T353">n</text:span></text:span><text:span text:style-name="T353">uenit</text:span><text:span text:style-name="amh_5f_dev_5f_abbr"><text:span text:style-name="T353">u</text:span></text:span><text:span text:style-name="T353">rq</text:span><text:span text:style-name="amh_5f_dev_5f_abbr"><text:span text:style-name="T353">ue</text:span></text:span><text:span text:style-name="T353"> i</text:span><text:span text:style-name="amh_5f_dev_5f_abbr"><text:span text:style-name="T353">n</text:span></text:span><text:span text:style-name="T353"> eo et ci</text:span><text:span text:style-name="amh_5f_dev_5f_abbr"><text:span text:style-name="T353">r</text:span></text:span><text:span text:style-name="T353">ca ipsu</text:span><text:span text:style-name="amh_5f_dev_5f_abbr"><text:span text:style-name="T353">m</text:span></text:span><text:span text:style-name="T353"> lignu</text:span><text:span text:style-name="amh_5f_dev_5f_abbr"><text:span text:style-name="T353">m</text:span></text:span><text:span text:style-name="T353"> alo</text:span><text:span text:style-name="T354">e</text:span><text:span text:style-name="T353">s, et cipressi coloris </text:span><office:annotation office:name="__Annotation__7843_232900934" loext:resolved="false"><dc:creator>Alexandre Moret Houplon</dc:creator><dc:date>2026-02-10T18:48:15.165299100</dc:date><meta:creator-initials>AMH</meta:creator-initials><text:p text:style-name="Comment">Deluz: corneoli</text:p></office:annotation><text:span text:style-name="T353">corne</text:span><text:span text:style-name="T355">a</text:span><text:span text:style-name="T353">li</text:span><text:span text:style-name="T355">s</text:span><text:span text:style-name="T353">.</text:span></text:p>
      <text:p text:style-name="P32"><text:span text:style-name="T356">In Cadro </text:span><text:span text:style-name="amh_5f_dev_5f_abbr"><text:span text:style-name="T356">et</text:span></text:span><office:annotation-end office:name="__Annotation__7843_232900934"/> <text:span text:style-name="T356">Babilonia </text:span><text:span text:style-name="T357">p</text:span><text:span text:style-name="amh_5f_dev_5f_abbr"><text:span text:style-name="T357">u</text:span></text:span><text:span text:style-name="T357">lcre eccl</text:span><text:span text:style-name="amh_5f_dev_5f_abbr"><text:span text:style-name="T357">esi</text:span></text:span><text:span text:style-name="T357">e pl</text:span><text:span text:style-name="amh_5f_dev_5f_abbr"><text:span text:style-name="T357">ur</text:span></text:span><text:span text:style-name="T357">es su</text:span><text:span text:style-name="amh_5f_dev_5f_abbr"><text:span text:style-name="T357">n</text:span></text:span><text:span text:style-name="T357">t </text:span><text:span text:style-name="T358">int</text:span><text:span text:style-name="amh_5f_dev_5f_abbr"><text:span text:style-name="T358">er</text:span></text:span><text:span text:style-name="T358"> q</text:span><text:span text:style-name="amh_5f_dev_5f_abbr"><text:span text:style-name="T358">u</text:span></text:span><text:span text:style-name="T358">as magis famose su</text:span><text:span text:style-name="amh_5f_dev_5f_abbr"><text:span text:style-name="T358">n</text:span></text:span><text:span text:style-name="T358">t eccl</text:span><text:span text:style-name="amh_5f_dev_5f_abbr"><text:span text:style-name="T358">esi</text:span></text:span><text:span text:style-name="T358">a b</text:span><text:span text:style-name="amh_5f_dev_5f_abbr"><text:span text:style-name="T358">ea</text:span></text:span><text:span text:style-name="T358">te V</text:span><text:span text:style-name="amh_5f_dev_5f_abbr"><text:span text:style-name="T358">ir</text:span></text:span><text:span text:style-name="T358">ginis i</text:span><text:span text:style-name="amh_5f_dev_5f_abbr"><text:span text:style-name="T358">n</text:span></text:span><text:span text:style-name="T358"> Babilonia ubi ip</text:span><text:span text:style-name="amh_5f_dev_5f_abbr"><text:span text:style-name="T358">s</text:span></text:span><text:span text:style-name="T358">a cu</text:span><text:span text:style-name="amh_5f_dev_5f_abbr"><text:span text:style-name="T358">m</text:span></text:span><text:span text:style-name="T358"> </text:span><text:span text:style-name="amh_5f_dev_5f_abbr"><text:span text:style-name="T358">Christ</text:span></text:span><text:span text:style-name="T358">o </text:span><text:span text:style-name="amh_5f_dev_5f_abbr"><text:span text:style-name="T358">et</text:span></text:span><text:span text:style-name="T358"> Ioseph, q</text:span><text:span text:style-name="amh_5f_dev_5f_abbr"><text:span text:style-name="T358">ua</text:span></text:span><text:span text:style-name="T358">n</text:span><text:span text:style-name="amh_5f_dev_5f_abbr"><text:span text:style-name="T358">do</text:span></text:span><text:span text:style-name="T358"> p</text:span><text:span text:style-name="amh_5f_dev_5f_abbr"><text:span text:style-name="T358">re</text:span></text:span><text:span text:style-name="T358">cepto a</text:span><text:span text:style-name="amh_5f_dev_5f_abbr"><text:span text:style-name="T358">n</text:span></text:span><text:span text:style-name="T358">gelico Herode</text:span><text:span text:style-name="amh_5f_dev_5f_abbr"><text:span text:style-name="T358">m</text:span></text:span><text:span text:style-name="T358"> de Iudea caue</text:span><text:span text:style-name="amh_5f_dev_5f_abbr"><text:span text:style-name="T358">n</text:span></text:span><text:span text:style-name="T358">tes aliq</text:span><text:span text:style-name="amh_5f_dev_5f_abbr"><text:span text:style-name="T358">u</text:span></text:span><text:span text:style-name="T358">a</text:span><text:span text:style-name="amh_5f_dev_5f_abbr"><text:span text:style-name="T358">m</text:span></text:span><text:span text:style-name="T358">diu dicu</text:span><text:span text:style-name="amh_5f_dev_5f_abbr"><text:span text:style-name="T358">n</text:span></text:span><text:span text:style-name="T358">tur h</text:span><text:span text:style-name="amh_5f_dev_5f_abbr"><text:span text:style-name="T358">ab</text:span></text:span><text:span text:style-name="T358">itasse. Ite</text:span><text:span text:style-name="amh_5f_dev_5f_abbr"><text:span text:style-name="T358">m</text:span></text:span><text:span text:style-name="T358"> alia ecclesia b</text:span><text:span text:style-name="amh_5f_dev_5f_abbr"><text:span text:style-name="T358">ea</text:span></text:span><text:span text:style-name="T358">te Barbare uirginis, i</text:span><text:span text:style-name="amh_5f_dev_5f_abbr"><text:span text:style-name="T358">n</text:span></text:span><text:span text:style-name="T358"> q</text:span><text:span text:style-name="amh_5f_dev_5f_abbr"><text:span text:style-name="T358">u</text:span></text:span><text:span text:style-name="T358">a corpus ip</text:span><text:span text:style-name="amh_5f_dev_5f_abbr"><text:span text:style-name="T358">s</text:span></text:span><text:span text:style-name="T358">i</text:span><text:span text:style-name="amh_5f_dev_5f_abbr"><text:span text:style-name="T358">us</text:span></text:span><text:span text:style-name="T358"> in paruo monume</text:span><text:span text:style-name="amh_5f_dev_5f_abbr"><text:span text:style-name="T358">n</text:span></text:span><text:span text:style-name="T358">to marmoreo co</text:span><text:span text:style-name="amh_5f_dev_5f_abbr"><text:span text:style-name="T358">n</text:span></text:span><text:span text:style-name="T358">seruat</text:span><text:span text:style-name="amh_5f_dev_5f_abbr"><text:span text:style-name="T358">u</text:span></text:span><text:span text:style-name="T358">r.</text:span></text:p>
      <text:p text:style-name="P33"><text:soft-page-break/>Sciend<text:span text:style-name="amh_5f_dev_5f_abbr">um</text:span> aut<text:span text:style-name="amh_5f_dev_5f_abbr">em</text:span> q<text:span text:style-name="amh_5f_dev_5f_abbr">uod</text:span> Egipt<text:span text:style-name="amh_5f_dev_5f_abbr">us</text:span> <text:span text:style-name="T359">longa patria est, hoc est oblonga, et i</text:span><text:span text:style-name="amh_5f_dev_5f_abbr"><text:span text:style-name="T359">n</text:span></text:span><text:span text:style-name="T359"> aliq</text:span><text:span text:style-name="amh_5f_dev_5f_abbr"><text:span text:style-name="T359">u</text:span></text:span><text:span text:style-name="T359">ib</text:span><text:span text:style-name="amh_5f_dev_5f_abbr"><text:span text:style-name="T359">us</text:span></text:span><text:span text:style-name="T359"> </text:span><text:span text:style-name="amh_5f_dev_5f_abbr"><text:span text:style-name="T359">par</text:span></text:span><text:span text:style-name="T359">tib</text:span><text:span text:style-name="amh_5f_dev_5f_abbr"><text:span text:style-name="T359">us</text:span></text:span><text:span text:style-name="T359"> stricta </text:span><text:span text:style-name="amh_5f_dev_5f_abbr"><text:span text:style-name="T359">pro</text:span></text:span><text:span text:style-name="T359">pt</text:span><text:span text:style-name="amh_5f_dev_5f_abbr"><text:span text:style-name="T359">er</text:span></text:span><text:span text:style-name="T359"> desertu</text:span><text:span text:style-name="amh_5f_dev_5f_abbr"><text:span text:style-name="T359">m</text:span></text:span><text:span text:style-name="T359"> siccu</text:span><text:span text:style-name="amh_5f_dev_5f_abbr"><text:span text:style-name="T359">m</text:span></text:span><text:span text:style-name="T359"> littora ip</text:span><text:span text:style-name="amh_5f_dev_5f_abbr"><text:span text:style-name="T359">s</text:span></text:span><text:span text:style-name="T359">i</text:span><text:span text:style-name="amh_5f_dev_5f_abbr"><text:span text:style-name="T359">us</text:span></text:span><text:span text:style-name="T359"> ambiens et co</text:span><text:span text:style-name="amh_5f_dev_5f_abbr"><text:span text:style-name="T359">m</text:span></text:span><text:span text:style-name="T359">primens, de cui</text:span><text:span text:style-name="amh_5f_dev_5f_abbr"><text:span text:style-name="T359">us</text:span></text:span><text:span text:style-name="T359"> etia</text:span><text:span text:style-name="amh_5f_dev_5f_abbr"><text:span text:style-name="T359">m</text:span></text:span><text:span text:style-name="T359"> natura ip</text:span><text:span text:style-name="amh_5f_dev_5f_abbr"><text:span text:style-name="T359">s</text:span></text:span><text:span text:style-name="T359">a Egipt</text:span><text:span text:style-name="amh_5f_dev_5f_abbr"><text:span text:style-name="T359">us</text:span></text:span><text:span text:style-name="T359"> est, nisi q</text:span><text:span text:style-name="amh_5f_dev_5f_abbr"><text:span text:style-name="T359">uod</text:span></text:span><text:span text:style-name="T359"> i</text:span><text:span text:style-name="amh_5f_dev_5f_abbr"><text:span text:style-name="T359">n</text:span></text:span><text:span text:style-name="T359"> q</text:span><text:span text:style-name="amh_5f_dev_5f_abbr"><text:span text:style-name="T359">u</text:span></text:span><text:span text:style-name="T359">a</text:span><text:span text:style-name="amh_5f_dev_5f_abbr"><text:span text:style-name="T359">n</text:span></text:span><text:span text:style-name="T359">tu</text:span><text:span text:style-name="amh_5f_dev_5f_abbr"><text:span text:style-name="T359">m</text:span></text:span><text:span text:style-name="T359"> exubera</text:span><text:span text:style-name="amh_5f_dev_5f_abbr"><text:span text:style-name="T359">n</text:span></text:span><text:span text:style-name="T359">te fluuio uel artificialiter uel natural</text:span><text:span text:style-name="amh_5f_dev_5f_abbr"><text:span text:style-name="T359">ite</text:span></text:span><text:span text:style-name="T359">r </text:span><text:span text:style-name="amh_5f_dev_5f_abbr"><text:span text:style-name="T359">con</text:span></text:span><text:span text:style-name="T359">ducto uisibiliter fertilis efficit</text:span><text:span text:style-name="amh_5f_dev_5f_abbr"><text:span text:style-name="T359">u</text:span></text:span><text:span text:style-name="T359">r et delectabilib</text:span><text:span text:style-name="amh_5f_dev_5f_abbr"><text:span text:style-name="T359">us</text:span></text:span><text:span text:style-name="T359"> ho</text:span><text:span text:style-name="amh_5f_dev_5f_abbr"><text:span text:style-name="T359">m</text:span></text:span><text:span text:style-name="T359">i</text:span><text:span text:style-name="amh_5f_dev_5f_abbr"><text:span text:style-name="T359">nu</text:span></text:span><text:span text:style-name="T359">m uisib</text:span><text:span text:style-name="amh_5f_dev_5f_abbr"><text:span text:style-name="T359">us</text:span></text:span><text:span text:style-name="T359"> et usib</text:span><text:span text:style-name="amh_5f_dev_5f_abbr"><text:span text:style-name="T359">us</text:span></text:span><text:span text:style-name="T359"> coaptatur. Paru</text:span><text:span text:style-name="amh_5f_dev_5f_abbr"><text:span text:style-name="T359">m</text:span></text:span><text:span text:style-name="T359"> pluit in ea quia </text:span><text:span text:style-name="amh_5f_foliotation"><text:span text:style-name="T359">[f. 243r]</text:span></text:span><text:span text:style-name="T359"> regio de se sicca est et fortis ardor solis humores </text:span><text:span text:style-name="amh_5f_dev_5f_abbr"><text:span text:style-name="T359">con</text:span></text:span><text:span text:style-name="T359">sumit su</text:span><text:span text:style-name="amh_5f_dev_5f_abbr"><text:span text:style-name="T359">per</text:span></text:span><text:span text:style-name="T359"> ea</text:span><text:span text:style-name="amh_5f_dev_5f_abbr"><text:span text:style-name="T359">m</text:span></text:span><text:span text:style-name="T359"> eleuatos facilit</text:span><text:span text:style-name="amh_5f_dev_5f_abbr"><text:span text:style-name="T359">er</text:span></text:span><text:span text:style-name="T359">. Vn</text:span><text:span text:style-name="amh_5f_dev_5f_abbr"><text:span text:style-name="T359">de</text:span></text:span><text:span text:style-name="T359"> in longu</text:span><text:span text:style-name="amh_5f_dev_5f_abbr"><text:span text:style-name="T359">m</text:span></text:span><text:span text:style-name="T359"> </text:span><text:span text:style-name="amh_5f_dev_5f_abbr"><text:span text:style-name="T360">pro</text:span></text:span><text:span text:style-name="T360">te</text:span><text:span text:style-name="amh_5f_dev_5f_abbr"><text:span text:style-name="T360">n</text:span></text:span><text:span text:style-name="T360">ditur ab Ethiopia s</text:span><text:span text:style-name="amh_5f_dev_5f_abbr"><text:span text:style-name="T360">ecundu</text:span></text:span><text:span text:style-name="T360">m fluuii cursu</text:span><text:span text:style-name="amh_5f_dev_5f_abbr"><text:span text:style-name="T360">m</text:span></text:span><text:span text:style-name="T360">, usq</text:span><text:span text:style-name="amh_5f_dev_5f_abbr"><text:span text:style-name="T360">ue</text:span></text:span><text:span text:style-name="T360"> </text:span><text:span text:style-name="T361">ad Alexandria</text:span><text:span text:style-name="amh_5f_dev_5f_abbr"><text:span text:style-name="T361">m</text:span></text:span><text:span text:style-name="T361"> </text:span><text:span text:style-name="T362">et mare Mediteraneu</text:span><text:span text:style-name="amh_5f_dev_5f_abbr"><text:span text:style-name="T362">m</text:span></text:span><text:span text:style-name="T362">, t</text:span><text:span text:style-name="amh_5f_dev_5f_abbr"><text:span text:style-name="T362">antu</text:span></text:span><text:span text:style-name="T362">m h</text:span><text:span text:style-name="amh_5f_dev_5f_abbr"><text:span text:style-name="T362">abe</text:span></text:span><text:span text:style-name="T362">ns latitudi</text:span><text:span text:style-name="amh_5f_dev_5f_abbr"><text:span text:style-name="T362">ni</text:span></text:span><text:span text:style-name="T362">s </text:span><text:span text:style-name="amh_5f_dev_5f_abbr"><text:span text:style-name="T362">pro</text:span></text:span><text:span text:style-name="T362">ut fluui</text:span><text:span text:style-name="amh_5f_dev_5f_abbr"><text:span text:style-name="T362">us</text:span></text:span><text:span text:style-name="T362">, s</text:span><text:span text:style-name="amh_5f_dev_5f_abbr"><text:span text:style-name="T362">ecundu</text:span></text:span><text:span text:style-name="T362">m dispositione</text:span><text:span text:style-name="amh_5f_dev_5f_abbr"><text:span text:style-name="T362">m</text:span></text:span><text:span text:style-name="T362"> </text:span><text:span text:style-name="T363">t</text:span><text:span text:style-name="amh_5f_dev_5f_abbr"><text:span text:style-name="T363">er</text:span></text:span><text:span text:style-name="T363">re hinc inde et ho</text:span><text:span text:style-name="amh_5f_dev_5f_abbr"><text:span text:style-name="T363">m</text:span></text:span><text:span text:style-name="T363">i</text:span><text:span text:style-name="amh_5f_dev_5f_abbr"><text:span text:style-name="T363">nu</text:span></text:span><text:span text:style-name="T363">m diligentia elargari p</text:span><text:span text:style-name="amh_5f_dev_5f_abbr"><text:span text:style-name="T363">oteri</text:span></text:span><text:span text:style-name="T363">t.</text:span></text:p>
      <text:p text:style-name="P34"><text:span text:style-name="T364">Vidi ego in Cadro tres elefantos uiuos. </text:span><text:span text:style-name="T365">Est aut</text:span><text:span text:style-name="amh_5f_dev_5f_abbr"><text:span text:style-name="T365">em</text:span></text:span><text:span text:style-name="T365"> elephas a</text:span><text:span text:style-name="amh_5f_dev_5f_abbr"><text:span text:style-name="T365">n</text:span></text:span><text:span text:style-name="T365">i</text:span><text:span text:style-name="amh_5f_dev_5f_abbr"><text:span text:style-name="T365">m</text:span></text:span><text:span text:style-name="T365">al admodu</text:span><text:span text:style-name="amh_5f_dev_5f_abbr"><text:span text:style-name="T365">m</text:span></text:span><text:span text:style-name="T365"> magnu</text:span><text:span text:style-name="amh_5f_dev_5f_abbr"><text:span text:style-name="T365">m</text:span></text:span><text:span text:style-name="T365"> h</text:span><text:span text:style-name="amh_5f_dev_5f_abbr"><text:span text:style-name="T365">abe</text:span></text:span><text:span text:style-name="T365">ns pelle</text:span><text:span text:style-name="amh_5f_dev_5f_abbr"><text:span text:style-name="T365">m</text:span></text:span><text:span text:style-name="T365"> dura</text:span><text:span text:style-name="amh_5f_dev_5f_abbr"><text:span text:style-name="T365">m</text:span></text:span><text:span text:style-name="T365"> s</text:span><text:span text:style-name="amh_5f_dev_5f_abbr"><text:span text:style-name="T365">ecundu</text:span></text:span><text:span text:style-name="T365">m modu</text:span><text:span text:style-name="amh_5f_dev_5f_abbr"><text:span text:style-name="T365">m</text:span></text:span><text:span text:style-name="T365">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65">scamaru</text:span><text:span text:style-name="amh_5f_dev_5f_abbr"><text:span text:style-name="T365">m</text:span></text:span><office:annotation-end office:name="__Annotation__8857_232900934"/><text:span text:style-name="T365"> piscis ualde disciplinabilis ad sonu</text:span><text:span text:style-name="amh_5f_dev_5f_abbr"><text:span text:style-name="T365">m</text:span></text:span><text:span text:style-name="T365"> i</text:span><text:span text:style-name="amh_5f_dev_5f_abbr"><text:span text:style-name="T365">n</text:span></text:span><text:span text:style-name="T365">stru</text:span><text:span text:style-name="amh_5f_dev_5f_abbr"><text:span text:style-name="T365">men</text:span></text:span><text:span text:style-name="T365">ti musici corruscat, corisat et saltat. </text:span><text:span text:style-name="T366">Dentes de ore exeu</text:span><text:span text:style-name="amh_5f_dev_5f_abbr"><text:span text:style-name="T366">n</text:span></text:span><text:span text:style-name="T366">t admodu</text:span><text:span text:style-name="amh_5f_dev_5f_abbr"><text:span text:style-name="T366">m</text:span></text:span><text:span text:style-name="T366"> apri ualde longi, sup</text:span><text:span text:style-name="amh_5f_dev_5f_abbr"><text:span text:style-name="T366">r</text:span></text:span><text:span text:style-name="T366">a os h</text:span><text:span text:style-name="amh_5f_dev_5f_abbr"><text:span text:style-name="T366">abe</text:span></text:span><text:span text:style-name="T366">t </text:span><office:annotation office:name="__Annotation__2428848_1790455224" loext:resolved="false"><dc:creator>Alexandre Moret Houplon</dc:creator><dc:date>2026-03-02T12:05:22.704708000</dc:date><meta:creator-initials>AMH</meta:creator-initials><text:p text:style-name="Comment">Chercher promucida dans Du Cange.<text:line-break/>Du Cange explique que c’est une altération de proboscis</text:p></office:annotation><text:span text:style-name="amh_5f_dev_5f_abbr"><text:span text:style-name="T367">pro</text:span></text:span><text:span text:style-name="T367">mu</text:span><text:span text:style-name="T366">scida</text:span><text:span text:style-name="amh_5f_dev_5f_abbr"><text:span text:style-name="T366">m</text:span></text:span><office:annotation-end office:name="__Annotation__2428848_1790455224"/><text:span text:style-name="T366"> longa</text:span><text:span text:style-name="amh_5f_dev_5f_abbr"><text:span text:style-name="T366">m</text:span></text:span><text:span text:style-name="T366"> admodu</text:span><text:span text:style-name="amh_5f_dev_5f_abbr"><text:span text:style-name="T366">m</text:span></text:span><text:span text:style-name="T366"> sacci rotondi p</text:span><text:span text:style-name="amh_5f_dev_5f_abbr"><text:span text:style-name="T366">e</text:span></text:span><text:span text:style-name="T366">racuta </text:span><text:span text:style-name="amh_5f_dev_5f_abbr"><text:span text:style-name="T366">et</text:span></text:span><text:span text:style-name="T366"> cartilaginosa</text:span><text:span text:style-name="amh_5f_dev_5f_abbr"><text:span text:style-name="T366">m</text:span></text:span><text:span text:style-name="T366"> ad o</text:span><text:span text:style-name="amh_5f_dev_5f_abbr"><text:span text:style-name="T366">mn</text:span></text:span><text:span text:style-name="T366">em parte</text:span><text:span text:style-name="amh_5f_dev_5f_abbr"><text:span text:style-name="T366">m</text:span></text:span><text:span text:style-name="T366"> flexibile</text:span><text:span text:style-name="amh_5f_dev_5f_abbr"><text:span text:style-name="T366">m</text:span></text:span><text:span text:style-name="T366">, qua utit</text:span><text:span text:style-name="amh_5f_dev_5f_abbr"><text:span text:style-name="T366">u</text:span></text:span><text:span text:style-name="T366">r loco man</text:span><text:span text:style-name="amh_5f_dev_5f_abbr"><text:span text:style-name="T366">us</text:span></text:span><text:span text:style-name="T366">, et cibu</text:span><text:span text:style-name="amh_5f_dev_5f_abbr"><text:span text:style-name="T366">m</text:span></text:span><text:span text:style-name="T366"> </text:span><text:span text:style-name="amh_5f_dev_5f_abbr"><text:span text:style-name="T366">per</text:span></text:span><text:span text:style-name="T366"> ea</text:span><text:span text:style-name="amh_5f_dev_5f_abbr"><text:span text:style-name="T366">m</text:span></text:span><text:span text:style-name="T366"> sumit i</text:span><text:span text:style-name="amh_5f_dev_5f_abbr"><text:span text:style-name="T366">n</text:span></text:span><text:span text:style-name="T366">cur</text:span><text:span text:style-name="T368">r</text:span><text:span text:style-name="T366">a</text:span><text:span text:style-name="amh_5f_dev_5f_abbr"><text:span text:style-name="T367">n</text:span></text:span><text:span text:style-name="T366">doq</text:span><text:span text:style-name="amh_5f_dev_5f_abbr"><text:span text:style-name="T366">ue</text:span></text:span><text:span text:style-name="T366"> subt</text:span><text:span text:style-name="amh_5f_dev_5f_abbr"><text:span text:style-name="T366">us</text:span></text:span><text:span text:style-name="T366"> i</text:span><text:span text:style-name="amh_5f_dev_5f_abbr"><text:span text:style-name="T366">n</text:span></text:span><text:span text:style-name="T366"> os mittit, eaq</text:span><text:span text:style-name="amh_5f_dev_5f_abbr"><text:span text:style-name="T366">ue</text:span></text:span><text:span text:style-name="T366"> plura recipit </text:span><text:span text:style-name="amh_5f_dev_5f_abbr"><text:span text:style-name="T366">et</text:span></text:span><text:span text:style-name="T366"> distribuit. Solaciat</text:span><text:span text:style-name="amh_5f_dev_5f_abbr"><text:span text:style-name="T366">u</text:span></text:span><text:span text:style-name="T366">r </text:span><text:span text:style-name="amh_5f_dev_5f_abbr"><text:span text:style-name="T366">et</text:span></text:span><text:span text:style-name="T366"> ludit, se </text:span><text:span text:style-name="amh_5f_dev_5f_abbr"><text:span text:style-name="T366">pro</text:span></text:span><text:span text:style-name="T366">sternit </text:span><text:span text:style-name="amh_5f_dev_5f_abbr"><text:span text:style-name="T366">et</text:span></text:span><text:span text:style-name="T366">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66">q</text:span><text:span text:style-name="amh_5f_dev_5f_abbr"><text:span text:style-name="T366">u</text:span></text:span><text:span text:style-name="T366">are</text:span><office:annotation-end office:name="__Annotation__8930_232900934"/><text:span text:style-name="T366"> </text:span><text:span text:style-name="T369">ueru</text:span><text:span text:style-name="amh_5f_dev_5f_abbr"><text:span text:style-name="T369">m</text:span></text:span><text:span text:style-name="T369"> non est q</text:span><text:span text:style-name="amh_5f_dev_5f_abbr"><text:span text:style-name="T369">uod</text:span></text:span><text:span text:style-name="T369"> hec iacens de se uno erigi non possit. Ad p</text:span><text:span text:style-name="amh_5f_dev_5f_abbr"><text:span text:style-name="T369">re</text:span></text:span><text:span text:style-name="T369">ceptu</text:span><text:span text:style-name="amh_5f_dev_5f_abbr"><text:span text:style-name="T369">m</text:span></text:span><text:span text:style-name="T369"> magistri adue</text:span><text:span text:style-name="amh_5f_dev_5f_abbr"><text:span text:style-name="T369">n</text:span></text:span><text:span text:style-name="T369">ientib</text:span><text:span text:style-name="amh_5f_dev_5f_abbr"><text:span text:style-name="T369">us</text:span></text:span><text:span text:style-name="T369"> alludit, caput i</text:span><text:span text:style-name="amh_5f_dev_5f_abbr"><text:span text:style-name="T369">n</text:span></text:span><text:span text:style-name="T369">clina</text:span><text:span text:style-name="amh_5f_dev_5f_abbr"><text:span text:style-name="T369">n</text:span></text:span><text:span text:style-name="T369">do, genua flecte</text:span><text:span text:style-name="amh_5f_dev_5f_abbr"><text:span text:style-name="T369">n</text:span></text:span><text:span text:style-name="T369">do, t</text:span><text:span text:style-name="amh_5f_dev_5f_abbr"><text:span text:style-name="T369">er</text:span></text:span><text:span text:style-name="T369">ra</text:span><text:span text:style-name="amh_5f_dev_5f_abbr"><text:span text:style-name="T369">m</text:span></text:span><text:span text:style-name="T369"> deoscula</text:span><text:span text:style-name="amh_5f_dev_5f_abbr"><text:span text:style-name="T369">n</text:span></text:span><text:span text:style-name="T369">do, </text:span><text:span text:style-name="T370">q</text:span><text:span text:style-name="amh_5f_dev_5f_abbr"><text:span text:style-name="T370">u</text:span></text:span><text:span text:style-name="T370">i</text:span><text:span text:style-name="amh_5f_dev_5f_abbr"><text:span text:style-name="T370">a</text:span></text:span><text:span text:style-name="T370"> hic mod</text:span><text:span text:style-name="amh_5f_dev_5f_abbr"><text:span text:style-name="T370">us</text:span></text:span><text:span text:style-name="T370"> honora</text:span><text:span text:style-name="amh_5f_dev_5f_abbr"><text:span text:style-name="T370">n</text:span></text:span><text:span text:style-name="T370">di in t</text:span><text:span text:style-name="amh_5f_dev_5f_abbr"><text:span text:style-name="T370">er</text:span></text:span><text:span text:style-name="T370">ra illa </text:span><text:span text:style-name="amh_5f_dev_5f_abbr"><text:span text:style-name="T370">commun</text:span></text:span><text:span text:style-name="T370">iter co</text:span><text:span text:style-name="amh_5f_dev_5f_abbr"><text:span text:style-name="T370">n</text:span></text:span><text:span text:style-name="T370">suet</text:span><text:span text:style-name="amh_5f_dev_5f_abbr"><text:span text:style-name="T370">us</text:span></text:span><text:span text:style-name="T370"> est. </text:span><text:span text:style-name="T371">Vidi </text:span><text:span text:style-name="amh_5f_dev_5f_abbr"><text:span text:style-name="T371">et</text:span></text:span><text:span text:style-name="T371"> i</text:span><text:span text:style-name="amh_5f_dev_5f_abbr"><text:span text:style-name="T371">n</text:span></text:span><text:span text:style-name="T371"> Cadro a</text:span><text:span text:style-name="amh_5f_dev_5f_abbr"><text:span text:style-name="T371">n</text:span></text:span><text:span text:style-name="T371">i</text:span><text:span text:style-name="amh_5f_dev_5f_abbr"><text:span text:style-name="T371">m</text:span></text:span><text:span text:style-name="T371">al I</text:span><text:span text:style-name="amh_5f_dev_5f_abbr"><text:span text:style-name="T371">n</text:span></text:span><text:span text:style-name="T371">die, ieraffa</text:span><text:span text:style-name="T372">n</text:span><text:span text:style-name="T371"> no</text:span><text:span text:style-name="amh_5f_dev_5f_abbr"><text:span text:style-name="T371">m</text:span></text:span><text:span text:style-name="T371">i</text:span><text:span text:style-name="amh_5f_dev_5f_abbr"><text:span text:style-name="T371">n</text:span></text:span><text:span text:style-name="T371">e, i</text:span><text:span text:style-name="amh_5f_dev_5f_abbr"><text:span text:style-name="T371">n</text:span></text:span><text:span text:style-name="T371"> a</text:span><text:span text:style-name="amh_5f_dev_5f_abbr"><text:span text:style-name="T371">n</text:span></text:span><text:span text:style-name="T371">t</text:span><text:span text:style-name="amh_5f_dev_5f_abbr"><text:span text:style-name="T371">er</text:span></text:span><text:span text:style-name="T371">ior</text:span><text:span text:style-name="T372">i</text:span><text:span text:style-name="T371"> </text:span><text:span text:style-name="amh_5f_dev_5f_abbr"><text:span text:style-name="T371">par</text:span></text:span><text:span text:style-name="T371">te m</text:span><text:span text:style-name="amh_5f_dev_5f_abbr"><text:span text:style-name="T371">u</text:span></text:span><text:span text:style-name="T371">ltu</text:span><text:span text:style-name="amh_5f_dev_5f_abbr"><text:span text:style-name="T371">m</text:span></text:span><text:span text:style-name="T371"> eleuatu</text:span><text:span text:style-name="amh_5f_dev_5f_abbr"><text:span text:style-name="T371">m</text:span></text:span><text:span text:style-name="T371"> lo</text:span><text:span text:style-name="amh_5f_dev_5f_abbr"><text:span text:style-name="T371">n</text:span></text:span><text:span text:style-name="T371">gissimu</text:span><text:span text:style-name="amh_5f_dev_5f_abbr"><text:span text:style-name="T371">m</text:span></text:span><text:span text:style-name="T371"> collu</text:span><text:span text:style-name="amh_5f_dev_5f_abbr"><text:span text:style-name="T371">m</text:span></text:span><text:span text:style-name="T371"> h</text:span><text:span text:style-name="amh_5f_dev_5f_abbr"><text:span text:style-name="T371">abe</text:span></text:span><text:span text:style-name="T371">ns, ita ut de tecto dom</text:span><text:span text:style-name="amh_5f_dev_5f_abbr"><text:span text:style-name="T371">us</text:span></text:span><text:span text:style-name="T371"> </text:span><text:span text:style-name="T373">co</text:span><text:span text:style-name="amh_5f_dev_5f_abbr"><text:span text:style-name="T373">mmun</text:span></text:span><text:span text:style-name="T373">is altitudi</text:span><text:span text:style-name="amh_5f_dev_5f_abbr"><text:span text:style-name="T373">ni</text:span></text:span><text:span text:style-name="T373">s comedere possit, retro ita demissu</text:span><text:span text:style-name="amh_5f_dev_5f_abbr"><text:span text:style-name="T373">m</text:span></text:span><text:span text:style-name="T373"> est ut dorsu</text:span><text:span text:style-name="amh_5f_dev_5f_abbr"><text:span text:style-name="T373">m</text:span></text:span><text:span text:style-name="T373"> ei</text:span><text:span text:style-name="amh_5f_dev_5f_abbr"><text:span text:style-name="T373">us</text:span></text:span><text:span text:style-name="T373"> manu ho</text:span><text:span text:style-name="amh_5f_dev_5f_abbr"><text:span text:style-name="T373">min</text:span></text:span><text:span text:style-name="T373">is tangi possit. Non est aut</text:span><text:span text:style-name="amh_5f_dev_5f_abbr"><text:span text:style-name="T373">em</text:span></text:span><text:span text:style-name="T373"> fer</text:span><text:span text:style-name="T374">o</text:span><text:span text:style-name="T373">x a</text:span><text:span text:style-name="amh_5f_dev_5f_abbr"><text:span text:style-name="T373">n</text:span></text:span><text:span text:style-name="T373">i</text:span><text:span text:style-name="amh_5f_dev_5f_abbr"><text:span text:style-name="T373">m</text:span></text:span><text:span text:style-name="T373">al, s</text:span><text:span text:style-name="amh_5f_dev_5f_abbr"><text:span text:style-name="T373">ed</text:span></text:span><text:span text:style-name="T373"> ad modu</text:span><text:span text:style-name="amh_5f_dev_5f_abbr"><text:span text:style-name="T373">m</text:span></text:span><text:span text:style-name="T373"> iume</text:span><text:span text:style-name="amh_5f_dev_5f_abbr"><text:span text:style-name="T373">n</text:span></text:span><text:span text:style-name="T373">ti pacificu</text:span><text:span text:style-name="amh_5f_dev_5f_abbr"><text:span text:style-name="T373">m</text:span></text:span><text:span text:style-name="T373"> colore albo </text:span><text:span text:style-name="amh_5f_dev_5f_abbr"><text:span text:style-name="T373">et</text:span></text:span><text:span text:style-name="T373"> rubeo pelle</text:span><text:span text:style-name="amh_5f_dev_5f_abbr"><text:span text:style-name="T373">m</text:span></text:span><text:span text:style-name="T373"> h</text:span><text:span text:style-name="amh_5f_dev_5f_abbr"><text:span text:style-name="T373">abe</text:span></text:span><text:span text:style-name="T373">ns ordinatissime decorata</text:span><text:span text:style-name="amh_5f_dev_5f_abbr"><text:span text:style-name="T374">m</text:span></text:span><text:span text:style-name="T373">. Vidi </text:span><text:span text:style-name="T375">pl</text:span><text:span text:style-name="amh_5f_dev_5f_abbr"><text:span text:style-name="T375">ur</text:span></text:span><text:span text:style-name="T375">es catos ma</text:span><text:span text:style-name="T374">y</text:span><text:span text:style-name="T375">mones, psitacos mirab</text:span><text:span text:style-name="amh_5f_dev_5f_abbr"><text:span text:style-name="T375">i</text:span></text:span><text:span text:style-name="T375">l</text:span><text:span text:style-name="amh_5f_dev_5f_abbr"><text:span text:style-name="T375">ite</text:span></text:span><text:span text:style-name="T375">r i</text:span><text:span text:style-name="amh_5f_dev_5f_abbr"><text:span text:style-name="T375">n</text:span></text:span><text:span text:style-name="T375">structos gestib</text:span><text:span text:style-name="amh_5f_dev_5f_abbr"><text:span text:style-name="T375">us</text:span></text:span><text:span text:style-name="T375"> suis ho</text:span><text:span text:style-name="amh_5f_dev_5f_abbr"><text:span text:style-name="T375">m</text:span></text:span><text:span text:style-name="T375">i</text:span><text:span text:style-name="amh_5f_dev_5f_abbr"><text:span text:style-name="T375">n</text:span></text:span><text:span text:style-name="T375">es multiplicit</text:span><text:span text:style-name="amh_5f_dev_5f_abbr"><text:span text:style-name="T375">er</text:span></text:span><text:span text:style-name="T375"> ad deductione</text:span><text:span text:style-name="amh_5f_dev_5f_abbr"><text:span text:style-name="T375">m</text:span></text:span><text:span text:style-name="T375"> </text:span><text:span text:style-name="amh_5f_dev_5f_abbr"><text:span text:style-name="T375">et</text:span></text:span><text:span text:style-name="T375"> solatia </text:span><text:span text:style-name="amh_5f_dev_5f_abbr"><text:span text:style-name="T375">pro</text:span></text:span><text:span text:style-name="T375">uoca</text:span><text:span text:style-name="amh_5f_dev_5f_abbr"><text:span text:style-name="T375">n</text:span></text:span><text:span text:style-name="T375">tes. </text:span><text:span text:style-name="T376">I</text:span><text:span text:style-name="amh_5f_dev_5f_abbr"><text:span text:style-name="T376">n</text:span></text:span><text:span text:style-name="T376">uenit</text:span><text:span text:style-name="amh_5f_dev_5f_abbr"><text:span text:style-name="T376">u</text:span></text:span><text:span text:style-name="T376">r</text:span> <text:span text:style-name="amh_5f_dev_5f_abbr">et</text:span>eni<text:span text:style-name="amh_5f_dev_5f_abbr">m</text:span> <office:annotation office:name="__Annotation__2717213_1790455224" loext:resolved="false"><dc:creator>Alexandre Moret Houplon</dc:creator><dc:date>2026-03-02T13:32:46.067534900</dc:date><meta:creator-initials>AMH</meta:creator-initials><text:p text:style-name="Comment">J’ai un doute sur la résolution</text:p></office:annotation>q<text:span text:style-name="amh_5f_dev_5f_abbr">uo</text:span>n<text:span text:style-name="amh_5f_dev_5f_abbr">iam</text:span><office:annotation-end office:name="__Annotation__2717213_1790455224"/><text:span text:style-name="T377"> psitacus q</text:span><text:span text:style-name="amh_5f_dev_5f_abbr"><text:span text:style-name="T377">u</text:span></text:span><text:span text:style-name="T377">i </text:span><text:span text:style-name="amh_5f_dev_5f_abbr"><text:span text:style-name="T377">pro</text:span></text:span><text:span text:style-name="T377"> centu</text:span><text:span text:style-name="amh_5f_dev_5f_abbr"><text:span text:style-name="T377">m</text:span></text:span><text:span text:style-name="T377"> aureis non daret</text:span><text:span text:style-name="amh_5f_dev_5f_abbr"><text:span text:style-name="T377">u</text:span></text:span><text:span text:style-name="T377">r, </text:span><text:span text:style-name="T378">q</text:span><text:span text:style-name="amh_5f_dev_5f_abbr"><text:span text:style-name="T378">u</text:span></text:span><text:span text:style-name="T378">ia in hiis </text:span><text:span text:style-name="amh_5f_dev_5f_abbr"><text:span text:style-name="T378">par</text:span></text:span><text:span text:style-name="T378">tib</text:span><text:span text:style-name="amh_5f_dev_5f_abbr"><text:span text:style-name="T378">us</text:span></text:span><text:span text:style-name="T378"> su</text:span><text:span text:style-name="amh_5f_dev_5f_abbr"><text:span text:style-name="T378">n</text:span></text:span><text:span text:style-name="T378">t ho</text:span><text:span text:style-name="amh_5f_dev_5f_abbr"><text:span text:style-name="T378">m</text:span></text:span><text:span text:style-name="T378">i</text:span><text:span text:style-name="amh_5f_dev_5f_abbr"><text:span text:style-name="T378">n</text:span></text:span><text:span text:style-name="T378">es ultra modu</text:span><text:span text:style-name="amh_5f_dev_5f_abbr"><text:span text:style-name="T378">m</text:span></text:span><text:span text:style-name="T378"> delicati et corporalia solatia diligentes.</text:span></text:p>
      <text:p text:style-name="P35">In s<text:span text:style-name="amh_5f_dev_5f_abbr">upe</text:span>riorib<text:span text:style-name="amh_5f_dev_5f_abbr">us</text:span> Egipti est <text:span text:style-name="T379">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79">m</text:span>ar<text:span text:style-name="T379">ag</text:span>d<text:span text:style-name="T379">i</text:span>na<office:annotation-end office:name="__Annotation__9912_232900934"/><text:note text:id="ftn87" text:note-class="footnote"><text:note-citation>87</text:note-citation><text:note-body><text:p text:style-name="Footnote"/></text:note-body></text:note> un<text:span text:style-name="amh_5f_dev_5f_abbr">de</text:span>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79">g</text:span>di<office:annotation-end office:name="__Annotation__9918_232900934"/><text:note text:id="ftn88" text:note-class="footnote"><text:note-citation>88</text:note-citation><text:note-body><text:p text:style-name="Footnote"/></text:note-body></text:note> in meliori foro h<text:span text:style-name="amh_5f_dev_5f_abbr">abe</text:span>ntur, <text:span text:style-name="T380">q</text:span><text:span text:style-name="amh_5f_dev_5f_abbr"><text:span text:style-name="T380">u</text:span></text:span><text:span text:style-name="T380">a</text:span><text:span text:style-name="amh_5f_dev_5f_abbr"><text:span text:style-name="T380">m</text:span></text:span><text:span text:style-name="T380"> alia parte mu</text:span><text:span text:style-name="amh_5f_dev_5f_abbr"><text:span text:style-name="T380">n</text:span></text:span><text:span text:style-name="T380">di. </text:span><text:span text:style-name="T381">Su</text:span><text:span text:style-name="amh_5f_dev_5f_abbr"><text:span text:style-name="T381">n</text:span></text:span><text:span text:style-name="T381">t i</text:span><text:span text:style-name="amh_5f_dev_5f_abbr"><text:span text:style-name="T381">n</text:span></text:span><text:span text:style-name="T381"> Siria et i</text:span><text:span text:style-name="amh_5f_dev_5f_abbr"><text:span text:style-name="T381">n</text:span></text:span><text:span text:style-name="T381">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81">paradisi</text:span><office:annotation-end office:name="__Annotation__10082_232900934"/><text:span text:style-name="T381">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81">nu</text:span><text:span text:style-name="amh_5f_dev_5f_abbr"><text:span text:style-name="T381">n</text:span></text:span><text:span text:style-name="T381">cupatur,</text:span><office:annotation-end office:name="__Annotation__10083_232900934"/><text:span text:style-name="T381"> optim</text:span><text:span text:style-name="T382">i saporis mollia et i</text:span><text:span text:style-name="amh_5f_dev_5f_abbr"><text:span text:style-name="T382">n</text:span></text:span><text:span text:style-name="T382"> ore cito l</text:span><text:span text:style-name="T383">iq</text:span><text:span text:style-name="amh_5f_dev_5f_abbr"><text:span text:style-name="T383">ue</text:span></text:span><text:span text:style-name="T383">scu</text:span><text:span text:style-name="amh_5f_dev_5f_abbr"><text:span text:style-name="T383">n</text:span></text:span><text:span text:style-name="T383">t </text:span><text:span text:style-name="T384">per tra</text:span><text:span text:style-name="amh_5f_dev_5f_abbr"><text:span text:style-name="T384">n</text:span></text:span><text:span text:style-name="T384">suersu</text:span><text:span text:style-name="amh_5f_dev_5f_abbr"><text:span text:style-name="T384">m</text:span></text:span><text:span text:style-name="T384"> q</text:span><text:span text:style-name="amh_5f_dev_5f_abbr"><text:span text:style-name="T384">u</text:span></text:span><text:span text:style-name="T384">omodocu</text:span><text:span text:style-name="amh_5f_dev_5f_abbr"><text:span text:style-name="T384">mque</text:span></text:span><text:span text:style-name="T384"> diuiseris i</text:span><text:span text:style-name="amh_5f_dev_5f_abbr"><text:span text:style-name="T384">n</text:span></text:span><text:span text:style-name="T384">uenies crucifixu</text:span><text:span text:style-name="amh_5f_dev_5f_abbr"><text:span text:style-name="T384">m</text:span></text:span><text:span text:style-name="T384">, i</text:span><text:span text:style-name="amh_5f_dev_5f_abbr"><text:span text:style-name="T384">n</text:span></text:span><text:span text:style-name="T384"> t</text:span><text:span text:style-name="amh_5f_dev_5f_abbr"><text:span text:style-name="T384">antu</text:span></text:span><text:span text:style-name="T384">m ut aliq</text:span><text:span text:style-name="amh_5f_dev_5f_abbr"><text:span text:style-name="T384">u</text:span></text:span><text:span text:style-name="T384">otiens faciei </text:span><text:span text:style-name="T385">et alioru</text:span><text:span text:style-name="amh_5f_dev_5f_abbr"><text:span text:style-name="T385">m</text:span></text:span><text:span text:style-name="T385"> me</text:span><text:span text:style-name="amh_5f_dev_5f_abbr"><text:span text:style-name="T385">m</text:span></text:span><text:span text:style-name="T385">broru</text:span><text:span text:style-name="amh_5f_dev_5f_abbr"><text:span text:style-name="T385">m</text:span></text:span><text:span text:style-name="T385"> liniame</text:span><text:span text:style-name="amh_5f_dev_5f_abbr"><text:span text:style-name="T385">n</text:span></text:span><text:span text:style-name="T385">ta possis </text:span><text:span text:style-name="amh_5f_dev_5f_abbr"><text:span text:style-name="T386">per</text:span></text:span><text:span text:style-name="T386">pende</text:span><text:span text:style-name="amh_5f_dev_5f_abbr"><text:span text:style-name="T386">re</text:span></text:span><text:span text:style-name="T386"> </text:span><text:span text:style-name="T387">co</text:span><text:span text:style-name="amh_5f_dev_5f_abbr"><text:span text:style-name="T387">m</text:span></text:span><text:span text:style-name="T387">pete</text:span><text:span text:style-name="T388">n</text:span><text:span text:style-name="T387">t</text:span><text:span text:style-name="amh_5f_dev_5f_abbr"><text:span text:style-name="T387">er</text:span></text:span><text:span text:style-name="T387">. </text:span><text:span text:style-name="T389">Diu non dura</text:span><text:span text:style-name="amh_5f_dev_5f_abbr"><text:span text:style-name="T389">n</text:span></text:span><text:span text:style-name="T389">t q</text:span><text:span text:style-name="amh_5f_dev_5f_abbr"><text:span text:style-name="T389">u</text:span></text:span><text:span text:style-name="T389">are </text:span><text:span text:style-name="amh_5f_dev_5f_abbr"><text:span text:style-name="T389">per</text:span></text:span><text:span text:style-name="T389"> mare ad </text:span><text:span text:style-name="amh_5f_dev_5f_abbr"><text:span text:style-name="T389">par</text:span></text:span><text:span text:style-name="T389">tes n</text:span><text:span text:style-name="amh_5f_dev_5f_abbr"><text:span text:style-name="T389">ost</text:span></text:span><text:span text:style-name="T389">ras duci non </text:span><text:span text:style-name="T390">possu</text:span><text:span text:style-name="amh_5f_dev_5f_abbr"><text:span text:style-name="T390">n</text:span></text:span><text:span text:style-name="T390">t</text:span><text:span text:style-name="T389"> i</text:span><text:span text:style-name="amh_5f_dev_5f_abbr"><text:span text:style-name="T389">n</text:span></text:span><text:span text:style-name="T389">corrupta. Succaru</text:span><text:span text:style-name="amh_5f_dev_5f_abbr"><text:span text:style-name="T389">m</text:span></text:span><text:span text:style-name="T389"> opti</text:span><text:span text:style-name="amh_5f_dev_5f_abbr"><text:span text:style-name="T389">mum</text:span></text:span><text:span text:style-name="T389"> ibi crscit </text:span><text:span text:style-name="amh_5f_dev_5f_abbr"><text:span text:style-name="T389">et</text:span></text:span><text:span text:style-name="T389"> alia terre nasce</text:span><text:span text:style-name="amh_5f_dev_5f_abbr"><text:span text:style-name="T389">n</text:span></text:span><text:span text:style-name="T389">tia ap</text:span><text:span text:style-name="amh_5f_dev_5f_abbr"><text:span text:style-name="T389">u</text:span></text:span><text:span text:style-name="T389">d nos non assueta </text:span><text:span text:style-name="amh_5f_dev_5f_abbr"><text:span text:style-name="T389">et</text:span></text:span><text:span text:style-name="T389"> co</text:span><text:span text:style-name="amh_5f_dev_5f_abbr"><text:span text:style-name="T389">n</text:span></text:span><text:span text:style-name="T389">sueta ibidem </text:span><text:span text:style-name="T391">tu</text:span><text:span text:style-name="amh_5f_dev_5f_abbr"><text:span text:style-name="T391">m</text:span></text:span><text:span text:style-name="T392"> </text:span><text:span text:style-name="amh_5f_dev_5f_abbr"><text:span text:style-name="T392">et</text:span></text:span><text:span text:style-name="T392"> m</text:span><text:span text:style-name="amh_5f_dev_5f_abbr"><text:span text:style-name="T392">u</text:span></text:span><text:span text:style-name="T392">lto a</text:span><text:span text:style-name="amh_5f_dev_5f_abbr"><text:span text:style-name="T392">m</text:span></text:span><text:span text:style-name="T392">plius virtuosa.</text:span></text:p>
      <text:p text:style-name="P36"><text:soft-page-break/><text:span text:style-name="amh_5f_lettre_5f_rubriquee">E</text:span>st i<text:span text:style-name="amh_5f_dev_5f_abbr">n</text:span> Cadro dom<text:span text:style-name="amh_5f_dev_5f_abbr">us</text:span> alta et i<text:span text:style-name="amh_5f_dev_5f_abbr">n</text:span> modu<text:span text:style-name="amh_5f_dev_5f_abbr">m</text:span> stape d<text:span text:style-name="T393">i</text:span>missa, i<text:span text:style-name="amh_5f_dev_5f_abbr">n</text:span> qua su<text:span text:style-name="amh_5f_dev_5f_abbr">n</text:span>t m<text:span text:style-name="amh_5f_dev_5f_abbr">u</text:span>lte fornaces, etia<text:span text:style-name="amh_5f_dev_5f_abbr">m</text:span> d<text:span text:style-name="T393">i</text:span>misse in quas ponu<text:span text:style-name="amh_5f_dev_5f_abbr">n</text:span>t<text:span text:style-name="amh_5f_dev_5f_abbr">u</text:span>r oua i<text:span text:style-name="amh_5f_dev_5f_abbr">n</text:span> palea q<text:span text:style-name="amh_5f_dev_5f_abbr">u</text:span>a<text:span text:style-name="amh_5f_dev_5f_abbr">n</text:span>ta q<text:span text:style-name="amh_5f_dev_5f_abbr">u</text:span>ilibet apportare uolu<text:span text:style-name="amh_5f_dev_5f_abbr">er</text:span>it et s<text:span text:style-name="amh_5f_dev_5f_abbr">i</text:span>n<text:span text:style-name="amh_5f_dev_5f_abbr">e</text:span> gallinaru<text:span text:style-name="amh_5f_dev_5f_abbr">m</text:span> cubatione naturali certo te<text:span text:style-name="amh_5f_dev_5f_abbr">m</text:span>perame<text:span text:style-name="amh_5f_dev_5f_abbr">n</text:span>to ignis i<text:span text:style-name="amh_5f_dev_5f_abbr">n</text:span> fornacib<text:span text:style-name="amh_5f_dev_5f_abbr">us</text:span> fet<text:span text:style-name="amh_5f_dev_5f_abbr">us</text:span> maturatur i<text:span text:style-name="amh_5f_dev_5f_abbr">n</text:span> ouis et pulli exeu<text:span text:style-name="amh_5f_dev_5f_abbr">n</text:span>t suo t<text:span text:style-name="amh_5f_dev_5f_abbr">em</text:span>p<text:span text:style-name="amh_5f_dev_5f_abbr">or</text:span>e, arte natur<text:span text:style-name="T394">a</text:span><text:span text:style-name="amh_5f_dev_5f_abbr"><text:span text:style-name="T394">m</text:span></text:span> mirab<text:span text:style-name="amh_5f_dev_5f_abbr">i</text:span>l<text:span text:style-name="amh_5f_dev_5f_abbr">ite</text:span>r i<text:span text:style-name="amh_5f_dev_5f_abbr">n</text:span>seq<text:span text:style-name="amh_5f_dev_5f_abbr">ue</text:span>nte. Et statim ut pulli oua <text:span text:style-name="T395">exiurerint, dant</text:span><text:span text:style-name="amh_5f_dev_5f_abbr"><text:span text:style-name="T395">u</text:span></text:span><text:span text:style-name="T395">r d</text:span><text:span text:style-name="amh_5f_dev_5f_abbr"><text:span text:style-name="T395">omi</text:span></text:span><text:span text:style-name="T395">nis q</text:span><text:span text:style-name="amh_5f_dev_5f_abbr"><text:span text:style-name="T395">u</text:span></text:span><text:span text:style-name="T395">oru</text:span><text:span text:style-name="amh_5f_dev_5f_abbr"><text:span text:style-name="T395">m</text:span></text:span><text:span text:style-name="T395"> oua fueru</text:span><text:span text:style-name="amh_5f_dev_5f_abbr"><text:span text:style-name="T395">n</text:span></text:span><text:span text:style-name="T395">t asportatiq</text:span><text:span text:style-name="amh_5f_dev_5f_abbr"><text:span text:style-name="T395">ue</text:span></text:span><text:span text:style-name="T395"> nutriu</text:span><text:span text:style-name="amh_5f_dev_5f_abbr"><text:span text:style-name="T395">n</text:span></text:span><text:span text:style-name="T395">t</text:span><text:span text:style-name="amh_5f_dev_5f_abbr"><text:span text:style-name="T394">u</text:span></text:span><text:span text:style-name="T394">r</text:span><text:span text:style-name="T395">. Quare i</text:span><text:span text:style-name="amh_5f_dev_5f_abbr"><text:span text:style-name="T395">n</text:span></text:span><text:span text:style-name="T395"> </text:span><text:span text:style-name="amh_5f_dev_5f_abbr"><text:span text:style-name="T395">par</text:span></text:span><text:span text:style-name="T395">tib</text:span><text:span text:style-name="amh_5f_dev_5f_abbr"><text:span text:style-name="T395">us</text:span></text:span><text:span text:style-name="T395"> illis est maxi</text:span><text:span text:style-name="amh_5f_dev_5f_abbr"><text:span text:style-name="T395">m</text:span></text:span><text:span text:style-name="T395">a c</text:span><text:span text:style-name="T396">o</text:span><text:span text:style-name="T395">pia gallinaru</text:span><text:span text:style-name="amh_5f_dev_5f_abbr"><text:span text:style-name="T395">m</text:span></text:span><text:span text:style-name="T395">. Hoc mirabili</text:span><text:span text:style-name="amh_5f_dev_5f_abbr"><text:span text:style-name="T395">us</text:span></text:span><text:span text:style-name="T395"> reputo o</text:span><text:span text:style-name="amh_5f_dev_5f_abbr"><text:span text:style-name="T395">mn</text:span></text:span><text:span text:style-name="T395">ib</text:span><text:span text:style-name="amh_5f_dev_5f_abbr"><text:span text:style-name="T395">us</text:span></text:span><text:span text:style-name="T395"> uiderimq</text:span><text:span text:style-name="amh_5f_dev_5f_abbr"><text:span text:style-name="T395">ue</text:span></text:span><text:span text:style-name="T395"> ho</text:span><text:span text:style-name="amh_5f_dev_5f_abbr"><text:span text:style-name="T395">m</text:span></text:span><text:span text:style-name="T395">i</text:span><text:span text:style-name="amh_5f_dev_5f_abbr"><text:span text:style-name="T395">n</text:span></text:span><text:span text:style-name="T395">es </text:span><text:span text:style-name="T397">et femine in partib</text:span><text:span text:style-name="amh_5f_dev_5f_abbr"><text:span text:style-name="T397">us</text:span></text:span><text:span text:style-name="T397"> illis ue</text:span><text:span text:style-name="amh_5f_dev_5f_abbr"><text:span text:style-name="T397">n</text:span></text:span><text:span text:style-name="T397">dunt</text:span><text:span text:style-name="amh_5f_dev_5f_abbr"><text:span text:style-name="T397">u</text:span></text:span><text:span text:style-name="T397">r si si</text:span><text:span text:style-name="amh_5f_dev_5f_abbr"><text:span text:style-name="T397">n</text:span></text:span><text:span text:style-name="T397">t alt</text:span><text:span text:style-name="amh_5f_dev_5f_abbr"><text:span text:style-name="T397">er</text:span></text:span><text:span text:style-name="T397">i</text:span><text:span text:style-name="amh_5f_dev_5f_abbr"><text:span text:style-name="T397">us</text:span></text:span><text:span text:style-name="T397"> fidei uel secte q</text:span><text:span text:style-name="amh_5f_dev_5f_abbr"><text:span text:style-name="T397">u</text:span></text:span><text:span text:style-name="T397">a</text:span><text:span text:style-name="amh_5f_dev_5f_abbr"><text:span text:style-name="T397">m</text:span></text:span><text:span text:style-name="T397"> ue</text:span><text:span text:style-name="amh_5f_dev_5f_abbr"><text:span text:style-name="T397">n</text:span></text:span><text:span text:style-name="T397">dentes </text:span><text:span text:style-name="T398">uel ementes et sic i</text:span><text:span text:style-name="amh_5f_dev_5f_abbr"><text:span text:style-name="T398">n</text:span></text:span><text:span text:style-name="T398"> s</text:span><text:span text:style-name="amh_5f_dev_5f_abbr"><text:span text:style-name="T398">er</text:span></text:span><text:span text:style-name="T398">uitute</text:span><text:span text:style-name="amh_5f_dev_5f_abbr"><text:span text:style-name="T398">m</text:span></text:span><text:span text:style-name="T398"> redigu</text:span><text:span text:style-name="amh_5f_dev_5f_abbr"><text:span text:style-name="T398">n</text:span></text:span><text:span text:style-name="T398">tur, </text:span><text:span text:style-name="T399">et s</text:span><text:span text:style-name="amh_5f_dev_5f_abbr"><text:span text:style-name="T399">ecundu</text:span></text:span><text:span text:style-name="T399">m iuue</text:span><text:span text:style-name="amh_5f_dev_5f_abbr"><text:span text:style-name="T399">n</text:span></text:span><text:span text:style-name="T399">tute</text:span><text:span text:style-name="amh_5f_dev_5f_abbr"><text:span text:style-name="T399">m</text:span></text:span><text:span text:style-name="T399">, forti</text:span><text:span text:style-name="amh_5f_dev_5f_abbr"><text:span text:style-name="T399">tudi</text:span></text:span><text:span text:style-name="T399">nem etate</text:span><text:span text:style-name="amh_5f_dev_5f_abbr"><text:span text:style-name="T399">m</text:span></text:span><text:span text:style-name="T399">, arte</text:span><text:span text:style-name="amh_5f_dev_5f_abbr"><text:span text:style-name="T399">m</text:span></text:span><text:span text:style-name="T399">, </text:span><text:span text:style-name="T400">sanitate</text:span><text:span text:style-name="amh_5f_dev_5f_abbr"><text:span text:style-name="T400">m</text:span></text:span><text:span text:style-name="T400">,</text:span><text:span text:style-name="T401"> p</text:span><text:span text:style-name="amh_5f_dev_5f_abbr"><text:span text:style-name="T401">u</text:span></text:span><text:span text:style-name="T401">lcritudine</text:span><text:span text:style-name="amh_5f_dev_5f_abbr"><text:span text:style-name="T401">m</text:span></text:span><text:span text:style-name="T401"> </text:span><text:span text:style-name="amh_5f_dev_5f_abbr"><text:span text:style-name="T402">et</text:span></text:span><text:span text:style-name="T402"> hui</text:span><text:span text:style-name="amh_5f_dev_5f_abbr"><text:span text:style-name="T402">us</text:span></text:span><text:span text:style-name="T402">modi precio nu</text:span><text:span text:style-name="amh_5f_dev_5f_abbr"><text:span text:style-name="T402">mer</text:span></text:span><text:span text:style-name="T402">ant</text:span><text:span text:style-name="amh_5f_dev_5f_abbr"><text:span text:style-name="T402">u</text:span></text:span><text:span text:style-name="T402">r.</text:span></text:p>
      <text:p text:style-name="P37">Infra Babilonia<text:span text:style-name="amh_5f_dev_5f_abbr">m</text:span> est q<text:span text:style-name="amh_5f_dev_5f_abbr">ue</text:span>dam co<text:span text:style-name="amh_5f_dev_5f_abbr">n</text:span>tracta si<text:span text:style-name="amh_5f_dev_5f_abbr">n</text:span>gulat<text:span text:style-name="amh_5f_dev_5f_abbr">er</text:span> fertilis <text:span text:style-name="T403">et bonis uberrimis opule</text:span><text:span text:style-name="amh_5f_dev_5f_abbr"><text:span text:style-name="T403">n</text:span></text:span><text:span text:style-name="T403">ta, q</text:span><text:span text:style-name="amh_5f_dev_5f_abbr"><text:span text:style-name="T403">ue</text:span></text:span><text:span text:style-name="T403"> d</text:span><text:span text:style-name="amh_5f_dev_5f_abbr"><text:span text:style-name="T403">icitu</text:span></text:span><text:span text:style-name="T403">r e</text:span><text:span text:style-name="amh_5f_dev_5f_abbr"><text:span text:style-name="T403">ss</text:span></text:span><text:span text:style-name="T403">e tota Iessen, qua</text:span><text:span text:style-name="amh_5f_dev_5f_abbr"><text:span text:style-name="T403">m</text:span></text:span><text:span text:style-name="T403"> filii Isr</text:span><text:span text:style-name="amh_5f_dev_5f_abbr"><text:span text:style-name="T403">ae</text:span></text:span><text:span text:style-name="T403">l </text:span><text:span text:style-name="amh_5f_dev_5f_abbr"><text:span text:style-name="T403">con</text:span></text:span><text:span text:style-name="T403">se</text:span><text:span text:style-name="amh_5f_dev_5f_abbr"><text:span text:style-name="T403">n</text:span></text:span><text:span text:style-name="T403">su faraonis ob m</text:span><text:span text:style-name="amh_5f_dev_5f_abbr"><text:span text:style-name="T403">er</text:span></text:span><text:span text:style-name="T403">ita Ioseph et pat</text:span><text:span text:style-name="amh_5f_dev_5f_abbr"><text:span text:style-name="T403">r</text:span></text:span><text:span text:style-name="T403">is b</text:span><text:span text:style-name="amh_5f_dev_5f_abbr"><text:span text:style-name="T403">ea</text:span></text:span><text:span text:style-name="T403">ti Iacob pa</text:span><text:span text:style-name="amh_5f_dev_5f_abbr"><text:span text:style-name="T403">t</text:span></text:span><text:span text:style-name="T403">riarce </text:span><text:span text:style-name="T404">instantiam i</text:span><text:span text:style-name="amh_5f_dev_5f_abbr"><text:span text:style-name="T404">n</text:span></text:span><text:span text:style-name="T404">h</text:span><text:span text:style-name="amh_5f_dev_5f_abbr"><text:span text:style-name="T404">ab</text:span></text:span><text:span text:style-name="T404">itantis de diuina </text:span><text:span text:style-name="amh_5f_dev_5f_abbr"><text:span text:style-name="T404">per</text:span></text:span><text:span text:style-name="T404">eg</text:span><text:span text:style-name="amh_5f_dev_5f_abbr"><text:span text:style-name="T404">r</text:span></text:span><text:span text:style-name="T404">inat</text:span><text:span text:style-name="amh_5f_dev_5f_abbr"><text:span text:style-name="T404">i</text:span></text:span><text:span text:style-name="T404">o</text:span><text:span text:style-name="amh_5f_dev_5f_abbr"><text:span text:style-name="T404">n</text:span></text:span><text:span text:style-name="T404">e</text:span><text:span text:style-name="amh_5f_dev_5f_abbr"><text:span text:style-name="T404"> </text:span></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amh_5f_dev_5f_abbr"><text:span text:style-name="T405">con</text:span></text:span><text:span text:style-name="T405">tessa</text:span><office:annotation-end office:name="__Annotation__11957_232900934"/><text:span text:style-name="T405"> dati su</text:span><text:span text:style-name="amh_5f_dev_5f_abbr"><text:span text:style-name="T405">n</text:span></text:span><text:span text:style-name="T405">t i</text:span><text:span text:style-name="amh_5f_dev_5f_abbr"><text:span text:style-name="T405">n</text:span></text:span><text:span text:style-name="T405"> Egipto. Q</text:span><text:span text:style-name="amh_5f_dev_5f_abbr"><text:span text:style-name="T405">ue</text:span></text:span><text:span text:style-name="T405"> aut</text:span><text:span text:style-name="amh_5f_dev_5f_abbr"><text:span text:style-name="T405">em</text:span></text:span><text:span text:style-name="T405"> miracula ac mirabilia De</text:span><text:span text:style-name="amh_5f_dev_5f_abbr"><text:span text:style-name="T405">us</text:span></text:span><text:span text:style-name="T405"> in Egipto o</text:span><text:span text:style-name="amh_5f_dev_5f_abbr"><text:span text:style-name="T405">per</text:span></text:span><text:span text:style-name="T405">at</text:span><text:span text:style-name="amh_5f_dev_5f_abbr"><text:span text:style-name="T405">us</text:span></text:span><text:span text:style-name="T405"> sit in libro Moisi satis apparet.</text:span></text:p>
      <text:p text:style-name="P38"><text:span text:style-name="amh_5f_lettre_5f_rubriquee">E</text:span>t <text:span text:style-name="amh_5f_dev_5f_abbr">pro</text:span>pe Cadrum u<text:span text:style-name="amh_5f_dev_5f_abbr">er</text:span>sus plaga<text:span text:style-name="amh_5f_dev_5f_abbr">m</text:span> Sirie deserti <text:span text:style-name="T406">est</text:span> ortus balsami si<text:span text:style-name="amh_5f_dev_5f_abbr">n</text:span>gularis, non aut<text:span text:style-name="amh_5f_dev_5f_abbr">em</text:span> est multu<text:span text:style-name="amh_5f_dev_5f_abbr">m</text:span> magn<text:span text:style-name="amh_5f_dev_5f_abbr">us</text:span> nec forti sepe nec muro <text:span text:style-name="T407">ci</text:span><text:span text:style-name="amh_5f_dev_5f_abbr"><text:span text:style-name="T407">r</text:span></text:span><text:span text:style-name="T407">cu</text:span><text:span text:style-name="amh_5f_dev_5f_abbr"><text:span text:style-name="T407">m</text:span></text:span><text:span text:style-name="T407">dat</text:span><text:span text:style-name="amh_5f_dev_5f_abbr"><text:span text:style-name="T407">us</text:span></text:span><text:span text:style-name="T407">. De q</text:span><text:span text:style-name="amh_5f_dev_5f_abbr"><text:span text:style-name="T407">u</text:span></text:span><text:span text:style-name="T407">o pl</text:span><text:span text:style-name="amh_5f_dev_5f_abbr"><text:span text:style-name="T407">ur</text:span></text:span><text:span text:style-name="T407">imu</text:span><text:span text:style-name="amh_5f_dev_5f_abbr"><text:span text:style-name="T407">m</text:span></text:span><text:span text:style-name="T407"> admirabar, locu</text:span><text:span text:style-name="amh_5f_dev_5f_abbr"><text:span text:style-name="T407">m</text:span></text:span><text:span text:style-name="T407"> scil</text:span><text:span text:style-name="amh_5f_dev_5f_abbr"><text:span text:style-name="T407">icet</text:span></text:span><text:span text:style-name="T407"> ta</text:span><text:span text:style-name="amh_5f_dev_5f_abbr"><text:span text:style-name="T407">m</text:span></text:span><text:span text:style-name="T407"> nobile</text:span><text:span text:style-name="amh_5f_dev_5f_abbr"><text:span text:style-name="T407">m</text:span></text:span><text:span text:style-name="T407"> et uirtuosu</text:span><text:span text:style-name="amh_5f_dev_5f_abbr"><text:span text:style-name="T407">m</text:span></text:span><text:span text:style-name="T407"> </text:span><text:span text:style-name="T408">non fortius </text:span><office:annotation office:name="__Annotation__3053993_1790455224" loext:resolved="false"><dc:creator>Alexandre Moret Houplon</dc:creator><dc:date>2026-03-02T14:02:20.970198900</dc:date><meta:creator-initials>AMH</meta:creator-initials><text:p text:style-name="Comment">Correction de Deluz pour immuniri</text:p></office:annotation><text:span text:style-name="T409">munitum</text:span><office:annotation-end office:name="__Annotation__3053993_1790455224"/><text:span text:style-name="T408">. </text:span><text:span text:style-name="T410">Arbusta </text:span><text:span text:style-name="T411">balsami </text:span><text:span text:style-name="T412">grossa nont su</text:span><text:span text:style-name="amh_5f_dev_5f_abbr"><text:span text:style-name="T412">n</text:span></text:span><text:span text:style-name="T412">t, aut</text:span><text:span text:style-name="amh_5f_dev_5f_abbr"><text:span text:style-name="T412">em</text:span></text:span><text:span text:style-name="T412"> alta, s</text:span><text:span text:style-name="amh_5f_dev_5f_abbr"><text:span text:style-name="T412">ed</text:span></text:span><text:span text:style-name="T412"> </text:span><text:span text:style-name="T413">ad modu</text:span><text:span text:style-name="amh_5f_dev_5f_abbr"><text:span text:style-name="T413">m</text:span></text:span><text:span text:style-name="T413"> </text:span><text:span text:style-name="T414">uitis </text:span><text:span text:style-name="T415">ramusculi </text:span><text:span text:style-name="T416">mediocres. </text:span><text:span text:style-name="T417">I</text:span><text:span text:style-name="T418">rrigant</text:span><text:span text:style-name="amh_5f_dev_5f_abbr"><text:span text:style-name="T418">u</text:span></text:span><text:span text:style-name="T418">r </text:span><text:span text:style-name="T417">h</text:span><text:span text:style-name="T418">ic ortus fonte </text:span><text:span text:style-name="T419">q</text:span><text:span text:style-name="amh_5f_dev_5f_abbr"><text:span text:style-name="T419">u</text:span></text:span><text:span text:style-name="T419">odam </text:span><text:span text:style-name="T420">paruo in medio ex</text:span><text:span text:style-name="amh_5f_dev_5f_abbr"><text:span text:style-name="T420">ista</text:span></text:span><text:span text:style-name="T420">nte, </text:span><text:span text:style-name="T421">nitet </text:span><text:span text:style-name="T422">i</text:span><text:span text:style-name="amh_5f_dev_5f_abbr"><text:span text:style-name="T422">n</text:span></text:span><text:span text:style-name="T422"> q</text:span><text:span text:style-name="amh_5f_dev_5f_abbr"><text:span text:style-name="T422">u</text:span></text:span><text:span text:style-name="T422">o Virgine</text:span><text:span text:style-name="amh_5f_dev_5f_abbr"><text:span text:style-name="T422">m</text:span></text:span><text:span text:style-name="T422"> </text:span><text:span text:style-name="T423">pueru</text:span><text:span text:style-name="amh_5f_dev_5f_abbr"><text:span text:style-name="T423">m</text:span></text:span><text:span text:style-name="T423"> Ih</text:span><text:span text:style-name="amh_5f_dev_5f_abbr"><text:span text:style-name="T423">esu</text:span></text:span><text:span text:style-name="T423">m balneasse </text:span><text:span text:style-name="amh_5f_foliotation"><text:span text:style-name="T424">[f. </text:span></text:span><text:span text:style-name="amh_5f_foliotation"><text:span text:style-name="T425">243v</text:span></text:span><text:span text:style-name="amh_5f_foliotation"><text:span text:style-name="T424">]</text:span></text:span><text:span text:style-name="T424"> </text:span><text:span text:style-name="T426">sepius ac uestes </text:span><text:span text:style-name="T427">pa</text:span><text:span text:style-name="amh_5f_dev_5f_abbr"><text:span text:style-name="T427">n</text:span></text:span><text:span text:style-name="T427">niculosq</text:span><text:span text:style-name="amh_5f_dev_5f_abbr"><text:span text:style-name="T427">ue</text:span></text:span><text:span text:style-name="T427"> ei</text:span><text:span text:style-name="amh_5f_dev_5f_abbr"><text:span text:style-name="T427">us</text:span></text:span><text:span text:style-name="T427"> lauasse asseru</text:span><text:span text:style-name="amh_5f_dev_5f_abbr"><text:span text:style-name="T427">n</text:span></text:span><text:span text:style-name="T427">t </text:span><text:span text:style-name="amh_5f_dev_5f_abbr"><text:span text:style-name="T427">christ</text:span></text:span><text:span text:style-name="T427">iani, et ex hinc aiu</text:span><text:span text:style-name="amh_5f_dev_5f_abbr"><text:span text:style-name="T427">n</text:span></text:span><text:span text:style-name="T427">t fonte</text:span><text:span text:style-name="amh_5f_dev_5f_abbr"><text:span text:style-name="T427">m</text:span></text:span><text:span text:style-name="T427"> uirtute</text:span><text:span text:style-name="amh_5f_dev_5f_abbr"><text:span text:style-name="T427">m</text:span></text:span><text:span text:style-name="T427"> </text:span><text:span text:style-name="T428">co</text:span><text:span text:style-name="amh_5f_dev_5f_abbr"><text:span text:style-name="T428">n</text:span></text:span><text:span text:style-name="T428">traxisse ut terra, hac aqua irrigata, balsamu</text:span><text:span text:style-name="amh_5f_dev_5f_abbr"><text:span text:style-name="T428">m</text:span></text:span><text:span text:style-name="T428"> </text:span><text:span text:style-name="T429">germinet </text:span><text:span text:style-name="amh_5f_dev_5f_abbr"><text:span text:style-name="T429">et</text:span></text:span><text:span text:style-name="T429"> </text:span><text:span text:style-name="amh_5f_dev_5f_abbr"><text:span text:style-name="T429">pro</text:span></text:span><text:span text:style-name="T429">ducat.</text:span></text:p>
      <text:p text:style-name="P39">Vltra <text:span text:style-name="T430">Babilonia</text:span><text:span text:style-name="amh_5f_dev_5f_abbr"><text:span text:style-name="T421">m</text:span></text:span><text:span text:style-name="T430"> </text:span><text:span text:style-name="amh_5f_dev_5f_abbr"><text:span text:style-name="T430">et</text:span></text:span><text:span text:style-name="T430"> fluuiu</text:span><text:span text:style-name="amh_5f_dev_5f_abbr"><text:span text:style-name="T430">m</text:span></text:span><text:span text:style-name="T430"> </text:span><text:span text:style-name="amh_5f_dev_5f_abbr"><text:span text:style-name="T430">par</text:span></text:span><text:span text:style-name="T430">adisi, uersus desertu</text:span><text:span text:style-name="amh_5f_dev_5f_abbr"><text:span text:style-name="T430">m</text:span></text:span><text:span text:style-name="T430"> q</text:span><text:span text:style-name="amh_5f_dev_5f_abbr"><text:span text:style-name="T430">uo</text:span></text:span><text:span text:style-name="T430">d est int</text:span><text:span text:style-name="amh_5f_dev_5f_abbr"><text:span text:style-name="T430">er</text:span></text:span><text:span text:style-name="T430"> Egiptu</text:span><text:span text:style-name="amh_5f_dev_5f_abbr"><text:span text:style-name="T430">m</text:span></text:span><text:span text:style-name="T430"> </text:span><text:span text:style-name="amh_5f_dev_5f_abbr"><text:span text:style-name="T430">et</text:span></text:span><text:span text:style-name="T430"> Affrica</text:span><text:span text:style-name="amh_5f_dev_5f_abbr"><text:span text:style-name="T430">m</text:span></text:span><text:span text:style-name="T430">, </text:span><text:span text:style-name="T431">su</text:span><text:span text:style-name="amh_5f_dev_5f_abbr"><text:span text:style-name="T431">n</text:span></text:span><text:span text:style-name="T431">t plura a</text:span><text:span text:style-name="amh_5f_dev_5f_abbr"><text:span text:style-name="T431">n</text:span></text:span><text:span text:style-name="T431">tiquoru</text:span><text:span text:style-name="amh_5f_dev_5f_abbr"><text:span text:style-name="T431">m</text:span></text:span><text:span text:style-name="T431"> monume</text:span><text:span text:style-name="amh_5f_dev_5f_abbr"><text:span text:style-name="T431">n</text:span></text:span><text:span text:style-name="T431">ta figure piramidalis, </text:span><text:span text:style-name="T432">int</text:span><text:span text:style-name="amh_5f_dev_5f_abbr"><text:span text:style-name="T432">er</text:span></text:span><text:span text:style-name="T432"> q</text:span><text:span text:style-name="amh_5f_dev_5f_abbr"><text:span text:style-name="T432">ue</text:span></text:span><text:span text:style-name="T432"> su</text:span><text:span text:style-name="amh_5f_dev_5f_abbr"><text:span text:style-name="T432">n</text:span></text:span><text:span text:style-name="T432">t duo mire magnitudinis </text:span><text:span text:style-name="T433">de lapidib</text:span><text:span text:style-name="amh_5f_dev_5f_abbr"><text:span text:style-name="T433">us</text:span></text:span><text:span text:style-name="T433"> maximis </text:span><text:span text:style-name="amh_5f_dev_5f_abbr"><text:span text:style-name="T433">et</text:span></text:span><text:span text:style-name="T433"> politis, i</text:span><text:span text:style-name="amh_5f_dev_5f_abbr"><text:span text:style-name="T433">n</text:span></text:span><text:span text:style-name="T433"> q</text:span><text:span text:style-name="amh_5f_dev_5f_abbr"><text:span text:style-name="T433">u</text:span></text:span><text:span text:style-name="T433">ibus i</text:span><text:span text:style-name="amh_5f_dev_5f_abbr"><text:span text:style-name="T433">n</text:span></text:span><text:span text:style-name="T433">ueni sc</text:span><text:span text:style-name="amh_5f_dev_5f_abbr"><text:span text:style-name="T433">r</text:span></text:span><text:span text:style-name="T433">ipturas diu</text:span><text:span text:style-name="amh_5f_dev_5f_abbr"><text:span text:style-name="T433">er</text:span></text:span><text:span text:style-name="T433">sor</text:span><text:span text:style-name="amh_5f_dev_5f_abbr"><text:span text:style-name="T433">um</text:span></text:span><text:span text:style-name="T433"> </text:span><text:span text:style-name="T434">idiomatu</text:span><text:span text:style-name="amh_5f_dev_5f_abbr"><text:span text:style-name="T434">m</text:span></text:span><text:span text:style-name="T434">. </text:span><text:span text:style-name="T435">I</text:span><text:span text:style-name="amh_5f_dev_5f_abbr"><text:span text:style-name="T435">n</text:span></text:span><text:span text:style-name="T435"> uno </text:span><text:span text:style-name="T436">t</text:span><text:span text:style-name="amh_5f_dev_5f_abbr"><text:span text:style-name="T436">ame</text:span></text:span><text:span text:style-name="T436">n i</text:span><text:span text:style-name="amh_5f_dev_5f_abbr"><text:span text:style-name="T436">n</text:span></text:span><text:span text:style-name="T436">ueni </text:span><text:span text:style-name="T437">hos u</text:span><text:span text:style-name="amh_5f_dev_5f_abbr"><text:span text:style-name="T437">er</text:span></text:span><text:span text:style-name="T437">sus </text:span><text:span text:style-name="T438">latinos petris i</text:span><text:span text:style-name="amh_5f_dev_5f_abbr"><text:span text:style-name="T438">n</text:span></text:span><text:span text:style-name="T438">sculptos, </text:span><text:span text:style-name="T439">ut scil</text:span><text:span text:style-name="amh_5f_dev_5f_abbr"><text:span text:style-name="T439">icet</text:span></text:span><text:span text:style-name="T439"> seq</text:span><text:span text:style-name="amh_5f_dev_5f_abbr"><text:span text:style-name="T439">u</text:span></text:span><text:span text:style-name="T439">it</text:span><text:span text:style-name="amh_5f_dev_5f_abbr"><text:span text:style-name="T439">u</text:span></text:span><text:span text:style-name="T439">r :</text:span></text:p>
      <text:p text:style-name="amh_5f_vers">Vidi piram<text:span text:style-name="T440">i</text:span>das s<text:span text:style-name="amh_5f_dev_5f_abbr">i</text:span>n<text:span text:style-name="amh_5f_dev_5f_abbr">e</text:span> te dulcissime frat<text:span text:style-name="amh_5f_dev_5f_abbr">er</text:span></text:p>
      <text:p text:style-name="amh_5f_vers">Et tibi q<text:span text:style-name="amh_5f_dev_5f_abbr">uod</text:span> potui lac<text:span text:style-name="amh_5f_dev_5f_abbr">r</text:span>imas hic mesta refudi</text:p>
      <text:p text:style-name="P40">Et nostri me<text:span text:style-name="amh_5f_dev_5f_abbr">m</text:span>orem luct<text:span text:style-name="amh_5f_dev_5f_abbr">us</text:span> ha<text:span text:style-name="amh_5f_dev_5f_abbr">n</text:span>c sculpto q<text:span text:style-name="amh_5f_dev_5f_abbr">ue</text:span>rela<text:span text:style-name="amh_5f_dev_5f_abbr">m</text:span>.</text:p>
      <text:p text:style-name="P40">Sit nomen deci<text:span text:style-name="amh_5f_dev_5f_abbr">m</text:span>i centi an<text:span text:style-name="amh_5f_dev_5f_abbr">n</text:span>i p<text:span text:style-name="T441">i</text:span>ramide i<text:span text:style-name="amh_5f_dev_5f_abbr">n</text:span> alta</text:p>
      <text:p text:style-name="P40">Pontificis comitisq<text:span text:style-name="amh_5f_dev_5f_abbr">ue</text:span> tuis <text:span text:style-name="T441">T</text:span>raiane triu<text:span text:style-name="amh_5f_dev_5f_abbr">m</text:span>phis</text:p>
      <text:p text:style-name="P40">Lustra sex infra ce<text:span text:style-name="amh_5f_dev_5f_abbr">n</text:span>soru<text:span text:style-name="amh_5f_dev_5f_abbr">m</text:span> co<text:span text:style-name="amh_5f_dev_5f_abbr">n</text:span>sulis e<text:span text:style-name="amh_5f_dev_5f_abbr">ss</text:span>e.</text:p>
      <text:p text:style-name="P41"><text:span text:style-name="T440">Horu</text:span><text:span text:style-name="amh_5f_dev_5f_abbr"><text:span text:style-name="T440">m</text:span></text:span><text:span text:style-name="T440"> u</text:span><text:span text:style-name="amh_5f_dev_5f_abbr"><text:span text:style-name="T440">er</text:span></text:span><text:span text:style-name="T440">su</text:span><text:span text:style-name="amh_5f_dev_5f_abbr"><text:span text:style-name="T440">m</text:span></text:span><text:span text:style-name="T440"> obscura expo</text:span><text:span text:style-name="amh_5f_dev_5f_abbr"><text:span text:style-name="T440">sitio</text:span></text:span><text:span text:style-name="T440"> q</text:span><text:span text:style-name="amh_5f_dev_5f_abbr"><text:span text:style-name="T440">u</text:span></text:span><text:span text:style-name="T440">a</text:span><text:span text:style-name="amh_5f_dev_5f_abbr"><text:span text:style-name="T440">n</text:span></text:span><text:span text:style-name="T440">tulu</text:span><text:span text:style-name="amh_5f_dev_5f_abbr"><text:span text:style-name="T440">m</text:span></text:span><text:span text:style-name="T440"> me tenebat. Dicu</text:span><text:span text:style-name="amh_5f_dev_5f_abbr"><text:span text:style-name="T440">n</text:span></text:span><text:span text:style-name="T440">t si</text:span><text:span text:style-name="amh_5f_dev_5f_abbr"><text:span text:style-name="T440">m</text:span></text:span><text:span text:style-name="T440">plices hec maxi</text:span><text:span text:style-name="amh_5f_dev_5f_abbr"><text:span text:style-name="T440">m</text:span></text:span><text:span text:style-name="T440">a monume</text:span><text:span text:style-name="amh_5f_dev_5f_abbr"><text:span text:style-name="T440">n</text:span></text:span><text:span text:style-name="T440">ta granaria regis pharaonis extitisse et sic ea</text:span><text:span text:style-name="amh_5f_dev_5f_abbr"><text:span text:style-name="T440">m</text:span></text:span><text:span text:style-name="T440"> suo uulgari uoca</text:span><text:span text:style-name="T441">n</text:span><text:span text:style-name="T440">t q</text:span><text:span text:style-name="amh_5f_dev_5f_abbr"><text:span text:style-name="T440">uo</text:span></text:span><text:span text:style-name="T440">d nullo apparet, q</text:span><text:span text:style-name="amh_5f_dev_5f_abbr"><text:span text:style-name="T440">u</text:span></text:span><text:span text:style-name="T440">ia nec ad i</text:span><text:span text:style-name="amh_5f_dev_5f_abbr"><text:span text:style-name="T440">m</text:span></text:span><text:span text:style-name="T440">pone</text:span><text:span text:style-name="amh_5f_dev_5f_abbr"><text:span text:style-name="T440">n</text:span></text:span><text:span text:style-name="T440">dum grana nec ad extrahe</text:span><text:span text:style-name="amh_5f_dev_5f_abbr"><text:span text:style-name="T440">n</text:span></text:span><text:span text:style-name="T440">du</text:span><text:span text:style-name="amh_5f_dev_5f_abbr"><text:span text:style-name="T440">m</text:span></text:span><text:span text:style-name="T440"> nec ad </text:span><text:span text:style-name="amh_5f_dev_5f_abbr"><text:span text:style-name="T440">con</text:span></text:span><text:span text:style-name="T440">s</text:span><text:span text:style-name="amh_5f_dev_5f_abbr"><text:span text:style-name="T440">er</text:span></text:span><text:span text:style-name="T440">ua</text:span><text:span text:style-name="amh_5f_dev_5f_abbr"><text:span text:style-name="T440">n</text:span></text:span><text:span text:style-name="T440">du</text:span><text:span text:style-name="amh_5f_dev_5f_abbr"><text:span text:style-name="T440">m</text:span></text:span><text:span text:style-name="T440"> annonam a</text:span><text:span text:style-name="amh_5f_dev_5f_abbr"><text:span text:style-name="T440">ut</text:span></text:span><text:span text:style-name="T440"> frume</text:span><text:span text:style-name="amh_5f_dev_5f_abbr"><text:span text:style-name="T440">n</text:span></text:span><text:span text:style-name="T440">tu</text:span><text:span text:style-name="amh_5f_dev_5f_abbr"><text:span text:style-name="T440">m</text:span></text:span><text:span text:style-name="T440"> loc</text:span><text:span text:style-name="amh_5f_dev_5f_abbr"><text:span text:style-name="T440">us</text:span></text:span><text:span text:style-name="T440"> </text:span><text:soft-page-break/><text:span text:style-name="T440">i</text:span><text:span text:style-name="amh_5f_dev_5f_abbr"><text:span text:style-name="T440">n</text:span></text:span><text:span text:style-name="T440"> ip</text:span><text:span text:style-name="amh_5f_dev_5f_abbr"><text:span text:style-name="T440">s</text:span></text:span><text:span text:style-name="T440">is piramidib</text:span><text:span text:style-name="amh_5f_dev_5f_abbr"><text:span text:style-name="T440">us</text:span></text:span><text:span text:style-name="T440"> </text:span><text:span text:style-name="T442">aptus deprehenditur</text:span><text:span text:style-name="T442"><text:note text:id="ftn89" text:note-class="footnote"><text:note-citation>89</text:note-citation><text:note-body><text:p text:style-name="amh_5f_note_5f_apparat"><text:span text:style-name="amh_5f_apparat_5f_lemme">aptus deprehenditur</text:span> <text:span text:style-name="amh_5f_apparat_5f_témoin">U Deluz</text:span> <text:span text:style-name="T443">| </text:span><text:span text:style-name="amh_5f_apparat_5f_variante">aptus deprehenditur deprehenditur</text:span><text:span text:style-name="T443"> </text:span><text:span text:style-name="amh_5f_apparat_5f_témoin">Wo</text:span><text:span text:style-name="T443"> | </text:span><text:span text:style-name="amh_5f_apparat_5f_variante">comprehensus endet</text:span><text:span text:style-name="T443"> </text:span><text:span text:style-name="amh_5f_apparat_5f_témoin">Li</text:span><text:span text:style-name="amh_5f_apparat_5f_commentaire"> </text:span><text:span text:style-name="amh_5f_apparat_5f_commentaire"><text:span text:style-name="T181">(lectio </text:span></text:span><text:span text:style-name="amh_5f_apparat_5f_commentaire"><text:span text:style-name="T444">corrupt</text:span></text:span><text:span text:style-name="amh_5f_apparat_5f_commentaire"><text:span text:style-name="T181">a)</text:span></text:span></text:p></text:note-body></text:note></text:span> <text:span text:style-name="T445">maxi</text:span><text:span text:style-name="amh_5f_dev_5f_abbr"><text:span text:style-name="T445">m</text:span></text:span><text:span text:style-name="T445">e q</text:span><text:span text:style-name="amh_5f_dev_5f_abbr"><text:span text:style-name="T445">u</text:span></text:span><text:span text:style-name="T445">ia a su</text:span><text:span text:style-name="amh_5f_dev_5f_abbr"><text:span text:style-name="T445">m</text:span></text:span><text:span text:style-name="T445">mo ad deorsu</text:span><text:span text:style-name="amh_5f_dev_5f_abbr"><text:span text:style-name="T445">m</text:span></text:span><text:span text:style-name="T445"> plene su</text:span><text:span text:style-name="amh_5f_dev_5f_abbr"><text:span text:style-name="T445">n</text:span></text:span><text:span text:style-name="T445">t maxi</text:span><text:span text:style-name="amh_5f_dev_5f_abbr"><text:span text:style-name="T445">mi</text:span></text:span><text:span text:style-name="T445">s lapidibus i</text:span><text:span text:style-name="amh_5f_dev_5f_abbr"><text:span text:style-name="T445">n</text:span></text:span><text:span text:style-name="T445">uicem b</text:span><text:span text:style-name="amh_5f_dev_5f_abbr"><text:span text:style-name="T445">e</text:span></text:span><text:span text:style-name="T445">n</text:span><text:span text:style-name="amh_5f_dev_5f_abbr"><text:span text:style-name="T445">e</text:span></text:span><text:span text:style-name="T445"> iu</text:span><text:span text:style-name="amh_5f_dev_5f_abbr"><text:span text:style-name="T445">n</text:span></text:span><text:span text:style-name="T445">ctis, nisi q</text:span><text:span text:style-name="amh_5f_dev_5f_abbr"><text:span text:style-name="T445">uod</text:span></text:span><text:span text:style-name="T445"> porta b</text:span><text:span text:style-name="amh_5f_dev_5f_abbr"><text:span text:style-name="T445">e</text:span></text:span><text:span text:style-name="T445">n</text:span><text:span text:style-name="amh_5f_dev_5f_abbr"><text:span text:style-name="T445">e</text:span></text:span><text:span text:style-name="T445"> </text:span><text:span text:style-name="amh_5f_dev_5f_abbr"><text:span text:style-name="T445">par</text:span></text:span><text:span text:style-name="T445">uula a terr</text:span><text:span text:style-name="T446">a</text:span><text:span text:style-name="T445"> eleuata b</text:span><text:span text:style-name="amh_5f_dev_5f_abbr"><text:span text:style-name="T445">e</text:span></text:span><text:span text:style-name="T445">n</text:span><text:span text:style-name="amh_5f_dev_5f_abbr"><text:span text:style-name="T445">e</text:span></text:span><text:span text:style-name="T445"> rema</text:span><text:span text:style-name="amh_5f_dev_5f_abbr"><text:span text:style-name="T445">n</text:span></text:span><text:span text:style-name="T445">sit, et uia </text:span><text:span text:style-name="T447">stricta et tenebrosa </text:span><text:span text:style-name="amh_5f_dev_5f_abbr"><text:span text:style-name="T447">per</text:span></text:span><text:span text:style-name="T447"> qua</text:span><text:span text:style-name="amh_5f_dev_5f_abbr"><text:span text:style-name="T447">m</text:span></text:span><text:span text:style-name="T447"> desce</text:span><text:span text:style-name="amh_5f_dev_5f_abbr"><text:span text:style-name="T447">n</text:span></text:span><text:span text:style-name="T447">ditur </text:span><text:span text:style-name="T448">ad certu</text:span><text:span text:style-name="amh_5f_dev_5f_abbr"><text:span text:style-name="T448">m</text:span></text:span><text:span text:style-name="T448"> spatiu</text:span><text:span text:style-name="amh_5f_dev_5f_abbr"><text:span text:style-name="T448">m</text:span></text:span><text:span text:style-name="T448"> i</text:span><text:span text:style-name="amh_5f_dev_5f_abbr"><text:span text:style-name="T448">n</text:span></text:span><text:span text:style-name="T448"> eisdem, nulla i</text:span><text:span text:style-name="amh_5f_dev_5f_abbr"><text:span text:style-name="T448">n</text:span></text:span><text:span text:style-name="T448"> ip</text:span><text:span text:style-name="amh_5f_dev_5f_abbr"><text:span text:style-name="T448">s</text:span></text:span><text:span text:style-name="T448">is reperta </text:span><text:span text:style-name="T449">lati</text:span><text:span text:style-name="amh_5f_dev_5f_abbr"><text:span text:style-name="T449">tudi</text:span></text:span><text:span text:style-name="T449">ne spatiosa. </text:span><text:span text:style-name="T450">Veru</text:span><text:span text:style-name="amh_5f_dev_5f_abbr"><text:span text:style-name="T450">m</text:span></text:span><text:span text:style-name="T450"> q</text:span><text:span text:style-name="amh_5f_dev_5f_abbr"><text:span text:style-name="T450">uod</text:span></text:span><text:span text:style-name="T450"> monu</text:span><text:span text:style-name="amh_5f_dev_5f_abbr"><text:span text:style-name="T450">men</text:span></text:span><text:span text:style-name="T450">ta fu</text:span><text:span text:style-name="amh_5f_dev_5f_abbr"><text:span text:style-name="T450">er</text:span></text:span><text:span text:style-name="T450">unt u</text:span><text:span text:style-name="amh_5f_dev_5f_abbr"><text:span text:style-name="T450">er</text:span></text:span><text:span text:style-name="T450">s</text:span><text:span text:style-name="amh_5f_dev_5f_abbr"><text:span text:style-name="T450">us</text:span></text:span><text:span text:style-name="T450"> p</text:span><text:span text:style-name="amh_5f_dev_5f_abbr"><text:span text:style-name="T450">re</text:span></text:span><text:span text:style-name="T450">d</text:span><text:span text:style-name="amh_5f_dev_5f_abbr"><text:span text:style-name="T450">i</text:span></text:span><text:span text:style-name="T450">cti testa</text:span><text:span text:style-name="amh_5f_dev_5f_abbr"><text:span text:style-name="T450">n</text:span></text:span><text:span text:style-name="T450">t</text:span><text:span text:style-name="amh_5f_dev_5f_abbr"><text:span text:style-name="T450">u</text:span></text:span><text:span text:style-name="T450">r m</text:span><text:span text:style-name="amh_5f_dev_5f_abbr"><text:span text:style-name="T450">u</text:span></text:span><text:span text:style-name="T450">ltaq</text:span><text:span text:style-name="amh_5f_dev_5f_abbr"><text:span text:style-name="T450">ue</text:span></text:span><text:span text:style-name="T450"> alia intuenti.</text:span></text:p>
      <text:p text:style-name="P10">De itine<text:span text:style-name="amh_5f_dev_5f_abbr">re</text:span> u<text:span text:style-name="amh_5f_dev_5f_abbr">er</text:span>s<text:span text:style-name="amh_5f_dev_5f_abbr">us</text:span> mo<text:span text:style-name="amh_5f_dev_5f_abbr">n</text:span>tem Sinai <text:span text:style-name="amh_5f_dev_5f_abbr">et</text:span> Arabia<text:span text:style-name="amh_5f_dev_5f_abbr">m</text:span> <text:span text:style-name="amh_5f_dev_5f_abbr">et</text:span> s<text:span text:style-name="amh_5f_dev_5f_abbr">an</text:span>ctis locis i<text:span text:style-name="amh_5f_dev_5f_abbr">n</text:span> eis usq<text:span text:style-name="amh_5f_dev_5f_abbr">ue</text:span> p<text:span text:style-name="amh_5f_dev_5f_abbr">ri</text:span>ncip<text:span text:style-name="T451">iu</text:span><text:span text:style-name="amh_5f_dev_5f_abbr"><text:span text:style-name="T451">m</text:span></text:span> t<text:span text:style-name="amh_5f_dev_5f_abbr">er</text:span>re <text:span text:style-name="amh_5f_dev_5f_abbr">pro</text:span>missionis</text:p>
      <text:h text:style-name="amh_5f_premier_5f_paragraphe" text:outline-level="1">De Cadro <text:span text:style-name="amh_5f_dev_5f_abbr">et</text:span> Babilonia recedens partib<text:span text:style-name="amh_5f_dev_5f_abbr">us</text:span>q<text:span text:style-name="amh_5f_dev_5f_abbr">ue</text:span> Egipti, i<text:span text:style-name="amh_5f_dev_5f_abbr">n</text:span> Arabiam ueni et ad monte<text:span text:style-name="amh_5f_dev_5f_abbr">m</text:span> Sinai <text:span text:style-name="amh_5f_nombre_5f_romain">x</text:span> dieb<text:span text:style-name="amh_5f_dev_5f_abbr">us</text:span>. Via media tota <office:annotation office:name="__Annotation__3454964_1790455224" loext:resolved="false"><dc:creator>Alexandre Moret Houplon</dc:creator><dc:date>2026-03-02T15:32:17.535051000</dc:date><meta:creator-initials>AMH</meta:creator-initials><text:p text:style-name="Comment">Est sous entendu</text:p></office:annotation>des<text:span text:style-name="amh_5f_dev_5f_abbr">er</text:span>ta<office:annotation-end office:name="__Annotation__3454964_1790455224"/>. Eques ueni asserebantq<text:span text:style-name="amh_5f_dev_5f_abbr">ue</text:span><text:note text:id="ftn90" text:note-class="footnote"><text:note-citation>90</text:note-citation><text:note-body><text:p text:style-name="amh_5f_note_5f_apparat"/></text:note-body></text:note> monaci mo<text:span text:style-name="amh_5f_dev_5f_abbr">n</text:span>tis Sinai ueteres et estimo ueraces <text:span text:style-name="T452">se nu</text:span><text:span text:style-name="amh_5f_dev_5f_abbr"><text:span text:style-name="T452">n</text:span></text:span><text:span text:style-name="T452">q</text:span><text:span text:style-name="amh_5f_dev_5f_abbr"><text:span text:style-name="T452">u</text:span></text:span><text:span text:style-name="T452">a</text:span><text:span text:style-name="amh_5f_dev_5f_abbr"><text:span text:style-name="T452">m</text:span></text:span><text:span text:style-name="T452"> uidisse illuc uenisse </text:span><text:span text:style-name="amh_5f_dev_5f_abbr"><text:span text:style-name="T452">christ</text:span></text:span><text:span text:style-name="T452">ianum eq</text:span><text:span text:style-name="amh_5f_dev_5f_abbr"><text:span text:style-name="T452">u</text:span></text:span><text:span text:style-name="T452">item </text:span><text:span text:style-name="amh_5f_dev_5f_abbr"><text:span text:style-name="T452">per</text:span></text:span><text:span text:style-name="T452">egrinu</text:span><text:span text:style-name="amh_5f_dev_5f_abbr"><text:span text:style-name="T452">m</text:span></text:span><text:span text:style-name="T452"> p</text:span><text:span text:style-name="amh_5f_dev_5f_abbr"><text:span text:style-name="T452">re</text:span></text:span><text:span text:style-name="T452">t</text:span><text:span text:style-name="amh_5f_dev_5f_abbr"><text:span text:style-name="T452">er</text:span></text:span><text:span text:style-name="T452"> me, q</text:span><text:span text:style-name="amh_5f_dev_5f_abbr"><text:span text:style-name="T452">u</text:span></text:span><text:span text:style-name="T452">ia in camelis soleba</text:span><text:span text:style-name="amh_5f_dev_5f_abbr"><text:span text:style-name="T452">n</text:span></text:span><text:span text:style-name="T452">t uenire ceteri </text:span><text:span text:style-name="amh_5f_dev_5f_abbr"><text:span text:style-name="T452">christ</text:span></text:span><text:span text:style-name="T452">iani </text:span><text:span text:style-name="amh_5f_dev_5f_abbr"><text:span text:style-name="T452">per</text:span></text:span><text:span text:style-name="T452">eg</text:span><text:span text:style-name="amh_5f_dev_5f_abbr"><text:span text:style-name="T452">r</text:span></text:span><text:span text:style-name="T452">ini. Camel</text:span><text:span text:style-name="amh_5f_dev_5f_abbr"><text:span text:style-name="T452">us</text:span></text:span><text:span text:style-name="T452"> na</text:span><text:span text:style-name="amh_5f_dev_5f_abbr"><text:span text:style-name="T452">m</text:span></text:span><text:span text:style-name="T452">q</text:span><text:span text:style-name="amh_5f_dev_5f_abbr"><text:span text:style-name="T452">ue</text:span></text:span><text:span text:style-name="T452"> comedit spinas et t</text:span><text:span text:style-name="amh_5f_dev_5f_abbr"><text:span text:style-name="T452">r</text:span></text:span><text:span text:style-name="T452">ibulos quos i</text:span><text:span text:style-name="amh_5f_dev_5f_abbr"><text:span text:style-name="T452">n</text:span></text:span><text:span text:style-name="T452">uenit i</text:span><text:span text:style-name="amh_5f_dev_5f_abbr"><text:span text:style-name="T452">n</text:span></text:span><text:span text:style-name="T452"> deserto, absq</text:span><text:span text:style-name="amh_5f_dev_5f_abbr"><text:span text:style-name="T452">ue</text:span></text:span><text:span text:style-name="T452"> potu aliq</text:span><text:span text:style-name="amh_5f_dev_5f_abbr"><text:span text:style-name="T452">uotie</text:span></text:span><text:span text:style-name="T452">n</text:span><text:span text:style-name="amh_5f_dev_5f_abbr"><text:span text:style-name="T452">s</text:span></text:span><text:span text:style-name="T452"> </text:span><text:span text:style-name="amh_5f_dev_5f_abbr"><text:span text:style-name="T452">per</text:span></text:span><text:span text:style-name="T452"> duos dies i</text:span><text:span text:style-name="amh_5f_dev_5f_abbr"><text:span text:style-name="T452">n</text:span></text:span><text:span text:style-name="T452">tegros usq</text:span><text:span text:style-name="amh_5f_dev_5f_abbr"><text:span text:style-name="T452">ue</text:span></text:span><text:span text:style-name="T452"> ad tertiu</text:span><text:span text:style-name="amh_5f_dev_5f_abbr"><text:span text:style-name="T452">m</text:span></text:span><text:span text:style-name="T452"> manens, </text:span><text:span text:style-name="T453">fabasq</text:span><text:span text:style-name="amh_5f_dev_5f_abbr"><text:span text:style-name="T453">ue</text:span></text:span><text:span text:style-name="T453"> siccas portaba</text:span><text:span text:style-name="amh_5f_dev_5f_abbr"><text:span text:style-name="T453">n</text:span></text:span><text:span text:style-name="T453">t camela</text:span><text:span text:style-name="T454">rii </text:span><text:span text:style-name="amh_5f_dev_5f_abbr"><text:span text:style-name="T454">per</text:span></text:span><text:span text:style-name="T454"> desertu</text:span><text:span text:style-name="amh_5f_dev_5f_abbr"><text:span text:style-name="T454">m</text:span></text:span><text:span text:style-name="T454"> et du</text:span><text:span text:style-name="amh_5f_dev_5f_abbr"><text:span text:style-name="T454">m</text:span></text:span><text:span text:style-name="T454"> camelos bene uolu</text:span><text:span text:style-name="amh_5f_dev_5f_abbr"><text:span text:style-name="T454">n</text:span></text:span><text:span text:style-name="T454">t refice</text:span><text:span text:style-name="amh_5f_dev_5f_abbr"><text:span text:style-name="T454">re</text:span></text:span><text:span text:style-name="T454"> dant eis de fabis hui</text:span><text:span text:style-name="amh_5f_dev_5f_abbr"><text:span text:style-name="T454">us</text:span></text:span><text:span text:style-name="T454">modi i</text:span><text:span text:style-name="amh_5f_dev_5f_abbr"><text:span text:style-name="T454">n</text:span></text:span><text:span text:style-name="T454"> modica q</text:span><text:span text:style-name="amh_5f_dev_5f_abbr"><text:span text:style-name="T454">u</text:span></text:span><text:span text:style-name="T454">a</text:span><text:span text:style-name="amh_5f_dev_5f_abbr"><text:span text:style-name="T454">n</text:span></text:span><text:span text:style-name="T454">titate et sic honusti grauit</text:span><text:span text:style-name="amh_5f_dev_5f_abbr"><text:span text:style-name="T454">er</text:span></text:span><text:span text:style-name="T454"> tota die labora</text:span><text:span text:style-name="amh_5f_dev_5f_abbr"><text:span text:style-name="T454">n</text:span></text:span><text:span text:style-name="T454">do in itine</text:span><text:span text:style-name="amh_5f_dev_5f_abbr"><text:span text:style-name="T454">re</text:span></text:span><text:span text:style-name="T454"> </text:span><text:span text:style-name="amh_5f_dev_5f_abbr"><text:span text:style-name="T454">per</text:span></text:span><text:span text:style-name="T454">seu</text:span><text:span text:style-name="amh_5f_dev_5f_abbr"><text:span text:style-name="T454">er</text:span></text:span><text:span text:style-name="T454">ant. Equ</text:span><text:span text:style-name="amh_5f_dev_5f_abbr"><text:span text:style-name="T454">us</text:span></text:span><text:span text:style-name="T454"> tali labore </text:span><text:span text:style-name="amh_5f_dev_5f_abbr"><text:span text:style-name="T454">et</text:span></text:span><text:span text:style-name="T454"> ui</text:span><text:span text:style-name="T455">c</text:span><text:span text:style-name="T454">tu d</text:span><text:span text:style-name="T455">efice</text:span><text:span text:style-name="amh_5f_dev_5f_abbr"><text:span text:style-name="T455">re</text:span></text:span><text:span text:style-name="T455">t, </text:span><text:span text:style-name="T456">quare pabulu</text:span><text:span text:style-name="amh_5f_dev_5f_abbr"><text:span text:style-name="T456">m</text:span></text:span><text:span text:style-name="T456"> </text:span><text:span text:style-name="amh_5f_dev_5f_abbr"><text:span text:style-name="T456">con</text:span></text:span><text:span text:style-name="T456">ue</text:span><text:span text:style-name="amh_5f_dev_5f_abbr"><text:span text:style-name="T456">n</text:span></text:span><text:span text:style-name="T456">iens et aqua</text:span><text:span text:style-name="amh_5f_dev_5f_abbr"><text:span text:style-name="T456">m</text:span></text:span><text:span text:style-name="T456"> i</text:span><text:span text:style-name="amh_5f_dev_5f_abbr"><text:span text:style-name="T456">n</text:span></text:span><text:span text:style-name="T456"> utrib</text:span><text:span text:style-name="amh_5f_dev_5f_abbr"><text:span text:style-name="T456">us</text:span></text:span><text:span text:style-name="T456"> portari feci pro eq</text:span><text:span text:style-name="amh_5f_dev_5f_abbr"><text:span text:style-name="T456">u</text:span></text:span><text:span text:style-name="T456">is meis. </text:span></text:h>
      <text:p text:style-name="P42">Sic <text:span text:style-name="amh_5f_dev_5f_abbr">i</text:span>g<text:span text:style-name="amh_5f_dev_5f_abbr">itur</text:span> recede<text:span text:style-name="amh_5f_dev_5f_abbr">n</text:span>do de Cadro <text:span text:style-name="T457">p</text:span><text:span text:style-name="amh_5f_dev_5f_abbr"><text:span text:style-name="T457">r</text:span></text:span><text:span text:style-name="T457">imo ueni ad mare rubru</text:span><text:span text:style-name="amh_5f_dev_5f_abbr"><text:span text:style-name="T457">m</text:span></text:span><text:span text:style-name="T457"> q</text:span><text:span text:style-name="amh_5f_dev_5f_abbr"><text:span text:style-name="T457">uo</text:span></text:span><text:span text:style-name="T457">d est q</text:span><text:span text:style-name="amh_5f_dev_5f_abbr"><text:span text:style-name="T457">uo</text:span></text:span><text:span text:style-name="T457">ddam braciu</text:span><text:span text:style-name="amh_5f_dev_5f_abbr"><text:span text:style-name="T457">m</text:span></text:span><text:span text:style-name="T457"> occeani Indici, strictu</text:span><text:span text:style-name="amh_5f_dev_5f_abbr"><text:span text:style-name="T457">m</text:span></text:span><text:span text:style-name="T457"> q</text:span><text:span text:style-name="amh_5f_dev_5f_abbr"><text:span text:style-name="T457">u</text:span></text:span><text:span text:style-name="T457">idem u</text:span><text:span text:style-name="amh_5f_dev_5f_abbr"><text:span text:style-name="T457">er</text:span></text:span><text:span text:style-name="T457">sus plaga</text:span><text:span text:style-name="amh_5f_dev_5f_abbr"><text:span text:style-name="T457">m</text:span></text:span><text:span text:style-name="T457"> Egipti, s</text:span><text:span text:style-name="amh_5f_dev_5f_abbr"><text:span text:style-name="T457">ed</text:span></text:span><text:span text:style-name="T457"> plus et plus uersus mare magnu</text:span><text:span text:style-name="amh_5f_dev_5f_abbr"><text:span text:style-name="T457">m</text:span></text:span><text:span text:style-name="T457"> incipit elargari. Supra ipsu</text:span><text:span text:style-name="amh_5f_dev_5f_abbr"><text:span text:style-name="T457">m</text:span></text:span><text:span text:style-name="T457"> mare rubru</text:span><text:span text:style-name="amh_5f_dev_5f_abbr"><text:span text:style-name="T457">m</text:span></text:span><text:span text:style-name="T457"> ueni ad locu</text:span><text:span text:style-name="amh_5f_dev_5f_abbr"><text:span text:style-name="T457">m</text:span></text:span><text:span text:style-name="T457"> ubi israelite sicco uestigio tra</text:span><text:span text:style-name="amh_5f_dev_5f_abbr"><text:span text:style-name="T457">n</text:span></text:span><text:span text:style-name="T457">siueru</text:span><text:span text:style-name="amh_5f_dev_5f_abbr"><text:span text:style-name="T457">n</text:span></text:span><text:span text:style-name="T457">t diuino miraculo, subm</text:span><text:span text:style-name="amh_5f_dev_5f_abbr"><text:span text:style-name="T457">er</text:span></text:span><text:span text:style-name="T457">sis in ip</text:span><text:span text:style-name="amh_5f_dev_5f_abbr"><text:span text:style-name="T457">s</text:span></text:span><text:span text:style-name="T457">os Egiptiis seq</text:span><text:span text:style-name="amh_5f_dev_5f_abbr"><text:span text:style-name="T457">ue</text:span></text:span><text:span text:style-name="T457">ntib</text:span><text:span text:style-name="amh_5f_dev_5f_abbr"><text:span text:style-name="T457">us</text:span></text:span><text:span text:style-name="T457">, sic</text:span><text:span text:style-name="amh_5f_dev_5f_abbr"><text:span text:style-name="T457">ut</text:span></text:span><text:span text:style-name="T457"> i</text:span><text:span text:style-name="amh_5f_dev_5f_abbr"><text:span text:style-name="T457">n</text:span></text:span><text:span text:style-name="T457"> Exodo Biblia h</text:span><text:span text:style-name="amh_5f_dev_5f_abbr"><text:span text:style-name="T457">abe</text:span></text:span><text:span text:style-name="T457">t</text:span><text:span text:style-name="T457"><text:note text:id="ftn91" text:note-class="footnote"><text:note-citation>91</text:note-citation><text:note-body><text:p text:style-name="amh_5f_note_5f_apparat"><text:span text:style-name="amh_5f_apparat_5f_lemme">israelite sicco uestigio transiuerunt… submersis Egiptiis</text:span> <text:span text:style-name="amh_5f_apparat_5f_lemme">(Ex. 14,21-22 ; 28)</text:span></text:p></text:note-body></text:note></text:span><text:span text:style-name="T457">. I</text:span><text:span text:style-name="amh_5f_dev_5f_abbr"><text:span text:style-name="T457">n</text:span></text:span><text:span text:style-name="T457"> hoc loco q</text:span><text:span text:style-name="amh_5f_dev_5f_abbr"><text:span text:style-name="T457">u</text:span></text:span><text:span text:style-name="T457">idem hoc mare largu</text:span><text:span text:style-name="amh_5f_dev_5f_abbr"><text:span text:style-name="T457">m</text:span></text:span><text:span text:style-name="T457"> non est, s</text:span><text:span text:style-name="amh_5f_dev_5f_abbr"><text:span text:style-name="T457">ed</text:span></text:span><text:span text:style-name="T457"> meo iudicio uix latitudo tra</text:span><text:span text:style-name="amh_5f_dev_5f_abbr"><text:span text:style-name="T457">n</text:span></text:span><text:span text:style-name="T457">situ</text:span><text:span text:style-name="amh_5f_dev_5f_abbr"><text:span text:style-name="T458">m</text:span></text:span><text:span text:style-name="T457"> ad q</text:span><text:span text:style-name="amh_5f_dev_5f_abbr"><text:span text:style-name="T457">u</text:span></text:span><text:span text:style-name="T457">inq</text:span><text:span text:style-name="amh_5f_dev_5f_abbr"><text:span text:style-name="T457">ue</text:span></text:span><text:span text:style-name="T458"> </text:span><text:span text:style-name="T457">miliaria se exte</text:span><text:span text:style-name="amh_5f_dev_5f_abbr"><text:span text:style-name="T457">n</text:span></text:span><text:span text:style-name="T457">dit. Non est aut</text:span><text:span text:style-name="amh_5f_dev_5f_abbr"><text:span text:style-name="T457">em</text:span></text:span><text:span text:style-name="T457"> hoc mare rubru</text:span><text:span text:style-name="amh_5f_dev_5f_abbr"><text:span text:style-name="T457">m</text:span></text:span><text:span text:style-name="T457"> in hac parte nec fund</text:span><text:span text:style-name="amh_5f_dev_5f_abbr"><text:span text:style-name="T457">us</text:span></text:span><text:span text:style-name="T457"> rube</text:span><text:span text:style-name="amh_5f_dev_5f_abbr"><text:span text:style-name="T457">us</text:span></text:span><text:span text:style-name="T457">, s</text:span><text:span text:style-name="amh_5f_dev_5f_abbr"><text:span text:style-name="T457">ed</text:span></text:span><text:span text:style-name="T457"> i</text:span><text:span text:style-name="amh_5f_dev_5f_abbr"><text:span text:style-name="T457">n</text:span></text:span><text:span text:style-name="T457"> o</text:span><text:span text:style-name="amh_5f_dev_5f_abbr"><text:span text:style-name="T457">mn</text:span></text:span><text:span text:style-name="T457">ibus assimilat</text:span><text:span text:style-name="amh_5f_dev_5f_abbr"><text:span text:style-name="T457">u</text:span></text:span><text:span text:style-name="T457">r ceteris marib</text:span><text:span text:style-name="amh_5f_dev_5f_abbr"><text:span text:style-name="T457">us</text:span></text:span><text:span text:style-name="T457">. P</text:span><text:span text:style-name="amh_5f_dev_5f_abbr"><text:span text:style-name="T457">otes</text:span></text:span><text:span text:style-name="T457">t t</text:span><text:span text:style-name="amh_5f_dev_5f_abbr"><text:span text:style-name="T457">ame</text:span></text:span><text:span text:style-name="T457">n e</text:span><text:span text:style-name="amh_5f_dev_5f_abbr"><text:span text:style-name="T457">ss</text:span></text:span><text:span text:style-name="T457">e ut i</text:span><text:span text:style-name="amh_5f_dev_5f_abbr"><text:span text:style-name="T457">n</text:span></text:span><text:span text:style-name="T457"> aliq</text:span><text:span text:style-name="amh_5f_dev_5f_abbr"><text:span text:style-name="T457">u</text:span></text:span><text:span text:style-name="T457">a parte, alibi ei</text:span><text:span text:style-name="amh_5f_dev_5f_abbr"><text:span text:style-name="T457">us</text:span></text:span><text:span text:style-name="T457"> </text:span><text:span text:style-name="T459">gleba rubea sit </text:span><text:span text:style-name="amh_5f_dev_5f_abbr"><text:span text:style-name="T459">et</text:span></text:span><text:span text:style-name="T459"> ob hoc totu</text:span><text:span text:style-name="amh_5f_dev_5f_abbr"><text:span text:style-name="T459">m</text:span></text:span><text:span text:style-name="T459"> aliud braciu</text:span><text:span text:style-name="amh_5f_dev_5f_abbr"><text:span text:style-name="T459">m</text:span></text:span><text:span text:style-name="T459"> mare rubru</text:span><text:span text:style-name="amh_5f_dev_5f_abbr"><text:span text:style-name="T459">m</text:span></text:span><text:span text:style-name="T459"> uocet</text:span><text:span text:style-name="amh_5f_dev_5f_abbr"><text:span text:style-name="T459">u</text:span></text:span><text:span text:style-name="T459">r. I</text:span><text:span text:style-name="amh_5f_dev_5f_abbr"><text:span text:style-name="T459">n</text:span></text:span><text:span text:style-name="T459"> littore hui</text:span><text:span text:style-name="amh_5f_dev_5f_abbr"><text:span text:style-name="T459">us</text:span></text:span><text:span text:style-name="T459"> maris </text:span><text:span text:style-name="amh_5f_dev_5f_abbr"><text:span text:style-name="T459">pro</text:span></text:span><text:span text:style-name="T459">cessi </text:span><text:span text:style-name="amh_5f_dev_5f_abbr"><text:span text:style-name="T459">per</text:span></text:span><text:span text:style-name="T459"> triduu</text:span><text:span text:style-name="amh_5f_dev_5f_abbr"><text:span text:style-name="T459">m</text:span></text:span><text:span text:style-name="T459">, et c</text:span><text:span text:style-name="amh_5f_dev_5f_abbr"><text:span text:style-name="T459">ir</text:span></text:span><text:span text:style-name="T459">ca ip</text:span><text:span text:style-name="amh_5f_dev_5f_abbr"><text:span text:style-name="T459">su</text:span></text:span><text:span text:style-name="T459">m itine</text:span><text:span text:style-name="amh_5f_dev_5f_abbr"><text:span text:style-name="T459">re</text:span></text:span><text:span text:style-name="T459"> ip</text:span><text:span text:style-name="amh_5f_dev_5f_abbr"><text:span text:style-name="T459">s</text:span></text:span><text:span text:style-name="T459">o mirabilia Dei c</text:span><text:span text:style-name="amh_5f_dev_5f_abbr"><text:span text:style-name="T459">ir</text:span></text:span><text:span text:style-name="T459">cu</text:span><text:span text:style-name="amh_5f_dev_5f_abbr"><text:span text:style-name="T459">m</text:span></text:span><text:span text:style-name="T459">spiciens et serenitate t</text:span><text:span text:style-name="amh_5f_dev_5f_abbr"><text:span text:style-name="T459">em</text:span></text:span><text:span text:style-name="T459">p</text:span><text:span text:style-name="amh_5f_dev_5f_abbr"><text:span text:style-name="T459">or</text:span></text:span><text:span text:style-name="T459">is arride</text:span><text:span text:style-name="amh_5f_dev_5f_abbr"><text:span text:style-name="T459">n</text:span></text:span><text:span text:style-name="T459">te pl</text:span><text:span text:style-name="amh_5f_dev_5f_abbr"><text:span text:style-name="T459">u</text:span></text:span><text:span text:style-name="T459">rimu</text:span><text:span text:style-name="amh_5f_dev_5f_abbr"><text:span text:style-name="T459">m</text:span></text:span><text:span text:style-name="T459"> delectabar, refociliabar eni</text:span><text:span text:style-name="amh_5f_dev_5f_abbr"><text:span text:style-name="T459">m</text:span></text:span><text:span text:style-name="T459"> pl</text:span><text:span text:style-name="amh_5f_dev_5f_abbr"><text:span text:style-name="T459">us</text:span></text:span><text:span text:style-name="T459"> q</text:span><text:span text:style-name="amh_5f_dev_5f_abbr"><text:span text:style-name="T459">u</text:span></text:span><text:span text:style-name="T459">a</text:span><text:span text:style-name="amh_5f_dev_5f_abbr"><text:span text:style-name="T459">m</text:span></text:span><text:span text:style-name="T459"> i</text:span><text:span text:style-name="amh_5f_dev_5f_abbr"><text:span text:style-name="T459">n</text:span></text:span><text:span text:style-name="T459"> deserto alio, ue</text:span><text:span text:style-name="amh_5f_dev_5f_abbr"><text:span text:style-name="T459">n</text:span></text:span><text:span text:style-name="T459">tor</text:span><text:span text:style-name="amh_5f_dev_5f_abbr"><text:span text:style-name="T459">um</text:span></text:span><text:span text:style-name="T459"> dulci </text:span><text:span text:style-name="T460">refregerio moderato. </text:span><text:span text:style-name="T461">Circa hoc mare i</text:span><text:span text:style-name="amh_5f_dev_5f_abbr"><text:span text:style-name="T461">n</text:span></text:span><text:span text:style-name="T461">uenit</text:span><text:span text:style-name="amh_5f_dev_5f_abbr"><text:span text:style-name="T461">u</text:span></text:span><text:span text:style-name="T461">r corall</text:span><text:span text:style-name="amh_5f_dev_5f_abbr"><text:span text:style-name="T461">us</text:span></text:span><text:span text:style-name="T461"> alb</text:span><text:span text:style-name="amh_5f_dev_5f_abbr"><text:span text:style-name="T461">us</text:span></text:span><text:span text:style-name="T461"> i</text:span><text:span text:style-name="amh_5f_dev_5f_abbr"><text:span text:style-name="T461">n</text:span></text:span><text:span text:style-name="T461"> h</text:span><text:span text:style-name="amh_5f_dev_5f_abbr"><text:span text:style-name="T461">abu</text:span></text:span><text:span text:style-name="T461">nda</text:span><text:span text:style-name="amh_5f_dev_5f_abbr"><text:span text:style-name="T461">n</text:span></text:span><text:span text:style-name="T461">tia et ramis multis p</text:span><text:span text:style-name="amh_5f_dev_5f_abbr"><text:span text:style-name="T461">u</text:span></text:span><text:span text:style-name="T461">lcris, </text:span><text:span text:style-name="T462">s</text:span><text:span text:style-name="amh_5f_dev_5f_abbr"><text:span text:style-name="T462">ed</text:span></text:span><text:span text:style-name="T462"> paru</text:span><text:span text:style-name="amh_5f_dev_5f_abbr"><text:span text:style-name="T462">m</text:span></text:span><text:span text:style-name="T462"> ualet q</text:span><text:span text:style-name="amh_5f_dev_5f_abbr"><text:span text:style-name="T462">u</text:span></text:span><text:span text:style-name="T462">ia nimis est fragilis. I</text:span><text:span text:style-name="amh_5f_dev_5f_abbr"><text:span text:style-name="T462">n</text:span></text:span><text:span text:style-name="T462">ueni </text:span><text:span text:style-name="T463">t</text:span><text:span text:style-name="amh_5f_dev_5f_abbr"><text:span text:style-name="T463">ame</text:span></text:span><text:span text:style-name="T463">n sine ramis duas a</text:span><text:span text:style-name="amh_5f_dev_5f_abbr"><text:span text:style-name="T463">ut</text:span></text:span><text:span text:style-name="T463"> tres petras duras ad modu</text:span><text:span text:style-name="amh_5f_dev_5f_abbr"><text:span text:style-name="T463">m</text:span></text:span><text:span text:style-name="T463"> eboris reluce</text:span><text:span text:style-name="amh_5f_dev_5f_abbr"><text:span text:style-name="T463">n</text:span></text:span><text:span text:style-name="T463">tes.</text:span></text:p>
      <text:p text:style-name="P43">Recedens ta<text:span text:style-name="amh_5f_dev_5f_abbr">n</text:span>dem de mari ueni ad fonte<text:span text:style-name="amh_5f_dev_5f_abbr">m</text:span> q<text:span text:style-name="amh_5f_dev_5f_abbr">u</text:span>i d<text:span text:style-name="amh_5f_dev_5f_abbr">icitu</text:span>r Marach ubi i<text:span text:style-name="amh_5f_dev_5f_abbr">n</text:span> tra<text:span text:style-name="amh_5f_dev_5f_abbr">n</text:span>situ Israelis aq<text:span text:style-name="amh_5f_dev_5f_abbr">ue</text:span> erant amare, q<text:span text:style-name="amh_5f_dev_5f_abbr">ue</text:span> t<text:span text:style-name="amh_5f_dev_5f_abbr">ame</text:span>n <text:span text:style-name="amh_5f_dev_5f_abbr">per</text:span> i<text:span text:style-name="amh_5f_dev_5f_abbr">m</text:span>missione<text:span text:style-name="amh_5f_dev_5f_abbr">m</text:span> ligni a Deo mo<text:span text:style-name="amh_5f_dev_5f_abbr">n</text:span>strati Mo<text:span text:style-name="T464">i</text:span>si dulces <text:span text:style-name="amh_5f_dev_5f_abbr">et</text:span> potabiles <text:span text:style-name="amh_5f_foliotation">[f. 244r]</text:span> <text:span text:style-name="T465">facte su</text:span><text:span text:style-name="amh_5f_dev_5f_abbr"><text:span text:style-name="T465">n</text:span></text:span><text:span text:style-name="T465">t</text:span><text:span text:style-name="T465"><text:note text:id="ftn92" text:note-class="footnote"><text:note-citation>92</text:note-citation><text:note-body><text:p text:style-name="amh_5f_note_5f_apparat"><text:span text:style-name="amh_5f_apparat_5f_lemme">Marach… aque erant amare… ligno dulces facte sunt</text:span> <text:span text:style-name="amh_5f_apparat_5f_commentaire">(Ex. 15, 23-25)</text:span></text:p></text:note-body></text:note></text:span><text:span text:style-name="T465">. </text:span><text:span text:style-name="amh_5f_lettre_5f_rubriquee">D</text:span><text:span text:style-name="T466">ein</text:span><text:span text:style-name="amh_5f_dev_5f_abbr"><text:span text:style-name="T466">de</text:span></text:span><text:span text:style-name="T466"> in </text:span><text:span text:style-name="T467">Helym locu</text:span><text:span text:style-name="amh_5f_dev_5f_abbr"><text:span text:style-name="T467">m</text:span></text:span><text:span text:style-name="T467"> ualde dectabile</text:span><text:span text:style-name="amh_5f_dev_5f_abbr"><text:span text:style-name="T467">m</text:span></text:span><text:span text:style-name="T467"> in deserto, ubi su</text:span><text:span text:style-name="amh_5f_dev_5f_abbr"><text:span text:style-name="T467">n</text:span></text:span><text:span text:style-name="T467">t </text:span><text:span text:style-name="amh_5f_nombre_5f_romain"><text:span text:style-name="T468">xii</text:span></text:span><text:span text:style-name="T469"> </text:span><text:span text:style-name="T468">fontes et </text:span><text:span text:style-name="amh_5f_nombre_5f_romain"><text:span text:style-name="T468">lxx</text:span></text:span><text:span text:style-name="T469"> </text:span><text:span text:style-name="T468">palme et una de stationib</text:span><text:span text:style-name="amh_5f_dev_5f_abbr"><text:span text:style-name="T468">us</text:span></text:span><text:span text:style-name="T468"> Isr</text:span><text:span text:style-name="amh_5f_dev_5f_abbr"><text:span text:style-name="T468">ae</text:span></text:span><text:span text:style-name="T468">l, sic</text:span><text:span text:style-name="amh_5f_dev_5f_abbr"><text:span text:style-name="T468">ut</text:span></text:span><text:span text:style-name="T468"> </text:span><text:span text:style-name="T470">in Exodo h</text:span><text:span text:style-name="amh_5f_dev_5f_abbr"><text:span text:style-name="T470">ab</text:span></text:span><text:span text:style-name="T470">e</text:span><text:span text:style-name="amh_5f_dev_5f_abbr"><text:span text:style-name="T470">n</text:span></text:span><text:span text:style-name="T470">tur</text:span><text:span text:style-name="T470"><text:note text:id="ftn93" text:note-class="footnote"><text:note-citation>93</text:note-citation><text:note-body><text:p text:style-name="amh_5f_note_5f_apparat"><text:span text:style-name="amh_5f_apparat_5f_lemme">in Helym… ubi sunt XII fontes et LXX palme… sicut in Exode habentur</text:span> <text:span text:style-name="amh_5f_apparat_5f_commentaire">(Ex. 15, 27)</text:span></text:p></text:note-body></text:note></text:span><text:span text:style-name="T470">. </text:span><text:span text:style-name="amh_5f_lettre_5f_rubriquee">P</text:span><text:span text:style-name="T470">ostea ueni in des</text:span><text:span text:style-name="amh_5f_dev_5f_abbr"><text:span text:style-name="T470">er</text:span></text:span><text:span text:style-name="T470">tu</text:span><text:span text:style-name="amh_5f_dev_5f_abbr"><text:span text:style-name="T470">m</text:span></text:span><text:span text:style-name="T470"> Syn ubi est mons de Sinai seu </text:span><text:span text:style-name="T471">O</text:span><text:span text:style-name="T470">reb</text:span><text:span text:style-name="T470"><text:note text:id="ftn94" text:note-class="footnote"><text:note-citation>94</text:note-citation><text:note-body><text:p text:style-name="amh_5f_note_5f_apparat"><text:span text:style-name="amh_5f_apparat_5f_lemme">ubi est mons de Sinai seu Oreb</text:span> <text:span text:style-name="amh_5f_apparat_5f_commentaire"><text:span text:style-name="T472">(Ex. 3,1)</text:span></text:span></text:p></text:note-body></text:note></text:span><text:span text:style-name="T470">, que</text:span><text:span text:style-name="amh_5f_dev_5f_abbr"><text:span text:style-name="T470">m</text:span></text:span><text:span text:style-name="T470"> quiete</text:span><text:span text:style-name="amh_5f_dev_5f_abbr"><text:span text:style-name="T470">m</text:span></text:span><text:span text:style-name="T470"> final</text:span><text:span text:style-name="amh_5f_dev_5f_abbr"><text:span text:style-name="T470">ite</text:span></text:span><text:span text:style-name="T470">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70">require</text:span><text:span text:style-name="amh_5f_dev_5f_abbr"><text:span text:style-name="T473">re</text:span></text:span><text:span text:style-name="T470"> deserto </text:span><text:span text:style-name="T473">statueram</text:span><office:annotation-end office:name="__Annotation__9326_1392656778"/><text:span text:style-name="T473">. In pede montis est ille locus </text:span><text:soft-page-break/><text:span text:style-name="T473">s</text:span><text:span text:style-name="amh_5f_dev_5f_abbr"><text:span text:style-name="T473">an</text:span></text:span><text:span text:style-name="T473">ctissim</text:span><text:span text:style-name="amh_5f_dev_5f_abbr"><text:span text:style-name="T473">us</text:span></text:span><text:span text:style-name="T473">, ubi Mo</text:span><text:span text:style-name="T474">i</text:span><text:span text:style-name="T473">ses uidit rubu</text:span><text:span text:style-name="amh_5f_dev_5f_abbr"><text:span text:style-name="T473">m</text:span></text:span><text:span text:style-name="T473"> ardente</text:span><text:span text:style-name="amh_5f_dev_5f_abbr"><text:span text:style-name="T473">m</text:span></text:span><text:span text:style-name="T473"> non co</text:span><text:span text:style-name="amh_5f_dev_5f_abbr"><text:span text:style-name="T473">n</text:span></text:span><text:span text:style-name="T473">sumi fla</text:span><text:span text:style-name="amh_5f_dev_5f_abbr"><text:span text:style-name="T473">m</text:span></text:span><text:span text:style-name="T473">mis</text:span><text:span text:style-name="T473"><text:note text:id="ftn95" text:note-class="footnote"><text:note-citation>95</text:note-citation><text:note-body><text:p text:style-name="amh_5f_note_5f_apparat"><text:span text:style-name="amh_5f_apparat_5f_lemme">ubi Mo</text:span><text:span text:style-name="amh_5f_apparat_5f_lemme"><text:span text:style-name="T475">i</text:span></text:span><text:span text:style-name="amh_5f_apparat_5f_lemme">ses uidit rubum ardentem non consumi flammis</text:span><text:span text:style-name="T476"> </text:span><text:span text:style-name="amh_5f_apparat_5f_commentaire"><text:span text:style-name="T476">(Ex. 3,2</text:span></text:span><text:span text:style-name="amh_5f_apparat_5f_commentaire">)</text:span></text:p></text:note-body></text:note></text:span><text:span text:style-name="T473">, et De</text:span><text:span text:style-name="amh_5f_dev_5f_abbr"><text:span text:style-name="T473">um</text:span></text:span><text:span text:style-name="T473"> in rubo loq</text:span><text:span text:style-name="amh_5f_dev_5f_abbr"><text:span text:style-name="T473">ue</text:span></text:span><text:span text:style-name="T473">nte</text:span><text:span text:style-name="amh_5f_dev_5f_abbr"><text:span text:style-name="T473">m</text:span></text:span><text:span text:style-name="T473"> sibi n</text:span><text:span text:style-name="amh_5f_dev_5f_abbr"><text:span text:style-name="T473">ost</text:span></text:span><text:span text:style-name="T473">re salutis, ordine</text:span><text:span text:style-name="amh_5f_dev_5f_abbr"><text:span text:style-name="T473">m</text:span></text:span><text:span text:style-name="T473"> figural</text:span><text:span text:style-name="amh_5f_dev_5f_abbr"><text:span text:style-name="T473">ite</text:span></text:span><text:span text:style-name="T473">r </text:span><text:span text:style-name="amh_5f_dev_5f_abbr"><text:span text:style-name="T473">con</text:span></text:span><text:span text:style-name="T473">uenientius inchoantis. In hoc loco p</text:span><text:span text:style-name="amh_5f_dev_5f_abbr"><text:span text:style-name="T473">u</text:span></text:span><text:span text:style-name="T473">lcru</text:span><text:span text:style-name="amh_5f_dev_5f_abbr"><text:span text:style-name="T473">m</text:span></text:span><text:span text:style-name="T473"> mo</text:span><text:span text:style-name="amh_5f_dev_5f_abbr"><text:span text:style-name="T473">n</text:span></text:span><text:span text:style-name="T473">ast</text:span><text:span text:style-name="amh_5f_dev_5f_abbr"><text:span text:style-name="T473">er</text:span></text:span><text:span text:style-name="T473">iu</text:span><text:span text:style-name="amh_5f_dev_5f_abbr"><text:span text:style-name="T473">m</text:span></text:span><text:span text:style-name="T473"> est satis magnu</text:span><text:span text:style-name="amh_5f_dev_5f_abbr"><text:span text:style-name="T473">m</text:span></text:span><text:span text:style-name="T473">, plu</text:span><text:span text:style-name="amh_5f_dev_5f_abbr"><text:span text:style-name="T473">m</text:span></text:span><text:span text:style-name="T473">bo coo</text:span><text:span text:style-name="amh_5f_dev_5f_abbr"><text:span text:style-name="T473">per</text:span></text:span><text:span text:style-name="T473">tu</text:span><text:span text:style-name="amh_5f_dev_5f_abbr"><text:span text:style-name="T473">m</text:span></text:span><text:span text:style-name="T473"> et claustru</text:span><text:span text:style-name="amh_5f_dev_5f_abbr"><text:span text:style-name="T473">m</text:span></text:span><text:span text:style-name="T473"> monachoru</text:span><text:span text:style-name="amh_5f_dev_5f_abbr"><text:span text:style-name="T473">m</text:span></text:span><text:span text:style-name="T473"> </text:span><text:span text:style-name="T477">b</text:span><text:span text:style-name="amh_5f_dev_5f_abbr"><text:span text:style-name="T477">e</text:span></text:span><text:span text:style-name="T477">n</text:span><text:span text:style-name="amh_5f_dev_5f_abbr"><text:span text:style-name="T477">e</text:span></text:span><text:span text:style-name="T477"> firmatu</text:span><text:span text:style-name="amh_5f_dev_5f_abbr"><text:span text:style-name="T477">m</text:span></text:span><text:span text:style-name="T477">, portaq</text:span><text:span text:style-name="amh_5f_dev_5f_abbr"><text:span text:style-name="T477">ue</text:span></text:span><text:span text:style-name="T477"> ferrea clausu</text:span><text:span text:style-name="amh_5f_dev_5f_abbr"><text:span text:style-name="T477">m</text:span></text:span><text:span text:style-name="T477">. </text:span><text:span text:style-name="T478">E</text:span><text:span text:style-name="T477">t i</text:span><text:span text:style-name="amh_5f_dev_5f_abbr"><text:span text:style-name="T477">n</text:span></text:span><text:span text:style-name="T477">habita</text:span><text:span text:style-name="amh_5f_dev_5f_abbr"><text:span text:style-name="T477">n</text:span></text:span><text:span text:style-name="T477">t mo</text:span><text:span text:style-name="amh_5f_dev_5f_abbr"><text:span text:style-name="T477">n</text:span></text:span><text:span text:style-name="T477">aci Arabes et pauci Greci si</text:span><text:span text:style-name="amh_5f_dev_5f_abbr"><text:span text:style-name="T477">mu</text:span></text:span><text:span text:style-name="T477">l, q</text:span><text:span text:style-name="amh_5f_dev_5f_abbr"><text:span text:style-name="T477">u</text:span></text:span><text:span text:style-name="T477">idem pace ac deuote uiuentes, archiep</text:span><text:span text:style-name="amh_5f_dev_5f_abbr"><text:span text:style-name="T477">iscop</text:span></text:span><text:span text:style-name="T477">o loci ac sui ordinis m</text:span><text:span text:style-name="amh_5f_dev_5f_abbr"><text:span text:style-name="T477">u</text:span></text:span><text:span text:style-name="T477">ltu</text:span><text:span text:style-name="amh_5f_dev_5f_abbr"><text:span text:style-name="T477">m</text:span></text:span><text:span text:style-name="T477"> obedientes </text:span><text:span text:style-name="T478">et uinum non bibentes nisi paucis festis anni, et tunc in certa mensura modice etiam q</text:span><text:span text:style-name="amh_5f_dev_5f_abbr"><text:span text:style-name="T478">u</text:span></text:span><text:span text:style-name="T478">a</text:span><text:span text:style-name="amh_5f_dev_5f_abbr"><text:span text:style-name="T478">n</text:span></text:span><text:span text:style-name="T478">titatis ; pisces raro co</text:span><text:span text:style-name="amh_5f_dev_5f_abbr"><text:span text:style-name="T478">m</text:span></text:span><text:span text:style-name="T478">edu</text:span><text:span text:style-name="amh_5f_dev_5f_abbr"><text:span text:style-name="T478">n</text:span></text:span><text:span text:style-name="T478">t, olerib</text:span><text:span text:style-name="amh_5f_dev_5f_abbr"><text:span text:style-name="T478">us</text:span></text:span><text:span text:style-name="T478"> dactilis legu</text:span><text:span text:style-name="amh_5f_dev_5f_abbr"><text:span text:style-name="T478">min</text:span></text:span><text:span text:style-name="T478">ib</text:span><text:span text:style-name="amh_5f_dev_5f_abbr"><text:span text:style-name="T478">us</text:span></text:span><text:span text:style-name="T478"> uita</text:span><text:span text:style-name="amh_5f_dev_5f_abbr"><text:span text:style-name="T478">m</text:span></text:span><text:span text:style-name="T478"> certis horis et locis si</text:span><text:span text:style-name="amh_5f_dev_5f_abbr"><text:span text:style-name="T478">mu</text:span></text:span><text:span text:style-name="T478">l q</text:span><text:span text:style-name="amh_5f_dev_5f_abbr"><text:span text:style-name="T478">u</text:span></text:span><text:span text:style-name="T478">ietissime sustentant. Diuinu</text:span><text:span text:style-name="amh_5f_dev_5f_abbr"><text:span text:style-name="T478">m</text:span></text:span><text:span text:style-name="T478"> officiu</text:span><text:span text:style-name="amh_5f_dev_5f_abbr"><text:span text:style-name="T478">m</text:span></text:span><text:span text:style-name="T478"> s</text:span><text:span text:style-name="amh_5f_dev_5f_abbr"><text:span text:style-name="T478">ecundu</text:span></text:span><text:span text:style-name="T478">m ip</text:span><text:span text:style-name="amh_5f_dev_5f_abbr"><text:span text:style-name="T478">s</text:span></text:span><text:span text:style-name="T478">oru</text:span><text:span text:style-name="amh_5f_dev_5f_abbr"><text:span text:style-name="T478">m</text:span></text:span><text:span text:style-name="T478"> co</text:span><text:span text:style-name="amh_5f_dev_5f_abbr"><text:span text:style-name="T478">n</text:span></text:span><text:span text:style-name="T478">suetudine</text:span><text:span text:style-name="amh_5f_dev_5f_abbr"><text:span text:style-name="T478">m</text:span></text:span><text:span text:style-name="T478"> deuotissime </text:span><text:span text:style-name="amh_5f_dev_5f_abbr"><text:span text:style-name="T478">per</text:span></text:span><text:span text:style-name="T478">agu</text:span><text:span text:style-name="amh_5f_dev_5f_abbr"><text:span text:style-name="T478">n</text:span></text:span><text:span text:style-name="T478">t in eccl</text:span><text:span text:style-name="amh_5f_dev_5f_abbr"><text:span text:style-name="T478">esi</text:span></text:span><text:span text:style-name="T478">a int</text:span><text:span text:style-name="amh_5f_dev_5f_abbr"><text:span text:style-name="T478">r</text:span></text:span><text:span text:style-name="T478">insec</text:span><text:span text:style-name="amh_5f_dev_5f_abbr"><text:span text:style-name="T478">us</text:span></text:span><text:span text:style-name="T478"> mu</text:span><text:span text:style-name="amh_5f_dev_5f_abbr"><text:span text:style-name="T478">n</text:span></text:span><text:span text:style-name="T478">dissime i</text:span><text:span text:style-name="amh_5f_dev_5f_abbr"><text:span text:style-name="T478">n</text:span></text:span><text:span text:style-name="T478">trantes et ualde multis lampadib</text:span><text:span text:style-name="amh_5f_dev_5f_abbr"><text:span text:style-name="T478">us</text:span></text:span><text:span text:style-name="T478"> et lu</text:span><text:span text:style-name="amh_5f_dev_5f_abbr"><text:span text:style-name="T478">m</text:span></text:span><text:span text:style-name="T478">i</text:span><text:span text:style-name="amh_5f_dev_5f_abbr"><text:span text:style-name="T478">n</text:span></text:span><text:span text:style-name="T478">aribus illustrantes. Ad locu</text:span><text:span text:style-name="amh_5f_dev_5f_abbr"><text:span text:style-name="T478">m</text:span></text:span><text:span text:style-name="T478"> ubi est mai</text:span><text:span text:style-name="amh_5f_dev_5f_abbr"><text:span text:style-name="T478">us</text:span></text:span><text:span text:style-name="T478"> altare discalciati i</text:span><text:span text:style-name="amh_5f_dev_5f_abbr"><text:span text:style-name="T478">n</text:span></text:span><text:span text:style-name="T478">trant </text:span><text:span text:style-name="amh_5f_dev_5f_abbr"><text:span text:style-name="T478">per</text:span></text:span><text:span text:style-name="T478">eg</text:span><text:span text:style-name="amh_5f_dev_5f_abbr"><text:span text:style-name="T478">r</text:span></text:span><text:span text:style-name="T478">inos i</text:span><text:span text:style-name="amh_5f_dev_5f_abbr"><text:span text:style-name="T478">n</text:span></text:span><text:span text:style-name="T478">trantes discalciari iubent, </text:span><text:span text:style-name="T479">i</text:span><text:span text:style-name="amh_5f_dev_5f_abbr"><text:span text:style-name="T479">de</text:span></text:span><text:span text:style-name="T479">o q</text:span><text:span text:style-name="amh_5f_dev_5f_abbr"><text:span text:style-name="T479">uod</text:span></text:span><text:span text:style-name="T479">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79">De</text:span><text:span text:style-name="amh_5f_dev_5f_abbr"><text:span text:style-name="T479">us</text:span></text:span><text:span text:style-name="T479"> dixit Moisi</text:span><office:annotation-end office:name="__Annotation__9727_1392656778"/><text:span text:style-name="T479"> ibidem ex</text:span><text:span text:style-name="amh_5f_dev_5f_abbr"><text:span text:style-name="T479">iste</text:span></text:span><text:span text:style-name="T479">nti : </text:span><text:span text:style-name="amh_5f_ancre_5f_index_5f_fontium"><text:span text:style-name="T480">E</text:span></text:span><text:span text:style-name="amh_5f_ancre_5f_index_5f_fontium"><text:span text:style-name="T481">X_003_005</text:span></text:span><text:span text:style-name="T479">« solue calciame</text:span><text:span text:style-name="amh_5f_dev_5f_abbr"><text:span text:style-name="T479">n</text:span></text:span><text:span text:style-name="T479">ta de pedib</text:span><text:span text:style-name="amh_5f_dev_5f_abbr"><text:span text:style-name="T479">us</text:span></text:span><text:span text:style-name="T479"> tuis, locus eni</text:span><text:span text:style-name="amh_5f_dev_5f_abbr"><text:span text:style-name="T479">m</text:span></text:span><text:span text:style-name="T479"> i</text:span><text:span text:style-name="amh_5f_dev_5f_abbr"><text:span text:style-name="T479">n</text:span></text:span><text:span text:style-name="T479"> quo stas, terra s</text:span><text:span text:style-name="amh_5f_dev_5f_abbr"><text:span text:style-name="T479">an</text:span></text:span><text:span text:style-name="T479">cta est »</text:span><text:span text:style-name="T479"><text:note text:id="ftn96" text:note-class="footnote"><text:note-citation>96</text:note-citation><text:note-body><text:p text:style-name="amh_5f_note_5f_apparat"><text:span text:style-name="amh_5f_apparat_5f_lemme">solue calciamenta de pedibus tuis… terra sancta est</text:span> <text:span text:style-name="amh_5f_apparat_5f_commentaire"><text:span text:style-name="T476">(</text:span></text:span><text:span text:style-name="amh_5f_apparat_5f_commentaire">Ex. 3,5</text:span><text:span text:style-name="amh_5f_apparat_5f_commentaire"><text:span text:style-name="T476">)</text:span></text:span></text:p></text:note-body></text:note></text:span><text:span text:style-name="T479">.</text:span></text:p>
      <text:p text:style-name="P44">Dieb<text:span text:style-name="amh_5f_dev_5f_abbr">us</text:span> plurib<text:span text:style-name="amh_5f_dev_5f_abbr">us</text:span> ap<text:span text:style-name="amh_5f_dev_5f_abbr">u</text:span>d eos fui et i<text:span text:style-name="amh_5f_dev_5f_abbr">n</text:span> claustro bono co<text:span text:style-name="amh_5f_dev_5f_abbr">m</text:span>modo assignato me benignissime <text:span text:style-name="amh_5f_dev_5f_abbr">per</text:span>tractau<text:span text:style-name="amh_5f_dev_5f_abbr">er</text:span>u<text:span text:style-name="amh_5f_dev_5f_abbr">n</text:span>t. I<text:span text:style-name="amh_5f_dev_5f_abbr">n</text:span> hoc mo<text:span text:style-name="amh_5f_dev_5f_abbr">n</text:span>ast<text:span text:style-name="amh_5f_dev_5f_abbr">er</text:span>io est aqua<text:span text:style-name="amh_5f_dev_5f_abbr"><text:span text:style-name="T482">m</text:span></text:span> i<text:span text:style-name="amh_5f_dev_5f_abbr">n</text:span>uenire qua<text:span text:style-name="amh_5f_dev_5f_abbr">m</text:span> <text:span text:style-name="amh_5f_dev_5f_abbr">per</text:span>cussione uirge p<text:span text:style-name="amh_5f_dev_5f_abbr">re</text:span>cepto Dei iussit Moises emanare. Aq<text:span text:style-name="amh_5f_dev_5f_abbr">u</text:span>a est opti<text:span text:style-name="amh_5f_dev_5f_abbr">m</text:span>a <text:span text:style-name="amh_5f_dev_5f_abbr">et</text:span> suauissima ad bibendu<text:span text:style-name="amh_5f_dev_5f_abbr">m</text:span>. In hoc mo<text:span text:style-name="amh_5f_dev_5f_abbr">n</text:span>ast<text:span text:style-name="amh_5f_dev_5f_abbr">er</text:span>io <text:span text:style-name="amh_5f_dev_5f_abbr">pro</text:span>pe altare mai<text:span text:style-name="amh_5f_dev_5f_abbr">us</text:span> a dextris in loco aliq<text:span text:style-name="amh_5f_dev_5f_abbr">u</text:span>a<text:span text:style-name="amh_5f_dev_5f_abbr">n</text:span>tulu<text:span text:style-name="amh_5f_dev_5f_abbr">m</text:span> emine<text:span text:style-name="amh_5f_dev_5f_abbr">n</text:span>ti est capsa marmorea alba, non longa nec alta, in qua ossa me<text:span text:style-name="amh_5f_dev_5f_abbr">m</text:span>broru<text:span text:style-name="amh_5f_dev_5f_abbr">m</text:span> non ordinata s<text:span text:style-name="amh_5f_dev_5f_abbr">ed</text:span> <text:span text:style-name="T483">mixtim, </text:span><text:span text:style-name="T484">de su</text:span><text:span text:style-name="amh_5f_dev_5f_abbr"><text:span text:style-name="T484">m</text:span></text:span><text:span text:style-name="T484">mitate mo</text:span><text:span text:style-name="amh_5f_dev_5f_abbr"><text:span text:style-name="T484">n</text:span></text:span><text:span text:style-name="T484">tis Sinai huc tra</text:span><text:span text:style-name="amh_5f_dev_5f_abbr"><text:span text:style-name="T484">n</text:span></text:span><text:span text:style-name="T484">slata, b</text:span><text:span text:style-name="amh_5f_dev_5f_abbr"><text:span text:style-name="T484">ea</text:span></text:span><text:span text:style-name="T484">tissime uirginis </text:span><text:span text:style-name="T485">K</text:span><text:span text:style-name="T484">aterine ac martiris su</text:span><text:span text:style-name="amh_5f_dev_5f_abbr"><text:span text:style-name="T484">n</text:span></text:span><text:span text:style-name="T484">t reclusa. Quod uas mo</text:span><text:span text:style-name="amh_5f_dev_5f_abbr"><text:span text:style-name="T484">n</text:span></text:span><text:span text:style-name="T484">aci p</text:span><text:span text:style-name="amh_5f_dev_5f_abbr"><text:span text:style-name="T484">re</text:span></text:span><text:span text:style-name="T484">dicti mo</text:span><text:span text:style-name="amh_5f_dev_5f_abbr"><text:span text:style-name="T484">n</text:span></text:span><text:span text:style-name="T484">asterii cu</text:span><text:span text:style-name="amh_5f_dev_5f_abbr"><text:span text:style-name="T484">m</text:span></text:span><text:span text:style-name="T484"> ministris ac debita sole</text:span><text:span text:style-name="amh_5f_dev_5f_abbr"><text:span text:style-name="T484">m</text:span></text:span><text:span text:style-name="T484">pnitate </text:span><text:span text:style-name="amh_5f_dev_5f_abbr"><text:span text:style-name="T484">per</text:span></text:span><text:span text:style-name="T484">egrinis aperiu</text:span><text:span text:style-name="amh_5f_dev_5f_abbr"><text:span text:style-name="T484">n</text:span></text:span><text:span text:style-name="T484">t, reliq</text:span><text:span text:style-name="amh_5f_dev_5f_abbr"><text:span text:style-name="T484">u</text:span></text:span><text:span text:style-name="T486">i</text:span><text:span text:style-name="T484">as oste</text:span><text:span text:style-name="amh_5f_dev_5f_abbr"><text:span text:style-name="T484">n</text:span></text:span><text:span text:style-name="T484">dentes. </text:span><text:span text:style-name="amh_5f_dev_5f_abbr"><text:span text:style-name="T484">Pre</text:span></text:span><text:span text:style-name="T484">lat</text:span><text:span text:style-name="amh_5f_dev_5f_abbr"><text:span text:style-name="T484">us</text:span></text:span><text:span text:style-name="T484"> uero maior, cu</text:span><text:span text:style-name="amh_5f_dev_5f_abbr"><text:span text:style-name="T484">m</text:span></text:span><text:span text:style-name="T484"> i</text:span><text:span text:style-name="amh_5f_dev_5f_abbr"><text:span text:style-name="T484">n</text:span></text:span><text:span text:style-name="T484">stru</text:span><text:span text:style-name="amh_5f_dev_5f_abbr"><text:span text:style-name="T484">men</text:span></text:span><text:span text:style-name="T484">to ad hoc facto argenteo, ossa fortissime fricat et liquore</text:span><text:span text:style-name="amh_5f_dev_5f_abbr"><text:span text:style-name="T484">m</text:span></text:span><text:span text:style-name="T484"> excedente</text:span><text:span text:style-name="amh_5f_dev_5f_abbr"><text:span text:style-name="T484">m</text:span></text:span><text:span text:style-name="T484"> ab eis diuino miraculo pete</text:span><text:span text:style-name="amh_5f_dev_5f_abbr"><text:span text:style-name="T484">n</text:span></text:span><text:span text:style-name="T484">tib</text:span><text:span text:style-name="amh_5f_dev_5f_abbr"><text:span text:style-name="T484">us</text:span></text:span><text:span text:style-name="T484"> impartitur, modice t</text:span><text:span text:style-name="amh_5f_dev_5f_abbr"><text:span text:style-name="T484">ame</text:span></text:span><text:span text:style-name="T484">n </text:span><text:span text:style-name="amh_5f_dev_5f_abbr"><text:span text:style-name="T484">per</text:span></text:span><text:span text:style-name="T484"> q</text:span><text:span text:style-name="amh_5f_dev_5f_abbr"><text:span text:style-name="T484">u</text:span></text:span><text:span text:style-name="T484">a</text:span><text:span text:style-name="amh_5f_dev_5f_abbr"><text:span text:style-name="T484">n</text:span></text:span><text:span text:style-name="T484">titate</text:span><text:span text:style-name="amh_5f_dev_5f_abbr"><text:span text:style-name="T484">m</text:span></text:span><text:span text:style-name="T484">, q</text:span><text:span text:style-name="amh_5f_dev_5f_abbr"><text:span text:style-name="T484">u</text:span></text:span><text:span text:style-name="T484">ia </text:span><text:span text:style-name="amh_5f_dev_5f_abbr"><text:span text:style-name="T484">per</text:span></text:span><text:span text:style-name="T484"> modu</text:span><text:span text:style-name="amh_5f_dev_5f_abbr"><text:span text:style-name="T484">m</text:span></text:span><text:span text:style-name="T484"> sudoris co</text:span><text:span text:style-name="amh_5f_dev_5f_abbr"><text:span text:style-name="T484">n</text:span></text:span><text:span text:style-name="T484">sueuit liquor hui</text:span><text:span text:style-name="amh_5f_dev_5f_abbr"><text:span text:style-name="T484">us</text:span></text:span><text:span text:style-name="T484">modi non t</text:span><text:span text:style-name="amh_5f_dev_5f_abbr"><text:span text:style-name="T484">ame</text:span></text:span><text:span text:style-name="T484">n </text:span><text:span text:style-name="amh_5f_dev_5f_abbr"><text:span text:style-name="T484">con</text:span></text:span><text:span text:style-name="T484">tinue ex ossib</text:span><text:span text:style-name="amh_5f_dev_5f_abbr"><text:span text:style-name="T484">us</text:span></text:span><text:span text:style-name="T484"> emanare. Q</text:span><text:span text:style-name="amh_5f_dev_5f_abbr"><text:span text:style-name="T484">u</text:span></text:span><text:span text:style-name="T484">i liquor obdurus aliq</text:span><text:span text:style-name="amh_5f_dev_5f_abbr"><text:span text:style-name="T484">u</text:span></text:span><text:span text:style-name="T484">a</text:span><text:span text:style-name="amh_5f_dev_5f_abbr"><text:span text:style-name="T484">n</text:span></text:span><text:span text:style-name="T484">tulu</text:span><text:span text:style-name="amh_5f_dev_5f_abbr"><text:span text:style-name="T484">m</text:span></text:span><text:span text:style-name="T484"> existit, et uere merito beate uirgi</text:span><text:span text:style-name="amh_5f_dev_5f_abbr"><text:span text:style-name="T484">ni</text:span></text:span><text:span text:style-name="T484">s </text:span><text:span text:style-name="T485">Kat</text:span><text:span text:style-name="amh_5f_dev_5f_abbr"><text:span text:style-name="T485">er</text:span></text:span><text:span text:style-name="T485">ine </text:span><text:span text:style-name="T487">donu</text:span><text:span text:style-name="amh_5f_dev_5f_abbr"><text:span text:style-name="T487">m</text:span></text:span><text:span text:style-name="T487"> Dei credit</text:span><text:span text:style-name="amh_5f_dev_5f_abbr"><text:span text:style-name="T487">u</text:span></text:span><text:span text:style-name="T487">r, </text:span><text:span text:style-name="T488">q</text:span><text:span text:style-name="amh_5f_dev_5f_abbr"><text:span text:style-name="T488">u</text:span></text:span><text:span text:style-name="T488">ia nulla balsami, nec olei, nec alicui</text:span><text:span text:style-name="amh_5f_dev_5f_abbr"><text:span text:style-name="T488">us</text:span></text:span><text:span text:style-name="T488"> </text:span><text:span text:style-name="T489">humoris naturalis specie</text:span><text:span text:style-name="amh_5f_dev_5f_abbr"><text:span text:style-name="T489">m</text:span></text:span><text:span text:style-name="T489"> sortit</text:span><text:span text:style-name="amh_5f_dev_5f_abbr"><text:span text:style-name="T489">u</text:span></text:span><text:span text:style-name="T489">r, </text:span><text:span text:style-name="T490">q</text:span><text:span text:style-name="amh_5f_dev_5f_abbr"><text:span text:style-name="T490">u</text:span></text:span><text:span text:style-name="T490">o donu</text:span><text:span text:style-name="amh_5f_dev_5f_abbr"><text:span text:style-name="T490">m</text:span></text:span><text:span text:style-name="T490"> Tra</text:span><text:span text:style-name="amh_5f_dev_5f_abbr"><text:span text:style-name="T490">n</text:span></text:span><text:span text:style-name="T490">scendens natura</text:span><text:span text:style-name="amh_5f_dev_5f_abbr"><text:span text:style-name="T490">m</text:span></text:span><text:span text:style-name="T490"> merito co</text:span><text:span text:style-name="amh_5f_dev_5f_abbr"><text:span text:style-name="T490">mpro</text:span></text:span><text:span text:style-name="T490">batur. </text:span><text:span text:style-name="T491">I</text:span><text:span text:style-name="amh_5f_dev_5f_abbr"><text:span text:style-name="T491">n</text:span></text:span><text:span text:style-name="T491"> hoc </text:span><text:span text:style-name="T492">eni</text:span><text:span text:style-name="amh_5f_dev_5f_abbr"><text:span text:style-name="T492">m</text:span></text:span><text:span text:style-name="T491"> mo</text:span><text:span text:style-name="amh_5f_dev_5f_abbr"><text:span text:style-name="T491">n</text:span></text:span><text:span text:style-name="T491">asterio plures </text:span><text:span text:style-name="amh_5f_dev_5f_abbr"><text:span text:style-name="T491">et</text:span></text:span><text:span text:style-name="T491"> diu</text:span><text:span text:style-name="amh_5f_dev_5f_abbr"><text:span text:style-name="T491">er</text:span></text:span><text:span text:style-name="T491">se alie reliquie </text:span><text:span text:style-name="T493">nobis </text:span><text:span text:style-name="T494">su</text:span><text:span text:style-name="amh_5f_dev_5f_abbr"><text:span text:style-name="T494">n</text:span></text:span><text:span text:style-name="T494">t ostense. </text:span><text:span text:style-name="T495">Inter septa loci hui</text:span><text:span text:style-name="amh_5f_dev_5f_abbr"><text:span text:style-name="T495">us</text:span></text:span><text:span text:style-name="T495">, nec musce, nec pulices, aut hui</text:span><text:span text:style-name="amh_5f_dev_5f_abbr"><text:span text:style-name="T495">us</text:span></text:span><text:span text:style-name="T495">modi i</text:span><text:span text:style-name="amh_5f_dev_5f_abbr"><text:span text:style-name="T495">m</text:span></text:span><text:span text:style-name="T495">mu</text:span><text:span text:style-name="amh_5f_dev_5f_abbr"><text:span text:style-name="T495">n</text:span></text:span><text:span text:style-name="T495">dicie possu</text:span><text:span text:style-name="amh_5f_dev_5f_abbr"><text:span text:style-name="T495">n</text:span></text:span><text:span text:style-name="T495">t e</text:span><text:span text:style-name="amh_5f_dev_5f_abbr"><text:span text:style-name="T495">ss</text:span></text:span><text:span text:style-name="T495">e, cu</text:span><text:span text:style-name="amh_5f_dev_5f_abbr"><text:span text:style-name="T495">m</text:span></text:span><text:span text:style-name="T495"> t</text:span><text:span text:style-name="amh_5f_dev_5f_abbr"><text:span text:style-name="T495">ame</text:span></text:span><text:span text:style-name="T495">n extra </text:span><text:span text:style-name="amh_5f_dev_5f_abbr"><text:span text:style-name="T495">per</text:span></text:span><text:span text:style-name="T495"> desertu</text:span><text:span text:style-name="amh_5f_dev_5f_abbr"><text:span text:style-name="T495">m</text:span></text:span><text:span text:style-name="T495"> molestant pl</text:span><text:span text:style-name="amh_5f_dev_5f_abbr"><text:span text:style-name="T495">ur</text:span></text:span><text:span text:style-name="T495">imu</text:span><text:span text:style-name="amh_5f_dev_5f_abbr"><text:span text:style-name="T495">m</text:span></text:span><text:span text:style-name="T495"> transeu</text:span><text:span text:style-name="amh_5f_dev_5f_abbr"><text:span text:style-name="T495">n</text:span></text:span><text:span text:style-name="T495">tes et non int</text:span><text:span text:style-name="amh_5f_dev_5f_abbr"><text:span text:style-name="T495">us</text:span></text:span><text:span text:style-name="T495"> utiq</text:span><text:span text:style-name="amh_5f_dev_5f_abbr"><text:span text:style-name="T495">ue</text:span></text:span><text:span text:style-name="T495">. De quo cu</text:span><text:span text:style-name="amh_5f_dev_5f_abbr"><text:span text:style-name="T495">m</text:span></text:span><text:span text:style-name="T495"> mirarer, et oculis uidissem meis q</text:span><text:span text:style-name="amh_5f_dev_5f_abbr"><text:span text:style-name="T495">uod</text:span></text:span><text:span text:style-name="T495"> hui</text:span><text:span text:style-name="amh_5f_dev_5f_abbr"><text:span text:style-name="T495">us</text:span></text:span><text:span text:style-name="T495">modi a</text:span><text:span text:style-name="amh_5f_dev_5f_abbr"><text:span text:style-name="T495">n</text:span></text:span><text:span text:style-name="T495">i</text:span><text:span text:style-name="amh_5f_dev_5f_abbr"><text:span text:style-name="T495">m</text:span></text:span><text:span text:style-name="T495">alia </text:span><text:span text:style-name="T496">ibi uerta moriebant</text:span><text:span text:style-name="amh_5f_dev_5f_abbr"><text:span text:style-name="T496">u</text:span></text:span><text:span text:style-name="T496">r, informat</text:span><text:span text:style-name="amh_5f_dev_5f_abbr"><text:span text:style-name="T496">us</text:span></text:span><text:span text:style-name="T496"> fui q</text:span><text:span text:style-name="amh_5f_dev_5f_abbr"><text:span text:style-name="T496">uo</text:span></text:span><text:span text:style-name="T496">d olim or</text:span><text:span text:style-name="amh_5f_dev_5f_abbr"><text:span text:style-name="T496">ati</text:span></text:span><text:span text:style-name="T496">o</text:span><text:span text:style-name="amh_5f_dev_5f_abbr"><text:span text:style-name="T496">n</text:span></text:span><text:span text:style-name="T496">ib</text:span><text:span text:style-name="amh_5f_dev_5f_abbr"><text:span text:style-name="T496">us</text:span></text:span><text:span text:style-name="T496"> sa</text:span><text:span text:style-name="amh_5f_dev_5f_abbr"><text:span text:style-name="T496">n</text:span></text:span><text:span text:style-name="T496">ctoru</text:span><text:span text:style-name="amh_5f_dev_5f_abbr"><text:span text:style-name="T496">m</text:span></text:span><text:span text:style-name="T496"> </text:span><text:span text:style-name="T497">in eode</text:span><text:span text:style-name="amh_5f_dev_5f_abbr"><text:span text:style-name="T497">m</text:span></text:span><text:span text:style-name="T497"> loco co</text:span><text:span text:style-name="amh_5f_dev_5f_abbr"><text:span text:style-name="T497">m</text:span></text:span><text:span text:style-name="T497">mora</text:span><text:span text:style-name="amh_5f_dev_5f_abbr"><text:span text:style-name="T497">n</text:span></text:span><text:span text:style-name="T497">tiu</text:span><text:span text:style-name="amh_5f_dev_5f_abbr"><text:span text:style-name="T497">m</text:span></text:span><text:span text:style-name="T497"> </text:span><text:span text:style-name="T498">q</text:span><text:span text:style-name="amh_5f_dev_5f_abbr"><text:span text:style-name="T498">u</text:span></text:span><text:span text:style-name="T498">i in t</text:span><text:span text:style-name="amh_5f_dev_5f_abbr"><text:span text:style-name="T498">antu</text:span></text:span><text:span text:style-name="T498">m hui</text:span><text:span text:style-name="amh_5f_dev_5f_abbr"><text:span text:style-name="T498">us</text:span></text:span><text:span text:style-name="T498">modi uexabant</text:span><text:span text:style-name="amh_5f_dev_5f_abbr"><text:span text:style-name="T498">u</text:span></text:span><text:span text:style-name="T498">r </text:span><text:span text:style-name="T499">pecudib</text:span><text:span text:style-name="amh_5f_dev_5f_abbr"><text:span text:style-name="T499">us</text:span></text:span><text:span text:style-name="T499"> ut locu</text:span><text:span text:style-name="amh_5f_dev_5f_abbr"><text:span text:style-name="T499">m</text:span></text:span><text:span text:style-name="T499"> dimitt</text:span><text:span text:style-name="amh_5f_dev_5f_abbr"><text:span text:style-name="T499">er</text:span></text:span><text:span text:style-name="T499">e cogitare</text:span><text:span text:style-name="amh_5f_dev_5f_abbr"><text:span text:style-name="T499">n</text:span></text:span><text:span text:style-name="T499">t, a pio </text:span><text:span text:style-name="T500">D</text:span><text:span text:style-name="T499">eo </text:span><text:span text:style-name="T500">factu</text:span><text:span text:style-name="amh_5f_dev_5f_abbr"><text:span text:style-name="T500">m</text:span></text:span><text:span text:style-name="T500"> est ut null</text:span><text:span text:style-name="amh_5f_dev_5f_abbr"><text:span text:style-name="T500">us</text:span></text:span><text:span text:style-name="T500"> tali tedio deinceps in dicto loco sa</text:span><text:span text:style-name="amh_5f_dev_5f_abbr"><text:span text:style-name="T500">n</text:span></text:span><text:span text:style-name="T500">ctissimo grauaretur.</text:span></text:p>
      <text:p text:style-name="P45">Monaci etia<text:span text:style-name="amh_5f_dev_5f_abbr">m</text:span> loci p<text:span text:style-name="amh_5f_dev_5f_abbr">re</text:span>dicti <text:span text:style-name="amh_5f_dev_5f_abbr"><text:span text:style-name="T501">per</text:span></text:span><text:span text:style-name="T501">egrinis </text:span><text:span text:style-name="T502">adue</text:span><text:span text:style-name="amh_5f_dev_5f_abbr"><text:span text:style-name="T502">n</text:span></text:span><text:span text:style-name="T502">ientib</text:span><text:span text:style-name="amh_5f_dev_5f_abbr"><text:span text:style-name="T502">us</text:span></text:span><text:span text:style-name="T502"> dant de uictualib</text:span><text:span text:style-name="amh_5f_dev_5f_abbr"><text:span text:style-name="T502">us</text:span></text:span><text:span text:style-name="T502">, </text:span><text:span text:style-name="T503">q</text:span><text:span text:style-name="amh_5f_dev_5f_abbr"><text:span text:style-name="T503">u</text:span></text:span><text:span text:style-name="T503">ib</text:span><text:span text:style-name="amh_5f_dev_5f_abbr"><text:span text:style-name="T503">us</text:span></text:span><text:span text:style-name="T503"> </text:span><text:span text:style-name="T504">ip</text:span><text:span text:style-name="amh_5f_dev_5f_abbr"><text:span text:style-name="T504">s</text:span></text:span><text:span text:style-name="T504">imet </text:span><text:span text:style-name="T505">utu</text:span><text:span text:style-name="amh_5f_dev_5f_abbr"><text:span text:style-name="T505">n</text:span></text:span><text:span text:style-name="T505">tur </text:span><text:span text:style-name="T506">q</text:span><text:span text:style-name="amh_5f_dev_5f_abbr"><text:span text:style-name="T506">u</text:span></text:span><text:span text:style-name="T506">a</text:span><text:span text:style-name="amh_5f_dev_5f_abbr"><text:span text:style-name="T506">n</text:span></text:span><text:span text:style-name="T506">tu</text:span><text:span text:style-name="amh_5f_dev_5f_abbr"><text:span text:style-name="T506">m</text:span></text:span><text:span text:style-name="T506"> diu stant i</text:span><text:span text:style-name="amh_5f_dev_5f_abbr"><text:span text:style-name="T506">n</text:span></text:span><text:span text:style-name="T506"> ip</text:span><text:span text:style-name="amh_5f_dev_5f_abbr"><text:span text:style-name="T506">s</text:span></text:span><text:span text:style-name="T506">oru</text:span><text:span text:style-name="amh_5f_dev_5f_abbr"><text:span text:style-name="T506">m</text:span></text:span><text:span text:style-name="T506"> </text:span><text:span text:style-name="T507">mo</text:span><text:span text:style-name="amh_5f_dev_5f_abbr"><text:span text:style-name="T507">n</text:span></text:span><text:span text:style-name="T507">asterio, </text:span><text:span text:style-name="T508">et iteru</text:span><text:span text:style-name="amh_5f_dev_5f_abbr"><text:span text:style-name="T508">m</text:span></text:span><text:span text:style-name="T508"> </text:span><text:span text:style-name="amh_5f_dev_5f_abbr"><text:span text:style-name="T509">pro</text:span></text:span><text:span text:style-name="T509"> itinere </text:span><text:span text:style-name="T510">uersus Siriam </text:span><text:span text:style-name="T511">s</text:span><text:span text:style-name="amh_5f_dev_5f_abbr"><text:span text:style-name="T511">ecundu</text:span></text:span><text:span text:style-name="T511">m </text:span><text:soft-page-break/><text:span text:style-name="T511">nu</text:span><text:span text:style-name="amh_5f_dev_5f_abbr"><text:span text:style-name="T511">meru</text:span></text:span><text:span text:style-name="T511">m dietaru</text:span><text:span text:style-name="amh_5f_dev_5f_abbr"><text:span text:style-name="T511">m</text:span></text:span><text:span text:style-name="T511"> qual</text:span><text:span text:style-name="amh_5f_dev_5f_abbr"><text:span text:style-name="T511">ite</text:span></text:span><text:span text:style-name="T511">r </text:span><text:span text:style-name="T512">o</text:span><text:span text:style-name="amh_5f_dev_5f_abbr"><text:span text:style-name="T512">mn</text:span></text:span><text:span text:style-name="T512">ibus, ita</text:span><text:span text:style-name="T510"> </text:span><text:span text:style-name="amh_5f_dev_5f_abbr"><text:span text:style-name="T512">per</text:span></text:span><text:span text:style-name="T512"> nos digne gratis p</text:span><text:span text:style-name="amh_5f_dev_5f_abbr"><text:span text:style-name="T512">re</text:span></text:span><text:span text:style-name="T512">ciu</text:span><text:span text:style-name="amh_5f_dev_5f_abbr"><text:span text:style-name="T512">m</text:span></text:span><text:span text:style-name="T512"> co</text:span><text:span text:style-name="amh_5f_dev_5f_abbr"><text:span text:style-name="T512">n</text:span></text:span><text:span text:style-name="T512">su</text:span><text:span text:style-name="amh_5f_dev_5f_abbr"><text:span text:style-name="T512">m</text:span></text:span><text:span text:style-name="T512">ptoru</text:span><text:span text:style-name="amh_5f_dev_5f_abbr"><text:span text:style-name="T512">m</text:span></text:span><text:span text:style-name="T512"> </text:span><text:span text:style-name="T513">si etiam offerat</text:span><text:span text:style-name="T514">ur</text:span><text:span text:style-name="T513"> respuentes.</text:span></text:p>
      <text:p text:style-name="amh_5f_paragraphe"><office:annotation office:name="__Annotation__439191_2370850649" loext:resolved="false"><dc:creator>Alexandre Moret Houplon</dc:creator><dc:date>2026-03-03T09:58:51.128834500</dc:date><meta:creator-initials>AMH</meta:creator-initials><text:p text:style-name="Comment">Élément d’intertextualité à noter</text:p></office:annotation><text:span text:style-name="T515">Su</text:span><text:span text:style-name="amh_5f_dev_5f_abbr"><text:span text:style-name="T515">per</text:span></text:span><text:span text:style-name="T515"> hu</text:span><text:span text:style-name="amh_5f_dev_5f_abbr"><text:span text:style-name="T515">n</text:span></text:span><text:span text:style-name="T515">c sacru</text:span><text:span text:style-name="amh_5f_dev_5f_abbr"><text:span text:style-name="T515">m</text:span></text:span><text:span text:style-name="T515"> locu</text:span><text:span text:style-name="amh_5f_dev_5f_abbr"><text:span text:style-name="T515">m</text:span></text:span><text:span text:style-name="T515"> de quo iam multa </text:span><office:annotation office:name="__Annotation__4345045_1790455224" loext:resolved="false"><dc:creator>Alexandre Moret Houplon</dc:creator><dc:date>2026-03-02T16:39:38.529415800</dc:date><meta:creator-initials>AMH</meta:creator-initials><text:p text:style-name="Comment">Eminet Deluz</text:p></office:annotation><text:span text:style-name="T516">i</text:span><text:span text:style-name="amh_5f_dev_5f_abbr"><text:span text:style-name="T516">m</text:span></text:span><text:span text:style-name="T516">minet</text:span><office:annotation-end office:name="__Annotation__4345045_1790455224"/><text:span text:style-name="T516"><text:note text:id="ftn97" text:note-class="footnote"><text:note-citation>97</text:note-citation><text:note-body><text:p text:style-name="Footnote"/></text:note-body></text:note></text:span><text:span text:style-name="T515"> </text:span><text:span text:style-name="T517">mons Sinai, </text:span><text:span text:style-name="T518">satis magnis </text:span><text:span text:style-name="T519">et altis gradib</text:span><text:span text:style-name="amh_5f_dev_5f_abbr"><text:span text:style-name="T519">us</text:span></text:span><text:span text:style-name="T519"> multis </text:span><text:span text:style-name="T520">ad su</text:span><text:span text:style-name="amh_5f_dev_5f_abbr"><text:span text:style-name="T520">m</text:span></text:span><text:span text:style-name="T520">mitate</text:span><text:span text:style-name="amh_5f_dev_5f_abbr"><text:span text:style-name="T520">m</text:span></text:span><text:span text:style-name="T520"> ei</text:span><text:span text:style-name="amh_5f_dev_5f_abbr"><text:span text:style-name="T520">us</text:span></text:span><text:span text:style-name="T520"> asce</text:span><text:span text:style-name="amh_5f_dev_5f_abbr"><text:span text:style-name="T520">n</text:span></text:span><text:span text:style-name="T520">dit</text:span><text:span text:style-name="amh_5f_dev_5f_abbr"><text:span text:style-name="T520">u</text:span></text:span><text:span text:style-name="T520">r, </text:span><text:span text:style-name="T521">in su</text:span><text:span text:style-name="amh_5f_dev_5f_abbr"><text:span text:style-name="T521">m</text:span></text:span><text:span text:style-name="T521">mitate una capella beati Helie, </text:span><text:span text:style-name="T522">altera Moisi </text:span><text:span text:style-name="T523">su</text:span><text:span text:style-name="amh_5f_dev_5f_abbr"><text:span text:style-name="T523">n</text:span></text:span><text:span text:style-name="T523">t, gloria etia</text:span><text:span text:style-name="amh_5f_dev_5f_abbr"><text:span text:style-name="T523">m</text:span></text:span><text:span text:style-name="T523"> D</text:span><text:span text:style-name="amh_5f_dev_5f_abbr"><text:span text:style-name="T523">omi</text:span></text:span><text:span text:style-name="T523">ni </text:span><text:span text:style-name="T524">ibi apparuit, lege</text:span><text:span text:style-name="amh_5f_dev_5f_abbr"><text:span text:style-name="T524">m</text:span></text:span><text:span text:style-name="T524"> </text:span><text:span text:style-name="T525">dedit </text:span><text:span text:style-name="T526">et multis </text:span><text:span text:style-name="T527">aliis miraculis locu</text:span><text:span text:style-name="amh_5f_dev_5f_abbr"><text:span text:style-name="T527">m</text:span></text:span><text:span text:style-name="T527"> illu</text:span><text:span text:style-name="amh_5f_dev_5f_abbr"><text:span text:style-name="T528">m</text:span></text:span><text:span text:style-name="T527"> tu</text:span><text:span text:style-name="amh_5f_dev_5f_abbr"><text:span text:style-name="T527">n</text:span></text:span><text:span text:style-name="T527">c et alias illustrauit. Foramen etia</text:span><text:span text:style-name="amh_5f_dev_5f_abbr"><text:span text:style-name="T527">m</text:span></text:span><text:span text:style-name="T527"> in petra durissima o</text:span><text:span text:style-name="amh_5f_dev_5f_abbr"><text:span text:style-name="T527">ste</text:span></text:span><text:span text:style-name="T527">nditur ibidem, in quo De</text:span><text:span text:style-name="amh_5f_dev_5f_abbr"><text:span text:style-name="T527">us</text:span></text:span><text:span text:style-name="T527"> Moisem </text:span><text:span text:style-name="T529">posuit,</text:span><text:span text:style-name="T530"> dext</text:span><text:span text:style-name="amh_5f_dev_5f_abbr"><text:span text:style-name="T528">e</text:span></text:span><text:span text:style-name="amh_5f_dev_5f_abbr"><text:span text:style-name="T530">r</text:span></text:span><text:span text:style-name="T530">a sua </text:span><text:span text:style-name="T531">protex</text:span><text:span text:style-name="T530">it</text:span><text:span text:style-name="T530"><text:note text:id="ftn98" text:note-class="footnote"><text:note-citation>98</text:note-citation><text:note-body><text:p text:style-name="amh_5f_note_5f_apparat"><text:span text:style-name="amh_5f_apparat_5f_lemme">dextera sua protexit</text:span> <text:span text:style-name="amh_5f_apparat_5f_témoin">U Deluz</text:span> : <text:span text:style-name="amh_5f_apparat_5f_variante">et dextera sua porrexit</text:span> <text:span text:style-name="amh_5f_apparat_5f_témoin">Wo</text:span> | <text:span text:style-name="amh_5f_apparat_5f_variante">a dextera sua precepit</text:span> <text:span text:style-name="amh_5f_apparat_5f_témoin">Li</text:span> <text:span text:style-name="amh_5f_apparat_5f_commentaire"><text:span text:style-name="T531">(</text:span></text:span><text:span text:style-name="amh_5f_apparat_5f_commentaire">lectio corrupta</text:span><text:span text:style-name="amh_5f_apparat_5f_commentaire"><text:span text:style-name="T531">)</text:span></text:span></text:p></text:note-body></text:note></text:span><text:span text:style-name="T530">, </text:span><text:span text:style-name="T532">c</text:span><text:span text:style-name="T533">um in maiestate </text:span><text:span text:style-name="T532">pertransiret</text:span><text:span text:style-name="T532"><text:note text:id="ftn99" text:note-class="footnote"><text:note-citation>99</text:note-citation><text:note-body><text:p text:style-name="amh_5f_note_5f_apparat"><text:span text:style-name="amh_5f_apparat_5f_lemme">cum ipsum in maiestate pertransiret</text:span> <text:span text:style-name="amh_5f_apparat_5f_témoin">Wo Deluz</text:span> : <text:span text:style-name="amh_5f_apparat_5f_variante">cum ipsum in maiestate sua pertransiret</text:span> <text:span text:style-name="amh_5f_apparat_5f_témoin">U</text:span> | <text:span text:style-name="amh_5f_apparat_5f_variante">eum in maiestate pertansire</text:span> <text:span text:style-name="amh_5f_apparat_5f_témoin">Li</text:span> <text:span text:style-name="amh_5f_apparat_5f_commentaire">(lectio corrupta)</text:span> <text:span text:style-name="T534">·</text:span><text:span text:style-name="T535"> </text:span><text:span text:style-name="amh_5f_apparat_5f_lemme">Foramen etiam in petra… cum in maiestate pertransiret</text:span><text:span text:style-name="T534"> </text:span><text:span text:style-name="amh_5f_apparat_5f_commentaire"><text:span text:style-name="T536">(Ex. 33, 20-23)</text:span></text:span></text:p></text:note-body></text:note></text:span><text:span text:style-name="T532">, postea sibi o</text:span><text:span text:style-name="amh_5f_dev_5f_abbr"><text:span text:style-name="T532">ste</text:span></text:span><text:span text:style-name="T532">ndens </text:span><text:span text:style-name="T537">cu</text:span><text:span text:style-name="amh_5f_dev_5f_abbr"><text:span text:style-name="T537">m</text:span></text:span><text:span text:style-name="T537"> </text:span><text:span text:style-name="amh_5f_foliotation"><text:span text:style-name="T538">[f. 244v]</text:span></text:span><text:span text:style-name="T538"> </text:span><text:span text:style-name="T539">faciem </text:span><text:span text:style-name="T540">illius </text:span><text:span text:style-name="T541">nullaten</text:span><text:span text:style-name="amh_5f_dev_5f_abbr"><text:span text:style-name="T541">us</text:span></text:span><text:span text:style-name="T541"> </text:span><text:span text:style-name="T542">potu</text:span><text:span text:style-name="amh_5f_dev_5f_abbr"><text:span text:style-name="T542">er</text:span></text:span><text:span text:style-name="T542">it </text:span><text:span text:style-name="T543">intueri. </text:span><text:span text:style-name="T544">De hoc </text:span><text:span text:style-name="T545">et aliis magnalib</text:span><text:span text:style-name="amh_5f_dev_5f_abbr"><text:span text:style-name="T545">us</text:span></text:span><text:span text:style-name="T545"> Dei </text:span><text:span text:style-name="T546">in locis his factis ex libris sacre Sc</text:span><text:span text:style-name="amh_5f_dev_5f_abbr"><text:span text:style-name="T546">r</text:span></text:span><text:span text:style-name="T546">ipture </text:span><text:span text:style-name="T547">potest quilibet i</text:span><text:span text:style-name="amh_5f_dev_5f_abbr"><text:span text:style-name="T547">n</text:span></text:span><text:span text:style-name="T547">formari. Figura corporis Mo</text:span><text:span text:style-name="T548">i</text:span><text:span text:style-name="T547">si uidetur </text:span><text:span text:style-name="T549">quoda</text:span><text:span text:style-name="amh_5f_dev_5f_abbr"><text:span text:style-name="T549">m</text:span></text:span><text:span text:style-name="T549">modo petre p</text:span><text:span text:style-name="amh_5f_dev_5f_abbr"><text:span text:style-name="T549">re</text:span></text:span><text:span text:style-name="T549">dicte ta</text:span><text:span text:style-name="amh_5f_dev_5f_abbr"><text:span text:style-name="T549">m</text:span></text:span><text:span text:style-name="T549">q</text:span><text:span text:style-name="amh_5f_dev_5f_abbr"><text:span text:style-name="T549">u</text:span></text:span><text:span text:style-name="T549">a</text:span><text:span text:style-name="amh_5f_dev_5f_abbr"><text:span text:style-name="T549">m</text:span></text:span><text:span text:style-name="T549"> cere impressa, cu</text:span><text:span text:style-name="amh_5f_dev_5f_abbr"><text:span text:style-name="T549">m</text:span></text:span><text:span text:style-name="T549"> t</text:span><text:span text:style-name="amh_5f_dev_5f_abbr"><text:span text:style-name="T549">ame</text:span></text:span><text:span text:style-name="T549">n adeo sit dura ut instrume</text:span><text:span text:style-name="amh_5f_dev_5f_abbr"><text:span text:style-name="T549">n</text:span></text:span><text:span text:style-name="T549">tis fortissimis ferreis uix mei familiares potu</text:span><text:span text:style-name="amh_5f_dev_5f_abbr"><text:span text:style-name="T549">er</text:span></text:span><text:span text:style-name="T549">int</text:span><text:span text:style-name="T549"><text:note text:id="ftn100" text:note-class="footnote"><text:note-citation>100</text:note-citation><text:note-body><text:p text:style-name="amh_5f_note_5f_apparat"><text:span text:style-name="amh_5f_apparat_5f_lemme">potuerint</text:span> <text:span text:style-name="amh_5f_apparat_5f_témoin">Li</text:span> : <text:span text:style-name="amh_5f_apparat_5f_variante">potuerunt</text:span> <text:span text:style-name="amh_5f_apparat_5f_témoin">Wo Deluz</text:span> | <text:span text:style-name="amh_5f_apparat_5f_variante">poterant</text:span> <text:span text:style-name="amh_5f_apparat_5f_témoin">U</text:span> <text:span text:style-name="amh_5f_apparat_5f_commentaire">(lect</text:span><text:span text:style-name="amh_5f_apparat_5f_commentaire"><text:span text:style-name="T550">io</text:span></text:span><text:span text:style-name="amh_5f_apparat_5f_commentaire"> dub</text:span><text:span text:style-name="amh_5f_apparat_5f_commentaire"><text:span text:style-name="T550">ia</text:span></text:span><text:span text:style-name="amh_5f_apparat_5f_commentaire">)</text:span></text:p></text:note-body></text:note></text:span><text:span text:style-name="T549"> </text:span><text:span text:style-name="T551">aliq</text:span><text:span text:style-name="amh_5f_dev_5f_abbr"><text:span text:style-name="T551">u</text:span></text:span><text:span text:style-name="T551">id de ipsa etia</text:span><text:span text:style-name="amh_5f_dev_5f_abbr"><text:span text:style-name="T551">m</text:span></text:span><text:span text:style-name="T551"> in modu</text:span><text:span text:style-name="amh_5f_dev_5f_abbr"><text:span text:style-name="T551">m</text:span></text:span><text:span text:style-name="T551"> p</text:span><text:span text:style-name="amh_5f_dev_5f_abbr"><text:span text:style-name="T551">u</text:span></text:span><text:span text:style-name="T551">lueris amouere.</text:span><office:annotation-end office:name="__Annotation__439191_2370850649"/></text:p>
      <text:p text:style-name="amh_5f_paragraphe">In cacumi<text:span text:style-name="amh_5f_dev_5f_abbr">n</text:span>e <text:span text:style-name="T552">alt</text:span><text:span text:style-name="amh_5f_dev_5f_abbr"><text:span text:style-name="T552">er</text:span></text:span><text:span text:style-name="T552">i</text:span><text:span text:style-name="amh_5f_dev_5f_abbr"><text:span text:style-name="T552">us</text:span></text:span><text:span text:style-name="T552"> montis multu</text:span><text:span text:style-name="amh_5f_dev_5f_abbr"><text:span text:style-name="T552">m</text:span></text:span><text:span text:style-name="T552"> altioris, </text:span><text:span text:style-name="amh_5f_dev_5f_abbr"><text:span text:style-name="T552">pro</text:span></text:span><text:span text:style-name="T552">fu</text:span><text:span text:style-name="amh_5f_dev_5f_abbr"><text:span text:style-name="T552">n</text:span></text:span><text:span text:style-name="T552">da ualde ualle media ex</text:span><text:span text:style-name="amh_5f_dev_5f_abbr"><text:span text:style-name="T552">iste</text:span></text:span><text:span text:style-name="T552">nte, corp</text:span><text:span text:style-name="amh_5f_dev_5f_abbr"><text:span text:style-name="T552">us</text:span></text:span><text:span text:style-name="T552"> beate Kat</text:span><text:span text:style-name="amh_5f_dev_5f_abbr"><text:span text:style-name="T552">er</text:span></text:span><text:span text:style-name="T552">ine ab a</text:span><text:span text:style-name="amh_5f_dev_5f_abbr"><text:span text:style-name="T552">n</text:span></text:span><text:span text:style-name="T552">gelis portatu</text:span><text:span text:style-name="amh_5f_dev_5f_abbr"><text:span text:style-name="T552">m</text:span></text:span><text:span text:style-name="T552"> et ab ho</text:span><text:span text:style-name="amh_5f_dev_5f_abbr"><text:span text:style-name="T552">min</text:span></text:span><text:span text:style-name="T552">ibus </text:span><text:span text:style-name="T553">e</text:span><text:span text:style-name="amh_5f_dev_5f_abbr"><text:span text:style-name="T553">ss</text:span></text:span><text:span text:style-name="T553">e repertu</text:span><text:span text:style-name="amh_5f_dev_5f_abbr"><text:span text:style-name="T553">m</text:span></text:span><text:span text:style-name="T553"> dicitur </text:span><text:span text:style-name="T554">a monachis </text:span><text:span text:style-name="amh_5f_dev_5f_abbr"><text:span text:style-name="T554">et</text:span></text:span><text:span text:style-name="T554"> i</text:span><text:span text:style-name="amh_5f_dev_5f_abbr"><text:span text:style-name="T554">n</text:span></text:span><text:span text:style-name="T554">colis illaru</text:span><text:span text:style-name="amh_5f_dev_5f_abbr"><text:span text:style-name="T554">m</text:span></text:span><text:span text:style-name="T554"> </text:span><text:span text:style-name="amh_5f_dev_5f_abbr"><text:span text:style-name="T554">par</text:span></text:span><text:span text:style-name="T554">tiu</text:span><text:span text:style-name="amh_5f_dev_5f_abbr"><text:span text:style-name="T554">m</text:span></text:span><text:span text:style-name="T554">, deuote et e</text:span><text:span text:style-name="T555">t</text:span><text:span text:style-name="T554">ia</text:span><text:span text:style-name="amh_5f_dev_5f_abbr"><text:span text:style-name="T554">m</text:span></text:span><text:span text:style-name="T554"> a </text:span><text:span text:style-name="amh_5f_dev_5f_abbr"><text:span text:style-name="T554">christ</text:span></text:span><text:span text:style-name="T554">ia</text:span><text:span text:style-name="T556">nis </text:span><text:span text:style-name="T557">hec su</text:span><text:span text:style-name="amh_5f_dev_5f_abbr"><text:span text:style-name="T557">m</text:span></text:span><text:span text:style-name="T557">mitas laboriosius </text:span><text:span text:style-name="T558">freq</text:span><text:span text:style-name="amh_5f_dev_5f_abbr"><text:span text:style-name="T558">ue</text:span></text:span><text:span text:style-name="T558">ntatur. </text:span><text:span text:style-name="T559">I</text:span><text:span text:style-name="amh_5f_dev_5f_abbr"><text:span text:style-name="T559">n</text:span></text:span><text:span text:style-name="T559"> hac aut</text:span><text:span text:style-name="amh_5f_dev_5f_abbr"><text:span text:style-name="T559">em</text:span></text:span><text:span text:style-name="T559"> su</text:span><text:span text:style-name="amh_5f_dev_5f_abbr"><text:span text:style-name="T559">m</text:span></text:span><text:span text:style-name="T559">mitate, nulla capella </text:span><text:span text:style-name="T560">est a</text:span><text:span text:style-name="amh_5f_dev_5f_abbr"><text:span text:style-name="T560">ut</text:span></text:span><text:span text:style-name="T560"> habitaculu</text:span><text:span text:style-name="amh_5f_dev_5f_abbr"><text:span text:style-name="T560">m</text:span></text:span><text:span text:style-name="T560">, </text:span><text:span text:style-name="T561">s</text:span><text:span text:style-name="amh_5f_dev_5f_abbr"><text:span text:style-name="T561">ed</text:span></text:span><text:span text:style-name="T561"> petris </text:span><text:span text:style-name="T562">et talibus </text:span><text:span text:style-name="T563">locus </text:span><text:span text:style-name="T564">i</text:span><text:span text:style-name="amh_5f_dev_5f_abbr"><text:span text:style-name="T564">n</text:span></text:span><text:span text:style-name="T564">ueni </text:span><text:span text:style-name="T565">corporis </text:span><text:span text:style-name="T566">est signat</text:span><text:span text:style-name="amh_5f_dev_5f_abbr"><text:span text:style-name="T566">us</text:span></text:span><text:span text:style-name="T566">. </text:span><text:span text:style-name="amh_5f_lettre_5f_rubriquee">C</text:span><text:span text:style-name="T567">u</text:span><text:span text:style-name="amh_5f_dev_5f_abbr"><text:span text:style-name="T567">m</text:span></text:span><text:span text:style-name="T567"> </text:span><text:span text:style-name="amh_5f_dev_5f_abbr"><text:span text:style-name="T567">i</text:span></text:span><text:span text:style-name="T567">g</text:span><text:span text:style-name="amh_5f_dev_5f_abbr"><text:span text:style-name="T567">itur</text:span></text:span><text:span text:style-name="T567"> dicit eccl</text:span><text:span text:style-name="amh_5f_dev_5f_abbr"><text:span text:style-name="T567">esi</text:span></text:span><text:span text:style-name="T567">a orans, in eode</text:span><text:span text:style-name="amh_5f_dev_5f_abbr"><text:span text:style-name="T567">m</text:span></text:span><text:span text:style-name="T567"> loco lege</text:span><text:span text:style-name="amh_5f_dev_5f_abbr"><text:span text:style-name="T567">m</text:span></text:span><text:span text:style-name="T567"> Mo</text:span><text:span text:style-name="T568">i</text:span><text:span text:style-name="T567">si datu</text:span><text:span text:style-name="amh_5f_dev_5f_abbr"><text:span text:style-name="T567">m</text:span></text:span><text:span text:style-name="T567"> et corpus b</text:span><text:span text:style-name="amh_5f_dev_5f_abbr"><text:span text:style-name="T567">ea</text:span></text:span><text:span text:style-name="T567">te Kat</text:span><text:span text:style-name="amh_5f_dev_5f_abbr"><text:span text:style-name="T567">er</text:span></text:span><text:span text:style-name="T567">ine collocatu</text:span><text:span text:style-name="amh_5f_dev_5f_abbr"><text:span text:style-name="T567">m</text:span></text:span><text:span text:style-name="T567"> intelligit</text:span><text:span text:style-name="amh_5f_dev_5f_abbr"><text:span text:style-name="T567">u</text:span></text:span><text:span text:style-name="T567">r idem non nu</text:span><text:span text:style-name="amh_5f_dev_5f_abbr"><text:span text:style-name="T567">mer</text:span></text:span><text:span text:style-name="T567">o s</text:span><text:span text:style-name="amh_5f_dev_5f_abbr"><text:span text:style-name="T567">ed</text:span></text:span><text:span text:style-name="T567"> sp</text:span><text:span text:style-name="amh_5f_dev_5f_abbr"><text:span text:style-name="T567">eci</text:span></text:span><text:span text:style-name="T567">e, </text:span><text:span text:style-name="T568">a</text:span><text:span text:style-name="amh_5f_dev_5f_abbr"><text:span text:style-name="T568">ut</text:span></text:span><text:span text:style-name="T567"> agregatu</text:span><text:span text:style-name="amh_5f_dev_5f_abbr"><text:span text:style-name="T567">m</text:span></text:span><text:span text:style-name="T567"> ex mo</text:span><text:span text:style-name="amh_5f_dev_5f_abbr"><text:span text:style-name="T567">n</text:span></text:span><text:span text:style-name="T567">tib</text:span><text:span text:style-name="amh_5f_dev_5f_abbr"><text:span text:style-name="T567">us</text:span></text:span><text:span text:style-name="T567"> illis </text:span><text:span text:style-name="amh_5f_dev_5f_abbr"><text:span text:style-name="T567">pro</text:span></text:span><text:span text:style-name="T567">pt</text:span><text:span text:style-name="amh_5f_dev_5f_abbr"><text:span text:style-name="T567">er pro</text:span></text:span><text:span text:style-name="T567">pinq</text:span><text:span text:style-name="amh_5f_dev_5f_abbr"><text:span text:style-name="T567">u</text:span></text:span><text:span text:style-name="T567">itate</text:span><text:span text:style-name="amh_5f_dev_5f_abbr"><text:span text:style-name="T567">m</text:span></text:span><text:span text:style-name="T567"> unu</text:span><text:span text:style-name="amh_5f_dev_5f_abbr"><text:span text:style-name="T568">m</text:span></text:span><text:span text:style-name="T567"> dictu</text:span><text:span text:style-name="amh_5f_dev_5f_abbr"><text:span text:style-name="T567">m</text:span></text:span><text:span text:style-name="T567"> est, </text:span><text:span text:style-name="T569">a</text:span><text:span text:style-name="amh_5f_dev_5f_abbr"><text:span text:style-name="T569">ut</text:span></text:span><text:span text:style-name="T567"> cu</text:span><text:span text:style-name="amh_5f_dev_5f_abbr"><text:span text:style-name="T567">m</text:span></text:span><text:span text:style-name="T567"> uirt</text:span><text:span text:style-name="amh_5f_dev_5f_abbr"><text:span text:style-name="T567">us</text:span></text:span><text:span text:style-name="T567"> maiestatis di</text:span><text:span text:style-name="amh_5f_dev_5f_abbr"><text:span text:style-name="T567">ui</text:span></text:span><text:span text:style-name="T567">ne </text:span><text:span text:style-name="T570">nullo </text:span><text:span text:style-name="T570"><office:annotation office:name="__Annotation__173238_346522879" loext:resolved="false"><dc:creator>Alexandre Moret Houplon</dc:creator><dc:date>2026-03-03T12:33:57.180646200</dc:date><meta:creator-initials>AMH</meta:creator-initials><text:p text:style-name="Comment">Deluz determinata</text:p></office:annotation></text:span><text:span text:style-name="T570">t</text:span><text:span text:style-name="amh_5f_dev_5f_abbr"><text:span text:style-name="T570">er</text:span></text:span><text:span text:style-name="T570">minata</text:span><office:annotation-end office:name="__Annotation__173238_346522879"/><text:span text:style-name="T570"> sit, modo in uno mo</text:span><text:span text:style-name="amh_5f_dev_5f_abbr"><text:span text:style-name="T570">n</text:span></text:span><text:span text:style-name="T570">tis apice </text:span><text:span text:style-name="T571">loq</text:span><text:span text:style-name="amh_5f_dev_5f_abbr"><text:span text:style-name="T571">u</text:span></text:span><text:span text:style-name="T571">i Mo</text:span><text:span text:style-name="T572">i</text:span><text:span text:style-name="T571">si pot</text:span><text:span text:style-name="amh_5f_dev_5f_abbr"><text:span text:style-name="T571">er</text:span></text:span><text:span text:style-name="T571">at, nu</text:span><text:span text:style-name="amh_5f_dev_5f_abbr"><text:span text:style-name="T571">n</text:span></text:span><text:span text:style-name="T571">c </text:span><text:span text:style-name="T571"><office:annotation office:name="__Annotation__185859_346522879" loext:resolved="false"><dc:creator>Alexandre Moret Houplon</dc:creator><dc:date>2026-03-03T12:36:07.435500500</dc:date><meta:creator-initials>AMH</meta:creator-initials><text:p text:style-name="Comment">Li de remotis</text:p></office:annotation></text:span><text:span text:style-name="T571">de remoto</text:span><office:annotation-end office:name="__Annotation__185859_346522879"/><text:span text:style-name="T571"> ea q</text:span><text:span text:style-name="amh_5f_dev_5f_abbr"><text:span text:style-name="T571">ue</text:span></text:span><text:span text:style-name="T571"> ipsu</text:span><text:span text:style-name="amh_5f_dev_5f_abbr"><text:span text:style-name="T571">m</text:span></text:span><text:span text:style-name="T571"> scire uolebat i</text:span><text:span text:style-name="amh_5f_dev_5f_abbr"><text:span text:style-name="T571">n</text:span></text:span><text:span text:style-name="T571">forma</text:span><text:span text:style-name="T572">r</text:span><text:span text:style-name="T571">e et sic idemptitas local</text:span><text:span text:style-name="amh_5f_dev_5f_abbr"><text:span text:style-name="T571">is</text:span></text:span><text:span text:style-name="T571"> non su</text:span><text:span text:style-name="amh_5f_dev_5f_abbr"><text:span text:style-name="T571">m</text:span></text:span><text:span text:style-name="T571">itur q</text:span><text:span text:style-name="amh_5f_dev_5f_abbr"><text:span text:style-name="T571">u</text:span></text:span><text:span text:style-name="T571">a</text:span><text:span text:style-name="amh_5f_dev_5f_abbr"><text:span text:style-name="T571">n</text:span></text:span><text:span text:style-name="T571">tu</text:span><text:span text:style-name="amh_5f_dev_5f_abbr"><text:span text:style-name="T571">m</text:span></text:span><text:span text:style-name="T571"> ad lege</text:span><text:span text:style-name="amh_5f_dev_5f_abbr"><text:span text:style-name="T571">m</text:span></text:span><text:span text:style-name="T571"> data</text:span><text:span text:style-name="amh_5f_dev_5f_abbr"><text:span text:style-name="T571">m</text:span></text:span><text:span text:style-name="T571"> et sepulcru</text:span><text:span text:style-name="amh_5f_dev_5f_abbr"><text:span text:style-name="T571">m</text:span></text:span><text:span text:style-name="T571"> cui</text:span><text:span text:style-name="amh_5f_dev_5f_abbr"><text:span text:style-name="T571">us</text:span></text:span><text:span text:style-name="T571"> auctoritas est in mo</text:span><text:span text:style-name="amh_5f_dev_5f_abbr"><text:span text:style-name="T571">n</text:span></text:span><text:span text:style-name="T571">tis Sinai su</text:span><text:span text:style-name="amh_5f_dev_5f_abbr"><text:span text:style-name="T571">m</text:span></text:span><text:span text:style-name="T571">mitate eade</text:span><text:span text:style-name="amh_5f_dev_5f_abbr"><text:span text:style-name="T571">m</text:span></text:span><text:span text:style-name="T571"> licet in loco det</text:span><text:span text:style-name="amh_5f_dev_5f_abbr"><text:span text:style-name="T571">er</text:span></text:span><text:span text:style-name="T571">minata non resple</text:span><text:span text:style-name="amh_5f_dev_5f_abbr"><text:span text:style-name="T571">n</text:span></text:span><text:span text:style-name="T571">duit </text:span><text:span text:style-name="T571"><office:annotation office:name="__Annotation__214338_346522879" loext:resolved="false"><dc:creator>Alexandre Moret Houplon</dc:creator><dc:date>2026-03-03T12:38:47.153932300</dc:date><meta:creator-initials>AMH</meta:creator-initials><text:p text:style-name="Comment">Ajouté à posteriori par le copiste</text:p></office:annotation></text:span><text:span text:style-name="T571">i</text:span><text:span text:style-name="amh_5f_dev_5f_abbr"><text:span text:style-name="T571">n</text:span></text:span><office:annotation-end office:name="__Annotation__214338_346522879"/><text:span text:style-name="T571"> utrisq</text:span><text:span text:style-name="amh_5f_dev_5f_abbr"><text:span text:style-name="T571">ue</text:span></text:span><text:span text:style-name="T571">.</text:span></text:p>
      <text:p text:style-name="P46"><text:span text:style-name="amh_5f_lettre_5f_rubriquee">D</text:span>e monte <text:span text:style-name="amh_5f_dev_5f_abbr"><text:span text:style-name="T573">igitu</text:span></text:span><text:span text:style-name="T573">r Sinai desce</text:span><text:span text:style-name="amh_5f_dev_5f_abbr"><text:span text:style-name="T574">n</text:span></text:span><text:span text:style-name="T573">dens </text:span><text:span text:style-name="T575">u</text:span><text:span text:style-name="amh_5f_dev_5f_abbr"><text:span text:style-name="T575">er</text:span></text:span><text:span text:style-name="T575">sus Siria</text:span><text:span text:style-name="amh_5f_dev_5f_abbr"><text:span text:style-name="T575">m</text:span></text:span><text:span text:style-name="T575"> </text:span><office:annotation office:name="__Annotation__227035_346522879" loext:resolved="false"><dc:creator>Alexandre Moret Houplon</dc:creator><dc:date>2026-03-03T12:40:01.168864000</dc:date><meta:creator-initials>AMH</meta:creator-initials><text:p text:style-name="Comment">Écrit procedens raturé puis processi</text:p></office:annotation><text:span text:style-name="amh_5f_dev_5f_abbr"><text:span text:style-name="T576">pro</text:span></text:span><text:span text:style-name="T576">ce</text:span><text:span text:style-name="T577">ssi</text:span><office:annotation-end office:name="__Annotation__227035_346522879"/><text:span text:style-name="T577"> </text:span><text:span text:style-name="amh_5f_dev_5f_abbr"><text:span text:style-name="T577">per</text:span></text:span><text:span text:style-name="T577"> desertu</text:span><text:span text:style-name="amh_5f_dev_5f_abbr"><text:span text:style-name="T577">m</text:span></text:span><text:span text:style-name="T577"> </text:span><text:span text:style-name="amh_5f_nombre_5f_romain"><text:span text:style-name="T577">xiii</text:span></text:span><text:span text:style-name="T578"> </text:span><text:span text:style-name="T579">dieb</text:span><text:span text:style-name="amh_5f_dev_5f_abbr"><text:span text:style-name="T579">us</text:span></text:span><text:span text:style-name="T579">. Et i</text:span><text:span text:style-name="amh_5f_dev_5f_abbr"><text:span text:style-name="T579">llu</text:span></text:span><text:span text:style-name="T579">d </text:span><text:span text:style-name="T580">de quo memini int</text:span><text:span text:style-name="amh_5f_dev_5f_abbr"><text:span text:style-name="T580">er</text:span></text:span><text:span text:style-name="T580"> Cadru</text:span><text:span text:style-name="amh_5f_dev_5f_abbr"><text:span text:style-name="T580">m</text:span></text:span><text:span text:style-name="T580"> et monte</text:span><text:span text:style-name="amh_5f_dev_5f_abbr"><text:span text:style-name="T580">m</text:span></text:span><text:span text:style-name="T580"> Sinai, Arabia no</text:span><text:span text:style-name="amh_5f_dev_5f_abbr"><text:span text:style-name="T580">m</text:span></text:span><text:span text:style-name="T580">i</text:span><text:span text:style-name="amh_5f_dev_5f_abbr"><text:span text:style-name="T580">n</text:span></text:span><text:span text:style-name="T580">atur. In qua latissima q</text:span><text:span text:style-name="amh_5f_dev_5f_abbr"><text:span text:style-name="T580">u</text:span></text:span><text:span text:style-name="T580">idem morat</text:span><text:span text:style-name="amh_5f_dev_5f_abbr"><text:span text:style-name="T580">u</text:span></text:span><text:span text:style-name="T580">r infinita m</text:span><text:span text:style-name="amh_5f_dev_5f_abbr"><text:span text:style-name="T580">u</text:span></text:span><text:span text:style-name="T580">ltitudo ho</text:span><text:span text:style-name="amh_5f_dev_5f_abbr"><text:span text:style-name="T580">m</text:span></text:span><text:span text:style-name="T580">i</text:span><text:span text:style-name="amh_5f_dev_5f_abbr"><text:span text:style-name="T580">nu</text:span></text:span><text:span text:style-name="T580">m q</text:span><text:span text:style-name="amh_5f_dev_5f_abbr"><text:span text:style-name="T580">u</text:span></text:span><text:span text:style-name="T580">i dicu</text:span><text:span text:style-name="amh_5f_dev_5f_abbr"><text:span text:style-name="T580">n</text:span></text:span><text:span text:style-name="T580">t</text:span><text:span text:style-name="amh_5f_dev_5f_abbr"><text:span text:style-name="T580">u</text:span></text:span><text:span text:style-name="T580">r </text:span><text:span text:style-name="T581">alio no</text:span><text:span text:style-name="amh_5f_dev_5f_abbr"><text:span text:style-name="T581">m</text:span></text:span><text:span text:style-name="T581">i</text:span><text:span text:style-name="amh_5f_dev_5f_abbr"><text:span text:style-name="T581">n</text:span></text:span><text:span text:style-name="T581">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581">Bidimini</text:span><office:annotation-end office:name="__Annotation__17738_3324976588"/><text:span text:style-name="T581">, i</text:span><text:span text:style-name="amh_5f_dev_5f_abbr"><text:span text:style-name="T581">n</text:span></text:span><text:span text:style-name="T581"> locis scil</text:span><text:span text:style-name="amh_5f_dev_5f_abbr"><text:span text:style-name="T581">icet</text:span></text:span><text:span text:style-name="T581"> sepositis </text:span><text:span text:style-name="T582">ubi aqua</text:span><text:span text:style-name="amh_5f_dev_5f_abbr"><text:span text:style-name="T582">m</text:span></text:span><text:span text:style-name="T582"> hab</text:span><text:span text:style-name="amh_5f_dev_5f_abbr"><text:span text:style-name="T582">er</text:span></text:span><text:span text:style-name="T582">e possu</text:span><text:span text:style-name="amh_5f_dev_5f_abbr"><text:span text:style-name="T582">n</text:span></text:span><text:span text:style-name="T582">t, a</text:span><text:span text:style-name="amh_5f_dev_5f_abbr"><text:span text:style-name="T582">ut</text:span></text:span><text:span text:style-name="T582"> de fontib</text:span><text:span text:style-name="amh_5f_dev_5f_abbr"><text:span text:style-name="T582">us</text:span></text:span><text:span text:style-name="T582"> a</text:span><text:span text:style-name="amh_5f_dev_5f_abbr"><text:span text:style-name="T582">ut</text:span></text:span><text:span text:style-name="T582"> fluuiis uel puteis, </text:span><office:annotation office:name="__Annotation__318539_346522879" loext:resolved="false"><dc:creator>Alexandre Moret Houplon</dc:creator><dc:date>2026-03-03T12:46:44.112587600</dc:date><meta:creator-initials>AMH</meta:creator-initials><text:p text:style-name="Comment">Deluz : saltem</text:p></office:annotation><text:span text:style-name="T582">salt</text:span><text:span text:style-name="T583">i</text:span><text:span text:style-name="T582">m</text:span><office:annotation-end office:name="__Annotation__318539_346522879"/><text:span text:style-name="T582"> q</text:span><text:span text:style-name="amh_5f_dev_5f_abbr"><text:span text:style-name="T582">u</text:span></text:span><text:span text:style-name="T582">ia magna </text:span><text:span text:style-name="T584">aq</text:span><text:span text:style-name="amh_5f_dev_5f_abbr"><text:span text:style-name="T584">ue</text:span></text:span><text:span text:style-name="T584"> penuria </text:span><text:span text:style-name="T585">ibi est, ita ut </text:span><text:span text:style-name="T586"><office:annotation office:name="__Annotation__341881_346522879" loext:resolved="false"><dc:creator>Alexandre Moret Houplon</dc:creator><dc:date>2026-03-03T12:48:21.622614200</dc:date><meta:creator-initials>AMH</meta:creator-initials><text:p text:style-name="Comment">D raturé puis ad dans Li</text:p></office:annotation></text:span><text:span text:style-name="T586">ad</text:span><office:annotation-end office:name="__Annotation__341881_346522879"/><text:span text:style-name="T586"> duas</text:span><text:span text:style-name="T587"> </text:span><text:span text:style-name="T586">dietas </text:span><text:span text:style-name="T588">uix possit aliqua</text:span><text:span text:style-name="amh_5f_dev_5f_abbr"><text:span text:style-name="T588">n</text:span></text:span><text:span text:style-name="T588">do </text:span><text:span text:style-name="T589">i</text:span><text:span text:style-name="amh_5f_dev_5f_abbr"><text:span text:style-name="T589">n</text:span></text:span><text:span text:style-name="T589">ueniri, et ibi uno t</text:span><text:span text:style-name="amh_5f_dev_5f_abbr"><text:span text:style-name="T589">em</text:span></text:span><text:span text:style-name="T589">p</text:span><text:span text:style-name="amh_5f_dev_5f_abbr"><text:span text:style-name="T589">or</text:span></text:span><text:span text:style-name="T589">e i</text:span><text:span text:style-name="amh_5f_dev_5f_abbr"><text:span text:style-name="T589">n</text:span></text:span><text:span text:style-name="T589">uenit</text:span><text:span text:style-name="amh_5f_dev_5f_abbr"><text:span text:style-name="T589">u</text:span></text:span><text:span text:style-name="T589">r </text:span><text:span text:style-name="T590">alio exsiccat</text:span><text:span text:style-name="amh_5f_dev_5f_abbr"><text:span text:style-name="T590">u</text:span></text:span><text:span text:style-name="T590">r. Mora</text:span><text:span text:style-name="amh_5f_dev_5f_abbr"><text:span text:style-name="T590">n</text:span></text:span><text:span text:style-name="T590">tur aut</text:span><text:span text:style-name="amh_5f_dev_5f_abbr"><text:span text:style-name="T590">em</text:span></text:span><text:span text:style-name="T590"> </text:span><text:span text:style-name="T591">hii ho</text:span><text:span text:style-name="amh_5f_dev_5f_abbr"><text:span text:style-name="T591">m</text:span></text:span><text:span text:style-name="T591">i</text:span><text:span text:style-name="amh_5f_dev_5f_abbr"><text:span text:style-name="T591">n</text:span></text:span><text:span text:style-name="T591">es </text:span><text:span text:style-name="T592">sub </text:span><text:span text:style-name="T593">tentoriis de filtris </text:span><text:span text:style-name="T594">et uiuu</text:span><text:span text:style-name="amh_5f_dev_5f_abbr"><text:span text:style-name="T594">n</text:span></text:span><text:span text:style-name="T594">t </text:span><text:span text:style-name="T595">maxime </text:span><text:span text:style-name="T596">de camelis et capris ; non seru</text:span><text:span text:style-name="amh_5f_dev_5f_abbr"><text:span text:style-name="T596">n</text:span></text:span><text:span text:style-name="T596">t, </text:span><text:span text:style-name="T597">non metu</text:span><text:span text:style-name="amh_5f_dev_5f_abbr"><text:span text:style-name="T597">n</text:span></text:span><text:span text:style-name="T597">t pane carentes eo non utunt</text:span><text:span text:style-name="amh_5f_dev_5f_abbr"><text:span text:style-name="T597">u</text:span></text:span><text:span text:style-name="T597">r nisi portent aliq</text:span><text:span text:style-name="amh_5f_dev_5f_abbr"><text:span text:style-name="T597">uotie</text:span></text:span><text:span text:style-name="T597">n</text:span><text:span text:style-name="amh_5f_dev_5f_abbr"><text:span text:style-name="T597">s</text:span></text:span><text:span text:style-name="T597"> de </text:span><text:span text:style-name="T598">S</text:span><text:span text:style-name="T597">iria </text:span><text:span text:style-name="amh_5f_dev_5f_abbr"><text:span text:style-name="T597">et</text:span></text:span><text:span text:style-name="T597"> Egipto. Bruni ho</text:span><text:span text:style-name="amh_5f_dev_5f_abbr"><text:span text:style-name="T597">m</text:span></text:span><text:span text:style-name="T597">i</text:span><text:span text:style-name="amh_5f_dev_5f_abbr"><text:span text:style-name="T597">n</text:span></text:span><text:span text:style-name="T597">es </text:span><text:span text:style-name="T599">su</text:span><text:span text:style-name="amh_5f_dev_5f_abbr"><text:span text:style-name="T599">n</text:span></text:span><text:span text:style-name="T599">t fortes </text:span><text:span text:style-name="amh_5f_dev_5f_abbr"><text:span text:style-name="T599">et</text:span></text:span><text:span text:style-name="T599"> ueloces, </text:span><text:span text:style-name="amh_5f_dev_5f_abbr"><text:span text:style-name="T600">pro</text:span></text:span><text:span text:style-name="T600"> armis </text:span><text:span text:style-name="T601">scutu</text:span><text:span text:style-name="amh_5f_dev_5f_abbr"><text:span text:style-name="T601">m</text:span></text:span><text:span text:style-name="T601"> </text:span><text:span text:style-name="T602">et lancea</text:span><text:span text:style-name="amh_5f_dev_5f_abbr"><text:span text:style-name="T602">m</text:span></text:span><text:span text:style-name="T602"> </text:span><text:span text:style-name="T603">portantes, camelis </text:span><text:span text:style-name="T603"><office:annotation office:name="__Annotation__395860_346522879" loext:resolved="false"><dc:creator>Alexandre Moret Houplon</dc:creator><dc:date>2026-03-03T12:52:38.857041700</dc:date><meta:creator-initials>AMH</meta:creator-initials><text:p text:style-name="Comment">Insidentibus écrit avant puis raturé</text:p></office:annotation></text:span><text:span text:style-name="T603">a</text:span><text:span text:style-name="amh_5f_dev_5f_abbr"><text:span text:style-name="T603">m</text:span></text:span><text:span text:style-name="T603">bulantib</text:span><text:span text:style-name="amh_5f_dev_5f_abbr"><text:span text:style-name="T603">us</text:span></text:span><office:annotation-end office:name="__Annotation__395860_346522879"/><text:span text:style-name="T603"> insident </text:span><text:span text:style-name="T604">quos </text:span><text:soft-page-break/><text:span text:style-name="T604">dromedarios </text:span><text:span text:style-name="T605">dicim</text:span><text:span text:style-name="amh_5f_dev_5f_abbr"><text:span text:style-name="T605">us</text:span></text:span><text:span text:style-name="T605">, </text:span><text:span text:style-name="T606">uno die m</text:span><text:span text:style-name="amh_5f_dev_5f_abbr"><text:span text:style-name="T606">u</text:span></text:span><text:span text:style-name="T606">ltu</text:span><text:span text:style-name="amh_5f_dev_5f_abbr"><text:span text:style-name="T606">m</text:span></text:span><text:span text:style-name="T606"> </text:span><text:span text:style-name="T607">itineris, </text:span><text:span text:style-name="T608">si uolu</text:span><text:span text:style-name="amh_5f_dev_5f_abbr"><text:span text:style-name="T608">n</text:span></text:span><text:span text:style-name="T608">t </text:span><text:span text:style-name="amh_5f_dev_5f_abbr"><text:span text:style-name="T609">per</text:span></text:span><text:span text:style-name="T609">agentes. </text:span><text:span text:style-name="T610">Capu</text:span><text:span text:style-name="T611">t et collu</text:span><text:span text:style-name="amh_5f_dev_5f_abbr"><text:span text:style-name="T611">m</text:span></text:span><text:span text:style-name="T611"> </text:span><text:span text:style-name="T612">i</text:span><text:span text:style-name="amh_5f_dev_5f_abbr"><text:span text:style-name="T612">n</text:span></text:span><text:span text:style-name="T612">uoluu</text:span><text:span text:style-name="amh_5f_dev_5f_abbr"><text:span text:style-name="T612">n</text:span></text:span><text:span text:style-name="T612">t </text:span><text:span text:style-name="T613">pa</text:span><text:span text:style-name="amh_5f_dev_5f_abbr"><text:span text:style-name="T613">n</text:span></text:span><text:span text:style-name="T613">no lineo lo</text:span><text:span text:style-name="amh_5f_dev_5f_abbr"><text:span text:style-name="T613">n</text:span></text:span><text:span text:style-name="T613">gissimo, nec g</text:span><text:span text:style-name="amh_5f_dev_5f_abbr"><text:span text:style-name="T613">e</text:span></text:span><text:span text:style-name="T613">n</text:span><text:span text:style-name="amh_5f_dev_5f_abbr"><text:span text:style-name="T613">er</text:span></text:span><text:span text:style-name="T613">al</text:span><text:span text:style-name="amh_5f_dev_5f_abbr"><text:span text:style-name="T613">ite</text:span></text:span><text:span text:style-name="T613">r </text:span><text:span text:style-name="T614">utu</text:span><text:span text:style-name="amh_5f_dev_5f_abbr"><text:span text:style-name="T614">n</text:span></text:span><text:span text:style-name="T614">t</text:span><text:span text:style-name="amh_5f_dev_5f_abbr"><text:span text:style-name="T614">u</text:span></text:span><text:span text:style-name="T614">r </text:span><text:span text:style-name="T615">arcub</text:span><text:span text:style-name="amh_5f_dev_5f_abbr"><text:span text:style-name="T615">us</text:span></text:span><text:span text:style-name="T615"> </text:span><text:span text:style-name="T616">ut cet</text:span><text:span text:style-name="amh_5f_dev_5f_abbr"><text:span text:style-name="T616">er</text:span></text:span><text:span text:style-name="T616">i Sarraceni. </text:span><text:span text:style-name="T617">Paru</text:span><text:span text:style-name="amh_5f_dev_5f_abbr"><text:span text:style-name="T617">m</text:span></text:span><text:span text:style-name="T617"> curant de soldano ip</text:span><text:span text:style-name="amh_5f_dev_5f_abbr"><text:span text:style-name="T617">s</text:span></text:span><text:span text:style-name="T617">e t</text:span><text:span text:style-name="amh_5f_dev_5f_abbr"><text:span text:style-name="T617">ame</text:span></text:span><text:span text:style-name="T617">n caute capitaneos eoru</text:span><text:span text:style-name="amh_5f_dev_5f_abbr"><text:span text:style-name="T617">m</text:span></text:span><text:span text:style-name="T617"> </text:span><text:span text:style-name="T618">trahit </text:span><text:span text:style-name="T619">ad se mun</text:span><text:span text:style-name="amh_5f_dev_5f_abbr"><text:span text:style-name="T619">er</text:span></text:span><text:span text:style-name="T619">ib</text:span><text:span text:style-name="amh_5f_dev_5f_abbr"><text:span text:style-name="T619">us</text:span></text:span><text:span text:style-name="T619"> </text:span><text:span text:style-name="amh_5f_dev_5f_abbr"><text:span text:style-name="T620">et</text:span></text:span><text:span text:style-name="T620"> hui</text:span><text:span text:style-name="amh_5f_dev_5f_abbr"><text:span text:style-name="T620">us</text:span></text:span><text:span text:style-name="T620">modi q</text:span><text:span text:style-name="amh_5f_dev_5f_abbr"><text:span text:style-name="T620">u</text:span></text:span><text:span text:style-name="T620">ia, ut d</text:span><text:span text:style-name="amh_5f_dev_5f_abbr"><text:span text:style-name="T620">icitu</text:span></text:span><text:span text:style-name="T620">r, q</text:span><text:span text:style-name="amh_5f_dev_5f_abbr"><text:span text:style-name="T620">ua</text:span></text:span><text:span text:style-name="T620">n</text:span><text:span text:style-name="amh_5f_dev_5f_abbr"><text:span text:style-name="T620">do</text:span></text:span><text:span text:style-name="T620"> cultores hui</text:span><text:span text:style-name="amh_5f_dev_5f_abbr"><text:span text:style-name="T620">us</text:span></text:span><text:span text:style-name="T620"> des</text:span><text:span text:style-name="amh_5f_dev_5f_abbr"><text:span text:style-name="T620">er</text:span></text:span><text:span text:style-name="T620">ti </text:span><text:span text:style-name="T621">uellent </text:span><text:span text:style-name="T622">et e</text:span><text:span text:style-name="amh_5f_dev_5f_abbr"><text:span text:style-name="T622">ss</text:span></text:span><text:span text:style-name="T622">ent unanimes, </text:span><text:span text:style-name="T623">posse</text:span><text:span text:style-name="amh_5f_dev_5f_abbr"><text:span text:style-name="T623">n</text:span></text:span><text:span text:style-name="T623">t </text:span><text:span text:style-name="T624">Egiptu</text:span><text:span text:style-name="amh_5f_dev_5f_abbr"><text:span text:style-name="T624">m</text:span></text:span><text:span text:style-name="T624"> </text:span><text:span text:style-name="amh_5f_dev_5f_abbr"><text:span text:style-name="T625">et</text:span></text:span><text:span text:style-name="T625"> Siria</text:span><text:span text:style-name="amh_5f_dev_5f_abbr"><text:span text:style-name="T625">m</text:span></text:span><text:span text:style-name="T625"> facilit</text:span><text:span text:style-name="amh_5f_dev_5f_abbr"><text:span text:style-name="T625">er</text:span></text:span><text:span text:style-name="T625"> habere.</text:span></text:p>
      <text:p text:style-name="P10"><text:span text:style-name="amh_5f_lettre_5f_rubriquee">D</text:span>e q<text:span text:style-name="amh_5f_dev_5f_abbr">u</text:span>into t<text:span text:style-name="amh_5f_dev_5f_abbr">er</text:span>re <text:span text:style-name="amh_5f_dev_5f_abbr">pro</text:span>missionis q<text:span text:style-name="amh_5f_dev_5f_abbr">uo</text:span>d est u<text:span text:style-name="amh_5f_dev_5f_abbr">er</text:span>sus Bersabee u<text:span text:style-name="amh_5f_dev_5f_abbr">er</text:span>sus Arabiam <text:span text:style-name="T626">et locis s</text:span><text:span text:style-name="amh_5f_dev_5f_abbr"><text:span text:style-name="T626">an</text:span></text:span><text:span text:style-name="T626">ctis </text:span><text:span text:style-name="T627">usq</text:span><text:span text:style-name="amh_5f_dev_5f_abbr"><text:span text:style-name="T627">ue</text:span></text:span><text:span text:style-name="T627"> Ihe</text:span><text:span text:style-name="amh_5f_dev_5f_abbr"><text:span text:style-name="T627">rusa</text:span></text:span><text:span text:style-name="T627">l</text:span><text:span text:style-name="amh_5f_dev_5f_abbr"><text:span text:style-name="T627">e</text:span></text:span><text:span text:style-name="T627">m</text:span></text:p>
      <text:h text:style-name="amh_5f_premier_5f_paragraphe" text:outline-level="1">Procedens <text:span text:style-name="amh_5f_dev_5f_abbr">i</text:span>g<text:span text:style-name="amh_5f_dev_5f_abbr">itur</text:span> de Arabia, ueni in Bersabee t<text:span text:style-name="amh_5f_dev_5f_abbr">er</text:span>re <text:span text:style-name="amh_5f_dev_5f_abbr">pro</text:span>missionis initiu<text:span text:style-name="amh_5f_dev_5f_abbr">m</text:span> uersus austru<text:span text:style-name="amh_5f_dev_5f_abbr">m</text:span>, et q<text:span text:style-name="amh_5f_dev_5f_abbr">u</text:span>ondam fuit uilla co<text:span text:style-name="amh_5f_dev_5f_abbr">m</text:span>petens et p<text:span text:style-name="amh_5f_dev_5f_abbr">u</text:span>lcras h<text:span text:style-name="amh_5f_dev_5f_abbr">abe</text:span>ns eccl<text:span text:style-name="amh_5f_dev_5f_abbr">esi</text:span>as quaru<text:span text:style-name="amh_5f_dev_5f_abbr">m</text:span> adhuc aliq<text:span text:style-name="amh_5f_dev_5f_abbr">ue</text:span> stant, p<text:span text:style-name="amh_5f_dev_5f_abbr">u</text:span>lce<text:span text:style-name="T628">r</text:span> ualde loc<text:span text:style-name="amh_5f_dev_5f_abbr">us</text:span> est atq<text:span text:style-name="amh_5f_dev_5f_abbr">ue</text:span> suauis. <text:span text:style-name="T629">In hac </text:span><text:span text:style-name="amh_5f_dev_5f_abbr"><text:span text:style-name="T629">i</text:span></text:span><text:span text:style-name="T629">g</text:span><text:span text:style-name="amh_5f_dev_5f_abbr"><text:span text:style-name="T629">itur</text:span></text:span><text:span text:style-name="T629"> uilla, </text:span><text:span text:style-name="T630">sanctus Abraham diu morat</text:span><text:span text:style-name="amh_5f_dev_5f_abbr"><text:span text:style-name="T630">us</text:span></text:span><text:span text:style-name="T630"> est, altare edificauit, co</text:span><text:span text:style-name="amh_5f_dev_5f_abbr"><text:span text:style-name="T630">n</text:span></text:span><text:span text:style-name="T630">templa</text:span><text:span text:style-name="amh_5f_dev_5f_abbr"><text:span text:style-name="T630">ti</text:span></text:span><text:span text:style-name="T630">o</text:span><text:span text:style-name="amh_5f_dev_5f_abbr"><text:span text:style-name="T630">n</text:span></text:span><text:span text:style-name="T630">i </text:span><text:span text:style-name="T631">studuit, nomen D</text:span><text:span text:style-name="amh_5f_dev_5f_abbr"><text:span text:style-name="T631">omi</text:span></text:span><text:span text:style-name="T631">ni </text:span><text:span text:style-name="T632">deuot</text:span><text:span text:style-name="amh_5f_dev_5f_abbr"><text:span text:style-name="T632">us</text:span></text:span><text:span text:style-name="T632"> i</text:span><text:span text:style-name="amh_5f_dev_5f_abbr"><text:span text:style-name="T632">n</text:span></text:span><text:span text:style-name="T632">uocando</text:span><text:span text:style-name="T632"><text:note text:id="ftn101" text:note-class="footnote"><text:note-citation>101</text:note-citation><text:note-body><text:p text:style-name="amh_5f_note_5f_apparat"><text:span text:style-name="amh_5f_apparat_5f_lemme"><text:span text:style-name="T633">altare edificauit… </text:span></text:span><text:span text:style-name="amh_5f_apparat_5f_lemme">nomen Domini </text:span><text:span text:style-name="amh_5f_apparat_5f_lemme"><text:span text:style-name="T633">deuotus</text:span></text:span><text:span text:style-name="amh_5f_apparat_5f_lemme"> inuocando</text:span> <text:span text:style-name="amh_5f_apparat_5f_commentaire"><text:span text:style-name="T634">(Gn. 12, 8)</text:span></text:span></text:p></text:note-body></text:note></text:span><text:span text:style-name="T632">, uocatoq</text:span><text:span text:style-name="amh_5f_dev_5f_abbr"><text:span text:style-name="T632">ue</text:span></text:span><text:span text:style-name="T632"> a </text:span><text:span text:style-name="T635">D</text:span><text:span text:style-name="T632">eo ma</text:span><text:span text:style-name="amh_5f_dev_5f_abbr"><text:span text:style-name="T632">n</text:span></text:span><text:span text:style-name="T632">datu</text:span><text:span text:style-name="amh_5f_dev_5f_abbr"><text:span text:style-name="T632">m</text:span></text:span><text:span text:style-name="T632"> accepit, ut filiu</text:span><text:span text:style-name="amh_5f_dev_5f_abbr"><text:span text:style-name="T632">m</text:span></text:span><text:span text:style-name="T632"> suu</text:span><text:span text:style-name="amh_5f_dev_5f_abbr"><text:span text:style-name="T632">m</text:span></text:span><text:span text:style-name="T632"> i</text:span><text:span text:style-name="amh_5f_dev_5f_abbr"><text:span text:style-name="T632">m</text:span></text:span><text:span text:style-name="T632">molaret</text:span><text:span text:style-name="T632"><text:note text:id="ftn102" text:note-class="footnote"><text:note-citation>102</text:note-citation><text:note-body><text:p text:style-name="amh_5f_note_5f_apparat"><text:span text:style-name="amh_5f_apparat_5f_lemme">a Deo mandatum accepit, ut filium suum immolaret</text:span><text:span text:style-name="T636"> </text:span><text:span text:style-name="amh_5f_apparat_5f_commentaire"><text:span text:style-name="T633">(Gn. 22, 2)</text:span></text:span></text:p></text:note-body></text:note></text:span><text:span text:style-name="T632">. </text:span><text:span text:style-name="amh_5f_lettre_5f_rubriquee">D</text:span><text:span text:style-name="T637">ein</text:span><text:span text:style-name="amh_5f_dev_5f_abbr"><text:span text:style-name="T637">de</text:span></text:span><text:span text:style-name="T637"> </text:span><text:span text:style-name="amh_5f_dev_5f_abbr"><text:span text:style-name="T638">pro</text:span></text:span><text:span text:style-name="T638">cedens in media die, ueni Ebron q</text:span><text:span text:style-name="amh_5f_dev_5f_abbr"><text:span text:style-name="T638">ue</text:span></text:span><text:span text:style-name="T638"> alio no</text:span><text:span text:style-name="amh_5f_dev_5f_abbr"><text:span text:style-name="T638">m</text:span></text:span><text:span text:style-name="T638">i</text:span><text:span text:style-name="amh_5f_dev_5f_abbr"><text:span text:style-name="T638">n</text:span></text:span><text:span text:style-name="T638">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638">uocat</text:span><text:span text:style-name="amh_5f_dev_5f_abbr"><text:span text:style-name="T638">u</text:span></text:span><text:span text:style-name="T638">r</text:span><office:annotation-end office:name="__Annotation__8580_2736550961"/><text:span text:style-name="T638">, </text:span><text:span text:style-name="T639">ubi beat</text:span><text:span text:style-name="amh_5f_dev_5f_abbr"><text:span text:style-name="T639">us</text:span></text:span><text:span text:style-name="T639"> D</text:span><text:span text:style-name="amh_5f_dev_5f_abbr"><text:span text:style-name="T639">aui</text:span></text:span><text:span text:style-name="T639">d regnauit </text:span><text:span text:style-name="amh_5f_dev_5f_abbr"><text:span text:style-name="T640">pro</text:span></text:span><text:span text:style-name="T640"> t</text:span><text:span text:style-name="amh_5f_dev_5f_abbr"><text:span text:style-name="T640">em</text:span></text:span><text:span text:style-name="T640">p</text:span><text:span text:style-name="amh_5f_dev_5f_abbr"><text:span text:style-name="T640">or</text:span></text:span><text:span text:style-name="T640">e, ubi etia</text:span><text:span text:style-name="amh_5f_dev_5f_abbr"><text:span text:style-name="T640">m</text:span></text:span><text:span text:style-name="T640"> sepulti su</text:span><text:span text:style-name="amh_5f_dev_5f_abbr"><text:span text:style-name="T640">n</text:span></text:span><text:span text:style-name="T640">t sa</text:span><text:span text:style-name="amh_5f_dev_5f_abbr"><text:span text:style-name="T640">n</text:span></text:span><text:span text:style-name="T640">ctissimi pat</text:span><text:span text:style-name="amh_5f_dev_5f_abbr"><text:span text:style-name="T640">r</text:span></text:span><text:span text:style-name="T640">iarce Abraham, Ysaac, </text:span><text:span text:style-name="amh_5f_dev_5f_abbr"><text:span text:style-name="T640">et</text:span></text:span><text:span text:style-name="T640"> Iacob, Sarra </text:span><text:span text:style-name="T641">q</text:span><text:span text:style-name="amh_5f_dev_5f_abbr"><text:span text:style-name="T641">u</text:span></text:span><text:span text:style-name="T641">o</text:span><text:span text:style-name="T640">q</text:span><text:span text:style-name="amh_5f_dev_5f_abbr"><text:span text:style-name="T640">ue</text:span></text:span><text:span text:style-name="T640">, </text:span><text:span text:style-name="T641">Rebecca atq</text:span><text:span text:style-name="amh_5f_dev_5f_abbr"><text:span text:style-name="T641">ue</text:span></text:span><text:span text:style-name="T641"> Lia, in spelu</text:span><text:span text:style-name="amh_5f_dev_5f_abbr"><text:span text:style-name="T641">n</text:span></text:span><text:span text:style-name="T641">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641">qua</text:span><text:span text:style-name="amh_5f_dev_5f_abbr"><text:span text:style-name="T641">m</text:span></text:span><text:span text:style-name="T641"> sep</text:span><text:span text:style-name="amh_5f_dev_5f_abbr"><text:span text:style-name="T641">u</text:span></text:span><text:span text:style-name="T641">ltura</text:span><text:span text:style-name="amh_5f_dev_5f_abbr"><text:span text:style-name="T641">m</text:span></text:span><text:span text:style-name="T641"> in genealogia re</text:span><text:span text:style-name="amh_5f_dev_5f_abbr"><text:span text:style-name="T641">per</text:span></text:span><text:span text:style-name="T641">im</text:span><text:span text:style-name="amh_5f_dev_5f_abbr"><text:span text:style-name="T641">us</text:span></text:span><office:annotation-end office:name="__Annotation__8932_2736550961"/><text:span text:style-name="T641">.</text:span></text:h>
      <text:p text:style-name="P47">I<text:span text:style-name="amh_5f_dev_5f_abbr">n</text:span> decliuio montis hui<text:span text:style-name="amh_5f_dev_5f_abbr">us</text:span> loc<text:span text:style-name="amh_5f_dev_5f_abbr">us</text:span> est i<text:span text:style-name="amh_5f_dev_5f_abbr">n</text:span> quo supra monume<text:span text:style-name="amh_5f_dev_5f_abbr">n</text:span>ta pat<text:span text:style-name="amh_5f_dev_5f_abbr">r</text:span>iarcaru<text:span text:style-name="amh_5f_dev_5f_abbr">m</text:span> ip<text:span text:style-name="amh_5f_dev_5f_abbr">s</text:span>oru<text:span text:style-name="amh_5f_dev_5f_abbr">m</text:span> <text:span text:style-name="T642">pulcra eccl</text:span><text:span text:style-name="amh_5f_dev_5f_abbr"><text:span text:style-name="T642">esi</text:span></text:span><text:span text:style-name="T642">a </text:span><text:span text:style-name="amh_5f_dev_5f_abbr"><text:span text:style-name="T642">con</text:span></text:span><text:span text:style-name="T642">structa est, ad modu</text:span><text:span text:style-name="amh_5f_dev_5f_abbr"><text:span text:style-name="T642">m</text:span></text:span><text:span text:style-name="T642"> castri munita, de lapidib</text:span><text:span text:style-name="amh_5f_dev_5f_abbr"><text:span text:style-name="T642">us</text:span></text:span><text:span text:style-name="T642"> magnis </text:span><text:span text:style-name="amh_5f_dev_5f_abbr"><text:span text:style-name="T642">et</text:span></text:span><text:span text:style-name="T642"> politis qua</text:span><text:span text:style-name="amh_5f_dev_5f_abbr"><text:span text:style-name="T642">m</text:span></text:span><text:span text:style-name="T642"> Sarraceni, h</text:span><text:span text:style-name="amh_5f_dev_5f_abbr"><text:span text:style-name="T642">abe</text:span></text:span><text:span text:style-name="T642">ntes in reu</text:span><text:span text:style-name="amh_5f_dev_5f_abbr"><text:span text:style-name="T642">er</text:span></text:span><text:span text:style-name="T642">encia ob merita </text:span><text:span text:style-name="amh_5f_foliotation"><text:span text:style-name="T643">[f. 245r]</text:span></text:span><text:span text:style-name="T643">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644">parentum</text:span><office:annotation-end office:name="__Annotation__9653_2736550961"/><text:span text:style-name="T644"> suorum quos aiunt </text:span><text:span text:style-name="T645">extitisse predictos patriarcas, in </text:span><office:annotation office:name="__Annotation__9777_2736550961" loext:resolved="false"><dc:creator>Alexandre Moret Houplon</dc:creator><dc:date>2026-02-14T11:02:05.597868600</dc:date><meta:creator-initials>AMH</meta:creator-initials><text:p text:style-name="Comment">Li : ea</text:p><text:p text:style-name="Comment"/></office:annotation><text:span text:style-name="T645">eam</text:span><office:annotation-end office:name="__Annotation__9777_2736550961"/><text:span text:style-name="T645">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645">sinunt</text:span><office:annotation-end office:name="__Annotation__9778_2736550961"/><text:span text:style-name="T645"> aliquem christianum, </text:span><text:span text:style-name="T646">sed si uolent ad hostium ecclesie poterunt </text:span><text:span text:style-name="T647">adorare. </text:span><text:span text:style-name="amh_5f_lettre_5f_rubriquee">I</text:span><text:span text:style-name="T648">n hac sancta ualle Ebron locus </text:span><text:span text:style-name="T649">est in quo Abraham ad hostium </text:span><text:span text:style-name="T650">sui tabernaculi </text:span><text:span text:style-name="T651">sedens in ipso feruore diei tres uidit </text:span><text:span text:style-name="T652">et unum adorauit, </text:span><text:span text:style-name="T653">caritate Dei </text:span><text:span text:style-name="T654">inflamatus et a passione mundalium quietatus </text:span><text:span text:style-name="T655">in deitate trinitatem et unitatem mistice recognouit. In hoc etiam loco </text:span><text:span text:style-name="T656">uir Dei angelos hospicio </text:span><text:span text:style-name="T657">suscepit prandium eis acceptabile proposita deuotam mentis preparari iussit heredes repromissionem de ueterana coniuge promeruit, quod secundum cursum nature incredibile </text:span><text:span text:style-name="T658">uidebatur. </text:span><text:span text:style-name="T659">Prope hunc locum Abrahe pena Sodomorum </text:span><text:span text:style-name="T660">reuelatur orationeque rationabili sibi uxori </text:span><text:span text:style-name="T661">sui et familie ueniam ac salutem instantis deadii impetrauit.</text:span></text:p>
      <text:p text:style-name="P48"><text:span text:style-name="amh_5f_lettre_5f_rubriquee">D</text:span>einde in die una ueni ad ciuitatem sanctam Bethleem, que utique non debet in principibus <text:span text:style-name="T662">Iu</text:span><text:span text:style-name="T663">da minima </text:span><text:span text:style-name="T662">reputari. Via media multum delectabilis </text:span><text:span text:style-name="T664">et aliquantulum </text:span><text:span text:style-name="T665">nemorosa. </text:span><text:span text:style-name="T666">In hac sancta ciuitate uersus orientem in ultima eius parte </text:span><text:span text:style-name="T667">diuersorium erat in quo puer Christus natus est nobis de Virgine et filius datus est Patris eternis secreta pandens </text:span><text:span text:style-name="T668">miseris nobis et indigentibus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668">agnus</text:span><office:annotation-end office:name="__Annotation__13134_2736550961"/><text:span text:style-name="T668"> magni consilii destinatur. </text:span><text:span text:style-name="T669">In loco natiuitatis solis iusticie Ihesu Christi Dei nostri ibidem orti, deuotissima et pulcerrima est ecclesia sanis magna, plumbo cooperta, marmoribus et picturis genealogiam Christi experimentibus egregie adornata. Apparet mihi quod numquam magis gratiosam uiderim ecclesiam ; erat bene turribus et propugnaculis munita. </text:span><text:span text:style-name="T670">In ipsa </text:span><text:span text:style-name="T671">uero</text:span><text:span text:style-name="T670"> ecclesia </text:span><text:span text:style-name="T671">prope chorum </text:span><text:span text:style-name="T672">a dextris descenditur per paucos </text:span><text:span text:style-name="T673">gradus ad locum presepii artis misterio, marmoribus et opere musaico decoratus. In loco autem huiusmodi presepii panis angelorum nobis proponitur, quo magnitudinis </text:span><text:soft-page-break/><text:span text:style-name="T673">uirtutibus et in angelorum quodammodo honore cibum huiusmodi in nostre carnis substanciam, sed potius in ipsum uiuaci ac deifica similitudine </text:span><text:span text:style-name="T674">transmutamur. </text:span><text:span text:style-name="amh_5f_lettre_5f_rubriquee">I</text:span><text:span text:style-name="T675">n loco sanctissimo paupercule </text:span><text:span text:style-name="T676">uirginis </text:span><text:span text:style-name="T677">infantulus a magis honoratur, </text:span><text:span text:style-name="T678">misticis </text:span><text:span text:style-name="T679">m</text:span><text:span text:style-name="T678">u</text:span><text:span text:style-name="T679">n</text:span><text:span text:style-name="T678">eribus </text:span><text:span text:style-name="T679">decoratur, stella duce demonstratur per mobile siquidem, lumen immobile comperitur, ab angelis </text:span><text:span text:style-name="T680">pastoribus annuntiantibus </text:span><text:span text:style-name="T681">preconiis </text:span><text:span text:style-name="T682">attolitur euidenter.</text:span></text:p>
      <text:p text:style-name="P49"><text:span text:style-name="amh_5f_lettre_5f_rubriquee">E</text:span>x hac sancta ciuitate Dauid <text:span text:style-name="T683">traxit originem, </text:span><text:span text:style-name="T684">in qua et eius uniuersis finibus </text:span><text:span text:style-name="T685">impie </text:span><text:span text:style-name="T686">ultra modum uocati </text:span><text:span text:style-name="T687">sunt innocentes primitie filiorum quas Christus Deo </text:span><text:span text:style-name="T688">patri </text:span><text:span text:style-name="T687">obtulit </text:span><text:span text:style-name="T689">postquam in huius mundi </text:span><text:span text:style-name="T690">exilio peregrinare </text:span><text:span text:style-name="T691">uoluit. Beatus Ieronimus </text:span><text:span text:style-name="T692">in hoc loco moratus est </text:span><text:span text:style-name="T693">et tandem defunctus ; </text:span><text:span text:style-name="T694">aliique plures </text:span><text:span text:style-name="T695">sancti </text:span><text:span text:style-name="T696">pro loci reuerencia </text:span><text:span text:style-name="T697">sunt deuotissime </text:span><text:span text:style-name="T698">adiuncti.</text:span></text:p>
      <text:p text:style-name="P50">Est autem <text:span text:style-name="T699">ciuitas </text:span><text:span text:style-name="T700">Bethleem </text:span><text:span text:style-name="T701">paruula </text:span><text:span text:style-name="T702">quantitate </text:span><text:span text:style-name="T703">loci, licet non dono </text:span><text:span text:style-name="T704">ministerii, </text:span><text:span text:style-name="T705">oblonga est et strict</text:span><text:span text:style-name="T706">a a lateribus </text:span><text:span text:style-name="T707">suis </text:span><text:span text:style-name="T708">naturaliter </text:span><text:span text:style-name="T709">profundis </text:span><text:span text:style-name="T710">uallibus </text:span><text:span text:style-name="T711">bene munita. </text:span><text:span text:style-name="T712">Habitatos eius sunt communiter </text:span><text:span text:style-name="T713">christiani </text:span><text:span text:style-name="T714">quamuis scismatici, quorum </text:span><text:span text:style-name="T715">territorium </text:span><text:span text:style-name="T716">cultui </text:span><text:span text:style-name="T717">Bethleem </text:span><text:span text:style-name="T718">boni uini </text:span><text:span text:style-name="T719">copiam </text:span><text:span text:style-name="T720">administrat. </text:span><text:span text:style-name="T721">In </text:span><text:span text:style-name="T722">felici loco natiuitatis Christi </text:span><text:span text:style-name="T723">pulcra </text:span><text:span text:style-name="T724">feci cantare </text:span><text:span text:style-name="T725">missam et deuotam </text:span><text:span text:style-name="T726">p</text:span><text:span text:style-name="T725">uer nobis natus est </text:span><text:span text:style-name="T727">per sacerdotem </text:span><text:span text:style-name="T728">unum </text:span><text:span text:style-name="T729">quem per totum sanctum </text:span><text:span text:style-name="T730">iter meum </text:span><text:span text:style-name="T731">duxi, </text:span><text:span text:style-name="T732">et potuit in his locis licite celebrare </text:span><text:span text:style-name="T733">quia </text:span><text:span text:style-name="T734">de licentia summi pontificis hec loca sanctissima </text:span><text:span text:style-name="T735">uisitaui.</text:span></text:p>
      <text:p text:style-name="P51"><text:span text:style-name="amh_5f_lettre_5f_rubriquee">D</text:span>e Bethleem <text:span text:style-name="T736">processi </text:span><text:span text:style-name="T737">uerus Iherusalem </text:span><text:span text:style-name="T738">et est uia intermedia fere </text:span><text:span text:style-name="T739">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739">miliariorum</text:span><office:annotation-end office:name="__Annotation__8113_2954975368"/><text:span text:style-name="T739"> </text:span><text:span text:style-name="T740">in qua uia a sinistris </text:span><text:span text:style-name="T741">est monumentum beate </text:span><text:span text:style-name="T742">Racelis matris </text:span><text:span text:style-name="T743">Ioseph </text:span><text:span text:style-name="T744">sanctissimi </text:span><text:span text:style-name="T745">patriarce, </text:span><text:span text:style-name="T746">que in partu </text:span><text:span text:style-name="T747">Beniamin </text:span><text:span text:style-name="T748">moriens </text:span><text:span text:style-name="T749">a Iaco</text:span><text:span text:style-name="T750">b in uia que ducit Effratam </text:span><text:span text:style-name="T751">i</text:span><text:span text:style-name="T752">d est</text:span><text:span text:style-name="T753"> Bethleem </text:span><text:span text:style-name="T754">sepulta est, </text:span><text:span text:style-name="T755">lapid</text:span><text:span text:style-name="T756">es uero quos secundum </text:span><text:span text:style-name="T757">numerum </text:span><text:span text:style-name="T758">filiorum </text:span><text:span text:style-name="T759">sepulcro superposuit adhuc apparent usque hodie quod et historia Genesis attestatur. </text:span><text:span text:style-name="T760">Est et circa hanc uiam locus ubi pastoribus super gregem </text:span><text:span text:style-name="T761">uigilias </text:span><text:span text:style-name="T762">noctis </text:span><text:span text:style-name="T763">facientibus </text:span><text:span text:style-name="T764">angelicus exercitus </text:span><text:span text:style-name="T751">letior </text:span><text:span text:style-name="T765">apparuit </text:span><text:span text:style-name="T766">decantans in Christi natiuitate generis humanis saluberrime </text:span><text:span text:style-name="amh_5f_foliotation"><text:span text:style-name="T767">[f. 245v]</text:span></text:span><text:span text:style-name="T766"> Gloria in excelsis Deo. </text:span><text:span text:style-name="T767">Dicitur etiam circa uiam illam esse hec </text:span><text:span text:style-name="T768">cisterna </text:span><text:span text:style-name="T769">uetus </text:span><text:span text:style-name="T770">in qua Ioseph missus est per fratres </text:span><text:span text:style-name="T771">suos uenditus et postea </text:span><text:span text:style-name="T772">mercatoribus </text:span><text:span text:style-name="T773">in Egiptum euntibus </text:span><text:span text:style-name="T774">expeditus. </text:span><text:span text:style-name="T775">Et breuiter </text:span><text:span text:style-name="T776">in uia hac sunt plurima </text:span><text:span text:style-name="T777">christianorum </text:span><text:span text:style-name="T778">monasteria </text:span><text:span text:style-name="T779">graciosa </text:span><text:span text:style-name="T780">etiam.</text:span></text:p>
      <text:p text:style-name="P52">De ciuitate sancta Iherusalem et locis sanctis in ea et de templo Domini et quibusdam aliis <text:span text:style-name="T781">etiam</text:span></text:p>
      <text:h text:style-name="amh_5f_premier_5f_paragraphe" text:outline-level="1"><text:span text:style-name="T782">Visitatis et quasi expeditis uiis et locis predictis Dei misericordia dirigente ciuitatem sanctam Iherusalem </text:span><text:span text:style-name="T783">die</text:span><text:span text:style-name="T782"> Iouis </text:span><text:span text:style-name="T784">post inuentionem sancte Crucis </text:span><text:span text:style-name="T785">attigi. Hec est ciuitas regis magni </text:span><text:span text:style-name="T786">de qua </text:span><text:span text:style-name="T787">gloriosa dicta sunt maxime </text:span><text:span text:style-name="T788">quia </text:span><text:span text:style-name="T789">preciosissimo sanguine agni immaculati </text:span><text:span text:style-name="T790">qui Christus est salutifere est purpurata. </text:span><text:span text:style-name="amh_5f_lettre_5f_rubriquee">E</text:span><text:span text:style-name="T790">st autem Iherusalem </text:span><text:span text:style-name="T791">metropolis terre </text:span><text:span text:style-name="T792">promissionis amplectens </text:span><text:span text:style-name="T793">dominium </text:span><text:span text:style-name="T794">et in serenissimo aere collocata riuis et fontibus </text:span><text:span text:style-name="T795">carens </text:span><text:span text:style-name="T796">intrinsecus </text:span><text:span text:style-name="T797">aquam </text:span><text:span text:style-name="T798">ministrant artificialiter ; subductus et cisterne </text:span><text:span text:style-name="T799">complures sunt in ea ciuitate </text:span><text:span text:style-name="T800">pro necessitate aquam ministrantes. </text:span><text:span text:style-name="T801">Conducitur </text:span><text:span text:style-name="T802">autem aqua in Iherusalem </text:span><text:span text:style-name="T803">de partibus </text:span><text:span text:style-name="T804">ci</text:span><text:span text:style-name="T803">rca Hebron </text:span><text:span text:style-name="T805">et prope </text:span><text:span text:style-name="T806">uiam </text:span><text:span text:style-name="T807">euntibus </text:span><text:span text:style-name="T808">Hebron </text:span><text:span text:style-name="T809">ipse conductus </text:span><text:span text:style-name="T810">aque est parum, tamen satis in ciuitate </text:span><text:span text:style-name="T811">ministrans.</text:span></text:h>
      <text:p text:style-name="P53"><text:span text:style-name="amh_5f_lettre_5f_rubriquee">V</text:span><text:span text:style-name="T812">t autem </text:span><text:span text:style-name="T813">de prioribus </text:span><text:span text:style-name="T814">incipiam </text:span><text:span text:style-name="T815">est templum Domini non quidem hoc quod </text:span><text:span text:style-name="T816">Salomon </text:span><text:span text:style-name="T817">construxit, </text:span><text:span text:style-name="T818">penitus eterni demolitum est scriptura attestate, sed alid in eodem loco </text:span><text:span text:style-name="T819">restauratum est rotondum figura satis largum in circuitu nulla </text:span><text:span text:style-name="T820">sibi a competenti </text:span><text:span text:style-name="T821">spatio mansione apropinquante. </text:span><text:span text:style-name="amh_5f_lettre_5f_rubriquee">E</text:span><text:span text:style-name="T822">st autem et ipsum </text:span><text:span text:style-name="T823">non coopertum </text:span><text:span text:style-name="T824">subter </text:span><text:span text:style-name="T825">autem albo </text:span><text:span text:style-name="T826">marmore </text:span><text:span text:style-name="T827">bene structum </text:span><text:span text:style-name="T828">quod Sarraceni </text:span><text:span text:style-name="T829">familiari </text:span><text:span text:style-name="T830">reuerencia </text:span><text:span text:style-name="T831">colentes </text:span><text:span text:style-name="T832">mundissimum tenent, nudis </text:span><text:span text:style-name="T833">pedibus </text:span><text:span text:style-name="T834">adeunt </text:span><text:span text:style-name="T835">et deosculantur genuflexi multotiens </text:span><text:span text:style-name="T836">nec </text:span><text:span text:style-name="T837">permittunt aliquem christianum intrare atrium </text:span><text:span text:style-name="T838">et templum </text:span><text:span text:style-name="T839">dicentes tam sanctum locum </text:span><text:span text:style-name="T840">quem domum </text:span><text:span text:style-name="T841">Dei </text:span><text:span text:style-name="T842">singularem </text:span><text:span text:style-name="T843">afferunt </text:span><text:span text:style-name="T844">et non debere </text:span><text:span text:style-name="T845">a christianis </text:span><text:span text:style-name="T846">aut iudeis </text:span><text:span text:style-name="T847">quos </text:span><text:span text:style-name="T848">c</text:span><text:span text:style-name="T847">anes </text:span><text:span text:style-name="T848">et infideles </text:span><text:span text:style-name="T849">reputant maculari.</text:span></text:p>
      <text:p text:style-name="P54"><text:span text:style-name="T850">Sane </text:span><text:span text:style-name="T851">in hoc loco templi </text:span><text:span text:style-name="T852">plura magnalia et mirifica </text:span><text:span text:style-name="T853">Dei </text:span><text:span text:style-name="T854">opera </text:span><text:span text:style-name="T855">facta sunt </text:span><text:span text:style-name="T856">scriptura tam </text:span><text:span text:style-name="T857">ueteris </text:span><text:span text:style-name="T858">quam noui </text:span><text:span text:style-name="T859">testamenti testante </text:span><text:span text:style-name="T860">que per singula </text:span><text:span text:style-name="T861">tangere </text:span><text:span text:style-name="T862">longum esset. </text:span><text:span text:style-name="T863">In hoc loco </text:span><text:span text:style-name="T864">Dei sacerdos </text:span><text:span text:style-name="T865">Melcisedech </text:span><text:span text:style-name="T866">creditur </text:span><text:span text:style-name="T867">panem et uinum </text:span><text:span text:style-name="T868">Deo mistice </text:span><text:span text:style-name="T869">primitus </text:span><text:span text:style-name="T870">obtulisse. </text:span><text:span text:style-name="T871">Dicitur etiam </text:span><text:span text:style-name="T872">hic locus Abrahe </text:span><text:span text:style-name="T873">a Deo monstratus ut filium immolaret </text:span><text:span text:style-name="T874">quo precepto </text:span><text:span text:style-name="T875">angeli illeso </text:span><text:span text:style-name="T876">permanente arietem herentem </text:span><text:span text:style-name="T877">cornua </text:span><text:span text:style-name="T878">in uepribus </text:span><text:span text:style-name="T879">Abraham </text:span><text:span text:style-name="T880">loco </text:span><text:span text:style-name="T881">immolauit filii, quo misterio passio Christi Dei </text:span><text:span text:style-name="T882">et hominis </text:span><text:span text:style-name="T883">clarissime prophetatur. </text:span><text:span text:style-name="T884">Dicitur </text:span><text:span text:style-name="T885">et hic locus esse ubi beatus </text:span><text:span text:style-name="T886">patriarca </text:span><text:span text:style-name="T887">Iacob uidit </text:span><text:span text:style-name="T888">scalam </text:span><text:span text:style-name="T889">rectam cacumen </text:span><text:span text:style-name="T890">celi tangentem</text:span><text:span text:style-name="T891">et angelos </text:span><text:span text:style-name="T892">ascensos </text:span><text:span text:style-name="T893">et descensos </text:span><text:span text:style-name="T894">huius loci </text:span><text:span text:style-name="T895">sanctitatem </text:span><text:span text:style-name="T896">nimirum clare </text:span><text:span text:style-name="T897">docentes. </text:span><text:span text:style-name="T898">In hoc </text:span><text:span text:style-name="T899">loco uidit Dauid angelum </text:span><text:span text:style-name="T900">sedentes Christo fuisse </text:span><text:span text:style-name="T901">gladium cruentatum </text:span><text:span text:style-name="T902">in uaginam. </text:span><text:span text:style-name="T903">In hoc </text:span><text:span text:style-name="T904">etiam loco Salomon </text:span><text:span text:style-name="T905">Deo amabilis orationem </text:span><text:span text:style-name="T906">deuotam et loco conuenientem ad Deum emisit et ipsum cum sacerdotibus </text:span><text:span text:style-name="T907">ministris </text:span><text:span text:style-name="T908">precelsa </text:span><text:span text:style-name="T909">sollempnitate </text:span><text:span text:style-name="T910">instinctu </text:span><text:span text:style-name="T911">Dei attentissime </text:span><text:span text:style-name="T912">dedicauit. </text:span><text:span text:style-name="T913">In hoc loco beata Virgo </text:span><text:span text:style-name="T914">ante desponsationem </text:span><text:span text:style-name="T915">eius dicitur a parentibus </text:span><text:span text:style-name="T916">Deo fuisse oblata </text:span><text:span text:style-name="T917">ut templi pannos </text:span><text:span text:style-name="T918">abluendo </text:span><text:span text:style-name="T919">aliaque officia uirginalia colendo diligenter </text:span><text:span text:style-name="T920">seruicium </text:span><text:span text:style-name="T921">exiberet. </text:span><text:span text:style-name="T922">In hoc loco </text:span><text:span text:style-name="T923">Virgo Mater </text:span><text:span text:style-name="T924">Dei </text:span><text:span text:style-name="T925">et suum filium </text:span><text:span text:style-name="T926">puerum </text:span><text:span text:style-name="T927">Ihesum </text:span><text:span text:style-name="T928">presentauit </text:span><text:span text:style-name="T929">secundum </text:span><text:span text:style-name="T930">legis </text:span><text:span text:style-name="T931">preceptum </text:span><text:span text:style-name="T932">pro eo redemptionem primogeniti masculi </text:span><text:span text:style-name="T933">offerendo </text:span><text:span text:style-name="T934">ubi </text:span><text:span text:style-name="T935">et beatus Simeon </text:span><text:span text:style-name="T936">Christum </text:span><text:span text:style-name="T937">in ulnas </text:span><text:span text:style-name="T938">recipiens </text:span><text:span text:style-name="T939">et </text:span><text:soft-page-break/><text:span text:style-name="T939">beata prophetia saluationem mundi uenisse </text:span><text:span text:style-name="T940">clara uoce </text:span><text:span text:style-name="T941">instigationem </text:span><text:span text:style-name="T942">Spiritus Sancti </text:span><text:span text:style-name="T943">notificauit. </text:span><text:span text:style-name="amh_5f_lettre_5f_rubriquee">E</text:span><text:span text:style-name="T944">x hoc loco Christus uendentes et ementes eiecit. </text:span><text:span text:style-name="T945">In hoc quo loco </text:span><text:span text:style-name="T946">sepius ipse docuit puerulus disputauit </text:span><text:span text:style-name="T947">querentibus </text:span><text:span text:style-name="T948">dulce </text:span><text:span text:style-name="T949">responsum intulit </text:span><text:span text:style-name="T950">multa </text:span><text:span text:style-name="T951">miracul</text:span><text:span text:style-name="T952">a </text:span><text:span text:style-name="T953">fecit </text:span><text:span text:style-name="T954">et locum plurimum </text:span><text:span text:style-name="T955">commendauit </text:span><text:span text:style-name="T956">que omnia sacris Euangeliis habentur. </text:span><text:span text:style-name="T957">Supra pinaculum </text:span><text:span text:style-name="T958">huius templi filius </text:span><text:span text:style-name="T959">Dei missus est ubi temptationem deifica uoce </text:span><text:span text:style-name="T960">non humana </text:span><text:span text:style-name="T961">repulit </text:span><text:span text:style-name="T962">et ut decuit sacro misterio est potitus angelorum.</text:span></text:p>
      <text:p text:style-name="P55"><text:span text:style-name="amh_5f_lettre_5f_rubriquee">I</text:span>uxta hoc <text:span text:style-name="amh_5f_foliotation"><text:span text:style-name="T299">[f.</text:span></text:span><text:span text:style-name="amh_5f_foliotation"><text:span text:style-name="T301"> </text:span></text:span><text:span text:style-name="amh_5f_foliotation"><text:span text:style-name="T299">238r]</text:span></text:span><text:span text:style-name="T299"> templum </text:span><text:span text:style-name="T290">I</text:span><text:span text:style-name="T299">acobus minor que et frater </text:span><text:span text:style-name="T963">D</text:span><text:span text:style-name="T299">omini dici</text:span><text:span text:style-name="T963">tur, </text:span><text:span text:style-name="T964">pertica </text:span><text:span text:style-name="T965">fulonis </text:span><text:span text:style-name="T966">excerebratus, </text:span><text:span text:style-name="T967">felix martirium consummauit. </text:span><text:span text:style-name="amh_5f_lettre_5f_rubriquee">I</text:span><text:span text:style-name="T968">uxta hoc templum etiam a sinistris </text:span><text:span text:style-name="T969">est felix ille porta aurea </text:span><text:span text:style-name="T970">et ciuitas atrii templi </text:span><text:span text:style-name="T971">de qua scriptura fecit commedabilem mensionem. </text:span><text:span text:style-name="T972">E</text:span><text:span text:style-name="T971">t prope templum </text:span><text:span text:style-name="T973">a dextris est ecclesia una oblonga, plumbo </text:span><text:span text:style-name="T972">cooperta, </text:span><text:span text:style-name="T974">que scola Salomonis </text:span><text:span text:style-name="T975">uulgo dicitur. </text:span><text:span text:style-name="T976">Quidam </text:span><text:span text:style-name="T977">dicunt </text:span><text:span text:style-name="T978">ibi fuisse quondam </text:span><text:span text:style-name="T979">habitulum </text:span><text:span text:style-name="T980">et pr</text:span><text:span text:style-name="T981">ec</text:span><text:span text:style-name="T980">iosum porticum Salomonis. </text:span><text:span text:style-name="amh_5f_lettre_5f_rubriquee">N</text:span><text:span text:style-name="T981">on longe autem uersus </text:span><text:span text:style-name="T982">aquilonem </text:span><text:span text:style-name="T983">est illa prophetica piscina curatrix debilium, secundum Euuangelium, in qua noctu angeli descendunt, et ecclesia sancte Anne auie Christi satis pulcra eidem picine est contigua, ubi </text:span><text:span text:style-name="T984">beata uirgo concepta et nata creditur, </text:span><text:span text:style-name="T985">sepulcraque </text:span><text:span text:style-name="T986">Ioachim </text:span><text:span text:style-name="T987">et beate Anne parentum </text:span><text:span text:style-name="T988">eius </text:span><text:span text:style-name="T989">in quadam cripta subterranea ostendunt </text:span><text:span text:style-name="T990">et non longe est locus ubi Christus inuitasu cum Phariseo discubuit, illaque </text:span><text:span text:style-name="T991">tunc mulier </text:span><text:span text:style-name="T992">peccatrix beata Maria Magdalene </text:span><text:span text:style-name="T993">uerecunde </text:span><text:span text:style-name="T994">ac uite dones ad conuiuium </text:span><text:span text:style-name="T995">intrans pedes Domini lacrimis </text:span><text:span text:style-name="T996">lauit, capillis tersit </text:span><text:span text:style-name="T997">et remissionem peccatorum </text:span><text:span text:style-name="T998">tanta contricione </text:span><text:span text:style-name="T999">obtinuit. </text:span><text:span text:style-name="amh_5f_lettre_5f_rubriquee">E</text:span><text:span text:style-name="T999">st etiam in Iherosolimis </text:span><text:span text:style-name="T1000">locus ubi Christus flagellatus, consputus, collaphisatus, illusus, </text:span><text:span text:style-name="T1001">condempnatus, </text:span><text:span text:style-name="T1002">spinis coronatus, </text:span><text:span text:style-name="T1003">cruce honeratus est, ac passiones innumeras pro nobis </text:span><text:span text:style-name="T1004">sustinuit </text:span><text:span text:style-name="T1005">ipse </text:span><text:span text:style-name="T1006">impassibilis </text:span><text:span text:style-name="T1007">D</text:span><text:span text:style-name="T1008">eus </text:span><text:span text:style-name="T1007">admodum patienter.</text:span></text:p>
      <text:p text:style-name="P56"><text:span text:style-name="amh_5f_lettre_5f_rubriquee">D</text:span>e templo <text:span text:style-name="T1009">Domini </text:span><text:span text:style-name="T1010">uersus </text:span><text:span text:style-name="T1011">meridiem </text:span><text:span text:style-name="T1012">est ille beatus </text:span><text:span text:style-name="T1013">mons Sion intra ciuitatem Iherusalem </text:span><text:span text:style-name="T1014">cuius </text:span><text:span text:style-name="T1015">porte super </text:span><text:span text:style-name="T1016">omnia </text:span><text:span text:style-name="T1017">tabernacula </text:span><text:span text:style-name="T1018">Iacob </text:span><text:span text:style-name="T1019">a Domino diliguntur. </text:span><text:span text:style-name="T1020">Qui Quidem </text:span><text:span text:style-name="T1021">mons parum </text:span><text:span text:style-name="T1022">altior est cetero </text:span><text:span text:style-name="T1023">situ </text:span><text:span text:style-name="T1024">ciuitatis, de ciuitate </text:span><text:span text:style-name="T1025">uidelicet </text:span><text:span text:style-name="T1026">ad eum ascendentibus, </text:span><text:span text:style-name="T1027">uerum </text:span><text:span text:style-name="T1028">ab </text:span><text:span text:style-name="T1029">extrinseco </text:span><text:span text:style-name="T1030">profundis </text:span><text:span text:style-name="T1031">uallibus </text:span><text:span text:style-name="T1032">cinctus. </text:span><text:span text:style-name="T1033">Fortior locus est urbis et mons ciuitatis a Dauid </text:span><text:span text:style-name="T1034">in scriptura sepe uocatur. </text:span><text:span text:style-name="T1035">I</text:span><text:span text:style-name="T1034">n quo et ceter</text:span><text:span text:style-name="T1036">i</text:span><text:span text:style-name="T1034"> reges Iherusalem </text:span><text:span text:style-name="T1037">postea habitant, ubi Dauid Salomonis </text:span><text:span text:style-name="T1038">plurimorumque </text:span><text:span text:style-name="T1039">sanctorum </text:span><text:span text:style-name="T1040">prophetarum </text:span><text:span text:style-name="T1041">ac regum Iherusalem </text:span><text:span text:style-name="T1042">corpora requiescunt. </text:span><text:span text:style-name="T1043">In pede huius </text:span><text:span text:style-name="T1044">montis </text:span><text:span text:style-name="T1045">uersus </text:span><text:span text:style-name="T1046">ciuitatem soldanus </text:span><text:span text:style-name="T1047">castrum fecit quod a deputato castellano et seruientibus attentius </text:span><text:span text:style-name="T1048">custoditur. Et breuiter </text:span><text:span text:style-name="T1049">in hoc monte sanctissimo, frequentatione </text:span><text:span text:style-name="T1050">Christi ac beate Matris eius </text:span><text:span text:style-name="T1051">discipulorum</text:span><text:span text:style-name="T1052">que, plura loca sanctificata </text:span><text:span text:style-name="T1053">sunt, precipue </text:span><text:span text:style-name="T1054">quia </text:span><text:span text:style-name="T1055">in certo loco huius </text:span><text:span text:style-name="T1056">montis filius Dei </text:span><text:span text:style-name="T1057">pasca cum discipulis suis celebrauit, </text:span><text:span text:style-name="T1058">sanctissimum suum corpus et sanguinem consecratum discipulis tribuit, nouum testamentum condidit, et Iudas prodito</text:span><text:span text:style-name="T1059">rem </text:span><text:span text:style-name="T1060">sententiando notauit, dilectissimus ille discipulus supra pectus domini recubuit, ubi secretorum celestium </text:span><text:span text:style-name="T1061">altas hausit sententias postmodum credentibus fideliter et cautissime </text:span><text:span text:style-name="T1062">secundum </text:span><text:span text:style-name="T1063">salutis nostre exigentiam </text:span><text:span text:style-name="T1064">diligendas. </text:span><text:span text:style-name="T1065">In hoc etiam monte Christus Dominus discipulorum magister pedes lauit et lintheo precinctus tersit, in caritate ita fundamentum et </text:span><text:soft-page-break/><text:span text:style-name="T1065">consummationem fidei </text:span><text:span text:style-name="T1066">solidauit. </text:span><text:span text:style-name="T1067">In hoc monte post mortem Christi </text:span><text:span text:style-name="T1068">discipuli cum Matre Ihesu deuotissime persistebant in orationibus. </text:span><text:span text:style-name="T1069">E</text:span><text:span text:style-name="T1070">t in hoc </text:span><text:span text:style-name="T1071">monte post resurrectionem Christus discipulis apparuit clausi</text:span><text:span text:style-name="T1072">s</text:span><text:span text:style-name="T1071"> ianuis </text:span><text:span text:style-name="T1072">et in hoc se palpabilem tribuit non credenti. </text:span><text:span text:style-name="T1073">In hoc etiam </text:span><text:span text:style-name="T1074">monte</text:span><text:span text:style-name="T1073"> die Pentecostes, Spiritus Sanctus in discipulos aduenit, </text:span><text:span text:style-name="T1075">linguis igneis </text:span><text:span text:style-name="T1076">dispertitis in ipsis ac dona carismatis impartiens.</text:span><text:span text:style-name="T1077">In hoc monte post Christi ascensionem, </text:span><text:span text:style-name="T1078">beata Dei genitrix morata est et tandem ibi decedens in celeste solium spiritu et corpore a filio assumpta est.</text:span></text:p>
      <text:p text:style-name="P57">Item et in hoc <text:span text:style-name="T1079">monte lapis ille magnus </text:span><text:span text:style-name="T1080">ualde </text:span><text:span text:style-name="T1081">ostenditur, </text:span><text:span text:style-name="T1082">qui deuolutus erat ab hostio monumenti. </text:span><text:span text:style-name="amh_5f_lettre_5f_rubriquee">I</text:span><text:span text:style-name="T1083">n monte etiam Sion Iacobus maior decollatur, ubi </text:span><text:span text:style-name="T1084">pulcra est ecclesia, </text:span><text:span text:style-name="T1085">et hoc sola est ecclesia notabilis ad fidem romane ecclesie spectans, cum tamen Ihrosolimis sint multe ecclesie christianorum scismaticorum </text:span><text:span text:style-name="T1086">summo pontific</text:span><text:span text:style-name="T1087">i</text:span><text:span text:style-name="T1086"> </text:span><text:span text:style-name="T1087">n</text:span><text:span text:style-name="T1088">on obedientes, et ipsi inter se diuersis heresibus ac scismatibus </text:span><text:span text:style-name="T1089">sunt diuisi. </text:span><text:span text:style-name="T1090">Secte et enim multe </text:span><text:span text:style-name="T1091">sunt </text:span><text:span text:style-name="amh_5f_foliotation"><text:span text:style-name="T1092">[f. 238v]</text:span></text:span><text:span text:style-name="T1092"> </text:span><text:span text:style-name="T1093">christianorum </text:span><text:span text:style-name="T1094">in hiis ultramarinis </text:span><text:span text:style-name="T1095">partibus </text:span><text:span text:style-name="T1096">ritibus ac moribus diueris discrepantes. </text:span><text:span text:style-name="T1097">Sunt enim Greci, Ariani, Suriani, </text:span><text:span text:style-name="T1098">nestoriani, iacobite, christiani cincti, Nubiani, Ethiopes, Indici in caresi Iohanni, fidem tenentes et Georgiani quorum </text:span><text:span text:style-name="T1099">fidem modumque uiuendi ac errores </text:span><text:span text:style-name="T1100">describere longum </text:span><text:span text:style-name="T1101">esset, </text:span><text:span text:style-name="T1102">et totum habetur in Decreto </text:span><text:span text:style-name="amh_5f_nombre_5f_romain"><text:span text:style-name="T1102">xx</text:span></text:span><text:span text:style-name="T1102">. </text:span><text:span text:style-name="T1103">Ceterum </text:span><text:span text:style-name="T1104">pauca </text:span><text:span text:style-name="T1105">que in Iherusalem </text:span><text:span text:style-name="T1106">et terra sancta ab quinto aut Christo usque nunc Dei dispensante prouidentia facta sunt et ostensa plus notabilia ob legentium deuotionem hic narro. Singula uero </text:span><text:span text:style-name="T1107">magnalia Dei qui scire uoluerit, opportet ut latas sacre </text:span><text:span text:style-name="T1108">pagine </text:span><text:span text:style-name="T1109">historias </text:span><text:span text:style-name="T1110">scrutetur </text:span><text:span text:style-name="T1111">quia sub hac breuitate itineris</text:span><text:span text:style-name="T1112">mei et </text:span><text:span text:style-name="T1113">presentis </text:span><text:span text:style-name="T1114">opusculi </text:span><text:span text:style-name="T1115">minime </text:span><text:span text:style-name="T1116">adduci </text:span><text:span text:style-name="T1117">possunt etiam.</text:span></text:p>
      <text:p text:style-name="P10"><text:span text:style-name="amh_5f_lettre_5f_rubriquee">D</text:span>e monte Caluarie et sepulcro Christi atque ecclesia sepulcri</text:p>
      <text:h text:style-name="amh_5f_premier_5f_paragraphe" text:outline-level="1">Locis igitur predictis in Iherusalem <text:span text:style-name="T1118">lustratis, </text:span><text:span text:style-name="T1119">restat </text:span><text:span text:style-name="T1120">et miserito ut de monte Caluarie </text:span><text:span text:style-name="T1121">prosequar et de sepulcro Christi que in hac ciuitate finaliter requirebam. </text:span><text:span text:style-name="T1122">Sunt igitur </text:span><text:span text:style-name="T1123">loca hec infra ciuitatem Iherusalem </text:span><text:span text:style-name="T1124">licet tempore </text:span><text:span text:style-name="T1125">crucifixionis </text:span><text:span text:style-name="T1126">extra ciuitatem </text:span><text:span text:style-name="T1127">essent, </text:span><text:span text:style-name="T1128">quia post </text:span><text:span text:style-name="T1129">destructionem </text:span><text:span text:style-name="T1130">ciuitatis </text:span><text:span text:style-name="T1131">factam per Titum et Vespasianum </text:span><text:span text:style-name="T1132">in eius </text:span><text:span text:style-name="T1133">restaurationem </text:span><text:span text:style-name="T1134">per Helium Adrianum </text:span><text:span text:style-name="T1135">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136">in</text:span><text:span text:style-name="T1137">clusa</text:span><office:annotation-end office:name="__Annotation__58882_2353137619"/><text:span text:style-name="T1137"> sunt, in urbe </text:span><text:span text:style-name="T1138">ad septentrionem </text:span><text:span text:style-name="T1139">partem </text:span><text:span text:style-name="T1136">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1140">dilatata</text:span><office:annotation-end office:name="__Annotation__59021_2353137619"/><text:span text:style-name="T1136">.</text:span></text:h>
      <text:p text:style-name="P58">Super hec loca a christianis pulcra ecclesia facta est figura rotonda, <text:span text:style-name="T1141">choro </text:span><text:span text:style-name="T1142">uersus orientem in oblonga figure </text:span><text:span text:style-name="T1143">dicte </text:span><text:span text:style-name="T1144">circulari. </text:span><text:span text:style-name="T1145">Q</text:span><text:span text:style-name="T1146">ue deuotissima ecclesia </text:span><text:span text:style-name="T1147">plumbo cooperta </text:span><text:span text:style-name="T1148">ad occidentem </text:span><text:span text:style-name="T1145">de </text:span><text:span text:style-name="T1149">sectis lapidibus </text:span><text:span text:style-name="T1150">turrim habet. </text:span><text:span text:style-name="amh_5f_lettre_5f_rubriquee">I</text:span><text:span text:style-name="T1151">n summitate </text:span><text:span text:style-name="T1152">uero </text:span><text:span text:style-name="T1153">ipsa </text:span><text:span text:style-name="T1154">ecclesia </text:span><text:span text:style-name="T1155">uersus celum </text:span><text:span text:style-name="T1156">cooperta </text:span><text:span text:style-name="T1157">non est, circulo </text:span><text:span text:style-name="T1158">magno patulo existente </text:span><text:span text:style-name="T1159">celestis luminis clariori </text:span><text:span text:style-name="T1160">reception</text:span><text:span text:style-name="T1161">i. </text:span><text:span text:style-name="T1162">Et sub </text:span><text:span text:style-name="T1163">hoc circulo</text:span><text:span text:style-name="T1164">n medio </text:span><text:span text:style-name="T1165">scilicet </text:span><text:span text:style-name="T1166">ecclesia </text:span><text:span text:style-name="T1167">parua </text:span><text:span text:style-name="T1168">domuncula </text:span><text:span text:style-name="T1169">est in quam, propter </text:span><text:span text:style-name="T1170">porte </text:span><text:span text:style-name="T1171">demissionem </text:span><text:span text:style-name="T1172">uersus </text:span><text:span text:style-name="T1173">orientem </text:span><text:span text:style-name="T1174">intrare </text:span><text:span text:style-name="T1175">oporte</text:span><text:span text:style-name="T1176">t </text:span><text:span text:style-name="T1177">corpore </text:span><text:span text:style-name="T1178">incuruato. </text:span><text:span text:style-name="T1179">Supra </text:span><text:span text:style-name="T1180">uero </text:span><text:span text:style-name="T1181">testudinata est ad modum </text:span><text:span text:style-name="T1182">semicirculi </text:span><text:span text:style-name="T1183">opere </text:span><text:span text:style-name="T1184">musaico auro </text:span><text:span text:style-name="T1185">et marmoribus adornata, nullam </text:span><text:span text:style-name="T1186">habens </text:span><text:span text:style-name="T1187">fenestram, </text:span><text:span text:style-name="T1188">candellis et lampade illustratam. </text:span><text:span text:style-name="T1189">In huius </text:span><text:span text:style-name="T1190">igitur domuncule </text:span><text:span text:style-name="T1191">parte dextra locus </text:span><text:span text:style-name="T1192">est sanctus </text:span><text:span text:style-name="T1193">ac uenerandus sepulture </text:span><text:span text:style-name="T1194">domini attingens </text:span><text:span text:style-name="T1195">extremitates </text:span><text:span text:style-name="T1196">predicte case, scilicet in longum ab oriente uersus </text:span><text:span text:style-name="T1197">occidentem, </text:span><text:span text:style-name="T1198">cuius </text:span><text:span text:style-name="T1199">latitudo nouem palmarum est, </text:span><text:span text:style-name="T1200">latitudo uero tam monumenti quam spacii reliqui ipsius domuncule </text:span><text:span text:style-name="T1201">residuum in latitudine </text:span><text:span text:style-name="T1202">circa pedes sex palmas utique se extendit communes. Circa </text:span><text:span text:style-name="amh_5f_nombre_5f_romain"><text:span text:style-name="T1202">xii</text:span></text:span><text:span text:style-name="T1202"> etiam </text:span><text:span text:style-name="T1203">palm</text:span><text:span text:style-name="T1204">a</text:span><text:span text:style-name="T1203">s </text:span><text:span text:style-name="T1205">est altitudo </text:span><text:span text:style-name="T1206">domuncule </text:span><text:span text:style-name="T1207">predicte.</text:span></text:p>
      <text:p text:style-name="P58"><text:span text:style-name="T1207">Illud uero </text:span><text:span text:style-name="T1208">aduertendum est quod monumento illo </text:span><text:span text:style-name="T1209">sanctissimo </text:span><text:span text:style-name="T1210">loco sup</text:span><text:span text:style-name="T1211">er</text:span><text:span text:style-name="T1210">positum non est </text:span><text:span text:style-name="T1212">illud in quo sanctissimum corpus Christi </text:span><text:span text:style-name="T1213">exa</text:span><text:span text:style-name="T1214">n</text:span><text:span text:style-name="T1213">i</text:span><text:span text:style-name="T1214">m</text:span><text:span text:style-name="T1213">e </text:span><text:span text:style-name="T1215">primitus </text:span><text:span text:style-name="T1216">est immissum quia, sacro testante eloquio, </text:span><text:span text:style-name="T1217">monumentum Christi </text:span><text:span text:style-name="T1218">erat </text:span><text:span text:style-name="T1219">excisum in petra una prout antiquorum </text:span><text:span text:style-name="T1220">monumenta </text:span><text:span text:style-name="T1221">et maxime in partibus illis fieri solent. Istud autem pluribus est compositum </text:span><text:span text:style-name="T1222">de nouo conglutinatum coniunctum </text:span><text:span text:style-name="T1223">quidem minus artificialiter et minus quam deceat ordinatum. Locus etiam ipsius monumenti Christi fuit per infidelis longo tempore perpessus </text:span><text:span text:style-name="T1224">ante tempora latinorum </text:span><text:span text:style-name="T1225">et prophanatus, qui nichil </text:span><text:span text:style-name="T1226">in ipso </text:span><text:span text:style-name="T1227">dimiserunt </text:span><text:span text:style-name="T1228">quod deuotionem fidelium </text:span><text:span text:style-name="T1229">posset p</text:span><text:span text:style-name="T1230">ro</text:span><text:span text:style-name="T1229">uocare. </text:span><text:span text:style-name="T1231">Quam etiam </text:span><text:span text:style-name="T1232">Iherusalem </text:span><text:span text:style-name="T1233">capta est ultimo </text:span><text:span text:style-name="T1234">a Sarracenis </text:span><text:span text:style-name="T1235">christiani per certa pacta et tractatus ciuitatem dimiserunt, </text:span><text:span text:style-name="T1236">et a</text:span><text:span text:style-name="T1237">s</text:span><text:span text:style-name="T1236">s</text:span><text:span text:style-name="T1237">u</text:span><text:span text:style-name="T1236">ltu capta non fuit nec </text:span><text:span text:style-name="T1238">est uerissimile ut, posito quod </text:span><text:span text:style-name="T1239">in loco sepulcro aliquid de monumento uero, christiani </text:span><text:span text:style-name="T1240">dimisissent </text:span><text:span text:style-name="T1241">ibidem ab infidelibus conculcandum, cum nunc fideles </text:span><text:span text:style-name="T1242">studeant eadem loca uisitantes de petris et terra quantum </text:span><text:span text:style-name="T1243">possunt secum </text:span><text:span text:style-name="T1244">portare, et si </text:span><text:span text:style-name="T1245">possent utique totam </text:span><text:span text:style-name="T1246">asportarent </text:span><text:span text:style-name="T1247">Christi uestigiis ac sanguinem </text:span><text:span text:style-name="T1248">consecratam.</text:span></text:p>
      <text:p text:style-name="P59">Tamen qui<text:span text:style-name="T1249">d</text:span>quid <text:span text:style-name="T1250">sit de hoc, locus ipse sepulcri Christi formaliter moueri non potest, </text:span><text:span text:style-name="T1251">sed remansit et </text:span><text:span text:style-name="amh_5f_foliotation"><text:span text:style-name="T1251">[f. 2</text:span></text:span><text:span text:style-name="amh_5f_foliotation"><text:span text:style-name="T1252">3</text:span></text:span><text:span text:style-name="amh_5f_foliotation"><text:span text:style-name="T1251">9r]</text:span></text:span><text:span text:style-name="T1251"> </text:span><text:span text:style-name="T1253">manebit </text:span><text:span text:style-name="T1254">immobilis in eternum. </text:span><text:span text:style-name="T1255">In quo loco sanctissimum corpus Christi de </text:span><text:soft-page-break/><text:span text:style-name="T1255">cruce leuatum </text:span><text:span text:style-name="T1256">per Ioseph ab Arimathia missum est, apostoli, mulieres, constantius et illa peccatrix </text:span><text:span text:style-name="T1257">diligentissima, quem uiuum </text:span><text:span text:style-name="T1258">dilex</text:span><text:span text:style-name="T1259">e</text:span><text:span text:style-name="T1258">rant </text:span><text:span text:style-name="T1259">mortuum diligentes hunc locum deuotissime </text:span><text:span text:style-name="T1260">uisitarunt. </text:span><text:span text:style-name="T1261">C</text:span><text:span text:style-name="T1262">elestes ciues uisi </text:span><text:span text:style-name="T1261">sunt illic, infideles terrentes ac fideles dulci colloquio consolantes. </text:span><text:span text:style-name="amh_5f_lettre_5f_rubriquee">H</text:span><text:span text:style-name="T1261">ic locus est singulari </text:span><text:span text:style-name="T1263">deuotione </text:span><text:span text:style-name="T1264">et omni merito </text:span><text:span text:style-name="T1265">sup</text:span><text:span text:style-name="T1266">ra</text:span><text:span text:style-name="T1265"> alia loca reuerendus in quo corpus Christi </text:span><text:span text:style-name="T1267">sanctissimum </text:span><text:span text:style-name="T1268">inter mortuos </text:span><text:span text:style-name="T1269">inique </text:span><text:span text:style-name="T1270">et crudeliter </text:span><text:span text:style-name="T1271">deputatum, </text:span><text:span text:style-name="T1272">anima reassumpta immortalitate </text:span><text:span text:style-name="T1273">gloriosus triumphat.</text:span></text:p>
      <text:p text:style-name="P60">In <text:span text:style-name="T1274">sepedicte </text:span><text:span text:style-name="T1275">domuncule parte sinistra contra selpulcrum </text:span><text:span text:style-name="T1276">eminet extra ceteros lapides </text:span><text:span text:style-name="T1277">lapis quidam </text:span><text:span text:style-name="T1278">albi coloris, </text:span><office:annotation office:name="__Annotation__30262_390028583" loext:resolved="false"><dc:creator>Alexandre Moret Houplon</dc:creator><dc:date>2026-02-16T16:36:31.372289100</dc:date><meta:creator-initials>AMH</meta:creator-initials><text:p text:style-name="P61"><text:span text:style-name="T1279">L’édition Deluz retient une autre tournure :</text:span><text:span text:style-name="T1279"><text:line-break/></text:span><text:span text:style-name="T1279"> grossus ad modum capitis hominis </text:span></text:p></office:annotation><text:span text:style-name="T1278">ad grossi</text:span><text:span text:style-name="T1280">t</text:span><text:span text:style-name="T1278">iem </text:span><text:span text:style-name="T1280">capitis </text:span><text:span text:style-name="T1281">unius hominis</text:span><office:annotation-end office:name="__Annotation__30262_390028583"/><text:span text:style-name="T1281">, ad </text:span><text:span text:style-name="amh_5f_nombre_5f_romain"><text:span text:style-name="T1281">vi</text:span></text:span><text:span text:style-name="T1281"> palmas a terra eleuatus, </text:span><text:span text:style-name="T1282">quem ego uidi </text:span><text:span text:style-name="T1283">christianos </text:span><text:span text:style-name="T1284">illarum partium </text:span><text:span text:style-name="T1285">deuotissime </text:span><text:span text:style-name="T1286">pre ceteris osculari. </text:span><text:span text:style-name="T1287">Quod cum admira</text:span><text:span text:style-name="T1288">ns</text:span><text:span text:style-name="T1287"> </text:span><text:span text:style-name="T1289">quidnam sit </text:span><text:span text:style-name="T1288">sciritarer</text:span><text:span text:style-name="T1289"> per autenticas </text:span><text:span text:style-name="T1290">personas et per interpretationem responsum est </text:span><text:span text:style-name="T1291">quod ille </text:span><text:span text:style-name="T1292">lapis </text:span><text:span text:style-name="T1293">sit de uero </text:span><text:span text:style-name="T1294">monumento </text:span><text:span text:style-name="T1295">Christi </text:span><text:span text:style-name="T1296">qui a christianis </text:span><text:span text:style-name="T1297">ibidem </text:span><text:span text:style-name="T1298">positus est ut peregrini </text:span><text:span text:style-name="T1299">aduenientes </text:span><text:span text:style-name="T1300">eum tangere </text:span><text:span text:style-name="T1301">possint </text:span><text:span text:style-name="T1302">et uidere </text:span><text:span text:style-name="T1303">et ad deuotionem </text:span><text:span text:style-name="T1288">amplius excitentur. </text:span></text:p>
      <text:p text:style-name="P62"><text:span text:style-name="amh_5f_lettre_5f_rubriquee">S</text:span>upra sepulcrum <text:span text:style-name="T1304">Domini pulcram feci </text:span><text:span text:style-name="T1305">missam </text:span><text:span text:style-name="T1306">de resurrectione sua </text:span><text:span text:style-name="T1307">cum nota celebrari et aliqui de meis sociis deuote </text:span><text:span text:style-name="T1308">Christi corpus susceperunt. </text:span><text:span text:style-name="amh_5f_lettre_5f_rubriquee">E</text:span><text:span text:style-name="T1309">t post missam fecit </text:span><text:span text:style-name="T1310">duos </text:span><text:span text:style-name="T1311">milites </text:span><text:span text:style-name="T1312">nobilis </text:span><text:span text:style-name="T1313">supra sepulcrum, </text:span><text:span text:style-name="T1314">gladios accingendo et aliqua obseruando qui in professione ordinis militaris fieri </text:span><text:span text:style-name="T1315">consueuerunt, </text:span><text:span text:style-name="T1316">quia admiratus </text:span><text:span text:style-name="T1317">in Iherusalem </text:span><text:span text:style-name="T1318">michi </text:span><text:span text:style-name="T1319">clauem </text:span><text:span text:style-name="T1320">ad domum </text:span><text:span text:style-name="T1321">sepulcri </text:span><text:span text:style-name="T1322">dedit, et neminem </text:span><text:span text:style-name="T1323">intra </text:span><text:span text:style-name="T1324">ecclesiam </text:span><text:span text:style-name="T1325">ire </text:span><text:span text:style-name="T1326">permisit, </text:span><text:span text:style-name="T1327">nisi quem </text:span><text:span text:style-name="T1328">nominatim </text:span><text:span text:style-name="T1329">expressi </text:span><text:span text:style-name="T1330">et adire uolui, ut quietius possem </text:span><text:span text:style-name="T1331">cum meis deuotioni uacare </text:span><text:span text:style-name="T1332">et ea facere </text:span><text:span text:style-name="T1333">in ecclesia que mihi </text:span><text:span text:style-name="T1334">ad honorem </text:span><text:span text:style-name="T1335">Dei dictabantur </text:span><text:span text:style-name="T1336">expedire, </text:span><text:span text:style-name="T1337">in hiis itaque </text:span><text:span text:style-name="T1338">et in aliis se mihi dictus capitaneus gratiosum exibebat.</text:span></text:p>
      <text:p text:style-name="P63">Circa locum sepulcri <text:span text:style-name="T1339">in eadem ecclesia </text:span><text:span text:style-name="T1340">ubi tunc ortus erat in quo post resurrectionem beate Marie Magdelene in specie </text:span><text:span text:style-name="T1341">ortulani </text:span><text:span text:style-name="T1342">Christus </text:span><text:span text:style-name="T1343">apparuit et se discipulis </text:span><text:span text:style-name="T1344">per eam resurrexisse </text:span><text:span text:style-name="T1345">nuntiauit existit. Et sicut in illo tempore </text:span><text:span text:style-name="T1346">custodes huius loci infideles </text:span><text:span text:style-name="T1347">ultimo mortui sunt effecti </text:span><text:span text:style-name="T1348">sic hodie Deo permittente </text:span><text:span text:style-name="T1349">custodes tam </text:span><text:span text:style-name="T1350">sacri loci sunt </text:span><text:span text:style-name="T1351">in fide et ueritate </text:span><text:span text:style-name="T1352">mortui Sarraceni.</text:span></text:p>
      <text:p text:style-name="P64">In eadem <text:span text:style-name="T1353">ecclesia uersus orientem de sepulcro </text:span><text:span text:style-name="T1354">ad manum dextram </text:span><text:span text:style-name="T1355">prope corum </text:span><text:span text:style-name="T1356">ecclesie </text:span><text:span text:style-name="T1357">est ille locus ad quem </text:span><text:span text:style-name="T1358">ascenditur </text:span><text:span text:style-name="T1359">ad gradus non multos quia parum est altus et omni laude ac memoria </text:span><text:span text:style-name="T1360">dignissimus </text:span><text:span text:style-name="T1361">Golg</text:span><text:span text:style-name="T1362">a</text:span><text:span text:style-name="T1361">ta caluarie </text:span><text:span text:style-name="T1363">monticulus de una petra albi </text:span><text:span text:style-name="T1364">coloris rubeo </text:span><text:span text:style-name="T1365">quodammodo </text:span><text:span text:style-name="T1366">in mixto </text:span><text:span text:style-name="T1367">naturaliter </text:span><text:span text:style-name="T1368">eleuatus </text:span><text:span text:style-name="T1369">ubi dilectus candidus et rubicundo uelatus filius offertur Deo Patri </text:span><text:span text:style-name="T1370">pro saluto </text:span><text:span text:style-name="T1371">generis </text:span><text:span text:style-name="T1372">humani ut agnus innocens immolatus </text:span><text:span text:style-name="T1373">hostia </text:span><text:span text:style-name="T1374">immaculata. </text:span><text:span text:style-name="T1375">C</text:span><text:span text:style-name="T1374">uius </text:span><text:span text:style-name="T1375">hostie figuram pretulit </text:span><text:span text:style-name="T1376">agnus pascalis et cetera. </text:span><text:span text:style-name="amh_5f_lettre_5f_rubriquee">C</text:span><text:span text:style-name="T1376">uncta holocausta sacrificia et libamina </text:span><text:span text:style-name="T1377">legalia </text:span><text:span text:style-name="T1378">sacro uelamine circumdata. Unde et in eius morte uelum </text:span><text:span text:style-name="T1379">templi scissum est ad designandum quod, sacrificiorum </text:span><text:span text:style-name="T1380">figura cessante, </text:span><text:span text:style-name="T1381">illuxit </text:span><text:span text:style-name="T1382">ubertas Dei Filii crucis </text:span><text:span text:style-name="T1383">patibulo immolati, et usque ad finem </text:span><text:span text:style-name="T1384">seculi </text:span><text:span text:style-name="T1385">in altaris sacramento mirabiliter </text:span><text:span text:style-name="T1386">cotidie </text:span><text:span text:style-name="T1387">immolandi. </text:span><text:span text:style-name="amh_5f_lettre_5f_rubriquee">E</text:span><text:span text:style-name="T1388">t quis quaeso locum hunc uidere possitsine lacrimis ac tremore cordis et compassione cum patiente Christo pio Deo et saluatore nostro, ubi impassibilis </text:span><text:soft-page-break/><text:span text:style-name="T1388">patitur, uita moritur, super singulos communicata bonitas pro nobis inter impios deputatur. </text:span><text:span text:style-name="amh_5f_lettre_5f_rubriquee">I</text:span><text:span text:style-name="T1388">n hoc loco latroni sero sed feliciter </text:span><text:span text:style-name="T1389">penitenti culpa dimittitur, </text:span><text:span text:style-name="T1390">Mater Christi extremo </text:span><text:span text:style-name="T1391">mesta </text:span><text:span text:style-name="T1392">dolore </text:span><text:span text:style-name="T1393">discipulo commendatur, </text:span><text:span text:style-name="T1394">et discipulus pro Filio Matri omni </text:span><text:span text:style-name="amh_5f_foliotation"><text:span text:style-name="T1395">[f. 239v]</text:span></text:span><text:span text:style-name="T1395"> </text:span><text:span text:style-name="T1396">miserabili </text:span><text:span text:style-name="T1397">cambio substituitur ; </text:span><text:span text:style-name="T1398">Christus </text:span><text:span text:style-name="T1399">denudatur crucifigitur, </text:span><text:span text:style-name="T1400">clauatur, lanceatur et tandem sitiens </text:span><text:span text:style-name="T1401">aceto </text:span><text:span text:style-name="T1402">et felle </text:span><text:span text:style-name="T1403">potatur </text:span><text:span text:style-name="T1404">et alte uociferans spiritum </text:span><text:span text:style-name="T1405">spirificans ac precellentissimum emittendo nature </text:span><text:span text:style-name="T1406">mortalis debito misericordissime satisfecit. In hoc loco feci celebrare officium </text:span><text:span text:style-name="T1407">de die </text:span><text:span text:style-name="T1408">P</text:span><text:span text:style-name="T1407">arasceue, </text:span><text:span text:style-name="T1408">et quidam de nostris gratia Dei deuotionis riuulo ibidem dulcissime permolliti.</text:span></text:p>
      <text:p text:style-name="P65"><text:span text:style-name="amh_5f_lettre_5f_rubriquee">S</text:span>ub hoc sacratissimo monte Caluarie in eadem ecclesia <text:span text:style-name="T1409">locus est, ubi sancta Helena mater Constantini lignum docimice crucis inuenit sub terra diutius </text:span><text:span text:style-name="T1410">occultatum. Circa hunc locum columpne ma</text:span><text:span text:style-name="T1411">r</text:span><text:span text:style-name="T1410">moree </text:span><text:span text:style-name="T1412">aquam </text:span><text:span text:style-name="T1413">continue </text:span><text:span text:style-name="T1414">distillantes sunt et dicunt </text:span><text:span text:style-name="T1415">simplices </text:span><text:span text:style-name="T1416">qu</text:span><text:span text:style-name="T1417">od</text:span><text:span text:style-name="T1416"> plangunt </text:span><text:span text:style-name="T1417">et deflent mortem Christi quod </text:span><text:span text:style-name="T1418">uerum non est quia ubi natura sufficit non est ad miraculum recurrendum. </text:span><text:span text:style-name="T1419">Est autem certa species lapidis </text:span><text:span text:style-name="T1420">in genere </text:span><text:span text:style-name="T1421">marmoris </text:span><text:span text:style-name="T1422">qui enidras </text:span><text:span text:style-name="T1423">appellatur cuius per magistros natura talis scribitur </text:span><text:span text:style-name="T1424">quod ex eius naturali frigidissima complexion</text:span><text:span text:style-name="T1425">e</text:span><text:span text:style-name="T1424"> </text:span><text:span text:style-name="T1425">aerem </text:span><text:span text:style-name="T1426">circumstantem </text:span><text:span text:style-name="T1427">ingrossat ac continue in aquam superundat. </text:span><text:span text:style-name="T1428">Aristotiles enim </text:span><text:span text:style-name="T1429">habet quod simbolis </text:span><text:span text:style-name="T1430">rebus facilis est transitus, puta aque </text:span><text:span text:style-name="T1431">in aerem subtiliando et aeris in aquam deusando </text:span><text:span text:style-name="T1432">sicut </text:span><text:span text:style-name="T1433">hic fit cuius simile uidi in Constantinopoli circa quasdam concas in ueteri palatio ex</text:span><text:span text:style-name="T1434">iste</text:span><text:span text:style-name="T1433">ntes ex simili marmore </text:span><text:span text:style-name="T1434">facta que continue sudant adeo aliquotiens </text:span><text:span text:style-name="T1435">ut plene </text:span><text:span text:style-name="T1436">aqua euacuentur et reuoluto anno sine omni humano studio plene inueniuntur aqua ut undique effluant quod </text:span><text:span text:style-name="T1437">quoddam miraculum uulgaribus </text:span><text:span text:style-name="T1438">reputatus sed ego hoc uidens naturam loci perpendi ac circumstantias et lapidis modum admirato igitur </text:span><text:span text:style-name="T1439">Domino </text:span><text:span text:style-name="T1440">imperatore causam naturalem </text:span><text:span text:style-name="T1441">huius facti exposui cui pla</text:span><text:span text:style-name="T1442">c</text:span><text:span text:style-name="T1441">uit </text:span><text:span text:style-name="T1442">plurimum </text:span><text:span text:style-name="T1443">et ex tunc in singularem </text:span><text:span text:style-name="T1444">amorem </text:span><text:span text:style-name="T1445">et honoris gratitudinem </text:span><text:span text:style-name="T1446">me recollegit.</text:span></text:p>
      <text:p text:style-name="P66">In hac sancta ecclesia <text:span text:style-name="T1447">sepulcri morientes peccato crucifigantur </text:span><text:span text:style-name="T1448">mundo resurgamusque uirtute </text:span><text:span text:style-name="T1449">cum Christo ut assumi coheredes eterne tandem glorie mereamur.</text:span></text:p>
      <text:p text:style-name="P67"><text:span text:style-name="amh_5f_lettre_5f_rubriquee">E</text:span>t sciendum est quod ciuitas <text:span text:style-name="T1450">Iherusalem </text:span><text:span text:style-name="T1451">uersus </text:span><text:span text:style-name="T1452">aquilonem </text:span><text:span text:style-name="T1453">ubi se pulcriorem exibet minorem </text:span><text:span text:style-name="T1454">habet fortitudinem </text:span><text:span text:style-name="T1455">et planiciem muris tamen et propugnaculis et fossatis ibidem </text:span><text:span text:style-name="T1456">posset commode </text:span><text:span text:style-name="T1457">dispersari. Ab oriente uero ualle Iosaphat et a meridie siue et occidente </text:span><text:span text:style-name="T1458">aliis adiacentibus uallibus profundis et contiguis plurimum communita est. </text:span><text:span text:style-name="amh_5f_lettre_5f_rubriquee">D</text:span><text:span text:style-name="T1458">istat autem </text:span><text:span text:style-name="T1459">ipsam ciuitas a mari Mediterraneo per unam dietam conuenientem cum dimidia magis propinquum portum habens urbem Ioppen de qua supra mensio facta existit.</text:span></text:p>
      <text:p text:style-name="P10"><text:span text:style-name="amh_5f_lettre_5f_rubriquee">D</text:span>e aliis sanctis locis in circuitu Iherusalem et usque Euffratem</text:p>
      <text:h text:style-name="amh_5f_premier_5f_paragraphe" text:outline-level="1">Ciuitate sancta Iherusalem<text:span text:style-name="T1460"> ut potui diligenter inscrutata, processi uersus occidentem ad montaniam Iudee circa quinque miliaria</text:span><text:span text:style-name="T1461"> ad locum</text:span><text:span text:style-name="T1462"> Elizabeth ad sex menses grauide</text:span><text:span text:style-name="T1463"> de</text:span><text:span text:style-name="T1464"> precursore Domini</text:span><text:span text:style-name="T1465"> et</text:span><text:span text:style-name="T1466"> cucurrit congratulans salutationem Domino</text:span><text:span text:style-name="T1467"> permittendo</text:span><text:span text:style-name="T1468"> in qua precursor</text:span><text:span text:style-name="T1469"> Iohannes</text:span><text:span text:style-name="T1470"> diuinitus</text:span><text:span text:style-name="T1471"> excitatus</text:span><text:span text:style-name="T1472"> in materno</text:span><text:span text:style-name="T1473"> existens utero gesticulis</text:span><text:span text:style-name="T1474"> infantilibus</text:span><text:span text:style-name="T1475"> occultando uirginalem</text:span><text:span text:style-name="T1476"> conceptum</text:span><text:span text:style-name="T1477"> Deique filium nuntiauit.</text:span><text:span text:style-name="T1478"> </text:span><text:span text:style-name="T1479">Matre</text:span><text:span text:style-name="T1478">sque utreque</text:span><text:span text:style-name="T1480"> hinc</text:span><text:span text:style-name="T1481"> inde</text:span><text:span text:style-name="T1482"> pergratule deuotione humili Dei preconia</text:span><text:span text:style-name="T1483"> intulerunt,</text:span><text:span text:style-name="T1484"> hec benedicens geni</text:span><text:span text:style-name="T1485">tri</text:span><text:span text:style-name="T1484">cem illa uero precelsa genitrix</text:span><text:span text:style-name="T1485"> urbis altissimi Dei magnificans saluatore. In hoc est competens ecclesia ubi sunt sepulcra parentes precursoris.</text:span> </text:h>
      <text:p text:style-name="P68">Prope est locus ubi lignum uiuifice <text:span text:style-name="T1486">crucis creuisse dicitur, </text:span><text:span text:style-name="T1487">pulcra </text:span><text:span text:style-name="T1488">ecclesia est ibi et competens claustrum</text:span><text:span text:style-name="T1489">que, ubi </text:span><text:span text:style-name="T1490">religiosi Gorgiani nomine quia scismatici sun</text:span><text:span text:style-name="T1491">t commorantur. </text:span><text:span text:style-name="T1492">De hoc loco redii non multum longe de Iherusalem </text:span><text:span text:style-name="T1493">ad sepulcra plurium </text:span><text:span text:style-name="T1494">prophetarum me quodam teutonico uiro </text:span><text:span text:style-name="T1495">litterato </text:span><text:span text:style-name="T1496">conducente, </text:span><text:span text:style-name="T1497">que sepulcra tunc iudei conseruerunt </text:span><text:span text:style-name="T1498">uisitare </text:span><text:span text:style-name="T1499">communiter.</text:span></text:p>
      <text:p text:style-name="P69">Et procedens redii Iude transiens sanctam ciuitatem, <text:span text:style-name="T1500">exiensque </text:span><text:span text:style-name="T1501">de porta eius boreali supra uallem </text:span><text:span text:style-name="T1502">eius Iosaphat </text:span><text:span text:style-name="T1503">ueni ad locum ubi beatissimus protomartir Stephanus Christum cum a dextris Dei esset aspexit et lapidatoribus </text:span><text:span text:style-name="T1504">oppressus </text:span><text:span text:style-name="T1505">spiritum Deo emissit. </text:span><text:span text:style-name="T1506">Inde descendi </text:span><text:span text:style-name="amh_5f_foliotation"><text:span text:style-name="T1506">[f. 240r]</text:span></text:span><text:span text:style-name="T1506"> </text:span><text:span text:style-name="T1507">ad uallem </text:span><text:span text:style-name="T1508">sanctissimam Iosaphat supra quam situata est </text:span><text:span text:style-name="T1509">ciuitas sanct</text:span><text:span text:style-name="T1510">a </text:span><text:span text:style-name="T1511">sine medio, </text:span><text:span text:style-name="T1512">in qua torrens Cedron </text:span><text:span text:style-name="T1513">quondam </text:span><text:span text:style-name="T1514">fluxit </text:span><text:span text:style-name="T1515">suis temoporibus </text:span><text:span text:style-name="T1516">ex aquis </text:span><text:span text:style-name="T1517">pluuialibus </text:span><text:span text:style-name="T1518">coadcrescens. </text:span><text:span text:style-name="T1519">Iuxta quam in pede montis Oliueti </text:span><text:span text:style-name="T1520">est ortus quem </text:span><text:span text:style-name="T1521">Dei filius </text:span><text:span text:style-name="T1522">intrare </text:span><text:span text:style-name="T1523">consue</text:span><text:span text:style-name="T1524">tus erat </text:span><text:span text:style-name="T1525">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525">proditore</text:span><office:annotation-end office:name="__Annotation__16691_1536795900"/><text:span text:style-name="T1525"> </text:span><text:span text:style-name="T1526">traditus est, osculatu</text:span><text:span text:style-name="T1527">r</text:span><text:span text:style-name="T1526">, </text:span><text:span text:style-name="T1528">capitur, </text:span><text:span text:style-name="T1529">ligatur, </text:span><text:span text:style-name="T1530">auris scinditur et sanatur </text:span><text:span text:style-name="T1531">tamquam, </text:span><text:span text:style-name="T1532">tamquam ouis </text:span><text:span text:style-name="T1533">ad uictimam innocens ducitur, discipulique electi fugiunt, beneficiorum Dei immemores, illumque relinquunt, </text:span><text:span text:style-name="T1534">qui si ipsos </text:span><text:span text:style-name="T1535">mundumque relinqueret, </text:span><text:span text:style-name="T1536">pariter in nichilum </text:span><text:span text:style-name="T1537">deciderent nec in esse possent </text:span><text:span text:style-name="T1538">persistere ad monumentum. In huius uallis principis a sinistris est ecclesia beatissime Virginis, </text:span><text:span text:style-name="T1539">in quam descenditur per plures gradus lapideos, </text:span><text:span text:style-name="T1540">quia pro maiori parte sub terra </text:span><text:span text:style-name="T1541">est, quod credo ex ciuitatis Iherusalem ruinis </text:span><text:span text:style-name="T1542">vallem replentibus </text:span><text:span text:style-name="T1543">accidisse. Hec ecclesia non est pulcra sed deuota, in cuius medio in paruo tugurio sepulcrum matris </text:span><text:span text:style-name="T1544">De</text:span><text:span text:style-name="T1545">i ostenditur, </text:span><text:span text:style-name="T1546">in quo scilicet </text:span><text:span text:style-name="T1547">ab apostolis </text:span><text:span text:style-name="T1548">asseritur </text:span><text:span text:style-name="T1549">tumulata. </text:span><text:span text:style-name="T1550">Supra sepulcrum </text:span><text:span text:style-name="T1551">illud feci celebrae pulcrum missam de Assumptione huius </text:span><text:span text:style-name="T1552">beate Virginis. </text:span><text:span text:style-name="T1553">Hic locus </text:span><text:span text:style-name="T1554">enim </text:span><text:span text:style-name="T1555">deuotissimus de </text:span><text:span text:style-name="T1556">iure </text:span><text:span text:style-name="T1557">animis</text:span><text:span text:style-name="T1556"> fidelium </text:span><text:span text:style-name="T1558">attolitur, ubi templum Dei, sacrarium </text:span><text:span text:style-name="T1559">spiritus Sancti </text:span><text:span text:style-name="T1560">monsque </text:span><text:span text:style-name="T1561">sollempnissimus </text:span><text:span text:style-name="T1562">de quo excisus lapis angularis sine manibus </text:span><text:span text:style-name="T1563">reponitur </text:span><text:span text:style-name="T1564">quamuis </text:span><text:span text:style-name="T1565">tamen pauco tempore </text:span><text:span text:style-name="T1566">continetur. </text:span><text:span text:style-name="T1567">Non diu enim </text:span><text:span text:style-name="T1568">corpus </text:span><text:span text:style-name="T1569">sanctissime </text:span><text:span text:style-name="T1557">Virginis ibidem dimissum est, sed statim </text:span><text:span text:style-name="T1570">anima </text:span><text:span text:style-name="T1571">reassumpta, </text:span><text:span text:style-name="T1572">resurrectionis et immortalitatis </text:span><text:span text:style-name="T1573">dotibus, </text:span><text:span text:style-name="T1574">eternis</text:span><text:span text:style-name="T1575">que preconiis gloriatur. Prope </text:span><text:span text:style-name="T1576">hanc ecclesiam </text:span><text:span text:style-name="T1577">sub rupe locus est, </text:span><text:span text:style-name="T1578">ubi </text:span><text:span text:style-name="T1579">Dei </text:span><text:span text:style-name="T1580">F</text:span><text:span text:style-name="T1579">ilius </text:span><text:span text:style-name="T1580">prostratus in terram </text:span><text:soft-page-break/><text:span text:style-name="T1580">orationem ad Deum </text:span><text:span text:style-name="T1581">Patrem </text:span><text:span text:style-name="T1582">fudit admirabil</text:span><text:span text:style-name="T1583">em </text:span><text:span text:style-name="T1584">in terram sudore sanguineo </text:span><text:span text:style-name="T1585">decurrente, acerbitatem </text:span><text:span text:style-name="T1586">mortis humama conditione testante quam etiam </text:span><text:span text:style-name="T1587">Dei Verbo </text:span><text:span text:style-name="T1588">unitam prenouerat </text:span><text:span text:style-name="T1589">naturaliter </text:span><text:span text:style-name="T1590">abhorrente, </text:span><text:span text:style-name="T1591">in quo se docuit </text:span><text:span text:style-name="T1592">naturam nostram ueram, </text:span><text:span text:style-name="T1593">sine culpa tamen, </text:span><text:span text:style-name="T1594">humane passioni subditam in omnibus assumpsisse.</text:span></text:p>
      <text:p text:style-name="P70">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595">b</text:span><office:annotation-end office:name="__Annotation__27865_1536795900"/> terra quoddammodo notatoria <text:span text:style-name="T1596">fons iacet Siloe Christi Euuangelis </text:span><text:span text:style-name="T1597">non ignotus. Ex opposito autem eius </text:span><text:span text:style-name="T1598">est statua quedam lapidea bone </text:span><text:span text:style-name="T1599">magnitudinis </text:span><text:span text:style-name="T1600">et artificiosa </text:span><text:span text:style-name="T1601">cernitur </text:span><text:span text:style-name="T1602">quam, ut dicitur, Absalon ad memoriam </text:span><text:span text:style-name="T1603">sui fieri iussit </text:span><text:span text:style-name="T1604">et in libro Regum </text:span><text:span text:style-name="T1605">magnus </text:span><text:span text:style-name="T1606">Absalon uocatur. </text:span><text:span text:style-name="T1607">Supra uallem </text:span><text:span text:style-name="T1608">Iosaphat </text:span><text:span text:style-name="T1609">ad meridiem </text:span><text:span text:style-name="T1610">est ager ille </text:span><text:span text:style-name="T1611">figuli </text:span><text:span text:style-name="T1612">Aceldemach in sepulturam peregrinorum </text:span><text:span text:style-name="T1613">pretio </text:span><text:span text:style-name="T1614">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615">multociens</text:span><office:annotation-end office:name="__Annotation__30866_1536795900"/><text:span text:style-name="T1615"> corpora sanctorum </text:span><text:span text:style-name="T1616">requiescunt </text:span><text:span text:style-name="T1617">ubi sub petris </text:span><text:span text:style-name="T1618">GAP</text:span><text:span text:style-name="T1619"> in petris excisa sunt </text:span><text:span text:style-name="T1620">multa christianorum </text:span><text:span text:style-name="T1621">tarbernacula et oratoria gratiosa.</text:span></text:p>
      <text:p text:style-name="P71">In hac sancta ualle <text:span text:style-name="T1622">Iosaphat Christus ad iudicium uenturus criditur post finalem resurrectionem corporum autoritate iudiciario unicuique secundum </text:span><text:span text:style-name="T1623">opera </text:span><text:span text:style-name="T1624">que </text:span><text:span text:style-name="T1625">egerit </text:span><text:span text:style-name="T1626">mer</text:span><text:span text:style-name="T1627">cedem </text:span><text:span text:style-name="T1628">propriam </text:span><text:span text:style-name="T1629">redditurus. In </text:span><text:span text:style-name="T1630">ipsa </text:span><text:span text:style-name="T1631">etiam ualle </text:span><text:span text:style-name="T1632">locus ostenditur </text:span><text:span text:style-name="T1633">quo Petrus </text:span><text:span text:style-name="T1634">acre et uere penitens amare fleuit quia ter se saluatorem </text:span><text:span text:style-name="T1635">recognouit abnegasse. Et ibi prope </text:span><text:span text:style-name="T1636">locus est ubi miserrimus ille traditor impenitens penitendo </text:span><text:span text:style-name="T1637">misericordie infinite </text:span><text:span text:style-name="T1638">tamquam alter Chaym horribili </text:span><text:span text:style-name="T1639">desperatione </text:span><text:span text:style-name="T1640">obstruxit </text:span><text:span text:style-name="T1641">hostium </text:span><text:span text:style-name="T1642">spiritus laqueo se suspendens et seipsum </text:span><text:span text:style-name="T1643">simul uita corporis </text:span><text:span text:style-name="T1644">et anime nequit</text:span><text:span text:style-name="T1645">e</text:span><text:span text:style-name="T1644">r </text:span><text:span text:style-name="T1646">spoliauit.</text:span></text:p>
      <text:p text:style-name="P72">Hiis <text:span text:style-name="T1647">prospectis ascendi in montem sanctum Oliueti, </text:span><text:span text:style-name="T1648">a re scilicet nomen habens, quod in eo </text:span><text:span text:style-name="T1649">et circa eum oliue plures </text:span><text:span text:style-name="T1650">uidentur, </text:span><text:span text:style-name="T1651">inter ipsum montem oliueti et ciuitatem sanctam solum interest </text:span><text:span text:style-name="T1652">uallis </text:span><text:span text:style-name="T1653">Iosaphat, et quia </text:span><text:span text:style-name="T1654">mons ille altior </text:span><text:span text:style-name="T1655">est quam sancta ciuitas et mons Sion et uallis que mediat non est multum lata de ipso monte ciuitas intrinsecus </text:span><text:span text:style-name="T1656">in magna parte potest </text:span><text:span text:style-name="T1657">prospici, templumque </text:span><text:span text:style-name="T1658">et atrium </text:span><text:span text:style-name="T1659">quidlibet potest </text:span><text:span text:style-name="T1660">de ipso uideri. </text:span><text:span text:style-name="T1661">Mons iste profecto </text:span><text:span text:style-name="T1662">pulcerrimus </text:span><text:span text:style-name="T1663">et preclarus ad orientem </text:span><text:span text:style-name="T1664">ex opposito ciuitatis et templi est pulcerrime situatus et in eo Dominus celos ascendit, </text:span><text:span text:style-name="T1665">discipulos </text:span><text:span text:style-name="T1666">ad euuangelizandum </text:span><text:span text:style-name="T1667">mittens baptizandi formam tribuit </text:span><text:span text:style-name="T1668">credentibus in eum eterne </text:span><text:span text:style-name="T1669">uite </text:span><text:span text:style-name="T1670">repromissionem adduxit, </text:span><text:span text:style-name="T1671">suis finaliter benedixit, et uisione </text:span><text:span text:style-name="amh_5f_foliotation"><text:span text:style-name="T1672">[f. 240v]</text:span></text:span><text:span text:style-name="T1672"> angelica conformauit, ac de secundo eius </text:span><text:span text:style-name="T1673">aduentu iudiciario scilicet certo effecit. </text:span><text:span text:style-name="T1674">Hunc etiam montem ante hec tempora </text:span><text:span text:style-name="T1675">frequentius cum discipulis uisitauit. In predicto monte uestigia quedam apparent in petra, que sunt ut dicitur </text:span><text:span text:style-name="T1676">ascendenis, in quo loco fuit </text:span><text:span text:style-name="T1677">pulcra ecclesia que heu nunc desolata est.</text:span></text:p>
      <text:p text:style-name="P73">Prope <text:span text:style-name="T1678">uero est Bethsage unde Dominus </text:span><text:span text:style-name="T1679">discipulos in ciuitatem misit ut asinam </text:span><text:span text:style-name="T1680">et pullum adducerent, quibus insidens, magnifice </text:span><text:span text:style-name="T1681">receptus </text:span><text:span text:style-name="T1682">a populo </text:span><text:span text:style-name="T1683">euuangelica testatur </text:span><text:span text:style-name="T1684">historia. </text:span><text:span text:style-name="T1685">Est post hec ueni in Bethaniam in decliuo </text:span><text:span text:style-name="T1686">montis </text:span><text:span text:style-name="T1687">oliueti uersus orientem </text:span><text:span text:style-name="T1688">sitam </text:span><text:span text:style-name="T1689">domum </text:span><text:span text:style-name="T1690">Marthe et Lazar</text:span><text:span text:style-name="T1691">i fratris eius. </text:span><text:span text:style-name="T1692">Hec fuit singulare </text:span><text:span text:style-name="T1693">hospicium </text:span><text:span text:style-name="T1694">Domini uisitatum, ubi </text:span><text:span text:style-name="T1695">Christo felix Martha feliciter </text:span><text:span text:style-name="T1696">ministraui</text:span><text:span text:style-name="T1697">t, </text:span><text:soft-page-break/><text:span text:style-name="T1697">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697">Magdalena</text:span><office:annotation-end office:name="__Annotation__20230_2839827758"/><text:span text:style-name="T1697"> pedes Domini non relinquens </text:span><text:span text:style-name="T1698">diuinitatis misteria dulcius hauriebat. </text:span><text:span text:style-name="T1699">Hic dulcis Dominus pietatis fons lacrimarum </text:span><text:span text:style-name="T1700">et misericordie riuulum, </text:span><text:span text:style-name="T1701">necessitatis tempore </text:span><text:span text:style-name="T1702">non obstruens, </text:span><text:span text:style-name="T1703">sed deuote </text:span><text:span text:style-name="T1704">pe</text:span><text:span text:style-name="T1705">t</text:span><text:span text:style-name="T1704">entibus etiam </text:span><text:span text:style-name="T1705">ultra petitum largitur </text:span><text:span text:style-name="T1706">ac distribuit </text:span><text:span text:style-name="T1707">copiose </text:span><text:span text:style-name="T1708">Magdalenam magno fauore probauit. </text:span><text:span text:style-name="T1709">Hic in quo Lazarus mortuus quatriduanus suscitatur, in quo futura resurrectio tam facti euidentia quam Marthe confessione lucide </text:span><text:span text:style-name="T1710">ac ueratissime </text:span><text:span text:style-name="T1711">comprobatur.</text:span></text:p>
      <text:p text:style-name="P74"><text:span text:style-name="amh_5f_lettre_5f_rubriquee">D</text:span><text:span text:style-name="T1712">e hoc </text:span><text:span text:style-name="T1713">sancto loco parua uia est ad Iordanem, </text:span><text:span text:style-name="T1714">deserto quodam montuoso medio existente, quo semiuius relictus a latronibus Samaritanus a Christo dicitur ac misericordia releuatur. In fine huius </text:span><text:span text:style-name="T1715">deserti mons altus </text:span><text:span text:style-name="T1716">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717">xͣl</text:span></text:span><office:annotation-end office:name="__Annotation__24134_2839827758"/><text:span text:style-name="T1717"> </text:span><text:span text:style-name="T1718">diebus </text:span><text:span text:style-name="T1719">et </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719">xl</text:span></text:span><office:annotation-end office:name="__Annotation__24612_2839827758"/><text:span text:style-name="T1719"> noctibus Christus dicitur </text:span><text:span text:style-name="T1720">ieiunasse. Item et illic ductus est a spiritu temptandus a diabolo quem ui diuina ac uirili animo superauit. I</text:span><text:span text:style-name="T1721">n</text:span><text:span text:style-name="T1720"> huius montis altitudine fuit ecclesia </text:span><text:span text:style-name="T1721">et circa eius medium est excisum heremitagium ualde graciosum </text:span><text:span text:style-name="T1722">quod Gorgiani christiani </text:span><text:span text:style-name="T1723">tenent </text:span><text:span text:style-name="T1724">scismatici qui profecto me susceperunt multum honorifice et gratiose.</text:span></text:p>
      <text:p text:style-name="P75"><text:span text:style-name="T1725">Infra hunc montem uersus planiciem Iordanis est ortus et fons pulcerrimus atque magnus, circa quem </text:span><text:span text:style-name="T1726">beatus Abraham, de Caldea precepto Domini</text:span><text:span text:style-name="T1727"> ueniens, aliquamdiu </text:span><text:span text:style-name="T1728">dicitur </text:span><text:span text:style-name="T1729">habitasse, ubi altare edificauit et nomen Domini inuocauit</text:span><text:span text:style-name="T1729"><text:note text:id="ftn103" text:note-class="footnote"><text:note-citation>103</text:note-citation><text:note-body><text:p text:style-name="amh_5f_note_5f_apparat"><text:span text:style-name="amh_5f_apparat_5f_lemme"><text:span text:style-name="T633">altare edificaut et </text:span></text:span><text:span text:style-name="amh_5f_apparat_5f_lemme">nomen Domini inuocauit</text:span> <text:span text:style-name="amh_5f_apparat_5f_commentaire"><text:span text:style-name="T1730">(Gn. 12, 8)</text:span></text:span></text:p></text:note-body></text:note></text:span><text:span text:style-name="T1729"> et </text:span><text:span text:style-name="T1731">Iordanis ortus Abrahe uocatur. Postea ueni ad Iherico que in ipsa Iordanis ualla sita est nunc quidem casale, sed olim ciuitas fortis et amena, </text:span><text:span text:style-name="T1732">quam Iosue </text:span><text:span text:style-name="T1733">Dei famulus </text:span><text:span text:style-name="T1734">miraculosue cepit. Interque omnes ciuitates terre promissionis primo funditus preceoto </text:span><text:span text:style-name="T1735">Domini ipse destruxit </text:span><text:span text:style-name="T1736">et renouatis fundamentis </text:span><text:span text:style-name="T1737">eius in eternum maledixit. De hac tamen ciuitate sola Raab meretrix, que nuntios </text:span><text:span text:style-name="T1738">receperat Iherusalem </text:span><text:span text:style-name="T1739">et occultauerat, incolumis cum sua progenie conseruatur.</text:span></text:p>
      <text:p text:style-name="P76"><text:span text:style-name="T1740">Prope</text:span><text:span text:style-name="T1741"> hunc locum a dextris </text:span><text:span text:style-name="T1742">uix ad tria miliaria </text:span><text:span text:style-name="T1743">est mare Mortuum, </text:span><text:span text:style-name="T1744">fetens et orridum, locus improsper et detestabilis </text:span><text:span text:style-name="T1745">et ubiectus uindicte </text:span><text:span text:style-name="T1746">Dei manifestum iudicium, in cuius loco scilicet </text:span><office:annotation office:name="__Annotation__175390_244145427" loext:resolved="false"><dc:creator>Alexandre Moret Houplon</dc:creator><dc:date>2026-02-26T14:34:11.342012700</dc:date><meta:creator-initials>AMH</meta:creator-initials><text:p text:style-name="Comment"><text:a xlink:href="https://gloss-e.irht.cnrs.fr/php/editions_chapitre.php?id=biblia&amp;numLivre=03&amp;chapitre=03_19#glo_cap19_verset24" xlink:type="simple">https://gloss-e.irht.cnrs.fr/php/editions_chapitre.php?id=biblia&amp;numLivre=03&amp;chapitre=03_19#glo_cap19_verset24</text:a></text:p><text:p text:style-name="Comment"/></office:annotation><text:span text:style-name="T1746">Sodoma et Gomorre</text:span><office:annotation-end office:name="__Annotation__175390_244145427"/><text:span text:style-name="T1746"> cum aliis duabus urbibis innaturaliter </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T1746">precantes</text:span><office:annotation-end office:name="__Annotation__28990_2839827758"/><text:span text:style-name="T1746"> supernaturali </text:span><text:span text:style-name="T1747">pena et acerrimo celesti caumate </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T1747">submerse</text:span><office:annotation-end office:name="__Annotation__29156_2839827758"/><text:span text:style-name="T1747"> sunt</text:span><text:span text:style-name="T1747"><text:note text:id="ftn104" text:note-class="footnote"><text:note-citation>104</text:note-citation><text:note-body><text:p text:style-name="amh_5f_note_5f_apparat"><text:span text:style-name="amh_5f_apparat_5f_lemme">Sodoma et Gomorre… submerse sunt</text:span> <text:span text:style-name="amh_5f_apparat_5f_commentaire">(Gn. 19,24-25)</text:span></text:p></text:note-body></text:note></text:span><text:span text:style-name="T1747">. </text:span><text:span text:style-name="amh_5f_lettre_5f_rubriquee">A</text:span><text:span text:style-name="T1748">d quem </text:span><text:span text:style-name="T1749">locum </text:span><text:span text:style-name="T1750">ire proponerem, Sarraceni intrepretes michi dixerunt : «</text:span><text:span text:style-name="T1751"> </text:span><text:span text:style-name="T1750">pro locis quibus Deus benedixit uenisti, non debes adire loca que </text:span><text:span text:style-name="T1752">maledictionem </text:span><text:span text:style-name="T1751">altissimi meruerunt ». </text:span><text:span text:style-name="T1753">Quo uerbo </text:span><text:span text:style-name="T1754">ego </text:span><text:span text:style-name="T1755">edificatus et rationabiliter </text:span><text:span text:style-name="T1756">retractus, directum iter ad Iordanis fluuium </text:span><text:span text:style-name="T1757">prosequar.</text:span></text:p>
      <text:p text:style-name="P77"><text:span text:style-name="T1758">Circa mare Mortuum </text:span><text:span text:style-name="T1759">a dextris uersus montes Iherusalem uxor Loth contra preceptum Dei retrospiciens, </text:span><text:span text:style-name="T1760">miraculose in statuam salis uersa est et si aliquando de ipsa remanserit </text:span><text:span text:style-name="T1761">pro certo </text:span><text:span text:style-name="T1762">non potui </text:span><text:span text:style-name="T1763">informari. </text:span><text:span text:style-name="T1764">E</text:span><text:span text:style-name="T1763">t prop</text:span><text:span text:style-name="T1764">e</text:span><text:span text:style-name="T1763"> est ciuitas paruula </text:span><text:span text:style-name="T1764">Segor </text:span><text:span text:style-name="T1765">que oratione Loth </text:span><text:span text:style-name="T1766">saluata est, cui mons superminet, in quo cum filiabus incestum egit Loth ; que de patre inebriate contipientes, </text:span><text:span text:style-name="T1767">Moab </text:span><text:span text:style-name="T1768">et </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T1768">Danon</text:span><office:annotation-end office:name="__Annotation__32856_2839827758"/><text:span text:style-name="T1768"> filios genuerunt.</text:span></text:p>
      <text:p text:style-name="P78"><text:span text:style-name="T1769">Ultra mare Mortuum </text:span><text:span text:style-name="T1770">uersus orientem, extra fines </text:span><text:span text:style-name="T1771">terre promissionis, est castrum fortissumum in montanis , quod latine Mons Regalis dicitur, in Arabico autem Arab, quondam fuit christianorum </text:span><text:span text:style-name="T1772">nunc est </text:span><text:span text:style-name="amh_5f_foliotation"><text:span text:style-name="T1773">[f. 241]</text:span></text:span><text:span text:style-name="T1773"> </text:span><text:span text:style-name="T1774">soldani. </text:span><text:span text:style-name="T1775">Ad quem </text:span><text:span text:style-name="T1776">in periculis </text:span><text:span text:style-name="T1777">confugit, </text:span><text:span text:style-name="T1778">thesauru</text:span><text:span text:style-name="T1779">mque </text:span><text:span text:style-name="T1780">atque</text:span><text:span text:style-name="T1781"> prolem </text:span><text:span text:style-name="T1782">ibi seruari fecit, </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T1782">quia</text:span><office:annotation-end office:name="__Annotation__35422_2839827758"/><text:span text:style-name="T1782"> </text:span><text:span text:style-name="T1783">munitissimus locust est totius Sirie </text:span><text:span text:style-name="T1784">et Domini soldani in hac parte. </text:span><text:span text:style-name="T1785">Dicitur </text:span><text:span text:style-name="T1786">quod sub castro </text:span><text:span text:style-name="T1787">in uilla que </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T1787">Solab</text:span><office:annotation-end office:name="__Annotation__37352_2839827758"/><text:span text:style-name="T1787"> appelatur ac in terminis</text:span><text:span text:style-name="T1788"> eius </text:span><text:span text:style-name="T1789">christianorum </text:span><text:span text:style-name="T1790">scismaticorum </text:span><text:span text:style-name="T1791">circa </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T1717">xͣl</text:span><office:annotation-end office:name="__Annotation__36817_2839827758"/><text:span text:style-name="T1791"> milia </text:span><text:span text:style-name="T1792">commorentur </text:span><text:span text:style-name="T1793">de illis partibus oriundi.</text:span></text:p>
      <text:p text:style-name="P10"><text:span text:style-name="amh_5f_lettre_5f_rubriquee">D</text:span>e Iordane et locis sanctis uersus Galileam et in Galilea ac etiam de mari Tyberiada</text:p>
      <text:h text:style-name="amh_5f_premier_5f_paragraphe" text:outline-level="1">Predictis igitur <text:span text:style-name="T1794">locis diligenter </text:span><text:span text:style-name="T1795">uisitatis </text:span><text:span text:style-name="T1796">ad sacrum </text:span><text:span text:style-name="T1797">Iordanis flu</text:span><text:span text:style-name="T1798">u</text:span><text:span text:style-name="T1797">ium </text:span><text:span text:style-name="T1799">ueni, </text:span><text:span text:style-name="T1800">in quo more </text:span><text:span text:style-name="T1801">solito </text:span><text:span text:style-name="T1802">balneatus sunt cum ceteris </text:span><text:span text:style-name="T1803">peregrinis. </text:span><text:span text:style-name="amh_5f_lettre_5f_rubriquee">H</text:span><text:span text:style-name="T1804">ic fluuius </text:span><text:span text:style-name="T1805">non est magnus, nec multum profund</text:span><text:span text:style-name="T1806">u</text:span><text:span text:style-name="T1805">s, </text:span><text:span text:style-name="T1806">limosum </text:span><text:span text:style-name="T1807">fundum habens, bonos pisce</text:span><text:span text:style-name="T1808">s atque dulcis </text:span><text:span text:style-name="T1809">saporis </text:span><text:span text:style-name="T1810">enutriens </text:span><text:span text:style-name="T1811">aquam </text:span><text:span text:style-name="T1812">satis </text:span><text:span text:style-name="T1813">continens atque </text:span><text:span text:style-name="T1814">currens. </text:span><text:span text:style-name="T1815">V</text:span><text:span text:style-name="T1814">ersus </text:span><text:span text:style-name="T1816">septentrionem </text:span><text:span text:style-name="T1817">quatuor </text:span><text:span text:style-name="T1818">dietas </text:span><text:span text:style-name="T1815">de hoc loco </text:span><text:span text:style-name="T1819">in radice </text:span><text:span text:style-name="T1820">Libani montis </text:span><text:span text:style-name="T1821">scaturiens </text:span><text:span text:style-name="T1822">ex duobus fontibus ut dicitur Ior et Dan quibus collectis re et nomine </text:span><text:span text:style-name="T1823">trahit originem. </text:span><text:span text:style-name="T1824">P</text:span><text:span text:style-name="T1823">er mare Tiberiadis fluens, prope locum ubi christiani communiter </text:span><text:span text:style-name="T1824">balneantur, in mare tandem Mortuum dilabitur et non apparens ulterius in ibi absorbetur. </text:span><text:span text:style-name="T1825">Delendum quidem si tamen ministerium misticum non lateat quod fluuius tam delectabilis tam detestabili aque miscetur.</text:span></text:h>
      <text:p text:style-name="P79">In hoc igitur sanctissimus fluuio Christus Dei unicus et noster saluator doctrine atque honestatis, humilitatisque magister a precursore <text:span text:style-name="T1826">Iohanne baptizatur, uox summi Patris auditur, Spiritus Sanctum </text:span><text:span text:style-name="T1827">in modum columbe descendens cernitur, lauacrum </text:span><text:span text:style-name="T1828">regenerationis efficitur, </text:span><text:span text:style-name="T1829">undis naturalibus supernaturale Dei donum ad pecciaminum ablutionem donatur. Hunc fluuium Filii Iherusalem sicco uestigio transiuerunt, </text:span><text:span text:style-name="amh_5f_nombre_5f_romain"><text:span text:style-name="T1830">xii</text:span></text:span><text:span text:style-name="T1830"> lapides de eius fundo secundum </text:span><text:span text:style-name="amh_5f_nombre_5f_romain"><text:span text:style-name="T1830">xii</text:span></text:span><text:span text:style-name="T1830"> tribus assumentes et totidem aliunde </text:span><text:span text:style-name="T1831">sumptos in eius medium </text:span><text:span text:style-name="T1832">reponentes in memoriam </text:span><text:span text:style-name="T1833">miraculi perpetuo recolendi. Vndis </text:span><text:span text:style-name="T1834">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834">tiri</text:span><office:annotation-end office:name="__Annotation__10861_2659024224"/><text:span text:style-name="T1834"> lepra curatur, et breuiter pluribus preconiis hic fluuius insignitur, circa quem inter singula beatissimus ille Iohanes Baptista moratus est et baptismum penitentie </text:span><text:span text:style-name="T1835">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836">In hiis partibus plures sunt leones siluatici aliquotiens in pecoribus et iumentis habitantium dampna gerentes. </text:span></text:p>
      <text:p text:style-name="P80"><text:span text:style-name="amh_5f_lettre_5f_rubriquee">D</text:span>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837">est. </text:span><text:span text:style-name="amh_5f_lettre_5f_rubriquee">E</text:span><text:span text:style-name="T1838">t sciendum est quod in hac mea peregrinatione non semper </text:span><text:span text:style-name="T1839">secutus sum publica itinera et uulgaria, imo pro uisitandis sanctis locis hinc inde ut uolui multotiens </text:span><text:span text:style-name="T1840">deuiaui. Sic igitur procedens ueni </text:span><text:span text:style-name="T1841">in ultimo </text:span><text:span text:style-name="T1842">Silo, locum quidem sanctum atque </text:span><text:span text:style-name="T1843">amenum, ubi arca Dei sub Heli sacerdote longo tempore seruabatur, </text:span><text:span text:style-name="T1844">sicut ait liber Regum. </text:span><text:span text:style-name="T1845">Hic uota et sacrificia </text:span><text:span text:style-name="T1846">populi </text:span><text:span text:style-name="T1847">Domini </text:span><text:span text:style-name="T1848">reddebantur, Samuelique primo deus locutus est, et sibi inter cetera de mutatione </text:span><text:span text:style-name="T1849">sacerdotii reuelauit.</text:span></text:p>
      <text:p text:style-name="P81"><text:soft-page-break/>Inde procedens ueni <text:span text:style-name="T1850">in Sichen aut Sicar ubi est prouincia Samarit</text:span><text:span text:style-name="T1851">an</text:span><text:span text:style-name="T1850">orum. </text:span><text:span text:style-name="T1851">Vallis quidem pulcerrima est </text:span><text:span text:style-name="T1852">ac secunda, </text:span><text:span text:style-name="T1853">ciuitas que bona nunc Napolis appellata. </text:span><text:span text:style-name="T1854">I</text:span><text:span text:style-name="T1853">uxta quam, circa uiam </text:span><text:span text:style-name="T1855">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855">Iudeam</text:span><office:annotation-end office:name="__Annotation__15010_2659024224"/><text:span text:style-name="T1855">, </text:span><text:span text:style-name="T1856">Dominus cum muliere samaritana prope puteum </text:span><text:span text:style-name="T1857">loquabatur, </text:span><text:span text:style-name="T1858">qui et adhuc ibidem, </text:span><text:span text:style-name="T1859">sed aliquantulum obstructus est. Supra quem locum olim pulcra ecclesia erat, nunc plurimum dissipata. Et non </text:span><text:span text:style-name="T1860">longe sepulcrum est beatissimi patriarce Ioseph, cuius ossa de Egipto </text:span><text:span text:style-name="T1861">ad ipsius preceptum a filiis Israel transportata sunt. Hunc locum Iudei </text:span><text:span text:style-name="T1862">plurimum rueurantur. </text:span><text:span text:style-name="amh_5f_foliotation"><text:span text:style-name="T1863">[f. 241v]</text:span></text:span><text:span text:style-name="T1863"> In predicta ciuitate Dyna filia Iacob rapta est, sed crudelis uindicta urbis habitatoribus a duobus filiis Iacob postea illata est. In hac prouincia </text:span><text:span text:style-name="T1864">Samarie est singularis quedam </text:span><text:span text:style-name="T1865">secta hominum </text:span><text:span text:style-name="T1866">qui Samaritani specialiter nominantur. </text:span><text:span text:style-name="T1867">Hii quoque nec legem christianorum, nec Iudeorum, nec Sarracenorum, </text:span><text:span text:style-name="T1868">nec etiam paganorum sectantur, </text:span><text:span text:style-name="T1869">sed unum Deum </text:span><text:span text:style-name="T1870">dicentes, </text:span><text:span text:style-name="T1871">opiniones, </text:span><text:span text:style-name="T1872">ritus colendi ac modos uiuendi mirabiles tenent, se solos reputantes de numero </text:span><text:span text:style-name="T1873">saluandorum. </text:span><text:span text:style-name="T1874">Et etiam in habitu ab aliis distinguntur, </text:span><text:span text:style-name="T1875">quia cum in hiis partibus habitantes generaliter </text:span><text:span text:style-name="T1876">inuoluunt capita lintheis </text:span><text:span text:style-name="T1877">longissimis christitani </text:span><text:span text:style-name="T1878">blauiis, sarraceni, albis, iudeis, </text:span><text:span text:style-name="T1879">glauci sunt, horum </text:span><text:span text:style-name="T1880">capita rubeis inuoluuntur, et se dicunt de dilectissimis inter omn</text:span><text:span text:style-name="T1881">e</text:span><text:span text:style-name="T1880">s.</text:span></text:p>
      <text:p text:style-name="P82"><text:span text:style-name="amh_5f_lettre_5f_rubriquee">D</text:span>e Sythen igitur processi uersus Samariam quondam famosissimam ciuitatem, caput huius prouincie que et Samaria ab hac appellatur. Ciuitas autem nunc Sebaste dicitur, et multum assimilatur ciuitate sancte in situ. <text:span text:style-name="T1882">In hac fuit caput et sedes regni decem tribuum postquam Salomonis, si attribuit Iuda et Beniamin dimiserunt, successores quidem secundum </text:span><text:span text:style-name="T1883">sanguinem </text:span><text:span text:style-name="T1884">Dauid regnantes in Iherusalem </text:span><text:span text:style-name="T1885">reges Iuda regnantes uero </text:span><text:span text:style-name="T1886">in Samaria super </text:span><text:span text:style-name="amh_5f_nombre_5f_romain"><text:span text:style-name="T1886">x</text:span></text:span><text:span text:style-name="T1886"> tribus, reges Israel dicebantur. Hec egregia quondam </text:span><text:span text:style-name="T1887">ciuitas desolata est et destructa in ualde pulcro monte sita. Aliquas christianorum ecclesias adhuc habet </text:span><text:span text:style-name="T1888">et precipue tamen unam ualde plucram habuit, cuius adhuc apparent uestigia, ubi caput beati Iohanis Baptiste absciditur, </text:span><text:span text:style-name="T1889">et corpus achephalum </text:span><text:span text:style-name="T1890">a discipulis tumulatur. </text:span><text:span text:style-name="amh_5f_lettre_5f_rubriquee">O</text:span><text:span text:style-name="T1891"> uere sacer </text:span><text:span text:style-name="T1892">locus illius sanguinis effusione </text:span><text:span text:style-name="T1893">sacratus, quo nemo </text:span><text:span text:style-name="T1894">maiuor inter natos mulierum </text:span><text:span text:style-name="T1895">surrexit, hoc ipsa ueritate que Christus est clarius attestante. Huius ciuitatis ruine magne nunc apparentes, multitudine columpnarum, numerositate monumentorum </text:span><text:span text:style-name="T1896">in eis et circa ipsas apparentium </text:span><text:span text:style-name="T1897">antique nobilitatis prestant testimonium.</text:span></text:p>
      <text:p text:style-name="P83">Inde aut<text:span text:style-name="T1898">em</text:span> progrediens, <text:span text:style-name="T1899">montanis dimissis, ueni in planitiem </text:span><text:span text:style-name="T1898">Galilee. Est autem Galilea prouincia</text:span><text:span text:style-name="T1900">terre promissionis, melior et fertilior, planis, montibus atque </text:span><text:span text:style-name="T1901">uallibus multum grata, conuersatione, miraculis </text:span><text:span text:style-name="T1902">et uestigiis </text:span><text:span text:style-name="T1903">S</text:span><text:span text:style-name="T1902">aluatoris ac sanctorum </text:span><text:span text:style-name="T1903">plurimum decorata. </text:span><text:span text:style-name="T1904">In cuius planitie </text:span><text:span text:style-name="T1905">ac decliuis montium hec loca sancta sunt, ad memoriam </text:span><text:span text:style-name="T1906">merito reuocanda, scilicet Naym ciuitas, Capharnaum, Betsaida, Cana Galilee, et cetera </text:span><text:span text:style-name="T1907">ubi que Dei Filius </text:span><text:span text:style-name="T1908">prodigia fecerit dicere non oportet cum h</text:span><text:span text:style-name="T1909">ec</text:span><text:span text:style-name="T1908"> sacra Euuangelia recitent. </text:span><text:span text:style-name="amh_5f_lettre_5f_rubriquee">C</text:span><text:span text:style-name="T1910">onfert autem </text:span><text:span text:style-name="T1911">ultra modum </text:span><text:span text:style-name="T1912">homini </text:span><text:span text:style-name="T1913">hec sancta loca uidere </text:span><text:span text:style-name="T1914">quia </text:span><text:span text:style-name="T1915">profecto deuotio excitatur, et uidetur quod Christi uita ac suorum apostolorum quodammodo </text:span><text:span text:style-name="T1916">oculis </text:span><text:soft-page-break/><text:span text:style-name="T1916">corporalibus intuetur et ex hoc in corde fundatum fidei </text:span><text:span text:style-name="T1917">feruorem </text:span><text:span text:style-name="T1918">accendimus. </text:span><text:span text:style-name="amh_5f_lettre_5f_rubriquee">C</text:span><text:span text:style-name="T1919">irca fines Galilee ubi gladiis infidelium primus </text:span><text:span text:style-name="T1920">rex populi Israel, </text:span><text:span text:style-name="T1921">Saul et eius filius Ionathas </text:span><text:span text:style-name="T1922">ceciderunt, </text:span><text:span text:style-name="T1923">super cuius morte pissimus Dauid prophetauit prouide ac notabiliter, </text:span><text:span text:style-name="T1924">uerba exprimens </text:span><text:span text:style-name="T1925">conuenientissima signa cordis amicabilis ac sinceri. </text:span><text:span text:style-name="T1926">E</text:span><text:span text:style-name="T1927">x quorum sententia </text:span><text:span text:style-name="T1928">subtiliter </text:span><text:span text:style-name="T1929">trahitur </text:span><text:span text:style-name="T1930">quod amor amicitie maior est amore </text:span><text:span text:style-name="T1931">concupisc</text:span><text:span text:style-name="T1932">i</text:span><text:span text:style-name="T1931">entie, </text:span><text:span text:style-name="T1932">naturali amori inter mortales </text:span><text:span text:style-name="T1933">maxime </text:span><text:span text:style-name="T1934">coequatus. Qui amor </text:span><text:span text:style-name="T1935">uidetur </text:span><text:span text:style-name="T1936">esse </text:span><text:span text:style-name="T1937">quem </text:span><text:span text:style-name="T1938">ad filium </text:span><text:span text:style-name="T1939">fert </text:span><text:span text:style-name="T1940">unigenitum </text:span><text:span text:style-name="T1941">indissolubili glutino genitrix uirtuosa. </text:span><text:span text:style-name="amh_5f_lettre_5f_rubriquee">I</text:span><text:span text:style-name="T1941">n predictis montibus, subacto </text:span><text:span text:style-name="T1942">fideli </text:span><text:span text:style-name="T1943">populo, </text:span><text:span text:style-name="T1944">arca ducitur captiuata.</text:span></text:p>
      <text:p text:style-name="P84"><text:span text:style-name="amh_5f_lettre_5f_rubriquee">H</text:span><text:span text:style-name="T1944">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944">transacto</text:span><office:annotation-end office:name="__Annotation__33252_2659024224"/><text:span text:style-name="T1944">, </text:span><text:span text:style-name="T1945">dimissa planitie </text:span><text:span text:style-name="T1946">Galilee, ueni </text:span><text:span text:style-name="T1947">ad sanctissimam ciuitatem </text:span><text:span text:style-name="T1948">Nazareth que nunc uilla campestris, immunita, </text:span><text:span text:style-name="T1949">domibus et habitaculis </text:span><text:span text:style-name="T1950">non collectis </text:span><text:span text:style-name="T1951">est</text:span><text:span text:style-name="T1950">, </text:span><text:span text:style-name="T1952">sed </text:span><text:span text:style-name="T1953">inuicem </text:span><text:span text:style-name="T1954">distantibus et disparsis. </text:span><text:span text:style-name="amh_5f_lettre_5f_rubriquee">E</text:span><text:span text:style-name="T1954">st autem </text:span><text:span text:style-name="T1955">Nazareth sita in ualle paruula, gratiosa plurimum, montibus undique </text:span><text:span text:style-name="T1956">circumclusa. </text:span><text:span text:style-name="T1957">Hec est propria ciuitas </text:span><text:span text:style-name="T1958">Christi unde </text:span><text:span text:style-name="T1959">secundum </text:span><text:span text:style-name="T1960">carnem </text:span><text:span text:style-name="T1961">traxit </text:span><text:span text:style-name="T1962">originem, </text:span><text:span text:style-name="T1963">unde dicitur </text:span><text:span text:style-name="T1964">Nazarenus. </text:span><text:span text:style-name="T1965">In hoc </text:span><text:span text:style-name="T1966">loco florido initium nostre </text:span><text:span text:style-name="T1967">salutis effloruit </text:span><text:span text:style-name="T1968">Dominus Deus, </text:span><text:span text:style-name="T1969">Dei Filius, </text:span><text:span text:style-name="T1970">ex castissimis sanguinibus </text:span><text:span text:style-name="T1971">uirginis corpus assumens, humanam </text:span><text:span text:style-name="amh_5f_foliotation"><text:span text:style-name="T1972">[f. 246r]</text:span></text:span><text:span text:style-name="T1972"> </text:span><text:span text:style-name="T1973">naturam diuine ypostasi </text:span><text:span text:style-name="T1974">ineffabiliter coniunxit, qui uirtute Sancti Spiritus </text:span><text:span text:style-name="T1975">feminam hanc labe </text:span><text:span text:style-name="T1976">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1977">priuauit</text:span><office:annotation-end office:name="__Annotation__40276_2659024224"/><text:span text:style-name="T1976"> uel sic que uirtute </text:span><text:span text:style-name="T1978">S</text:span><text:span text:style-name="T1976">ancti </text:span><text:span text:style-name="T1978">Spiritus </text:span><text:span text:style-name="T1979">femina originalis peccati eradicauit surculum </text:span><text:span text:style-name="T1980">qui per feminam, suasione </text:span><text:span text:style-name="T1981">malignis spiritus, in salutis perniciem </text:span><text:span text:style-name="T1982">diutius </text:span><text:span text:style-name="T1983">pullularat eneruauit. </text:span><text:span text:style-name="T1984">Mens non capit, lingua tabescit, </text:span><text:span text:style-name="T1985">scriptura nequit huius loci dignitatem enodar</text:span><text:span text:style-name="T1986">e, </text:span><text:span text:style-name="T1987">ubi Gabriel arcangelus </text:span><text:span text:style-name="T1988">opportuni </text:span><text:span text:style-name="T1989">nuncii baiulis, Virginem gloriosam salutando, </text:span><text:span text:style-name="T1990">celesti </text:span><text:span text:style-name="T1991">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1992">pr</text:span><text:span text:style-name="T1993">o</text:span><text:span text:style-name="T1992">c</text:span><text:span text:style-name="T1993">ur</text:span><text:span text:style-name="T1992">atur</text:span><office:annotation-end office:name="__Annotation__42257_2659024224"/><text:span text:style-name="T1992"> </text:span><text:span text:style-name="T1994">sponsam </text:span><text:span text:style-name="T1995">ut</text:span><text:span text:style-name="T1994">, </text:span><text:span text:style-name="T1995">consensu requisito et debite </text:span><text:span text:style-name="T1996">adhibito, digna a deo preelecta puella fieri Dei genitrix mereretur. Breuiter </text:span><text:span text:style-name="T1997">in hoc loco conceptio Christi, </text:span><text:span text:style-name="T1998">operum Dei </text:span><text:span text:style-name="T1999">clarissima mirabiliter, </text:span><text:span text:style-name="T2000">in uirginali utero </text:span><text:span text:style-name="T2001">celebratur </text:span><text:span text:style-name="T2002">et obumbratione Spiritus Sancti </text:span><text:span text:style-name="T2003">fecundatur, </text:span><text:span text:style-name="T2004">fructu nobilissimo cursum nature et ordinem </text:span><text:span text:style-name="T2005">et limites </text:span><text:span text:style-name="T2006">excedente. </text:span><text:span text:style-name="T2007">In hoc loco pulcra fuit ecclesia atque magna, que heu quasi destructa est, paruulus </text:span><text:span text:style-name="T2008">tamen locus est in ea coopertus, et a Sarracenis </text:span><text:span text:style-name="T2009">diligenter custoditur, </text:span><text:span text:style-name="T2010">ubi circa </text:span><text:span text:style-name="T2011">quamdam </text:span><text:span text:style-name="T2012">columpnam marmoreum </text:span><text:span text:style-name="T2013">asserunt </text:span><text:span text:style-name="T2014">ueneranda conceptionis </text:span><text:span text:style-name="T2015">misteria </text:span><text:span text:style-name="T2016">esse facta.</text:span></text:p>
      <text:p text:style-name="P85">In Nazareth sunt pessimi Sarraceni, <text:span text:style-name="T2017">et uidetur </text:span><text:span text:style-name="T2018">quod fuerint </text:span><text:span text:style-name="T2019">ab antiquo rationabiliter </text:span><text:span text:style-name="T2020">quia dictum sit </text:span><text:span text:style-name="T2021">in Euuangelio : « </text:span><text:span text:style-name="T2022">A Nazareth potest aliquid boni esse ». </text:span><text:span text:style-name="T2023">Ad infinitam </text:span><text:span text:style-name="T2024">siquidem </text:span><text:span text:style-name="T2025">Dei bonitatem pertinet </text:span><text:span text:style-name="T2026">ut ex malis bona eliciat, </text:span><text:span text:style-name="T2027">et ex pessimis optima </text:span><text:span text:style-name="T2028">dispositione </text:span><text:span text:style-name="T2029">suauissima </text:span><text:span text:style-name="T2030">proferantur. In ipso loco Christi peragitur </text:span><text:span text:style-name="T2031">infantia, a parentibus educatur, </text:span><text:span text:style-name="T2032">proficit </text:span><text:span text:style-name="T2033">etate </text:span><text:span text:style-name="T2034">et gratia, </text:span><text:span text:style-name="T2035">ac pro nobis </text:span><text:span text:style-name="T2036">parentibus subditur cuius </text:span><text:span text:style-name="T2037">nutui </text:span><text:span text:style-name="T2038">obediunt </text:span><text:span text:style-name="T2039">uniuersa. </text:span><text:span text:style-name="T2040">Fons </text:span><text:span text:style-name="T2041">ibi monstratur </text:span><text:span text:style-name="T2042">quo puer </text:span><text:span text:style-name="T2043">balneatur, uestes quoque </text:span><text:span text:style-name="T2044">eius </text:span><text:span text:style-name="T2045">per matrem </text:span><text:span text:style-name="T2046">abluuntur, de quo et portare aquam ad hospitium </text:span><text:span text:style-name="T2047">pro humanis necessitatibus </text:span><text:span text:style-name="T2048">tam mater </text:span><text:span text:style-name="T2049">quam filius consuerunt. </text:span><text:span text:style-name="amh_5f_lettre_5f_rubriquee">I</text:span><text:span text:style-name="T2050">n loco susceptionis </text:span><text:span text:style-name="T2051">Christi </text:span><text:span text:style-name="T2052">celebrari </text:span><text:span text:style-name="T2053">missam feci </text:span><text:span text:style-name="T2054">de Annuntiatione </text:span><text:span text:style-name="T2055">Virginis Marie. </text:span><text:span text:style-name="T2056">Prope </text:span><text:span text:style-name="T2057">autem ad unum miliare, </text:span><text:span text:style-name="T2058">est locus qui </text:span><text:span text:style-name="T2059">S</text:span><text:span text:style-name="T2058">altus Domini </text:span><text:span text:style-name="T2060">uocatur, </text:span><text:span text:style-name="T2059">ubi cum </text:span><text:span text:style-name="T2061">Chrisus deiectus esset </text:span><text:span text:style-name="T2062">ut principitaretur de cacumine montis, </text:span><text:span text:style-name="T2063">ipse </text:span><text:span text:style-name="T2064">transiens per </text:span><text:soft-page-break/><text:span text:style-name="T2065">medium illorum </text:span><text:span text:style-name="T2066">ibat, </text:span><text:span text:style-name="T2067">Euuangelio testante. </text:span><text:span text:style-name="amh_5f_lettre_5f_rubriquee">D</text:span><text:span text:style-name="T2068">e hoc loco processi </text:span><text:span text:style-name="T2069">uersus </text:span><text:span text:style-name="T2070">montem </text:span><text:span text:style-name="T2071">Tabor </text:span><text:span text:style-name="T2072">in media die. </text:span><text:span text:style-name="T2073">Hic mons omnino formosus est et bene altus in quo quondam </text:span><text:span text:style-name="T2074">erat </text:span><text:span text:style-name="T2075">ciuitas fortis ubi </text:span><text:span text:style-name="T2076">et adhuc </text:span><text:span text:style-name="T2077">apparent </text:span><text:span text:style-name="T2078">alique </text:span><text:span text:style-name="T2079">christianorum ecclesie deuotione </text:span><text:span text:style-name="T2080">congrua uenerande. </text:span><text:span text:style-name="T2081">Ibi </text:span><text:span text:style-name="T2082">et en</text:span><text:span text:style-name="T2083">im </text:span><text:span text:style-name="T2084">frequenter </text:span><text:span text:style-name="T2085">Christus </text:span><text:span text:style-name="T2086">discipulis suis docuit, </text:span><text:span text:style-name="T2087">archana </text:span><text:span text:style-name="T2088">secretor</text:span><text:span text:style-name="T2089">um </text:span><text:span text:style-name="T2090">celestium </text:span><text:span text:style-name="T2091">reuelauit, </text:span><text:span text:style-name="T2092">ut ex hoc non immerito </text:span><text:span text:style-name="T2093">singularis </text:span><text:span text:style-name="T2094">scola Domini </text:span><text:span text:style-name="T2095">appeletur, celum </text:span><text:span text:style-name="T2096">empireum </text:span><text:span text:style-name="T2097">representans, ubi Dominus </text:span><text:span text:style-name="T2098">noster </text:span><text:span text:style-name="T2099">transfiguratus </text:span><text:span text:style-name="T2100">est, </text:span><text:span text:style-name="T2101">uox </text:span><text:span text:style-name="T2102">patris audita est, Mo</text:span><text:span text:style-name="T475">i</text:span><text:span text:style-name="T2102">ses et Helias uisi sunt a tribus discipulis ad hanc uisionem </text:span><text:span text:style-name="T2103">assumptis, </text:span><text:span text:style-name="T2104">felicitatis</text:span><text:span text:style-name="T2105">que eterne </text:span><text:span text:style-name="T2106">dulcedo ibi quodammodo pregustata </text:span><text:span text:style-name="T2107">est. Vnde </text:span><text:span text:style-name="T2108">et Petrus </text:span><text:span text:style-name="T2109">confident</text:span><text:span text:style-name="T2110">e</text:span><text:span text:style-name="T2109">r </text:span><text:span text:style-name="T2110">dixit : </text:span><text:span text:style-name="T2111">« Domine bonum est nos hic esse », faciamus hic et cetera.</text:span></text:p>
      <text:p text:style-name="P86"><text:span text:style-name="amh_5f_lettre_5f_rubriquee">D</text:span>e hoc loco ueni ad mare Galilee et ad Tiberiadem ciuitatem supra ipsum <text:span text:style-name="T2112">mare siue </text:span><text:span text:style-name="T2113">medio locata</text:span><text:span text:style-name="T2114">m. </text:span><text:span text:style-name="T2115">Est autem hoc mare reuera lacus multum magnus et fortitan in circuitu circiter </text:span><text:span text:style-name="amh_5f_nombre_5f_romain"><text:span text:style-name="T2116">xxx</text:span></text:span><text:span text:style-name="T2116"> miliaria continens, </text:span><text:span text:style-name="T2117">per cuius </text:span><text:span text:style-name="T2118">medium </text:span><text:span text:style-name="T2119">fluuius Iordanis currit, bonos </text:span><text:span text:style-name="T2120">pisces habet </text:span><text:span text:style-name="T2121">et in magna copia, </text:span><text:span text:style-name="T2122">aqua </text:span><text:span text:style-name="T2123">siquidem dulcis </text:span><text:span text:style-name="T2124">est et amabilis ad bibendum. </text:span><text:span text:style-name="T2125">Ciuitas uero </text:span><text:span text:style-name="T2126">ipsa Tiberiadis parum </text:span><text:span text:style-name="T2127">uallet et parum ualuisse uidetur etiam ab antiquo, </text:span><text:span text:style-name="T2128">sunt </text:span><text:span text:style-name="T2129">tamen </text:span><text:span text:style-name="T2130">bona balnea </text:span><text:span text:style-name="T2131">naturalia </text:span><text:span text:style-name="T2132">apud </text:span><text:span text:style-name="T2133">ipsam. </text:span><text:span text:style-name="T2134">Sane supra </text:span><text:span text:style-name="T2135">mare Galilee predictum Christus </text:span><text:span text:style-name="T2136">siccis pedibus ambulauit, ipsum tempestuosum dum uentis ageretur tranquillum esse precepit, Petrum dum in ipso mergi cepissit erexit, et post suam resurrectionem ibidem discipulis suis apparuit, quos piscari iussos, rete magnis </text:span><text:span text:style-name="T2137">piscibus </text:span><text:span text:style-name="amh_5f_foliotation"><text:span text:style-name="T2137">[f. 246v]</text:span></text:span><text:span text:style-name="T2137"> </text:span><text:span text:style-name="T2138">impleuit. </text:span><text:span text:style-name="T2139">Per hoc mare sepe Christus </text:span><text:span text:style-name="T2140">nauigauit, </text:span><text:span text:style-name="T2141">circa quod </text:span><text:span text:style-name="T2142">Petrum </text:span><text:span text:style-name="T2143">et Andream uocauit, multa milia hominum </text:span><text:span text:style-name="T2144">paucis </text:span><text:span text:style-name="T2145">piscibus ac panibus saciauit, et sua frequenti presentia has partes deuotas et dignas fecit.</text:span></text:p>
      <text:p text:style-name="P87">In capite huius maris <text:span text:style-name="T2146">uersus aquilonem est forte castrum et magnum </text:span><text:span text:style-name="T2147">atque altum, Saphet </text:span><text:span text:style-name="T2148">nomine, </text:span><text:span text:style-name="T2149">et uilla eius</text:span><text:span text:style-name="T2150">dem nominis </text:span><text:span text:style-name="T2151">delectabilis atque magna. Hoc fortalicium </text:span><text:span text:style-name="T2152">secundum </text:span><text:span text:style-name="T2153">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153">Krak</text:span><office:annotation-end office:name="__Annotation__76830_2659024224"/><text:span text:style-name="T2153">, cuius </text:span><text:span text:style-name="T2154">memoriam superius feci </text:span><text:span text:style-name="T2155">in hiis partibus. </text:span><text:span text:style-name="T2156">V</text:span><text:span text:style-name="T2155">erum </text:span><text:span text:style-name="T2156">in hiis partibus iuxta terram promissionis huic castro </text:span><text:span text:style-name="T2157">aliud in fortitudine ac edificiis </text:span><text:span text:style-name="T2158">non equatur. </text:span><text:span text:style-name="amh_5f_lettre_5f_rubriquee">N</text:span><text:span text:style-name="T2158">on longe ab hoc castro est ciuitas Dan, alter terminus scilicet terre promissionis </text:span><text:span text:style-name="T2159">uersus </text:span><text:span text:style-name="T2160">aquilonem, </text:span><text:span text:style-name="T2161">que et Belmas, aut Cesarea Philippi dicitur, in pede montis Libani </text:span><text:span text:style-name="T2162">delectabiliter </text:span><text:span text:style-name="T2163">situata.</text:span></text:p>
      <text:p text:style-name="P88"><text:span text:style-name="amh_5f_lettre_5f_rubriquee">E</text:span>t sciendum est quod terre promissionis in longitudine, <text:span text:style-name="T2164">a Dan scilicet usque Betsabee, de plaga septentrionali </text:span><text:span text:style-name="T2165">uersus </text:span><text:span text:style-name="T2166">australem </text:span><text:span text:style-name="T2167">protensa, tenet </text:span><text:span text:style-name="T2168">circa </text:span><text:span text:style-name="T2169">centum </text:span><text:span text:style-name="amh_5f_nombre_5f_romain"><text:span text:style-name="T2170">lx</text:span></text:span><text:span text:style-name="T2169"> miliaria. </text:span><text:span text:style-name="T2171">Et in latitudine </text:span><text:span text:style-name="T2172">sua quod est ab oriente in occidentem, scilicet a finibus Iherico </text:span><text:span text:style-name="T2173">usque Yoppen, </text:span><text:span text:style-name="T2174">parum ultra </text:span><text:span text:style-name="amh_5f_nombre_5f_romain"><text:span text:style-name="T2170">xl</text:span></text:span><text:span text:style-name="T2174">. </text:span><text:span text:style-name="T2175">Unde </text:span><text:span text:style-name="T2176">cum sit adeo </text:span><text:span text:style-name="T2177">suis </text:span><text:span text:style-name="T2178">termi</text:span><text:span text:style-name="T2179">ni</text:span><text:span text:style-name="T2178">s, </text:span><text:span text:style-name="T2180">admirabilis </text:span><text:span text:style-name="T2181">innumerositas populi </text:span><text:span text:style-name="T2182">israel, </text:span><text:span text:style-name="T2183">nobilitatisque </text:span><text:span text:style-name="T2184">magnitudo, potentio diuitiarumque ipsius </text:span><text:span text:style-name="T2185">singulari</text:span><text:span text:style-name="T2186">s </text:span><text:span text:style-name="T2187">excellentia merito </text:span><text:span text:style-name="T2188">debet </text:span><text:span text:style-name="T2189">attribui </text:span><text:span text:style-name="T2190">miraculorum operatrici </text:span><text:span text:style-name="T2191">diuine </text:span><text:span text:style-name="T2192">potentie </text:span><text:span text:style-name="T2193">et non </text:span><text:span text:style-name="T2194">humane </text:span><text:span text:style-name="T2195">industrie, </text:span><text:span text:style-name="T2196">cursuique usitato </text:span><text:span text:style-name="T2197">nature, </text:span><text:span text:style-name="T2198">qu</text:span><text:span text:style-name="T2199">a </text:span><text:span text:style-name="T2200">potentia </text:span><text:span text:style-name="T2201">ac Dei </text:span><text:span text:style-name="T2202">gratuita </text:span><text:span text:style-name="T2203">presidentia, ipse </text:span><text:span text:style-name="T2204">sibi </text:span><text:span text:style-name="T2205">predictas </text:span><text:span text:style-name="T2206">partes </text:span><text:span text:style-name="T2207">Israel </text:span><text:span text:style-name="T2208">conquirere, inhabitare et usque </text:span><text:span text:style-name="T2209">ad prefinitum </text:span><text:span text:style-name="T2210">tempus meruerunt </text:span><text:span text:style-name="T2211">secundum </text:span><text:span text:style-name="T2212">comprehensibilia Dei iudicia </text:span><text:span text:style-name="T2213">possidere.</text:span><text:span text:style-name="T2213"><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10"><text:span text:style-name="amh_5f_lettre_5f_rubriquee">D</text:span>e Damasco <text:span text:style-name="T2214">et terminis </text:span><text:span text:style-name="T2215">eius </text:span><text:span text:style-name="T2216">ac montibus Libani et fine </text:span><text:span text:style-name="T2217">pergrinationis</text:span></text:p>
      <text:h text:style-name="amh_5f_premier_5f_paragraphe" text:outline-level="1">T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89">Inde procedens tribus diebus ueni Damascum, ciuitatem antiquam nobilem et famosam. <text:span text:style-name="amh_5f_lettre_5f_rubriquee">E</text:span><text:span text:style-name="T2218">t sciendum quod tota regio que est inter desertum </text:span><text:span text:style-name="T2219">Egipti </text:span><text:span text:style-name="T2220">et Arabie, </text:span><text:span text:style-name="T2221">protensa de autsrto in aquilonem </text:span><text:span text:style-name="T2222">usque </text:span><text:span text:style-name="T2223">ad Sciciliam, Armeniam et Caldeam, </text:span><text:span text:style-name="T2224">et ab oriente de deserto magno usque ad occidentem mare Mediterraneum, generali uocabulo Siria appelatur in plures speciales prouincias subdiuisa. </text:span><text:span text:style-name="T2225">Partes enim eius sunt Siria, Fenicis, Palestina, Iudea, Galilea, Mesopotamia Sirie, </text:span><text:span text:style-name="T2226">Siria Libani, </text:span><text:span text:style-name="T2227">Siria Damasci </text:span><text:span text:style-name="T2228">et alie huiusmodi, </text:span><text:span text:style-name="T2229">quas ad plenum </text:span><text:span text:style-name="T2230">edicere longum esset.</text:span></text:p>
      <text:p text:style-name="P90">Et ceterum uerus terram promissionis locus ubi Saulus diuinitus prosternitur et <text:span text:style-name="T2231">P</text:span>aulus erigitur, Christo informati consentit et de persecutore <text:span text:style-name="T2232">trucissimo uas electionis sit, annuente clementia Saluatoris. Et in Damasco tribus diebus ipse paulus non uidens permansit nullo cibo corporali penitus recreatus, quo triduo ad tertium </text:span><text:span text:style-name="T2233">celum </text:span><text:span text:style-name="T2234">rapitur, </text:span><text:span text:style-name="T2235">archana </text:span><text:span text:style-name="T2236">uerba audiens </text:span><text:span text:style-name="T2237">que non licet homini </text:span><text:span text:style-name="T2238">loqui, ut </text:span><text:span text:style-name="T2239">ipse </text:span><text:span text:style-name="T2240">in epistola quadam de se loquens fatetur. </text:span><text:span text:style-name="T2241">Dicit autem beatus Augustinus in libro </text:span><text:span text:style-name="T2242">D</text:span><text:span text:style-name="T2241">e uiden</text:span><text:span text:style-name="T2243">d</text:span><text:span text:style-name="T2241">o Deum </text:span><text:span text:style-name="T2242">et </text:span><text:span text:style-name="T2244">S</text:span><text:span text:style-name="T2242">upra </text:span><text:span text:style-name="T2244">Genesim ad litteram, </text:span><text:span text:style-name="T2245">quod in hoc raptu triduano </text:span><text:span text:style-name="T2246">P</text:span><text:span text:style-name="T2247">aulus Deum per essentiam uiderit</text:span><text:span text:style-name="T2247"><text:note text:id="ftn105" text:note-class="footnote"><text:note-citation>105</text:note-citation><text:note-body><text:p text:style-name="amh_5f_note_5f_apparat"><text:span text:style-name="amh_5f_apparat_5f_lemme">in hoc raptu triduano… per essentiam uiderit</text:span> <text:span text:style-name="amh_5f_apparat_5f_commentaire">(Aug., </text:span><text:span text:style-name="amh_5f_apparat_5f_commentaire"><text:span text:style-name="T2248">De uidendo Deo</text:span></text:span><text:span text:style-name="amh_5f_apparat_5f_commentaire"> ; </text:span><text:span text:style-name="amh_5f_apparat_5f_commentaire"><text:span text:style-name="T2248">De Gen. ad litt. XII</text:span></text:span><text:span text:style-name="amh_5f_apparat_5f_commentaire"> ; cf. 2 Cor. 12,2-4</text:span>)</text:p></text:note-body></text:note></text:span><text:span text:style-name="T2247">, in carne scilicet uiuens, </text:span><text:span text:style-name="T2246">quo </text:span><text:span text:style-name="T2249">ad hac tamen uisionem </text:span><text:span text:style-name="T2250">sensibus carnis minime utens. </text:span><text:span text:style-name="T2251">Oculis </text:span><text:span text:style-name="T2252">enim corporalibus </text:span><text:span text:style-name="amh_5f_foliotation"><text:span text:style-name="T2252">[f. 247r]</text:span></text:span><text:span text:style-name="T2252"> </text:span><text:span text:style-name="T2253">uel quacumque </text:span><text:span text:style-name="T2254">cognitiua </text:span><text:span text:style-name="T2255">uirtute organo corporeo alligata, nullo modo diuina </text:span><text:span text:style-name="T2256">potentia et essentia ab aliquo potest intueri, sed solo intellectu uidetur </text:span><text:span text:style-name="T2257">ipsum diuinum </text:span><text:span text:style-name="T2258">esse cum tamen deformitatem eius quodam </text:span><text:span text:style-name="T2259">gloriose lumine perlustrauerit. Et dicit beatus Augustinus </text:span><text:span text:style-name="T2260">ibidem quod </text:span><text:span text:style-name="T2261">nulli in hac uita datum est Deum per essentiam </text:span><text:span text:style-name="T2262">uidere </text:span><text:span text:style-name="T2263">nisi duobus primis doctoribus Paulo </text:span><text:span text:style-name="T2264">quidem </text:span><text:span text:style-name="T2265">gentium </text:span><text:span text:style-name="T2266">et Moisi </text:span><text:span text:style-name="T2267">iudeorum. </text:span><text:span text:style-name="amh_5f_lettre_5f_rubriquee">O</text:span><text:span text:style-name="T2268"> quanta profunditas sapientie </text:span><text:span text:style-name="T2269">infinite, que tam clare primos magistros luce ueritatis uoluit informare ut, irrefragabilibus </text:span><text:span text:style-name="T2270">fundamentis discipline </text:span><text:span text:style-name="T2271">innixi, docerent constantius riuis beneficis humana </text:span><text:span text:style-name="T2272">corda arentia irrigando, </text:span><text:span text:style-name="T2273">quos a primo ueritatis fonte clara uisione nouerant efluxisse.</text:span></text:p>
      <text:p text:style-name="P91"><text:span text:style-name="amh_5f_lettre_5f_rubriquee">E</text:span>st autem Damascus cuius <text:span text:style-name="T2274">ante memini antiquissima, pulcerrima, ditissima ciuitas, omnibus mercatoribus et uictualibus perhabundans. </text:span><text:span text:style-name="T2275">Species </text:span><text:span text:style-name="T2276">namque </text:span><text:span text:style-name="T2277">Indice, </text:span><text:span text:style-name="T2278">petre preciose, sericum plurimum, aromata </text:span><text:span text:style-name="T2279">infinita illic de Baldaco et ceteris </text:span><text:span text:style-name="T2280">partibus </text:span><text:span text:style-name="T2281">orientalibu</text:span><text:span text:style-name="T2282">s</text:span><text:span text:style-name="T2281">, Persia, </text:span><text:span text:style-name="T2283">Iudea, maiori </text:span><text:soft-page-break/><text:span text:style-name="T2283">Armenia in camelis et aliis summariis adducuntur et inde per mercatores </text:span><text:span text:style-name="T2284">ad diuersas partes alias mundi longe late disperguntur. </text:span><text:span text:style-name="amh_5f_lettre_5f_rubriquee">D</text:span><text:span text:style-name="T2285">istat </text:span><text:span text:style-name="T2286">autem Damascus </text:span><text:span text:style-name="T2287">a mari tribus dietis </text:span><text:span text:style-name="T2288">et multum delectabilis est, aquis fluentibus mediocribus quantitate, fontibus clarius intus et extra rigata. In circuitu sui ortos habens </text:span><text:span text:style-name="T2289">ut dicitur circa </text:span><text:span text:style-name="amh_5f_nombre_5f_romain"><text:span text:style-name="T2290">lx</text:span></text:span><text:span text:style-name="T2289"> miliaria, </text:span><text:span text:style-name="T2291">arborum </text:span><text:span text:style-name="T2292">amenitate </text:span><text:span text:style-name="T2293">et utilitate </text:span><text:span text:style-name="T2294">fructum </text:span><text:span text:style-name="T2295">ultra </text:span><text:span text:style-name="T2290">quam credi </text:span><text:span text:style-name="T2296">potest, </text:span><text:span text:style-name="T2297">humanis </text:span><text:span text:style-name="T2298">sollatiis </text:span><text:span text:style-name="T2299">et </text:span><text:span text:style-name="T2300">refocilliationibus adoptatos. Dicitur </text:span><text:span text:style-name="T2301">quod quilibet ortus custodibus ex equo diuisis, ad minus habet tres custodes, quod si uerum </text:span><text:span text:style-name="T2302">est ex ipsis consurgit in summa personarum maxima multitudo. Et ipsa ciuitas in se multum est populosa, artifices mechanicos </text:span><text:span text:style-name="T2303">diuersi </text:span><text:span text:style-name="T2304">generis optimos habens, </text:span><text:span text:style-name="T2305">et precipue </text:span><text:span text:style-name="T2306">medicos.</text:span></text:p>
      <text:p text:style-name="P91"><text:span text:style-name="amh_5f_lettre_5f_rubriquee">D</text:span><text:span text:style-name="T2307">e Damasco processi ad ymagin</text:span><text:span text:style-name="T2308">em beate Virginis </text:span><text:span text:style-name="T2309">in Sardani, </text:span><text:span text:style-name="T2310">ubi est locus fortis supra petram adomodum </text:span><text:span text:style-name="T2311">castelli muratus in circuitu, in quo profecto satis </text:span><text:span text:style-name="T2312">plucra est ecclesia. </text:span><text:span text:style-name="T2313">Retro maius altare ipsius, in muro, tabula </text:span><text:span text:style-name="T2314">quidam </text:span><text:span text:style-name="T2315">tota nigra et humida cernitur </text:span><text:span text:style-name="T2316">in qua </text:span><text:span text:style-name="T2317">ymago gloriose Virginis </text:span><text:span text:style-name="T2318">olim </text:span><text:span text:style-name="T2319">descripta </text:span><text:span text:style-name="T2320">fertur, sed propter </text:span><text:span text:style-name="T2321">uetustatem iam nulla liniamenta sunt nisi quod </text:span><text:span text:style-name="T2322">in aliqua parte color rubeus mihi </text:span><text:span text:style-name="T2323">uidebatur </text:span><text:span text:style-name="T2324">apparere. </text:span><text:span text:style-name="T2325">Hec tabula </text:span><text:span text:style-name="T2326">mediocris </text:span><text:span text:style-name="T2327">quantitate </text:span><text:span text:style-name="T2328">est, supra uas marmoreum </text:span><text:span text:style-name="T2329">quoddam posita, intar murum cancellis ferreis </text:span><text:span text:style-name="T2330">premunita. Et de ea uisibiliter quasi oleum </text:span><text:span text:style-name="T2331">continue </text:span><text:span text:style-name="T2332">distillat, quod monaci </text:span><text:span text:style-name="T2333">recipientes de uase </text:span><text:span text:style-name="T2334">marmoreo </text:span><text:span text:style-name="T2335">quod subtus est, </text:span><text:span text:style-name="T2336">per cancellos </text:span><text:span text:style-name="T2337">immisso cocleario </text:span><text:span text:style-name="T2338">peregrinis </text:span><text:span text:style-name="T2339">distribuitur </text:span><text:span text:style-name="T2340">satis apte et large. </text:span><text:span text:style-name="T2341">Per omnem </text:span><text:span text:style-name="T2342">mundum </text:span><text:span text:style-name="T2343">uidetur esse oleum </text:span><text:span text:style-name="T2344">oliue. Dicitur </text:span><text:span text:style-name="T2345">quod pro certo de hac ymagine aliquantulum oleum </text:span><text:span text:style-name="T2346">defluxerit miraculose. Sed si hoc quod modo</text:span><text:span text:style-name="T2347">fuit, diuino fluat </text:span><text:span text:style-name="T2348">miraculo rationabiliter </text:span><text:span text:style-name="T2349">dubito, </text:span><text:span text:style-name="T2350">et etiam multi alii de ueritate huius facti non immerito </text:span><text:span text:style-name="T2351">altercantur. Monaci et moniales</text:span><text:span text:style-name="T2352">in predicto clausto sunt degentes. In casali pulcro quod sub monasterio est christiani scismatici morantur, bono uino </text:span><text:span text:style-name="T2353">satis habundantes. Hic autem locus a Damasco se iungitur ad mediam dietam.</text:span></text:p>
      <text:p text:style-name="P92"><text:span text:style-name="amh_5f_lettre_5f_rubriquee">E</text:span>go uero procedens dimissi a dextris Anthiocia, que quondam <text:span text:style-name="T2354">Reblata dicebatur, </text:span><text:span text:style-name="T2355">olim magna </text:span><text:span text:style-name="T2356">et multum nobilis ciuitas, et </text:span><text:span text:style-name="T2357">T</text:span><text:span text:style-name="T2356">ripoli </text:span><text:span text:style-name="T2358">famosa, </text:span><text:span text:style-name="T2359">etiam que olim </text:span><text:span text:style-name="T2360">christianomur fuerunt, </text:span><text:span text:style-name="T2361">nunc per Sarracenos </text:span><text:span text:style-name="T2362">deserte sunt et destructe, processi uersus Berutham </text:span><text:span text:style-name="T2363">in tribus diebus in media uia, </text:span><text:span text:style-name="T2364">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364">Robar</text:span><office:annotation-end office:name="__Annotation__42360_3194605602"/><text:span text:style-name="T2364">, </text:span><text:span text:style-name="T2365">que fortissima et pulcerrima est inter montes hinc inde protensa riui</text:span><text:span text:style-name="T2366">s pratis piscibus </text:span><text:span text:style-name="T2367">pecoribus prediata, </text:span><text:span text:style-name="T2368">ac Sarracenis </text:span><text:span text:style-name="T2369">habitatoribus </text:span><text:span text:style-name="T2370">multum plena. Veni ad montes Libani gratiosos, qui in longum protenduntur de aquilone </text:span><text:span text:style-name="T2371">in austrum, </text:span><text:span text:style-name="T2372">a Scicilia </text:span><text:span text:style-name="T2373">que nunc Armenia minor dicitur propter </text:span><text:span text:style-name="T2374">Armenos </text:span><text:span text:style-name="T2375">qui </text:span><text:span text:style-name="amh_5f_foliotation"><text:span text:style-name="T2376">[f. 247v]</text:span></text:span><text:span text:style-name="T2376"> </text:span><text:span text:style-name="T2377">eam ui armorum </text:span><text:span text:style-name="T2378">ceprunt et tenent, prioribus habitatoribus subiugatis, usque ad Dan terre promissionis </text:span><text:span text:style-name="T2379">initium </text:span><text:span text:style-name="T2380">de quo </text:span><text:span text:style-name="T2381">feci supra </text:span><text:span text:style-name="T2382">mensionem. </text:span><text:span text:style-name="T2383">Hii montes </text:span><text:span text:style-name="T2384">sunt pleni, </text:span><text:span text:style-name="T2385">pulcerrimis casalibus, habitaroribus, fructibus, fontibus ac ceteris </text:span><text:span text:style-name="T2386">et opulentiis et amenitatibus </text:span><text:span text:style-name="T2387">temporalibiis, </text:span><text:span text:style-name="T2388">cedris, </text:span><text:span text:style-name="T2389">cupressis, ac pluribus huiusmodi adoriferis. </text:span><text:span text:style-name="T2390">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390">ducenta</text:span><office:annotation-end office:name="__Annotation__48158_3194605602"/><text:span text:style-name="T2390"> milia christiani, ut dicitur boni sagitarii ac uiriles </text:span><text:soft-page-break/><text:span text:style-name="T2390">homines </text:span><text:span text:style-name="T2391">passagium </text:span><text:span text:style-name="T2392">latinorum plurimum </text:span><text:span text:style-name="T2393">affectantes, et a iugo </text:span><text:span text:style-name="T2394">soldani </text:span><text:span text:style-name="T2395">plus quam </text:span><text:span text:style-name="T2396">alii christiani appetunt releuari.</text:span></text:p>
      <text:p text:style-name="P93">Sicque <text:span text:style-name="T2397">latitudine </text:span><text:span text:style-name="T2398">Libani </text:span><text:span text:style-name="T2399">transcensa </text:span><text:span text:style-name="T2400">perueni </text:span><text:span text:style-name="T2401">ad Beruthensium </text:span><text:span text:style-name="T2402">splendidissimum opidum</text:span><text:span text:style-name="T2403">supra mare optime </text:span><text:span text:style-name="T2404">situatum, arboribus, </text:span><text:span text:style-name="T2405">ortis, fontibus </text:span><text:span text:style-name="T2406">predecorum, </text:span><text:span text:style-name="T2407">cuius in prologo digestiorum meminit </text:span><text:span text:style-name="T2408">imperator. </text:span><text:span text:style-name="T2409">Supra Beruthum uersus Ciliciam </text:span><text:span text:style-name="T2410">est locus fortis, qui Biblium </text:span><text:span text:style-name="T2411">dicitur supra mare. </text:span><text:span text:style-name="T2412">Et prope ab alia parte est Sidon ciuitas atque </text:span><text:span text:style-name="T2413">Sarepta </text:span><text:span text:style-name="T2414">Sodomorum </text:span><text:span text:style-name="T2415">quorum locorum </text:span><text:span text:style-name="T2416">sacra scriptura </text:span><text:span text:style-name="T2417">meminit.</text:span></text:p>
      <text:p text:style-name="P94"><text:span text:style-name="amh_5f_lettre_5f_rubriquee">E</text:span>xistens igitur <text:span text:style-name="T2418">in Berutho, que nunc sub Sarracenorum Dominio est, peregrinatione mea satis ampla quidem et Deo fauente </text:span><text:span text:style-name="T2419">prospere facta desideraui multum recedere, </text:span><text:span text:style-name="T2420">et ad portum christianorum </text:span><text:span text:style-name="T2421">pertingere, ut post laborem </text:span><text:span text:style-name="T2422">hunc non minimum possem aliquali quiete recreari. </text:span><text:span text:style-name="amh_5f_lettre_5f_rubriquee">S</text:span><text:span text:style-name="T2423">piritualiter portus christianorum </text:span><text:span text:style-name="T2424">Christus est, ad quem </text:span><text:span text:style-name="T2425">post laborem huius </text:span><text:span text:style-name="T2426">uite et in labore huius presentis miserie </text:span><text:span text:style-name="T2427">nos conuenit </text:span><text:span text:style-name="T2428">attentius </text:span><text:span text:style-name="T2429">aspirare, </text:span><text:span text:style-name="T2430">ad eum accedendo continue</text:span><text:span text:style-name="T2431">non passibus corporeis, sed affectu pure mentis. Nauim igitur cordis extra pericula, fluctuationes </text:span><text:span text:style-name="T2432">et tempestat</text:span><text:span text:style-name="T2433">e</text:span><text:span text:style-name="T2434">m </text:span><text:span text:style-name="T2433">celeumata in ipso firmare et statuere </text:span><text:span text:style-name="T2435">cupientes, erigamus uelum affectus, </text:span><text:span text:style-name="T2436">dirigamus nos gubernaculo intellectus, cordis </text:span><text:span text:style-name="T2437">remigando uirtuosis </text:span><text:span text:style-name="T2438">operibus, </text:span><text:span text:style-name="T2439">ut finaliter </text:span><text:span text:style-name="T2440">a prora fidei, </text:span><text:span text:style-name="T2441">dimissis ac peregrinationis, </text:span><text:span text:style-name="T2442">finibus spe</text:span><text:span text:style-name="T2443">t</text:span><text:span text:style-name="T2442">ie, </text:span><text:span text:style-name="T2444">hilaritatis anchora in eterna </text:span><text:span text:style-name="T2445">firmitate mereamur, Deo fauente tutante dirigente stabiliter felicitari. Quod nobis prestare dignetur qui benedictus est in secula seculorum. </text:span><text:span text:style-name="T2446">Amen.</text:span></text:p>
      <text:p text:style-name="P95"><text:span text:style-name="amh_5f_lettre_5f_rubriquee">A</text:span>cta est autem peregrinatio hec per nobilem <text:span text:style-name="T2447">uirum </text:span><text:span text:style-name="T2448">Dominum Guillermum dominum de Boldensele, Alemanium, anno Domini millesimo </text:span><text:span text:style-name="amh_5f_nombre_5f_romain"><text:span text:style-name="T2448">eee</text:span></text:span><text:span text:style-name="T2448"> </text:span><text:span text:style-name="amh_5f_nombre_5f_romain"><text:span text:style-name="T2448">xxxvi</text:span></text:span><text:span text:style-name="amh_5f_nombre_5f_romain"><text:span text:style-name="T2449">o</text:span></text:span><text:span text:style-name="T2448">.</text:span></text:p>
      <text:p text:style-name="P96">Explic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 style:display-name="amh_note_apparat" style:family="paragraph" style:parent-style-name="Footnote" style:master-page-name="">
      <style:paragraph-properties fo:line-height="115%" fo:text-align="justify" style:justify-single-word="false" style:page-number="auto">
        <style:tab-stops/>
      </style:paragraph-properties>
      <style:text-properties officeooo:rsid="00a06865"/>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paragraph-properties>
        <style:drop-cap style:lines="3" style:style-name="amh_5f_lettrine"/>
      </style:paragraph-properties>
      <style:text-properties style:font-name="Liberation Serif" fo:font-family="'Liberation Serif'" style:font-family-generic="roman" style:font-pitch="variable" fo:language="la" fo:country="VA" officeooo:rsid="09e3fd35"/>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mme">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600"/>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non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0.106cm" fo:language="la" fo:country="VA" fo:font-weight="normal" officeooo:rsid="09e3fd35" style:font-weight-asian="bold" style:font-weight-complex="600"/>
    </style:style>
    <style:style style:name="amh_5f_apparat_5f_lemme" style:display-name="amh_apparat_lemme" style:family="text">
      <style:text-properties fo:font-size="10pt" fo:font-style="italic" officeooo:rsid="00a06865" style:font-size-asian="10pt" style:font-style-asian="italic" style:font-size-complex="10pt" style:font-style-complex="italic"/>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left" style:justify-single-word="false" style:writing-mode="lr-tb"/>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7</text:page-number><text:bookmark-end text:name="PageNumWizard_FOOTER_Style de page par défaut13"/></text:p>
      </style:footer>
      <style:footer-left>
        <text:p text:style-name="MP2"><text:bookmark-start text:name="PageNumWizard_FOOTER_Style de page par défaut14"/><text:page-number text:select-page="current">36</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3-03T13:19:56.699850200</dc:date>
    <dc:creator>Alexandre Moret Houplon</dc:creator>
    <meta:editing-duration>P6DT4H30M4S</meta:editing-duration>
    <meta:editing-cycles>2702</meta:editing-cycles>
    <meta:generator>LibreOffice/26.2.0.3$Windows_X86_64 LibreOffice_project/620$Build-3</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37" meta:paragraph-count="223" meta:word-count="13462" meta:character-count="91963" meta:non-whitespace-character-count="78718"/>
  </office:meta>
</office:document-meta>
</file>